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9in"/>
    </style:style>
    <style:style style:name="co2" style:family="table-column">
      <style:table-column-properties fo:break-before="auto" style:column-width="1.2634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5654in"/>
    </style:style>
    <style:style style:name="co5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5283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3516in"/>
    </style:style>
    <style:style style:name="co10" style:family="table-column">
      <style:table-column-properties fo:break-before="auto" style:column-width="1.783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0756in" fo:break-before="auto" style:use-optimal-row-height="false"/>
    </style:style>
    <style:style style:name="ta1" style:family="table" style:master-page-name="PageStyle_5f_pivot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Narożnik_20_tabeli_20_przestawnej">
      <style:table-cell-properties fo:border-bottom="none" fo:border-left="0.028in solid #000000" fo:border-right="0.0138in solid #000000" fo:border-top="0.028in solid #000000"/>
    </style:style>
    <style:style style:name="ce2" style:family="table-cell" style:parent-style-name="Pole_20_tabeli_20_przestawnej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Kategoria_20_tabeli_20_przestawnej">
      <style:table-cell-properties fo:border-bottom="none" fo:border-left="0.028in solid #000000" fo:border-right="0.0138in solid #000000" fo:border-top="0.0138in solid #000000"/>
    </style:style>
    <style:style style:name="ce4" style:family="table-cell" style:parent-style-name="Kategoria_20_tabeli_20_przestawnej">
      <style:table-cell-properties fo:border-bottom="none" fo:border-left="0.028in solid #000000" fo:border-right="0.0138in solid #000000" fo:border-top="none"/>
    </style:style>
    <style:style style:name="ce5" style:family="table-cell" style:parent-style-name="Tytul_20_tabeli_20_przestawnej">
      <style:table-cell-properties fo:border-bottom="0.028in solid #000000" fo:border-left="0.028in solid #000000" fo:border-right="0.0138in solid #000000" fo:border-top="0.0138in solid #000000"/>
    </style:style>
    <style:style style:name="ce6" style:family="table-cell" style:parent-style-name="Pole_20_tabeli_20_przestawnej">
      <style:table-cell-properties fo:border-bottom="0.0138in solid #000000" fo:border-left="0.0138in solid #000000" fo:border-right="0.0138in solid #000000" fo:border-top="0.028in solid #000000"/>
    </style:style>
    <style:style style:name="ce7" style:family="table-cell" style:parent-style-name="Kategoria_20_tabeli_20_przestawnej">
      <style:table-cell-properties fo:border-bottom="0.0138in solid #000000" fo:border-left="0.0138in solid #000000" fo:border-right="none" fo:border-top="none"/>
    </style:style>
    <style:style style:name="ce8" style:family="table-cell" style:parent-style-name="Wartość_20_tabeli_20_przestawnej" style:data-style-name="N0">
      <style:table-cell-properties fo:border-bottom="none" fo:border-left="0.0138in solid #000000" fo:border-right="none" fo:border-top="0.0138in solid #000000"/>
    </style:style>
    <style:style style:name="ce9" style:family="table-cell" style:parent-style-name="Wartość_20_tabeli_20_przestawnej" style:data-style-name="N0">
      <style:table-cell-properties fo:border-bottom="none" fo:border-left="0.0138in solid #000000" fo:border-right="none" fo:border-top="none"/>
    </style:style>
    <style:style style:name="ce10" style:family="table-cell" style:parent-style-name="Wartość_20_tabeli_20_przestawnej">
      <style:table-cell-properties fo:border-bottom="none" fo:border-left="0.0138in solid #000000" fo:border-right="none" fo:border-top="none"/>
    </style:style>
    <style:style style:name="ce11" style:family="table-cell" style:parent-style-name="Wartość_20_tabeli_20_przestawnej">
      <style:table-cell-properties fo:border-bottom="0.0138in solid #000000" fo:border-left="0.0138in solid #000000" fo:border-right="none" fo:border-top="none"/>
    </style:style>
    <style:style style:name="ce12" style:family="table-cell" style:parent-style-name="Wynik_20_tabeli_20_przestawnej" style:data-style-name="N0">
      <style:table-cell-properties fo:border-bottom="0.028in solid #000000" fo:border-left="0.0138in solid #000000" fo:border-right="none" fo:border-top="0.0138in solid #000000"/>
    </style:style>
    <style:style style:name="ce13" style:family="table-cell" style:parent-style-name="Narożnik_20_tabeli_20_przestawnej">
      <style:table-cell-properties fo:border-bottom="0.0138in solid #000000" fo:border-left="none" fo:border-right="none" fo:border-top="0.028in solid #000000"/>
    </style:style>
    <style:style style:name="ce14" style:family="table-cell" style:parent-style-name="Kategoria_20_tabeli_20_przestawnej">
      <style:table-cell-properties fo:border-bottom="0.0138in solid #000000" fo:border-left="none" fo:border-right="none" fo:border-top="none"/>
    </style:style>
    <style:style style:name="ce15" style:family="table-cell" style:parent-style-name="Wartość_20_tabeli_20_przestawnej">
      <style:table-cell-properties fo:border-bottom="none" fo:border-left="none" fo:border-right="none" fo:border-top="0.0138in solid #000000"/>
    </style:style>
    <style:style style:name="ce16" style:family="table-cell" style:parent-style-name="Wartość_20_tabeli_20_przestawnej" style:data-style-name="N0"/>
    <style:style style:name="ce17" style:family="table-cell" style:parent-style-name="Wartość_20_tabeli_20_przestawnej">
      <style:table-cell-properties fo:border-bottom="0.0138in solid #000000" fo:border-left="none" fo:border-right="none" fo:border-top="none"/>
    </style:style>
    <style:style style:name="ce18" style:family="table-cell" style:parent-style-name="Wynik_20_tabeli_20_przestawnej" style:data-style-name="N0">
      <style:table-cell-properties fo:border-bottom="0.028in solid #000000" fo:border-left="none" fo:border-right="none" fo:border-top="0.0138in solid #000000"/>
    </style:style>
    <style:style style:name="ce19" style:family="table-cell" style:parent-style-name="Wartość_20_tabeli_20_przestawnej">
      <style:table-cell-properties fo:border-bottom="none" fo:border-left="none" fo:border-right="0.0138in solid #000000" fo:border-top="0.0138in solid #000000"/>
    </style:style>
    <style:style style:name="ce20" style:family="table-cell" style:parent-style-name="Wartość_20_tabeli_20_przestawnej">
      <style:table-cell-properties fo:border-bottom="none" fo:border-left="none" fo:border-right="0.0138in solid #000000" fo:border-top="none"/>
    </style:style>
    <style:style style:name="ce21" style:family="table-cell" style:parent-style-name="Wartość_20_tabeli_20_przestawnej">
      <style:table-cell-properties fo:border-bottom="0.0138in solid #000000" fo:border-left="none" fo:border-right="0.0138in solid #000000" fo:border-top="none"/>
    </style:style>
    <style:style style:name="ce22" style:family="table-cell" style:parent-style-name="Wynik_20_tabeli_20_przestawnej">
      <style:table-cell-properties fo:border-bottom="0.028in solid #000000" fo:border-left="none" fo:border-right="0.0138in solid #000000" fo:border-top="0.0138in solid #000000"/>
    </style:style>
    <style:style style:name="ce23" style:family="table-cell" style:parent-style-name="Narożnik_20_tabeli_20_przestawnej">
      <style:table-cell-properties fo:border-bottom="0.0138in solid #000000" fo:border-left="none" fo:border-right="0.028in solid #000000" fo:border-top="0.028in solid #000000"/>
    </style:style>
    <style:style style:name="ce24" style:family="table-cell" style:parent-style-name="Tytul_20_tabeli_20_przestawnej">
      <style:table-cell-properties fo:border-bottom="0.0138in solid #000000" fo:border-left="0.0138in solid #000000" fo:border-right="0.028in solid #000000" fo:border-top="0.0138in solid #000000"/>
    </style:style>
    <style:style style:name="ce25" style:family="table-cell" style:parent-style-name="Wynik_20_tabeli_20_przestawnej" style:data-style-name="N0">
      <style:table-cell-properties fo:border-bottom="none" fo:border-left="0.0138in solid #000000" fo:border-right="0.028in solid #000000" fo:border-top="0.0138in solid #000000"/>
    </style:style>
    <style:style style:name="ce26" style:family="table-cell" style:parent-style-name="Wynik_20_tabeli_20_przestawnej" style:data-style-name="N0">
      <style:table-cell-properties fo:border-bottom="none" fo:border-left="0.0138in solid #000000" fo:border-right="0.028in solid #000000" fo:border-top="none"/>
    </style:style>
    <style:style style:name="ce27" style:family="table-cell" style:parent-style-name="Wynik_20_tabeli_20_przestawnej">
      <style:table-cell-properties fo:border-bottom="0.0138in solid #000000" fo:border-left="0.0138in solid #000000" fo:border-right="0.028in solid #000000" fo:border-top="none"/>
    </style:style>
    <style:style style:name="ce28" style:family="table-cell" style:parent-style-name="Wynik_20_tabeli_20_przestawnej" style:data-style-name="N0">
      <style:table-cell-properties fo:border-bottom="0.028in solid #000000" fo:border-left="0.0138in solid #000000" fo:border-right="0.028in solid #000000" fo:border-top="0.0138in solid #000000"/>
    </style:style>
    <style:style style:name="ce2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vo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uma - TotalLeafWeight</text:p>
          </table:table-cell>
          <table:table-cell table:style-name="ce6" office:value-type="string">
            <text:p>Locality_Code</text:p>
          </table:table-cell>
          <table:table-cell table:style-name="ce13"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2" office:value-type="string">
            <text:p>SpeciesNEW</text:p>
          </table:table-cell>
          <table:table-cell table:style-name="ce7" office:value-type="string">
            <text:p>WP</text:p>
          </table:table-cell>
          <table:table-cell table:style-name="ce14" office:value-type="string">
            <text:p>WS</text:p>
          </table:table-cell>
          <table:table-cell table:style-name="ce14" office:value-type="string">
            <text:p>(pusty)</text:p>
          </table:table-cell>
          <table:table-cell table:style-name="ce24" office:value-type="string">
            <text:p>Suma Wynik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brus precatorius</text:p>
          </table:table-cell>
          <table:table-cell table:style-name="ce8" office:value-type="float" office:value="4.5001">
            <text:p>4.5001</text:p>
          </table:table-cell>
          <table:table-cell table:style-name="ce15"/>
          <table:table-cell table:style-name="ce19"/>
          <table:table-cell table:style-name="ce25" office:value-type="float" office:value="4.5001">
            <text:p>4.500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ceratium oppositifolium</text:p>
          </table:table-cell>
          <table:table-cell table:style-name="ce9" office:value-type="float" office:value="4.2441">
            <text:p>4.2441</text:p>
          </table:table-cell>
          <table:table-cell table:style-name="Wartość_20_tabeli_20_przestawnej"/>
          <table:table-cell table:style-name="ce20"/>
          <table:table-cell table:style-name="ce26" office:value-type="float" office:value="4.2441">
            <text:p>4.244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glaia argentea</text:p>
          </table:table-cell>
          <table:table-cell table:style-name="ce9" office:value-type="float" office:value="18.9032">
            <text:p>18.9032</text:p>
          </table:table-cell>
          <table:table-cell table:style-name="Wartość_20_tabeli_20_przestawnej"/>
          <table:table-cell table:style-name="ce20"/>
          <table:table-cell table:style-name="ce26" office:value-type="float" office:value="18.9032">
            <text:p>18.903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glaia brassii</text:p>
          </table:table-cell>
          <table:table-cell table:style-name="ce9" office:value-type="float" office:value="8.9585">
            <text:p>8.9585</text:p>
          </table:table-cell>
          <table:table-cell table:style-name="Wartość_20_tabeli_20_przestawnej"/>
          <table:table-cell table:style-name="ce20"/>
          <table:table-cell table:style-name="ce26" office:value-type="float" office:value="8.9585">
            <text:p>8.958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glaia caroli</text:p>
          </table:table-cell>
          <table:table-cell table:style-name="ce9" office:value-type="float" office:value="4.0449">
            <text:p>4.0449</text:p>
          </table:table-cell>
          <table:table-cell table:style-name="Wartość_20_tabeli_20_przestawnej"/>
          <table:table-cell table:style-name="ce20"/>
          <table:table-cell table:style-name="ce26" office:value-type="float" office:value="4.0449">
            <text:p>4.044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glaia cucullata</text:p>
          </table:table-cell>
          <table:table-cell table:style-name="ce9" office:value-type="float" office:value="1.2">
            <text:p>1.2</text:p>
          </table:table-cell>
          <table:table-cell table:style-name="Wartość_20_tabeli_20_przestawnej"/>
          <table:table-cell table:style-name="ce20"/>
          <table:table-cell table:style-name="ce26"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glaia denticulata</text:p>
          </table:table-cell>
          <table:table-cell table:style-name="ce10"/>
          <table:table-cell table:style-name="ce16" office:value-type="float" office:value="9.425">
            <text:p>9.425</text:p>
          </table:table-cell>
          <table:table-cell table:style-name="ce20"/>
          <table:table-cell table:style-name="ce26" office:value-type="float" office:value="9.425">
            <text:p>9.42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glaia lepiorrhachis</text:p>
          </table:table-cell>
          <table:table-cell table:style-name="ce9" office:value-type="float" office:value="63.6331">
            <text:p>63.6331</text:p>
          </table:table-cell>
          <table:table-cell table:style-name="Wartość_20_tabeli_20_przestawnej"/>
          <table:table-cell table:style-name="ce20"/>
          <table:table-cell table:style-name="ce26" office:value-type="float" office:value="63.6331">
            <text:p>63.633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glaia rimosa</text:p>
          </table:table-cell>
          <table:table-cell table:style-name="ce9" office:value-type="float" office:value="5.4979">
            <text:p>5.4979</text:p>
          </table:table-cell>
          <table:table-cell table:style-name="Wartość_20_tabeli_20_przestawnej"/>
          <table:table-cell table:style-name="ce20"/>
          <table:table-cell table:style-name="ce26" office:value-type="float" office:value="5.4979">
            <text:p>5.497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ilanthus integrifolia</text:p>
          </table:table-cell>
          <table:table-cell table:style-name="ce9" office:value-type="float" office:value="1.4308">
            <text:p>1.4308</text:p>
          </table:table-cell>
          <table:table-cell table:style-name="Wartość_20_tabeli_20_przestawnej"/>
          <table:table-cell table:style-name="ce20"/>
          <table:table-cell table:style-name="ce26" office:value-type="float" office:value="1.4308">
            <text:p>1.430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lbizia procera</text:p>
          </table:table-cell>
          <table:table-cell table:style-name="ce10"/>
          <table:table-cell table:style-name="ce16" office:value-type="float" office:value="3.1162">
            <text:p>3.1162</text:p>
          </table:table-cell>
          <table:table-cell table:style-name="ce20"/>
          <table:table-cell table:style-name="ce26" office:value-type="float" office:value="3.1162">
            <text:p>3.116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llophylus cobbe</text:p>
          </table:table-cell>
          <table:table-cell table:style-name="ce9" office:value-type="float" office:value="68.6624">
            <text:p>68.6624</text:p>
          </table:table-cell>
          <table:table-cell table:style-name="Wartość_20_tabeli_20_przestawnej"/>
          <table:table-cell table:style-name="ce20"/>
          <table:table-cell table:style-name="ce26" office:value-type="float" office:value="68.6624">
            <text:p>68.662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lstonia scholaris</text:p>
          </table:table-cell>
          <table:table-cell table:style-name="ce9" office:value-type="float" office:value="50.3012">
            <text:p>50.3012</text:p>
          </table:table-cell>
          <table:table-cell table:style-name="ce16" office:value-type="float" office:value="10.106">
            <text:p>10.106</text:p>
          </table:table-cell>
          <table:table-cell table:style-name="ce20"/>
          <table:table-cell table:style-name="ce26" office:value-type="float" office:value="60.4072">
            <text:p>60.407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ntidesma excavatum</text:p>
          </table:table-cell>
          <table:table-cell table:style-name="ce9" office:value-type="float" office:value="2">
            <text:p>2</text:p>
          </table:table-cell>
          <table:table-cell table:style-name="Wartość_20_tabeli_20_przestawnej"/>
          <table:table-cell table:style-name="ce20"/>
          <table:table-cell table:style-name="ce26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phanamixis polystachya</text:p>
          </table:table-cell>
          <table:table-cell table:style-name="ce9" office:value-type="float" office:value="20.879">
            <text:p>20.879</text:p>
          </table:table-cell>
          <table:table-cell table:style-name="Wartość_20_tabeli_20_przestawnej"/>
          <table:table-cell table:style-name="ce20"/>
          <table:table-cell table:style-name="ce26" office:value-type="float" office:value="20.879">
            <text:p>20.87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porosa papuana</text:p>
          </table:table-cell>
          <table:table-cell table:style-name="ce9" office:value-type="float" office:value="3.8">
            <text:p>3.8</text:p>
          </table:table-cell>
          <table:table-cell table:style-name="Wartość_20_tabeli_20_przestawnej"/>
          <table:table-cell table:style-name="ce20"/>
          <table:table-cell table:style-name="ce26" office:value-type="float" office:value="3.8">
            <text:p>3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rchidendron lucyi</text:p>
          </table:table-cell>
          <table:table-cell table:style-name="ce9" office:value-type="float" office:value="26.4">
            <text:p>26.4</text:p>
          </table:table-cell>
          <table:table-cell table:style-name="Wartość_20_tabeli_20_przestawnej"/>
          <table:table-cell table:style-name="ce20"/>
          <table:table-cell table:style-name="ce26" office:value-type="float" office:value="26.4">
            <text:p>26.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rchidendron ptenopum</text:p>
          </table:table-cell>
          <table:table-cell table:style-name="ce9" office:value-type="float" office:value="32.5271">
            <text:p>32.5271</text:p>
          </table:table-cell>
          <table:table-cell table:style-name="Wartość_20_tabeli_20_przestawnej"/>
          <table:table-cell table:style-name="ce20"/>
          <table:table-cell table:style-name="ce26" office:value-type="float" office:value="32.5271">
            <text:p>32.527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rdisia lanceolata</text:p>
          </table:table-cell>
          <table:table-cell table:style-name="ce10"/>
          <table:table-cell table:style-name="ce16" office:value-type="float" office:value="1.2">
            <text:p>1.2</text:p>
          </table:table-cell>
          <table:table-cell table:style-name="ce20"/>
          <table:table-cell table:style-name="ce26"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reca catechu</text:p>
          </table:table-cell>
          <table:table-cell table:style-name="ce10"/>
          <table:table-cell table:style-name="ce16" office:value-type="float" office:value="10.5538">
            <text:p>10.5538</text:p>
          </table:table-cell>
          <table:table-cell table:style-name="ce20"/>
          <table:table-cell table:style-name="ce26" office:value-type="float" office:value="10.5538">
            <text:p>10.553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rtocarpus camansi</text:p>
          </table:table-cell>
          <table:table-cell table:style-name="ce10"/>
          <table:table-cell table:style-name="ce16" office:value-type="float" office:value="125.1964">
            <text:p>125.1964</text:p>
          </table:table-cell>
          <table:table-cell table:style-name="ce20"/>
          <table:table-cell table:style-name="ce26" office:value-type="float" office:value="125.1964">
            <text:p>125.196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rtocarpus lacucha</text:p>
          </table:table-cell>
          <table:table-cell table:style-name="ce10"/>
          <table:table-cell table:style-name="ce16" office:value-type="float" office:value="4.8962">
            <text:p>4.8962</text:p>
          </table:table-cell>
          <table:table-cell table:style-name="ce20"/>
          <table:table-cell table:style-name="ce26" office:value-type="float" office:value="4.8962">
            <text:p>4.896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rtocarpus sepicanus</text:p>
          </table:table-cell>
          <table:table-cell table:style-name="ce9" office:value-type="float" office:value="92.1">
            <text:p>92.1</text:p>
          </table:table-cell>
          <table:table-cell table:style-name="ce16" office:value-type="float" office:value="5.7018">
            <text:p>5.7018</text:p>
          </table:table-cell>
          <table:table-cell table:style-name="ce20"/>
          <table:table-cell table:style-name="ce26" office:value-type="float" office:value="97.8018">
            <text:p>97.801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ustromyrtus floribunda</text:p>
          </table:table-cell>
          <table:table-cell table:style-name="ce9" office:value-type="float" office:value="16.5715">
            <text:p>16.5715</text:p>
          </table:table-cell>
          <table:table-cell table:style-name="Wartość_20_tabeli_20_przestawnej"/>
          <table:table-cell table:style-name="ce20"/>
          <table:table-cell table:style-name="ce26" office:value-type="float" office:value="16.5715">
            <text:p>16.571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arringtonia apiculata</text:p>
          </table:table-cell>
          <table:table-cell table:style-name="ce9" office:value-type="float" office:value="3.6873">
            <text:p>3.6873</text:p>
          </table:table-cell>
          <table:table-cell table:style-name="ce16" office:value-type="float" office:value="14.6111">
            <text:p>14.6111</text:p>
          </table:table-cell>
          <table:table-cell table:style-name="ce20"/>
          <table:table-cell table:style-name="ce26" office:value-type="float" office:value="18.2984">
            <text:p>18.298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arringtonia calyptrocalyx</text:p>
          </table:table-cell>
          <table:table-cell table:style-name="ce9" office:value-type="float" office:value="0">
            <text:p>0</text:p>
          </table:table-cell>
          <table:table-cell table:style-name="Wartość_20_tabeli_20_przestawnej"/>
          <table:table-cell table:style-name="ce20"/>
          <table:table-cell table:style-name="ce26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reynia cernua</text:p>
          </table:table-cell>
          <table:table-cell table:style-name="ce10"/>
          <table:table-cell table:style-name="ce16" office:value-type="float" office:value="9.8115">
            <text:p>9.8115</text:p>
          </table:table-cell>
          <table:table-cell table:style-name="ce20"/>
          <table:table-cell table:style-name="ce26" office:value-type="float" office:value="9.8115">
            <text:p>9.811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ridelia macrocarpa</text:p>
          </table:table-cell>
          <table:table-cell table:style-name="ce9" office:value-type="float" office:value="6.8333">
            <text:p>6.8333</text:p>
          </table:table-cell>
          <table:table-cell table:style-name="ce16" office:value-type="float" office:value="4.75">
            <text:p>4.75</text:p>
          </table:table-cell>
          <table:table-cell table:style-name="ce20"/>
          <table:table-cell table:style-name="ce26" office:value-type="float" office:value="11.5833">
            <text:p>11.583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uchanania arborescens</text:p>
          </table:table-cell>
          <table:table-cell table:style-name="ce9" office:value-type="float" office:value="1.8">
            <text:p>1.8</text:p>
          </table:table-cell>
          <table:table-cell table:style-name="Wartość_20_tabeli_20_przestawnej"/>
          <table:table-cell table:style-name="ce20"/>
          <table:table-cell table:style-name="ce26"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llicarpa farinosa</text:p>
          </table:table-cell>
          <table:table-cell table:style-name="ce10"/>
          <table:table-cell table:style-name="ce16" office:value-type="float" office:value="1.8933">
            <text:p>1.8933</text:p>
          </table:table-cell>
          <table:table-cell table:style-name="ce20"/>
          <table:table-cell table:style-name="ce26" office:value-type="float" office:value="1.8933">
            <text:p>1.893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llicarpa longifolia</text:p>
          </table:table-cell>
          <table:table-cell table:style-name="ce10"/>
          <table:table-cell table:style-name="ce16" office:value-type="float" office:value="23.4861">
            <text:p>23.4861</text:p>
          </table:table-cell>
          <table:table-cell table:style-name="ce20"/>
          <table:table-cell table:style-name="ce26" office:value-type="float" office:value="23.4861">
            <text:p>23.486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llicarpa pentandra</text:p>
          </table:table-cell>
          <table:table-cell table:style-name="ce10"/>
          <table:table-cell table:style-name="ce16" office:value-type="float" office:value="23.6794">
            <text:p>23.6794</text:p>
          </table:table-cell>
          <table:table-cell table:style-name="ce20"/>
          <table:table-cell table:style-name="ce26" office:value-type="float" office:value="23.6794">
            <text:p>23.679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lophyllum soulattri</text:p>
          </table:table-cell>
          <table:table-cell table:style-name="ce9" office:value-type="float" office:value="59.3127">
            <text:p>59.3127</text:p>
          </table:table-cell>
          <table:table-cell table:style-name="Wartość_20_tabeli_20_przestawnej"/>
          <table:table-cell table:style-name="ce20"/>
          <table:table-cell table:style-name="ce26" office:value-type="float" office:value="59.3127">
            <text:p>59.312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nanga odorata</text:p>
          </table:table-cell>
          <table:table-cell table:style-name="ce9" office:value-type="float" office:value="0.8">
            <text:p>0.8</text:p>
          </table:table-cell>
          <table:table-cell table:style-name="ce16" office:value-type="float" office:value="1.4">
            <text:p>1.4</text:p>
          </table:table-cell>
          <table:table-cell table:style-name="ce20"/>
          <table:table-cell table:style-name="ce26" office:value-type="float" office:value="2.2">
            <text:p>2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narium acutifolium</text:p>
          </table:table-cell>
          <table:table-cell table:style-name="ce9" office:value-type="float" office:value="8.4896">
            <text:p>8.4896</text:p>
          </table:table-cell>
          <table:table-cell table:style-name="ce16" office:value-type="float" office:value="2.4">
            <text:p>2.4</text:p>
          </table:table-cell>
          <table:table-cell table:style-name="ce20"/>
          <table:table-cell table:style-name="ce26" office:value-type="float" office:value="10.8896">
            <text:p>10.889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narium indicum</text:p>
          </table:table-cell>
          <table:table-cell table:style-name="ce9" office:value-type="float" office:value="44.3">
            <text:p>44.3</text:p>
          </table:table-cell>
          <table:table-cell table:style-name="ce16" office:value-type="float" office:value="6.5597">
            <text:p>6.5597</text:p>
          </table:table-cell>
          <table:table-cell table:style-name="ce20"/>
          <table:table-cell table:style-name="ce26" office:value-type="float" office:value="50.8597">
            <text:p>50.859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narium oleosum</text:p>
          </table:table-cell>
          <table:table-cell table:style-name="ce9" office:value-type="float" office:value="7.2777">
            <text:p>7.2777</text:p>
          </table:table-cell>
          <table:table-cell table:style-name="Wartość_20_tabeli_20_przestawnej"/>
          <table:table-cell table:style-name="ce20"/>
          <table:table-cell table:style-name="ce26" office:value-type="float" office:value="7.2777">
            <text:p>7.277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narium vitiense</text:p>
          </table:table-cell>
          <table:table-cell table:style-name="ce9" office:value-type="float" office:value="2.0183">
            <text:p>2.0183</text:p>
          </table:table-cell>
          <table:table-cell table:style-name="Wartość_20_tabeli_20_przestawnej"/>
          <table:table-cell table:style-name="ce20"/>
          <table:table-cell table:style-name="ce26" office:value-type="float" office:value="2.0183">
            <text:p>2.018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rica papaya</text:p>
          </table:table-cell>
          <table:table-cell table:style-name="ce9" office:value-type="float" office:value="1.1041">
            <text:p>1.1041</text:p>
          </table:table-cell>
          <table:table-cell table:style-name="Wartość_20_tabeli_20_przestawnej"/>
          <table:table-cell table:style-name="ce20"/>
          <table:table-cell table:style-name="ce26" office:value-type="float" office:value="1.1041">
            <text:p>1.104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ryota rumphiana</text:p>
          </table:table-cell>
          <table:table-cell table:style-name="ce9" office:value-type="float" office:value="38.2">
            <text:p>38.2</text:p>
          </table:table-cell>
          <table:table-cell table:style-name="Wartość_20_tabeli_20_przestawnej"/>
          <table:table-cell table:style-name="ce20"/>
          <table:table-cell table:style-name="ce26" office:value-type="float" office:value="38.2">
            <text:p>38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yratia schumanniana</text:p>
          </table:table-cell>
          <table:table-cell table:style-name="ce9" office:value-type="float" office:value="0">
            <text:p>0</text:p>
          </table:table-cell>
          <table:table-cell table:style-name="Wartość_20_tabeli_20_przestawnej"/>
          <table:table-cell table:style-name="ce20"/>
          <table:table-cell table:style-name="ce26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eltis latifolia</text:p>
          </table:table-cell>
          <table:table-cell table:style-name="ce9" office:value-type="float" office:value="382.1753">
            <text:p>382.1753</text:p>
          </table:table-cell>
          <table:table-cell table:style-name="ce16" office:value-type="float" office:value="10.6306">
            <text:p>10.6306</text:p>
          </table:table-cell>
          <table:table-cell table:style-name="ce20"/>
          <table:table-cell table:style-name="ce26" office:value-type="float" office:value="392.8059">
            <text:p>392.805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eltis philippensis</text:p>
          </table:table-cell>
          <table:table-cell table:style-name="ce9" office:value-type="float" office:value="158.6289">
            <text:p>158.6289</text:p>
          </table:table-cell>
          <table:table-cell table:style-name="ce16" office:value-type="float" office:value="0.426">
            <text:p>0.426</text:p>
          </table:table-cell>
          <table:table-cell table:style-name="ce20"/>
          <table:table-cell table:style-name="ce26" office:value-type="float" office:value="159.0549">
            <text:p>159.054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erbera floribunda</text:p>
          </table:table-cell>
          <table:table-cell table:style-name="ce9" office:value-type="float" office:value="46.8452">
            <text:p>46.8452</text:p>
          </table:table-cell>
          <table:table-cell table:style-name="ce16" office:value-type="float" office:value="10.4259">
            <text:p>10.4259</text:p>
          </table:table-cell>
          <table:table-cell table:style-name="ce20"/>
          <table:table-cell table:style-name="ce26" office:value-type="float" office:value="57.2711">
            <text:p>57.271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hionanthus brassii</text:p>
          </table:table-cell>
          <table:table-cell table:style-name="ce9" office:value-type="float" office:value="17.1411">
            <text:p>17.1411</text:p>
          </table:table-cell>
          <table:table-cell table:style-name="Wartość_20_tabeli_20_przestawnej"/>
          <table:table-cell table:style-name="ce20"/>
          <table:table-cell table:style-name="ce26" office:value-type="float" office:value="17.1411">
            <text:p>17.141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hionanthus sessiliflorus</text:p>
          </table:table-cell>
          <table:table-cell table:style-name="ce9" office:value-type="float" office:value="19.8">
            <text:p>19.8</text:p>
          </table:table-cell>
          <table:table-cell table:style-name="Wartość_20_tabeli_20_przestawnej"/>
          <table:table-cell table:style-name="ce20"/>
          <table:table-cell table:style-name="ce26" office:value-type="float" office:value="19.8">
            <text:p>19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hisocheton ceramicus</text:p>
          </table:table-cell>
          <table:table-cell table:style-name="ce9" office:value-type="float" office:value="182.7505">
            <text:p>182.7505</text:p>
          </table:table-cell>
          <table:table-cell table:style-name="ce16" office:value-type="float" office:value="2.5">
            <text:p>2.5</text:p>
          </table:table-cell>
          <table:table-cell table:style-name="ce20"/>
          <table:table-cell table:style-name="ce26" office:value-type="float" office:value="185.2505">
            <text:p>185.250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hisocheton cumingianus</text:p>
          </table:table-cell>
          <table:table-cell table:style-name="ce9" office:value-type="float" office:value="30.3348">
            <text:p>30.3348</text:p>
          </table:table-cell>
          <table:table-cell table:style-name="Wartość_20_tabeli_20_przestawnej"/>
          <table:table-cell table:style-name="ce20"/>
          <table:table-cell table:style-name="ce26" office:value-type="float" office:value="30.3348">
            <text:p>30.334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hisocheton formicarum</text:p>
          </table:table-cell>
          <table:table-cell table:style-name="ce9" office:value-type="float" office:value="7.468">
            <text:p>7.468</text:p>
          </table:table-cell>
          <table:table-cell table:style-name="Wartość_20_tabeli_20_przestawnej"/>
          <table:table-cell table:style-name="ce20"/>
          <table:table-cell table:style-name="ce26" office:value-type="float" office:value="7.468">
            <text:p>7.46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hisocheton lasiocarpus</text:p>
          </table:table-cell>
          <table:table-cell table:style-name="ce9" office:value-type="float" office:value="5.2">
            <text:p>5.2</text:p>
          </table:table-cell>
          <table:table-cell table:style-name="Wartość_20_tabeli_20_przestawnej"/>
          <table:table-cell table:style-name="ce20"/>
          <table:table-cell table:style-name="ce26" office:value-type="float" office:value="5.2">
            <text:p>5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hisocheton trichocladus</text:p>
          </table:table-cell>
          <table:table-cell table:style-name="ce9" office:value-type="float" office:value="43.4619">
            <text:p>43.4619</text:p>
          </table:table-cell>
          <table:table-cell table:style-name="Wartość_20_tabeli_20_przestawnej"/>
          <table:table-cell table:style-name="ce20"/>
          <table:table-cell table:style-name="ce26" office:value-type="float" office:value="43.4619">
            <text:p>43.461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innamomum grandiflorum</text:p>
          </table:table-cell>
          <table:table-cell table:style-name="ce9" office:value-type="float" office:value="46.2">
            <text:p>46.2</text:p>
          </table:table-cell>
          <table:table-cell table:style-name="Wartość_20_tabeli_20_przestawnej"/>
          <table:table-cell table:style-name="ce20"/>
          <table:table-cell table:style-name="ce26" office:value-type="float" office:value="46.2">
            <text:p>46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issus repens</text:p>
          </table:table-cell>
          <table:table-cell table:style-name="ce9" office:value-type="float" office:value="0">
            <text:p>0</text:p>
          </table:table-cell>
          <table:table-cell table:style-name="Wartość_20_tabeli_20_przestawnej"/>
          <table:table-cell table:style-name="ce20"/>
          <table:table-cell table:style-name="ce26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laoxylon polot</text:p>
          </table:table-cell>
          <table:table-cell table:style-name="ce10"/>
          <table:table-cell table:style-name="ce16" office:value-type="float" office:value="6.722">
            <text:p>6.722</text:p>
          </table:table-cell>
          <table:table-cell table:style-name="ce20"/>
          <table:table-cell table:style-name="ce26" office:value-type="float" office:value="6.722">
            <text:p>6.72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lerodendrum inerme</text:p>
          </table:table-cell>
          <table:table-cell table:style-name="ce10"/>
          <table:table-cell table:style-name="ce16" office:value-type="float" office:value="6.7159">
            <text:p>6.7159</text:p>
          </table:table-cell>
          <table:table-cell table:style-name="ce20"/>
          <table:table-cell table:style-name="ce26" office:value-type="float" office:value="6.7159">
            <text:p>6.715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lerodendrum tracyanum</text:p>
          </table:table-cell>
          <table:table-cell table:style-name="ce10"/>
          <table:table-cell table:style-name="ce16" office:value-type="float" office:value="1.9562">
            <text:p>1.9562</text:p>
          </table:table-cell>
          <table:table-cell table:style-name="ce20"/>
          <table:table-cell table:style-name="ce26" office:value-type="float" office:value="1.9562">
            <text:p>1.956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lymenia polyandra</text:p>
          </table:table-cell>
          <table:table-cell table:style-name="ce9" office:value-type="float" office:value="8">
            <text:p>8</text:p>
          </table:table-cell>
          <table:table-cell table:style-name="Wartość_20_tabeli_20_przestawnej"/>
          <table:table-cell table:style-name="ce20"/>
          <table:table-cell table:style-name="ce26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oelospermum salomoniense</text:p>
          </table:table-cell>
          <table:table-cell table:style-name="ce9" office:value-type="float" office:value="18.4">
            <text:p>18.4</text:p>
          </table:table-cell>
          <table:table-cell table:style-name="Wartość_20_tabeli_20_przestawnej"/>
          <table:table-cell table:style-name="ce20"/>
          <table:table-cell table:style-name="ce26" office:value-type="float" office:value="18.4">
            <text:p>18.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ommersonia bartramia</text:p>
          </table:table-cell>
          <table:table-cell table:style-name="ce10"/>
          <table:table-cell table:style-name="ce16" office:value-type="float" office:value="140.7689">
            <text:p>140.7689</text:p>
          </table:table-cell>
          <table:table-cell table:style-name="ce20"/>
          <table:table-cell table:style-name="ce26" office:value-type="float" office:value="140.7689">
            <text:p>140.768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ordyline terminalis</text:p>
          </table:table-cell>
          <table:table-cell table:style-name="ce10"/>
          <table:table-cell table:style-name="ce16" office:value-type="float" office:value="2.4">
            <text:p>2.4</text:p>
          </table:table-cell>
          <table:table-cell table:style-name="ce20"/>
          <table:table-cell table:style-name="ce26" office:value-type="float" office:value="2.4">
            <text:p>2.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oton womersleyi</text:p>
          </table:table-cell>
          <table:table-cell table:style-name="ce9" office:value-type="float" office:value="2.1">
            <text:p>2.1</text:p>
          </table:table-cell>
          <table:table-cell table:style-name="Wartość_20_tabeli_20_przestawnej"/>
          <table:table-cell table:style-name="ce20"/>
          <table:table-cell table:style-name="ce26" office:value-type="float" office:value="2.1">
            <text:p>2.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yptocarya caloneura</text:p>
          </table:table-cell>
          <table:table-cell table:style-name="ce9" office:value-type="float" office:value="19.8">
            <text:p>19.8</text:p>
          </table:table-cell>
          <table:table-cell table:style-name="Wartość_20_tabeli_20_przestawnej"/>
          <table:table-cell table:style-name="ce20"/>
          <table:table-cell table:style-name="ce26" office:value-type="float" office:value="19.8">
            <text:p>19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yptocarya depressa</text:p>
          </table:table-cell>
          <table:table-cell table:style-name="ce9" office:value-type="float" office:value="13.2407">
            <text:p>13.2407</text:p>
          </table:table-cell>
          <table:table-cell table:style-name="Wartość_20_tabeli_20_przestawnej"/>
          <table:table-cell table:style-name="ce20"/>
          <table:table-cell table:style-name="ce26" office:value-type="float" office:value="13.2407">
            <text:p>13.240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yptocarya idenburgensis</text:p>
          </table:table-cell>
          <table:table-cell table:style-name="ce9" office:value-type="float" office:value="5.7657">
            <text:p>5.7657</text:p>
          </table:table-cell>
          <table:table-cell table:style-name="Wartość_20_tabeli_20_przestawnej"/>
          <table:table-cell table:style-name="ce20"/>
          <table:table-cell table:style-name="ce26" office:value-type="float" office:value="5.7657">
            <text:p>5.765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yptocarya mackinnoniana</text:p>
          </table:table-cell>
          <table:table-cell table:style-name="ce9" office:value-type="float" office:value="22.2484">
            <text:p>22.2484</text:p>
          </table:table-cell>
          <table:table-cell table:style-name="Wartość_20_tabeli_20_przestawnej"/>
          <table:table-cell table:style-name="ce20"/>
          <table:table-cell table:style-name="ce26" office:value-type="float" office:value="22.2484">
            <text:p>22.248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yptocarya massoy</text:p>
          </table:table-cell>
          <table:table-cell table:style-name="ce9" office:value-type="float" office:value="14.5746">
            <text:p>14.5746</text:p>
          </table:table-cell>
          <table:table-cell table:style-name="Wartość_20_tabeli_20_przestawnej"/>
          <table:table-cell table:style-name="ce20"/>
          <table:table-cell table:style-name="ce26" office:value-type="float" office:value="14.5746">
            <text:p>14.574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yptocarya medicinalis</text:p>
          </table:table-cell>
          <table:table-cell table:style-name="ce9" office:value-type="float" office:value="1.6">
            <text:p>1.6</text:p>
          </table:table-cell>
          <table:table-cell table:style-name="Wartość_20_tabeli_20_przestawnej"/>
          <table:table-cell table:style-name="ce20"/>
          <table:table-cell table:style-name="ce26"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yptocarya multipaniculata</text:p>
          </table:table-cell>
          <table:table-cell table:style-name="ce9" office:value-type="float" office:value="11.1187">
            <text:p>11.1187</text:p>
          </table:table-cell>
          <table:table-cell table:style-name="Wartość_20_tabeli_20_przestawnej"/>
          <table:table-cell table:style-name="ce20"/>
          <table:table-cell table:style-name="ce26" office:value-type="float" office:value="11.1187">
            <text:p>11.118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yptocarya novo-guineensis</text:p>
          </table:table-cell>
          <table:table-cell table:style-name="ce9" office:value-type="float" office:value="19.3313">
            <text:p>19.3313</text:p>
          </table:table-cell>
          <table:table-cell table:style-name="Wartość_20_tabeli_20_przestawnej"/>
          <table:table-cell table:style-name="ce20"/>
          <table:table-cell table:style-name="ce26" office:value-type="float" office:value="19.3313">
            <text:p>19.331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upaniopsis acuticarpa</text:p>
          </table:table-cell>
          <table:table-cell table:style-name="ce9" office:value-type="float" office:value="16">
            <text:p>16</text:p>
          </table:table-cell>
          <table:table-cell table:style-name="ce16" office:value-type="float" office:value="9">
            <text:p>9</text:p>
          </table:table-cell>
          <table:table-cell table:style-name="ce20"/>
          <table:table-cell table:style-name="ce26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upaniopsis macropetala</text:p>
          </table:table-cell>
          <table:table-cell table:style-name="ce9" office:value-type="float" office:value="27.4">
            <text:p>27.4</text:p>
          </table:table-cell>
          <table:table-cell table:style-name="Wartość_20_tabeli_20_przestawnej"/>
          <table:table-cell table:style-name="ce20"/>
          <table:table-cell table:style-name="ce26" office:value-type="float" office:value="27.4">
            <text:p>27.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ecaspermum rhodoleucum</text:p>
          </table:table-cell>
          <table:table-cell table:style-name="ce9" office:value-type="float" office:value="4.8">
            <text:p>4.8</text:p>
          </table:table-cell>
          <table:table-cell table:style-name="Wartość_20_tabeli_20_przestawnej"/>
          <table:table-cell table:style-name="ce20"/>
          <table:table-cell table:style-name="ce26" office:value-type="float" office:value="4.8">
            <text:p>4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endrocnide cordata</text:p>
          </table:table-cell>
          <table:table-cell table:style-name="ce10"/>
          <table:table-cell table:style-name="ce16" office:value-type="float" office:value="6.5605">
            <text:p>6.5605</text:p>
          </table:table-cell>
          <table:table-cell table:style-name="ce20"/>
          <table:table-cell table:style-name="ce26" office:value-type="float" office:value="6.5605">
            <text:p>6.560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endrocnide longifolia</text:p>
          </table:table-cell>
          <table:table-cell table:style-name="ce9" office:value-type="float" office:value="84.4382">
            <text:p>84.4382</text:p>
          </table:table-cell>
          <table:table-cell table:style-name="ce16" office:value-type="float" office:value="78.6695">
            <text:p>78.6695</text:p>
          </table:table-cell>
          <table:table-cell table:style-name="ce20"/>
          <table:table-cell table:style-name="ce26" office:value-type="float" office:value="163.1077">
            <text:p>163.107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ennstaedtia moluccana</text:p>
          </table:table-cell>
          <table:table-cell table:style-name="ce10"/>
          <table:table-cell table:style-name="ce16" office:value-type="float" office:value="18">
            <text:p>18</text:p>
          </table:table-cell>
          <table:table-cell table:style-name="ce20"/>
          <table:table-cell table:style-name="ce26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ichapetalum papuanum</text:p>
          </table:table-cell>
          <table:table-cell table:style-name="ce9" office:value-type="float" office:value="3">
            <text:p>3</text:p>
          </table:table-cell>
          <table:table-cell table:style-name="Wartość_20_tabeli_20_przestawnej"/>
          <table:table-cell table:style-name="ce20"/>
          <table:table-cell table:style-name="ce26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ictyoneura obtusa</text:p>
          </table:table-cell>
          <table:table-cell table:style-name="ce9" office:value-type="float" office:value="13.2">
            <text:p>13.2</text:p>
          </table:table-cell>
          <table:table-cell table:style-name="Wartość_20_tabeli_20_przestawnej"/>
          <table:table-cell table:style-name="ce20"/>
          <table:table-cell table:style-name="ce26" office:value-type="float" office:value="13.2">
            <text:p>13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iospyros ellipticifolia</text:p>
          </table:table-cell>
          <table:table-cell table:style-name="ce9" office:value-type="float" office:value="2.4">
            <text:p>2.4</text:p>
          </table:table-cell>
          <table:table-cell table:style-name="Wartość_20_tabeli_20_przestawnej"/>
          <table:table-cell table:style-name="ce20"/>
          <table:table-cell table:style-name="ce26" office:value-type="float" office:value="2.4">
            <text:p>2.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iospyros lolin</text:p>
          </table:table-cell>
          <table:table-cell table:style-name="ce10"/>
          <table:table-cell table:style-name="ce16" office:value-type="float" office:value="2.3523">
            <text:p>2.3523</text:p>
          </table:table-cell>
          <table:table-cell table:style-name="ce20"/>
          <table:table-cell table:style-name="ce26" office:value-type="float" office:value="2.3523">
            <text:p>2.352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racaena angustifolia</text:p>
          </table:table-cell>
          <table:table-cell table:style-name="ce9" office:value-type="float" office:value="11.8615">
            <text:p>11.8615</text:p>
          </table:table-cell>
          <table:table-cell table:style-name="Wartość_20_tabeli_20_przestawnej"/>
          <table:table-cell table:style-name="ce20"/>
          <table:table-cell table:style-name="ce26" office:value-type="float" office:value="11.8615">
            <text:p>11.861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racontomelon dao</text:p>
          </table:table-cell>
          <table:table-cell table:style-name="ce9" office:value-type="float" office:value="177.2977">
            <text:p>177.2977</text:p>
          </table:table-cell>
          <table:table-cell table:style-name="ce16" office:value-type="float" office:value="14.8">
            <text:p>14.8</text:p>
          </table:table-cell>
          <table:table-cell table:style-name="ce20"/>
          <table:table-cell table:style-name="ce26" office:value-type="float" office:value="192.0977">
            <text:p>192.097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rypetes lasiogynoides</text:p>
          </table:table-cell>
          <table:table-cell table:style-name="ce9" office:value-type="float" office:value="72.993">
            <text:p>72.993</text:p>
          </table:table-cell>
          <table:table-cell table:style-name="Wartość_20_tabeli_20_przestawnej"/>
          <table:table-cell table:style-name="ce20"/>
          <table:table-cell table:style-name="ce26" office:value-type="float" office:value="72.993">
            <text:p>72.99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ysoxylum alliaceum</text:p>
          </table:table-cell>
          <table:table-cell table:style-name="ce9" office:value-type="float" office:value="12.1462">
            <text:p>12.1462</text:p>
          </table:table-cell>
          <table:table-cell table:style-name="Wartość_20_tabeli_20_przestawnej"/>
          <table:table-cell table:style-name="ce20"/>
          <table:table-cell table:style-name="ce26" office:value-type="float" office:value="12.1462">
            <text:p>12.146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ysoxylum arborescens</text:p>
          </table:table-cell>
          <table:table-cell table:style-name="ce9" office:value-type="float" office:value="123.2543">
            <text:p>123.2543</text:p>
          </table:table-cell>
          <table:table-cell table:style-name="ce16" office:value-type="float" office:value="3.8346">
            <text:p>3.8346</text:p>
          </table:table-cell>
          <table:table-cell table:style-name="ce20"/>
          <table:table-cell table:style-name="ce26" office:value-type="float" office:value="127.0889">
            <text:p>127.088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ysoxylum brassii</text:p>
          </table:table-cell>
          <table:table-cell table:style-name="ce9" office:value-type="float" office:value="10.3992">
            <text:p>10.3992</text:p>
          </table:table-cell>
          <table:table-cell table:style-name="Wartość_20_tabeli_20_przestawnej"/>
          <table:table-cell table:style-name="ce20"/>
          <table:table-cell table:style-name="ce26" office:value-type="float" office:value="10.3992">
            <text:p>10.399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ysoxylum gaudichaudianum</text:p>
          </table:table-cell>
          <table:table-cell table:style-name="ce10"/>
          <table:table-cell table:style-name="ce16" office:value-type="float" office:value="0.296">
            <text:p>0.296</text:p>
          </table:table-cell>
          <table:table-cell table:style-name="ce20"/>
          <table:table-cell table:style-name="ce26" office:value-type="float" office:value="0.296">
            <text:p>0.29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ysoxylum macrostachyum</text:p>
          </table:table-cell>
          <table:table-cell table:style-name="ce9" office:value-type="float" office:value="5.6">
            <text:p>5.6</text:p>
          </table:table-cell>
          <table:table-cell table:style-name="Wartość_20_tabeli_20_przestawnej"/>
          <table:table-cell table:style-name="ce20"/>
          <table:table-cell table:style-name="ce26" office:value-type="float" office:value="5.6">
            <text:p>5.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ysoxylum molle</text:p>
          </table:table-cell>
          <table:table-cell table:style-name="ce9" office:value-type="float" office:value="24.2407">
            <text:p>24.2407</text:p>
          </table:table-cell>
          <table:table-cell table:style-name="Wartość_20_tabeli_20_przestawnej"/>
          <table:table-cell table:style-name="ce20"/>
          <table:table-cell table:style-name="ce26" office:value-type="float" office:value="24.2407">
            <text:p>24.240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ysoxylum pettigrewianum</text:p>
          </table:table-cell>
          <table:table-cell table:style-name="ce9" office:value-type="float" office:value="12.8094">
            <text:p>12.8094</text:p>
          </table:table-cell>
          <table:table-cell table:style-name="Wartość_20_tabeli_20_przestawnej"/>
          <table:table-cell table:style-name="ce20"/>
          <table:table-cell table:style-name="ce26" office:value-type="float" office:value="12.8094">
            <text:p>12.809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ysoxylum richardianum</text:p>
          </table:table-cell>
          <table:table-cell table:style-name="ce9" office:value-type="float" office:value="271.8979">
            <text:p>271.8979</text:p>
          </table:table-cell>
          <table:table-cell table:style-name="Wartość_20_tabeli_20_przestawnej"/>
          <table:table-cell table:style-name="ce20"/>
          <table:table-cell table:style-name="ce26" office:value-type="float" office:value="271.8979">
            <text:p>271.897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laeocarpus amplifolius</text:p>
          </table:table-cell>
          <table:table-cell table:style-name="ce9" office:value-type="float" office:value="22.1516">
            <text:p>22.1516</text:p>
          </table:table-cell>
          <table:table-cell table:style-name="Wartość_20_tabeli_20_przestawnej"/>
          <table:table-cell table:style-name="ce20"/>
          <table:table-cell table:style-name="ce26" office:value-type="float" office:value="22.1516">
            <text:p>22.151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laeocarpus miegei</text:p>
          </table:table-cell>
          <table:table-cell table:style-name="ce9" office:value-type="float" office:value="4.4">
            <text:p>4.4</text:p>
          </table:table-cell>
          <table:table-cell table:style-name="Wartość_20_tabeli_20_przestawnej"/>
          <table:table-cell table:style-name="ce20"/>
          <table:table-cell table:style-name="ce26" office:value-type="float" office:value="4.4">
            <text:p>4.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mbelia cotinoides</text:p>
          </table:table-cell>
          <table:table-cell table:style-name="ce9" office:value-type="float" office:value="1.8">
            <text:p>1.8</text:p>
          </table:table-cell>
          <table:table-cell table:style-name="Wartość_20_tabeli_20_przestawnej"/>
          <table:table-cell table:style-name="ce20"/>
          <table:table-cell table:style-name="ce26"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docomia macrocoma</text:p>
          </table:table-cell>
          <table:table-cell table:style-name="ce9" office:value-type="float" office:value="18.0036">
            <text:p>18.0036</text:p>
          </table:table-cell>
          <table:table-cell table:style-name="Wartość_20_tabeli_20_przestawnej"/>
          <table:table-cell table:style-name="ce20"/>
          <table:table-cell table:style-name="ce26" office:value-type="float" office:value="18.0036">
            <text:p>18.003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dospermum labios</text:p>
          </table:table-cell>
          <table:table-cell table:style-name="ce9" office:value-type="float" office:value="3.3904">
            <text:p>3.3904</text:p>
          </table:table-cell>
          <table:table-cell table:style-name="ce16" office:value-type="float" office:value="6.454">
            <text:p>6.454</text:p>
          </table:table-cell>
          <table:table-cell table:style-name="ce20"/>
          <table:table-cell table:style-name="ce26" office:value-type="float" office:value="9.8444">
            <text:p>9.844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dospermum medullosum</text:p>
          </table:table-cell>
          <table:table-cell table:style-name="ce9" office:value-type="float" office:value="124.0263">
            <text:p>124.0263</text:p>
          </table:table-cell>
          <table:table-cell table:style-name="Wartość_20_tabeli_20_przestawnej"/>
          <table:table-cell table:style-name="ce20"/>
          <table:table-cell table:style-name="ce26" office:value-type="float" office:value="124.0263">
            <text:p>124.026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tada phaseoloides</text:p>
          </table:table-cell>
          <table:table-cell table:style-name="ce9" office:value-type="float" office:value="1.8602">
            <text:p>1.8602</text:p>
          </table:table-cell>
          <table:table-cell table:style-name="Wartość_20_tabeli_20_przestawnej"/>
          <table:table-cell table:style-name="ce20"/>
          <table:table-cell table:style-name="ce26" office:value-type="float" office:value="1.8602">
            <text:p>1.860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riachne squarrosa</text:p>
          </table:table-cell>
          <table:table-cell table:style-name="ce9" office:value-type="float" office:value="41.6">
            <text:p>41.6</text:p>
          </table:table-cell>
          <table:table-cell table:style-name="Wartość_20_tabeli_20_przestawnej"/>
          <table:table-cell table:style-name="ce20"/>
          <table:table-cell table:style-name="ce26" office:value-type="float" office:value="41.6">
            <text:p>41.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rythrospermum candidum</text:p>
          </table:table-cell>
          <table:table-cell table:style-name="ce9" office:value-type="float" office:value="155.2126">
            <text:p>155.2126</text:p>
          </table:table-cell>
          <table:table-cell table:style-name="Wartość_20_tabeli_20_przestawnej"/>
          <table:table-cell table:style-name="ce20"/>
          <table:table-cell table:style-name="ce26" office:value-type="float" office:value="155.2126">
            <text:p>155.212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uroschinus papuanus</text:p>
          </table:table-cell>
          <table:table-cell table:style-name="ce9" office:value-type="float" office:value="3.5">
            <text:p>3.5</text:p>
          </table:table-cell>
          <table:table-cell table:style-name="Wartość_20_tabeli_20_przestawnej"/>
          <table:table-cell table:style-name="ce20"/>
          <table:table-cell table:style-name="ce26"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aradaya splendida</text:p>
          </table:table-cell>
          <table:table-cell table:style-name="ce9" office:value-type="float" office:value="11.3409">
            <text:p>11.3409</text:p>
          </table:table-cell>
          <table:table-cell table:style-name="Wartość_20_tabeli_20_przestawnej"/>
          <table:table-cell table:style-name="ce20"/>
          <table:table-cell table:style-name="ce26" office:value-type="float" office:value="11.3409">
            <text:p>11.340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adenosperma</text:p>
          </table:table-cell>
          <table:table-cell table:style-name="ce10"/>
          <table:table-cell table:style-name="ce16" office:value-type="float" office:value="1.8">
            <text:p>1.8</text:p>
          </table:table-cell>
          <table:table-cell table:style-name="ce20"/>
          <table:table-cell table:style-name="ce26"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ampelas</text:p>
          </table:table-cell>
          <table:table-cell table:style-name="ce10"/>
          <table:table-cell table:style-name="ce16" office:value-type="float" office:value="2.4">
            <text:p>2.4</text:p>
          </table:table-cell>
          <table:table-cell table:style-name="ce20"/>
          <table:table-cell table:style-name="ce26" office:value-type="float" office:value="2.4">
            <text:p>2.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arfakensis</text:p>
          </table:table-cell>
          <table:table-cell table:style-name="ce9" office:value-type="float" office:value="1.2">
            <text:p>1.2</text:p>
          </table:table-cell>
          <table:table-cell table:style-name="ce16" office:value-type="float" office:value="3.2411">
            <text:p>3.2411</text:p>
          </table:table-cell>
          <table:table-cell table:style-name="ce20"/>
          <table:table-cell table:style-name="ce26" office:value-type="float" office:value="4.4411">
            <text:p>4.441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congesta</text:p>
          </table:table-cell>
          <table:table-cell table:style-name="ce9" office:value-type="float" office:value="3.6546">
            <text:p>3.6546</text:p>
          </table:table-cell>
          <table:table-cell table:style-name="ce16" office:value-type="float" office:value="47.1731">
            <text:p>47.1731</text:p>
          </table:table-cell>
          <table:table-cell table:style-name="ce20"/>
          <table:table-cell table:style-name="ce26" office:value-type="float" office:value="50.8277">
            <text:p>50.827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gul</text:p>
          </table:table-cell>
          <table:table-cell table:style-name="ce9" office:value-type="float" office:value="1.4">
            <text:p>1.4</text:p>
          </table:table-cell>
          <table:table-cell table:style-name="ce16" office:value-type="float" office:value="11.9513">
            <text:p>11.9513</text:p>
          </table:table-cell>
          <table:table-cell table:style-name="ce20"/>
          <table:table-cell table:style-name="ce26" office:value-type="float" office:value="13.3513">
            <text:p>13.351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hahliana</text:p>
          </table:table-cell>
          <table:table-cell table:style-name="ce9" office:value-type="float" office:value="44.2072">
            <text:p>44.2072</text:p>
          </table:table-cell>
          <table:table-cell table:style-name="Wartość_20_tabeli_20_przestawnej"/>
          <table:table-cell table:style-name="ce20"/>
          <table:table-cell table:style-name="ce26" office:value-type="float" office:value="44.2072">
            <text:p>44.207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hispidioides</text:p>
          </table:table-cell>
          <table:table-cell table:style-name="ce10"/>
          <table:table-cell table:style-name="ce16" office:value-type="float" office:value="7.4086">
            <text:p>7.4086</text:p>
          </table:table-cell>
          <table:table-cell table:style-name="ce20"/>
          <table:table-cell table:style-name="ce26" office:value-type="float" office:value="7.4086">
            <text:p>7.408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hombroniana</text:p>
          </table:table-cell>
          <table:table-cell table:style-name="ce9" office:value-type="float" office:value="98.7801">
            <text:p>98.7801</text:p>
          </table:table-cell>
          <table:table-cell table:style-name="Wartość_20_tabeli_20_przestawnej"/>
          <table:table-cell table:style-name="ce20"/>
          <table:table-cell table:style-name="ce26" office:value-type="float" office:value="98.7801">
            <text:p>98.780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melinocarpa</text:p>
          </table:table-cell>
          <table:table-cell table:style-name="ce9" office:value-type="float" office:value="1.8">
            <text:p>1.8</text:p>
          </table:table-cell>
          <table:table-cell table:style-name="ce16" office:value-type="float" office:value="43.8952">
            <text:p>43.8952</text:p>
          </table:table-cell>
          <table:table-cell table:style-name="ce20"/>
          <table:table-cell table:style-name="ce26" office:value-type="float" office:value="45.6952">
            <text:p>45.695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nodosa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34.3396">
            <text:p>34.3396</text:p>
          </table:table-cell>
          <table:table-cell table:style-name="ce20"/>
          <table:table-cell table:style-name="ce26" office:value-type="float" office:value="35.3396">
            <text:p>35.339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pseudojaca</text:p>
          </table:table-cell>
          <table:table-cell table:style-name="ce9" office:value-type="float" office:value="4.3642">
            <text:p>4.3642</text:p>
          </table:table-cell>
          <table:table-cell table:style-name="Wartość_20_tabeli_20_przestawnej"/>
          <table:table-cell table:style-name="ce20"/>
          <table:table-cell table:style-name="ce26" office:value-type="float" office:value="4.3642">
            <text:p>4.364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pungens</text:p>
          </table:table-cell>
          <table:table-cell table:style-name="ce9" office:value-type="float" office:value="9.5077">
            <text:p>9.5077</text:p>
          </table:table-cell>
          <table:table-cell table:style-name="ce16" office:value-type="float" office:value="272.66331">
            <text:p>272.66331</text:p>
          </table:table-cell>
          <table:table-cell table:style-name="ce20"/>
          <table:table-cell table:style-name="ce26" office:value-type="float" office:value="282.17101">
            <text:p>282.1710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rubrivestimenta</text:p>
          </table:table-cell>
          <table:table-cell table:style-name="ce9" office:value-type="float" office:value="37.1108">
            <text:p>37.1108</text:p>
          </table:table-cell>
          <table:table-cell table:style-name="Wartość_20_tabeli_20_przestawnej"/>
          <table:table-cell table:style-name="ce20"/>
          <table:table-cell table:style-name="ce26" office:value-type="float" office:value="37.1108">
            <text:p>37.110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semivestita</text:p>
          </table:table-cell>
          <table:table-cell table:style-name="ce10"/>
          <table:table-cell table:style-name="ce16" office:value-type="float" office:value="8.507">
            <text:p>8.507</text:p>
          </table:table-cell>
          <table:table-cell table:style-name="ce20"/>
          <table:table-cell table:style-name="ce26" office:value-type="float" office:value="8.507">
            <text:p>8.50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trachypison</text:p>
          </table:table-cell>
          <table:table-cell table:style-name="ce9" office:value-type="float" office:value="17.6829">
            <text:p>17.6829</text:p>
          </table:table-cell>
          <table:table-cell table:style-name="ce16" office:value-type="float" office:value="12.0474">
            <text:p>12.0474</text:p>
          </table:table-cell>
          <table:table-cell table:style-name="ce20"/>
          <table:table-cell table:style-name="ce26" office:value-type="float" office:value="29.7303">
            <text:p>29.730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variegata</text:p>
          </table:table-cell>
          <table:table-cell table:style-name="ce9" office:value-type="float" office:value="5.9">
            <text:p>5.9</text:p>
          </table:table-cell>
          <table:table-cell table:style-name="ce16" office:value-type="float" office:value="839.4331">
            <text:p>839.4331</text:p>
          </table:table-cell>
          <table:table-cell table:style-name="ce20"/>
          <table:table-cell table:style-name="ce26" office:value-type="float" office:value="845.3331">
            <text:p>845.333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virens</text:p>
          </table:table-cell>
          <table:table-cell table:style-name="ce9" office:value-type="float" office:value="100.3">
            <text:p>100.3</text:p>
          </table:table-cell>
          <table:table-cell table:style-name="Wartość_20_tabeli_20_przestawnej"/>
          <table:table-cell table:style-name="ce20"/>
          <table:table-cell table:style-name="ce26" office:value-type="float" office:value="100.3">
            <text:p>100.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cus wassa</text:p>
          </table:table-cell>
          <table:table-cell table:style-name="ce9" office:value-type="float" office:value="2.1998">
            <text:p>2.1998</text:p>
          </table:table-cell>
          <table:table-cell table:style-name="ce16" office:value-type="float" office:value="12.4043">
            <text:p>12.4043</text:p>
          </table:table-cell>
          <table:table-cell table:style-name="ce20"/>
          <table:table-cell table:style-name="ce26" office:value-type="float" office:value="14.6041">
            <text:p>14.604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reycinetia kanehirae</text:p>
          </table:table-cell>
          <table:table-cell table:style-name="ce9" office:value-type="float" office:value="11.2">
            <text:p>11.2</text:p>
          </table:table-cell>
          <table:table-cell table:style-name="Wartość_20_tabeli_20_przestawnej"/>
          <table:table-cell table:style-name="ce20"/>
          <table:table-cell table:style-name="ce26" office:value-type="float" office:value="11.2">
            <text:p>11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alearia celebica</text:p>
          </table:table-cell>
          <table:table-cell table:style-name="ce9" office:value-type="float" office:value="54.5">
            <text:p>54.5</text:p>
          </table:table-cell>
          <table:table-cell table:style-name="Wartość_20_tabeli_20_przestawnej"/>
          <table:table-cell table:style-name="ce20"/>
          <table:table-cell table:style-name="ce26" office:value-type="float" office:value="54.5">
            <text:p>54.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anophyllum falcatum</text:p>
          </table:table-cell>
          <table:table-cell table:style-name="ce9" office:value-type="float" office:value="2.609">
            <text:p>2.609</text:p>
          </table:table-cell>
          <table:table-cell table:style-name="Wartość_20_tabeli_20_przestawnej"/>
          <table:table-cell table:style-name="ce20"/>
          <table:table-cell table:style-name="ce26" office:value-type="float" office:value="2.609">
            <text:p>2.60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arcinia assugu</text:p>
          </table:table-cell>
          <table:table-cell table:style-name="ce9" office:value-type="float" office:value="9">
            <text:p>9</text:p>
          </table:table-cell>
          <table:table-cell table:style-name="Wartość_20_tabeli_20_przestawnej"/>
          <table:table-cell table:style-name="ce20"/>
          <table:table-cell table:style-name="ce26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arcinia latissima</text:p>
          </table:table-cell>
          <table:table-cell table:style-name="ce9" office:value-type="float" office:value="5.1509">
            <text:p>5.1509</text:p>
          </table:table-cell>
          <table:table-cell table:style-name="Wartość_20_tabeli_20_przestawnej"/>
          <table:table-cell table:style-name="ce20"/>
          <table:table-cell table:style-name="ce26" office:value-type="float" office:value="5.1509">
            <text:p>5.150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arcinia maluensis</text:p>
          </table:table-cell>
          <table:table-cell table:style-name="ce9" office:value-type="float" office:value="7.5">
            <text:p>7.5</text:p>
          </table:table-cell>
          <table:table-cell table:style-name="Wartość_20_tabeli_20_przestawnej"/>
          <table:table-cell table:style-name="ce20"/>
          <table:table-cell table:style-name="ce26" office:value-type="float" office:value="7.5">
            <text:p>7.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aruga floribunda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23.6586">
            <text:p>23.6586</text:p>
          </table:table-cell>
          <table:table-cell table:style-name="ce20"/>
          <table:table-cell table:style-name="ce26" office:value-type="float" office:value="24.6586">
            <text:p>24.658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astonia spectabilis</text:p>
          </table:table-cell>
          <table:table-cell table:style-name="ce10"/>
          <table:table-cell table:style-name="ce16" office:value-type="float" office:value="56.3111">
            <text:p>56.3111</text:p>
          </table:table-cell>
          <table:table-cell table:style-name="ce20"/>
          <table:table-cell table:style-name="ce26" office:value-type="float" office:value="56.3111">
            <text:p>56.311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igasiphon schlechteri</text:p>
          </table:table-cell>
          <table:table-cell table:style-name="ce9" office:value-type="float" office:value="26.4792">
            <text:p>26.4792</text:p>
          </table:table-cell>
          <table:table-cell table:style-name="Wartość_20_tabeli_20_przestawnej"/>
          <table:table-cell table:style-name="ce20"/>
          <table:table-cell table:style-name="ce26" office:value-type="float" office:value="26.4792">
            <text:p>26.479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melina palawensis</text:p>
          </table:table-cell>
          <table:table-cell table:style-name="ce9" office:value-type="float" office:value="3.5">
            <text:p>3.5</text:p>
          </table:table-cell>
          <table:table-cell table:style-name="Wartość_20_tabeli_20_przestawnej"/>
          <table:table-cell table:style-name="ce20"/>
          <table:table-cell table:style-name="ce26"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netum gnemon</text:p>
          </table:table-cell>
          <table:table-cell table:style-name="ce9" office:value-type="float" office:value="136.9436">
            <text:p>136.9436</text:p>
          </table:table-cell>
          <table:table-cell table:style-name="ce16" office:value-type="float" office:value="0.518">
            <text:p>0.518</text:p>
          </table:table-cell>
          <table:table-cell table:style-name="ce20"/>
          <table:table-cell table:style-name="ce26" office:value-type="float" office:value="137.4616">
            <text:p>137.461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netum gnemonoides</text:p>
          </table:table-cell>
          <table:table-cell table:style-name="ce9" office:value-type="float" office:value="360.9846">
            <text:p>360.9846</text:p>
          </table:table-cell>
          <table:table-cell table:style-name="Wartość_20_tabeli_20_przestawnej"/>
          <table:table-cell table:style-name="ce20"/>
          <table:table-cell table:style-name="ce26" office:value-type="float" office:value="360.9846">
            <text:p>360.984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netum latifolium</text:p>
          </table:table-cell>
          <table:table-cell table:style-name="ce9" office:value-type="float" office:value="21.7688">
            <text:p>21.7688</text:p>
          </table:table-cell>
          <table:table-cell table:style-name="Wartość_20_tabeli_20_przestawnej"/>
          <table:table-cell table:style-name="ce20"/>
          <table:table-cell table:style-name="ce26" office:value-type="float" office:value="21.7688">
            <text:p>21.768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oniothalamus aruensis</text:p>
          </table:table-cell>
          <table:table-cell table:style-name="ce9" office:value-type="float" office:value="0.297">
            <text:p>0.297</text:p>
          </table:table-cell>
          <table:table-cell table:style-name="Wartość_20_tabeli_20_przestawnej"/>
          <table:table-cell table:style-name="ce20"/>
          <table:table-cell table:style-name="ce26" office:value-type="float" office:value="0.297">
            <text:p>0.29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uioa comesperma</text:p>
          </table:table-cell>
          <table:table-cell table:style-name="ce9" office:value-type="float" office:value="38.2434">
            <text:p>38.2434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6" office:value-type="float" office:value="41.2434">
            <text:p>41.243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ulubia costata</text:p>
          </table:table-cell>
          <table:table-cell table:style-name="ce9" office:value-type="float" office:value="37.1">
            <text:p>37.1</text:p>
          </table:table-cell>
          <table:table-cell table:style-name="Wartość_20_tabeli_20_przestawnej"/>
          <table:table-cell table:style-name="ce20"/>
          <table:table-cell table:style-name="ce26" office:value-type="float" office:value="37.1">
            <text:p>37.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ymnacranthera paniculata</text:p>
          </table:table-cell>
          <table:table-cell table:style-name="ce9" office:value-type="float" office:value="341.6272">
            <text:p>341.6272</text:p>
          </table:table-cell>
          <table:table-cell table:style-name="ce16" office:value-type="float" office:value="0.2">
            <text:p>0.2</text:p>
          </table:table-cell>
          <table:table-cell table:style-name="ce20"/>
          <table:table-cell table:style-name="ce26" office:value-type="float" office:value="341.8272">
            <text:p>341.827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arpullia arborea</text:p>
          </table:table-cell>
          <table:table-cell table:style-name="ce9" office:value-type="float" office:value="8.3198">
            <text:p>8.3198</text:p>
          </table:table-cell>
          <table:table-cell table:style-name="Wartość_20_tabeli_20_przestawnej"/>
          <table:table-cell table:style-name="ce20"/>
          <table:table-cell table:style-name="ce26" office:value-type="float" office:value="8.3198">
            <text:p>8.319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arpullia longipetala</text:p>
          </table:table-cell>
          <table:table-cell table:style-name="ce9" office:value-type="float" office:value="3">
            <text:p>3</text:p>
          </table:table-cell>
          <table:table-cell table:style-name="Wartość_20_tabeli_20_przestawnej"/>
          <table:table-cell table:style-name="ce20"/>
          <table:table-cell table:style-name="ce26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eritiera littoralis</text:p>
          </table:table-cell>
          <table:table-cell table:style-name="ce9" office:value-type="float" office:value="3.4">
            <text:p>3.4</text:p>
          </table:table-cell>
          <table:table-cell table:style-name="Wartość_20_tabeli_20_przestawnej"/>
          <table:table-cell table:style-name="ce20"/>
          <table:table-cell table:style-name="ce26" office:value-type="float" office:value="3.4">
            <text:p>3.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ibiscus papuodendron</text:p>
          </table:table-cell>
          <table:table-cell table:style-name="ce9" office:value-type="float" office:value="1.6">
            <text:p>1.6</text:p>
          </table:table-cell>
          <table:table-cell table:style-name="Wartość_20_tabeli_20_przestawnej"/>
          <table:table-cell table:style-name="ce20"/>
          <table:table-cell table:style-name="ce26"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omalanthus novoguineensis</text:p>
          </table:table-cell>
          <table:table-cell table:style-name="ce10"/>
          <table:table-cell table:style-name="ce16" office:value-type="float" office:value="0.193">
            <text:p>0.193</text:p>
          </table:table-cell>
          <table:table-cell table:style-name="ce20"/>
          <table:table-cell table:style-name="ce26" office:value-type="float" office:value="0.193">
            <text:p>0.19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orsfieldia basifissa</text:p>
          </table:table-cell>
          <table:table-cell table:style-name="ce9" office:value-type="float" office:value="549.773">
            <text:p>549.773</text:p>
          </table:table-cell>
          <table:table-cell table:style-name="ce16" office:value-type="float" office:value="10.0581">
            <text:p>10.0581</text:p>
          </table:table-cell>
          <table:table-cell table:style-name="ce20"/>
          <table:table-cell table:style-name="ce26" office:value-type="float" office:value="559.8311">
            <text:p>559.831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orsfieldia hellwigii</text:p>
          </table:table-cell>
          <table:table-cell table:style-name="ce9" office:value-type="float" office:value="33.1224">
            <text:p>33.1224</text:p>
          </table:table-cell>
          <table:table-cell table:style-name="Wartość_20_tabeli_20_przestawnej"/>
          <table:table-cell table:style-name="ce20"/>
          <table:table-cell table:style-name="ce26" office:value-type="float" office:value="33.1224">
            <text:p>33.122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orsfieldia irya</text:p>
          </table:table-cell>
          <table:table-cell table:style-name="ce9" office:value-type="float" office:value="4.1031">
            <text:p>4.1031</text:p>
          </table:table-cell>
          <table:table-cell table:style-name="Wartość_20_tabeli_20_przestawnej"/>
          <table:table-cell table:style-name="ce20"/>
          <table:table-cell table:style-name="ce26" office:value-type="float" office:value="4.1031">
            <text:p>4.103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orsfieldia sylvestris</text:p>
          </table:table-cell>
          <table:table-cell table:style-name="ce9" office:value-type="float" office:value="6.3723">
            <text:p>6.3723</text:p>
          </table:table-cell>
          <table:table-cell table:style-name="Wartość_20_tabeli_20_przestawnej"/>
          <table:table-cell table:style-name="ce20"/>
          <table:table-cell table:style-name="ce26" office:value-type="float" office:value="6.3723">
            <text:p>6.372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Intsia bijuga</text:p>
          </table:table-cell>
          <table:table-cell table:style-name="ce9" office:value-type="float" office:value="4.8363">
            <text:p>4.8363</text:p>
          </table:table-cell>
          <table:table-cell table:style-name="ce16" office:value-type="float" office:value="205.9059">
            <text:p>205.9059</text:p>
          </table:table-cell>
          <table:table-cell table:style-name="ce20"/>
          <table:table-cell table:style-name="ce26" office:value-type="float" office:value="210.7422">
            <text:p>210.742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Kingiodendron novoguineense</text:p>
          </table:table-cell>
          <table:table-cell table:style-name="ce9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/>
          <table:table-cell table:style-name="ce26" office:value-type="float" office:value="46">
            <text:p>4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agerstroemia archeriana</text:p>
          </table:table-cell>
          <table:table-cell table:style-name="ce9" office:value-type="float" office:value="1">
            <text:p>1</text:p>
          </table:table-cell>
          <table:table-cell table:style-name="Wartość_20_tabeli_20_przestawnej"/>
          <table:table-cell table:style-name="ce20"/>
          <table:table-cell table:style-name="ce26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eucosyke australis</text:p>
          </table:table-cell>
          <table:table-cell table:style-name="ce10"/>
          <table:table-cell table:style-name="ce16" office:value-type="float" office:value="24.2468">
            <text:p>24.2468</text:p>
          </table:table-cell>
          <table:table-cell table:style-name="ce20"/>
          <table:table-cell table:style-name="ce26" office:value-type="float" office:value="24.2468">
            <text:p>24.246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eucosyke capitellata</text:p>
          </table:table-cell>
          <table:table-cell table:style-name="ce10"/>
          <table:table-cell table:style-name="ce16" office:value-type="float" office:value="23.0587">
            <text:p>23.0587</text:p>
          </table:table-cell>
          <table:table-cell table:style-name="ce20"/>
          <table:table-cell table:style-name="ce26" office:value-type="float" office:value="23.0587">
            <text:p>23.058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icuala beccariana</text:p>
          </table:table-cell>
          <table:table-cell table:style-name="ce9" office:value-type="float" office:value="12.3666">
            <text:p>12.3666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6" office:value-type="float" office:value="15.3666">
            <text:p>15.366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itsea collina</text:p>
          </table:table-cell>
          <table:table-cell table:style-name="ce9" office:value-type="float" office:value="124.7651">
            <text:p>124.7651</text:p>
          </table:table-cell>
          <table:table-cell table:style-name="Wartość_20_tabeli_20_przestawnej"/>
          <table:table-cell table:style-name="ce20"/>
          <table:table-cell table:style-name="ce26" office:value-type="float" office:value="124.7651">
            <text:p>124.765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itsea guppyi</text:p>
          </table:table-cell>
          <table:table-cell table:style-name="ce10"/>
          <table:table-cell table:style-name="ce16" office:value-type="float" office:value="1.5">
            <text:p>1.5</text:p>
          </table:table-cell>
          <table:table-cell table:style-name="ce20"/>
          <table:table-cell table:style-name="ce26"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itsea timoriana</text:p>
          </table:table-cell>
          <table:table-cell table:style-name="ce9" office:value-type="float" office:value="117.8549">
            <text:p>117.8549</text:p>
          </table:table-cell>
          <table:table-cell table:style-name="Wartość_20_tabeli_20_przestawnej"/>
          <table:table-cell table:style-name="ce20"/>
          <table:table-cell table:style-name="ce26" office:value-type="float" office:value="117.8549">
            <text:p>117.854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ophopetalum torricellense</text:p>
          </table:table-cell>
          <table:table-cell table:style-name="ce9" office:value-type="float" office:value="8.8">
            <text:p>8.8</text:p>
          </table:table-cell>
          <table:table-cell table:style-name="Wartość_20_tabeli_20_przestawnej"/>
          <table:table-cell table:style-name="ce20"/>
          <table:table-cell table:style-name="ce26" office:value-type="float" office:value="8.8">
            <text:p>8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caranga aleuritoides</text:p>
          </table:table-cell>
          <table:table-cell table:style-name="ce9" office:value-type="float" office:value="19.3496">
            <text:p>19.3496</text:p>
          </table:table-cell>
          <table:table-cell table:style-name="ce16" office:value-type="float" office:value="435.9488">
            <text:p>435.9488</text:p>
          </table:table-cell>
          <table:table-cell table:style-name="ce20"/>
          <table:table-cell table:style-name="ce26" office:value-type="float" office:value="455.2984">
            <text:p>455.298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caranga ducis</text:p>
          </table:table-cell>
          <table:table-cell table:style-name="ce9" office:value-type="float" office:value="4.8646">
            <text:p>4.8646</text:p>
          </table:table-cell>
          <table:table-cell table:style-name="ce16" office:value-type="float" office:value="89.9169">
            <text:p>89.9169</text:p>
          </table:table-cell>
          <table:table-cell table:style-name="ce20"/>
          <table:table-cell table:style-name="ce26" office:value-type="float" office:value="94.7815">
            <text:p>94.781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caranga fallacina</text:p>
          </table:table-cell>
          <table:table-cell table:style-name="ce9" office:value-type="float" office:value="25.7291">
            <text:p>25.7291</text:p>
          </table:table-cell>
          <table:table-cell table:style-name="ce16" office:value-type="float" office:value="9.7049">
            <text:p>9.7049</text:p>
          </table:table-cell>
          <table:table-cell table:style-name="ce20"/>
          <table:table-cell table:style-name="ce26" office:value-type="float" office:value="35.434">
            <text:p>35.43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caranga neobritannica</text:p>
          </table:table-cell>
          <table:table-cell table:style-name="ce9" office:value-type="float" office:value="23.5289">
            <text:p>23.5289</text:p>
          </table:table-cell>
          <table:table-cell table:style-name="ce16" office:value-type="float" office:value="11.266">
            <text:p>11.266</text:p>
          </table:table-cell>
          <table:table-cell table:style-name="ce20"/>
          <table:table-cell table:style-name="ce26" office:value-type="float" office:value="34.7949">
            <text:p>34.794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caranga novoguineensis</text:p>
          </table:table-cell>
          <table:table-cell table:style-name="ce9" office:value-type="float" office:value="3.2456">
            <text:p>3.2456</text:p>
          </table:table-cell>
          <table:table-cell table:style-name="Wartość_20_tabeli_20_przestawnej"/>
          <table:table-cell table:style-name="ce20"/>
          <table:table-cell table:style-name="ce26" office:value-type="float" office:value="3.2456">
            <text:p>3.245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caranga punctata</text:p>
          </table:table-cell>
          <table:table-cell table:style-name="ce9" office:value-type="float" office:value="19.1109">
            <text:p>19.1109</text:p>
          </table:table-cell>
          <table:table-cell table:style-name="Wartość_20_tabeli_20_przestawnej"/>
          <table:table-cell table:style-name="ce20"/>
          <table:table-cell table:style-name="ce26" office:value-type="float" office:value="19.1109">
            <text:p>19.110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caranga quadriglandulosa</text:p>
          </table:table-cell>
          <table:table-cell table:style-name="ce10"/>
          <table:table-cell table:style-name="ce16" office:value-type="float" office:value="9.8652">
            <text:p>9.8652</text:p>
          </table:table-cell>
          <table:table-cell table:style-name="ce20"/>
          <table:table-cell table:style-name="ce26" office:value-type="float" office:value="9.8652">
            <text:p>9.865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caranga tanarius</text:p>
          </table:table-cell>
          <table:table-cell table:style-name="ce9" office:value-type="float" office:value="6.1405">
            <text:p>6.1405</text:p>
          </table:table-cell>
          <table:table-cell table:style-name="ce16" office:value-type="float" office:value="1065.0741">
            <text:p>1065.0741</text:p>
          </table:table-cell>
          <table:table-cell table:style-name="ce20"/>
          <table:table-cell table:style-name="ce26" office:value-type="float" office:value="1071.2146">
            <text:p>1071.214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clura amboinensis</text:p>
          </table:table-cell>
          <table:table-cell table:style-name="ce9" office:value-type="float" office:value="9.5126">
            <text:p>9.5126</text:p>
          </table:table-cell>
          <table:table-cell table:style-name="Wartość_20_tabeli_20_przestawnej"/>
          <table:table-cell table:style-name="ce20"/>
          <table:table-cell table:style-name="ce26" office:value-type="float" office:value="9.5126">
            <text:p>9.512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llotus chromocarpus</text:p>
          </table:table-cell>
          <table:table-cell table:style-name="ce9" office:value-type="float" office:value="5.2">
            <text:p>5.2</text:p>
          </table:table-cell>
          <table:table-cell table:style-name="Wartość_20_tabeli_20_przestawnej"/>
          <table:table-cell table:style-name="ce20"/>
          <table:table-cell table:style-name="ce26" office:value-type="float" office:value="5.2">
            <text:p>5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llotus oblongifolius</text:p>
          </table:table-cell>
          <table:table-cell table:style-name="ce9" office:value-type="float" office:value="10.0503">
            <text:p>10.0503</text:p>
          </table:table-cell>
          <table:table-cell table:style-name="Wartość_20_tabeli_20_przestawnej"/>
          <table:table-cell table:style-name="ce20"/>
          <table:table-cell table:style-name="ce26" office:value-type="float" office:value="10.0503">
            <text:p>10.050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llotus peltatus</text:p>
          </table:table-cell>
          <table:table-cell table:style-name="ce9" office:value-type="float" office:value="13.0674">
            <text:p>13.0674</text:p>
          </table:table-cell>
          <table:table-cell table:style-name="Wartość_20_tabeli_20_przestawnej"/>
          <table:table-cell table:style-name="ce20"/>
          <table:table-cell table:style-name="ce26" office:value-type="float" office:value="13.0674">
            <text:p>13.067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ngifera indica</text:p>
          </table:table-cell>
          <table:table-cell table:style-name="ce10"/>
          <table:table-cell table:style-name="ce16" office:value-type="float" office:value="9.0289">
            <text:p>9.0289</text:p>
          </table:table-cell>
          <table:table-cell table:style-name="ce20"/>
          <table:table-cell table:style-name="ce26" office:value-type="float" office:value="9.0289">
            <text:p>9.028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niltoa psilogyne</text:p>
          </table:table-cell>
          <table:table-cell table:style-name="ce9" office:value-type="float" office:value="5">
            <text:p>5</text:p>
          </table:table-cell>
          <table:table-cell table:style-name="Wartość_20_tabeli_20_przestawnej"/>
          <table:table-cell table:style-name="ce20"/>
          <table:table-cell table:style-name="ce26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niltoa schefferi</text:p>
          </table:table-cell>
          <table:table-cell table:style-name="ce9" office:value-type="float" office:value="226.8">
            <text:p>226.8</text:p>
          </table:table-cell>
          <table:table-cell table:style-name="Wartość_20_tabeli_20_przestawnej"/>
          <table:table-cell table:style-name="ce20"/>
          <table:table-cell table:style-name="ce26" office:value-type="float" office:value="226.8">
            <text:p>226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stixiodendron pachyclados</text:p>
          </table:table-cell>
          <table:table-cell table:style-name="ce9" office:value-type="float" office:value="478.9198">
            <text:p>478.9198</text:p>
          </table:table-cell>
          <table:table-cell table:style-name="ce16" office:value-type="float" office:value="0">
            <text:p>0</text:p>
          </table:table-cell>
          <table:table-cell table:style-name="ce20"/>
          <table:table-cell table:style-name="ce26" office:value-type="float" office:value="478.9198">
            <text:p>478.919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edusanthera laxiflora</text:p>
          </table:table-cell>
          <table:table-cell table:style-name="ce9" office:value-type="float" office:value="12.4319">
            <text:p>12.4319</text:p>
          </table:table-cell>
          <table:table-cell table:style-name="Wartość_20_tabeli_20_przestawnej"/>
          <table:table-cell table:style-name="ce20"/>
          <table:table-cell table:style-name="ce26" office:value-type="float" office:value="12.4319">
            <text:p>12.431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elanolepis multiglandulosa</text:p>
          </table:table-cell>
          <table:table-cell table:style-name="ce10"/>
          <table:table-cell table:style-name="ce16" office:value-type="float" office:value="66.3819">
            <text:p>66.3819</text:p>
          </table:table-cell>
          <table:table-cell table:style-name="ce20"/>
          <table:table-cell table:style-name="ce26" office:value-type="float" office:value="66.3819">
            <text:p>66.381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elicope elleryana</text:p>
          </table:table-cell>
          <table:table-cell table:style-name="ce10"/>
          <table:table-cell table:style-name="ce16" office:value-type="float" office:value="141.3134">
            <text:p>141.3134</text:p>
          </table:table-cell>
          <table:table-cell table:style-name="ce20"/>
          <table:table-cell table:style-name="ce26" office:value-type="float" office:value="141.3134">
            <text:p>141.313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erremia peltata</text:p>
          </table:table-cell>
          <table:table-cell table:style-name="ce9" office:value-type="float" office:value="3">
            <text:p>3</text:p>
          </table:table-cell>
          <table:table-cell table:style-name="Wartość_20_tabeli_20_przestawnej"/>
          <table:table-cell table:style-name="ce20"/>
          <table:table-cell table:style-name="ce26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errilliodendron megacarpum</text:p>
          </table:table-cell>
          <table:table-cell table:style-name="ce9" office:value-type="float" office:value="16.872">
            <text:p>16.872</text:p>
          </table:table-cell>
          <table:table-cell table:style-name="Wartość_20_tabeli_20_przestawnej"/>
          <table:table-cell table:style-name="ce20"/>
          <table:table-cell table:style-name="ce26" office:value-type="float" office:value="16.872">
            <text:p>16.87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crocos argentata</text:p>
          </table:table-cell>
          <table:table-cell table:style-name="ce9" office:value-type="float" office:value="70.8216">
            <text:p>70.8216</text:p>
          </table:table-cell>
          <table:table-cell table:style-name="Wartość_20_tabeli_20_przestawnej"/>
          <table:table-cell table:style-name="ce20"/>
          <table:table-cell table:style-name="ce26" office:value-type="float" office:value="70.8216">
            <text:p>70.821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crocos grandiflora</text:p>
          </table:table-cell>
          <table:table-cell table:style-name="ce9" office:value-type="float" office:value="200.6414">
            <text:p>200.6414</text:p>
          </table:table-cell>
          <table:table-cell table:style-name="Wartość_20_tabeli_20_przestawnej"/>
          <table:table-cell table:style-name="ce20"/>
          <table:table-cell table:style-name="ce26" office:value-type="float" office:value="200.6414">
            <text:p>200.641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cromelum minutum</text:p>
          </table:table-cell>
          <table:table-cell table:style-name="ce9" office:value-type="float" office:value="1.6663">
            <text:p>1.6663</text:p>
          </table:table-cell>
          <table:table-cell table:style-name="Wartość_20_tabeli_20_przestawnej"/>
          <table:table-cell table:style-name="ce20"/>
          <table:table-cell table:style-name="ce26" office:value-type="float" office:value="1.6663">
            <text:p>1.666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llettia pinnata</text:p>
          </table:table-cell>
          <table:table-cell table:style-name="ce9" office:value-type="float" office:value="20">
            <text:p>20</text:p>
          </table:table-cell>
          <table:table-cell table:style-name="Wartość_20_tabeli_20_przestawnej"/>
          <table:table-cell table:style-name="ce20"/>
          <table:table-cell table:style-name="ce26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schocarpus largifolius</text:p>
          </table:table-cell>
          <table:table-cell table:style-name="ce9" office:value-type="float" office:value="3.3">
            <text:p>3.3</text:p>
          </table:table-cell>
          <table:table-cell table:style-name="Wartość_20_tabeli_20_przestawnej"/>
          <table:table-cell table:style-name="ce20"/>
          <table:table-cell table:style-name="ce26" office:value-type="float" office:value="3.3">
            <text:p>3.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usa peekelii</text:p>
          </table:table-cell>
          <table:table-cell table:style-name="ce9" office:value-type="float" office:value="2">
            <text:p>2</text:p>
          </table:table-cell>
          <table:table-cell table:style-name="Wartość_20_tabeli_20_przestawnej"/>
          <table:table-cell table:style-name="ce20"/>
          <table:table-cell table:style-name="ce26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yristica crassipes</text:p>
          </table:table-cell>
          <table:table-cell table:style-name="ce9" office:value-type="float" office:value="10.8">
            <text:p>10.8</text:p>
          </table:table-cell>
          <table:table-cell table:style-name="Wartość_20_tabeli_20_przestawnej"/>
          <table:table-cell table:style-name="ce20"/>
          <table:table-cell table:style-name="ce26" office:value-type="float" office:value="10.8">
            <text:p>10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yristica fatua</text:p>
          </table:table-cell>
          <table:table-cell table:style-name="ce9" office:value-type="float" office:value="111.59684">
            <text:p>111.59684</text:p>
          </table:table-cell>
          <table:table-cell table:style-name="Wartość_20_tabeli_20_przestawnej"/>
          <table:table-cell table:style-name="ce20"/>
          <table:table-cell table:style-name="ce26" office:value-type="float" office:value="111.59684">
            <text:p>111.5968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yristica globosa</text:p>
          </table:table-cell>
          <table:table-cell table:style-name="ce9" office:value-type="float" office:value="4.8">
            <text:p>4.8</text:p>
          </table:table-cell>
          <table:table-cell table:style-name="ce16" office:value-type="float" office:value="6.0519">
            <text:p>6.0519</text:p>
          </table:table-cell>
          <table:table-cell table:style-name="ce20"/>
          <table:table-cell table:style-name="ce26" office:value-type="float" office:value="10.8519">
            <text:p>10.851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yristica hollrungii</text:p>
          </table:table-cell>
          <table:table-cell table:style-name="ce9" office:value-type="float" office:value="4.9504">
            <text:p>4.9504</text:p>
          </table:table-cell>
          <table:table-cell table:style-name="Wartość_20_tabeli_20_przestawnej"/>
          <table:table-cell table:style-name="ce20"/>
          <table:table-cell table:style-name="ce26" office:value-type="float" office:value="4.9504">
            <text:p>4.950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A</text:p>
          </table:table-cell>
          <table:table-cell table:style-name="ce9" office:value-type="float" office:value="85.9854">
            <text:p>85.9854</text:p>
          </table:table-cell>
          <table:table-cell table:style-name="ce16" office:value-type="float" office:value="1.6">
            <text:p>1.6</text:p>
          </table:table-cell>
          <table:table-cell table:style-name="ce20"/>
          <table:table-cell table:style-name="ce26" office:value-type="float" office:value="87.5854">
            <text:p>87.585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eisosperma citrodora</text:p>
          </table:table-cell>
          <table:table-cell table:style-name="ce9" office:value-type="float" office:value="8.8951">
            <text:p>8.8951</text:p>
          </table:table-cell>
          <table:table-cell table:style-name="Wartość_20_tabeli_20_przestawnej"/>
          <table:table-cell table:style-name="ce20"/>
          <table:table-cell table:style-name="ce26" office:value-type="float" office:value="8.8951">
            <text:p>8.895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eonauclea obversifolia</text:p>
          </table:table-cell>
          <table:table-cell table:style-name="ce9" office:value-type="float" office:value="695.3306">
            <text:p>695.3306</text:p>
          </table:table-cell>
          <table:table-cell table:style-name="Wartość_20_tabeli_20_przestawnej"/>
          <table:table-cell table:style-name="ce20"/>
          <table:table-cell table:style-name="ce26" office:value-type="float" office:value="695.3306">
            <text:p>695.330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eoscortechinia forbesii</text:p>
          </table:table-cell>
          <table:table-cell table:style-name="ce9" office:value-type="float" office:value="23.9718">
            <text:p>23.9718</text:p>
          </table:table-cell>
          <table:table-cell table:style-name="Wartość_20_tabeli_20_przestawnej"/>
          <table:table-cell table:style-name="ce20"/>
          <table:table-cell table:style-name="ce26" office:value-type="float" office:value="23.9718">
            <text:p>23.971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eosepicaea viticoides</text:p>
          </table:table-cell>
          <table:table-cell table:style-name="ce9" office:value-type="float" office:value="3">
            <text:p>3</text:p>
          </table:table-cell>
          <table:table-cell table:style-name="Wartość_20_tabeli_20_przestawnej"/>
          <table:table-cell table:style-name="ce20"/>
          <table:table-cell table:style-name="ce26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euburgia corynocarpa</text:p>
          </table:table-cell>
          <table:table-cell table:style-name="ce9" office:value-type="float" office:value="8.3284">
            <text:p>8.3284</text:p>
          </table:table-cell>
          <table:table-cell table:style-name="Wartość_20_tabeli_20_przestawnej"/>
          <table:table-cell table:style-name="ce20"/>
          <table:table-cell table:style-name="ce26" office:value-type="float" office:value="8.3284">
            <text:p>8.328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ctomeles sumatrana</text:p>
          </table:table-cell>
          <table:table-cell table:style-name="ce10"/>
          <table:table-cell table:style-name="ce16" office:value-type="float" office:value="2.4922">
            <text:p>2.4922</text:p>
          </table:table-cell>
          <table:table-cell table:style-name="ce20"/>
          <table:table-cell table:style-name="ce26" office:value-type="float" office:value="2.4922">
            <text:p>2.492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mphalea papuana</text:p>
          </table:table-cell>
          <table:table-cell table:style-name="ce9" office:value-type="float" office:value="19.1144">
            <text:p>19.1144</text:p>
          </table:table-cell>
          <table:table-cell table:style-name="Wartość_20_tabeli_20_przestawnej"/>
          <table:table-cell table:style-name="ce20"/>
          <table:table-cell table:style-name="ce26" office:value-type="float" office:value="19.1144">
            <text:p>19.114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smoxylon novo-guineense</text:p>
          </table:table-cell>
          <table:table-cell table:style-name="ce9" office:value-type="float" office:value="2.9883">
            <text:p>2.9883</text:p>
          </table:table-cell>
          <table:table-cell table:style-name="Wartość_20_tabeli_20_przestawnej"/>
          <table:table-cell table:style-name="ce20"/>
          <table:table-cell table:style-name="ce26" office:value-type="float" office:value="2.9883">
            <text:p>2.988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alaquium morobense</text:p>
          </table:table-cell>
          <table:table-cell table:style-name="ce9" office:value-type="float" office:value="221.0577">
            <text:p>221.0577</text:p>
          </table:table-cell>
          <table:table-cell table:style-name="Wartość_20_tabeli_20_przestawnej"/>
          <table:table-cell table:style-name="ce20"/>
          <table:table-cell table:style-name="ce26" office:value-type="float" office:value="221.0577">
            <text:p>221.057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alaquium warburgianum</text:p>
          </table:table-cell>
          <table:table-cell table:style-name="ce9" office:value-type="float" office:value="6.4459">
            <text:p>6.4459</text:p>
          </table:table-cell>
          <table:table-cell table:style-name="Wartość_20_tabeli_20_przestawnej"/>
          <table:table-cell table:style-name="ce20"/>
          <table:table-cell table:style-name="ce26" office:value-type="float" office:value="6.4459">
            <text:p>6.445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andanus kaernbachii</text:p>
          </table:table-cell>
          <table:table-cell table:style-name="ce9" office:value-type="float" office:value="77.7">
            <text:p>77.7</text:p>
          </table:table-cell>
          <table:table-cell table:style-name="Wartość_20_tabeli_20_przestawnej"/>
          <table:table-cell table:style-name="ce20"/>
          <table:table-cell table:style-name="ce26" office:value-type="float" office:value="77.7">
            <text:p>77.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angium edule</text:p>
          </table:table-cell>
          <table:table-cell table:style-name="ce9" office:value-type="float" office:value="299.3434">
            <text:p>299.3434</text:p>
          </table:table-cell>
          <table:table-cell table:style-name="Wartość_20_tabeli_20_przestawnej"/>
          <table:table-cell table:style-name="ce20"/>
          <table:table-cell table:style-name="ce26" office:value-type="float" office:value="299.3434">
            <text:p>299.343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apuechites aambe</text:p>
          </table:table-cell>
          <table:table-cell table:style-name="ce9" office:value-type="float" office:value="3.8893">
            <text:p>3.8893</text:p>
          </table:table-cell>
          <table:table-cell table:style-name="Wartość_20_tabeli_20_przestawnej"/>
          <table:table-cell table:style-name="ce20"/>
          <table:table-cell table:style-name="ce26" office:value-type="float" office:value="3.8893">
            <text:p>3.889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arkia versteeghii</text:p>
          </table:table-cell>
          <table:table-cell table:style-name="ce9" office:value-type="float" office:value="51.8">
            <text:p>51.8</text:p>
          </table:table-cell>
          <table:table-cell table:style-name="Wartość_20_tabeli_20_przestawnej"/>
          <table:table-cell table:style-name="ce20"/>
          <table:table-cell table:style-name="ce26" office:value-type="float" office:value="51.8">
            <text:p>51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etraeovitex multiflora</text:p>
          </table:table-cell>
          <table:table-cell table:style-name="ce9" office:value-type="float" office:value="12.5924">
            <text:p>12.5924</text:p>
          </table:table-cell>
          <table:table-cell table:style-name="Wartość_20_tabeli_20_przestawnej"/>
          <table:table-cell table:style-name="ce20"/>
          <table:table-cell table:style-name="ce26" office:value-type="float" office:value="12.5924">
            <text:p>12.592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haeanthus ebracteolatus</text:p>
          </table:table-cell>
          <table:table-cell table:style-name="ce9" office:value-type="float" office:value="5.8">
            <text:p>5.8</text:p>
          </table:table-cell>
          <table:table-cell table:style-name="Wartość_20_tabeli_20_przestawnej"/>
          <table:table-cell table:style-name="ce20"/>
          <table:table-cell table:style-name="ce26" office:value-type="float" office:value="5.8">
            <text:p>5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haeanthus macropodus</text:p>
          </table:table-cell>
          <table:table-cell table:style-name="ce9" office:value-type="float" office:value="29.5051">
            <text:p>29.5051</text:p>
          </table:table-cell>
          <table:table-cell table:style-name="Wartość_20_tabeli_20_przestawnej"/>
          <table:table-cell table:style-name="ce20"/>
          <table:table-cell table:style-name="ce26" office:value-type="float" office:value="29.5051">
            <text:p>29.505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hyllanthus clamboides</text:p>
          </table:table-cell>
          <table:table-cell table:style-name="ce9" office:value-type="float" office:value="39.4604">
            <text:p>39.4604</text:p>
          </table:table-cell>
          <table:table-cell table:style-name="ce16" office:value-type="float" office:value="5.0463">
            <text:p>5.0463</text:p>
          </table:table-cell>
          <table:table-cell table:style-name="ce20"/>
          <table:table-cell table:style-name="ce26" office:value-type="float" office:value="44.5067">
            <text:p>44.506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imelodendron amboinicum</text:p>
          </table:table-cell>
          <table:table-cell table:style-name="ce9" office:value-type="float" office:value="501.7662">
            <text:p>501.7662</text:p>
          </table:table-cell>
          <table:table-cell table:style-name="Wartość_20_tabeli_20_przestawnej"/>
          <table:table-cell table:style-name="ce20"/>
          <table:table-cell table:style-name="ce26" office:value-type="float" office:value="501.7662">
            <text:p>501.766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ipturus argenteus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20"/>
          <table:table-cell table:style-name="ce26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isonia longirostris</text:p>
          </table:table-cell>
          <table:table-cell table:style-name="ce9" office:value-type="float" office:value="32.2458">
            <text:p>32.2458</text:p>
          </table:table-cell>
          <table:table-cell table:style-name="ce16" office:value-type="float" office:value="4.8">
            <text:p>4.8</text:p>
          </table:table-cell>
          <table:table-cell table:style-name="ce20"/>
          <table:table-cell table:style-name="ce26" office:value-type="float" office:value="37.0458">
            <text:p>37.045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lanchonella myrsinodendron</text:p>
          </table:table-cell>
          <table:table-cell table:style-name="ce9" office:value-type="float" office:value="0.1875">
            <text:p>0.1875</text:p>
          </table:table-cell>
          <table:table-cell table:style-name="Wartość_20_tabeli_20_przestawnej"/>
          <table:table-cell table:style-name="ce20"/>
          <table:table-cell table:style-name="ce26" office:value-type="float" office:value="0.1875">
            <text:p>0.187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lanchonella xylocarpa</text:p>
          </table:table-cell>
          <table:table-cell table:style-name="ce9" office:value-type="float" office:value="1.6731">
            <text:p>1.6731</text:p>
          </table:table-cell>
          <table:table-cell table:style-name="Wartość_20_tabeli_20_przestawnej"/>
          <table:table-cell table:style-name="ce20"/>
          <table:table-cell table:style-name="ce26" office:value-type="float" office:value="1.6731">
            <text:p>1.673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lyalthia glauca</text:p>
          </table:table-cell>
          <table:table-cell table:style-name="ce9" office:value-type="float" office:value="84.47202">
            <text:p>84.47202</text:p>
          </table:table-cell>
          <table:table-cell table:style-name="Wartość_20_tabeli_20_przestawnej"/>
          <table:table-cell table:style-name="ce20"/>
          <table:table-cell table:style-name="ce26" office:value-type="float" office:value="84.47202">
            <text:p>84.4720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metia pinnata</text:p>
          </table:table-cell>
          <table:table-cell table:style-name="ce9" office:value-type="float" office:value="1367.7083">
            <text:p>1367.7083</text:p>
          </table:table-cell>
          <table:table-cell table:style-name="ce16" office:value-type="float" office:value="24.0361">
            <text:p>24.0361</text:p>
          </table:table-cell>
          <table:table-cell table:style-name="ce20"/>
          <table:table-cell table:style-name="ce26" office:value-type="float" office:value="1391.7444">
            <text:p>1391.744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uteria obovata</text:p>
          </table:table-cell>
          <table:table-cell table:style-name="ce9" office:value-type="float" office:value="23.6607">
            <text:p>23.6607</text:p>
          </table:table-cell>
          <table:table-cell table:style-name="Wartość_20_tabeli_20_przestawnej"/>
          <table:table-cell table:style-name="ce20"/>
          <table:table-cell table:style-name="ce26" office:value-type="float" office:value="23.6607">
            <text:p>23.660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ainea papuana</text:p>
          </table:table-cell>
          <table:table-cell table:style-name="ce9" office:value-type="float" office:value="19.055">
            <text:p>19.055</text:p>
          </table:table-cell>
          <table:table-cell table:style-name="Wartość_20_tabeli_20_przestawnej"/>
          <table:table-cell table:style-name="ce20"/>
          <table:table-cell table:style-name="ce26" office:value-type="float" office:value="19.055">
            <text:p>19.05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emna obtusifolia</text:p>
          </table:table-cell>
          <table:table-cell table:style-name="ce10"/>
          <table:table-cell table:style-name="ce16" office:value-type="float" office:value="30.7151">
            <text:p>30.7151</text:p>
          </table:table-cell>
          <table:table-cell table:style-name="ce20"/>
          <table:table-cell table:style-name="ce26" office:value-type="float" office:value="30.7151">
            <text:p>30.715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otium macgregorii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20"/>
          <table:table-cell table:style-name="ce26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unus costata</text:p>
          </table:table-cell>
          <table:table-cell table:style-name="ce9" office:value-type="float" office:value="115.0789">
            <text:p>115.0789</text:p>
          </table:table-cell>
          <table:table-cell table:style-name="Wartość_20_tabeli_20_przestawnej"/>
          <table:table-cell table:style-name="ce20"/>
          <table:table-cell table:style-name="ce26" office:value-type="float" office:value="115.0789">
            <text:p>115.078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unus schlechteri</text:p>
          </table:table-cell>
          <table:table-cell table:style-name="ce9" office:value-type="float" office:value="13.1976">
            <text:p>13.1976</text:p>
          </table:table-cell>
          <table:table-cell table:style-name="Wartość_20_tabeli_20_przestawnej"/>
          <table:table-cell table:style-name="ce20"/>
          <table:table-cell table:style-name="ce26" office:value-type="float" office:value="13.1976">
            <text:p>13.197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sydrax cymigera</text:p>
          </table:table-cell>
          <table:table-cell table:style-name="ce9" office:value-type="float" office:value="11.3317">
            <text:p>11.3317</text:p>
          </table:table-cell>
          <table:table-cell table:style-name="Wartość_20_tabeli_20_przestawnej"/>
          <table:table-cell table:style-name="ce20"/>
          <table:table-cell table:style-name="ce26" office:value-type="float" office:value="11.3317">
            <text:p>11.331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terocarpus indicus</text:p>
          </table:table-cell>
          <table:table-cell table:style-name="ce9" office:value-type="float" office:value="15.9866">
            <text:p>15.9866</text:p>
          </table:table-cell>
          <table:table-cell table:style-name="ce16" office:value-type="float" office:value="99.3439">
            <text:p>99.3439</text:p>
          </table:table-cell>
          <table:table-cell table:style-name="ce20"/>
          <table:table-cell table:style-name="ce26" office:value-type="float" office:value="115.3305">
            <text:p>115.330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terocymbium beccarii</text:p>
          </table:table-cell>
          <table:table-cell table:style-name="ce9" office:value-type="float" office:value="4.268">
            <text:p>4.268</text:p>
          </table:table-cell>
          <table:table-cell table:style-name="Wartość_20_tabeli_20_przestawnej"/>
          <table:table-cell table:style-name="ce20"/>
          <table:table-cell table:style-name="ce26" office:value-type="float" office:value="4.268">
            <text:p>4.26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hus taitensis</text:p>
          </table:table-cell>
          <table:table-cell table:style-name="ce10"/>
          <table:table-cell table:style-name="ce16" office:value-type="float" office:value="7.5488">
            <text:p>7.5488</text:p>
          </table:table-cell>
          <table:table-cell table:style-name="ce20"/>
          <table:table-cell table:style-name="ce26" office:value-type="float" office:value="7.5488">
            <text:p>7.548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ourea minor</text:p>
          </table:table-cell>
          <table:table-cell table:style-name="ce9" office:value-type="float" office:value="6">
            <text:p>6</text:p>
          </table:table-cell>
          <table:table-cell table:style-name="Wartość_20_tabeli_20_przestawnej"/>
          <table:table-cell table:style-name="ce20"/>
          <table:table-cell table:style-name="ce26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rcocephalus coadunatus</text:p>
          </table:table-cell>
          <table:table-cell table:style-name="ce10"/>
          <table:table-cell table:style-name="ce16" office:value-type="float" office:value="239.5642">
            <text:p>239.5642</text:p>
          </table:table-cell>
          <table:table-cell table:style-name="ce20"/>
          <table:table-cell table:style-name="ce26" office:value-type="float" office:value="239.5642">
            <text:p>239.564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mecarpus schlechteri</text:p>
          </table:table-cell>
          <table:table-cell table:style-name="ce9" office:value-type="float" office:value="9.4986">
            <text:p>9.4986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style-name="ce26" office:value-type="float" office:value="10.4986">
            <text:p>10.498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loanea sogerensis</text:p>
          </table:table-cell>
          <table:table-cell table:style-name="ce9" office:value-type="float" office:value="2">
            <text:p>2</text:p>
          </table:table-cell>
          <table:table-cell table:style-name="Wartość_20_tabeli_20_przestawnej"/>
          <table:table-cell table:style-name="ce20"/>
          <table:table-cell table:style-name="ce26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pondias dulcis</text:p>
          </table:table-cell>
          <table:table-cell table:style-name="ce10"/>
          <table:table-cell table:style-name="ce16" office:value-type="float" office:value="13.0729">
            <text:p>13.0729</text:p>
          </table:table-cell>
          <table:table-cell table:style-name="ce20"/>
          <table:table-cell table:style-name="ce26" office:value-type="float" office:value="13.0729">
            <text:p>13.072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terculia ampla</text:p>
          </table:table-cell>
          <table:table-cell table:style-name="ce9" office:value-type="float" office:value="54.236">
            <text:p>54.236</text:p>
          </table:table-cell>
          <table:table-cell table:style-name="ce16" office:value-type="float" office:value="4.841">
            <text:p>4.841</text:p>
          </table:table-cell>
          <table:table-cell table:style-name="ce20"/>
          <table:table-cell table:style-name="ce26" office:value-type="float" office:value="59.077">
            <text:p>59.07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terculia conwentzii</text:p>
          </table:table-cell>
          <table:table-cell table:style-name="ce10"/>
          <table:table-cell table:style-name="ce16" office:value-type="float" office:value="8.6657">
            <text:p>8.6657</text:p>
          </table:table-cell>
          <table:table-cell table:style-name="ce20"/>
          <table:table-cell table:style-name="ce26" office:value-type="float" office:value="8.6657">
            <text:p>8.665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terculia schumanniana</text:p>
          </table:table-cell>
          <table:table-cell table:style-name="ce9" office:value-type="float" office:value="49.9591">
            <text:p>49.9591</text:p>
          </table:table-cell>
          <table:table-cell table:style-name="Wartość_20_tabeli_20_przestawnej"/>
          <table:table-cell table:style-name="ce20"/>
          <table:table-cell table:style-name="ce26" office:value-type="float" office:value="49.9591">
            <text:p>49.959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trychnos minor</text:p>
          </table:table-cell>
          <table:table-cell table:style-name="ce9" office:value-type="float" office:value="148.4529">
            <text:p>148.4529</text:p>
          </table:table-cell>
          <table:table-cell table:style-name="Wartość_20_tabeli_20_przestawnej"/>
          <table:table-cell table:style-name="ce20"/>
          <table:table-cell table:style-name="ce26" office:value-type="float" office:value="148.4529">
            <text:p>148.452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yzygium branderhorstii</text:p>
          </table:table-cell>
          <table:table-cell table:style-name="ce9" office:value-type="float" office:value="17.6">
            <text:p>17.6</text:p>
          </table:table-cell>
          <table:table-cell table:style-name="Wartość_20_tabeli_20_przestawnej"/>
          <table:table-cell table:style-name="ce20"/>
          <table:table-cell table:style-name="ce26" office:value-type="float" office:value="17.6">
            <text:p>17.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yzygium fastigatum</text:p>
          </table:table-cell>
          <table:table-cell table:style-name="ce9" office:value-type="float" office:value="10">
            <text:p>10</text:p>
          </table:table-cell>
          <table:table-cell table:style-name="Wartość_20_tabeli_20_przestawnej"/>
          <table:table-cell table:style-name="ce20"/>
          <table:table-cell table:style-name="ce26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yzygium furfuraceum</text:p>
          </table:table-cell>
          <table:table-cell table:style-name="ce9" office:value-type="float" office:value="8.1469">
            <text:p>8.1469</text:p>
          </table:table-cell>
          <table:table-cell table:style-name="Wartość_20_tabeli_20_przestawnej"/>
          <table:table-cell table:style-name="ce20"/>
          <table:table-cell table:style-name="ce26" office:value-type="float" office:value="8.1469">
            <text:p>8.146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yzygium gonatanthum</text:p>
          </table:table-cell>
          <table:table-cell table:style-name="ce9" office:value-type="float" office:value="25.7402">
            <text:p>25.7402</text:p>
          </table:table-cell>
          <table:table-cell table:style-name="Wartość_20_tabeli_20_przestawnej"/>
          <table:table-cell table:style-name="ce20"/>
          <table:table-cell table:style-name="ce26" office:value-type="float" office:value="25.7402">
            <text:p>25.740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yzygium hylophilum</text:p>
          </table:table-cell>
          <table:table-cell table:style-name="ce9" office:value-type="float" office:value="2">
            <text:p>2</text:p>
          </table:table-cell>
          <table:table-cell table:style-name="Wartość_20_tabeli_20_przestawnej"/>
          <table:table-cell table:style-name="ce20"/>
          <table:table-cell table:style-name="ce26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yzygium longipes</text:p>
          </table:table-cell>
          <table:table-cell table:style-name="ce9" office:value-type="float" office:value="44.0491">
            <text:p>44.0491</text:p>
          </table:table-cell>
          <table:table-cell table:style-name="Wartość_20_tabeli_20_przestawnej"/>
          <table:table-cell table:style-name="ce20"/>
          <table:table-cell table:style-name="ce26" office:value-type="float" office:value="44.0491">
            <text:p>44.049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yzygium malaccense</text:p>
          </table:table-cell>
          <table:table-cell table:style-name="ce9" office:value-type="float" office:value="5.7282">
            <text:p>5.7282</text:p>
          </table:table-cell>
          <table:table-cell table:style-name="Wartość_20_tabeli_20_przestawnej"/>
          <table:table-cell table:style-name="ce20"/>
          <table:table-cell table:style-name="ce26" office:value-type="float" office:value="5.7282">
            <text:p>5.728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abernaemontana orientalis</text:p>
          </table:table-cell>
          <table:table-cell table:style-name="ce9" office:value-type="float" office:value="1.3406">
            <text:p>1.3406</text:p>
          </table:table-cell>
          <table:table-cell table:style-name="ce16" office:value-type="float" office:value="2">
            <text:p>2</text:p>
          </table:table-cell>
          <table:table-cell table:style-name="ce20"/>
          <table:table-cell table:style-name="ce26" office:value-type="float" office:value="3.3406">
            <text:p>3.340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ecomanthe dendrophila</text:p>
          </table:table-cell>
          <table:table-cell table:style-name="ce9" office:value-type="float" office:value="1.8">
            <text:p>1.8</text:p>
          </table:table-cell>
          <table:table-cell table:style-name="Wartość_20_tabeli_20_przestawnej"/>
          <table:table-cell table:style-name="ce20"/>
          <table:table-cell table:style-name="ce26"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eijsmanniodendron bogoriense</text:p>
          </table:table-cell>
          <table:table-cell table:style-name="ce9" office:value-type="float" office:value="747.9111">
            <text:p>747.9111</text:p>
          </table:table-cell>
          <table:table-cell table:style-name="Wartość_20_tabeli_20_przestawnej"/>
          <table:table-cell table:style-name="ce20"/>
          <table:table-cell table:style-name="ce26" office:value-type="float" office:value="747.9111">
            <text:p>747.911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erminalia archipelagi</text:p>
          </table:table-cell>
          <table:table-cell table:style-name="ce9" office:value-type="float" office:value="105.7186">
            <text:p>105.7186</text:p>
          </table:table-cell>
          <table:table-cell table:style-name="Wartość_20_tabeli_20_przestawnej"/>
          <table:table-cell table:style-name="ce20"/>
          <table:table-cell table:style-name="ce26" office:value-type="float" office:value="105.7186">
            <text:p>105.718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erminalia complanata</text:p>
          </table:table-cell>
          <table:table-cell table:style-name="ce9" office:value-type="float" office:value="120.8481">
            <text:p>120.8481</text:p>
          </table:table-cell>
          <table:table-cell table:style-name="ce16" office:value-type="float" office:value="12.7779">
            <text:p>12.7779</text:p>
          </table:table-cell>
          <table:table-cell table:style-name="ce20"/>
          <table:table-cell table:style-name="ce26" office:value-type="float" office:value="133.626">
            <text:p>133.62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erminalia kaernbachii</text:p>
          </table:table-cell>
          <table:table-cell table:style-name="ce9" office:value-type="float" office:value="86.0247">
            <text:p>86.0247</text:p>
          </table:table-cell>
          <table:table-cell table:style-name="Wartość_20_tabeli_20_przestawnej"/>
          <table:table-cell table:style-name="ce20"/>
          <table:table-cell table:style-name="ce26" office:value-type="float" office:value="86.0247">
            <text:p>86.024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ernstroemia cherryi</text:p>
          </table:table-cell>
          <table:table-cell table:style-name="ce9" office:value-type="float" office:value="72.7065">
            <text:p>72.7065</text:p>
          </table:table-cell>
          <table:table-cell table:style-name="Wartość_20_tabeli_20_przestawnej"/>
          <table:table-cell table:style-name="ce20"/>
          <table:table-cell table:style-name="ce26" office:value-type="float" office:value="72.7065">
            <text:p>72.706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etrameles nudiflora</text:p>
          </table:table-cell>
          <table:table-cell table:style-name="ce10"/>
          <table:table-cell table:style-name="ce16" office:value-type="float" office:value="29.1898">
            <text:p>29.1898</text:p>
          </table:table-cell>
          <table:table-cell table:style-name="ce20"/>
          <table:table-cell table:style-name="ce26" office:value-type="float" office:value="29.1898">
            <text:p>29.189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etrastigma lauterbachianum</text:p>
          </table:table-cell>
          <table:table-cell table:style-name="ce9" office:value-type="float" office:value="1.8">
            <text:p>1.8</text:p>
          </table:table-cell>
          <table:table-cell table:style-name="Wartość_20_tabeli_20_przestawnej"/>
          <table:table-cell table:style-name="ce20"/>
          <table:table-cell table:style-name="ce26"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imonius kaniensis</text:p>
          </table:table-cell>
          <table:table-cell table:style-name="ce9" office:value-type="float" office:value="0.821">
            <text:p>0.821</text:p>
          </table:table-cell>
          <table:table-cell table:style-name="Wartość_20_tabeli_20_przestawnej"/>
          <table:table-cell table:style-name="ce20"/>
          <table:table-cell table:style-name="ce26" office:value-type="float" office:value="0.821">
            <text:p>0.82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imonius timon</text:p>
          </table:table-cell>
          <table:table-cell table:style-name="ce10"/>
          <table:table-cell table:style-name="ce16" office:value-type="float" office:value="9.5539">
            <text:p>9.5539</text:p>
          </table:table-cell>
          <table:table-cell table:style-name="ce20"/>
          <table:table-cell table:style-name="ce26" office:value-type="float" office:value="9.5539">
            <text:p>9.553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rema orientalis</text:p>
          </table:table-cell>
          <table:table-cell table:style-name="ce10"/>
          <table:table-cell table:style-name="ce16" office:value-type="float" office:value="545.2529">
            <text:p>545.2529</text:p>
          </table:table-cell>
          <table:table-cell table:style-name="ce20"/>
          <table:table-cell table:style-name="ce26" office:value-type="float" office:value="545.2529">
            <text:p>545.252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richospermum pleiostigma</text:p>
          </table:table-cell>
          <table:table-cell table:style-name="ce10"/>
          <table:table-cell table:style-name="ce16" office:value-type="float" office:value="1129.28366">
            <text:p>1129.28366</text:p>
          </table:table-cell>
          <table:table-cell table:style-name="ce20"/>
          <table:table-cell table:style-name="ce26" office:value-type="float" office:value="1129.28366">
            <text:p>1129.2836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ristiropsis acutangula</text:p>
          </table:table-cell>
          <table:table-cell table:style-name="ce9" office:value-type="float" office:value="10.2">
            <text:p>10.2</text:p>
          </table:table-cell>
          <table:table-cell table:style-name="Wartość_20_tabeli_20_przestawnej"/>
          <table:table-cell table:style-name="ce20"/>
          <table:table-cell table:style-name="ce26" office:value-type="float" office:value="10.2">
            <text:p>10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ncaria appendiculata</text:p>
          </table:table-cell>
          <table:table-cell table:style-name="ce9" office:value-type="float" office:value="59.5533">
            <text:p>59.5533</text:p>
          </table:table-cell>
          <table:table-cell table:style-name="Wartość_20_tabeli_20_przestawnej"/>
          <table:table-cell table:style-name="ce20"/>
          <table:table-cell table:style-name="ce26" office:value-type="float" office:value="59.5533">
            <text:p>59.553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ncaria lanosa</text:p>
          </table:table-cell>
          <table:table-cell table:style-name="ce9" office:value-type="float" office:value="9.0741">
            <text:p>9.0741</text:p>
          </table:table-cell>
          <table:table-cell table:style-name="Wartość_20_tabeli_20_przestawnej"/>
          <table:table-cell table:style-name="ce20"/>
          <table:table-cell table:style-name="ce26" office:value-type="float" office:value="9.0741">
            <text:p>9.074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varia rosenbergiana</text:p>
          </table:table-cell>
          <table:table-cell table:style-name="ce9" office:value-type="float" office:value="2.8745">
            <text:p>2.8745</text:p>
          </table:table-cell>
          <table:table-cell table:style-name="Wartość_20_tabeli_20_przestawnej"/>
          <table:table-cell table:style-name="ce20"/>
          <table:table-cell table:style-name="ce26" office:value-type="float" office:value="2.8745">
            <text:p>2.874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atica papuana</text:p>
          </table:table-cell>
          <table:table-cell table:style-name="ce9" office:value-type="float" office:value="118.5276">
            <text:p>118.5276</text:p>
          </table:table-cell>
          <table:table-cell table:style-name="Wartość_20_tabeli_20_przestawnej"/>
          <table:table-cell table:style-name="ce20"/>
          <table:table-cell table:style-name="ce26" office:value-type="float" office:value="118.5276">
            <text:p>118.527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ersteegia cauliflora</text:p>
          </table:table-cell>
          <table:table-cell table:style-name="ce9" office:value-type="float" office:value="10.9012">
            <text:p>10.9012</text:p>
          </table:table-cell>
          <table:table-cell table:style-name="Wartość_20_tabeli_20_przestawnej"/>
          <table:table-cell table:style-name="ce20"/>
          <table:table-cell table:style-name="ce26" office:value-type="float" office:value="10.9012">
            <text:p>10.901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tex cofassus</text:p>
          </table:table-cell>
          <table:table-cell table:style-name="ce10"/>
          <table:table-cell table:style-name="ce16" office:value-type="float" office:value="202.0398">
            <text:p>202.0398</text:p>
          </table:table-cell>
          <table:table-cell table:style-name="ce20"/>
          <table:table-cell table:style-name="ce26" office:value-type="float" office:value="202.0398">
            <text:p>202.039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Wrightia laevis</text:p>
          </table:table-cell>
          <table:table-cell table:style-name="ce10"/>
          <table:table-cell table:style-name="ce16" office:value-type="float" office:value="0.23">
            <text:p>0.23</text:p>
          </table:table-cell>
          <table:table-cell table:style-name="ce20"/>
          <table:table-cell table:style-name="ce26" office:value-type="float" office:value="0.23">
            <text:p>0.2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Xanthophyllum papuanum</text:p>
          </table:table-cell>
          <table:table-cell table:style-name="ce9" office:value-type="float" office:value="82.2434">
            <text:p>82.2434</text:p>
          </table:table-cell>
          <table:table-cell table:style-name="Wartość_20_tabeli_20_przestawnej"/>
          <table:table-cell table:style-name="ce20"/>
          <table:table-cell table:style-name="ce26" office:value-type="float" office:value="82.2434">
            <text:p>82.243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Ziziphus angustifolia</text:p>
          </table:table-cell>
          <table:table-cell table:style-name="ce9" office:value-type="float" office:value="50.3622">
            <text:p>50.3622</text:p>
          </table:table-cell>
          <table:table-cell table:style-name="Wartość_20_tabeli_20_przestawnej"/>
          <table:table-cell table:style-name="ce20"/>
          <table:table-cell table:style-name="ce26" office:value-type="float" office:value="50.3622">
            <text:p>50.362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(pusty)</text:p>
          </table:table-cell>
          <table:table-cell table:style-name="ce11"/>
          <table:table-cell table:style-name="ce17"/>
          <table:table-cell table:style-name="ce21"/>
          <table:table-cell table:style-name="ce27"/>
          <table:table-cell table:number-columns-repeated="1019"/>
        </table:table-row>
        <table:table-row table:style-name="ro1">
          <table:table-cell table:style-name="ce5" office:value-type="string">
            <text:p>Suma Wynik</text:p>
          </table:table-cell>
          <table:table-cell table:style-name="ce12" office:value-type="float" office:value="12214.36736">
            <text:p>12214.36736</text:p>
          </table:table-cell>
          <table:table-cell table:style-name="ce18" office:value-type="float" office:value="6451.81927">
            <text:p>6451.81927</text:p>
          </table:table-cell>
          <table:table-cell table:style-name="ce22"/>
          <table:table-cell table:style-name="ce28" office:value-type="float" office:value="18666.18663">
            <text:p>18666.18663</text:p>
          </table:table-cell>
          <table:table-cell table:number-columns-repeated="1019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 table:print="false">
        <table:table-column table:style-name="co7" table:default-cell-style-name="ce29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6" table:number-columns-repeated="1020" table:default-cell-style-name="Excel_20_Built-in_20_Normal"/>
        <table:table-row table:style-name="ro1">
          <table:table-cell office:value-type="string">
            <text:p>CollectionNumber</text:p>
          </table:table-cell>
          <table:table-cell table:style-name="ce29" office:value-type="string">
            <text:p>Locality_Code</text:p>
          </table:table-cell>
          <table:table-cell table:style-name="ce30" office:value-type="string">
            <text:p>TotalLeafWeight</text:p>
          </table:table-cell>
          <table:table-cell table:style-name="ce29" office:value-type="string">
            <text:p>SpeciesNEW</text:p>
          </table:table-cell>
          <table:table-cell table:style-name="ce31" table:number-columns-repeated="1020"/>
        </table:table-row>
        <table:table-row table:style-name="ro2">
          <table:table-cell office:value-type="string">
            <text:p>WP1A0001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Vatica papuana</text:p>
          </table:table-cell>
          <table:table-cell table:number-columns-repeated="1020"/>
        </table:table-row>
        <table:table-row table:style-name="ro2">
          <table:table-cell office:value-type="string">
            <text:p>WP1A0002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A0003</text:p>
          </table:table-cell>
          <table:table-cell office:value-type="string">
            <text:p>WP</text:p>
          </table:table-cell>
          <table:table-cell office:value-type="float" office:value="0.9">
            <text:p>0.9</text:p>
          </table:table-cell>
          <table:table-cell office:value-type="string">
            <text:p>Dysoxylum pettigrewianum</text:p>
          </table:table-cell>
          <table:table-cell table:number-columns-repeated="1020"/>
        </table:table-row>
        <table:table-row table:style-name="ro2">
          <table:table-cell office:value-type="string">
            <text:p>WP1A0004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Prainea papuana</text:p>
          </table:table-cell>
          <table:table-cell table:number-columns-repeated="1020"/>
        </table:table-row>
        <table:table-row table:style-name="ro2">
          <table:table-cell office:value-type="string">
            <text:p>WP1A0005</text:p>
          </table:table-cell>
          <table:table-cell office:value-type="string">
            <text:p>WP</text:p>
          </table:table-cell>
          <table:table-cell office:value-type="float" office:value="11.433">
            <text:p>11.433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A0006</text:p>
          </table:table-cell>
          <table:table-cell office:value-type="string">
            <text:p>WP</text:p>
          </table:table-cell>
          <table:table-cell office:value-type="float" office:value="1.1">
            <text:p>1.1</text:p>
          </table:table-cell>
          <table:table-cell office:value-type="string">
            <text:p>Galearia celebica</text:p>
          </table:table-cell>
          <table:table-cell table:number-columns-repeated="1020"/>
        </table:table-row>
        <table:table-row table:style-name="ro2">
          <table:table-cell office:value-type="string">
            <text:p>WP1A0007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Xanthophyllum papuanum</text:p>
          </table:table-cell>
          <table:table-cell table:number-columns-repeated="1020"/>
        </table:table-row>
        <table:table-row table:style-name="ro2">
          <table:table-cell office:value-type="string">
            <text:p>WP1A0008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Merrilliodendron megacarpum</text:p>
          </table:table-cell>
          <table:table-cell table:number-columns-repeated="1020"/>
        </table:table-row>
        <table:table-row table:style-name="ro2">
          <table:table-cell office:value-type="string">
            <text:p>WP1A0009</text:p>
          </table:table-cell>
          <table:table-cell office:value-type="string">
            <text:p>WP</text:p>
          </table:table-cell>
          <table:table-cell office:value-type="float" office:value="0.5">
            <text:p>0.5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1A0010</text:p>
          </table:table-cell>
          <table:table-cell office:value-type="string">
            <text:p>WP</text:p>
          </table:table-cell>
          <table:table-cell office:value-type="float" office:value="15">
            <text:p>15</text:p>
          </table:table-cell>
          <table:table-cell office:value-type="string">
            <text:p>Kingiodendron novoguineense</text:p>
          </table:table-cell>
          <table:table-cell table:number-columns-repeated="1020"/>
        </table:table-row>
        <table:table-row table:style-name="ro2">
          <table:table-cell office:value-type="string">
            <text:p>WP1A0011</text:p>
          </table:table-cell>
          <table:table-cell office:value-type="string">
            <text:p>WP</text:p>
          </table:table-cell>
          <table:table-cell office:value-type="float" office:value="4.1">
            <text:p>4.1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1A0012</text:p>
          </table:table-cell>
          <table:table-cell office:value-type="string">
            <text:p>WP</text:p>
          </table:table-cell>
          <table:table-cell office:value-type="float" office:value="11.7126">
            <text:p>11.712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A0013</text:p>
          </table:table-cell>
          <table:table-cell office:value-type="string">
            <text:p>WP</text:p>
          </table:table-cell>
          <table:table-cell office:value-type="float" office:value="4.082">
            <text:p>4.082</text:p>
          </table:table-cell>
          <table:table-cell office:value-type="string">
            <text:p>Vatica papuana</text:p>
          </table:table-cell>
          <table:table-cell table:number-columns-repeated="1020"/>
        </table:table-row>
        <table:table-row table:style-name="ro2">
          <table:table-cell office:value-type="string">
            <text:p>WP1A0014</text:p>
          </table:table-cell>
          <table:table-cell office:value-type="string">
            <text:p>WP</text:p>
          </table:table-cell>
          <table:table-cell office:value-type="float" office:value="62">
            <text:p>62</text:p>
          </table:table-cell>
          <table:table-cell office:value-type="string">
            <text:p>Artocarpus sepicanus</text:p>
          </table:table-cell>
          <table:table-cell table:number-columns-repeated="1020"/>
        </table:table-row>
        <table:table-row table:style-name="ro2">
          <table:table-cell office:value-type="string">
            <text:p>WP1A0015</text:p>
          </table:table-cell>
          <table:table-cell office:value-type="string">
            <text:p>WP</text:p>
          </table:table-cell>
          <table:table-cell office:value-type="float" office:value="51.54644">
            <text:p>51.54644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A0016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Barringtonia apiculata</text:p>
          </table:table-cell>
          <table:table-cell table:number-columns-repeated="1020"/>
        </table:table-row>
        <table:table-row table:style-name="ro2">
          <table:table-cell office:value-type="string">
            <text:p>WP1A0017</text:p>
          </table:table-cell>
          <table:table-cell office:value-type="string">
            <text:p>WP</text:p>
          </table:table-cell>
          <table:table-cell office:value-type="float" office:value="10.5604">
            <text:p>10.5604</text:p>
          </table:table-cell>
          <table:table-cell office:value-type="string">
            <text:p>Omphalea papuana</text:p>
          </table:table-cell>
          <table:table-cell table:number-columns-repeated="1020"/>
        </table:table-row>
        <table:table-row table:style-name="ro2">
          <table:table-cell office:value-type="string">
            <text:p>WP1A0018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A0019</text:p>
          </table:table-cell>
          <table:table-cell office:value-type="string">
            <text:p>WP</text:p>
          </table:table-cell>
          <table:table-cell office:value-type="float" office:value="44.5">
            <text:p>44.5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A0020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A0021</text:p>
          </table:table-cell>
          <table:table-cell office:value-type="string">
            <text:p>WP</text:p>
          </table:table-cell>
          <table:table-cell office:value-type="float" office:value="93.5656">
            <text:p>93.5656</text:p>
          </table:table-cell>
          <table:table-cell office:value-type="string">
            <text:p>Vatica papuana</text:p>
          </table:table-cell>
          <table:table-cell table:number-columns-repeated="1020"/>
        </table:table-row>
        <table:table-row table:style-name="ro2">
          <table:table-cell office:value-type="string">
            <text:p>WP1A0022</text:p>
          </table:table-cell>
          <table:table-cell office:value-type="string">
            <text:p>WP</text:p>
          </table:table-cell>
          <table:table-cell office:value-type="float" office:value="2.6">
            <text:p>2.6</text:p>
          </table:table-cell>
          <table:table-cell office:value-type="string">
            <text:p>Aglaia lepiorrhachis</text:p>
          </table:table-cell>
          <table:table-cell table:number-columns-repeated="1020"/>
        </table:table-row>
        <table:table-row table:style-name="ro2">
          <table:table-cell office:value-type="string">
            <text:p>WP1A0023</text:p>
          </table:table-cell>
          <table:table-cell office:value-type="string">
            <text:p>WP</text:p>
          </table:table-cell>
          <table:table-cell office:value-type="float" office:value="5.3869">
            <text:p>5.3869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A0024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A0025</text:p>
          </table:table-cell>
          <table:table-cell office:value-type="string">
            <text:p>WP</text:p>
          </table:table-cell>
          <table:table-cell office:value-type="float" office:value="35">
            <text:p>35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1A0026</text:p>
          </table:table-cell>
          <table:table-cell office:value-type="string">
            <text:p>WP</text:p>
          </table:table-cell>
          <table:table-cell office:value-type="float" office:value="43.4883">
            <text:p>43.4883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A0027</text:p>
          </table:table-cell>
          <table:table-cell office:value-type="string">
            <text:p>WP</text:p>
          </table:table-cell>
          <table:table-cell office:value-type="float" office:value="0.4">
            <text:p>0.4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1A0028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1A0029</text:p>
          </table:table-cell>
          <table:table-cell office:value-type="string">
            <text:p>WP</text:p>
          </table:table-cell>
          <table:table-cell office:value-type="float" office:value="2.2657">
            <text:p>2.2657</text:p>
          </table:table-cell>
          <table:table-cell office:value-type="string">
            <text:p>Aglaia argentea</text:p>
          </table:table-cell>
          <table:table-cell table:number-columns-repeated="1020"/>
        </table:table-row>
        <table:table-row table:style-name="ro2">
          <table:table-cell office:value-type="string">
            <text:p>WP1A0030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A0031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Elaeocarpus amplifolius</text:p>
          </table:table-cell>
          <table:table-cell table:number-columns-repeated="1020"/>
        </table:table-row>
        <table:table-row table:style-name="ro2">
          <table:table-cell office:value-type="string">
            <text:p>WP1A0032</text:p>
          </table:table-cell>
          <table:table-cell office:value-type="string">
            <text:p>WP</text:p>
          </table:table-cell>
          <table:table-cell office:value-type="float" office:value="18.2">
            <text:p>18.2</text:p>
          </table:table-cell>
          <table:table-cell office:value-type="string">
            <text:p>Kingiodendron novoguineense</text:p>
          </table:table-cell>
          <table:table-cell table:number-columns-repeated="1020"/>
        </table:table-row>
        <table:table-row table:style-name="ro2">
          <table:table-cell office:value-type="string">
            <text:p>WP1A0033</text:p>
          </table:table-cell>
          <table:table-cell office:value-type="string">
            <text:p>WP</text:p>
          </table:table-cell>
          <table:table-cell office:value-type="float" office:value="39.7">
            <text:p>39.7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A0034</text:p>
          </table:table-cell>
          <table:table-cell office:value-type="string">
            <text:p>WP</text:p>
          </table:table-cell>
          <table:table-cell office:value-type="float" office:value="124.0263">
            <text:p>124.0263</text:p>
          </table:table-cell>
          <table:table-cell office:value-type="string">
            <text:p>Endospermum medullosum</text:p>
          </table:table-cell>
          <table:table-cell table:number-columns-repeated="1020"/>
        </table:table-row>
        <table:table-row table:style-name="ro2">
          <table:table-cell office:value-type="string">
            <text:p>WP1A0035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1A0036</text:p>
          </table:table-cell>
          <table:table-cell office:value-type="string">
            <text:p>WP</text:p>
          </table:table-cell>
          <table:table-cell office:value-type="float" office:value="5.2">
            <text:p>5.2</text:p>
          </table:table-cell>
          <table:table-cell office:value-type="string">
            <text:p>Kingiodendron novoguineense</text:p>
          </table:table-cell>
          <table:table-cell table:number-columns-repeated="1020"/>
        </table:table-row>
        <table:table-row table:style-name="ro2">
          <table:table-cell office:value-type="string">
            <text:p>WP1A0037</text:p>
          </table:table-cell>
          <table:table-cell office:value-type="string">
            <text:p>WP</text:p>
          </table:table-cell>
          <table:table-cell office:value-type="float" office:value="2.4213">
            <text:p>2.4213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A003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Barringtonia apiculata</text:p>
          </table:table-cell>
          <table:table-cell table:number-columns-repeated="1020"/>
        </table:table-row>
        <table:table-row table:style-name="ro2">
          <table:table-cell office:value-type="string">
            <text:p>WP1A0039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Merremia peltata</text:p>
          </table:table-cell>
          <table:table-cell table:number-columns-repeated="1020"/>
        </table:table-row>
        <table:table-row table:style-name="ro2">
          <table:table-cell office:value-type="string">
            <text:p>WP1A0040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2">
          <table:table-cell office:value-type="string">
            <text:p>WP1A0041</text:p>
          </table:table-cell>
          <table:table-cell office:value-type="string">
            <text:p>WP</text:p>
          </table:table-cell>
          <table:table-cell office:value-type="float" office:value="3.2421">
            <text:p>3.2421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1A004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P1A0043</text:p>
          </table:table-cell>
          <table:table-cell office:value-type="string">
            <text:p>WP</text:p>
          </table:table-cell>
          <table:table-cell office:value-type="float" office:value="0.9">
            <text:p>0.9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1A0044</text:p>
          </table:table-cell>
          <table:table-cell office:value-type="string">
            <text:p>WP</text:p>
          </table:table-cell>
          <table:table-cell office:value-type="float" office:value="1.4249">
            <text:p>1.424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A0045</text:p>
          </table:table-cell>
          <table:table-cell office:value-type="string">
            <text:p>WP</text:p>
          </table:table-cell>
          <table:table-cell office:value-type="float" office:value="8.7749">
            <text:p>8.7749</text:p>
          </table:table-cell>
          <table:table-cell office:value-type="string">
            <text:p>Polyalthia glauca</text:p>
          </table:table-cell>
          <table:table-cell table:number-columns-repeated="1020"/>
        </table:table-row>
        <table:table-row table:style-name="ro2">
          <table:table-cell office:value-type="string">
            <text:p>WP1A0046</text:p>
          </table:table-cell>
          <table:table-cell office:value-type="string">
            <text:p>WP</text:p>
          </table:table-cell>
          <table:table-cell office:value-type="float" office:value="3.8893">
            <text:p>3.8893</text:p>
          </table:table-cell>
          <table:table-cell office:value-type="string">
            <text:p>Papuechites aambe</text:p>
          </table:table-cell>
          <table:table-cell table:number-columns-repeated="1020"/>
        </table:table-row>
        <table:table-row table:style-name="ro2">
          <table:table-cell office:value-type="string">
            <text:p>WP1A0047</text:p>
          </table:table-cell>
          <table:table-cell office:value-type="string">
            <text:p>WP</text:p>
          </table:table-cell>
          <table:table-cell office:value-type="float" office:value="13.8">
            <text:p>13.8</text:p>
          </table:table-cell>
          <table:table-cell office:value-type="string">
            <text:p>Pandanus kaernbachii</text:p>
          </table:table-cell>
          <table:table-cell table:number-columns-repeated="1020"/>
        </table:table-row>
        <table:table-row table:style-name="ro2">
          <table:table-cell office:value-type="string">
            <text:p>WP1A1281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A1282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Barringtonia calyptrocalyx</text:p>
          </table:table-cell>
          <table:table-cell table:number-columns-repeated="1020"/>
        </table:table-row>
        <table:table-row table:style-name="ro2">
          <table:table-cell office:value-type="string">
            <text:p>WP1B0049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Merrilliodendron megacarpum</text:p>
          </table:table-cell>
          <table:table-cell table:number-columns-repeated="1020"/>
        </table:table-row>
        <table:table-row table:style-name="ro2">
          <table:table-cell office:value-type="string">
            <text:p>WP1B0050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B0051</text:p>
          </table:table-cell>
          <table:table-cell office:value-type="string">
            <text:p>WP</text:p>
          </table:table-cell>
          <table:table-cell office:value-type="float" office:value="14.2">
            <text:p>14.2</text:p>
          </table:table-cell>
          <table:table-cell office:value-type="string">
            <text:p>Eriachne squarrosa</text:p>
          </table:table-cell>
          <table:table-cell table:number-columns-repeated="1020"/>
        </table:table-row>
        <table:table-row table:style-name="ro2">
          <table:table-cell office:value-type="string">
            <text:p>WP1B0052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B0053</text:p>
          </table:table-cell>
          <table:table-cell office:value-type="string">
            <text:p>WP</text:p>
          </table:table-cell>
          <table:table-cell office:value-type="float" office:value="4.9196">
            <text:p>4.919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B0054</text:p>
          </table:table-cell>
          <table:table-cell office:value-type="string">
            <text:p>WP</text:p>
          </table:table-cell>
          <table:table-cell office:value-type="float" office:value="2.1">
            <text:p>2.1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B0055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1B0056</text:p>
          </table:table-cell>
          <table:table-cell office:value-type="string">
            <text:p>WP</text:p>
          </table:table-cell>
          <table:table-cell office:value-type="float" office:value="37.1">
            <text:p>37.1</text:p>
          </table:table-cell>
          <table:table-cell office:value-type="string">
            <text:p>Gulubia costata</text:p>
          </table:table-cell>
          <table:table-cell table:number-columns-repeated="1020"/>
        </table:table-row>
        <table:table-row table:style-name="ro2">
          <table:table-cell office:value-type="string">
            <text:p>WP1B0057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Elaeocarpus amplifolius</text:p>
          </table:table-cell>
          <table:table-cell table:number-columns-repeated="1020"/>
        </table:table-row>
        <table:table-row table:style-name="ro2">
          <table:table-cell office:value-type="string">
            <text:p>WP1B0058</text:p>
          </table:table-cell>
          <table:table-cell office:value-type="string">
            <text:p>WP</text:p>
          </table:table-cell>
          <table:table-cell office:value-type="float" office:value="9.9122">
            <text:p>9.9122</text:p>
          </table:table-cell>
          <table:table-cell office:value-type="string">
            <text:p>Ficus rubrivestimenta</text:p>
          </table:table-cell>
          <table:table-cell table:number-columns-repeated="1020"/>
        </table:table-row>
        <table:table-row table:style-name="ro2">
          <table:table-cell office:value-type="string">
            <text:p>WP1B0059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1B0063</text:p>
          </table:table-cell>
          <table:table-cell office:value-type="string">
            <text:p>WP</text:p>
          </table:table-cell>
          <table:table-cell office:value-type="float" office:value="5.9926">
            <text:p>5.992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B0064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B0065</text:p>
          </table:table-cell>
          <table:table-cell office:value-type="string">
            <text:p>WP</text:p>
          </table:table-cell>
          <table:table-cell office:value-type="float" office:value="2.2866">
            <text:p>2.2866</text:p>
          </table:table-cell>
          <table:table-cell office:value-type="string">
            <text:p>Dracaena angustifolia</text:p>
          </table:table-cell>
          <table:table-cell table:number-columns-repeated="1020"/>
        </table:table-row>
        <table:table-row table:style-name="ro2">
          <table:table-cell office:value-type="string">
            <text:p>WP1B0066</text:p>
          </table:table-cell>
          <table:table-cell office:value-type="string">
            <text:p>WP</text:p>
          </table:table-cell>
          <table:table-cell office:value-type="float" office:value="2.2185">
            <text:p>2.2185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B0067</text:p>
          </table:table-cell>
          <table:table-cell office:value-type="string">
            <text:p>WP</text:p>
          </table:table-cell>
          <table:table-cell office:value-type="float" office:value="7">
            <text:p>7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1B0068</text:p>
          </table:table-cell>
          <table:table-cell office:value-type="string">
            <text:p>WP</text:p>
          </table:table-cell>
          <table:table-cell office:value-type="float" office:value="109.7881">
            <text:p>109.7881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B0069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alaquium warburgianum</text:p>
          </table:table-cell>
          <table:table-cell table:number-columns-repeated="1020"/>
        </table:table-row>
        <table:table-row table:style-name="ro2">
          <table:table-cell office:value-type="string">
            <text:p>WP1B0070</text:p>
          </table:table-cell>
          <table:table-cell office:value-type="string">
            <text:p>WP</text:p>
          </table:table-cell>
          <table:table-cell office:value-type="float" office:value="7.8891">
            <text:p>7.8891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B0071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B0072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B0073</text:p>
          </table:table-cell>
          <table:table-cell office:value-type="string">
            <text:p>WP</text:p>
          </table:table-cell>
          <table:table-cell office:value-type="float" office:value="1.4308">
            <text:p>1.4308</text:p>
          </table:table-cell>
          <table:table-cell office:value-type="string">
            <text:p>Ailanthus integrifolia</text:p>
          </table:table-cell>
          <table:table-cell table:number-columns-repeated="1020"/>
        </table:table-row>
        <table:table-row table:style-name="ro2">
          <table:table-cell office:value-type="string">
            <text:p>WP1B0074</text:p>
          </table:table-cell>
          <table:table-cell office:value-type="string">
            <text:p>WP</text:p>
          </table:table-cell>
          <table:table-cell office:value-type="float" office:value="0.3289">
            <text:p>0.3289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1B0075</text:p>
          </table:table-cell>
          <table:table-cell office:value-type="string">
            <text:p>WP</text:p>
          </table:table-cell>
          <table:table-cell office:value-type="float" office:value="32.5127">
            <text:p>32.5127</text:p>
          </table:table-cell>
          <table:table-cell office:value-type="string">
            <text:p>Calophyllum soulattri</text:p>
          </table:table-cell>
          <table:table-cell table:number-columns-repeated="1020"/>
        </table:table-row>
        <table:table-row table:style-name="ro2">
          <table:table-cell office:value-type="string">
            <text:p>WP1B0076</text:p>
          </table:table-cell>
          <table:table-cell office:value-type="string">
            <text:p>WP</text:p>
          </table:table-cell>
          <table:table-cell office:value-type="float" office:value="16.4095">
            <text:p>16.409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B0077</text:p>
          </table:table-cell>
          <table:table-cell office:value-type="string">
            <text:p>WP</text:p>
          </table:table-cell>
          <table:table-cell office:value-type="float" office:value="0.4744">
            <text:p>0.4744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B0078</text:p>
          </table:table-cell>
          <table:table-cell office:value-type="string">
            <text:p>WP</text:p>
          </table:table-cell>
          <table:table-cell office:value-type="float" office:value="1.036">
            <text:p>1.036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B0079</text:p>
          </table:table-cell>
          <table:table-cell office:value-type="string">
            <text:p>WP</text:p>
          </table:table-cell>
          <table:table-cell office:value-type="float" office:value="1.3393">
            <text:p>1.3393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1B0080</text:p>
          </table:table-cell>
          <table:table-cell office:value-type="string">
            <text:p>WP</text:p>
          </table:table-cell>
          <table:table-cell office:value-type="float" office:value="4.9">
            <text:p>4.9</text:p>
          </table:table-cell>
          <table:table-cell office:value-type="string">
            <text:p>Elaeocarpus amplifolius</text:p>
          </table:table-cell>
          <table:table-cell table:number-columns-repeated="1020"/>
        </table:table-row>
        <table:table-row table:style-name="ro2">
          <table:table-cell office:value-type="string">
            <text:p>WP1B0081</text:p>
          </table:table-cell>
          <table:table-cell office:value-type="string">
            <text:p>WP</text:p>
          </table:table-cell>
          <table:table-cell office:value-type="float" office:value="16">
            <text:p>16</text:p>
          </table:table-cell>
          <table:table-cell office:value-type="string">
            <text:p>Ficus trachypison</text:p>
          </table:table-cell>
          <table:table-cell table:number-columns-repeated="1020"/>
        </table:table-row>
        <table:table-row table:style-name="ro2">
          <table:table-cell office:value-type="string">
            <text:p>WP1B0082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B0083</text:p>
          </table:table-cell>
          <table:table-cell office:value-type="string">
            <text:p>WP</text:p>
          </table:table-cell>
          <table:table-cell office:value-type="float" office:value="10.6">
            <text:p>10.6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P1B0084</text:p>
          </table:table-cell>
          <table:table-cell office:value-type="string">
            <text:p>WP</text:p>
          </table:table-cell>
          <table:table-cell office:value-type="float" office:value="6.3">
            <text:p>6.3</text:p>
          </table:table-cell>
          <table:table-cell office:value-type="string">
            <text:p>Artocarpus sepicanus</text:p>
          </table:table-cell>
          <table:table-cell table:number-columns-repeated="1020"/>
        </table:table-row>
        <table:table-row table:style-name="ro2">
          <table:table-cell office:value-type="string">
            <text:p>WP1B0085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Canarium acutifolium</text:p>
          </table:table-cell>
          <table:table-cell table:number-columns-repeated="1020"/>
        </table:table-row>
        <table:table-row table:style-name="ro2">
          <table:table-cell office:value-type="string">
            <text:p>WP1B0086</text:p>
          </table:table-cell>
          <table:table-cell office:value-type="string">
            <text:p>WP</text:p>
          </table:table-cell>
          <table:table-cell office:value-type="float" office:value="1.6172">
            <text:p>1.6172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1B0087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B0088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B0089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B0090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Ternstroemia cherryi</text:p>
          </table:table-cell>
          <table:table-cell table:number-columns-repeated="1020"/>
        </table:table-row>
        <table:table-row table:style-name="ro2">
          <table:table-cell office:value-type="string">
            <text:p>WP1B0091</text:p>
          </table:table-cell>
          <table:table-cell office:value-type="string">
            <text:p>WP</text:p>
          </table:table-cell>
          <table:table-cell office:value-type="float" office:value="7.9718">
            <text:p>7.9718</text:p>
          </table:table-cell>
          <table:table-cell office:value-type="string">
            <text:p>Neoscortechinia forbesii</text:p>
          </table:table-cell>
          <table:table-cell table:number-columns-repeated="1020"/>
        </table:table-row>
        <table:table-row table:style-name="ro2">
          <table:table-cell office:value-type="string">
            <text:p>WP1B0092</text:p>
          </table:table-cell>
          <table:table-cell office:value-type="string">
            <text:p>WP</text:p>
          </table:table-cell>
          <table:table-cell office:value-type="float" office:value="3.8648">
            <text:p>3.8648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B0093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B0094</text:p>
          </table:table-cell>
          <table:table-cell office:value-type="string">
            <text:p>WP</text:p>
          </table:table-cell>
          <table:table-cell office:value-type="float" office:value="0.4673">
            <text:p>0.4673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1B0095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Aglaia brassii</text:p>
          </table:table-cell>
          <table:table-cell table:number-columns-repeated="1020"/>
        </table:table-row>
        <table:table-row table:style-name="ro1">
          <table:table-cell office:value-type="string">
            <text:p>WP1B0096</text:p>
          </table:table-cell>
          <table:table-cell office:value-type="string">
            <text:p>WP</text:p>
          </table:table-cell>
          <table:table-cell office:value-type="float" office:value="51.4">
            <text:p>51.4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P1B0097</text:p>
          </table:table-cell>
          <table:table-cell office:value-type="string">
            <text:p>WP</text:p>
          </table:table-cell>
          <table:table-cell office:value-type="float" office:value="2.0183">
            <text:p>2.0183</text:p>
          </table:table-cell>
          <table:table-cell office:value-type="string">
            <text:p>Canarium vitiense</text:p>
          </table:table-cell>
          <table:table-cell table:number-columns-repeated="1020"/>
        </table:table-row>
        <table:table-row table:style-name="ro2">
          <table:table-cell office:value-type="string">
            <text:p>WP1B009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B0099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B0100</text:p>
          </table:table-cell>
          <table:table-cell office:value-type="string">
            <text:p>WP</text:p>
          </table:table-cell>
          <table:table-cell office:value-type="float" office:value="10.8">
            <text:p>10.8</text:p>
          </table:table-cell>
          <table:table-cell office:value-type="string">
            <text:p>Myristica crassipes</text:p>
          </table:table-cell>
          <table:table-cell table:number-columns-repeated="1020"/>
        </table:table-row>
        <table:table-row table:style-name="ro2">
          <table:table-cell office:value-type="string">
            <text:p>WP1B0101</text:p>
          </table:table-cell>
          <table:table-cell office:value-type="string">
            <text:p>WP</text:p>
          </table:table-cell>
          <table:table-cell office:value-type="float" office:value="0.3981">
            <text:p>0.3981</text:p>
          </table:table-cell>
          <table:table-cell office:value-type="string">
            <text:p>Dysoxylum molle</text:p>
          </table:table-cell>
          <table:table-cell table:number-columns-repeated="1020"/>
        </table:table-row>
        <table:table-row table:style-name="ro2">
          <table:table-cell office:value-type="string">
            <text:p>WP1B1283</text:p>
          </table:table-cell>
          <table:table-cell office:value-type="string">
            <text:p>WP</text:p>
          </table:table-cell>
          <table:table-cell office:value-type="float" office:value="0.2374">
            <text:p>0.2374</text:p>
          </table:table-cell>
          <table:table-cell office:value-type="string">
            <text:p>Planchonella xylocarpa</text:p>
          </table:table-cell>
          <table:table-cell table:number-columns-repeated="1020"/>
        </table:table-row>
        <table:table-row table:style-name="ro2">
          <table:table-cell office:value-type="string">
            <text:p>WP1B1284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1B1285</text:p>
          </table:table-cell>
          <table:table-cell office:value-type="string">
            <text:p>WP</text:p>
          </table:table-cell>
          <table:table-cell office:value-type="float" office:value="0.3001">
            <text:p>0.3001</text:p>
          </table:table-cell>
          <table:table-cell office:value-type="string">
            <text:p>Abrus precatorius</text:p>
          </table:table-cell>
          <table:table-cell table:number-columns-repeated="1020"/>
        </table:table-row>
        <table:table-row table:style-name="ro2">
          <table:table-cell office:value-type="string">
            <text:p>WP1C0060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Chionanthus sessiliflorus</text:p>
          </table:table-cell>
          <table:table-cell table:number-columns-repeated="1020"/>
        </table:table-row>
        <table:table-row table:style-name="ro2">
          <table:table-cell office:value-type="string">
            <text:p>WP1C0061</text:p>
          </table:table-cell>
          <table:table-cell office:value-type="string">
            <text:p>WP</text:p>
          </table:table-cell>
          <table:table-cell office:value-type="float" office:value="6.6">
            <text:p>6.6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1C0062</text:p>
          </table:table-cell>
          <table:table-cell office:value-type="string">
            <text:p>WP</text:p>
          </table:table-cell>
          <table:table-cell office:value-type="float" office:value="4.2386">
            <text:p>4.2386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1C0102</text:p>
          </table:table-cell>
          <table:table-cell office:value-type="string">
            <text:p>WP</text:p>
          </table:table-cell>
          <table:table-cell office:value-type="float" office:value="0.4499">
            <text:p>0.4499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1C0103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C0104</text:p>
          </table:table-cell>
          <table:table-cell office:value-type="string">
            <text:p>WP</text:p>
          </table:table-cell>
          <table:table-cell office:value-type="float" office:value="28.6">
            <text:p>28.6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1C0105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C0106</text:p>
          </table:table-cell>
          <table:table-cell office:value-type="string">
            <text:p>WP</text:p>
          </table:table-cell>
          <table:table-cell office:value-type="float" office:value="2.6902">
            <text:p>2.6902</text:p>
          </table:table-cell>
          <table:table-cell office:value-type="string">
            <text:p>Ficus rubrivestimenta</text:p>
          </table:table-cell>
          <table:table-cell table:number-columns-repeated="1020"/>
        </table:table-row>
        <table:table-row table:style-name="ro2">
          <table:table-cell office:value-type="string">
            <text:p>WP1C0107</text:p>
          </table:table-cell>
          <table:table-cell office:value-type="string">
            <text:p>WP</text:p>
          </table:table-cell>
          <table:table-cell office:value-type="float" office:value="3.6635">
            <text:p>3.663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08</text:p>
          </table:table-cell>
          <table:table-cell office:value-type="string">
            <text:p>WP</text:p>
          </table:table-cell>
          <table:table-cell office:value-type="float" office:value="98.1333">
            <text:p>98.1333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1C0109</text:p>
          </table:table-cell>
          <table:table-cell office:value-type="string">
            <text:p>WP</text:p>
          </table:table-cell>
          <table:table-cell office:value-type="float" office:value="28">
            <text:p>2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C0110</text:p>
          </table:table-cell>
          <table:table-cell office:value-type="string">
            <text:p>WP</text:p>
          </table:table-cell>
          <table:table-cell office:value-type="float" office:value="5.9568">
            <text:p>5.956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11</text:p>
          </table:table-cell>
          <table:table-cell office:value-type="string">
            <text:p>WP</text:p>
          </table:table-cell>
          <table:table-cell office:value-type="float" office:value="48.4">
            <text:p>48.4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1C0112</text:p>
          </table:table-cell>
          <table:table-cell office:value-type="string">
            <text:p>WP</text:p>
          </table:table-cell>
          <table:table-cell office:value-type="float" office:value="14.1444">
            <text:p>14.1444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1C0113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1C0114</text:p>
          </table:table-cell>
          <table:table-cell office:value-type="string">
            <text:p>WP</text:p>
          </table:table-cell>
          <table:table-cell office:value-type="float" office:value="0.3688">
            <text:p>0.3688</text:p>
          </table:table-cell>
          <table:table-cell office:value-type="string">
            <text:p>Gnetum latifolium</text:p>
          </table:table-cell>
          <table:table-cell table:number-columns-repeated="1020"/>
        </table:table-row>
        <table:table-row table:style-name="ro2">
          <table:table-cell office:value-type="string">
            <text:p>WP1C0115</text:p>
          </table:table-cell>
          <table:table-cell office:value-type="string">
            <text:p>WP</text:p>
          </table:table-cell>
          <table:table-cell office:value-type="float" office:value="4.4549">
            <text:p>4.454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16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C0117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C0118</text:p>
          </table:table-cell>
          <table:table-cell office:value-type="string">
            <text:p>WP</text:p>
          </table:table-cell>
          <table:table-cell office:value-type="float" office:value="5.9147">
            <text:p>5.9147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19</text:p>
          </table:table-cell>
          <table:table-cell office:value-type="string">
            <text:p>WP</text:p>
          </table:table-cell>
          <table:table-cell office:value-type="float" office:value="2.468">
            <text:p>2.468</text:p>
          </table:table-cell>
          <table:table-cell office:value-type="string">
            <text:p>Chisocheton formicarum</text:p>
          </table:table-cell>
          <table:table-cell table:number-columns-repeated="1020"/>
        </table:table-row>
        <table:table-row table:style-name="ro2">
          <table:table-cell office:value-type="string">
            <text:p>WP1C0120</text:p>
          </table:table-cell>
          <table:table-cell office:value-type="string">
            <text:p>WP</text:p>
          </table:table-cell>
          <table:table-cell office:value-type="float" office:value="11.2">
            <text:p>11.2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C0121</text:p>
          </table:table-cell>
          <table:table-cell office:value-type="string">
            <text:p>WP</text:p>
          </table:table-cell>
          <table:table-cell office:value-type="float" office:value="26.1884">
            <text:p>26.1884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C0122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1C0123</text:p>
          </table:table-cell>
          <table:table-cell office:value-type="string">
            <text:p>WP</text:p>
          </table:table-cell>
          <table:table-cell office:value-type="float" office:value="1.9128">
            <text:p>1.912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24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C0125</text:p>
          </table:table-cell>
          <table:table-cell office:value-type="string">
            <text:p>WP</text:p>
          </table:table-cell>
          <table:table-cell office:value-type="float" office:value="2.9595">
            <text:p>2.9595</text:p>
          </table:table-cell>
          <table:table-cell office:value-type="string">
            <text:p>Horsfieldia hellwigii</text:p>
          </table:table-cell>
          <table:table-cell table:number-columns-repeated="1020"/>
        </table:table-row>
        <table:table-row table:style-name="ro2">
          <table:table-cell office:value-type="string">
            <text:p>WP1C0126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C0127</text:p>
          </table:table-cell>
          <table:table-cell office:value-type="string">
            <text:p>WP</text:p>
          </table:table-cell>
          <table:table-cell office:value-type="float" office:value="5.0652">
            <text:p>5.0652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1C0128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C0129</text:p>
          </table:table-cell>
          <table:table-cell office:value-type="string">
            <text:p>WP</text:p>
          </table:table-cell>
          <table:table-cell office:value-type="float" office:value="47.9299">
            <text:p>47.9299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C0130</text:p>
          </table:table-cell>
          <table:table-cell office:value-type="string">
            <text:p>WP</text:p>
          </table:table-cell>
          <table:table-cell office:value-type="float" office:value="1.4447">
            <text:p>1.4447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31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C0132</text:p>
          </table:table-cell>
          <table:table-cell office:value-type="string">
            <text:p>WP</text:p>
          </table:table-cell>
          <table:table-cell office:value-type="float" office:value="2.6391">
            <text:p>2.6391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1C0133</text:p>
          </table:table-cell>
          <table:table-cell office:value-type="string">
            <text:p>WP</text:p>
          </table:table-cell>
          <table:table-cell office:value-type="float" office:value="1.0243">
            <text:p>1.0243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C0134</text:p>
          </table:table-cell>
          <table:table-cell office:value-type="string">
            <text:p>WP</text:p>
          </table:table-cell>
          <table:table-cell office:value-type="float" office:value="25.4">
            <text:p>25.4</text:p>
          </table:table-cell>
          <table:table-cell office:value-type="string">
            <text:p>Celtis philippensis</text:p>
          </table:table-cell>
          <table:table-cell table:number-columns-repeated="1020"/>
        </table:table-row>
        <table:table-row table:style-name="ro2">
          <table:table-cell office:value-type="string">
            <text:p>WP1C0135</text:p>
          </table:table-cell>
          <table:table-cell office:value-type="string">
            <text:p>WP</text:p>
          </table:table-cell>
          <table:table-cell office:value-type="float" office:value="3.9683">
            <text:p>3.968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37</text:p>
          </table:table-cell>
          <table:table-cell office:value-type="string">
            <text:p>WP</text:p>
          </table:table-cell>
          <table:table-cell office:value-type="float" office:value="6.8">
            <text:p>6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C0151</text:p>
          </table:table-cell>
          <table:table-cell office:value-type="string">
            <text:p>WP</text:p>
          </table:table-cell>
          <table:table-cell office:value-type="float" office:value="0.1875">
            <text:p>0.1875</text:p>
          </table:table-cell>
          <table:table-cell office:value-type="string">
            <text:p>Planchonella myrsinodendron</text:p>
          </table:table-cell>
          <table:table-cell table:number-columns-repeated="1020"/>
        </table:table-row>
        <table:table-row table:style-name="ro2">
          <table:table-cell office:value-type="string">
            <text:p>WP1C0152</text:p>
          </table:table-cell>
          <table:table-cell office:value-type="string">
            <text:p>WP</text:p>
          </table:table-cell>
          <table:table-cell office:value-type="float" office:value="18.2">
            <text:p>18.2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C0153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C0154</text:p>
          </table:table-cell>
          <table:table-cell office:value-type="string">
            <text:p>WP</text:p>
          </table:table-cell>
          <table:table-cell office:value-type="float" office:value="1.7372">
            <text:p>1.7372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1C0155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Prunus schlechteri</text:p>
          </table:table-cell>
          <table:table-cell table:number-columns-repeated="1020"/>
        </table:table-row>
        <table:table-row table:style-name="ro2">
          <table:table-cell office:value-type="string">
            <text:p>WP1C0156</text:p>
          </table:table-cell>
          <table:table-cell office:value-type="string">
            <text:p>WP</text:p>
          </table:table-cell>
          <table:table-cell office:value-type="float" office:value="8.3822">
            <text:p>8.3822</text:p>
          </table:table-cell>
          <table:table-cell office:value-type="string">
            <text:p>Endocomia macrocoma</text:p>
          </table:table-cell>
          <table:table-cell table:number-columns-repeated="1020"/>
        </table:table-row>
        <table:table-row table:style-name="ro2">
          <table:table-cell office:value-type="string">
            <text:p>WP1C0158</text:p>
          </table:table-cell>
          <table:table-cell office:value-type="string">
            <text:p>WP</text:p>
          </table:table-cell>
          <table:table-cell office:value-type="float" office:value="2.1414">
            <text:p>2.141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59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Ficus rubrivestimenta</text:p>
          </table:table-cell>
          <table:table-cell table:number-columns-repeated="1020"/>
        </table:table-row>
        <table:table-row table:style-name="ro2">
          <table:table-cell office:value-type="string">
            <text:p>WP1C0160</text:p>
          </table:table-cell>
          <table:table-cell office:value-type="string">
            <text:p>WP</text:p>
          </table:table-cell>
          <table:table-cell office:value-type="float" office:value="2.4304">
            <text:p>2.4304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C0161</text:p>
          </table:table-cell>
          <table:table-cell office:value-type="string">
            <text:p>WP</text:p>
          </table:table-cell>
          <table:table-cell office:value-type="float" office:value="18.239">
            <text:p>18.23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62</text:p>
          </table:table-cell>
          <table:table-cell office:value-type="string">
            <text:p>WP</text:p>
          </table:table-cell>
          <table:table-cell office:value-type="float" office:value="46.9351">
            <text:p>46.9351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1C0163</text:p>
          </table:table-cell>
          <table:table-cell office:value-type="string">
            <text:p>WP</text:p>
          </table:table-cell>
          <table:table-cell office:value-type="float" office:value="1.1">
            <text:p>1.1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C0164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1C0165</text:p>
          </table:table-cell>
          <table:table-cell office:value-type="string">
            <text:p>WP</text:p>
          </table:table-cell>
          <table:table-cell office:value-type="float" office:value="2.1625">
            <text:p>2.1625</text:p>
          </table:table-cell>
          <table:table-cell office:value-type="string">
            <text:p>Macaranga fallacina</text:p>
          </table:table-cell>
          <table:table-cell table:number-columns-repeated="1020"/>
        </table:table-row>
        <table:table-row table:style-name="ro2">
          <table:table-cell office:value-type="string">
            <text:p>WP1C0166</text:p>
          </table:table-cell>
          <table:table-cell office:value-type="string">
            <text:p>WP</text:p>
          </table:table-cell>
          <table:table-cell office:value-type="float" office:value="18.6">
            <text:p>18.6</text:p>
          </table:table-cell>
          <table:table-cell office:value-type="string">
            <text:p>Canarium indicum</text:p>
          </table:table-cell>
          <table:table-cell table:number-columns-repeated="1020"/>
        </table:table-row>
        <table:table-row table:style-name="ro2">
          <table:table-cell office:value-type="string">
            <text:p>WP1C0167</text:p>
          </table:table-cell>
          <table:table-cell office:value-type="string">
            <text:p>WP</text:p>
          </table:table-cell>
          <table:table-cell office:value-type="float" office:value="0.2">
            <text:p>0.2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2">
          <table:table-cell office:value-type="string">
            <text:p>WP1C0168</text:p>
          </table:table-cell>
          <table:table-cell office:value-type="string">
            <text:p>WP</text:p>
          </table:table-cell>
          <table:table-cell office:value-type="float" office:value="0.7076">
            <text:p>0.707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69</text:p>
          </table:table-cell>
          <table:table-cell office:value-type="string">
            <text:p>WP</text:p>
          </table:table-cell>
          <table:table-cell office:value-type="float" office:value="0.0351">
            <text:p>0.0351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1C0170</text:p>
          </table:table-cell>
          <table:table-cell office:value-type="string">
            <text:p>WP</text:p>
          </table:table-cell>
          <table:table-cell office:value-type="float" office:value="10.2">
            <text:p>10.2</text:p>
          </table:table-cell>
          <table:table-cell office:value-type="string">
            <text:p>Cryptocarya mackinnoniana</text:p>
          </table:table-cell>
          <table:table-cell table:number-columns-repeated="1020"/>
        </table:table-row>
        <table:table-row table:style-name="ro2">
          <table:table-cell office:value-type="string">
            <text:p>WP1C0171</text:p>
          </table:table-cell>
          <table:table-cell office:value-type="string">
            <text:p>WP</text:p>
          </table:table-cell>
          <table:table-cell office:value-type="float" office:value="0.3616">
            <text:p>0.361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C0172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1C0173</text:p>
          </table:table-cell>
          <table:table-cell office:value-type="string">
            <text:p>WP</text:p>
          </table:table-cell>
          <table:table-cell office:value-type="float" office:value="8.4">
            <text:p>8.4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1C0174</text:p>
          </table:table-cell>
          <table:table-cell office:value-type="string">
            <text:p>WP</text:p>
          </table:table-cell>
          <table:table-cell office:value-type="float" office:value="3.7694">
            <text:p>3.7694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C1287</text:p>
          </table:table-cell>
          <table:table-cell office:value-type="string">
            <text:p>WP</text:p>
          </table:table-cell>
          <table:table-cell office:value-type="float" office:value="4.2035">
            <text:p>4.2035</text:p>
          </table:table-cell>
          <table:table-cell office:value-type="string">
            <text:p>Syzygium furfuraceum</text:p>
          </table:table-cell>
          <table:table-cell table:number-columns-repeated="1020"/>
        </table:table-row>
        <table:table-row table:style-name="ro2">
          <table:table-cell office:value-type="string">
            <text:p>WP1D0136</text:p>
          </table:table-cell>
          <table:table-cell office:value-type="string">
            <text:p>WP</text:p>
          </table:table-cell>
          <table:table-cell office:value-type="float" office:value="27.834">
            <text:p>27.834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1D0138</text:p>
          </table:table-cell>
          <table:table-cell office:value-type="string">
            <text:p>WP</text:p>
          </table:table-cell>
          <table:table-cell office:value-type="float" office:value="0.7572">
            <text:p>0.7572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1D0139</text:p>
          </table:table-cell>
          <table:table-cell office:value-type="string">
            <text:p>WP</text:p>
          </table:table-cell>
          <table:table-cell office:value-type="float" office:value="0.2982">
            <text:p>0.2982</text:p>
          </table:table-cell>
          <table:table-cell office:value-type="string">
            <text:p>Neisosperma citrodora</text:p>
          </table:table-cell>
          <table:table-cell table:number-columns-repeated="1020"/>
        </table:table-row>
        <table:table-row table:style-name="ro2">
          <table:table-cell office:value-type="string">
            <text:p>WP1D0140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1D0141</text:p>
          </table:table-cell>
          <table:table-cell office:value-type="string">
            <text:p>WP</text:p>
          </table:table-cell>
          <table:table-cell office:value-type="float" office:value="9.2">
            <text:p>9.2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1D0142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1D0143</text:p>
          </table:table-cell>
          <table:table-cell office:value-type="string">
            <text:p>WP</text:p>
          </table:table-cell>
          <table:table-cell office:value-type="float" office:value="0.1858">
            <text:p>0.1858</text:p>
          </table:table-cell>
          <table:table-cell office:value-type="string">
            <text:p>Palaquium warburgianum</text:p>
          </table:table-cell>
          <table:table-cell table:number-columns-repeated="1020"/>
        </table:table-row>
        <table:table-row table:style-name="ro2">
          <table:table-cell office:value-type="string">
            <text:p>WP1D0144</text:p>
          </table:table-cell>
          <table:table-cell office:value-type="string">
            <text:p>WP</text:p>
          </table:table-cell>
          <table:table-cell office:value-type="float" office:value="0.12">
            <text:p>0.12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1D0145</text:p>
          </table:table-cell>
          <table:table-cell office:value-type="string">
            <text:p>WP</text:p>
          </table:table-cell>
          <table:table-cell office:value-type="float" office:value="3.5411">
            <text:p>3.5411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D0146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1D0147</text:p>
          </table:table-cell>
          <table:table-cell office:value-type="string">
            <text:p>WP</text:p>
          </table:table-cell>
          <table:table-cell office:value-type="float" office:value="28.2">
            <text:p>28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1D0148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Embelia cotinoides</text:p>
          </table:table-cell>
          <table:table-cell table:number-columns-repeated="1020"/>
        </table:table-row>
        <table:table-row table:style-name="ro2">
          <table:table-cell office:value-type="string">
            <text:p>WP1D0149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1D0150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1D0175</text:p>
          </table:table-cell>
          <table:table-cell office:value-type="string">
            <text:p>WP</text:p>
          </table:table-cell>
          <table:table-cell office:value-type="float" office:value="3.1574">
            <text:p>3.1574</text:p>
          </table:table-cell>
          <table:table-cell office:value-type="string">
            <text:p>Aceratium oppositifolium</text:p>
          </table:table-cell>
          <table:table-cell table:number-columns-repeated="1020"/>
        </table:table-row>
        <table:table-row table:style-name="ro2">
          <table:table-cell office:value-type="string">
            <text:p>WP1D0176</text:p>
          </table:table-cell>
          <table:table-cell office:value-type="string">
            <text:p>WP</text:p>
          </table:table-cell>
          <table:table-cell office:value-type="float" office:value="4.9799">
            <text:p>4.9799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1D0177</text:p>
          </table:table-cell>
          <table:table-cell office:value-type="string">
            <text:p>WP</text:p>
          </table:table-cell>
          <table:table-cell office:value-type="float" office:value="1.5">
            <text:p>1.5</text:p>
          </table:table-cell>
          <table:table-cell office:value-type="string">
            <text:p>Maclura amboinensis</text:p>
          </table:table-cell>
          <table:table-cell table:number-columns-repeated="1020"/>
        </table:table-row>
        <table:table-row table:style-name="ro2">
          <table:table-cell office:value-type="string">
            <text:p>WP1D0178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Syzygium furfuraceum</text:p>
          </table:table-cell>
          <table:table-cell table:number-columns-repeated="1020"/>
        </table:table-row>
        <table:table-row table:style-name="ro2">
          <table:table-cell office:value-type="string">
            <text:p>WP1D0179</text:p>
          </table:table-cell>
          <table:table-cell office:value-type="string">
            <text:p>WP</text:p>
          </table:table-cell>
          <table:table-cell office:value-type="float" office:value="0.444">
            <text:p>0.444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1D0180</text:p>
          </table:table-cell>
          <table:table-cell office:value-type="string">
            <text:p>WP</text:p>
          </table:table-cell>
          <table:table-cell office:value-type="float" office:value="3.8649">
            <text:p>3.8649</text:p>
          </table:table-cell>
          <table:table-cell office:value-type="string">
            <text:p>Aglaia rimosa</text:p>
          </table:table-cell>
          <table:table-cell table:number-columns-repeated="1020"/>
        </table:table-row>
        <table:table-row table:style-name="ro2">
          <table:table-cell office:value-type="string">
            <text:p>WP1D0181</text:p>
          </table:table-cell>
          <table:table-cell office:value-type="string">
            <text:p>WP</text:p>
          </table:table-cell>
          <table:table-cell office:value-type="float" office:value="29.6">
            <text:p>29.6</text:p>
          </table:table-cell>
          <table:table-cell office:value-type="string">
            <text:p>Microcos argentata</text:p>
          </table:table-cell>
          <table:table-cell table:number-columns-repeated="1020"/>
        </table:table-row>
        <table:table-row table:style-name="ro2">
          <table:table-cell office:value-type="string">
            <text:p>WP1D0182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Artocarpus sepicanus</text:p>
          </table:table-cell>
          <table:table-cell table:number-columns-repeated="1020"/>
        </table:table-row>
        <table:table-row table:style-name="ro2">
          <table:table-cell office:value-type="string">
            <text:p>WP1D0183</text:p>
          </table:table-cell>
          <table:table-cell office:value-type="string">
            <text:p>WP</text:p>
          </table:table-cell>
          <table:table-cell office:value-type="float" office:value="4.8076">
            <text:p>4.8076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D0184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D0185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Drypetes lasiogynoides</text:p>
          </table:table-cell>
          <table:table-cell table:number-columns-repeated="1020"/>
        </table:table-row>
        <table:table-row table:style-name="ro2">
          <table:table-cell office:value-type="string">
            <text:p>WP1D0186</text:p>
          </table:table-cell>
          <table:table-cell office:value-type="string">
            <text:p>WP</text:p>
          </table:table-cell>
          <table:table-cell office:value-type="float" office:value="5.6395">
            <text:p>5.6395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D0187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1D0188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D0189</text:p>
          </table:table-cell>
          <table:table-cell office:value-type="string">
            <text:p>WP</text:p>
          </table:table-cell>
          <table:table-cell office:value-type="float" office:value="0.2431">
            <text:p>0.2431</text:p>
          </table:table-cell>
          <table:table-cell office:value-type="string">
            <text:p>Semecarpus schlechteri</text:p>
          </table:table-cell>
          <table:table-cell table:number-columns-repeated="1020"/>
        </table:table-row>
        <table:table-row table:style-name="ro2">
          <table:table-cell office:value-type="string">
            <text:p>WP1D0190</text:p>
          </table:table-cell>
          <table:table-cell office:value-type="string">
            <text:p>WP</text:p>
          </table:table-cell>
          <table:table-cell office:value-type="float" office:value="0.5791">
            <text:p>0.5791</text:p>
          </table:table-cell>
          <table:table-cell office:value-type="string">
            <text:p>Terminalia kaernbachii</text:p>
          </table:table-cell>
          <table:table-cell table:number-columns-repeated="1020"/>
        </table:table-row>
        <table:table-row table:style-name="ro2">
          <table:table-cell office:value-type="string">
            <text:p>WP1D0191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Versteegia cauliflora</text:p>
          </table:table-cell>
          <table:table-cell table:number-columns-repeated="1020"/>
        </table:table-row>
        <table:table-row table:style-name="ro2">
          <table:table-cell office:value-type="string">
            <text:p>WP1D0192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Artocarpus sepicanus</text:p>
          </table:table-cell>
          <table:table-cell table:number-columns-repeated="1020"/>
        </table:table-row>
        <table:table-row table:style-name="ro2">
          <table:table-cell office:value-type="string">
            <text:p>WP1D0193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Tecomanthe dendrophila</text:p>
          </table:table-cell>
          <table:table-cell table:number-columns-repeated="1020"/>
        </table:table-row>
        <table:table-row table:style-name="ro2">
          <table:table-cell office:value-type="string">
            <text:p>WP1D0194</text:p>
          </table:table-cell>
          <table:table-cell office:value-type="string">
            <text:p>WP</text:p>
          </table:table-cell>
          <table:table-cell office:value-type="float" office:value="0.1254">
            <text:p>0.1254</text:p>
          </table:table-cell>
          <table:table-cell office:value-type="string">
            <text:p>Aphanamixis polystachya</text:p>
          </table:table-cell>
          <table:table-cell table:number-columns-repeated="1020"/>
        </table:table-row>
        <table:table-row table:style-name="ro2">
          <table:table-cell office:value-type="string">
            <text:p>WP1D0195</text:p>
          </table:table-cell>
          <table:table-cell office:value-type="string">
            <text:p>WP</text:p>
          </table:table-cell>
          <table:table-cell office:value-type="float" office:value="0.2">
            <text:p>0.2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1D0196</text:p>
          </table:table-cell>
          <table:table-cell office:value-type="string">
            <text:p>WP</text:p>
          </table:table-cell>
          <table:table-cell office:value-type="float" office:value="42.16">
            <text:p>42.16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1D0197</text:p>
          </table:table-cell>
          <table:table-cell office:value-type="string">
            <text:p>WP</text:p>
          </table:table-cell>
          <table:table-cell office:value-type="float" office:value="2.6">
            <text:p>2.6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D0198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Licuala beccariana</text:p>
          </table:table-cell>
          <table:table-cell table:number-columns-repeated="1020"/>
        </table:table-row>
        <table:table-row table:style-name="ro2">
          <table:table-cell office:value-type="string">
            <text:p>WP1D0199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1D0200</text:p>
          </table:table-cell>
          <table:table-cell office:value-type="string">
            <text:p>WP</text:p>
          </table:table-cell>
          <table:table-cell office:value-type="float" office:value="0.5377">
            <text:p>0.5377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1D0201</text:p>
          </table:table-cell>
          <table:table-cell office:value-type="string">
            <text:p>WP</text:p>
          </table:table-cell>
          <table:table-cell office:value-type="float" office:value="53.6">
            <text:p>53.6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1D0202</text:p>
          </table:table-cell>
          <table:table-cell office:value-type="string">
            <text:p>WP</text:p>
          </table:table-cell>
          <table:table-cell office:value-type="float" office:value="5.6">
            <text:p>5.6</text:p>
          </table:table-cell>
          <table:table-cell office:value-type="string">
            <text:p>Ficus hombroniana</text:p>
          </table:table-cell>
          <table:table-cell table:number-columns-repeated="1020"/>
        </table:table-row>
        <table:table-row table:style-name="ro2">
          <table:table-cell office:value-type="string">
            <text:p>WP1D0203</text:p>
          </table:table-cell>
          <table:table-cell office:value-type="string">
            <text:p>WP</text:p>
          </table:table-cell>
          <table:table-cell office:value-type="float" office:value="23.2">
            <text:p>23.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D0204</text:p>
          </table:table-cell>
          <table:table-cell office:value-type="string">
            <text:p>WP</text:p>
          </table:table-cell>
          <table:table-cell office:value-type="float" office:value="2.789">
            <text:p>2.789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D0205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D0206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1D0207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Chisocheton cumingianus</text:p>
          </table:table-cell>
          <table:table-cell table:number-columns-repeated="1020"/>
        </table:table-row>
        <table:table-row table:style-name="ro2">
          <table:table-cell office:value-type="string">
            <text:p>WP1D0208</text:p>
          </table:table-cell>
          <table:table-cell office:value-type="string">
            <text:p>WP</text:p>
          </table:table-cell>
          <table:table-cell office:value-type="float" office:value="52.1">
            <text:p>52.1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D0209</text:p>
          </table:table-cell>
          <table:table-cell office:value-type="string">
            <text:p>WP</text:p>
          </table:table-cell>
          <table:table-cell office:value-type="float" office:value="5.2">
            <text:p>5.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D0210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Aglaia cucullata</text:p>
          </table:table-cell>
          <table:table-cell table:number-columns-repeated="1020"/>
        </table:table-row>
        <table:table-row table:style-name="ro2">
          <table:table-cell office:value-type="string">
            <text:p>WP1D0211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1D0212</text:p>
          </table:table-cell>
          <table:table-cell office:value-type="string">
            <text:p>WP</text:p>
          </table:table-cell>
          <table:table-cell office:value-type="float" office:value="1.6201">
            <text:p>1.620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13</text:p>
          </table:table-cell>
          <table:table-cell office:value-type="string">
            <text:p>WP</text:p>
          </table:table-cell>
          <table:table-cell office:value-type="float" office:value="10">
            <text:p>10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14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15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E0216</text:p>
          </table:table-cell>
          <table:table-cell office:value-type="string">
            <text:p>WP</text:p>
          </table:table-cell>
          <table:table-cell office:value-type="float" office:value="7">
            <text:p>7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17</text:p>
          </table:table-cell>
          <table:table-cell office:value-type="string">
            <text:p>WP</text:p>
          </table:table-cell>
          <table:table-cell office:value-type="float" office:value="1.4875">
            <text:p>1.487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18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E0219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lanchonella xylocarpa</text:p>
          </table:table-cell>
          <table:table-cell table:number-columns-repeated="1020"/>
        </table:table-row>
        <table:table-row table:style-name="ro2">
          <table:table-cell office:value-type="string">
            <text:p>WP1E0220</text:p>
          </table:table-cell>
          <table:table-cell office:value-type="string">
            <text:p>WP</text:p>
          </table:table-cell>
          <table:table-cell office:value-type="float" office:value="11.4">
            <text:p>11.4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E0221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Pouteria obovata</text:p>
          </table:table-cell>
          <table:table-cell table:number-columns-repeated="1020"/>
        </table:table-row>
        <table:table-row table:style-name="ro2">
          <table:table-cell office:value-type="string">
            <text:p>WP1E0222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23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E0224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terocymbium beccarii</text:p>
          </table:table-cell>
          <table:table-cell table:number-columns-repeated="1020"/>
        </table:table-row>
        <table:table-row table:style-name="ro2">
          <table:table-cell office:value-type="string">
            <text:p>WP1E0225</text:p>
          </table:table-cell>
          <table:table-cell office:value-type="string">
            <text:p>WP</text:p>
          </table:table-cell>
          <table:table-cell office:value-type="float" office:value="9.4">
            <text:p>9.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26</text:p>
          </table:table-cell>
          <table:table-cell office:value-type="string">
            <text:p>WP</text:p>
          </table:table-cell>
          <table:table-cell office:value-type="float" office:value="0.3374">
            <text:p>0.337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27</text:p>
          </table:table-cell>
          <table:table-cell office:value-type="string">
            <text:p>WP</text:p>
          </table:table-cell>
          <table:table-cell office:value-type="float" office:value="0.2834">
            <text:p>0.283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28</text:p>
          </table:table-cell>
          <table:table-cell office:value-type="string">
            <text:p>WP</text:p>
          </table:table-cell>
          <table:table-cell office:value-type="float" office:value="0.4858">
            <text:p>0.485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29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30</text:p>
          </table:table-cell>
          <table:table-cell office:value-type="string">
            <text:p>WP</text:p>
          </table:table-cell>
          <table:table-cell office:value-type="float" office:value="19.2">
            <text:p>19.2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1E0231</text:p>
          </table:table-cell>
          <table:table-cell office:value-type="string">
            <text:p>WP</text:p>
          </table:table-cell>
          <table:table-cell office:value-type="float" office:value="1.8832">
            <text:p>1.883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32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E0233</text:p>
          </table:table-cell>
          <table:table-cell office:value-type="string">
            <text:p>WP</text:p>
          </table:table-cell>
          <table:table-cell office:value-type="float" office:value="47.8">
            <text:p>47.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E0234</text:p>
          </table:table-cell>
          <table:table-cell office:value-type="string">
            <text:p>WP</text:p>
          </table:table-cell>
          <table:table-cell office:value-type="float" office:value="6.5666">
            <text:p>6.5666</text:p>
          </table:table-cell>
          <table:table-cell office:value-type="string">
            <text:p>Licuala beccariana</text:p>
          </table:table-cell>
          <table:table-cell table:number-columns-repeated="1020"/>
        </table:table-row>
        <table:table-row table:style-name="ro2">
          <table:table-cell office:value-type="string">
            <text:p>WP1E0235</text:p>
          </table:table-cell>
          <table:table-cell office:value-type="string">
            <text:p>WP</text:p>
          </table:table-cell>
          <table:table-cell office:value-type="float" office:value="6.1004">
            <text:p>6.100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36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E0237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38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1E0239</text:p>
          </table:table-cell>
          <table:table-cell office:value-type="string">
            <text:p>WP</text:p>
          </table:table-cell>
          <table:table-cell office:value-type="float" office:value="4.6">
            <text:p>4.6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E0240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Diospyros ellipticifolia</text:p>
          </table:table-cell>
          <table:table-cell table:number-columns-repeated="1020"/>
        </table:table-row>
        <table:table-row table:style-name="ro2">
          <table:table-cell office:value-type="string">
            <text:p>WP1E0241</text:p>
          </table:table-cell>
          <table:table-cell office:value-type="string">
            <text:p>WP</text:p>
          </table:table-cell>
          <table:table-cell office:value-type="float" office:value="126.8">
            <text:p>126.8</text:p>
          </table:table-cell>
          <table:table-cell office:value-type="string">
            <text:p>Dysoxylum richardianum</text:p>
          </table:table-cell>
          <table:table-cell table:number-columns-repeated="1020"/>
        </table:table-row>
        <table:table-row table:style-name="ro2">
          <table:table-cell office:value-type="string">
            <text:p>WP1E0242</text:p>
          </table:table-cell>
          <table:table-cell office:value-type="string">
            <text:p>WP</text:p>
          </table:table-cell>
          <table:table-cell office:value-type="float" office:value="13.6925">
            <text:p>13.6925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1E0243</text:p>
          </table:table-cell>
          <table:table-cell office:value-type="string">
            <text:p>WP</text:p>
          </table:table-cell>
          <table:table-cell office:value-type="float" office:value="9.2">
            <text:p>9.2</text:p>
          </table:table-cell>
          <table:table-cell office:value-type="string">
            <text:p>Drypetes lasiogynoides</text:p>
          </table:table-cell>
          <table:table-cell table:number-columns-repeated="1020"/>
        </table:table-row>
        <table:table-row table:style-name="ro2">
          <table:table-cell office:value-type="string">
            <text:p>WP1E0244</text:p>
          </table:table-cell>
          <table:table-cell office:value-type="string">
            <text:p>WP</text:p>
          </table:table-cell>
          <table:table-cell office:value-type="float" office:value="15.2">
            <text:p>15.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45</text:p>
          </table:table-cell>
          <table:table-cell office:value-type="string">
            <text:p>WP</text:p>
          </table:table-cell>
          <table:table-cell office:value-type="float" office:value="0.034">
            <text:p>0.034</text:p>
          </table:table-cell>
          <table:table-cell office:value-type="string">
            <text:p>Barringtonia apiculata</text:p>
          </table:table-cell>
          <table:table-cell table:number-columns-repeated="1020"/>
        </table:table-row>
        <table:table-row table:style-name="ro2">
          <table:table-cell office:value-type="string">
            <text:p>WP1E0246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1E0247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E0248</text:p>
          </table:table-cell>
          <table:table-cell office:value-type="string">
            <text:p>WP</text:p>
          </table:table-cell>
          <table:table-cell office:value-type="float" office:value="0.1679">
            <text:p>0.1679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1E0249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outeria obovata</text:p>
          </table:table-cell>
          <table:table-cell table:number-columns-repeated="1020"/>
        </table:table-row>
        <table:table-row table:style-name="ro2">
          <table:table-cell office:value-type="string">
            <text:p>WP1E0250</text:p>
          </table:table-cell>
          <table:table-cell office:value-type="string">
            <text:p>WP</text:p>
          </table:table-cell>
          <table:table-cell office:value-type="float" office:value="2.3637">
            <text:p>2.3637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1E0251</text:p>
          </table:table-cell>
          <table:table-cell office:value-type="string">
            <text:p>WP</text:p>
          </table:table-cell>
          <table:table-cell office:value-type="float" office:value="2.9999">
            <text:p>2.9999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E0252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Protium macgregorii</text:p>
          </table:table-cell>
          <table:table-cell table:number-columns-repeated="1020"/>
        </table:table-row>
        <table:table-row table:style-name="ro2">
          <table:table-cell office:value-type="string">
            <text:p>WP1E0253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Cinnamomum grandiflorum</text:p>
          </table:table-cell>
          <table:table-cell table:number-columns-repeated="1020"/>
        </table:table-row>
        <table:table-row table:style-name="ro2">
          <table:table-cell office:value-type="string">
            <text:p>WP1E0254</text:p>
          </table:table-cell>
          <table:table-cell office:value-type="string">
            <text:p>WP</text:p>
          </table:table-cell>
          <table:table-cell office:value-type="float" office:value="3.8">
            <text:p>3.8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E0255</text:p>
          </table:table-cell>
          <table:table-cell office:value-type="string">
            <text:p>WP</text:p>
          </table:table-cell>
          <table:table-cell office:value-type="float" office:value="19.2">
            <text:p>19.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56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0258</text:p>
          </table:table-cell>
          <table:table-cell office:value-type="string">
            <text:p>WP</text:p>
          </table:table-cell>
          <table:table-cell office:value-type="float" office:value="32.8">
            <text:p>32.8</text:p>
          </table:table-cell>
          <table:table-cell office:value-type="string">
            <text:p>Maniltoa schefferi</text:p>
          </table:table-cell>
          <table:table-cell table:number-columns-repeated="1020"/>
        </table:table-row>
        <table:table-row table:style-name="ro2">
          <table:table-cell office:value-type="string">
            <text:p>WP1E0259</text:p>
          </table:table-cell>
          <table:table-cell office:value-type="string">
            <text:p>WP</text:p>
          </table:table-cell>
          <table:table-cell office:value-type="float" office:value="15.2">
            <text:p>15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1E1289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E1290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Pouteria obovata</text:p>
          </table:table-cell>
          <table:table-cell table:number-columns-repeated="1020"/>
        </table:table-row>
        <table:table-row table:style-name="ro2">
          <table:table-cell office:value-type="string">
            <text:p>WP1E1291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E1292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046</text:p>
          </table:table-cell>
          <table:table-cell office:value-type="string">
            <text:p>WP</text:p>
          </table:table-cell>
          <table:table-cell office:value-type="float" office:value="1.5582">
            <text:p>1.5582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Z3047</text:p>
          </table:table-cell>
          <table:table-cell office:value-type="string">
            <text:p>WP</text:p>
          </table:table-cell>
          <table:table-cell office:value-type="float" office:value="15.0494">
            <text:p>15.0494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1Z3048</text:p>
          </table:table-cell>
          <table:table-cell office:value-type="string">
            <text:p>WP</text:p>
          </table:table-cell>
          <table:table-cell office:value-type="float" office:value="14.5064">
            <text:p>14.5064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1Z3049</text:p>
          </table:table-cell>
          <table:table-cell office:value-type="string">
            <text:p>WP</text:p>
          </table:table-cell>
          <table:table-cell office:value-type="float" office:value="0.572">
            <text:p>0.572</text:p>
          </table:table-cell>
          <table:table-cell office:value-type="string">
            <text:p>Merrilliodendron megacarpum</text:p>
          </table:table-cell>
          <table:table-cell table:number-columns-repeated="1020"/>
        </table:table-row>
        <table:table-row table:style-name="ro2">
          <table:table-cell office:value-type="string">
            <text:p>WP1Z3050</text:p>
          </table:table-cell>
          <table:table-cell office:value-type="string">
            <text:p>WP</text:p>
          </table:table-cell>
          <table:table-cell office:value-type="float" office:value="110.3373">
            <text:p>110.3373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1Z3051</text:p>
          </table:table-cell>
          <table:table-cell office:value-type="string">
            <text:p>WP</text:p>
          </table:table-cell>
          <table:table-cell office:value-type="float" office:value="12">
            <text:p>1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1Z3052</text:p>
          </table:table-cell>
          <table:table-cell office:value-type="string">
            <text:p>WP</text:p>
          </table:table-cell>
          <table:table-cell office:value-type="float" office:value="4.3947">
            <text:p>4.3947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Z3053</text:p>
          </table:table-cell>
          <table:table-cell office:value-type="string">
            <text:p>WP</text:p>
          </table:table-cell>
          <table:table-cell office:value-type="float" office:value="13.3056">
            <text:p>13.3056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1Z3054</text:p>
          </table:table-cell>
          <table:table-cell office:value-type="string">
            <text:p>WP</text:p>
          </table:table-cell>
          <table:table-cell office:value-type="float" office:value="6">
            <text:p>6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Z3055</text:p>
          </table:table-cell>
          <table:table-cell office:value-type="string">
            <text:p>WP</text:p>
          </table:table-cell>
          <table:table-cell office:value-type="float" office:value="15.0783">
            <text:p>15.0783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1Z3056</text:p>
          </table:table-cell>
          <table:table-cell office:value-type="string">
            <text:p>WP</text:p>
          </table:table-cell>
          <table:table-cell office:value-type="float" office:value="13">
            <text:p>13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Z3057</text:p>
          </table:table-cell>
          <table:table-cell office:value-type="string">
            <text:p>WP</text:p>
          </table:table-cell>
          <table:table-cell office:value-type="float" office:value="6.1533">
            <text:p>6.153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058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1Z3059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1Z3060</text:p>
          </table:table-cell>
          <table:table-cell office:value-type="string">
            <text:p>WP</text:p>
          </table:table-cell>
          <table:table-cell office:value-type="float" office:value="3.1">
            <text:p>3.1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P1Z3061</text:p>
          </table:table-cell>
          <table:table-cell office:value-type="string">
            <text:p>WP</text:p>
          </table:table-cell>
          <table:table-cell office:value-type="float" office:value="9">
            <text:p>9</text:p>
          </table:table-cell>
          <table:table-cell office:value-type="string">
            <text:p>Allophylus cobbe</text:p>
          </table:table-cell>
          <table:table-cell table:number-columns-repeated="1020"/>
        </table:table-row>
        <table:table-row table:style-name="ro2">
          <table:table-cell office:value-type="string">
            <text:p>WP1Z3062</text:p>
          </table:table-cell>
          <table:table-cell office:value-type="string">
            <text:p>WP</text:p>
          </table:table-cell>
          <table:table-cell office:value-type="float" office:value="1.5">
            <text:p>1.5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1Z3063</text:p>
          </table:table-cell>
          <table:table-cell office:value-type="string">
            <text:p>WP</text:p>
          </table:table-cell>
          <table:table-cell office:value-type="float" office:value="0.389">
            <text:p>0.389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1Z3064</text:p>
          </table:table-cell>
          <table:table-cell office:value-type="string">
            <text:p>WP</text:p>
          </table:table-cell>
          <table:table-cell office:value-type="float" office:value="14.1277">
            <text:p>14.1277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Z3065</text:p>
          </table:table-cell>
          <table:table-cell office:value-type="string">
            <text:p>WP</text:p>
          </table:table-cell>
          <table:table-cell office:value-type="float" office:value="6.5">
            <text:p>6.5</text:p>
          </table:table-cell>
          <table:table-cell office:value-type="string">
            <text:p>Merrilliodendron megacarpum</text:p>
          </table:table-cell>
          <table:table-cell table:number-columns-repeated="1020"/>
        </table:table-row>
        <table:table-row table:style-name="ro2">
          <table:table-cell office:value-type="string">
            <text:p>WP1Z3066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Ternstroemia cherryi</text:p>
          </table:table-cell>
          <table:table-cell table:number-columns-repeated="1020"/>
        </table:table-row>
        <table:table-row table:style-name="ro2">
          <table:table-cell office:value-type="string">
            <text:p>WP1Z3067</text:p>
          </table:table-cell>
          <table:table-cell office:value-type="string">
            <text:p>WP</text:p>
          </table:table-cell>
          <table:table-cell office:value-type="float" office:value="2.5621">
            <text:p>2.5621</text:p>
          </table:table-cell>
          <table:table-cell office:value-type="string">
            <text:p>Myristica hollrungii</text:p>
          </table:table-cell>
          <table:table-cell table:number-columns-repeated="1020"/>
        </table:table-row>
        <table:table-row table:style-name="ro2">
          <table:table-cell office:value-type="string">
            <text:p>WP1Z3068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Z3069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Aphanamixis polystachya</text:p>
          </table:table-cell>
          <table:table-cell table:number-columns-repeated="1020"/>
        </table:table-row>
        <table:table-row table:style-name="ro2">
          <table:table-cell office:value-type="string">
            <text:p>WP1Z3070</text:p>
          </table:table-cell>
          <table:table-cell office:value-type="string">
            <text:p>WP</text:p>
          </table:table-cell>
          <table:table-cell office:value-type="float" office:value="0.83">
            <text:p>0.83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Z3071</text:p>
          </table:table-cell>
          <table:table-cell office:value-type="string">
            <text:p>WP</text:p>
          </table:table-cell>
          <table:table-cell office:value-type="float" office:value="19.2711">
            <text:p>19.271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072</text:p>
          </table:table-cell>
          <table:table-cell office:value-type="string">
            <text:p>WP</text:p>
          </table:table-cell>
          <table:table-cell office:value-type="float" office:value="2.559">
            <text:p>2.55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073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Z3074</text:p>
          </table:table-cell>
          <table:table-cell office:value-type="string">
            <text:p>WP</text:p>
          </table:table-cell>
          <table:table-cell office:value-type="float" office:value="9">
            <text:p>9</text:p>
          </table:table-cell>
          <table:table-cell office:value-type="string">
            <text:p>Garcinia assugu</text:p>
          </table:table-cell>
          <table:table-cell table:number-columns-repeated="1020"/>
        </table:table-row>
        <table:table-row table:style-name="ro2">
          <table:table-cell office:value-type="string">
            <text:p>WP1Z3075</text:p>
          </table:table-cell>
          <table:table-cell office:value-type="string">
            <text:p>WP</text:p>
          </table:table-cell>
          <table:table-cell office:value-type="float" office:value="6.5">
            <text:p>6.5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Z3076</text:p>
          </table:table-cell>
          <table:table-cell office:value-type="string">
            <text:p>WP</text:p>
          </table:table-cell>
          <table:table-cell office:value-type="float" office:value="10">
            <text:p>10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Z3077</text:p>
          </table:table-cell>
          <table:table-cell office:value-type="string">
            <text:p>WP</text:p>
          </table:table-cell>
          <table:table-cell office:value-type="float" office:value="7.1222">
            <text:p>7.122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078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Neosepicaea viticoides</text:p>
          </table:table-cell>
          <table:table-cell table:number-columns-repeated="1020"/>
        </table:table-row>
        <table:table-row table:style-name="ro2">
          <table:table-cell office:value-type="string">
            <text:p>WP1Z3079</text:p>
          </table:table-cell>
          <table:table-cell office:value-type="string">
            <text:p>WP</text:p>
          </table:table-cell>
          <table:table-cell office:value-type="float" office:value="3.0872">
            <text:p>3.087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080</text:p>
          </table:table-cell>
          <table:table-cell office:value-type="string">
            <text:p>WP</text:p>
          </table:table-cell>
          <table:table-cell office:value-type="float" office:value="9.4444">
            <text:p>9.444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082</text:p>
          </table:table-cell>
          <table:table-cell office:value-type="string">
            <text:p>WP</text:p>
          </table:table-cell>
          <table:table-cell office:value-type="float" office:value="5.9">
            <text:p>5.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P1Z308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1Z3084</text:p>
          </table:table-cell>
          <table:table-cell office:value-type="string">
            <text:p>WP</text:p>
          </table:table-cell>
          <table:table-cell office:value-type="float" office:value="9">
            <text:p>9</text:p>
          </table:table-cell>
          <table:table-cell office:value-type="string">
            <text:p>Canarium indicum</text:p>
          </table:table-cell>
          <table:table-cell table:number-columns-repeated="1020"/>
        </table:table-row>
        <table:table-row table:style-name="ro2">
          <table:table-cell office:value-type="string">
            <text:p>WP1Z3085</text:p>
          </table:table-cell>
          <table:table-cell office:value-type="string">
            <text:p>WP</text:p>
          </table:table-cell>
          <table:table-cell office:value-type="float" office:value="0.5">
            <text:p>0.5</text:p>
          </table:table-cell>
          <table:table-cell office:value-type="string">
            <text:p>Petraeovitex multiflora</text:p>
          </table:table-cell>
          <table:table-cell table:number-columns-repeated="1020"/>
        </table:table-row>
        <table:table-row table:style-name="ro2">
          <table:table-cell office:value-type="string">
            <text:p>WP1Z3086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Faradaya splendida</text:p>
          </table:table-cell>
          <table:table-cell table:number-columns-repeated="1020"/>
        </table:table-row>
        <table:table-row table:style-name="ro2">
          <table:table-cell office:value-type="string">
            <text:p>WP1Z3087</text:p>
          </table:table-cell>
          <table:table-cell office:value-type="string">
            <text:p>WP</text:p>
          </table:table-cell>
          <table:table-cell office:value-type="float" office:value="4.205">
            <text:p>4.205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1Z3088</text:p>
          </table:table-cell>
          <table:table-cell office:value-type="string">
            <text:p>WP</text:p>
          </table:table-cell>
          <table:table-cell office:value-type="float" office:value="4.0982">
            <text:p>4.098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089</text:p>
          </table:table-cell>
          <table:table-cell office:value-type="string">
            <text:p>WP</text:p>
          </table:table-cell>
          <table:table-cell office:value-type="float" office:value="49">
            <text:p>49</text:p>
          </table:table-cell>
          <table:table-cell office:value-type="string">
            <text:p>Xanthophyllum papuanum</text:p>
          </table:table-cell>
          <table:table-cell table:number-columns-repeated="1020"/>
        </table:table-row>
        <table:table-row table:style-name="ro2">
          <table:table-cell office:value-type="string">
            <text:p>WP1Z3090</text:p>
          </table:table-cell>
          <table:table-cell office:value-type="string">
            <text:p>WP</text:p>
          </table:table-cell>
          <table:table-cell office:value-type="float" office:value="3.0362">
            <text:p>3.0362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1Z3091</text:p>
          </table:table-cell>
          <table:table-cell office:value-type="string">
            <text:p>WP</text:p>
          </table:table-cell>
          <table:table-cell office:value-type="float" office:value="124.4273">
            <text:p>124.4273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1Z3092</text:p>
          </table:table-cell>
          <table:table-cell office:value-type="string">
            <text:p>WP</text:p>
          </table:table-cell>
          <table:table-cell office:value-type="float" office:value="19.5">
            <text:p>19.5</text:p>
          </table:table-cell>
          <table:table-cell office:value-type="string">
            <text:p>Vatica papuana</text:p>
          </table:table-cell>
          <table:table-cell table:number-columns-repeated="1020"/>
        </table:table-row>
        <table:table-row table:style-name="ro2">
          <table:table-cell office:value-type="string">
            <text:p>WP1Z309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1Z3094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1Z3095</text:p>
          </table:table-cell>
          <table:table-cell office:value-type="string">
            <text:p>WP</text:p>
          </table:table-cell>
          <table:table-cell office:value-type="float" office:value="1.5">
            <text:p>1.5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1Z3096</text:p>
          </table:table-cell>
          <table:table-cell office:value-type="string">
            <text:p>WP</text:p>
          </table:table-cell>
          <table:table-cell office:value-type="float" office:value="10.8483">
            <text:p>10.8483</text:p>
          </table:table-cell>
          <table:table-cell office:value-type="string">
            <text:p>Horsfieldia hellwigii</text:p>
          </table:table-cell>
          <table:table-cell table:number-columns-repeated="1020"/>
        </table:table-row>
        <table:table-row table:style-name="ro2">
          <table:table-cell office:value-type="string">
            <text:p>WP1Z3097</text:p>
          </table:table-cell>
          <table:table-cell office:value-type="string">
            <text:p>WP</text:p>
          </table:table-cell>
          <table:table-cell office:value-type="float" office:value="15.5963">
            <text:p>15.5963</text:p>
          </table:table-cell>
          <table:table-cell office:value-type="string">
            <text:p>Ficus rubrivestimenta</text:p>
          </table:table-cell>
          <table:table-cell table:number-columns-repeated="1020"/>
        </table:table-row>
        <table:table-row table:style-name="ro2">
          <table:table-cell office:value-type="string">
            <text:p>WP1Z3098</text:p>
          </table:table-cell>
          <table:table-cell office:value-type="string">
            <text:p>WP</text:p>
          </table:table-cell>
          <table:table-cell office:value-type="float" office:value="0.5">
            <text:p>0.5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1Z3099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1Z3100</text:p>
          </table:table-cell>
          <table:table-cell office:value-type="string">
            <text:p>WP</text:p>
          </table:table-cell>
          <table:table-cell office:value-type="float" office:value="10.0429">
            <text:p>10.0429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Z3101</text:p>
          </table:table-cell>
          <table:table-cell office:value-type="string">
            <text:p>WP</text:p>
          </table:table-cell>
          <table:table-cell office:value-type="float" office:value="8.3399">
            <text:p>8.3399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1Z3102</text:p>
          </table:table-cell>
          <table:table-cell office:value-type="string">
            <text:p>WP</text:p>
          </table:table-cell>
          <table:table-cell office:value-type="float" office:value="5.1516">
            <text:p>5.1516</text:p>
          </table:table-cell>
          <table:table-cell office:value-type="string">
            <text:p>Elaeocarpus amplifolius</text:p>
          </table:table-cell>
          <table:table-cell table:number-columns-repeated="1020"/>
        </table:table-row>
        <table:table-row table:style-name="ro2">
          <table:table-cell office:value-type="string">
            <text:p>WP1Z3103</text:p>
          </table:table-cell>
          <table:table-cell office:value-type="string">
            <text:p>WP</text:p>
          </table:table-cell>
          <table:table-cell office:value-type="float" office:value="1.1732">
            <text:p>1.173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104</text:p>
          </table:table-cell>
          <table:table-cell office:value-type="string">
            <text:p>WP</text:p>
          </table:table-cell>
          <table:table-cell office:value-type="float" office:value="11.05">
            <text:p>11.05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1">
          <table:table-cell office:value-type="string">
            <text:p>WP1Z3105</text:p>
          </table:table-cell>
          <table:table-cell office:value-type="string">
            <text:p>WP</text:p>
          </table:table-cell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P1Z3106</text:p>
          </table:table-cell>
          <table:table-cell office:value-type="string">
            <text:p>WP</text:p>
          </table:table-cell>
          <table:table-cell office:value-type="float" office:value="127">
            <text:p>127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1Z3107</text:p>
          </table:table-cell>
          <table:table-cell office:value-type="string">
            <text:p>WP</text:p>
          </table:table-cell>
          <table:table-cell office:value-type="float" office:value="5.7657">
            <text:p>5.7657</text:p>
          </table:table-cell>
          <table:table-cell office:value-type="string">
            <text:p>Cryptocarya idenburgensis</text:p>
          </table:table-cell>
          <table:table-cell table:number-columns-repeated="1020"/>
        </table:table-row>
        <table:table-row table:style-name="ro2">
          <table:table-cell office:value-type="string">
            <text:p>WP1Z3108</text:p>
          </table:table-cell>
          <table:table-cell office:value-type="string">
            <text:p>WP</text:p>
          </table:table-cell>
          <table:table-cell office:value-type="float" office:value="1.1">
            <text:p>1.1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Z3109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110</text:p>
          </table:table-cell>
          <table:table-cell office:value-type="string">
            <text:p>WP</text:p>
          </table:table-cell>
          <table:table-cell office:value-type="float" office:value="0.5">
            <text:p>0.5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1Z3111</text:p>
          </table:table-cell>
          <table:table-cell office:value-type="string">
            <text:p>WP</text:p>
          </table:table-cell>
          <table:table-cell office:value-type="float" office:value="5.5585">
            <text:p>5.5585</text:p>
          </table:table-cell>
          <table:table-cell office:value-type="string">
            <text:p>Aglaia brassii</text:p>
          </table:table-cell>
          <table:table-cell table:number-columns-repeated="1020"/>
        </table:table-row>
        <table:table-row table:style-name="ro2">
          <table:table-cell office:value-type="string">
            <text:p>WP1Z3112</text:p>
          </table:table-cell>
          <table:table-cell office:value-type="string">
            <text:p>WP</text:p>
          </table:table-cell>
          <table:table-cell office:value-type="float" office:value="0.5">
            <text:p>0.5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1Z3113</text:p>
          </table:table-cell>
          <table:table-cell office:value-type="string">
            <text:p>WP</text:p>
          </table:table-cell>
          <table:table-cell office:value-type="float" office:value="112.4505">
            <text:p>112.4505</text:p>
          </table:table-cell>
          <table:table-cell office:value-type="string">
            <text:p>Litsea collina</text:p>
          </table:table-cell>
          <table:table-cell table:number-columns-repeated="1020"/>
        </table:table-row>
        <table:table-row table:style-name="ro2">
          <table:table-cell office:value-type="string">
            <text:p>WP1Z3114</text:p>
          </table:table-cell>
          <table:table-cell office:value-type="string">
            <text:p>WP</text:p>
          </table:table-cell>
          <table:table-cell office:value-type="float" office:value="6">
            <text:p>6</text:p>
          </table:table-cell>
          <table:table-cell office:value-type="string">
            <text:p>Petraeovitex multiflora</text:p>
          </table:table-cell>
          <table:table-cell table:number-columns-repeated="1020"/>
        </table:table-row>
        <table:table-row table:style-name="ro2">
          <table:table-cell office:value-type="string">
            <text:p>WP1Z3115</text:p>
          </table:table-cell>
          <table:table-cell office:value-type="string">
            <text:p>WP</text:p>
          </table:table-cell>
          <table:table-cell office:value-type="float" office:value="0.1852">
            <text:p>0.1852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1Z3116</text:p>
          </table:table-cell>
          <table:table-cell office:value-type="string">
            <text:p>WP</text:p>
          </table:table-cell>
          <table:table-cell office:value-type="float" office:value="1.7243">
            <text:p>1.7243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Z3117</text:p>
          </table:table-cell>
          <table:table-cell office:value-type="string">
            <text:p>WP</text:p>
          </table:table-cell>
          <table:table-cell office:value-type="float" office:value="1.1">
            <text:p>1.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118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1Z3119</text:p>
          </table:table-cell>
          <table:table-cell office:value-type="string">
            <text:p>WP</text:p>
          </table:table-cell>
          <table:table-cell office:value-type="float" office:value="29">
            <text:p>29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1Z3120</text:p>
          </table:table-cell>
          <table:table-cell office:value-type="string">
            <text:p>WP</text:p>
          </table:table-cell>
          <table:table-cell office:value-type="float" office:value="3.2047">
            <text:p>3.2047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Z3121</text:p>
          </table:table-cell>
          <table:table-cell office:value-type="string">
            <text:p>WP</text:p>
          </table:table-cell>
          <table:table-cell office:value-type="float" office:value="7.5">
            <text:p>7.5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1Z3122</text:p>
          </table:table-cell>
          <table:table-cell office:value-type="string">
            <text:p>WP</text:p>
          </table:table-cell>
          <table:table-cell office:value-type="float" office:value="4.6541">
            <text:p>4.654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123</text:p>
          </table:table-cell>
          <table:table-cell office:value-type="string">
            <text:p>WP</text:p>
          </table:table-cell>
          <table:table-cell office:value-type="float" office:value="5.8559">
            <text:p>5.8559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1Z3124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1Z3125</text:p>
          </table:table-cell>
          <table:table-cell office:value-type="string">
            <text:p>WP</text:p>
          </table:table-cell>
          <table:table-cell office:value-type="float" office:value="0.2149">
            <text:p>0.2149</text:p>
          </table:table-cell>
          <table:table-cell office:value-type="string">
            <text:p>Canarium acutifolium</text:p>
          </table:table-cell>
          <table:table-cell table:number-columns-repeated="1020"/>
        </table:table-row>
        <table:table-row table:style-name="ro2">
          <table:table-cell office:value-type="string">
            <text:p>WP1Z3126</text:p>
          </table:table-cell>
          <table:table-cell office:value-type="string">
            <text:p>WP</text:p>
          </table:table-cell>
          <table:table-cell office:value-type="float" office:value="12.145">
            <text:p>12.145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1Z3127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Petraeovitex multiflora</text:p>
          </table:table-cell>
          <table:table-cell table:number-columns-repeated="1020"/>
        </table:table-row>
        <table:table-row table:style-name="ro2">
          <table:table-cell office:value-type="string">
            <text:p>WP1Z3128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Merremia peltata</text:p>
          </table:table-cell>
          <table:table-cell table:number-columns-repeated="1020"/>
        </table:table-row>
        <table:table-row table:style-name="ro2">
          <table:table-cell office:value-type="string">
            <text:p>WP1Z3129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1Z3130</text:p>
          </table:table-cell>
          <table:table-cell office:value-type="string">
            <text:p>WP</text:p>
          </table:table-cell>
          <table:table-cell office:value-type="float" office:value="2.0991">
            <text:p>2.099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1Z3131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Musa peekelii</text:p>
          </table:table-cell>
          <table:table-cell table:number-columns-repeated="1020"/>
        </table:table-row>
        <table:table-row table:style-name="ro2">
          <table:table-cell office:value-type="string">
            <text:p>WP1Z3132</text:p>
          </table:table-cell>
          <table:table-cell office:value-type="string">
            <text:p>WP</text:p>
          </table:table-cell>
          <table:table-cell office:value-type="float" office:value="1.1041">
            <text:p>1.1041</text:p>
          </table:table-cell>
          <table:table-cell office:value-type="string">
            <text:p>Carica papaya</text:p>
          </table:table-cell>
          <table:table-cell table:number-columns-repeated="1020"/>
        </table:table-row>
        <table:table-row table:style-name="ro2">
          <table:table-cell office:value-type="string">
            <text:p>WP2A0418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Versteegia cauliflora</text:p>
          </table:table-cell>
          <table:table-cell table:number-columns-repeated="1020"/>
        </table:table-row>
        <table:table-row table:style-name="ro2">
          <table:table-cell office:value-type="string">
            <text:p>WP2A0421</text:p>
          </table:table-cell>
          <table:table-cell office:value-type="string">
            <text:p>WP</text:p>
          </table:table-cell>
          <table:table-cell office:value-type="float" office:value="2.2006">
            <text:p>2.2006</text:p>
          </table:table-cell>
          <table:table-cell office:value-type="string">
            <text:p>Macaranga novoguineensis</text:p>
          </table:table-cell>
          <table:table-cell table:number-columns-repeated="1020"/>
        </table:table-row>
        <table:table-row table:style-name="ro2">
          <table:table-cell office:value-type="string">
            <text:p>WP2A0422</text:p>
          </table:table-cell>
          <table:table-cell office:value-type="string">
            <text:p>WP</text:p>
          </table:table-cell>
          <table:table-cell office:value-type="float" office:value="8.521">
            <text:p>8.521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A0423</text:p>
          </table:table-cell>
          <table:table-cell office:value-type="string">
            <text:p>WP</text:p>
          </table:table-cell>
          <table:table-cell office:value-type="float" office:value="4.581">
            <text:p>4.581</text:p>
          </table:table-cell>
          <table:table-cell office:value-type="string">
            <text:p>Guioa comesperma</text:p>
          </table:table-cell>
          <table:table-cell table:number-columns-repeated="1020"/>
        </table:table-row>
        <table:table-row table:style-name="ro2">
          <table:table-cell office:value-type="string">
            <text:p>WP2A0424</text:p>
          </table:table-cell>
          <table:table-cell office:value-type="string">
            <text:p>WP</text:p>
          </table:table-cell>
          <table:table-cell office:value-type="float" office:value="3.3">
            <text:p>3.3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2A0425</text:p>
          </table:table-cell>
          <table:table-cell office:value-type="string">
            <text:p>WP</text:p>
          </table:table-cell>
          <table:table-cell office:value-type="float" office:value="11.40672">
            <text:p>11.40672</text:p>
          </table:table-cell>
          <table:table-cell office:value-type="string">
            <text:p>Polyalthia glauca</text:p>
          </table:table-cell>
          <table:table-cell table:number-columns-repeated="1020"/>
        </table:table-row>
        <table:table-row table:style-name="ro2">
          <table:table-cell office:value-type="string">
            <text:p>WP2A0426</text:p>
          </table:table-cell>
          <table:table-cell office:value-type="string">
            <text:p>WP</text:p>
          </table:table-cell>
          <table:table-cell office:value-type="float" office:value="29.568">
            <text:p>29.56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A0427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2A0428</text:p>
          </table:table-cell>
          <table:table-cell office:value-type="string">
            <text:p>WP</text:p>
          </table:table-cell>
          <table:table-cell office:value-type="float" office:value="0.18">
            <text:p>0.18</text:p>
          </table:table-cell>
          <table:table-cell office:value-type="string">
            <text:p>Vatica papuana</text:p>
          </table:table-cell>
          <table:table-cell table:number-columns-repeated="1020"/>
        </table:table-row>
        <table:table-row table:style-name="ro2">
          <table:table-cell office:value-type="string">
            <text:p>WP2A0429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2A0430</text:p>
          </table:table-cell>
          <table:table-cell office:value-type="string">
            <text:p>WP</text:p>
          </table:table-cell>
          <table:table-cell office:value-type="float" office:value="0.15">
            <text:p>0.15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2A0431</text:p>
          </table:table-cell>
          <table:table-cell office:value-type="string">
            <text:p>WP</text:p>
          </table:table-cell>
          <table:table-cell office:value-type="float" office:value="0.1311">
            <text:p>0.1311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2A0432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1">
          <table:table-cell office:value-type="string">
            <text:p>WP2A0433</text:p>
          </table:table-cell>
          <table:table-cell office:value-type="string">
            <text:p>WP</text:p>
          </table:table-cell>
          <table:table-cell office:value-type="float" office:value="5.3">
            <text:p>5.3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P2A0434</text:p>
          </table:table-cell>
          <table:table-cell office:value-type="string">
            <text:p>WP</text:p>
          </table:table-cell>
          <table:table-cell office:value-type="float" office:value="44.8">
            <text:p>44.8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2A0435</text:p>
          </table:table-cell>
          <table:table-cell office:value-type="string">
            <text:p>WP</text:p>
          </table:table-cell>
          <table:table-cell office:value-type="float" office:value="0.4">
            <text:p>0.4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2A0436</text:p>
          </table:table-cell>
          <table:table-cell office:value-type="string">
            <text:p>WP</text:p>
          </table:table-cell>
          <table:table-cell office:value-type="float" office:value="7">
            <text:p>7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2A0437</text:p>
          </table:table-cell>
          <table:table-cell office:value-type="string">
            <text:p>WP</text:p>
          </table:table-cell>
          <table:table-cell office:value-type="float" office:value="51.8">
            <text:p>51.8</text:p>
          </table:table-cell>
          <table:table-cell office:value-type="string">
            <text:p>Parkia versteeghii</text:p>
          </table:table-cell>
          <table:table-cell table:number-columns-repeated="1020"/>
        </table:table-row>
        <table:table-row table:style-name="ro2">
          <table:table-cell office:value-type="string">
            <text:p>WP2A0438</text:p>
          </table:table-cell>
          <table:table-cell office:value-type="string">
            <text:p>WP</text:p>
          </table:table-cell>
          <table:table-cell office:value-type="float" office:value="5.1">
            <text:p>5.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A0439</text:p>
          </table:table-cell>
          <table:table-cell office:value-type="string">
            <text:p>WP</text:p>
          </table:table-cell>
          <table:table-cell office:value-type="float" office:value="0.6677">
            <text:p>0.6677</text:p>
          </table:table-cell>
          <table:table-cell office:value-type="string">
            <text:p>Dysoxylum molle</text:p>
          </table:table-cell>
          <table:table-cell table:number-columns-repeated="1020"/>
        </table:table-row>
        <table:table-row table:style-name="ro2">
          <table:table-cell office:value-type="string">
            <text:p>WP2A0440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2A0441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Dysoxylum brassii</text:p>
          </table:table-cell>
          <table:table-cell table:number-columns-repeated="1020"/>
        </table:table-row>
        <table:table-row table:style-name="ro2">
          <table:table-cell office:value-type="string">
            <text:p>WP2A0442</text:p>
          </table:table-cell>
          <table:table-cell office:value-type="string">
            <text:p>WP</text:p>
          </table:table-cell>
          <table:table-cell office:value-type="float" office:value="2.0631">
            <text:p>2.0631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A0443</text:p>
          </table:table-cell>
          <table:table-cell office:value-type="string">
            <text:p>WP</text:p>
          </table:table-cell>
          <table:table-cell office:value-type="float" office:value="6.2">
            <text:p>6.2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2A0444</text:p>
          </table:table-cell>
          <table:table-cell office:value-type="string">
            <text:p>WP</text:p>
          </table:table-cell>
          <table:table-cell office:value-type="float" office:value="5.1933">
            <text:p>5.1933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A0445</text:p>
          </table:table-cell>
          <table:table-cell office:value-type="string">
            <text:p>WP</text:p>
          </table:table-cell>
          <table:table-cell office:value-type="float" office:value="4.1">
            <text:p>4.1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1">
          <table:table-cell office:value-type="string">
            <text:p>WP2A0446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Cananga odorata</text:p>
          </table:table-cell>
          <table:table-cell table:number-columns-repeated="1020"/>
        </table:table-row>
        <table:table-row table:style-name="ro2">
          <table:table-cell office:value-type="string">
            <text:p>WP2A0447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2A0448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2A0450</text:p>
          </table:table-cell>
          <table:table-cell office:value-type="string">
            <text:p>WP</text:p>
          </table:table-cell>
          <table:table-cell office:value-type="float" office:value="13">
            <text:p>13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2A0518</text:p>
          </table:table-cell>
          <table:table-cell office:value-type="string">
            <text:p>WP</text:p>
          </table:table-cell>
          <table:table-cell office:value-type="float" office:value="30.5066">
            <text:p>30.5066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2A0519</text:p>
          </table:table-cell>
          <table:table-cell office:value-type="string">
            <text:p>WP</text:p>
          </table:table-cell>
          <table:table-cell office:value-type="float" office:value="11.3">
            <text:p>11.3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A0520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A0521</text:p>
          </table:table-cell>
          <table:table-cell office:value-type="string">
            <text:p>WP</text:p>
          </table:table-cell>
          <table:table-cell office:value-type="float" office:value="4.5">
            <text:p>4.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A0522</text:p>
          </table:table-cell>
          <table:table-cell office:value-type="string">
            <text:p>WP</text:p>
          </table:table-cell>
          <table:table-cell office:value-type="float" office:value="9.2">
            <text:p>9.2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2A0523</text:p>
          </table:table-cell>
          <table:table-cell office:value-type="string">
            <text:p>WP</text:p>
          </table:table-cell>
          <table:table-cell office:value-type="float" office:value="4.3">
            <text:p>4.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A0524</text:p>
          </table:table-cell>
          <table:table-cell office:value-type="string">
            <text:p>WP</text:p>
          </table:table-cell>
          <table:table-cell office:value-type="float" office:value="14.3146">
            <text:p>14.3146</text:p>
          </table:table-cell>
          <table:table-cell office:value-type="string">
            <text:p>Horsfieldia hellwigii</text:p>
          </table:table-cell>
          <table:table-cell table:number-columns-repeated="1020"/>
        </table:table-row>
        <table:table-row table:style-name="ro2">
          <table:table-cell office:value-type="string">
            <text:p>WP2A0525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2A0526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Mallotus chromocarpus</text:p>
          </table:table-cell>
          <table:table-cell table:number-columns-repeated="1020"/>
        </table:table-row>
        <table:table-row table:style-name="ro2">
          <table:table-cell office:value-type="string">
            <text:p>WP2A0527</text:p>
          </table:table-cell>
          <table:table-cell office:value-type="string">
            <text:p>WP</text:p>
          </table:table-cell>
          <table:table-cell office:value-type="float" office:value="13.6268">
            <text:p>13.6268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2A0528</text:p>
          </table:table-cell>
          <table:table-cell office:value-type="string">
            <text:p>WP</text:p>
          </table:table-cell>
          <table:table-cell office:value-type="float" office:value="0.4471">
            <text:p>0.4471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2A0529</text:p>
          </table:table-cell>
          <table:table-cell office:value-type="string">
            <text:p>WP</text:p>
          </table:table-cell>
          <table:table-cell office:value-type="float" office:value="32.9159">
            <text:p>32.9159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2A0531</text:p>
          </table:table-cell>
          <table:table-cell office:value-type="string">
            <text:p>WP</text:p>
          </table:table-cell>
          <table:table-cell office:value-type="float" office:value="7.6">
            <text:p>7.6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A0532</text:p>
          </table:table-cell>
          <table:table-cell office:value-type="string">
            <text:p>WP</text:p>
          </table:table-cell>
          <table:table-cell office:value-type="float" office:value="23.4079">
            <text:p>23.4079</text:p>
          </table:table-cell>
          <table:table-cell office:value-type="string">
            <text:p>Allophylus cobbe</text:p>
          </table:table-cell>
          <table:table-cell table:number-columns-repeated="1020"/>
        </table:table-row>
        <table:table-row table:style-name="ro2">
          <table:table-cell office:value-type="string">
            <text:p>WP2A0533</text:p>
          </table:table-cell>
          <table:table-cell office:value-type="string">
            <text:p>WP</text:p>
          </table:table-cell>
          <table:table-cell office:value-type="float" office:value="2.8745">
            <text:p>2.8745</text:p>
          </table:table-cell>
          <table:table-cell office:value-type="string">
            <text:p>Uvaria rosenbergiana</text:p>
          </table:table-cell>
          <table:table-cell table:number-columns-repeated="1020"/>
        </table:table-row>
        <table:table-row table:style-name="ro2">
          <table:table-cell office:value-type="string">
            <text:p>WP2A0535</text:p>
          </table:table-cell>
          <table:table-cell office:value-type="string">
            <text:p>WP</text:p>
          </table:table-cell>
          <table:table-cell office:value-type="float" office:value="11.8795">
            <text:p>11.8795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2A0536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Dysoxylum molle</text:p>
          </table:table-cell>
          <table:table-cell table:number-columns-repeated="1020"/>
        </table:table-row>
        <table:table-row table:style-name="ro2">
          <table:table-cell office:value-type="string">
            <text:p>WP2A0537</text:p>
          </table:table-cell>
          <table:table-cell office:value-type="string">
            <text:p>WP</text:p>
          </table:table-cell>
          <table:table-cell office:value-type="float" office:value="1.807">
            <text:p>1.807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2A0538</text:p>
          </table:table-cell>
          <table:table-cell office:value-type="string">
            <text:p>WP</text:p>
          </table:table-cell>
          <table:table-cell office:value-type="float" office:value="37.5488">
            <text:p>37.548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A1304</text:p>
          </table:table-cell>
          <table:table-cell office:value-type="string">
            <text:p>WP</text:p>
          </table:table-cell>
          <table:table-cell office:value-type="float" office:value="1.1">
            <text:p>1.1</text:p>
          </table:table-cell>
          <table:table-cell office:value-type="string">
            <text:p>Dracaena angustifolia</text:p>
          </table:table-cell>
          <table:table-cell table:number-columns-repeated="1020"/>
        </table:table-row>
        <table:table-row table:style-name="ro2">
          <table:table-cell office:value-type="string">
            <text:p>WP2B0401</text:p>
          </table:table-cell>
          <table:table-cell office:value-type="string">
            <text:p>WP</text:p>
          </table:table-cell>
          <table:table-cell office:value-type="float" office:value="13.5472">
            <text:p>13.547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P2B0402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B0404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Cryptocarya caloneura</text:p>
          </table:table-cell>
          <table:table-cell table:number-columns-repeated="1020"/>
        </table:table-row>
        <table:table-row table:style-name="ro2">
          <table:table-cell office:value-type="string">
            <text:p>WP2B0405</text:p>
          </table:table-cell>
          <table:table-cell office:value-type="string">
            <text:p>WP</text:p>
          </table:table-cell>
          <table:table-cell office:value-type="float" office:value="2.1715">
            <text:p>2.1715</text:p>
          </table:table-cell>
          <table:table-cell office:value-type="string">
            <text:p>Austromyrtus floribunda</text:p>
          </table:table-cell>
          <table:table-cell table:number-columns-repeated="1020"/>
        </table:table-row>
        <table:table-row table:style-name="ro2">
          <table:table-cell office:value-type="string">
            <text:p>WP2B0406</text:p>
          </table:table-cell>
          <table:table-cell office:value-type="string">
            <text:p>WP</text:p>
          </table:table-cell>
          <table:table-cell office:value-type="float" office:value="42.6">
            <text:p>42.6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B0407</text:p>
          </table:table-cell>
          <table:table-cell office:value-type="string">
            <text:p>WP</text:p>
          </table:table-cell>
          <table:table-cell office:value-type="float" office:value="2.1198">
            <text:p>2.1198</text:p>
          </table:table-cell>
          <table:table-cell office:value-type="string">
            <text:p>Harpullia arborea</text:p>
          </table:table-cell>
          <table:table-cell table:number-columns-repeated="1020"/>
        </table:table-row>
        <table:table-row table:style-name="ro2">
          <table:table-cell office:value-type="string">
            <text:p>WP2B0408</text:p>
          </table:table-cell>
          <table:table-cell office:value-type="string">
            <text:p>WP</text:p>
          </table:table-cell>
          <table:table-cell office:value-type="float" office:value="21.8">
            <text:p>21.8</text:p>
          </table:table-cell>
          <table:table-cell office:value-type="string">
            <text:p>Pandanus kaernbachii</text:p>
          </table:table-cell>
          <table:table-cell table:number-columns-repeated="1020"/>
        </table:table-row>
        <table:table-row table:style-name="ro2">
          <table:table-cell office:value-type="string">
            <text:p>WP2B0409</text:p>
          </table:table-cell>
          <table:table-cell office:value-type="string">
            <text:p>WP</text:p>
          </table:table-cell>
          <table:table-cell office:value-type="float" office:value="1.6208">
            <text:p>1.6208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B0410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Cryptocarya novo-guineensis</text:p>
          </table:table-cell>
          <table:table-cell table:number-columns-repeated="1020"/>
        </table:table-row>
        <table:table-row table:style-name="ro2">
          <table:table-cell office:value-type="string">
            <text:p>WP2B0411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B0412</text:p>
          </table:table-cell>
          <table:table-cell office:value-type="string">
            <text:p>WP</text:p>
          </table:table-cell>
          <table:table-cell office:value-type="float" office:value="2.3883">
            <text:p>2.3883</text:p>
          </table:table-cell>
          <table:table-cell office:value-type="string">
            <text:p>Myristica hollrungii</text:p>
          </table:table-cell>
          <table:table-cell table:number-columns-repeated="1020"/>
        </table:table-row>
        <table:table-row table:style-name="ro2">
          <table:table-cell office:value-type="string">
            <text:p>WP2B0413</text:p>
          </table:table-cell>
          <table:table-cell office:value-type="string">
            <text:p>WP</text:p>
          </table:table-cell>
          <table:table-cell office:value-type="float" office:value="1.8506">
            <text:p>1.8506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B0414</text:p>
          </table:table-cell>
          <table:table-cell office:value-type="string">
            <text:p>WP</text:p>
          </table:table-cell>
          <table:table-cell office:value-type="float" office:value="0.2">
            <text:p>0.2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2B0415</text:p>
          </table:table-cell>
          <table:table-cell office:value-type="string">
            <text:p>WP</text:p>
          </table:table-cell>
          <table:table-cell office:value-type="float" office:value="0.3595">
            <text:p>0.3595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2B0416</text:p>
          </table:table-cell>
          <table:table-cell office:value-type="string">
            <text:p>WP</text:p>
          </table:table-cell>
          <table:table-cell office:value-type="float" office:value="0.8555">
            <text:p>0.8555</text:p>
          </table:table-cell>
          <table:table-cell office:value-type="string">
            <text:p>Semecarpus schlechteri</text:p>
          </table:table-cell>
          <table:table-cell table:number-columns-repeated="1020"/>
        </table:table-row>
        <table:table-row table:style-name="ro2">
          <table:table-cell office:value-type="string">
            <text:p>WP2B0417</text:p>
          </table:table-cell>
          <table:table-cell office:value-type="string">
            <text:p>WP</text:p>
          </table:table-cell>
          <table:table-cell office:value-type="float" office:value="12.8">
            <text:p>12.8</text:p>
          </table:table-cell>
          <table:table-cell office:value-type="string">
            <text:p>Cryptocarya caloneura</text:p>
          </table:table-cell>
          <table:table-cell table:number-columns-repeated="1020"/>
        </table:table-row>
        <table:table-row table:style-name="ro2">
          <table:table-cell office:value-type="string">
            <text:p>WP2B0419</text:p>
          </table:table-cell>
          <table:table-cell office:value-type="string">
            <text:p>WP</text:p>
          </table:table-cell>
          <table:table-cell office:value-type="float" office:value="15.704">
            <text:p>15.704</text:p>
          </table:table-cell>
          <table:table-cell office:value-type="string">
            <text:p>Ficus hombroniana</text:p>
          </table:table-cell>
          <table:table-cell table:number-columns-repeated="1020"/>
        </table:table-row>
        <table:table-row table:style-name="ro2">
          <table:table-cell office:value-type="string">
            <text:p>WP2B0420</text:p>
          </table:table-cell>
          <table:table-cell office:value-type="string">
            <text:p>WP</text:p>
          </table:table-cell>
          <table:table-cell office:value-type="float" office:value="2.7013">
            <text:p>2.7013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2B0474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B0475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2B0479</text:p>
          </table:table-cell>
          <table:table-cell office:value-type="string">
            <text:p>WP</text:p>
          </table:table-cell>
          <table:table-cell office:value-type="float" office:value="31.0799">
            <text:p>31.0799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2B0480</text:p>
          </table:table-cell>
          <table:table-cell office:value-type="string">
            <text:p>WP</text:p>
          </table:table-cell>
          <table:table-cell office:value-type="float" office:value="39.4">
            <text:p>39.4</text:p>
          </table:table-cell>
          <table:table-cell office:value-type="string">
            <text:p>Celtis philippensis</text:p>
          </table:table-cell>
          <table:table-cell table:number-columns-repeated="1020"/>
        </table:table-row>
        <table:table-row table:style-name="ro2">
          <table:table-cell office:value-type="string">
            <text:p>WP2B0481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B048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2B0483</text:p>
          </table:table-cell>
          <table:table-cell office:value-type="string">
            <text:p>WP</text:p>
          </table:table-cell>
          <table:table-cell office:value-type="float" office:value="1.609">
            <text:p>1.609</text:p>
          </table:table-cell>
          <table:table-cell office:value-type="string">
            <text:p>Ganophyllum falcatum</text:p>
          </table:table-cell>
          <table:table-cell table:number-columns-repeated="1020"/>
        </table:table-row>
        <table:table-row table:style-name="ro2">
          <table:table-cell office:value-type="string">
            <text:p>WP2B0484</text:p>
          </table:table-cell>
          <table:table-cell office:value-type="string">
            <text:p>WP</text:p>
          </table:table-cell>
          <table:table-cell office:value-type="float" office:value="23.0922">
            <text:p>23.0922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2B0485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B0486</text:p>
          </table:table-cell>
          <table:table-cell office:value-type="string">
            <text:p>WP</text:p>
          </table:table-cell>
          <table:table-cell office:value-type="float" office:value="16.2">
            <text:p>16.2</text:p>
          </table:table-cell>
          <table:table-cell office:value-type="string">
            <text:p>Aglaia lepiorrhachis</text:p>
          </table:table-cell>
          <table:table-cell table:number-columns-repeated="1020"/>
        </table:table-row>
        <table:table-row table:style-name="ro2">
          <table:table-cell office:value-type="string">
            <text:p>WP2B0487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Harpullia longipetala</text:p>
          </table:table-cell>
          <table:table-cell table:number-columns-repeated="1020"/>
        </table:table-row>
        <table:table-row table:style-name="ro2">
          <table:table-cell office:value-type="string">
            <text:p>WP2B0488</text:p>
          </table:table-cell>
          <table:table-cell office:value-type="string">
            <text:p>WP</text:p>
          </table:table-cell>
          <table:table-cell office:value-type="float" office:value="0.9753">
            <text:p>0.9753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2B0489</text:p>
          </table:table-cell>
          <table:table-cell office:value-type="string">
            <text:p>WP</text:p>
          </table:table-cell>
          <table:table-cell office:value-type="float" office:value="0.4">
            <text:p>0.4</text:p>
          </table:table-cell>
          <table:table-cell office:value-type="string">
            <text:p>Planchonella xylocarpa</text:p>
          </table:table-cell>
          <table:table-cell table:number-columns-repeated="1020"/>
        </table:table-row>
        <table:table-row table:style-name="ro2">
          <table:table-cell office:value-type="string">
            <text:p>WP2B0490</text:p>
          </table:table-cell>
          <table:table-cell office:value-type="string">
            <text:p>WP</text:p>
          </table:table-cell>
          <table:table-cell office:value-type="float" office:value="4.0746">
            <text:p>4.0746</text:p>
          </table:table-cell>
          <table:table-cell office:value-type="string">
            <text:p>Cryptocarya massoy</text:p>
          </table:table-cell>
          <table:table-cell table:number-columns-repeated="1020"/>
        </table:table-row>
        <table:table-row table:style-name="ro2">
          <table:table-cell office:value-type="string">
            <text:p>WP2B0491</text:p>
          </table:table-cell>
          <table:table-cell office:value-type="string">
            <text:p>WP</text:p>
          </table:table-cell>
          <table:table-cell office:value-type="float" office:value="5.0636">
            <text:p>5.0636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B0492</text:p>
          </table:table-cell>
          <table:table-cell office:value-type="string">
            <text:p>WP</text:p>
          </table:table-cell>
          <table:table-cell office:value-type="float" office:value="2.9742">
            <text:p>2.9742</text:p>
          </table:table-cell>
          <table:table-cell office:value-type="string">
            <text:p>Macaranga punctata</text:p>
          </table:table-cell>
          <table:table-cell table:number-columns-repeated="1020"/>
        </table:table-row>
        <table:table-row table:style-name="ro2">
          <table:table-cell office:value-type="string">
            <text:p>WP2B0493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Sterculia ampla</text:p>
          </table:table-cell>
          <table:table-cell table:number-columns-repeated="1020"/>
        </table:table-row>
        <table:table-row table:style-name="ro2">
          <table:table-cell office:value-type="string">
            <text:p>WP2B0494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2B0495</text:p>
          </table:table-cell>
          <table:table-cell office:value-type="string">
            <text:p>WP</text:p>
          </table:table-cell>
          <table:table-cell office:value-type="float" office:value="1.2725">
            <text:p>1.2725</text:p>
          </table:table-cell>
          <table:table-cell office:value-type="string">
            <text:p>Neisosperma citrodora</text:p>
          </table:table-cell>
          <table:table-cell table:number-columns-repeated="1020"/>
        </table:table-row>
        <table:table-row table:style-name="ro2">
          <table:table-cell office:value-type="string">
            <text:p>WP2B0496</text:p>
          </table:table-cell>
          <table:table-cell office:value-type="string">
            <text:p>WP</text:p>
          </table:table-cell>
          <table:table-cell office:value-type="float" office:value="1.99">
            <text:p>1.99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B0497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B0498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2B0499</text:p>
          </table:table-cell>
          <table:table-cell office:value-type="string">
            <text:p>WP</text:p>
          </table:table-cell>
          <table:table-cell office:value-type="float" office:value="20">
            <text:p>20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2B0500</text:p>
          </table:table-cell>
          <table:table-cell office:value-type="string">
            <text:p>WP</text:p>
          </table:table-cell>
          <table:table-cell office:value-type="float" office:value="0.2">
            <text:p>0.2</text:p>
          </table:table-cell>
          <table:table-cell office:value-type="string">
            <text:p>Canarium oleosum</text:p>
          </table:table-cell>
          <table:table-cell table:number-columns-repeated="1020"/>
        </table:table-row>
        <table:table-row table:style-name="ro2">
          <table:table-cell office:value-type="string">
            <text:p>WP2B0501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Canarium acutifolium</text:p>
          </table:table-cell>
          <table:table-cell table:number-columns-repeated="1020"/>
        </table:table-row>
        <table:table-row table:style-name="ro2">
          <table:table-cell office:value-type="string">
            <text:p>WP2B050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Pterocymbium beccarii</text:p>
          </table:table-cell>
          <table:table-cell table:number-columns-repeated="1020"/>
        </table:table-row>
        <table:table-row table:style-name="ro2">
          <table:table-cell office:value-type="string">
            <text:p>WP2B0503</text:p>
          </table:table-cell>
          <table:table-cell office:value-type="string">
            <text:p>WP</text:p>
          </table:table-cell>
          <table:table-cell office:value-type="float" office:value="7.0722">
            <text:p>7.072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B0504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2B0505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2B0506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Kingiodendron novoguineense</text:p>
          </table:table-cell>
          <table:table-cell table:number-columns-repeated="1020"/>
        </table:table-row>
        <table:table-row table:style-name="ro2">
          <table:table-cell office:value-type="string">
            <text:p>WP2B0534</text:p>
          </table:table-cell>
          <table:table-cell office:value-type="string">
            <text:p>WP</text:p>
          </table:table-cell>
          <table:table-cell office:value-type="float" office:value="34.4792">
            <text:p>34.4792</text:p>
          </table:table-cell>
          <table:table-cell office:value-type="string">
            <text:p>Polyalthia glauca</text:p>
          </table:table-cell>
          <table:table-cell table:number-columns-repeated="1020"/>
        </table:table-row>
        <table:table-row table:style-name="ro2">
          <table:table-cell office:value-type="string">
            <text:p>WP2B0539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B0540</text:p>
          </table:table-cell>
          <table:table-cell office:value-type="string">
            <text:p>WP</text:p>
          </table:table-cell>
          <table:table-cell office:value-type="float" office:value="1.815">
            <text:p>1.81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B0541</text:p>
          </table:table-cell>
          <table:table-cell office:value-type="string">
            <text:p>WP</text:p>
          </table:table-cell>
          <table:table-cell office:value-type="float" office:value="24.7388">
            <text:p>24.7388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2B0542</text:p>
          </table:table-cell>
          <table:table-cell office:value-type="string">
            <text:p>WP</text:p>
          </table:table-cell>
          <table:table-cell office:value-type="float" office:value="45.7">
            <text:p>45.7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B0543</text:p>
          </table:table-cell>
          <table:table-cell office:value-type="string">
            <text:p>WP</text:p>
          </table:table-cell>
          <table:table-cell office:value-type="float" office:value="5.5073">
            <text:p>5.5073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2B0544</text:p>
          </table:table-cell>
          <table:table-cell office:value-type="string">
            <text:p>WP</text:p>
          </table:table-cell>
          <table:table-cell office:value-type="float" office:value="11">
            <text:p>11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2B0547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Pouteria obovata</text:p>
          </table:table-cell>
          <table:table-cell table:number-columns-repeated="1020"/>
        </table:table-row>
        <table:table-row table:style-name="ro2">
          <table:table-cell office:value-type="string">
            <text:p>WP2B0548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2B0549</text:p>
          </table:table-cell>
          <table:table-cell office:value-type="string">
            <text:p>WP</text:p>
          </table:table-cell>
          <table:table-cell office:value-type="float" office:value="12.8855">
            <text:p>12.8855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2B0550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Cryptocarya mackinnoniana</text:p>
          </table:table-cell>
          <table:table-cell table:number-columns-repeated="1020"/>
        </table:table-row>
        <table:table-row table:style-name="ro2">
          <table:table-cell office:value-type="string">
            <text:p>WP2B1302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Cryptocarya medicinalis</text:p>
          </table:table-cell>
          <table:table-cell table:number-columns-repeated="1020"/>
        </table:table-row>
        <table:table-row table:style-name="ro2">
          <table:table-cell office:value-type="string">
            <text:p>WP2B130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C0345</text:p>
          </table:table-cell>
          <table:table-cell office:value-type="string">
            <text:p>WP</text:p>
          </table:table-cell>
          <table:table-cell office:value-type="float" office:value="2.6991">
            <text:p>2.6991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2C0346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Syzygium longipes</text:p>
          </table:table-cell>
          <table:table-cell table:number-columns-repeated="1020"/>
        </table:table-row>
        <table:table-row table:style-name="ro2">
          <table:table-cell office:value-type="string">
            <text:p>WP2C0347</text:p>
          </table:table-cell>
          <table:table-cell office:value-type="string">
            <text:p>WP</text:p>
          </table:table-cell>
          <table:table-cell office:value-type="float" office:value="3.3422">
            <text:p>3.342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C0348</text:p>
          </table:table-cell>
          <table:table-cell office:value-type="string">
            <text:p>WP</text:p>
          </table:table-cell>
          <table:table-cell office:value-type="float" office:value="5.2">
            <text:p>5.2</text:p>
          </table:table-cell>
          <table:table-cell office:value-type="string">
            <text:p>Prunus schlechteri</text:p>
          </table:table-cell>
          <table:table-cell table:number-columns-repeated="1020"/>
        </table:table-row>
        <table:table-row table:style-name="ro2">
          <table:table-cell office:value-type="string">
            <text:p>WP2C0349</text:p>
          </table:table-cell>
          <table:table-cell office:value-type="string">
            <text:p>WP</text:p>
          </table:table-cell>
          <table:table-cell office:value-type="float" office:value="4.4749">
            <text:p>4.4749</text:p>
          </table:table-cell>
          <table:table-cell office:value-type="string">
            <text:p>Dracaena angustifolia</text:p>
          </table:table-cell>
          <table:table-cell table:number-columns-repeated="1020"/>
        </table:table-row>
        <table:table-row table:style-name="ro2">
          <table:table-cell office:value-type="string">
            <text:p>WP2C0350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Allophylus cobbe</text:p>
          </table:table-cell>
          <table:table-cell table:number-columns-repeated="1020"/>
        </table:table-row>
        <table:table-row table:style-name="ro2">
          <table:table-cell office:value-type="string">
            <text:p>WP2C0383</text:p>
          </table:table-cell>
          <table:table-cell office:value-type="string">
            <text:p>WP</text:p>
          </table:table-cell>
          <table:table-cell office:value-type="float" office:value="4.5">
            <text:p>4.5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2C0384</text:p>
          </table:table-cell>
          <table:table-cell office:value-type="string">
            <text:p>WP</text:p>
          </table:table-cell>
          <table:table-cell office:value-type="float" office:value="38">
            <text:p>38</text:p>
          </table:table-cell>
          <table:table-cell office:value-type="string">
            <text:p>Prunus costata</text:p>
          </table:table-cell>
          <table:table-cell table:number-columns-repeated="1020"/>
        </table:table-row>
        <table:table-row table:style-name="ro2">
          <table:table-cell office:value-type="string">
            <text:p>WP2C0385</text:p>
          </table:table-cell>
          <table:table-cell office:value-type="string">
            <text:p>WP</text:p>
          </table:table-cell>
          <table:table-cell office:value-type="float" office:value="1.1309">
            <text:p>1.130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C0386</text:p>
          </table:table-cell>
          <table:table-cell office:value-type="string">
            <text:p>WP</text:p>
          </table:table-cell>
          <table:table-cell office:value-type="float" office:value="59.5157">
            <text:p>59.5157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C0387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C0388</text:p>
          </table:table-cell>
          <table:table-cell office:value-type="string">
            <text:p>WP</text:p>
          </table:table-cell>
          <table:table-cell office:value-type="float" office:value="0.4">
            <text:p>0.4</text:p>
          </table:table-cell>
          <table:table-cell office:value-type="string">
            <text:p>Aglaia brassii</text:p>
          </table:table-cell>
          <table:table-cell table:number-columns-repeated="1020"/>
        </table:table-row>
        <table:table-row table:style-name="ro2">
          <table:table-cell office:value-type="string">
            <text:p>WP2C0389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C0390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2C0391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Decaspermum rhodoleucum</text:p>
          </table:table-cell>
          <table:table-cell table:number-columns-repeated="1020"/>
        </table:table-row>
        <table:table-row table:style-name="ro2">
          <table:table-cell office:value-type="string">
            <text:p>WP2C0392</text:p>
          </table:table-cell>
          <table:table-cell office:value-type="string">
            <text:p>WP</text:p>
          </table:table-cell>
          <table:table-cell office:value-type="float" office:value="0.9">
            <text:p>0.9</text:p>
          </table:table-cell>
          <table:table-cell office:value-type="string">
            <text:p>Chisocheton cumingianus</text:p>
          </table:table-cell>
          <table:table-cell table:number-columns-repeated="1020"/>
        </table:table-row>
        <table:table-row table:style-name="ro2">
          <table:table-cell office:value-type="string">
            <text:p>WP2C0393</text:p>
          </table:table-cell>
          <table:table-cell office:value-type="string">
            <text:p>WP</text:p>
          </table:table-cell>
          <table:table-cell office:value-type="float" office:value="0.2">
            <text:p>0.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C0394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C0395</text:p>
          </table:table-cell>
          <table:table-cell office:value-type="string">
            <text:p>WP</text:p>
          </table:table-cell>
          <table:table-cell office:value-type="float" office:value="6">
            <text:p>6</text:p>
          </table:table-cell>
          <table:table-cell office:value-type="string">
            <text:p>Elaeocarpus amplifolius</text:p>
          </table:table-cell>
          <table:table-cell table:number-columns-repeated="1020"/>
        </table:table-row>
        <table:table-row table:style-name="ro2">
          <table:table-cell office:value-type="string">
            <text:p>WP2C0396</text:p>
          </table:table-cell>
          <table:table-cell office:value-type="string">
            <text:p>WP</text:p>
          </table:table-cell>
          <table:table-cell office:value-type="float" office:value="8">
            <text:p>8</text:p>
          </table:table-cell>
          <table:table-cell office:value-type="string">
            <text:p>Neuburgia corynocarpa</text:p>
          </table:table-cell>
          <table:table-cell table:number-columns-repeated="1020"/>
        </table:table-row>
        <table:table-row table:style-name="ro2">
          <table:table-cell office:value-type="string">
            <text:p>WP2C0397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Harpullia longipetala</text:p>
          </table:table-cell>
          <table:table-cell table:number-columns-repeated="1020"/>
        </table:table-row>
        <table:table-row table:style-name="ro2">
          <table:table-cell office:value-type="string">
            <text:p>WP2C0399</text:p>
          </table:table-cell>
          <table:table-cell office:value-type="string">
            <text:p>WP</text:p>
          </table:table-cell>
          <table:table-cell office:value-type="float" office:value="4.6">
            <text:p>4.6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2C0400</text:p>
          </table:table-cell>
          <table:table-cell office:value-type="string">
            <text:p>WP</text:p>
          </table:table-cell>
          <table:table-cell office:value-type="float" office:value="15.6">
            <text:p>15.6</text:p>
          </table:table-cell>
          <table:table-cell office:value-type="string">
            <text:p>Pandanus kaernbachii</text:p>
          </table:table-cell>
          <table:table-cell table:number-columns-repeated="1020"/>
        </table:table-row>
        <table:table-row table:style-name="ro2">
          <table:table-cell office:value-type="string">
            <text:p>WP2C0452</text:p>
          </table:table-cell>
          <table:table-cell office:value-type="string">
            <text:p>WP</text:p>
          </table:table-cell>
          <table:table-cell office:value-type="float" office:value="50.2">
            <text:p>50.2</text:p>
          </table:table-cell>
          <table:table-cell office:value-type="string">
            <text:p>Dysoxylum richardianum</text:p>
          </table:table-cell>
          <table:table-cell table:number-columns-repeated="1020"/>
        </table:table-row>
        <table:table-row table:style-name="ro2">
          <table:table-cell office:value-type="string">
            <text:p>WP2C0453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2C0454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C0455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P2C0456</text:p>
          </table:table-cell>
          <table:table-cell office:value-type="string">
            <text:p>WP</text:p>
          </table:table-cell>
          <table:table-cell office:value-type="float" office:value="9.072">
            <text:p>9.072</text:p>
          </table:table-cell>
          <table:table-cell office:value-type="string">
            <text:p>Xanthophyllum papuanum</text:p>
          </table:table-cell>
          <table:table-cell table:number-columns-repeated="1020"/>
        </table:table-row>
        <table:table-row table:style-name="ro2">
          <table:table-cell office:value-type="string">
            <text:p>WP2C0457</text:p>
          </table:table-cell>
          <table:table-cell office:value-type="string">
            <text:p>WP</text:p>
          </table:table-cell>
          <table:table-cell office:value-type="float" office:value="8.6691">
            <text:p>8.6691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2C045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2C0459</text:p>
          </table:table-cell>
          <table:table-cell office:value-type="string">
            <text:p>WP</text:p>
          </table:table-cell>
          <table:table-cell office:value-type="float" office:value="2.1">
            <text:p>2.1</text:p>
          </table:table-cell>
          <table:table-cell office:value-type="string">
            <text:p>Croton womersleyi</text:p>
          </table:table-cell>
          <table:table-cell table:number-columns-repeated="1020"/>
        </table:table-row>
        <table:table-row table:style-name="ro2">
          <table:table-cell office:value-type="string">
            <text:p>WP2C0460</text:p>
          </table:table-cell>
          <table:table-cell office:value-type="string">
            <text:p>WP</text:p>
          </table:table-cell>
          <table:table-cell office:value-type="float" office:value="3.5799">
            <text:p>3.579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C0461</text:p>
          </table:table-cell>
          <table:table-cell office:value-type="string">
            <text:p>WP</text:p>
          </table:table-cell>
          <table:table-cell office:value-type="float" office:value="5.3187">
            <text:p>5.3187</text:p>
          </table:table-cell>
          <table:table-cell office:value-type="string">
            <text:p>Cryptocarya multipaniculata</text:p>
          </table:table-cell>
          <table:table-cell table:number-columns-repeated="1020"/>
        </table:table-row>
        <table:table-row table:style-name="ro2">
          <table:table-cell office:value-type="string">
            <text:p>WP2C0462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2C0463</text:p>
          </table:table-cell>
          <table:table-cell office:value-type="string">
            <text:p>WP</text:p>
          </table:table-cell>
          <table:table-cell office:value-type="float" office:value="1.3">
            <text:p>1.3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2C0464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C0465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Harpullia longipetala</text:p>
          </table:table-cell>
          <table:table-cell table:number-columns-repeated="1020"/>
        </table:table-row>
        <table:table-row table:style-name="ro2">
          <table:table-cell office:value-type="string">
            <text:p>WP2C0466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Ganophyllum falcatum</text:p>
          </table:table-cell>
          <table:table-cell table:number-columns-repeated="1020"/>
        </table:table-row>
        <table:table-row table:style-name="ro2">
          <table:table-cell office:value-type="string">
            <text:p>WP2C0467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Elaeocarpus amplifolius</text:p>
          </table:table-cell>
          <table:table-cell table:number-columns-repeated="1020"/>
        </table:table-row>
        <table:table-row table:style-name="ro2">
          <table:table-cell office:value-type="string">
            <text:p>WP2C0468</text:p>
          </table:table-cell>
          <table:table-cell office:value-type="string">
            <text:p>WP</text:p>
          </table:table-cell>
          <table:table-cell office:value-type="float" office:value="6.1405">
            <text:p>6.140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P2C0469</text:p>
          </table:table-cell>
          <table:table-cell office:value-type="string">
            <text:p>WP</text:p>
          </table:table-cell>
          <table:table-cell office:value-type="float" office:value="4.4144">
            <text:p>4.414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C0470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Microcos argentata</text:p>
          </table:table-cell>
          <table:table-cell table:number-columns-repeated="1020"/>
        </table:table-row>
        <table:table-row table:style-name="ro2">
          <table:table-cell office:value-type="string">
            <text:p>WP2C0471</text:p>
          </table:table-cell>
          <table:table-cell office:value-type="string">
            <text:p>WP</text:p>
          </table:table-cell>
          <table:table-cell office:value-type="float" office:value="0.1607">
            <text:p>0.1607</text:p>
          </table:table-cell>
          <table:table-cell office:value-type="string">
            <text:p>Pouteria obovata</text:p>
          </table:table-cell>
          <table:table-cell table:number-columns-repeated="1020"/>
        </table:table-row>
        <table:table-row table:style-name="ro2">
          <table:table-cell office:value-type="string">
            <text:p>WP2C0472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2C047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Antidesma excavatum</text:p>
          </table:table-cell>
          <table:table-cell table:number-columns-repeated="1020"/>
        </table:table-row>
        <table:table-row table:style-name="ro2">
          <table:table-cell office:value-type="string">
            <text:p>WP2C0476</text:p>
          </table:table-cell>
          <table:table-cell office:value-type="string">
            <text:p>WP</text:p>
          </table:table-cell>
          <table:table-cell office:value-type="float" office:value="8.4">
            <text:p>8.4</text:p>
          </table:table-cell>
          <table:table-cell office:value-type="string">
            <text:p>Prainea papuana</text:p>
          </table:table-cell>
          <table:table-cell table:number-columns-repeated="1020"/>
        </table:table-row>
        <table:table-row table:style-name="ro2">
          <table:table-cell office:value-type="string">
            <text:p>WP2C0477</text:p>
          </table:table-cell>
          <table:table-cell office:value-type="string">
            <text:p>WP</text:p>
          </table:table-cell>
          <table:table-cell office:value-type="float" office:value="7.4">
            <text:p>7.4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2C0478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Xanthophyllum papuanum</text:p>
          </table:table-cell>
          <table:table-cell table:number-columns-repeated="1020"/>
        </table:table-row>
        <table:table-row table:style-name="ro2">
          <table:table-cell office:value-type="string">
            <text:p>WP2D0327</text:p>
          </table:table-cell>
          <table:table-cell office:value-type="string">
            <text:p>WP</text:p>
          </table:table-cell>
          <table:table-cell office:value-type="float" office:value="20.186">
            <text:p>20.186</text:p>
          </table:table-cell>
          <table:table-cell office:value-type="string">
            <text:p>Chisocheton cumingianus</text:p>
          </table:table-cell>
          <table:table-cell table:number-columns-repeated="1020"/>
        </table:table-row>
        <table:table-row table:style-name="ro2">
          <table:table-cell office:value-type="string">
            <text:p>WP2D0328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2D0329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2D0330</text:p>
          </table:table-cell>
          <table:table-cell office:value-type="string">
            <text:p>WP</text:p>
          </table:table-cell>
          <table:table-cell office:value-type="float" office:value="1.9751">
            <text:p>1.975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D0331</text:p>
          </table:table-cell>
          <table:table-cell office:value-type="string">
            <text:p>WP</text:p>
          </table:table-cell>
          <table:table-cell office:value-type="float" office:value="2.9077">
            <text:p>2.9077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D0332</text:p>
          </table:table-cell>
          <table:table-cell office:value-type="string">
            <text:p>WP</text:p>
          </table:table-cell>
          <table:table-cell office:value-type="float" office:value="1.6829">
            <text:p>1.6829</text:p>
          </table:table-cell>
          <table:table-cell office:value-type="string">
            <text:p>Ficus trachypison</text:p>
          </table:table-cell>
          <table:table-cell table:number-columns-repeated="1020"/>
        </table:table-row>
        <table:table-row table:style-name="ro2">
          <table:table-cell office:value-type="string">
            <text:p>WP2D0333</text:p>
          </table:table-cell>
          <table:table-cell office:value-type="string">
            <text:p>WP</text:p>
          </table:table-cell>
          <table:table-cell office:value-type="float" office:value="1.4874">
            <text:p>1.487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D0334</text:p>
          </table:table-cell>
          <table:table-cell office:value-type="string">
            <text:p>WP</text:p>
          </table:table-cell>
          <table:table-cell office:value-type="float" office:value="19.4">
            <text:p>19.4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D0335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D0336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Maclura amboinensis</text:p>
          </table:table-cell>
          <table:table-cell table:number-columns-repeated="1020"/>
        </table:table-row>
        <table:table-row table:style-name="ro2">
          <table:table-cell office:value-type="string">
            <text:p>WP2D0337</text:p>
          </table:table-cell>
          <table:table-cell office:value-type="string">
            <text:p>WP</text:p>
          </table:table-cell>
          <table:table-cell office:value-type="float" office:value="0.353">
            <text:p>0.353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D0338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Chisocheton formicarum</text:p>
          </table:table-cell>
          <table:table-cell table:number-columns-repeated="1020"/>
        </table:table-row>
        <table:table-row table:style-name="ro2">
          <table:table-cell office:value-type="string">
            <text:p>WP2D0339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Sterculia ampla</text:p>
          </table:table-cell>
          <table:table-cell table:number-columns-repeated="1020"/>
        </table:table-row>
        <table:table-row table:style-name="ro2">
          <table:table-cell office:value-type="string">
            <text:p>WP2D0340</text:p>
          </table:table-cell>
          <table:table-cell office:value-type="string">
            <text:p>WP</text:p>
          </table:table-cell>
          <table:table-cell office:value-type="float" office:value="1.8849">
            <text:p>1.8849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2D0341</text:p>
          </table:table-cell>
          <table:table-cell office:value-type="string">
            <text:p>WP</text:p>
          </table:table-cell>
          <table:table-cell office:value-type="float" office:value="2.6">
            <text:p>2.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D0342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D0343</text:p>
          </table:table-cell>
          <table:table-cell office:value-type="string">
            <text:p>WP</text:p>
          </table:table-cell>
          <table:table-cell office:value-type="float" office:value="1.864">
            <text:p>1.864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2D0344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2D0351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2D0352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2D0353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D0354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D0355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D0356</text:p>
          </table:table-cell>
          <table:table-cell office:value-type="string">
            <text:p>WP</text:p>
          </table:table-cell>
          <table:table-cell office:value-type="float" office:value="4.8363">
            <text:p>4.8363</text:p>
          </table:table-cell>
          <table:table-cell office:value-type="string">
            <text:p>Intsia bijuga</text:p>
          </table:table-cell>
          <table:table-cell table:number-columns-repeated="1020"/>
        </table:table-row>
        <table:table-row table:style-name="ro2">
          <table:table-cell office:value-type="string">
            <text:p>WP2D0357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2D0358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Guioa comesperma</text:p>
          </table:table-cell>
          <table:table-cell table:number-columns-repeated="1020"/>
        </table:table-row>
        <table:table-row table:style-name="ro2">
          <table:table-cell office:value-type="string">
            <text:p>WP2D0359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Drypetes lasiogynoides</text:p>
          </table:table-cell>
          <table:table-cell table:number-columns-repeated="1020"/>
        </table:table-row>
        <table:table-row table:style-name="ro2">
          <table:table-cell office:value-type="string">
            <text:p>WP2D0360</text:p>
          </table:table-cell>
          <table:table-cell office:value-type="string">
            <text:p>WP</text:p>
          </table:table-cell>
          <table:table-cell office:value-type="float" office:value="3.6811">
            <text:p>3.681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D0361</text:p>
          </table:table-cell>
          <table:table-cell office:value-type="string">
            <text:p>WP</text:p>
          </table:table-cell>
          <table:table-cell office:value-type="float" office:value="2.5272">
            <text:p>2.5272</text:p>
          </table:table-cell>
          <table:table-cell office:value-type="string">
            <text:p>Syzygium longipes</text:p>
          </table:table-cell>
          <table:table-cell table:number-columns-repeated="1020"/>
        </table:table-row>
        <table:table-row table:style-name="ro2">
          <table:table-cell office:value-type="string">
            <text:p>WP2D0362</text:p>
          </table:table-cell>
          <table:table-cell office:value-type="string">
            <text:p>WP</text:p>
          </table:table-cell>
          <table:table-cell office:value-type="float" office:value="14.8">
            <text:p>14.8</text:p>
          </table:table-cell>
          <table:table-cell office:value-type="string">
            <text:p>Cryptocarya novo-guineensis</text:p>
          </table:table-cell>
          <table:table-cell table:number-columns-repeated="1020"/>
        </table:table-row>
        <table:table-row table:style-name="ro2">
          <table:table-cell office:value-type="string">
            <text:p>WP2D0363</text:p>
          </table:table-cell>
          <table:table-cell office:value-type="string">
            <text:p>WP</text:p>
          </table:table-cell>
          <table:table-cell office:value-type="float" office:value="64.6778">
            <text:p>64.677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D0364</text:p>
          </table:table-cell>
          <table:table-cell office:value-type="string">
            <text:p>WP</text:p>
          </table:table-cell>
          <table:table-cell office:value-type="float" office:value="4.1305">
            <text:p>4.1305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2D0365</text:p>
          </table:table-cell>
          <table:table-cell office:value-type="string">
            <text:p>WP</text:p>
          </table:table-cell>
          <table:table-cell office:value-type="float" office:value="19.2948">
            <text:p>19.2948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2D0366</text:p>
          </table:table-cell>
          <table:table-cell office:value-type="string">
            <text:p>WP</text:p>
          </table:table-cell>
          <table:table-cell office:value-type="float" office:value="1.6547">
            <text:p>1.6547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D0367</text:p>
          </table:table-cell>
          <table:table-cell office:value-type="string">
            <text:p>WP</text:p>
          </table:table-cell>
          <table:table-cell office:value-type="float" office:value="1.0401">
            <text:p>1.040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D036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2D0369</text:p>
          </table:table-cell>
          <table:table-cell office:value-type="string">
            <text:p>WP</text:p>
          </table:table-cell>
          <table:table-cell office:value-type="float" office:value="21.2">
            <text:p>21.2</text:p>
          </table:table-cell>
          <table:table-cell office:value-type="string">
            <text:p>Microcos argentata</text:p>
          </table:table-cell>
          <table:table-cell table:number-columns-repeated="1020"/>
        </table:table-row>
        <table:table-row table:style-name="ro2">
          <table:table-cell office:value-type="string">
            <text:p>WP2D0370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Aglaia cucullata</text:p>
          </table:table-cell>
          <table:table-cell table:number-columns-repeated="1020"/>
        </table:table-row>
        <table:table-row table:style-name="ro2">
          <table:table-cell office:value-type="string">
            <text:p>WP2D0371</text:p>
          </table:table-cell>
          <table:table-cell office:value-type="string">
            <text:p>WP</text:p>
          </table:table-cell>
          <table:table-cell office:value-type="float" office:value="16.8024">
            <text:p>16.802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D0372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Aglaia brassii</text:p>
          </table:table-cell>
          <table:table-cell table:number-columns-repeated="1020"/>
        </table:table-row>
        <table:table-row table:style-name="ro2">
          <table:table-cell office:value-type="string">
            <text:p>WP2D0373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Hibiscus papuodendron</text:p>
          </table:table-cell>
          <table:table-cell table:number-columns-repeated="1020"/>
        </table:table-row>
        <table:table-row table:style-name="ro2">
          <table:table-cell office:value-type="string">
            <text:p>WP2D0374</text:p>
          </table:table-cell>
          <table:table-cell office:value-type="string">
            <text:p>WP</text:p>
          </table:table-cell>
          <table:table-cell office:value-type="float" office:value="27.8">
            <text:p>27.8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2D0375</text:p>
          </table:table-cell>
          <table:table-cell office:value-type="string">
            <text:p>WP</text:p>
          </table:table-cell>
          <table:table-cell office:value-type="float" office:value="0.1554">
            <text:p>0.1554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2D0376</text:p>
          </table:table-cell>
          <table:table-cell office:value-type="string">
            <text:p>WP</text:p>
          </table:table-cell>
          <table:table-cell office:value-type="float" office:value="9.2407">
            <text:p>9.2407</text:p>
          </table:table-cell>
          <table:table-cell office:value-type="string">
            <text:p>Cryptocarya depressa</text:p>
          </table:table-cell>
          <table:table-cell table:number-columns-repeated="1020"/>
        </table:table-row>
        <table:table-row table:style-name="ro2">
          <table:table-cell office:value-type="string">
            <text:p>WP2D0377</text:p>
          </table:table-cell>
          <table:table-cell office:value-type="string">
            <text:p>WP</text:p>
          </table:table-cell>
          <table:table-cell office:value-type="float" office:value="17.8">
            <text:p>17.8</text:p>
          </table:table-cell>
          <table:table-cell office:value-type="string">
            <text:p>Calophyllum soulattri</text:p>
          </table:table-cell>
          <table:table-cell table:number-columns-repeated="1020"/>
        </table:table-row>
        <table:table-row table:style-name="ro2">
          <table:table-cell office:value-type="string">
            <text:p>WP2D0378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2D0379</text:p>
          </table:table-cell>
          <table:table-cell office:value-type="string">
            <text:p>WP</text:p>
          </table:table-cell>
          <table:table-cell office:value-type="float" office:value="26.4792">
            <text:p>26.4792</text:p>
          </table:table-cell>
          <table:table-cell office:value-type="string">
            <text:p>Gigasiphon schlechteri</text:p>
          </table:table-cell>
          <table:table-cell table:number-columns-repeated="1020"/>
        </table:table-row>
        <table:table-row table:style-name="ro2">
          <table:table-cell office:value-type="string">
            <text:p>WP2D0380</text:p>
          </table:table-cell>
          <table:table-cell office:value-type="string">
            <text:p>WP</text:p>
          </table:table-cell>
          <table:table-cell office:value-type="float" office:value="1.4237">
            <text:p>1.4237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2D0381</text:p>
          </table:table-cell>
          <table:table-cell office:value-type="string">
            <text:p>WP</text:p>
          </table:table-cell>
          <table:table-cell office:value-type="float" office:value="15.833">
            <text:p>15.833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P2D0382</text:p>
          </table:table-cell>
          <table:table-cell office:value-type="string">
            <text:p>WP</text:p>
          </table:table-cell>
          <table:table-cell office:value-type="float" office:value="0.9883">
            <text:p>0.9883</text:p>
          </table:table-cell>
          <table:table-cell office:value-type="string">
            <text:p>Osmoxylon novo-guineense</text:p>
          </table:table-cell>
          <table:table-cell table:number-columns-repeated="1020"/>
        </table:table-row>
        <table:table-row table:style-name="ro2">
          <table:table-cell office:value-type="string">
            <text:p>WP2D1298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2">
          <table:table-cell office:value-type="string">
            <text:p>WP2D1299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2D1300</text:p>
          </table:table-cell>
          <table:table-cell office:value-type="string">
            <text:p>WP</text:p>
          </table:table-cell>
          <table:table-cell office:value-type="float" office:value="2.9733">
            <text:p>2.9733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2D1301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Coelospermum salomoniense</text:p>
          </table:table-cell>
          <table:table-cell table:number-columns-repeated="1020"/>
        </table:table-row>
        <table:table-row table:style-name="ro2">
          <table:table-cell office:value-type="string">
            <text:p>WP2E0260</text:p>
          </table:table-cell>
          <table:table-cell office:value-type="string">
            <text:p>WP</text:p>
          </table:table-cell>
          <table:table-cell office:value-type="float" office:value="0.4098">
            <text:p>0.4098</text:p>
          </table:table-cell>
          <table:table-cell office:value-type="string">
            <text:p>Petraeovitex multiflora</text:p>
          </table:table-cell>
          <table:table-cell table:number-columns-repeated="1020"/>
        </table:table-row>
        <table:table-row table:style-name="ro2">
          <table:table-cell office:value-type="string">
            <text:p>WP2E0261</text:p>
          </table:table-cell>
          <table:table-cell office:value-type="string">
            <text:p>WP</text:p>
          </table:table-cell>
          <table:table-cell office:value-type="float" office:value="8.2">
            <text:p>8.2</text:p>
          </table:table-cell>
          <table:table-cell office:value-type="string">
            <text:p>Coelospermum salomoniense</text:p>
          </table:table-cell>
          <table:table-cell table:number-columns-repeated="1020"/>
        </table:table-row>
        <table:table-row table:style-name="ro2">
          <table:table-cell office:value-type="string">
            <text:p>WP2E0262</text:p>
          </table:table-cell>
          <table:table-cell office:value-type="string">
            <text:p>WP</text:p>
          </table:table-cell>
          <table:table-cell office:value-type="float" office:value="14.8">
            <text:p>14.8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2E0263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Tristiropsis acutangula</text:p>
          </table:table-cell>
          <table:table-cell table:number-columns-repeated="1020"/>
        </table:table-row>
        <table:table-row table:style-name="ro2">
          <table:table-cell office:value-type="string">
            <text:p>WP2E0264</text:p>
          </table:table-cell>
          <table:table-cell office:value-type="string">
            <text:p>WP</text:p>
          </table:table-cell>
          <table:table-cell office:value-type="float" office:value="14.4">
            <text:p>14.4</text:p>
          </table:table-cell>
          <table:table-cell office:value-type="string">
            <text:p>Gnetum latifolium</text:p>
          </table:table-cell>
          <table:table-cell table:number-columns-repeated="1020"/>
        </table:table-row>
        <table:table-row table:style-name="ro2">
          <table:table-cell office:value-type="string">
            <text:p>WP2E0265</text:p>
          </table:table-cell>
          <table:table-cell office:value-type="string">
            <text:p>WP</text:p>
          </table:table-cell>
          <table:table-cell office:value-type="float" office:value="0.054">
            <text:p>0.054</text:p>
          </table:table-cell>
          <table:table-cell office:value-type="string">
            <text:p>Omphalea papuana</text:p>
          </table:table-cell>
          <table:table-cell table:number-columns-repeated="1020"/>
        </table:table-row>
        <table:table-row table:style-name="ro2">
          <table:table-cell office:value-type="string">
            <text:p>WP2E0266</text:p>
          </table:table-cell>
          <table:table-cell office:value-type="string">
            <text:p>WP</text:p>
          </table:table-cell>
          <table:table-cell office:value-type="float" office:value="0.3645">
            <text:p>0.364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E0267</text:p>
          </table:table-cell>
          <table:table-cell office:value-type="string">
            <text:p>WP</text:p>
          </table:table-cell>
          <table:table-cell office:value-type="float" office:value="7.4">
            <text:p>7.4</text:p>
          </table:table-cell>
          <table:table-cell office:value-type="string">
            <text:p>Coelospermum salomoniense</text:p>
          </table:table-cell>
          <table:table-cell table:number-columns-repeated="1020"/>
        </table:table-row>
        <table:table-row table:style-name="ro2">
          <table:table-cell office:value-type="string">
            <text:p>WP2E0268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E0269</text:p>
          </table:table-cell>
          <table:table-cell office:value-type="string">
            <text:p>WP</text:p>
          </table:table-cell>
          <table:table-cell office:value-type="float" office:value="21.1607">
            <text:p>21.1607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2E0270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Syzygium longipes</text:p>
          </table:table-cell>
          <table:table-cell table:number-columns-repeated="1020"/>
        </table:table-row>
        <table:table-row table:style-name="ro2">
          <table:table-cell office:value-type="string">
            <text:p>WP2E0271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Litsea collina</text:p>
          </table:table-cell>
          <table:table-cell table:number-columns-repeated="1020"/>
        </table:table-row>
        <table:table-row table:style-name="ro2">
          <table:table-cell office:value-type="string">
            <text:p>WP2E0272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Prainea papuana</text:p>
          </table:table-cell>
          <table:table-cell table:number-columns-repeated="1020"/>
        </table:table-row>
        <table:table-row table:style-name="ro2">
          <table:table-cell office:value-type="string">
            <text:p>WP2E0273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2E0274</text:p>
          </table:table-cell>
          <table:table-cell office:value-type="string">
            <text:p>WP</text:p>
          </table:table-cell>
          <table:table-cell office:value-type="float" office:value="25.2">
            <text:p>25.2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2E0275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2E0276</text:p>
          </table:table-cell>
          <table:table-cell office:value-type="string">
            <text:p>WP</text:p>
          </table:table-cell>
          <table:table-cell office:value-type="float" office:value="4.2454">
            <text:p>4.2454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E0277</text:p>
          </table:table-cell>
          <table:table-cell office:value-type="string">
            <text:p>WP</text:p>
          </table:table-cell>
          <table:table-cell office:value-type="float" office:value="1.6131">
            <text:p>1.6131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2E0278</text:p>
          </table:table-cell>
          <table:table-cell office:value-type="string">
            <text:p>WP</text:p>
          </table:table-cell>
          <table:table-cell office:value-type="float" office:value="10.443">
            <text:p>10.443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2E0279</text:p>
          </table:table-cell>
          <table:table-cell office:value-type="string">
            <text:p>WP</text:p>
          </table:table-cell>
          <table:table-cell office:value-type="float" office:value="0.2431">
            <text:p>0.2431</text:p>
          </table:table-cell>
          <table:table-cell office:value-type="string">
            <text:p>Chionanthus brassii</text:p>
          </table:table-cell>
          <table:table-cell table:number-columns-repeated="1020"/>
        </table:table-row>
        <table:table-row table:style-name="ro2">
          <table:table-cell office:value-type="string">
            <text:p>WP2E0280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2E0281</text:p>
          </table:table-cell>
          <table:table-cell office:value-type="string">
            <text:p>WP</text:p>
          </table:table-cell>
          <table:table-cell office:value-type="float" office:value="24.1">
            <text:p>24.1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E0282</text:p>
          </table:table-cell>
          <table:table-cell office:value-type="string">
            <text:p>WP</text:p>
          </table:table-cell>
          <table:table-cell office:value-type="float" office:value="6.4">
            <text:p>6.4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2E0283</text:p>
          </table:table-cell>
          <table:table-cell office:value-type="string">
            <text:p>WP</text:p>
          </table:table-cell>
          <table:table-cell office:value-type="float" office:value="0.9557">
            <text:p>0.9557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E0284</text:p>
          </table:table-cell>
          <table:table-cell office:value-type="string">
            <text:p>WP</text:p>
          </table:table-cell>
          <table:table-cell office:value-type="float" office:value="5.3894">
            <text:p>5.3894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E0285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Merrilliodendron megacarpum</text:p>
          </table:table-cell>
          <table:table-cell table:number-columns-repeated="1020"/>
        </table:table-row>
        <table:table-row table:style-name="ro2">
          <table:table-cell office:value-type="string">
            <text:p>WP2E0286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2E0287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Chionanthus brassii</text:p>
          </table:table-cell>
          <table:table-cell table:number-columns-repeated="1020"/>
        </table:table-row>
        <table:table-row table:style-name="ro2">
          <table:table-cell office:value-type="string">
            <text:p>WP2E0288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E0290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2E0291</text:p>
          </table:table-cell>
          <table:table-cell office:value-type="string">
            <text:p>WP</text:p>
          </table:table-cell>
          <table:table-cell office:value-type="float" office:value="16.5099">
            <text:p>16.5099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E0292</text:p>
          </table:table-cell>
          <table:table-cell office:value-type="string">
            <text:p>WP</text:p>
          </table:table-cell>
          <table:table-cell office:value-type="float" office:value="3.9416">
            <text:p>3.941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E0293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Myristica globosa</text:p>
          </table:table-cell>
          <table:table-cell table:number-columns-repeated="1020"/>
        </table:table-row>
        <table:table-row table:style-name="ro2">
          <table:table-cell office:value-type="string">
            <text:p>WP2E0294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E0295</text:p>
          </table:table-cell>
          <table:table-cell office:value-type="string">
            <text:p>WP</text:p>
          </table:table-cell>
          <table:table-cell office:value-type="float" office:value="2.1525">
            <text:p>2.152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E0296</text:p>
          </table:table-cell>
          <table:table-cell office:value-type="string">
            <text:p>WP</text:p>
          </table:table-cell>
          <table:table-cell office:value-type="float" office:value="43.2">
            <text:p>43.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E0297</text:p>
          </table:table-cell>
          <table:table-cell office:value-type="string">
            <text:p>WP</text:p>
          </table:table-cell>
          <table:table-cell office:value-type="float" office:value="13.6">
            <text:p>13.6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2E0298</text:p>
          </table:table-cell>
          <table:table-cell office:value-type="string">
            <text:p>WP</text:p>
          </table:table-cell>
          <table:table-cell office:value-type="float" office:value="0.2576">
            <text:p>0.2576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2">
          <table:table-cell office:value-type="string">
            <text:p>WP2E0299</text:p>
          </table:table-cell>
          <table:table-cell office:value-type="string">
            <text:p>WP</text:p>
          </table:table-cell>
          <table:table-cell office:value-type="float" office:value="2.6">
            <text:p>2.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E0300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2E0301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E0302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Chionanthus brassii</text:p>
          </table:table-cell>
          <table:table-cell table:number-columns-repeated="1020"/>
        </table:table-row>
        <table:table-row table:style-name="ro2">
          <table:table-cell office:value-type="string">
            <text:p>WP2E030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E0304</text:p>
          </table:table-cell>
          <table:table-cell office:value-type="string">
            <text:p>WP</text:p>
          </table:table-cell>
          <table:table-cell office:value-type="float" office:value="0.1777">
            <text:p>0.1777</text:p>
          </table:table-cell>
          <table:table-cell office:value-type="string">
            <text:p>Petraeovitex multiflora</text:p>
          </table:table-cell>
          <table:table-cell table:number-columns-repeated="1020"/>
        </table:table-row>
        <table:table-row table:style-name="ro2">
          <table:table-cell office:value-type="string">
            <text:p>WP2E0305</text:p>
          </table:table-cell>
          <table:table-cell office:value-type="string">
            <text:p>WP</text:p>
          </table:table-cell>
          <table:table-cell office:value-type="float" office:value="14.4">
            <text:p>14.4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2E0306</text:p>
          </table:table-cell>
          <table:table-cell office:value-type="string">
            <text:p>WP</text:p>
          </table:table-cell>
          <table:table-cell office:value-type="float" office:value="0.5211">
            <text:p>0.5211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2E0307</text:p>
          </table:table-cell>
          <table:table-cell office:value-type="string">
            <text:p>WP</text:p>
          </table:table-cell>
          <table:table-cell office:value-type="float" office:value="2.3428">
            <text:p>2.342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E0308</text:p>
          </table:table-cell>
          <table:table-cell office:value-type="string">
            <text:p>WP</text:p>
          </table:table-cell>
          <table:table-cell office:value-type="float" office:value="105.7186">
            <text:p>105.7186</text:p>
          </table:table-cell>
          <table:table-cell office:value-type="string">
            <text:p>Terminalia archipelagi</text:p>
          </table:table-cell>
          <table:table-cell table:number-columns-repeated="1020"/>
        </table:table-row>
        <table:table-row table:style-name="ro2">
          <table:table-cell office:value-type="string">
            <text:p>WP2E0309</text:p>
          </table:table-cell>
          <table:table-cell office:value-type="string">
            <text:p>WP</text:p>
          </table:table-cell>
          <table:table-cell office:value-type="float" office:value="11.3502">
            <text:p>11.3502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2E0310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Gnetum latifolium</text:p>
          </table:table-cell>
          <table:table-cell table:number-columns-repeated="1020"/>
        </table:table-row>
        <table:table-row table:style-name="ro2">
          <table:table-cell office:value-type="string">
            <text:p>WP2E0311</text:p>
          </table:table-cell>
          <table:table-cell office:value-type="string">
            <text:p>WP</text:p>
          </table:table-cell>
          <table:table-cell office:value-type="float" office:value="0.3888">
            <text:p>0.3888</text:p>
          </table:table-cell>
          <table:table-cell office:value-type="string">
            <text:p>Planchonella xylocarpa</text:p>
          </table:table-cell>
          <table:table-cell table:number-columns-repeated="1020"/>
        </table:table-row>
        <table:table-row table:style-name="ro2">
          <table:table-cell office:value-type="string">
            <text:p>WP2E0312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apuechites aambe</text:p>
          </table:table-cell>
          <table:table-cell table:number-columns-repeated="1020"/>
        </table:table-row>
        <table:table-row table:style-name="ro2">
          <table:table-cell office:value-type="string">
            <text:p>WP2E0313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etraeovitex multiflora</text:p>
          </table:table-cell>
          <table:table-cell table:number-columns-repeated="1020"/>
        </table:table-row>
        <table:table-row table:style-name="ro2">
          <table:table-cell office:value-type="string">
            <text:p>WP2E0314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2E0315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2E0316</text:p>
          </table:table-cell>
          <table:table-cell office:value-type="string">
            <text:p>WP</text:p>
          </table:table-cell>
          <table:table-cell office:value-type="float" office:value="39.6">
            <text:p>39.6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2E0317</text:p>
          </table:table-cell>
          <table:table-cell office:value-type="string">
            <text:p>WP</text:p>
          </table:table-cell>
          <table:table-cell office:value-type="float" office:value="0.1675">
            <text:p>0.1675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2E0318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Barringtonia apiculata</text:p>
          </table:table-cell>
          <table:table-cell table:number-columns-repeated="1020"/>
        </table:table-row>
        <table:table-row table:style-name="ro2">
          <table:table-cell office:value-type="string">
            <text:p>WP2E0319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E0320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Buchanania arborescens</text:p>
          </table:table-cell>
          <table:table-cell table:number-columns-repeated="1020"/>
        </table:table-row>
        <table:table-row table:style-name="ro2">
          <table:table-cell office:value-type="string">
            <text:p>WP2E0321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E0322</text:p>
          </table:table-cell>
          <table:table-cell office:value-type="string">
            <text:p>WP</text:p>
          </table:table-cell>
          <table:table-cell office:value-type="float" office:value="0.2737">
            <text:p>0.2737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2E0324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2E0325</text:p>
          </table:table-cell>
          <table:table-cell office:value-type="string">
            <text:p>WP</text:p>
          </table:table-cell>
          <table:table-cell office:value-type="float" office:value="1.0847">
            <text:p>1.0847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E0326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2E1293</text:p>
          </table:table-cell>
          <table:table-cell office:value-type="string">
            <text:p>WP</text:p>
          </table:table-cell>
          <table:table-cell office:value-type="float" office:value="1.3">
            <text:p>1.3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2E1294</text:p>
          </table:table-cell>
          <table:table-cell office:value-type="string">
            <text:p>WP</text:p>
          </table:table-cell>
          <table:table-cell office:value-type="float" office:value="0.9886">
            <text:p>0.9886</text:p>
          </table:table-cell>
          <table:table-cell office:value-type="string">
            <text:p>Maclura amboinensis</text:p>
          </table:table-cell>
          <table:table-cell table:number-columns-repeated="1020"/>
        </table:table-row>
        <table:table-row table:style-name="ro2">
          <table:table-cell office:value-type="string">
            <text:p>WP2E1295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Coelospermum salomoniense</text:p>
          </table:table-cell>
          <table:table-cell table:number-columns-repeated="1020"/>
        </table:table-row>
        <table:table-row table:style-name="ro2">
          <table:table-cell office:value-type="string">
            <text:p>WP2E1297</text:p>
          </table:table-cell>
          <table:table-cell office:value-type="string">
            <text:p>WP</text:p>
          </table:table-cell>
          <table:table-cell office:value-type="float" office:value="32.4">
            <text:p>32.4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3A0507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Microcos argentata</text:p>
          </table:table-cell>
          <table:table-cell table:number-columns-repeated="1020"/>
        </table:table-row>
        <table:table-row table:style-name="ro1">
          <table:table-cell office:value-type="string">
            <text:p>WP3A0508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P3A0509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Elaeocarpus miegei</text:p>
          </table:table-cell>
          <table:table-cell table:number-columns-repeated="1020"/>
        </table:table-row>
        <table:table-row table:style-name="ro2">
          <table:table-cell office:value-type="string">
            <text:p>WP3A0510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P3A0511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Aphanamixis polystachya</text:p>
          </table:table-cell>
          <table:table-cell table:number-columns-repeated="1020"/>
        </table:table-row>
        <table:table-row table:style-name="ro2">
          <table:table-cell office:value-type="string">
            <text:p>WP3A0512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Macaranga fallacina</text:p>
          </table:table-cell>
          <table:table-cell table:number-columns-repeated="1020"/>
        </table:table-row>
        <table:table-row table:style-name="ro2">
          <table:table-cell office:value-type="string">
            <text:p>WP3A0513</text:p>
          </table:table-cell>
          <table:table-cell office:value-type="string">
            <text:p>WP</text:p>
          </table:table-cell>
          <table:table-cell office:value-type="float" office:value="8">
            <text:p>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3A0514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Horsfieldia hellwigii</text:p>
          </table:table-cell>
          <table:table-cell table:number-columns-repeated="1020"/>
        </table:table-row>
        <table:table-row table:style-name="ro2">
          <table:table-cell office:value-type="string">
            <text:p>WP3A0515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Maniltoa schefferi</text:p>
          </table:table-cell>
          <table:table-cell table:number-columns-repeated="1020"/>
        </table:table-row>
        <table:table-row table:style-name="ro2">
          <table:table-cell office:value-type="string">
            <text:p>WP3A0516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3A0517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3A0551</text:p>
          </table:table-cell>
          <table:table-cell office:value-type="string">
            <text:p>WP</text:p>
          </table:table-cell>
          <table:table-cell office:value-type="float" office:value="8.4502">
            <text:p>8.4502</text:p>
          </table:table-cell>
          <table:table-cell office:value-type="string">
            <text:p>Macaranga fallacina</text:p>
          </table:table-cell>
          <table:table-cell table:number-columns-repeated="1020"/>
        </table:table-row>
        <table:table-row table:style-name="ro2">
          <table:table-cell office:value-type="string">
            <text:p>WP3A0553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3A0554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A0555</text:p>
          </table:table-cell>
          <table:table-cell office:value-type="string">
            <text:p>WP</text:p>
          </table:table-cell>
          <table:table-cell office:value-type="float" office:value="6.5">
            <text:p>6.5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3A0556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3A0557</text:p>
          </table:table-cell>
          <table:table-cell office:value-type="string">
            <text:p>WP</text:p>
          </table:table-cell>
          <table:table-cell office:value-type="float" office:value="6">
            <text:p>6</text:p>
          </table:table-cell>
          <table:table-cell office:value-type="string">
            <text:p>Chisocheton cumingianus</text:p>
          </table:table-cell>
          <table:table-cell table:number-columns-repeated="1020"/>
        </table:table-row>
        <table:table-row table:style-name="ro2">
          <table:table-cell office:value-type="string">
            <text:p>WP3A0558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3A0559</text:p>
          </table:table-cell>
          <table:table-cell office:value-type="string">
            <text:p>WP</text:p>
          </table:table-cell>
          <table:table-cell office:value-type="float" office:value="10">
            <text:p>10</text:p>
          </table:table-cell>
          <table:table-cell office:value-type="string">
            <text:p>Syzygium fastigatum</text:p>
          </table:table-cell>
          <table:table-cell table:number-columns-repeated="1020"/>
        </table:table-row>
        <table:table-row table:style-name="ro2">
          <table:table-cell office:value-type="string">
            <text:p>WP3A0560</text:p>
          </table:table-cell>
          <table:table-cell office:value-type="string">
            <text:p>WP</text:p>
          </table:table-cell>
          <table:table-cell office:value-type="float" office:value="14.6">
            <text:p>14.6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A056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A0563</text:p>
          </table:table-cell>
          <table:table-cell office:value-type="string">
            <text:p>WP</text:p>
          </table:table-cell>
          <table:table-cell office:value-type="float" office:value="6.6">
            <text:p>6.6</text:p>
          </table:table-cell>
          <table:table-cell office:value-type="string">
            <text:p>Syzygium gonatanthum</text:p>
          </table:table-cell>
          <table:table-cell table:number-columns-repeated="1020"/>
        </table:table-row>
        <table:table-row table:style-name="ro2">
          <table:table-cell office:value-type="string">
            <text:p>WP3A0564</text:p>
          </table:table-cell>
          <table:table-cell office:value-type="string">
            <text:p>WP</text:p>
          </table:table-cell>
          <table:table-cell office:value-type="float" office:value="72.4">
            <text:p>72.4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3A0565</text:p>
          </table:table-cell>
          <table:table-cell office:value-type="string">
            <text:p>WP</text:p>
          </table:table-cell>
          <table:table-cell office:value-type="float" office:value="5.6">
            <text:p>5.6</text:p>
          </table:table-cell>
          <table:table-cell office:value-type="string">
            <text:p>Dysoxylum macrostachyum</text:p>
          </table:table-cell>
          <table:table-cell table:number-columns-repeated="1020"/>
        </table:table-row>
        <table:table-row table:style-name="ro2">
          <table:table-cell office:value-type="string">
            <text:p>WP3A0566</text:p>
          </table:table-cell>
          <table:table-cell office:value-type="string">
            <text:p>WP</text:p>
          </table:table-cell>
          <table:table-cell office:value-type="float" office:value="3.0653">
            <text:p>3.0653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3A0567</text:p>
          </table:table-cell>
          <table:table-cell office:value-type="string">
            <text:p>WP</text:p>
          </table:table-cell>
          <table:table-cell office:value-type="float" office:value="2.6">
            <text:p>2.6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A0568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3A0569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3A0570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A0571</text:p>
          </table:table-cell>
          <table:table-cell office:value-type="string">
            <text:p>WP</text:p>
          </table:table-cell>
          <table:table-cell office:value-type="float" office:value="50">
            <text:p>50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3A0572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A0573</text:p>
          </table:table-cell>
          <table:table-cell office:value-type="string">
            <text:p>WP</text:p>
          </table:table-cell>
          <table:table-cell office:value-type="float" office:value="10.4">
            <text:p>10.4</text:p>
          </table:table-cell>
          <table:table-cell office:value-type="string">
            <text:p>Litsea collina</text:p>
          </table:table-cell>
          <table:table-cell table:number-columns-repeated="1020"/>
        </table:table-row>
        <table:table-row table:style-name="ro2">
          <table:table-cell office:value-type="string">
            <text:p>WP3A0574</text:p>
          </table:table-cell>
          <table:table-cell office:value-type="string">
            <text:p>WP</text:p>
          </table:table-cell>
          <table:table-cell office:value-type="float" office:value="94.6417">
            <text:p>94.6417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3A0575</text:p>
          </table:table-cell>
          <table:table-cell office:value-type="string">
            <text:p>WP</text:p>
          </table:table-cell>
          <table:table-cell office:value-type="float" office:value="4.6">
            <text:p>4.6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1">
          <table:table-cell office:value-type="string">
            <text:p>WP3A0576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P3A0577</text:p>
          </table:table-cell>
          <table:table-cell office:value-type="string">
            <text:p>WP</text:p>
          </table:table-cell>
          <table:table-cell office:value-type="float" office:value="2.8728">
            <text:p>2.8728</text:p>
          </table:table-cell>
          <table:table-cell office:value-type="string">
            <text:p>Prainea papuana</text:p>
          </table:table-cell>
          <table:table-cell table:number-columns-repeated="1020"/>
        </table:table-row>
        <table:table-row table:style-name="ro2">
          <table:table-cell office:value-type="string">
            <text:p>WP3A0578</text:p>
          </table:table-cell>
          <table:table-cell office:value-type="string">
            <text:p>WP</text:p>
          </table:table-cell>
          <table:table-cell office:value-type="float" office:value="17.2">
            <text:p>17.2</text:p>
          </table:table-cell>
          <table:table-cell office:value-type="string">
            <text:p>Caryota rumphiana</text:p>
          </table:table-cell>
          <table:table-cell table:number-columns-repeated="1020"/>
        </table:table-row>
        <table:table-row table:style-name="ro2">
          <table:table-cell office:value-type="string">
            <text:p>WP3A0579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A0580</text:p>
          </table:table-cell>
          <table:table-cell office:value-type="string">
            <text:p>WP</text:p>
          </table:table-cell>
          <table:table-cell office:value-type="float" office:value="29.2">
            <text:p>29.2</text:p>
          </table:table-cell>
          <table:table-cell office:value-type="string">
            <text:p>Drypetes lasiogynoides</text:p>
          </table:table-cell>
          <table:table-cell table:number-columns-repeated="1020"/>
        </table:table-row>
        <table:table-row table:style-name="ro2">
          <table:table-cell office:value-type="string">
            <text:p>WP3A0582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A0600</text:p>
          </table:table-cell>
          <table:table-cell office:value-type="string">
            <text:p>WP</text:p>
          </table:table-cell>
          <table:table-cell office:value-type="float" office:value="7.6">
            <text:p>7.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3A0601</text:p>
          </table:table-cell>
          <table:table-cell office:value-type="string">
            <text:p>WP</text:p>
          </table:table-cell>
          <table:table-cell office:value-type="float" office:value="86.6289">
            <text:p>86.6289</text:p>
          </table:table-cell>
          <table:table-cell office:value-type="string">
            <text:p>Celtis philippensis</text:p>
          </table:table-cell>
          <table:table-cell table:number-columns-repeated="1020"/>
        </table:table-row>
        <table:table-row table:style-name="ro2">
          <table:table-cell office:value-type="string">
            <text:p>WP3A0602</text:p>
          </table:table-cell>
          <table:table-cell office:value-type="string">
            <text:p>WP</text:p>
          </table:table-cell>
          <table:table-cell office:value-type="float" office:value="10.4">
            <text:p>10.4</text:p>
          </table:table-cell>
          <table:table-cell office:value-type="string">
            <text:p>Dysoxylum alliaceum</text:p>
          </table:table-cell>
          <table:table-cell table:number-columns-repeated="1020"/>
        </table:table-row>
        <table:table-row table:style-name="ro2">
          <table:table-cell office:value-type="string">
            <text:p>WP3A1305</text:p>
          </table:table-cell>
          <table:table-cell office:value-type="string">
            <text:p>WP</text:p>
          </table:table-cell>
          <table:table-cell office:value-type="float" office:value="26.2">
            <text:p>26.2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3A1306</text:p>
          </table:table-cell>
          <table:table-cell office:value-type="string">
            <text:p>WP</text:p>
          </table:table-cell>
          <table:table-cell office:value-type="float" office:value="5.6">
            <text:p>5.6</text:p>
          </table:table-cell>
          <table:table-cell office:value-type="string">
            <text:p>Kingiodendron novoguineense</text:p>
          </table:table-cell>
          <table:table-cell table:number-columns-repeated="1020"/>
        </table:table-row>
        <table:table-row table:style-name="ro2">
          <table:table-cell office:value-type="string">
            <text:p>WP3A1307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Ficus melinocarpa</text:p>
          </table:table-cell>
          <table:table-cell table:number-columns-repeated="1020"/>
        </table:table-row>
        <table:table-row table:style-name="ro2">
          <table:table-cell office:value-type="string">
            <text:p>WP3A1308</text:p>
          </table:table-cell>
          <table:table-cell office:value-type="string">
            <text:p>WP</text:p>
          </table:table-cell>
          <table:table-cell office:value-type="float" office:value="8">
            <text:p>8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3B0583</text:p>
          </table:table-cell>
          <table:table-cell office:value-type="string">
            <text:p>WP</text:p>
          </table:table-cell>
          <table:table-cell office:value-type="float" office:value="2.6114">
            <text:p>2.6114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3B0584</text:p>
          </table:table-cell>
          <table:table-cell office:value-type="string">
            <text:p>WP</text:p>
          </table:table-cell>
          <table:table-cell office:value-type="float" office:value="4.86">
            <text:p>4.86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B0585</text:p>
          </table:table-cell>
          <table:table-cell office:value-type="string">
            <text:p>WP</text:p>
          </table:table-cell>
          <table:table-cell office:value-type="float" office:value="1.5">
            <text:p>1.5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B0586</text:p>
          </table:table-cell>
          <table:table-cell office:value-type="string">
            <text:p>WP</text:p>
          </table:table-cell>
          <table:table-cell office:value-type="float" office:value="3.5049">
            <text:p>3.5049</text:p>
          </table:table-cell>
          <table:table-cell office:value-type="string">
            <text:p>Petraeovitex multiflora</text:p>
          </table:table-cell>
          <table:table-cell table:number-columns-repeated="1020"/>
        </table:table-row>
        <table:table-row table:style-name="ro2">
          <table:table-cell office:value-type="string">
            <text:p>WP3B0587</text:p>
          </table:table-cell>
          <table:table-cell office:value-type="string">
            <text:p>WP</text:p>
          </table:table-cell>
          <table:table-cell office:value-type="float" office:value="6">
            <text:p>6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3B0588</text:p>
          </table:table-cell>
          <table:table-cell office:value-type="string">
            <text:p>WP</text:p>
          </table:table-cell>
          <table:table-cell office:value-type="float" office:value="0.5">
            <text:p>0.5</text:p>
          </table:table-cell>
          <table:table-cell office:value-type="string">
            <text:p>Aceratium oppositifolium</text:p>
          </table:table-cell>
          <table:table-cell table:number-columns-repeated="1020"/>
        </table:table-row>
        <table:table-row table:style-name="ro2">
          <table:table-cell office:value-type="string">
            <text:p>WP3B0589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Cupaniopsis macropetala</text:p>
          </table:table-cell>
          <table:table-cell table:number-columns-repeated="1020"/>
        </table:table-row>
        <table:table-row table:style-name="ro2">
          <table:table-cell office:value-type="string">
            <text:p>WP3B0590</text:p>
          </table:table-cell>
          <table:table-cell office:value-type="string">
            <text:p>WP</text:p>
          </table:table-cell>
          <table:table-cell office:value-type="float" office:value="1.4866">
            <text:p>1.4866</text:p>
          </table:table-cell>
          <table:table-cell office:value-type="string">
            <text:p>Versteegia cauliflora</text:p>
          </table:table-cell>
          <table:table-cell table:number-columns-repeated="1020"/>
        </table:table-row>
        <table:table-row table:style-name="ro2">
          <table:table-cell office:value-type="string">
            <text:p>WP3B0591</text:p>
          </table:table-cell>
          <table:table-cell office:value-type="string">
            <text:p>WP</text:p>
          </table:table-cell>
          <table:table-cell office:value-type="float" office:value="7.5">
            <text:p>7.5</text:p>
          </table:table-cell>
          <table:table-cell office:value-type="string">
            <text:p>Garcinia maluensis</text:p>
          </table:table-cell>
          <table:table-cell table:number-columns-repeated="1020"/>
        </table:table-row>
        <table:table-row table:style-name="ro2">
          <table:table-cell office:value-type="string">
            <text:p>WP3B0592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Maclura amboinensis</text:p>
          </table:table-cell>
          <table:table-cell table:number-columns-repeated="1020"/>
        </table:table-row>
        <table:table-row table:style-name="ro2">
          <table:table-cell office:value-type="string">
            <text:p>WP3B0593</text:p>
          </table:table-cell>
          <table:table-cell office:value-type="string">
            <text:p>WP</text:p>
          </table:table-cell>
          <table:table-cell office:value-type="float" office:value="0.1536">
            <text:p>0.1536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P3B0594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Tristiropsis acutangula</text:p>
          </table:table-cell>
          <table:table-cell table:number-columns-repeated="1020"/>
        </table:table-row>
        <table:table-row table:style-name="ro2">
          <table:table-cell office:value-type="string">
            <text:p>WP3B0595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3B0596</text:p>
          </table:table-cell>
          <table:table-cell office:value-type="string">
            <text:p>WP</text:p>
          </table:table-cell>
          <table:table-cell office:value-type="float" office:value="13">
            <text:p>13</text:p>
          </table:table-cell>
          <table:table-cell office:value-type="string">
            <text:p>Aglaia lepiorrhachis</text:p>
          </table:table-cell>
          <table:table-cell table:number-columns-repeated="1020"/>
        </table:table-row>
        <table:table-row table:style-name="ro2">
          <table:table-cell office:value-type="string">
            <text:p>WP3B0597</text:p>
          </table:table-cell>
          <table:table-cell office:value-type="string">
            <text:p>WP</text:p>
          </table:table-cell>
          <table:table-cell office:value-type="float" office:value="8">
            <text:p>8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B0598</text:p>
          </table:table-cell>
          <table:table-cell office:value-type="string">
            <text:p>WP</text:p>
          </table:table-cell>
          <table:table-cell office:value-type="float" office:value="10.0052">
            <text:p>10.0052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3B0599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Gnetum latifolium</text:p>
          </table:table-cell>
          <table:table-cell table:number-columns-repeated="1020"/>
        </table:table-row>
        <table:table-row table:style-name="ro2">
          <table:table-cell office:value-type="string">
            <text:p>WP3B0603</text:p>
          </table:table-cell>
          <table:table-cell office:value-type="string">
            <text:p>WP</text:p>
          </table:table-cell>
          <table:table-cell office:value-type="float" office:value="5.2">
            <text:p>5.2</text:p>
          </table:table-cell>
          <table:table-cell office:value-type="string">
            <text:p>Chisocheton lasiocarpus</text:p>
          </table:table-cell>
          <table:table-cell table:number-columns-repeated="1020"/>
        </table:table-row>
        <table:table-row table:style-name="ro2">
          <table:table-cell office:value-type="string">
            <text:p>WP3B0604</text:p>
          </table:table-cell>
          <table:table-cell office:value-type="string">
            <text:p>WP</text:p>
          </table:table-cell>
          <table:table-cell office:value-type="float" office:value="5.8">
            <text:p>5.8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B0605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3B0606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Semecarpus schlechteri</text:p>
          </table:table-cell>
          <table:table-cell table:number-columns-repeated="1020"/>
        </table:table-row>
        <table:table-row table:style-name="ro2">
          <table:table-cell office:value-type="string">
            <text:p>WP3B0607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B0608</text:p>
          </table:table-cell>
          <table:table-cell office:value-type="string">
            <text:p>WP</text:p>
          </table:table-cell>
          <table:table-cell office:value-type="float" office:value="19.5">
            <text:p>19.5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3B0609</text:p>
          </table:table-cell>
          <table:table-cell office:value-type="string">
            <text:p>WP</text:p>
          </table:table-cell>
          <table:table-cell office:value-type="float" office:value="3.5">
            <text:p>3.5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3B0610</text:p>
          </table:table-cell>
          <table:table-cell office:value-type="string">
            <text:p>WP</text:p>
          </table:table-cell>
          <table:table-cell office:value-type="float" office:value="5.6">
            <text:p>5.6</text:p>
          </table:table-cell>
          <table:table-cell office:value-type="string">
            <text:p>Neisosperma citrodora</text:p>
          </table:table-cell>
          <table:table-cell table:number-columns-repeated="1020"/>
        </table:table-row>
        <table:table-row table:style-name="ro2">
          <table:table-cell office:value-type="string">
            <text:p>WP3B0611</text:p>
          </table:table-cell>
          <table:table-cell office:value-type="string">
            <text:p>WP</text:p>
          </table:table-cell>
          <table:table-cell office:value-type="float" office:value="14">
            <text:p>14</text:p>
          </table:table-cell>
          <table:table-cell office:value-type="string">
            <text:p>Artocarpus sepicanus</text:p>
          </table:table-cell>
          <table:table-cell table:number-columns-repeated="1020"/>
        </table:table-row>
        <table:table-row table:style-name="ro2">
          <table:table-cell office:value-type="string">
            <text:p>WP3B0612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B0613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B0614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3B0615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B0616</text:p>
          </table:table-cell>
          <table:table-cell office:value-type="string">
            <text:p>WP</text:p>
          </table:table-cell>
          <table:table-cell office:value-type="float" office:value="7.2">
            <text:p>7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B0617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B061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Ternstroemia cherryi</text:p>
          </table:table-cell>
          <table:table-cell table:number-columns-repeated="1020"/>
        </table:table-row>
        <table:table-row table:style-name="ro2">
          <table:table-cell office:value-type="string">
            <text:p>WP3B0619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Semecarpus schlechteri</text:p>
          </table:table-cell>
          <table:table-cell table:number-columns-repeated="1020"/>
        </table:table-row>
        <table:table-row table:style-name="ro2">
          <table:table-cell office:value-type="string">
            <text:p>WP3B0620</text:p>
          </table:table-cell>
          <table:table-cell office:value-type="string">
            <text:p>WP</text:p>
          </table:table-cell>
          <table:table-cell office:value-type="float" office:value="0.624">
            <text:p>0.624</text:p>
          </table:table-cell>
          <table:table-cell office:value-type="string">
            <text:p>Maclura amboinensis</text:p>
          </table:table-cell>
          <table:table-cell table:number-columns-repeated="1020"/>
        </table:table-row>
        <table:table-row table:style-name="ro2">
          <table:table-cell office:value-type="string">
            <text:p>WP3B0651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Dysoxylum molle</text:p>
          </table:table-cell>
          <table:table-cell table:number-columns-repeated="1020"/>
        </table:table-row>
        <table:table-row table:style-name="ro2">
          <table:table-cell office:value-type="string">
            <text:p>WP3B0652</text:p>
          </table:table-cell>
          <table:table-cell office:value-type="string">
            <text:p>WP</text:p>
          </table:table-cell>
          <table:table-cell office:value-type="float" office:value="3.8635">
            <text:p>3.8635</text:p>
          </table:table-cell>
          <table:table-cell office:value-type="string">
            <text:p>Horsfieldia sylvestris</text:p>
          </table:table-cell>
          <table:table-cell table:number-columns-repeated="1020"/>
        </table:table-row>
        <table:table-row table:style-name="ro2">
          <table:table-cell office:value-type="string">
            <text:p>WP3B0653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Cryptocarya depressa</text:p>
          </table:table-cell>
          <table:table-cell table:number-columns-repeated="1020"/>
        </table:table-row>
        <table:table-row table:style-name="ro2">
          <table:table-cell office:value-type="string">
            <text:p>WP3B0654</text:p>
          </table:table-cell>
          <table:table-cell office:value-type="string">
            <text:p>WP</text:p>
          </table:table-cell>
          <table:table-cell office:value-type="float" office:value="6">
            <text:p>6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3B0655</text:p>
          </table:table-cell>
          <table:table-cell office:value-type="string">
            <text:p>WP</text:p>
          </table:table-cell>
          <table:table-cell office:value-type="float" office:value="4.5908">
            <text:p>4.5908</text:p>
          </table:table-cell>
          <table:table-cell office:value-type="string">
            <text:p>Dysoxylum richardianum</text:p>
          </table:table-cell>
          <table:table-cell table:number-columns-repeated="1020"/>
        </table:table-row>
        <table:table-row table:style-name="ro2">
          <table:table-cell office:value-type="string">
            <text:p>WP3B1309</text:p>
          </table:table-cell>
          <table:table-cell office:value-type="string">
            <text:p>WP</text:p>
          </table:table-cell>
          <table:table-cell office:value-type="float" office:value="62">
            <text:p>62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3C0621</text:p>
          </table:table-cell>
          <table:table-cell office:value-type="string">
            <text:p>WP</text:p>
          </table:table-cell>
          <table:table-cell office:value-type="float" office:value="0.5434">
            <text:p>0.5434</text:p>
          </table:table-cell>
          <table:table-cell office:value-type="string">
            <text:p>Syzygium furfuraceum</text:p>
          </table:table-cell>
          <table:table-cell table:number-columns-repeated="1020"/>
        </table:table-row>
        <table:table-row table:style-name="ro2">
          <table:table-cell office:value-type="string">
            <text:p>WP3C0622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3C0623</text:p>
          </table:table-cell>
          <table:table-cell office:value-type="string">
            <text:p>WP</text:p>
          </table:table-cell>
          <table:table-cell office:value-type="float" office:value="15">
            <text:p>15</text:p>
          </table:table-cell>
          <table:table-cell office:value-type="string">
            <text:p>Ficus hombroniana</text:p>
          </table:table-cell>
          <table:table-cell table:number-columns-repeated="1020"/>
        </table:table-row>
        <table:table-row table:style-name="ro2">
          <table:table-cell office:value-type="string">
            <text:p>WP3C0624</text:p>
          </table:table-cell>
          <table:table-cell office:value-type="string">
            <text:p>WP</text:p>
          </table:table-cell>
          <table:table-cell office:value-type="float" office:value="12.4">
            <text:p>12.4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3C0625</text:p>
          </table:table-cell>
          <table:table-cell office:value-type="string">
            <text:p>WP</text:p>
          </table:table-cell>
          <table:table-cell office:value-type="float" office:value="23.2">
            <text:p>23.2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3C0626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C0627</text:p>
          </table:table-cell>
          <table:table-cell office:value-type="string">
            <text:p>WP</text:p>
          </table:table-cell>
          <table:table-cell office:value-type="float" office:value="7">
            <text:p>7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3C0628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3C0629</text:p>
          </table:table-cell>
          <table:table-cell office:value-type="string">
            <text:p>WP</text:p>
          </table:table-cell>
          <table:table-cell office:value-type="float" office:value="10.5">
            <text:p>10.5</text:p>
          </table:table-cell>
          <table:table-cell office:value-type="string">
            <text:p>Cryptocarya massoy</text:p>
          </table:table-cell>
          <table:table-cell table:number-columns-repeated="1020"/>
        </table:table-row>
        <table:table-row table:style-name="ro2">
          <table:table-cell office:value-type="string">
            <text:p>WP3C0630</text:p>
          </table:table-cell>
          <table:table-cell office:value-type="string">
            <text:p>WP</text:p>
          </table:table-cell>
          <table:table-cell office:value-type="float" office:value="92.8">
            <text:p>92.8</text:p>
          </table:table-cell>
          <table:table-cell office:value-type="string">
            <text:p>Maniltoa schefferi</text:p>
          </table:table-cell>
          <table:table-cell table:number-columns-repeated="1020"/>
        </table:table-row>
        <table:table-row table:style-name="ro2">
          <table:table-cell office:value-type="string">
            <text:p>WP3C0631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C0632</text:p>
          </table:table-cell>
          <table:table-cell office:value-type="string">
            <text:p>WP</text:p>
          </table:table-cell>
          <table:table-cell office:value-type="float" office:value="8">
            <text:p>8</text:p>
          </table:table-cell>
          <table:table-cell office:value-type="string">
            <text:p>Clymenia polyandra</text:p>
          </table:table-cell>
          <table:table-cell table:number-columns-repeated="1020"/>
        </table:table-row>
        <table:table-row table:style-name="ro2">
          <table:table-cell office:value-type="string">
            <text:p>WP3C0633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3C0634</text:p>
          </table:table-cell>
          <table:table-cell office:value-type="string">
            <text:p>WP</text:p>
          </table:table-cell>
          <table:table-cell office:value-type="float" office:value="2.5601">
            <text:p>2.5601</text:p>
          </table:table-cell>
          <table:table-cell office:value-type="string">
            <text:p>Palaquium warburgianum</text:p>
          </table:table-cell>
          <table:table-cell table:number-columns-repeated="1020"/>
        </table:table-row>
        <table:table-row table:style-name="ro2">
          <table:table-cell office:value-type="string">
            <text:p>WP3C0635</text:p>
          </table:table-cell>
          <table:table-cell office:value-type="string">
            <text:p>WP</text:p>
          </table:table-cell>
          <table:table-cell office:value-type="float" office:value="24.5">
            <text:p>24.5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3C0636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3C0637</text:p>
          </table:table-cell>
          <table:table-cell office:value-type="string">
            <text:p>WP</text:p>
          </table:table-cell>
          <table:table-cell office:value-type="float" office:value="3.3133">
            <text:p>3.3133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3C0638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C0639</text:p>
          </table:table-cell>
          <table:table-cell office:value-type="string">
            <text:p>WP</text:p>
          </table:table-cell>
          <table:table-cell office:value-type="float" office:value="54.4">
            <text:p>54.4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3C0640</text:p>
          </table:table-cell>
          <table:table-cell office:value-type="string">
            <text:p>WP</text:p>
          </table:table-cell>
          <table:table-cell office:value-type="float" office:value="8.5409">
            <text:p>8.5409</text:p>
          </table:table-cell>
          <table:table-cell office:value-type="string">
            <text:p>Faradaya splendida</text:p>
          </table:table-cell>
          <table:table-cell table:number-columns-repeated="1020"/>
        </table:table-row>
        <table:table-row table:style-name="ro2">
          <table:table-cell office:value-type="string">
            <text:p>WP3C0641</text:p>
          </table:table-cell>
          <table:table-cell office:value-type="string">
            <text:p>WP</text:p>
          </table:table-cell>
          <table:table-cell office:value-type="float" office:value="7.5">
            <text:p>7.5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3C0642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P3C0643</text:p>
          </table:table-cell>
          <table:table-cell office:value-type="string">
            <text:p>WP</text:p>
          </table:table-cell>
          <table:table-cell office:value-type="float" office:value="2.5">
            <text:p>2.5</text:p>
          </table:table-cell>
          <table:table-cell office:value-type="string">
            <text:p>Syzygium longipes</text:p>
          </table:table-cell>
          <table:table-cell table:number-columns-repeated="1020"/>
        </table:table-row>
        <table:table-row table:style-name="ro2">
          <table:table-cell office:value-type="string">
            <text:p>WP3C0644</text:p>
          </table:table-cell>
          <table:table-cell office:value-type="string">
            <text:p>WP</text:p>
          </table:table-cell>
          <table:table-cell office:value-type="float" office:value="16.2026">
            <text:p>16.202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C0645</text:p>
          </table:table-cell>
          <table:table-cell office:value-type="string">
            <text:p>WP</text:p>
          </table:table-cell>
          <table:table-cell office:value-type="float" office:value="6.7409">
            <text:p>6.7409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C0646</text:p>
          </table:table-cell>
          <table:table-cell office:value-type="string">
            <text:p>WP</text:p>
          </table:table-cell>
          <table:table-cell office:value-type="float" office:value="14">
            <text:p>14</text:p>
          </table:table-cell>
          <table:table-cell office:value-type="string">
            <text:p>Chionanthus sessiliflorus</text:p>
          </table:table-cell>
          <table:table-cell table:number-columns-repeated="1020"/>
        </table:table-row>
        <table:table-row table:style-name="ro2">
          <table:table-cell office:value-type="string">
            <text:p>WP3C0647</text:p>
          </table:table-cell>
          <table:table-cell office:value-type="string">
            <text:p>WP</text:p>
          </table:table-cell>
          <table:table-cell office:value-type="float" office:value="5.8431">
            <text:p>5.8431</text:p>
          </table:table-cell>
          <table:table-cell office:value-type="string">
            <text:p>Syzygium gonatanthum</text:p>
          </table:table-cell>
          <table:table-cell table:number-columns-repeated="1020"/>
        </table:table-row>
        <table:table-row table:style-name="ro2">
          <table:table-cell office:value-type="string">
            <text:p>WP3C0656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3C0657</text:p>
          </table:table-cell>
          <table:table-cell office:value-type="string">
            <text:p>WP</text:p>
          </table:table-cell>
          <table:table-cell office:value-type="float" office:value="3.1031">
            <text:p>3.1031</text:p>
          </table:table-cell>
          <table:table-cell office:value-type="string">
            <text:p>Horsfieldia irya</text:p>
          </table:table-cell>
          <table:table-cell table:number-columns-repeated="1020"/>
        </table:table-row>
        <table:table-row table:style-name="ro2">
          <table:table-cell office:value-type="string">
            <text:p>WP3C0658</text:p>
          </table:table-cell>
          <table:table-cell office:value-type="string">
            <text:p>WP</text:p>
          </table:table-cell>
          <table:table-cell office:value-type="float" office:value="14.5068">
            <text:p>14.506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3C0659</text:p>
          </table:table-cell>
          <table:table-cell office:value-type="string">
            <text:p>WP</text:p>
          </table:table-cell>
          <table:table-cell office:value-type="float" office:value="16.9993">
            <text:p>16.9993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3C0660</text:p>
          </table:table-cell>
          <table:table-cell office:value-type="string">
            <text:p>WP</text:p>
          </table:table-cell>
          <table:table-cell office:value-type="float" office:value="16">
            <text:p>16</text:p>
          </table:table-cell>
          <table:table-cell office:value-type="string">
            <text:p>Neoscortechinia forbesii</text:p>
          </table:table-cell>
          <table:table-cell table:number-columns-repeated="1020"/>
        </table:table-row>
        <table:table-row table:style-name="ro2">
          <table:table-cell office:value-type="string">
            <text:p>WP3C0661</text:p>
          </table:table-cell>
          <table:table-cell office:value-type="string">
            <text:p>WP</text:p>
          </table:table-cell>
          <table:table-cell office:value-type="float" office:value="1.5">
            <text:p>1.5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C0662</text:p>
          </table:table-cell>
          <table:table-cell office:value-type="string">
            <text:p>WP</text:p>
          </table:table-cell>
          <table:table-cell office:value-type="float" office:value="8.9312">
            <text:p>8.9312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3C0663</text:p>
          </table:table-cell>
          <table:table-cell office:value-type="string">
            <text:p>WP</text:p>
          </table:table-cell>
          <table:table-cell office:value-type="float" office:value="80.043">
            <text:p>80.043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3C0664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Celtis philippensis</text:p>
          </table:table-cell>
          <table:table-cell table:number-columns-repeated="1020"/>
        </table:table-row>
        <table:table-row table:style-name="ro2">
          <table:table-cell office:value-type="string">
            <text:p>WP3C0665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Sterculia ampla</text:p>
          </table:table-cell>
          <table:table-cell table:number-columns-repeated="1020"/>
        </table:table-row>
        <table:table-row table:style-name="ro1">
          <table:table-cell office:value-type="string">
            <text:p>WP3C0666</text:p>
          </table:table-cell>
          <table:table-cell office:value-type="string">
            <text:p>WP</text:p>
          </table:table-cell>
          <table:table-cell office:value-type="float" office:value="7.5">
            <text:p>7.5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P3C0667</text:p>
          </table:table-cell>
          <table:table-cell office:value-type="string">
            <text:p>WP</text:p>
          </table:table-cell>
          <table:table-cell office:value-type="float" office:value="0.2956">
            <text:p>0.2956</text:p>
          </table:table-cell>
          <table:table-cell office:value-type="string">
            <text:p>Dysoxylum alliaceum</text:p>
          </table:table-cell>
          <table:table-cell table:number-columns-repeated="1020"/>
        </table:table-row>
        <table:table-row table:style-name="ro2">
          <table:table-cell office:value-type="string">
            <text:p>WP3C066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Dysoxylum pettigrewianum</text:p>
          </table:table-cell>
          <table:table-cell table:number-columns-repeated="1020"/>
        </table:table-row>
        <table:table-row table:style-name="ro2">
          <table:table-cell office:value-type="string">
            <text:p>WP3C0669</text:p>
          </table:table-cell>
          <table:table-cell office:value-type="string">
            <text:p>WP</text:p>
          </table:table-cell>
          <table:table-cell office:value-type="float" office:value="9.2896">
            <text:p>9.2896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C0670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3C0671</text:p>
          </table:table-cell>
          <table:table-cell office:value-type="string">
            <text:p>WP</text:p>
          </table:table-cell>
          <table:table-cell office:value-type="float" office:value="3.1293">
            <text:p>3.129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C0672</text:p>
          </table:table-cell>
          <table:table-cell office:value-type="string">
            <text:p>WP</text:p>
          </table:table-cell>
          <table:table-cell office:value-type="float" office:value="1.9034">
            <text:p>1.9034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3C0673</text:p>
          </table:table-cell>
          <table:table-cell office:value-type="string">
            <text:p>WP</text:p>
          </table:table-cell>
          <table:table-cell office:value-type="float" office:value="1.6032">
            <text:p>1.603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C0674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3C1311</text:p>
          </table:table-cell>
          <table:table-cell office:value-type="string">
            <text:p>WP</text:p>
          </table:table-cell>
          <table:table-cell office:value-type="float" office:value="3.6207">
            <text:p>3.6207</text:p>
          </table:table-cell>
          <table:table-cell office:value-type="string">
            <text:p>Macaranga fallacina</text:p>
          </table:table-cell>
          <table:table-cell table:number-columns-repeated="1020"/>
        </table:table-row>
        <table:table-row table:style-name="ro2">
          <table:table-cell office:value-type="string">
            <text:p>WP3D0648</text:p>
          </table:table-cell>
          <table:table-cell office:value-type="string">
            <text:p>WP</text:p>
          </table:table-cell>
          <table:table-cell office:value-type="float" office:value="33">
            <text:p>33</text:p>
          </table:table-cell>
          <table:table-cell office:value-type="string">
            <text:p>Allophylus cobbe</text:p>
          </table:table-cell>
          <table:table-cell table:number-columns-repeated="1020"/>
        </table:table-row>
        <table:table-row table:style-name="ro2">
          <table:table-cell office:value-type="string">
            <text:p>WP3D0649</text:p>
          </table:table-cell>
          <table:table-cell office:value-type="string">
            <text:p>WP</text:p>
          </table:table-cell>
          <table:table-cell office:value-type="float" office:value="6.2902">
            <text:p>6.2902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3D0650</text:p>
          </table:table-cell>
          <table:table-cell office:value-type="string">
            <text:p>WP</text:p>
          </table:table-cell>
          <table:table-cell office:value-type="float" office:value="8">
            <text:p>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3D0675</text:p>
          </table:table-cell>
          <table:table-cell office:value-type="string">
            <text:p>WP</text:p>
          </table:table-cell>
          <table:table-cell office:value-type="float" office:value="1.487">
            <text:p>1.487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D0676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D0677</text:p>
          </table:table-cell>
          <table:table-cell office:value-type="string">
            <text:p>WP</text:p>
          </table:table-cell>
          <table:table-cell office:value-type="float" office:value="17.5">
            <text:p>17.5</text:p>
          </table:table-cell>
          <table:table-cell office:value-type="string">
            <text:p>Terminalia kaernbachii</text:p>
          </table:table-cell>
          <table:table-cell table:number-columns-repeated="1020"/>
        </table:table-row>
        <table:table-row table:style-name="ro2">
          <table:table-cell office:value-type="string">
            <text:p>WP3D0678</text:p>
          </table:table-cell>
          <table:table-cell office:value-type="string">
            <text:p>WP</text:p>
          </table:table-cell>
          <table:table-cell office:value-type="float" office:value="2.0473">
            <text:p>2.047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D0679</text:p>
          </table:table-cell>
          <table:table-cell office:value-type="string">
            <text:p>WP</text:p>
          </table:table-cell>
          <table:table-cell office:value-type="float" office:value="49">
            <text:p>49</text:p>
          </table:table-cell>
          <table:table-cell office:value-type="string">
            <text:p>Sterculia ampla</text:p>
          </table:table-cell>
          <table:table-cell table:number-columns-repeated="1020"/>
        </table:table-row>
        <table:table-row table:style-name="ro2">
          <table:table-cell office:value-type="string">
            <text:p>WP3D0680</text:p>
          </table:table-cell>
          <table:table-cell office:value-type="string">
            <text:p>WP</text:p>
          </table:table-cell>
          <table:table-cell office:value-type="float" office:value="7.247">
            <text:p>7.247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3D0681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3D0682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3D0683</text:p>
          </table:table-cell>
          <table:table-cell office:value-type="string">
            <text:p>WP</text:p>
          </table:table-cell>
          <table:table-cell office:value-type="float" office:value="1.5">
            <text:p>1.5</text:p>
          </table:table-cell>
          <table:table-cell office:value-type="string">
            <text:p>Palaquium warburgianum</text:p>
          </table:table-cell>
          <table:table-cell table:number-columns-repeated="1020"/>
        </table:table-row>
        <table:table-row table:style-name="ro2">
          <table:table-cell office:value-type="string">
            <text:p>WP3D0684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3D0685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Cayratia schumanniana</text:p>
          </table:table-cell>
          <table:table-cell table:number-columns-repeated="1020"/>
        </table:table-row>
        <table:table-row table:style-name="ro2">
          <table:table-cell office:value-type="string">
            <text:p>WP3D0686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Celtis philippensis</text:p>
          </table:table-cell>
          <table:table-cell table:number-columns-repeated="1020"/>
        </table:table-row>
        <table:table-row table:style-name="ro2">
          <table:table-cell office:value-type="string">
            <text:p>WP3D0687</text:p>
          </table:table-cell>
          <table:table-cell office:value-type="string">
            <text:p>WP</text:p>
          </table:table-cell>
          <table:table-cell office:value-type="float" office:value="8.5">
            <text:p>8.5</text:p>
          </table:table-cell>
          <table:table-cell office:value-type="string">
            <text:p>Omphalea papuana</text:p>
          </table:table-cell>
          <table:table-cell table:number-columns-repeated="1020"/>
        </table:table-row>
        <table:table-row table:style-name="ro2">
          <table:table-cell office:value-type="string">
            <text:p>WP3D0688</text:p>
          </table:table-cell>
          <table:table-cell office:value-type="string">
            <text:p>WP</text:p>
          </table:table-cell>
          <table:table-cell office:value-type="float" office:value="28.2557">
            <text:p>28.2557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3D0689</text:p>
          </table:table-cell>
          <table:table-cell office:value-type="string">
            <text:p>WP</text:p>
          </table:table-cell>
          <table:table-cell office:value-type="float" office:value="11.0771">
            <text:p>11.0771</text:p>
          </table:table-cell>
          <table:table-cell office:value-type="string">
            <text:p>Dysoxylum pettigrewianum</text:p>
          </table:table-cell>
          <table:table-cell table:number-columns-repeated="1020"/>
        </table:table-row>
        <table:table-row table:style-name="ro2">
          <table:table-cell office:value-type="string">
            <text:p>WP3D0690</text:p>
          </table:table-cell>
          <table:table-cell office:value-type="string">
            <text:p>WP</text:p>
          </table:table-cell>
          <table:table-cell office:value-type="float" office:value="7.0777">
            <text:p>7.0777</text:p>
          </table:table-cell>
          <table:table-cell office:value-type="string">
            <text:p>Canarium oleosum</text:p>
          </table:table-cell>
          <table:table-cell table:number-columns-repeated="1020"/>
        </table:table-row>
        <table:table-row table:style-name="ro2">
          <table:table-cell office:value-type="string">
            <text:p>WP3D0691</text:p>
          </table:table-cell>
          <table:table-cell office:value-type="string">
            <text:p>WP</text:p>
          </table:table-cell>
          <table:table-cell office:value-type="float" office:value="2.7">
            <text:p>2.7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D069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Austromyrtus floribunda</text:p>
          </table:table-cell>
          <table:table-cell table:number-columns-repeated="1020"/>
        </table:table-row>
        <table:table-row table:style-name="ro2">
          <table:table-cell office:value-type="string">
            <text:p>WP3D0693</text:p>
          </table:table-cell>
          <table:table-cell office:value-type="string">
            <text:p>WP</text:p>
          </table:table-cell>
          <table:table-cell office:value-type="float" office:value="2.1136">
            <text:p>2.113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D0694</text:p>
          </table:table-cell>
          <table:table-cell office:value-type="string">
            <text:p>WP</text:p>
          </table:table-cell>
          <table:table-cell office:value-type="float" office:value="11.0358">
            <text:p>11.0358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3D0695</text:p>
          </table:table-cell>
          <table:table-cell office:value-type="string">
            <text:p>WP</text:p>
          </table:table-cell>
          <table:table-cell office:value-type="float" office:value="125.7">
            <text:p>125.7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3D0696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Dichapetalum papuanum</text:p>
          </table:table-cell>
          <table:table-cell table:number-columns-repeated="1020"/>
        </table:table-row>
        <table:table-row table:style-name="ro2">
          <table:table-cell office:value-type="string">
            <text:p>WP3D0697</text:p>
          </table:table-cell>
          <table:table-cell office:value-type="string">
            <text:p>WP</text:p>
          </table:table-cell>
          <table:table-cell office:value-type="float" office:value="2.5855">
            <text:p>2.585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D0698</text:p>
          </table:table-cell>
          <table:table-cell office:value-type="string">
            <text:p>WP</text:p>
          </table:table-cell>
          <table:table-cell office:value-type="float" office:value="2.6">
            <text:p>2.6</text:p>
          </table:table-cell>
          <table:table-cell office:value-type="string">
            <text:p>Prunus schlechteri</text:p>
          </table:table-cell>
          <table:table-cell table:number-columns-repeated="1020"/>
        </table:table-row>
        <table:table-row table:style-name="ro2">
          <table:table-cell office:value-type="string">
            <text:p>WP3D0699</text:p>
          </table:table-cell>
          <table:table-cell office:value-type="string">
            <text:p>WP</text:p>
          </table:table-cell>
          <table:table-cell office:value-type="float" office:value="3.114">
            <text:p>3.11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D0700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3D0701</text:p>
          </table:table-cell>
          <table:table-cell office:value-type="string">
            <text:p>WP</text:p>
          </table:table-cell>
          <table:table-cell office:value-type="float" office:value="25.2693">
            <text:p>25.2693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D0702</text:p>
          </table:table-cell>
          <table:table-cell office:value-type="string">
            <text:p>WP</text:p>
          </table:table-cell>
          <table:table-cell office:value-type="float" office:value="0.6469">
            <text:p>0.6469</text:p>
          </table:table-cell>
          <table:table-cell office:value-type="string">
            <text:p>Planchonella xylocarpa</text:p>
          </table:table-cell>
          <table:table-cell table:number-columns-repeated="1020"/>
        </table:table-row>
        <table:table-row table:style-name="ro2">
          <table:table-cell office:value-type="string">
            <text:p>WP3D0703</text:p>
          </table:table-cell>
          <table:table-cell office:value-type="string">
            <text:p>WP</text:p>
          </table:table-cell>
          <table:table-cell office:value-type="float" office:value="3.5625">
            <text:p>3.5625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3D0704</text:p>
          </table:table-cell>
          <table:table-cell office:value-type="string">
            <text:p>WP</text:p>
          </table:table-cell>
          <table:table-cell office:value-type="float" office:value="21.6423">
            <text:p>21.6423</text:p>
          </table:table-cell>
          <table:table-cell office:value-type="string">
            <text:p>Cerbera floribunda</text:p>
          </table:table-cell>
          <table:table-cell table:number-columns-repeated="1020"/>
        </table:table-row>
        <table:table-row table:style-name="ro2">
          <table:table-cell office:value-type="string">
            <text:p>WP3D0705</text:p>
          </table:table-cell>
          <table:table-cell office:value-type="string">
            <text:p>WP</text:p>
          </table:table-cell>
          <table:table-cell office:value-type="float" office:value="8.5">
            <text:p>8.5</text:p>
          </table:table-cell>
          <table:table-cell office:value-type="string">
            <text:p>Syzygium longipes</text:p>
          </table:table-cell>
          <table:table-cell table:number-columns-repeated="1020"/>
        </table:table-row>
        <table:table-row table:style-name="ro2">
          <table:table-cell office:value-type="string">
            <text:p>WP3D0706</text:p>
          </table:table-cell>
          <table:table-cell office:value-type="string">
            <text:p>WP</text:p>
          </table:table-cell>
          <table:table-cell office:value-type="float" office:value="1.5">
            <text:p>1.5</text:p>
          </table:table-cell>
          <table:table-cell office:value-type="string">
            <text:p>Bridelia macrocarpa</text:p>
          </table:table-cell>
          <table:table-cell table:number-columns-repeated="1020"/>
        </table:table-row>
        <table:table-row table:style-name="ro2">
          <table:table-cell office:value-type="string">
            <text:p>WP3D0707</text:p>
          </table:table-cell>
          <table:table-cell office:value-type="string">
            <text:p>WP</text:p>
          </table:table-cell>
          <table:table-cell office:value-type="float" office:value="2.6338">
            <text:p>2.6338</text:p>
          </table:table-cell>
          <table:table-cell office:value-type="string">
            <text:p>Microcos argentata</text:p>
          </table:table-cell>
          <table:table-cell table:number-columns-repeated="1020"/>
        </table:table-row>
        <table:table-row table:style-name="ro2">
          <table:table-cell office:value-type="string">
            <text:p>WP3D0708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3D0709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Celtis philippensis</text:p>
          </table:table-cell>
          <table:table-cell table:number-columns-repeated="1020"/>
        </table:table-row>
        <table:table-row table:style-name="ro2">
          <table:table-cell office:value-type="string">
            <text:p>WP3D0710</text:p>
          </table:table-cell>
          <table:table-cell office:value-type="string">
            <text:p>WP</text:p>
          </table:table-cell>
          <table:table-cell office:value-type="float" office:value="4.586">
            <text:p>4.586</text:p>
          </table:table-cell>
          <table:table-cell office:value-type="string">
            <text:p>Dysoxylum richardianum</text:p>
          </table:table-cell>
          <table:table-cell table:number-columns-repeated="1020"/>
        </table:table-row>
        <table:table-row table:style-name="ro2">
          <table:table-cell office:value-type="string">
            <text:p>WP3D0711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D0712</text:p>
          </table:table-cell>
          <table:table-cell office:value-type="string">
            <text:p>WP</text:p>
          </table:table-cell>
          <table:table-cell office:value-type="float" office:value="20">
            <text:p>20</text:p>
          </table:table-cell>
          <table:table-cell office:value-type="string">
            <text:p>Eriachne squarrosa</text:p>
          </table:table-cell>
          <table:table-cell table:number-columns-repeated="1020"/>
        </table:table-row>
        <table:table-row table:style-name="ro2">
          <table:table-cell office:value-type="string">
            <text:p>WP3D0713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Dysoxylum richardianum</text:p>
          </table:table-cell>
          <table:table-cell table:number-columns-repeated="1020"/>
        </table:table-row>
        <table:table-row table:style-name="ro2">
          <table:table-cell office:value-type="string">
            <text:p>WP3D0714</text:p>
          </table:table-cell>
          <table:table-cell office:value-type="string">
            <text:p>WP</text:p>
          </table:table-cell>
          <table:table-cell office:value-type="float" office:value="2.0646">
            <text:p>2.0646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3D0715</text:p>
          </table:table-cell>
          <table:table-cell office:value-type="string">
            <text:p>WP</text:p>
          </table:table-cell>
          <table:table-cell office:value-type="float" office:value="5.5">
            <text:p>5.5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3D0716</text:p>
          </table:table-cell>
          <table:table-cell office:value-type="string">
            <text:p>WP</text:p>
          </table:table-cell>
          <table:table-cell office:value-type="float" office:value="12.5">
            <text:p>12.5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3D0717</text:p>
          </table:table-cell>
          <table:table-cell office:value-type="string">
            <text:p>WP</text:p>
          </table:table-cell>
          <table:table-cell office:value-type="float" office:value="4.1011">
            <text:p>4.1011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3D071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3D0719</text:p>
          </table:table-cell>
          <table:table-cell office:value-type="string">
            <text:p>WP</text:p>
          </table:table-cell>
          <table:table-cell office:value-type="float" office:value="4.119">
            <text:p>4.119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3D0720</text:p>
          </table:table-cell>
          <table:table-cell office:value-type="string">
            <text:p>WP</text:p>
          </table:table-cell>
          <table:table-cell office:value-type="float" office:value="18.6144">
            <text:p>18.6144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D0721</text:p>
          </table:table-cell>
          <table:table-cell office:value-type="string">
            <text:p>WP</text:p>
          </table:table-cell>
          <table:table-cell office:value-type="float" office:value="21.2757">
            <text:p>21.2757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3D0722</text:p>
          </table:table-cell>
          <table:table-cell office:value-type="string">
            <text:p>WP</text:p>
          </table:table-cell>
          <table:table-cell office:value-type="float" office:value="2.5">
            <text:p>2.5</text:p>
          </table:table-cell>
          <table:table-cell office:value-type="string">
            <text:p>Elaeocarpus amplifolius</text:p>
          </table:table-cell>
          <table:table-cell table:number-columns-repeated="1020"/>
        </table:table-row>
        <table:table-row table:style-name="ro2">
          <table:table-cell office:value-type="string">
            <text:p>WP3D0723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D0724</text:p>
          </table:table-cell>
          <table:table-cell office:value-type="string">
            <text:p>WP</text:p>
          </table:table-cell>
          <table:table-cell office:value-type="float" office:value="2.5">
            <text:p>2.5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3D0725</text:p>
          </table:table-cell>
          <table:table-cell office:value-type="string">
            <text:p>WP</text:p>
          </table:table-cell>
          <table:table-cell office:value-type="float" office:value="6.95">
            <text:p>6.95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3D0726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Sloanea sogerensis</text:p>
          </table:table-cell>
          <table:table-cell table:number-columns-repeated="1020"/>
        </table:table-row>
        <table:table-row table:style-name="ro2">
          <table:table-cell office:value-type="string">
            <text:p>WP3D0727</text:p>
          </table:table-cell>
          <table:table-cell office:value-type="string">
            <text:p>WP</text:p>
          </table:table-cell>
          <table:table-cell office:value-type="float" office:value="4.6">
            <text:p>4.6</text:p>
          </table:table-cell>
          <table:table-cell office:value-type="string">
            <text:p>Aglaia lepiorrhachis</text:p>
          </table:table-cell>
          <table:table-cell table:number-columns-repeated="1020"/>
        </table:table-row>
        <table:table-row table:style-name="ro2">
          <table:table-cell office:value-type="string">
            <text:p>WP3D0728</text:p>
          </table:table-cell>
          <table:table-cell office:value-type="string">
            <text:p>WP</text:p>
          </table:table-cell>
          <table:table-cell office:value-type="float" office:value="17.5761">
            <text:p>17.5761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D0729</text:p>
          </table:table-cell>
          <table:table-cell office:value-type="string">
            <text:p>WP</text:p>
          </table:table-cell>
          <table:table-cell office:value-type="float" office:value="10.0494">
            <text:p>10.0494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3D0730</text:p>
          </table:table-cell>
          <table:table-cell office:value-type="string">
            <text:p>WP</text:p>
          </table:table-cell>
          <table:table-cell office:value-type="float" office:value="3.5">
            <text:p>3.5</text:p>
          </table:table-cell>
          <table:table-cell office:value-type="string">
            <text:p>Euroschinus papuanus</text:p>
          </table:table-cell>
          <table:table-cell table:number-columns-repeated="1020"/>
        </table:table-row>
        <table:table-row table:style-name="ro2">
          <table:table-cell office:value-type="string">
            <text:p>WP3D0731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3D0732</text:p>
          </table:table-cell>
          <table:table-cell office:value-type="string">
            <text:p>WP</text:p>
          </table:table-cell>
          <table:table-cell office:value-type="float" office:value="18.3236">
            <text:p>18.3236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3D0733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3D0734</text:p>
          </table:table-cell>
          <table:table-cell office:value-type="string">
            <text:p>WP</text:p>
          </table:table-cell>
          <table:table-cell office:value-type="float" office:value="18.1051">
            <text:p>18.1051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3D0751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3D075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P3D0754</text:p>
          </table:table-cell>
          <table:table-cell office:value-type="string">
            <text:p>WP</text:p>
          </table:table-cell>
          <table:table-cell office:value-type="float" office:value="2.0952">
            <text:p>2.0952</text:p>
          </table:table-cell>
          <table:table-cell office:value-type="string">
            <text:p>Macaranga fallacina</text:p>
          </table:table-cell>
          <table:table-cell table:number-columns-repeated="1020"/>
        </table:table-row>
        <table:table-row table:style-name="ro2">
          <table:table-cell office:value-type="string">
            <text:p>WP3D1312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D1313</text:p>
          </table:table-cell>
          <table:table-cell office:value-type="string">
            <text:p>WP</text:p>
          </table:table-cell>
          <table:table-cell office:value-type="float" office:value="1.0623">
            <text:p>1.0623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3D1314</text:p>
          </table:table-cell>
          <table:table-cell office:value-type="string">
            <text:p>WP</text:p>
          </table:table-cell>
          <table:table-cell office:value-type="float" office:value="6">
            <text:p>6</text:p>
          </table:table-cell>
          <table:table-cell office:value-type="string">
            <text:p>Rourea minor</text:p>
          </table:table-cell>
          <table:table-cell table:number-columns-repeated="1020"/>
        </table:table-row>
        <table:table-row table:style-name="ro2">
          <table:table-cell office:value-type="string">
            <text:p>WP3E0735</text:p>
          </table:table-cell>
          <table:table-cell office:value-type="string">
            <text:p>WP</text:p>
          </table:table-cell>
          <table:table-cell office:value-type="float" office:value="13.8">
            <text:p>13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3E0736</text:p>
          </table:table-cell>
          <table:table-cell office:value-type="string">
            <text:p>WP</text:p>
          </table:table-cell>
          <table:table-cell office:value-type="float" office:value="11.3317">
            <text:p>11.3317</text:p>
          </table:table-cell>
          <table:table-cell office:value-type="string">
            <text:p>Psydrax cymigera</text:p>
          </table:table-cell>
          <table:table-cell table:number-columns-repeated="1020"/>
        </table:table-row>
        <table:table-row table:style-name="ro2">
          <table:table-cell office:value-type="string">
            <text:p>WP3E0737</text:p>
          </table:table-cell>
          <table:table-cell office:value-type="string">
            <text:p>WP</text:p>
          </table:table-cell>
          <table:table-cell office:value-type="float" office:value="5.8">
            <text:p>5.8</text:p>
          </table:table-cell>
          <table:table-cell office:value-type="string">
            <text:p>Cryptocarya multipaniculata</text:p>
          </table:table-cell>
          <table:table-cell table:number-columns-repeated="1020"/>
        </table:table-row>
        <table:table-row table:style-name="ro2">
          <table:table-cell office:value-type="string">
            <text:p>WP3E0738</text:p>
          </table:table-cell>
          <table:table-cell office:value-type="string">
            <text:p>WP</text:p>
          </table:table-cell>
          <table:table-cell office:value-type="float" office:value="6.782">
            <text:p>6.782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3E0739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3E0740</text:p>
          </table:table-cell>
          <table:table-cell office:value-type="string">
            <text:p>WP</text:p>
          </table:table-cell>
          <table:table-cell office:value-type="float" office:value="4.9">
            <text:p>4.9</text:p>
          </table:table-cell>
          <table:table-cell office:value-type="string">
            <text:p>Syzygium longipes</text:p>
          </table:table-cell>
          <table:table-cell table:number-columns-repeated="1020"/>
        </table:table-row>
        <table:table-row table:style-name="ro2">
          <table:table-cell office:value-type="string">
            <text:p>WP3E0741</text:p>
          </table:table-cell>
          <table:table-cell office:value-type="string">
            <text:p>WP</text:p>
          </table:table-cell>
          <table:table-cell office:value-type="float" office:value="27.238">
            <text:p>27.238</text:p>
          </table:table-cell>
          <table:table-cell office:value-type="string">
            <text:p>Prunus costata</text:p>
          </table:table-cell>
          <table:table-cell table:number-columns-repeated="1020"/>
        </table:table-row>
        <table:table-row table:style-name="ro2">
          <table:table-cell office:value-type="string">
            <text:p>WP3E074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E0743</text:p>
          </table:table-cell>
          <table:table-cell office:value-type="string">
            <text:p>WP</text:p>
          </table:table-cell>
          <table:table-cell office:value-type="float" office:value="15.6">
            <text:p>15.6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E0744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3E0745</text:p>
          </table:table-cell>
          <table:table-cell office:value-type="string">
            <text:p>WP</text:p>
          </table:table-cell>
          <table:table-cell office:value-type="float" office:value="24.4577">
            <text:p>24.4577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3E0746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3E0747</text:p>
          </table:table-cell>
          <table:table-cell office:value-type="string">
            <text:p>WP</text:p>
          </table:table-cell>
          <table:table-cell office:value-type="float" office:value="3.8">
            <text:p>3.8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3E0748</text:p>
          </table:table-cell>
          <table:table-cell office:value-type="string">
            <text:p>WP</text:p>
          </table:table-cell>
          <table:table-cell office:value-type="float" office:value="1.6545">
            <text:p>1.6545</text:p>
          </table:table-cell>
          <table:table-cell office:value-type="string">
            <text:p>Allophylus cobbe</text:p>
          </table:table-cell>
          <table:table-cell table:number-columns-repeated="1020"/>
        </table:table-row>
        <table:table-row table:style-name="ro2">
          <table:table-cell office:value-type="string">
            <text:p>WP3E0749</text:p>
          </table:table-cell>
          <table:table-cell office:value-type="string">
            <text:p>WP</text:p>
          </table:table-cell>
          <table:table-cell office:value-type="float" office:value="11.4">
            <text:p>11.4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3E0750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Syzygium branderhorstii</text:p>
          </table:table-cell>
          <table:table-cell table:number-columns-repeated="1020"/>
        </table:table-row>
        <table:table-row table:style-name="ro2">
          <table:table-cell office:value-type="string">
            <text:p>WP3E0755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Cryptocarya caloneura</text:p>
          </table:table-cell>
          <table:table-cell table:number-columns-repeated="1020"/>
        </table:table-row>
        <table:table-row table:style-name="ro2">
          <table:table-cell office:value-type="string">
            <text:p>WP3E0756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3E0757</text:p>
          </table:table-cell>
          <table:table-cell office:value-type="string">
            <text:p>WP</text:p>
          </table:table-cell>
          <table:table-cell office:value-type="float" office:value="4.036">
            <text:p>4.036</text:p>
          </table:table-cell>
          <table:table-cell office:value-type="string">
            <text:p>Syzygium gonatanthum</text:p>
          </table:table-cell>
          <table:table-cell table:number-columns-repeated="1020"/>
        </table:table-row>
        <table:table-row table:style-name="ro2">
          <table:table-cell office:value-type="string">
            <text:p>WP3E0758</text:p>
          </table:table-cell>
          <table:table-cell office:value-type="string">
            <text:p>WP</text:p>
          </table:table-cell>
          <table:table-cell office:value-type="float" office:value="22.8">
            <text:p>22.8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P3E0759</text:p>
          </table:table-cell>
          <table:table-cell office:value-type="string">
            <text:p>WP</text:p>
          </table:table-cell>
          <table:table-cell office:value-type="float" office:value="4.7607">
            <text:p>4.7607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3E0760</text:p>
          </table:table-cell>
          <table:table-cell office:value-type="string">
            <text:p>WP</text:p>
          </table:table-cell>
          <table:table-cell office:value-type="float" office:value="2.3">
            <text:p>2.3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3E0761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Tristiropsis acutangula</text:p>
          </table:table-cell>
          <table:table-cell table:number-columns-repeated="1020"/>
        </table:table-row>
        <table:table-row table:style-name="ro2">
          <table:table-cell office:value-type="string">
            <text:p>WP3E0762</text:p>
          </table:table-cell>
          <table:table-cell office:value-type="string">
            <text:p>WP</text:p>
          </table:table-cell>
          <table:table-cell office:value-type="float" office:value="2.5088">
            <text:p>2.5088</text:p>
          </table:table-cell>
          <table:table-cell office:value-type="string">
            <text:p>Horsfieldia sylvestris</text:p>
          </table:table-cell>
          <table:table-cell table:number-columns-repeated="1020"/>
        </table:table-row>
        <table:table-row table:style-name="ro2">
          <table:table-cell office:value-type="string">
            <text:p>WP3E0770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Heritiera littoralis</text:p>
          </table:table-cell>
          <table:table-cell table:number-columns-repeated="1020"/>
        </table:table-row>
        <table:table-row table:style-name="ro2">
          <table:table-cell office:value-type="string">
            <text:p>WP3E0771</text:p>
          </table:table-cell>
          <table:table-cell office:value-type="string">
            <text:p>WP</text:p>
          </table:table-cell>
          <table:table-cell office:value-type="float" office:value="0.2602">
            <text:p>0.260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3E0772</text:p>
          </table:table-cell>
          <table:table-cell office:value-type="string">
            <text:p>WP</text:p>
          </table:table-cell>
          <table:table-cell office:value-type="float" office:value="15.2">
            <text:p>15.2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3E0773</text:p>
          </table:table-cell>
          <table:table-cell office:value-type="string">
            <text:p>WP</text:p>
          </table:table-cell>
          <table:table-cell office:value-type="float" office:value="1.4709">
            <text:p>1.470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E0774</text:p>
          </table:table-cell>
          <table:table-cell office:value-type="string">
            <text:p>WP</text:p>
          </table:table-cell>
          <table:table-cell office:value-type="float" office:value="0.5867">
            <text:p>0.5867</text:p>
          </table:table-cell>
          <table:table-cell office:value-type="string">
            <text:p>Aceratium oppositifolium</text:p>
          </table:table-cell>
          <table:table-cell table:number-columns-repeated="1020"/>
        </table:table-row>
        <table:table-row table:style-name="ro2">
          <table:table-cell office:value-type="string">
            <text:p>WP3E0775</text:p>
          </table:table-cell>
          <table:table-cell office:value-type="string">
            <text:p>WP</text:p>
          </table:table-cell>
          <table:table-cell office:value-type="float" office:value="1.7244">
            <text:p>1.7244</text:p>
          </table:table-cell>
          <table:table-cell office:value-type="string">
            <text:p>Neisosperma citrodora</text:p>
          </table:table-cell>
          <table:table-cell table:number-columns-repeated="1020"/>
        </table:table-row>
        <table:table-row table:style-name="ro2">
          <table:table-cell office:value-type="string">
            <text:p>WP3E0776</text:p>
          </table:table-cell>
          <table:table-cell office:value-type="string">
            <text:p>WP</text:p>
          </table:table-cell>
          <table:table-cell office:value-type="float" office:value="8">
            <text:p>8</text:p>
          </table:table-cell>
          <table:table-cell office:value-type="string">
            <text:p>Syzygium longipes</text:p>
          </table:table-cell>
          <table:table-cell table:number-columns-repeated="1020"/>
        </table:table-row>
        <table:table-row table:style-name="ro2">
          <table:table-cell office:value-type="string">
            <text:p>WP3E0777</text:p>
          </table:table-cell>
          <table:table-cell office:value-type="string">
            <text:p>WP</text:p>
          </table:table-cell>
          <table:table-cell office:value-type="float" office:value="2.3">
            <text:p>2.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E0778</text:p>
          </table:table-cell>
          <table:table-cell office:value-type="string">
            <text:p>WP</text:p>
          </table:table-cell>
          <table:table-cell office:value-type="float" office:value="3.533">
            <text:p>3.533</text:p>
          </table:table-cell>
          <table:table-cell office:value-type="string">
            <text:p>Macaranga punctata</text:p>
          </table:table-cell>
          <table:table-cell table:number-columns-repeated="1020"/>
        </table:table-row>
        <table:table-row table:style-name="ro2">
          <table:table-cell office:value-type="string">
            <text:p>WP3E0779</text:p>
          </table:table-cell>
          <table:table-cell office:value-type="string">
            <text:p>WP</text:p>
          </table:table-cell>
          <table:table-cell office:value-type="float" office:value="1.3382">
            <text:p>1.3382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P3E0780</text:p>
          </table:table-cell>
          <table:table-cell office:value-type="string">
            <text:p>WP</text:p>
          </table:table-cell>
          <table:table-cell office:value-type="float" office:value="9.5946">
            <text:p>9.5946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3E0781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Gnetum latifolium</text:p>
          </table:table-cell>
          <table:table-cell table:number-columns-repeated="1020"/>
        </table:table-row>
        <table:table-row table:style-name="ro2">
          <table:table-cell office:value-type="string">
            <text:p>WP3E0782</text:p>
          </table:table-cell>
          <table:table-cell office:value-type="string">
            <text:p>WP</text:p>
          </table:table-cell>
          <table:table-cell office:value-type="float" office:value="47.6">
            <text:p>47.6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3E0783</text:p>
          </table:table-cell>
          <table:table-cell office:value-type="string">
            <text:p>WP</text:p>
          </table:table-cell>
          <table:table-cell office:value-type="float" office:value="8.8534">
            <text:p>8.853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E0784</text:p>
          </table:table-cell>
          <table:table-cell office:value-type="string">
            <text:p>WP</text:p>
          </table:table-cell>
          <table:table-cell office:value-type="float" office:value="2.3007">
            <text:p>2.3007</text:p>
          </table:table-cell>
          <table:table-cell office:value-type="string">
            <text:p>Macaranga fallacina</text:p>
          </table:table-cell>
          <table:table-cell table:number-columns-repeated="1020"/>
        </table:table-row>
        <table:table-row table:style-name="ro2">
          <table:table-cell office:value-type="string">
            <text:p>WP3E0785</text:p>
          </table:table-cell>
          <table:table-cell office:value-type="string">
            <text:p>WP</text:p>
          </table:table-cell>
          <table:table-cell office:value-type="float" office:value="0.2978">
            <text:p>0.297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E0786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3E0787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Canarium acutifolium</text:p>
          </table:table-cell>
          <table:table-cell table:number-columns-repeated="1020"/>
        </table:table-row>
        <table:table-row table:style-name="ro2">
          <table:table-cell office:value-type="string">
            <text:p>WP3E0788</text:p>
          </table:table-cell>
          <table:table-cell office:value-type="string">
            <text:p>WP</text:p>
          </table:table-cell>
          <table:table-cell office:value-type="float" office:value="12.2">
            <text:p>12.2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3E0801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3E0802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3E0803</text:p>
          </table:table-cell>
          <table:table-cell office:value-type="string">
            <text:p>WP</text:p>
          </table:table-cell>
          <table:table-cell office:value-type="float" office:value="6.8">
            <text:p>6.8</text:p>
          </table:table-cell>
          <table:table-cell office:value-type="string">
            <text:p>Tristiropsis acutangula</text:p>
          </table:table-cell>
          <table:table-cell table:number-columns-repeated="1020"/>
        </table:table-row>
        <table:table-row table:style-name="ro2">
          <table:table-cell office:value-type="string">
            <text:p>WP3E0804</text:p>
          </table:table-cell>
          <table:table-cell office:value-type="string">
            <text:p>WP</text:p>
          </table:table-cell>
          <table:table-cell office:value-type="float" office:value="2.3438">
            <text:p>2.3438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3E0805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Aphanamixis polystachya</text:p>
          </table:table-cell>
          <table:table-cell table:number-columns-repeated="1020"/>
        </table:table-row>
        <table:table-row table:style-name="ro2">
          <table:table-cell office:value-type="string">
            <text:p>WP3E0806</text:p>
          </table:table-cell>
          <table:table-cell office:value-type="string">
            <text:p>WP</text:p>
          </table:table-cell>
          <table:table-cell office:value-type="float" office:value="3.3269">
            <text:p>3.326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E0807</text:p>
          </table:table-cell>
          <table:table-cell office:value-type="string">
            <text:p>WP</text:p>
          </table:table-cell>
          <table:table-cell office:value-type="float" office:value="58.2621">
            <text:p>58.2621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3E0808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3E0809</text:p>
          </table:table-cell>
          <table:table-cell office:value-type="string">
            <text:p>WP</text:p>
          </table:table-cell>
          <table:table-cell office:value-type="float" office:value="7.6">
            <text:p>7.6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3E0810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Xanthophyllum papuanum</text:p>
          </table:table-cell>
          <table:table-cell table:number-columns-repeated="1020"/>
        </table:table-row>
        <table:table-row table:style-name="ro2">
          <table:table-cell office:value-type="string">
            <text:p>WP3E0811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3E1315</text:p>
          </table:table-cell>
          <table:table-cell office:value-type="string">
            <text:p>WP</text:p>
          </table:table-cell>
          <table:table-cell office:value-type="float" office:value="3.5">
            <text:p>3.5</text:p>
          </table:table-cell>
          <table:table-cell office:value-type="string">
            <text:p>Gmelina palawensis</text:p>
          </table:table-cell>
          <table:table-cell table:number-columns-repeated="1020"/>
        </table:table-row>
        <table:table-row table:style-name="ro2">
          <table:table-cell office:value-type="string">
            <text:p>WP3E1316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apuechites aambe</text:p>
          </table:table-cell>
          <table:table-cell table:number-columns-repeated="1020"/>
        </table:table-row>
        <table:table-row table:style-name="ro2">
          <table:table-cell office:value-type="string">
            <text:p>WP3E1317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Abrus precatorius</text:p>
          </table:table-cell>
          <table:table-cell table:number-columns-repeated="1020"/>
        </table:table-row>
        <table:table-row table:style-name="ro2">
          <table:table-cell office:value-type="string">
            <text:p>WP3E1318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4A0960</text:p>
          </table:table-cell>
          <table:table-cell office:value-type="string">
            <text:p>WP</text:p>
          </table:table-cell>
          <table:table-cell office:value-type="float" office:value="3.1903">
            <text:p>3.1903</text:p>
          </table:table-cell>
          <table:table-cell office:value-type="string">
            <text:p>Macaranga punctata</text:p>
          </table:table-cell>
          <table:table-cell table:number-columns-repeated="1020"/>
        </table:table-row>
        <table:table-row table:style-name="ro2">
          <table:table-cell office:value-type="string">
            <text:p>WP4A0961</text:p>
          </table:table-cell>
          <table:table-cell office:value-type="string">
            <text:p>WP</text:p>
          </table:table-cell>
          <table:table-cell office:value-type="float" office:value="15.08">
            <text:p>15.08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4A096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4A0963</text:p>
          </table:table-cell>
          <table:table-cell office:value-type="string">
            <text:p>WP</text:p>
          </table:table-cell>
          <table:table-cell office:value-type="float" office:value="78">
            <text:p>78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4A0964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A0965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Antidesma excavatum</text:p>
          </table:table-cell>
          <table:table-cell table:number-columns-repeated="1020"/>
        </table:table-row>
        <table:table-row table:style-name="ro2">
          <table:table-cell office:value-type="string">
            <text:p>WP4A0966</text:p>
          </table:table-cell>
          <table:table-cell office:value-type="string">
            <text:p>WP</text:p>
          </table:table-cell>
          <table:table-cell office:value-type="float" office:value="11">
            <text:p>11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4A0967</text:p>
          </table:table-cell>
          <table:table-cell office:value-type="string">
            <text:p>WP</text:p>
          </table:table-cell>
          <table:table-cell office:value-type="float" office:value="1.5">
            <text:p>1.5</text:p>
          </table:table-cell>
          <table:table-cell office:value-type="string">
            <text:p>Aglaia argentea</text:p>
          </table:table-cell>
          <table:table-cell table:number-columns-repeated="1020"/>
        </table:table-row>
        <table:table-row table:style-name="ro2">
          <table:table-cell office:value-type="string">
            <text:p>WP4A0968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4A0969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Versteegia cauliflora</text:p>
          </table:table-cell>
          <table:table-cell table:number-columns-repeated="1020"/>
        </table:table-row>
        <table:table-row table:style-name="ro2">
          <table:table-cell office:value-type="string">
            <text:p>WP4A0970</text:p>
          </table:table-cell>
          <table:table-cell office:value-type="string">
            <text:p>WP</text:p>
          </table:table-cell>
          <table:table-cell office:value-type="float" office:value="22.2357">
            <text:p>22.2357</text:p>
          </table:table-cell>
          <table:table-cell office:value-type="string">
            <text:p>Ficus hombroniana</text:p>
          </table:table-cell>
          <table:table-cell table:number-columns-repeated="1020"/>
        </table:table-row>
        <table:table-row table:style-name="ro2">
          <table:table-cell office:value-type="string">
            <text:p>WP4A0971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4A0972</text:p>
          </table:table-cell>
          <table:table-cell office:value-type="string">
            <text:p>WP</text:p>
          </table:table-cell>
          <table:table-cell office:value-type="float" office:value="8.9454">
            <text:p>8.9454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4A0973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A0974</text:p>
          </table:table-cell>
          <table:table-cell office:value-type="string">
            <text:p>WP</text:p>
          </table:table-cell>
          <table:table-cell office:value-type="float" office:value="9.5077">
            <text:p>9.5077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P4A0975</text:p>
          </table:table-cell>
          <table:table-cell office:value-type="string">
            <text:p>WP</text:p>
          </table:table-cell>
          <table:table-cell office:value-type="float" office:value="0.236">
            <text:p>0.236</text:p>
          </table:table-cell>
          <table:table-cell office:value-type="string">
            <text:p>Sterculia ampla</text:p>
          </table:table-cell>
          <table:table-cell table:number-columns-repeated="1020"/>
        </table:table-row>
        <table:table-row table:style-name="ro2">
          <table:table-cell office:value-type="string">
            <text:p>WP4A0976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Ficus arfakensis</text:p>
          </table:table-cell>
          <table:table-cell table:number-columns-repeated="1020"/>
        </table:table-row>
        <table:table-row table:style-name="ro2">
          <table:table-cell office:value-type="string">
            <text:p>WP4A0977</text:p>
          </table:table-cell>
          <table:table-cell office:value-type="string">
            <text:p>WP</text:p>
          </table:table-cell>
          <table:table-cell office:value-type="float" office:value="1.0674">
            <text:p>1.0674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4A0978</text:p>
          </table:table-cell>
          <table:table-cell office:value-type="string">
            <text:p>WP</text:p>
          </table:table-cell>
          <table:table-cell office:value-type="float" office:value="1.0747">
            <text:p>1.0747</text:p>
          </table:table-cell>
          <table:table-cell office:value-type="string">
            <text:p>Canarium acutifolium</text:p>
          </table:table-cell>
          <table:table-cell table:number-columns-repeated="1020"/>
        </table:table-row>
        <table:table-row table:style-name="ro2">
          <table:table-cell office:value-type="string">
            <text:p>WP4A0979</text:p>
          </table:table-cell>
          <table:table-cell office:value-type="string">
            <text:p>WP</text:p>
          </table:table-cell>
          <table:table-cell office:value-type="float" office:value="2.3204">
            <text:p>2.3204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P4A0980</text:p>
          </table:table-cell>
          <table:table-cell office:value-type="string">
            <text:p>WP</text:p>
          </table:table-cell>
          <table:table-cell office:value-type="float" office:value="3.279">
            <text:p>3.279</text:p>
          </table:table-cell>
          <table:table-cell office:value-type="string">
            <text:p>Macaranga neobritannica</text:p>
          </table:table-cell>
          <table:table-cell table:number-columns-repeated="1020"/>
        </table:table-row>
        <table:table-row table:style-name="ro2">
          <table:table-cell office:value-type="string">
            <text:p>WP4A0981</text:p>
          </table:table-cell>
          <table:table-cell office:value-type="string">
            <text:p>WP</text:p>
          </table:table-cell>
          <table:table-cell office:value-type="float" office:value="1.9055">
            <text:p>1.9055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4A0982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Semecarpus schlechteri</text:p>
          </table:table-cell>
          <table:table-cell table:number-columns-repeated="1020"/>
        </table:table-row>
        <table:table-row table:style-name="ro2">
          <table:table-cell office:value-type="string">
            <text:p>WP4A0983</text:p>
          </table:table-cell>
          <table:table-cell office:value-type="string">
            <text:p>WP</text:p>
          </table:table-cell>
          <table:table-cell office:value-type="float" office:value="2.9283">
            <text:p>2.9283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4A0984</text:p>
          </table:table-cell>
          <table:table-cell office:value-type="string">
            <text:p>WP</text:p>
          </table:table-cell>
          <table:table-cell office:value-type="float" office:value="3.5926">
            <text:p>3.5926</text:p>
          </table:table-cell>
          <table:table-cell office:value-type="string">
            <text:p>Sterculia schumanniana</text:p>
          </table:table-cell>
          <table:table-cell table:number-columns-repeated="1020"/>
        </table:table-row>
        <table:table-row table:style-name="ro2">
          <table:table-cell office:value-type="string">
            <text:p>WP4A0985</text:p>
          </table:table-cell>
          <table:table-cell office:value-type="string">
            <text:p>WP</text:p>
          </table:table-cell>
          <table:table-cell office:value-type="float" office:value="2.0871">
            <text:p>2.0871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P4A0986</text:p>
          </table:table-cell>
          <table:table-cell office:value-type="string">
            <text:p>WP</text:p>
          </table:table-cell>
          <table:table-cell office:value-type="float" office:value="1.6663">
            <text:p>1.6663</text:p>
          </table:table-cell>
          <table:table-cell office:value-type="string">
            <text:p>Micromelum minutum</text:p>
          </table:table-cell>
          <table:table-cell table:number-columns-repeated="1020"/>
        </table:table-row>
        <table:table-row table:style-name="ro2">
          <table:table-cell office:value-type="string">
            <text:p>WP4A0987</text:p>
          </table:table-cell>
          <table:table-cell office:value-type="string">
            <text:p>WP</text:p>
          </table:table-cell>
          <table:table-cell office:value-type="float" office:value="1.9939">
            <text:p>1.9939</text:p>
          </table:table-cell>
          <table:table-cell office:value-type="string">
            <text:p>Terminalia kaernbachii</text:p>
          </table:table-cell>
          <table:table-cell table:number-columns-repeated="1020"/>
        </table:table-row>
        <table:table-row table:style-name="ro2">
          <table:table-cell office:value-type="string">
            <text:p>WP4A0988</text:p>
          </table:table-cell>
          <table:table-cell office:value-type="string">
            <text:p>WP</text:p>
          </table:table-cell>
          <table:table-cell office:value-type="float" office:value="2.0642">
            <text:p>2.064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4A0989</text:p>
          </table:table-cell>
          <table:table-cell office:value-type="string">
            <text:p>WP</text:p>
          </table:table-cell>
          <table:table-cell office:value-type="float" office:value="3.7976">
            <text:p>3.7976</text:p>
          </table:table-cell>
          <table:table-cell office:value-type="string">
            <text:p>Prunus schlechteri</text:p>
          </table:table-cell>
          <table:table-cell table:number-columns-repeated="1020"/>
        </table:table-row>
        <table:table-row table:style-name="ro2">
          <table:table-cell office:value-type="string">
            <text:p>WP4A0990</text:p>
          </table:table-cell>
          <table:table-cell office:value-type="string">
            <text:p>WP</text:p>
          </table:table-cell>
          <table:table-cell office:value-type="float" office:value="2.6998">
            <text:p>2.6998</text:p>
          </table:table-cell>
          <table:table-cell office:value-type="string">
            <text:p>Macaranga fallacina</text:p>
          </table:table-cell>
          <table:table-cell table:number-columns-repeated="1020"/>
        </table:table-row>
        <table:table-row table:style-name="ro2">
          <table:table-cell office:value-type="string">
            <text:p>WP4A0991</text:p>
          </table:table-cell>
          <table:table-cell office:value-type="string">
            <text:p>WP</text:p>
          </table:table-cell>
          <table:table-cell office:value-type="float" office:value="2.3032">
            <text:p>2.3032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4A099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Microcos argentata</text:p>
          </table:table-cell>
          <table:table-cell table:number-columns-repeated="1020"/>
        </table:table-row>
        <table:table-row table:style-name="ro2">
          <table:table-cell office:value-type="string">
            <text:p>WP4A0994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4A0995</text:p>
          </table:table-cell>
          <table:table-cell office:value-type="string">
            <text:p>WP</text:p>
          </table:table-cell>
          <table:table-cell office:value-type="float" office:value="2.5536">
            <text:p>2.5536</text:p>
          </table:table-cell>
          <table:table-cell office:value-type="string">
            <text:p>Aphanamixis polystachya</text:p>
          </table:table-cell>
          <table:table-cell table:number-columns-repeated="1020"/>
        </table:table-row>
        <table:table-row table:style-name="ro2">
          <table:table-cell office:value-type="string">
            <text:p>WP4A0996</text:p>
          </table:table-cell>
          <table:table-cell office:value-type="string">
            <text:p>WP</text:p>
          </table:table-cell>
          <table:table-cell office:value-type="float" office:value="21.8373">
            <text:p>21.8373</text:p>
          </table:table-cell>
          <table:table-cell office:value-type="string">
            <text:p>Prunus costata</text:p>
          </table:table-cell>
          <table:table-cell table:number-columns-repeated="1020"/>
        </table:table-row>
        <table:table-row table:style-name="ro2">
          <table:table-cell office:value-type="string">
            <text:p>WP4A1021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Horsfieldia irya</text:p>
          </table:table-cell>
          <table:table-cell table:number-columns-repeated="1020"/>
        </table:table-row>
        <table:table-row table:style-name="ro2">
          <table:table-cell office:value-type="string">
            <text:p>WP4A1022</text:p>
          </table:table-cell>
          <table:table-cell office:value-type="string">
            <text:p>WP</text:p>
          </table:table-cell>
          <table:table-cell office:value-type="float" office:value="6">
            <text:p>6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4A1023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Cryptocarya mackinnoniana</text:p>
          </table:table-cell>
          <table:table-cell table:number-columns-repeated="1020"/>
        </table:table-row>
        <table:table-row table:style-name="ro2">
          <table:table-cell office:value-type="string">
            <text:p>WP4A1024</text:p>
          </table:table-cell>
          <table:table-cell office:value-type="string">
            <text:p>WP</text:p>
          </table:table-cell>
          <table:table-cell office:value-type="float" office:value="18.3749">
            <text:p>18.3749</text:p>
          </table:table-cell>
          <table:table-cell office:value-type="string">
            <text:p>Dysoxylum molle</text:p>
          </table:table-cell>
          <table:table-cell table:number-columns-repeated="1020"/>
        </table:table-row>
        <table:table-row table:style-name="ro2">
          <table:table-cell office:value-type="string">
            <text:p>WP4A1025</text:p>
          </table:table-cell>
          <table:table-cell office:value-type="string">
            <text:p>WP</text:p>
          </table:table-cell>
          <table:table-cell office:value-type="float" office:value="1.1646">
            <text:p>1.1646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4A1026</text:p>
          </table:table-cell>
          <table:table-cell office:value-type="string">
            <text:p>WP</text:p>
          </table:table-cell>
          <table:table-cell office:value-type="float" office:value="0.302">
            <text:p>0.302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4A1027</text:p>
          </table:table-cell>
          <table:table-cell office:value-type="string">
            <text:p>WP</text:p>
          </table:table-cell>
          <table:table-cell office:value-type="float" office:value="7.5561">
            <text:p>7.5561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4A1028</text:p>
          </table:table-cell>
          <table:table-cell office:value-type="string">
            <text:p>WP</text:p>
          </table:table-cell>
          <table:table-cell office:value-type="float" office:value="5.5537">
            <text:p>5.5537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4A1029</text:p>
          </table:table-cell>
          <table:table-cell office:value-type="string">
            <text:p>WP</text:p>
          </table:table-cell>
          <table:table-cell office:value-type="float" office:value="1.2718">
            <text:p>1.271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A1030</text:p>
          </table:table-cell>
          <table:table-cell office:value-type="string">
            <text:p>WP</text:p>
          </table:table-cell>
          <table:table-cell office:value-type="float" office:value="47">
            <text:p>47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A1031</text:p>
          </table:table-cell>
          <table:table-cell office:value-type="string">
            <text:p>WP</text:p>
          </table:table-cell>
          <table:table-cell office:value-type="float" office:value="2.3158">
            <text:p>2.315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A1032</text:p>
          </table:table-cell>
          <table:table-cell office:value-type="string">
            <text:p>WP</text:p>
          </table:table-cell>
          <table:table-cell office:value-type="float" office:value="23.8">
            <text:p>23.8</text:p>
          </table:table-cell>
          <table:table-cell office:value-type="string">
            <text:p>Cinnamomum grandiflorum</text:p>
          </table:table-cell>
          <table:table-cell table:number-columns-repeated="1020"/>
        </table:table-row>
        <table:table-row table:style-name="ro1">
          <table:table-cell office:value-type="string">
            <text:p>WP4A1033</text:p>
          </table:table-cell>
          <table:table-cell office:value-type="string">
            <text:p>WP</text:p>
          </table:table-cell>
          <table:table-cell office:value-type="float" office:value="0.297">
            <text:p>0.297</text:p>
          </table:table-cell>
          <table:table-cell office:value-type="string">
            <text:p>Goniothalamus aruensis</text:p>
          </table:table-cell>
          <table:table-cell table:number-columns-repeated="1020"/>
        </table:table-row>
        <table:table-row table:style-name="ro2">
          <table:table-cell office:value-type="string">
            <text:p>WP4A1034</text:p>
          </table:table-cell>
          <table:table-cell office:value-type="string">
            <text:p>WP</text:p>
          </table:table-cell>
          <table:table-cell office:value-type="float" office:value="2.861">
            <text:p>2.861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4A1035</text:p>
          </table:table-cell>
          <table:table-cell office:value-type="string">
            <text:p>WP</text:p>
          </table:table-cell>
          <table:table-cell office:value-type="float" office:value="5.1755">
            <text:p>5.1755</text:p>
          </table:table-cell>
          <table:table-cell office:value-type="string">
            <text:p>Endocomia macrocoma</text:p>
          </table:table-cell>
          <table:table-cell table:number-columns-repeated="1020"/>
        </table:table-row>
        <table:table-row table:style-name="ro2">
          <table:table-cell office:value-type="string">
            <text:p>WP4A1036</text:p>
          </table:table-cell>
          <table:table-cell office:value-type="string">
            <text:p>WP</text:p>
          </table:table-cell>
          <table:table-cell office:value-type="float" office:value="3.7153">
            <text:p>3.7153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P4A1037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A1038</text:p>
          </table:table-cell>
          <table:table-cell office:value-type="string">
            <text:p>WP</text:p>
          </table:table-cell>
          <table:table-cell office:value-type="float" office:value="2.5442">
            <text:p>2.5442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P4A1039</text:p>
          </table:table-cell>
          <table:table-cell office:value-type="string">
            <text:p>WP</text:p>
          </table:table-cell>
          <table:table-cell office:value-type="float" office:value="0.5986">
            <text:p>0.5986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A1040</text:p>
          </table:table-cell>
          <table:table-cell office:value-type="string">
            <text:p>WP</text:p>
          </table:table-cell>
          <table:table-cell office:value-type="float" office:value="0.396">
            <text:p>0.396</text:p>
          </table:table-cell>
          <table:table-cell office:value-type="string">
            <text:p>Xanthophyllum papuanum</text:p>
          </table:table-cell>
          <table:table-cell table:number-columns-repeated="1020"/>
        </table:table-row>
        <table:table-row table:style-name="ro2">
          <table:table-cell office:value-type="string">
            <text:p>WP4A1041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A104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4A1043</text:p>
          </table:table-cell>
          <table:table-cell office:value-type="string">
            <text:p>WP</text:p>
          </table:table-cell>
          <table:table-cell office:value-type="float" office:value="1.9282">
            <text:p>1.9282</text:p>
          </table:table-cell>
          <table:table-cell office:value-type="string">
            <text:p>Syzygium malaccense</text:p>
          </table:table-cell>
          <table:table-cell table:number-columns-repeated="1020"/>
        </table:table-row>
        <table:table-row table:style-name="ro2">
          <table:table-cell office:value-type="string">
            <text:p>WP4A1044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Syzygium branderhorstii</text:p>
          </table:table-cell>
          <table:table-cell table:number-columns-repeated="1020"/>
        </table:table-row>
        <table:table-row table:style-name="ro2">
          <table:table-cell office:value-type="string">
            <text:p>WP4A1045</text:p>
          </table:table-cell>
          <table:table-cell office:value-type="string">
            <text:p>WP</text:p>
          </table:table-cell>
          <table:table-cell office:value-type="float" office:value="4.4048">
            <text:p>4.404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4A1046</text:p>
          </table:table-cell>
          <table:table-cell office:value-type="string">
            <text:p>WP</text:p>
          </table:table-cell>
          <table:table-cell office:value-type="float" office:value="2.5201">
            <text:p>2.5201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4A1047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Sterculia ampla</text:p>
          </table:table-cell>
          <table:table-cell table:number-columns-repeated="1020"/>
        </table:table-row>
        <table:table-row table:style-name="ro2">
          <table:table-cell office:value-type="string">
            <text:p>WP4A1048</text:p>
          </table:table-cell>
          <table:table-cell office:value-type="string">
            <text:p>WP</text:p>
          </table:table-cell>
          <table:table-cell office:value-type="float" office:value="1.0952">
            <text:p>1.0952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4A1337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4A1338</text:p>
          </table:table-cell>
          <table:table-cell office:value-type="string">
            <text:p>WP</text:p>
          </table:table-cell>
          <table:table-cell office:value-type="float" office:value="1.3878">
            <text:p>1.3878</text:p>
          </table:table-cell>
          <table:table-cell office:value-type="string">
            <text:p>Microcos argentata</text:p>
          </table:table-cell>
          <table:table-cell table:number-columns-repeated="1020"/>
        </table:table-row>
        <table:table-row table:style-name="ro2">
          <table:table-cell office:value-type="string">
            <text:p>WP4A1339</text:p>
          </table:table-cell>
          <table:table-cell office:value-type="string">
            <text:p>WP</text:p>
          </table:table-cell>
          <table:table-cell office:value-type="float" office:value="1.0645">
            <text:p>1.0645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4A1340</text:p>
          </table:table-cell>
          <table:table-cell office:value-type="string">
            <text:p>WP</text:p>
          </table:table-cell>
          <table:table-cell office:value-type="float" office:value="0.2146">
            <text:p>0.2146</text:p>
          </table:table-cell>
          <table:table-cell office:value-type="string">
            <text:p>Versteegia cauliflora</text:p>
          </table:table-cell>
          <table:table-cell table:number-columns-repeated="1020"/>
        </table:table-row>
        <table:table-row table:style-name="ro2">
          <table:table-cell office:value-type="string">
            <text:p>WP4A1341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A1342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A134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Guioa comesperma</text:p>
          </table:table-cell>
          <table:table-cell table:number-columns-repeated="1020"/>
        </table:table-row>
        <table:table-row table:style-name="ro2">
          <table:table-cell office:value-type="string">
            <text:p>WP4A1344</text:p>
          </table:table-cell>
          <table:table-cell office:value-type="string">
            <text:p>WP</text:p>
          </table:table-cell>
          <table:table-cell office:value-type="float" office:value="1.8141">
            <text:p>1.8141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A1345</text:p>
          </table:table-cell>
          <table:table-cell office:value-type="string">
            <text:p>WP</text:p>
          </table:table-cell>
          <table:table-cell office:value-type="float" office:value="1.045">
            <text:p>1.045</text:p>
          </table:table-cell>
          <table:table-cell office:value-type="string">
            <text:p>Macaranga novoguineensis</text:p>
          </table:table-cell>
          <table:table-cell table:number-columns-repeated="1020"/>
        </table:table-row>
        <table:table-row table:style-name="ro2">
          <table:table-cell office:value-type="string">
            <text:p>WP4B0851</text:p>
          </table:table-cell>
          <table:table-cell office:value-type="string">
            <text:p>WP</text:p>
          </table:table-cell>
          <table:table-cell office:value-type="float" office:value="80.1">
            <text:p>80.1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4B0852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4B0853</text:p>
          </table:table-cell>
          <table:table-cell office:value-type="string">
            <text:p>WP</text:p>
          </table:table-cell>
          <table:table-cell office:value-type="float" office:value="7.8">
            <text:p>7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B0854</text:p>
          </table:table-cell>
          <table:table-cell office:value-type="string">
            <text:p>WP</text:p>
          </table:table-cell>
          <table:table-cell office:value-type="float" office:value="7">
            <text:p>7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4B0855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4B0856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4B0857</text:p>
          </table:table-cell>
          <table:table-cell office:value-type="string">
            <text:p>WP</text:p>
          </table:table-cell>
          <table:table-cell office:value-type="float" office:value="10.6517">
            <text:p>10.6517</text:p>
          </table:table-cell>
          <table:table-cell office:value-type="string">
            <text:p>Terminalia kaernbachii</text:p>
          </table:table-cell>
          <table:table-cell table:number-columns-repeated="1020"/>
        </table:table-row>
        <table:table-row table:style-name="ro2">
          <table:table-cell office:value-type="string">
            <text:p>WP4B0934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B0935</text:p>
          </table:table-cell>
          <table:table-cell office:value-type="string">
            <text:p>WP</text:p>
          </table:table-cell>
          <table:table-cell office:value-type="float" office:value="1.6357">
            <text:p>1.6357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B0936</text:p>
          </table:table-cell>
          <table:table-cell office:value-type="string">
            <text:p>WP</text:p>
          </table:table-cell>
          <table:table-cell office:value-type="float" office:value="7">
            <text:p>7</text:p>
          </table:table-cell>
          <table:table-cell office:value-type="string">
            <text:p>Ternstroemia cherryi</text:p>
          </table:table-cell>
          <table:table-cell table:number-columns-repeated="1020"/>
        </table:table-row>
        <table:table-row table:style-name="ro2">
          <table:table-cell office:value-type="string">
            <text:p>WP4B0937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Versteegia cauliflora</text:p>
          </table:table-cell>
          <table:table-cell table:number-columns-repeated="1020"/>
        </table:table-row>
        <table:table-row table:style-name="ro2">
          <table:table-cell office:value-type="string">
            <text:p>WP4B0938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Galearia celebica</text:p>
          </table:table-cell>
          <table:table-cell table:number-columns-repeated="1020"/>
        </table:table-row>
        <table:table-row table:style-name="ro2">
          <table:table-cell office:value-type="string">
            <text:p>WP4B0939</text:p>
          </table:table-cell>
          <table:table-cell office:value-type="string">
            <text:p>WP</text:p>
          </table:table-cell>
          <table:table-cell office:value-type="float" office:value="0.4979">
            <text:p>0.4979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4B0940</text:p>
          </table:table-cell>
          <table:table-cell office:value-type="string">
            <text:p>WP</text:p>
          </table:table-cell>
          <table:table-cell office:value-type="float" office:value="2.6">
            <text:p>2.6</text:p>
          </table:table-cell>
          <table:table-cell office:value-type="string">
            <text:p>Chionanthus sessiliflorus</text:p>
          </table:table-cell>
          <table:table-cell table:number-columns-repeated="1020"/>
        </table:table-row>
        <table:table-row table:style-name="ro2">
          <table:table-cell office:value-type="string">
            <text:p>WP4B0941</text:p>
          </table:table-cell>
          <table:table-cell office:value-type="string">
            <text:p>WP</text:p>
          </table:table-cell>
          <table:table-cell office:value-type="float" office:value="13.8">
            <text:p>13.8</text:p>
          </table:table-cell>
          <table:table-cell office:value-type="string">
            <text:p>Ternstroemia cherryi</text:p>
          </table:table-cell>
          <table:table-cell table:number-columns-repeated="1020"/>
        </table:table-row>
        <table:table-row table:style-name="ro2">
          <table:table-cell office:value-type="string">
            <text:p>WP4B0942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Pouteria obovata</text:p>
          </table:table-cell>
          <table:table-cell table:number-columns-repeated="1020"/>
        </table:table-row>
        <table:table-row table:style-name="ro2">
          <table:table-cell office:value-type="string">
            <text:p>WP4B0943</text:p>
          </table:table-cell>
          <table:table-cell office:value-type="string">
            <text:p>WP</text:p>
          </table:table-cell>
          <table:table-cell office:value-type="float" office:value="27.4">
            <text:p>27.4</text:p>
          </table:table-cell>
          <table:table-cell office:value-type="string">
            <text:p>Cupaniopsis macropetala</text:p>
          </table:table-cell>
          <table:table-cell table:number-columns-repeated="1020"/>
        </table:table-row>
        <table:table-row table:style-name="ro2">
          <table:table-cell office:value-type="string">
            <text:p>WP4B0944</text:p>
          </table:table-cell>
          <table:table-cell office:value-type="string">
            <text:p>WP</text:p>
          </table:table-cell>
          <table:table-cell office:value-type="float" office:value="6.6">
            <text:p>6.6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4B0945</text:p>
          </table:table-cell>
          <table:table-cell office:value-type="string">
            <text:p>WP</text:p>
          </table:table-cell>
          <table:table-cell office:value-type="float" office:value="1.3">
            <text:p>1.3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B0946</text:p>
          </table:table-cell>
          <table:table-cell office:value-type="string">
            <text:p>WP</text:p>
          </table:table-cell>
          <table:table-cell office:value-type="float" office:value="1.1">
            <text:p>1.1</text:p>
          </table:table-cell>
          <table:table-cell office:value-type="string">
            <text:p>Pouteria obovata</text:p>
          </table:table-cell>
          <table:table-cell table:number-columns-repeated="1020"/>
        </table:table-row>
        <table:table-row table:style-name="ro2">
          <table:table-cell office:value-type="string">
            <text:p>WP4B0947</text:p>
          </table:table-cell>
          <table:table-cell office:value-type="string">
            <text:p>WP</text:p>
          </table:table-cell>
          <table:table-cell office:value-type="float" office:value="5.3333">
            <text:p>5.3333</text:p>
          </table:table-cell>
          <table:table-cell office:value-type="string">
            <text:p>Bridelia macrocarpa</text:p>
          </table:table-cell>
          <table:table-cell table:number-columns-repeated="1020"/>
        </table:table-row>
        <table:table-row table:style-name="ro2">
          <table:table-cell office:value-type="string">
            <text:p>WP4B0948</text:p>
          </table:table-cell>
          <table:table-cell office:value-type="string">
            <text:p>WP</text:p>
          </table:table-cell>
          <table:table-cell office:value-type="float" office:value="64.2">
            <text:p>64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B0949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4B0950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4B0951</text:p>
          </table:table-cell>
          <table:table-cell office:value-type="string">
            <text:p>WP</text:p>
          </table:table-cell>
          <table:table-cell office:value-type="float" office:value="3.8">
            <text:p>3.8</text:p>
          </table:table-cell>
          <table:table-cell office:value-type="string">
            <text:p>Cryptocarya mackinnoniana</text:p>
          </table:table-cell>
          <table:table-cell table:number-columns-repeated="1020"/>
        </table:table-row>
        <table:table-row table:style-name="ro2">
          <table:table-cell office:value-type="string">
            <text:p>WP4B0952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B0953</text:p>
          </table:table-cell>
          <table:table-cell office:value-type="string">
            <text:p>WP</text:p>
          </table:table-cell>
          <table:table-cell office:value-type="float" office:value="2.7622">
            <text:p>2.7622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4B0954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4B0955</text:p>
          </table:table-cell>
          <table:table-cell office:value-type="string">
            <text:p>WP</text:p>
          </table:table-cell>
          <table:table-cell office:value-type="float" office:value="9.2">
            <text:p>9.2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4B0956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B0957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4B0958</text:p>
          </table:table-cell>
          <table:table-cell office:value-type="string">
            <text:p>WP</text:p>
          </table:table-cell>
          <table:table-cell office:value-type="float" office:value="21.6038">
            <text:p>21.6038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B0959</text:p>
          </table:table-cell>
          <table:table-cell office:value-type="string">
            <text:p>WP</text:p>
          </table:table-cell>
          <table:table-cell office:value-type="float" office:value="2.0416">
            <text:p>2.0416</text:p>
          </table:table-cell>
          <table:table-cell office:value-type="string">
            <text:p>Macaranga punctata</text:p>
          </table:table-cell>
          <table:table-cell table:number-columns-repeated="1020"/>
        </table:table-row>
        <table:table-row table:style-name="ro2">
          <table:table-cell office:value-type="string">
            <text:p>WP4B1001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B1002</text:p>
          </table:table-cell>
          <table:table-cell office:value-type="string">
            <text:p>WP</text:p>
          </table:table-cell>
          <table:table-cell office:value-type="float" office:value="0.2533">
            <text:p>0.2533</text:p>
          </table:table-cell>
          <table:table-cell office:value-type="string">
            <text:p>Barringtonia apiculata</text:p>
          </table:table-cell>
          <table:table-cell table:number-columns-repeated="1020"/>
        </table:table-row>
        <table:table-row table:style-name="ro2">
          <table:table-cell office:value-type="string">
            <text:p>WP4B1003</text:p>
          </table:table-cell>
          <table:table-cell office:value-type="string">
            <text:p>WP</text:p>
          </table:table-cell>
          <table:table-cell office:value-type="float" office:value="5.1509">
            <text:p>5.1509</text:p>
          </table:table-cell>
          <table:table-cell office:value-type="string">
            <text:p>Garcinia latissima</text:p>
          </table:table-cell>
          <table:table-cell table:number-columns-repeated="1020"/>
        </table:table-row>
        <table:table-row table:style-name="ro2">
          <table:table-cell office:value-type="string">
            <text:p>WP4B1004</text:p>
          </table:table-cell>
          <table:table-cell office:value-type="string">
            <text:p>WP</text:p>
          </table:table-cell>
          <table:table-cell office:value-type="float" office:value="22.6738">
            <text:p>22.6738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1">
          <table:table-cell office:value-type="string">
            <text:p>WP4B1005</text:p>
          </table:table-cell>
          <table:table-cell office:value-type="string">
            <text:p>WP</text:p>
          </table:table-cell>
          <table:table-cell office:value-type="float" office:value="4.0332">
            <text:p>4.0332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P4B1006</text:p>
          </table:table-cell>
          <table:table-cell office:value-type="string">
            <text:p>WP</text:p>
          </table:table-cell>
          <table:table-cell office:value-type="float" office:value="5.8">
            <text:p>5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B1007</text:p>
          </table:table-cell>
          <table:table-cell office:value-type="string">
            <text:p>WP</text:p>
          </table:table-cell>
          <table:table-cell office:value-type="float" office:value="10.6717">
            <text:p>10.6717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4B1008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B1009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B1010</text:p>
          </table:table-cell>
          <table:table-cell office:value-type="string">
            <text:p>WP</text:p>
          </table:table-cell>
          <table:table-cell office:value-type="float" office:value="2.5313">
            <text:p>2.531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B1011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2">
          <table:table-cell office:value-type="string">
            <text:p>WP4B1012</text:p>
          </table:table-cell>
          <table:table-cell office:value-type="string">
            <text:p>WP</text:p>
          </table:table-cell>
          <table:table-cell office:value-type="float" office:value="8.2">
            <text:p>8.2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4B1013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Eriachne squarrosa</text:p>
          </table:table-cell>
          <table:table-cell table:number-columns-repeated="1020"/>
        </table:table-row>
        <table:table-row table:style-name="ro2">
          <table:table-cell office:value-type="string">
            <text:p>WP4B1014</text:p>
          </table:table-cell>
          <table:table-cell office:value-type="string">
            <text:p>WP</text:p>
          </table:table-cell>
          <table:table-cell office:value-type="float" office:value="31.2">
            <text:p>31.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4B1015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Versteegia cauliflora</text:p>
          </table:table-cell>
          <table:table-cell table:number-columns-repeated="1020"/>
        </table:table-row>
        <table:table-row table:style-name="ro2">
          <table:table-cell office:value-type="string">
            <text:p>WP4B1016</text:p>
          </table:table-cell>
          <table:table-cell office:value-type="string">
            <text:p>WP</text:p>
          </table:table-cell>
          <table:table-cell office:value-type="float" office:value="0.245">
            <text:p>0.245</text:p>
          </table:table-cell>
          <table:table-cell office:value-type="string">
            <text:p>Entada phaseoloides</text:p>
          </table:table-cell>
          <table:table-cell table:number-columns-repeated="1020"/>
        </table:table-row>
        <table:table-row table:style-name="ro2">
          <table:table-cell office:value-type="string">
            <text:p>WP4B1017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Barringtonia apiculata</text:p>
          </table:table-cell>
          <table:table-cell table:number-columns-repeated="1020"/>
        </table:table-row>
        <table:table-row table:style-name="ro2">
          <table:table-cell office:value-type="string">
            <text:p>WP4B1018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4B1019</text:p>
          </table:table-cell>
          <table:table-cell office:value-type="string">
            <text:p>WP</text:p>
          </table:table-cell>
          <table:table-cell office:value-type="float" office:value="7.1">
            <text:p>7.1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B1020</text:p>
          </table:table-cell>
          <table:table-cell office:value-type="string">
            <text:p>WP</text:p>
          </table:table-cell>
          <table:table-cell office:value-type="float" office:value="97.6">
            <text:p>97.6</text:p>
          </table:table-cell>
          <table:table-cell office:value-type="string">
            <text:p>Maniltoa schefferi</text:p>
          </table:table-cell>
          <table:table-cell table:number-columns-repeated="1020"/>
        </table:table-row>
        <table:table-row table:style-name="ro2">
          <table:table-cell office:value-type="string">
            <text:p>WP4B1331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4B133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4B1333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4B1334</text:p>
          </table:table-cell>
          <table:table-cell office:value-type="string">
            <text:p>WP</text:p>
          </table:table-cell>
          <table:table-cell office:value-type="float" office:value="1.633">
            <text:p>1.633</text:p>
          </table:table-cell>
          <table:table-cell office:value-type="string">
            <text:p>Aglaia rimosa</text:p>
          </table:table-cell>
          <table:table-cell table:number-columns-repeated="1020"/>
        </table:table-row>
        <table:table-row table:style-name="ro2">
          <table:table-cell office:value-type="string">
            <text:p>WP4B1335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2">
          <table:table-cell office:value-type="string">
            <text:p>WP4B1336</text:p>
          </table:table-cell>
          <table:table-cell office:value-type="string">
            <text:p>WP</text:p>
          </table:table-cell>
          <table:table-cell office:value-type="float" office:value="0.1">
            <text:p>0.1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C0858</text:p>
          </table:table-cell>
          <table:table-cell office:value-type="string">
            <text:p>WP</text:p>
          </table:table-cell>
          <table:table-cell office:value-type="float" office:value="15.3296">
            <text:p>15.3296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4C0859</text:p>
          </table:table-cell>
          <table:table-cell office:value-type="string">
            <text:p>WP</text:p>
          </table:table-cell>
          <table:table-cell office:value-type="float" office:value="20">
            <text:p>20</text:p>
          </table:table-cell>
          <table:table-cell office:value-type="string">
            <text:p>Millettia pinnata</text:p>
          </table:table-cell>
          <table:table-cell table:number-columns-repeated="1020"/>
        </table:table-row>
        <table:table-row table:style-name="ro2">
          <table:table-cell office:value-type="string">
            <text:p>WP4C0860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4C0861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Neisosperma citrodora</text:p>
          </table:table-cell>
          <table:table-cell table:number-columns-repeated="1020"/>
        </table:table-row>
        <table:table-row table:style-name="ro2">
          <table:table-cell office:value-type="string">
            <text:p>WP4C0862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Cryptocarya mackinnoniana</text:p>
          </table:table-cell>
          <table:table-cell table:number-columns-repeated="1020"/>
        </table:table-row>
        <table:table-row table:style-name="ro2">
          <table:table-cell office:value-type="string">
            <text:p>WP4C0863</text:p>
          </table:table-cell>
          <table:table-cell office:value-type="string">
            <text:p>WP</text:p>
          </table:table-cell>
          <table:table-cell office:value-type="float" office:value="36.4">
            <text:p>36.4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C0864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C0865</text:p>
          </table:table-cell>
          <table:table-cell office:value-type="string">
            <text:p>WP</text:p>
          </table:table-cell>
          <table:table-cell office:value-type="float" office:value="2.5313">
            <text:p>2.5313</text:p>
          </table:table-cell>
          <table:table-cell office:value-type="string">
            <text:p>Cryptocarya novo-guineensis</text:p>
          </table:table-cell>
          <table:table-cell table:number-columns-repeated="1020"/>
        </table:table-row>
        <table:table-row table:style-name="ro2">
          <table:table-cell office:value-type="string">
            <text:p>WP4C0866</text:p>
          </table:table-cell>
          <table:table-cell office:value-type="string">
            <text:p>WP</text:p>
          </table:table-cell>
          <table:table-cell office:value-type="float" office:value="6.8">
            <text:p>6.8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4C0867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4C0868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Sterculia schumanniana</text:p>
          </table:table-cell>
          <table:table-cell table:number-columns-repeated="1020"/>
        </table:table-row>
        <table:table-row table:style-name="ro2">
          <table:table-cell office:value-type="string">
            <text:p>WP4C0869</text:p>
          </table:table-cell>
          <table:table-cell office:value-type="string">
            <text:p>WP</text:p>
          </table:table-cell>
          <table:table-cell office:value-type="float" office:value="8.9286">
            <text:p>8.928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C0870</text:p>
          </table:table-cell>
          <table:table-cell office:value-type="string">
            <text:p>WP</text:p>
          </table:table-cell>
          <table:table-cell office:value-type="float" office:value="8.2">
            <text:p>8.2</text:p>
          </table:table-cell>
          <table:table-cell office:value-type="string">
            <text:p>Chionanthus brassii</text:p>
          </table:table-cell>
          <table:table-cell table:number-columns-repeated="1020"/>
        </table:table-row>
        <table:table-row table:style-name="ro2">
          <table:table-cell office:value-type="string">
            <text:p>WP4C0871</text:p>
          </table:table-cell>
          <table:table-cell office:value-type="string">
            <text:p>WP</text:p>
          </table:table-cell>
          <table:table-cell office:value-type="float" office:value="9.1573">
            <text:p>9.1573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4C0872</text:p>
          </table:table-cell>
          <table:table-cell office:value-type="string">
            <text:p>WP</text:p>
          </table:table-cell>
          <table:table-cell office:value-type="float" office:value="6.9572">
            <text:p>6.957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C0873</text:p>
          </table:table-cell>
          <table:table-cell office:value-type="string">
            <text:p>WP</text:p>
          </table:table-cell>
          <table:table-cell office:value-type="float" office:value="6.6">
            <text:p>6.6</text:p>
          </table:table-cell>
          <table:table-cell office:value-type="string">
            <text:p>Syzygium gonatanthum</text:p>
          </table:table-cell>
          <table:table-cell table:number-columns-repeated="1020"/>
        </table:table-row>
        <table:table-row table:style-name="ro2">
          <table:table-cell office:value-type="string">
            <text:p>WP4C0874</text:p>
          </table:table-cell>
          <table:table-cell office:value-type="string">
            <text:p>WP</text:p>
          </table:table-cell>
          <table:table-cell office:value-type="float" office:value="43">
            <text:p>43</text:p>
          </table:table-cell>
          <table:table-cell office:value-type="string">
            <text:p>Ternstroemia cherryi</text:p>
          </table:table-cell>
          <table:table-cell table:number-columns-repeated="1020"/>
        </table:table-row>
        <table:table-row table:style-name="ro2">
          <table:table-cell office:value-type="string">
            <text:p>WP4C0875</text:p>
          </table:table-cell>
          <table:table-cell office:value-type="string">
            <text:p>WP</text:p>
          </table:table-cell>
          <table:table-cell office:value-type="float" office:value="6.2">
            <text:p>6.2</text:p>
          </table:table-cell>
          <table:table-cell office:value-type="string">
            <text:p>Aglaia lepiorrhachis</text:p>
          </table:table-cell>
          <table:table-cell table:number-columns-repeated="1020"/>
        </table:table-row>
        <table:table-row table:style-name="ro2">
          <table:table-cell office:value-type="string">
            <text:p>WP4C0909</text:p>
          </table:table-cell>
          <table:table-cell office:value-type="string">
            <text:p>WP</text:p>
          </table:table-cell>
          <table:table-cell office:value-type="float" office:value="2.6546">
            <text:p>2.6546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P4C0910</text:p>
          </table:table-cell>
          <table:table-cell office:value-type="string">
            <text:p>WP</text:p>
          </table:table-cell>
          <table:table-cell office:value-type="float" office:value="6.4">
            <text:p>6.4</text:p>
          </table:table-cell>
          <table:table-cell office:value-type="string">
            <text:p>Pouteria obovata</text:p>
          </table:table-cell>
          <table:table-cell table:number-columns-repeated="1020"/>
        </table:table-row>
        <table:table-row table:style-name="ro2">
          <table:table-cell office:value-type="string">
            <text:p>WP4C0911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4C0912</text:p>
          </table:table-cell>
          <table:table-cell office:value-type="string">
            <text:p>WP</text:p>
          </table:table-cell>
          <table:table-cell office:value-type="float" office:value="2.925">
            <text:p>2.925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C0913</text:p>
          </table:table-cell>
          <table:table-cell office:value-type="string">
            <text:p>WP</text:p>
          </table:table-cell>
          <table:table-cell office:value-type="float" office:value="3.4494">
            <text:p>3.4494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2">
          <table:table-cell office:value-type="string">
            <text:p>WP4C0914</text:p>
          </table:table-cell>
          <table:table-cell office:value-type="string">
            <text:p>WP</text:p>
          </table:table-cell>
          <table:table-cell office:value-type="float" office:value="1.1065">
            <text:p>1.1065</text:p>
          </table:table-cell>
          <table:table-cell office:value-type="string">
            <text:p>Ternstroemia cherryi</text:p>
          </table:table-cell>
          <table:table-cell table:number-columns-repeated="1020"/>
        </table:table-row>
        <table:table-row table:style-name="ro2">
          <table:table-cell office:value-type="string">
            <text:p>WP4C0915</text:p>
          </table:table-cell>
          <table:table-cell office:value-type="string">
            <text:p>WP</text:p>
          </table:table-cell>
          <table:table-cell office:value-type="float" office:value="14.8">
            <text:p>14.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4C0916</text:p>
          </table:table-cell>
          <table:table-cell office:value-type="string">
            <text:p>WP</text:p>
          </table:table-cell>
          <table:table-cell office:value-type="float" office:value="0.352">
            <text:p>0.35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4C0917</text:p>
          </table:table-cell>
          <table:table-cell office:value-type="string">
            <text:p>WP</text:p>
          </table:table-cell>
          <table:table-cell office:value-type="float" office:value="2.2492">
            <text:p>2.249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C0918</text:p>
          </table:table-cell>
          <table:table-cell office:value-type="string">
            <text:p>WP</text:p>
          </table:table-cell>
          <table:table-cell office:value-type="float" office:value="5.8">
            <text:p>5.8</text:p>
          </table:table-cell>
          <table:table-cell office:value-type="string">
            <text:p>Phaeanthus ebracteolatus</text:p>
          </table:table-cell>
          <table:table-cell table:number-columns-repeated="1020"/>
        </table:table-row>
        <table:table-row table:style-name="ro2">
          <table:table-cell office:value-type="string">
            <text:p>WP4C0919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terocymbium beccarii</text:p>
          </table:table-cell>
          <table:table-cell table:number-columns-repeated="1020"/>
        </table:table-row>
        <table:table-row table:style-name="ro1">
          <table:table-cell office:value-type="string">
            <text:p>WP4C0920</text:p>
          </table:table-cell>
          <table:table-cell office:value-type="string">
            <text:p>WP</text:p>
          </table:table-cell>
          <table:table-cell office:value-type="float" office:value="0.821">
            <text:p>0.821</text:p>
          </table:table-cell>
          <table:table-cell office:value-type="string">
            <text:p>Timonius kaniensis</text:p>
          </table:table-cell>
          <table:table-cell table:number-columns-repeated="1020"/>
        </table:table-row>
        <table:table-row table:style-name="ro2">
          <table:table-cell office:value-type="string">
            <text:p>WP4C0921</text:p>
          </table:table-cell>
          <table:table-cell office:value-type="string">
            <text:p>WP</text:p>
          </table:table-cell>
          <table:table-cell office:value-type="float" office:value="0.575">
            <text:p>0.575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4C0922</text:p>
          </table:table-cell>
          <table:table-cell office:value-type="string">
            <text:p>WP</text:p>
          </table:table-cell>
          <table:table-cell office:value-type="float" office:value="19.9438">
            <text:p>19.9438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C0923</text:p>
          </table:table-cell>
          <table:table-cell office:value-type="string">
            <text:p>WP</text:p>
          </table:table-cell>
          <table:table-cell office:value-type="float" office:value="7.8">
            <text:p>7.8</text:p>
          </table:table-cell>
          <table:table-cell office:value-type="string">
            <text:p>Cerbera floribunda</text:p>
          </table:table-cell>
          <table:table-cell table:number-columns-repeated="1020"/>
        </table:table-row>
        <table:table-row table:style-name="ro2">
          <table:table-cell office:value-type="string">
            <text:p>WP4C0924</text:p>
          </table:table-cell>
          <table:table-cell office:value-type="string">
            <text:p>WP</text:p>
          </table:table-cell>
          <table:table-cell office:value-type="float" office:value="2.9236">
            <text:p>2.923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C0925</text:p>
          </table:table-cell>
          <table:table-cell office:value-type="string">
            <text:p>WP</text:p>
          </table:table-cell>
          <table:table-cell office:value-type="float" office:value="6.9992">
            <text:p>6.9992</text:p>
          </table:table-cell>
          <table:table-cell office:value-type="string">
            <text:p>Dysoxylum brassii</text:p>
          </table:table-cell>
          <table:table-cell table:number-columns-repeated="1020"/>
        </table:table-row>
        <table:table-row table:style-name="ro2">
          <table:table-cell office:value-type="string">
            <text:p>WP4C0926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C0927</text:p>
          </table:table-cell>
          <table:table-cell office:value-type="string">
            <text:p>WP</text:p>
          </table:table-cell>
          <table:table-cell office:value-type="float" office:value="0.336">
            <text:p>0.336</text:p>
          </table:table-cell>
          <table:table-cell office:value-type="string">
            <text:p>Xanthophyllum papuanum</text:p>
          </table:table-cell>
          <table:table-cell table:number-columns-repeated="1020"/>
        </table:table-row>
        <table:table-row table:style-name="ro2">
          <table:table-cell office:value-type="string">
            <text:p>WP4C0928</text:p>
          </table:table-cell>
          <table:table-cell office:value-type="string">
            <text:p>WP</text:p>
          </table:table-cell>
          <table:table-cell office:value-type="float" office:value="5.2">
            <text:p>5.2</text:p>
          </table:table-cell>
          <table:table-cell office:value-type="string">
            <text:p>Ternstroemia cherryi</text:p>
          </table:table-cell>
          <table:table-cell table:number-columns-repeated="1020"/>
        </table:table-row>
        <table:table-row table:style-name="ro2">
          <table:table-cell office:value-type="string">
            <text:p>WP4C0929</text:p>
          </table:table-cell>
          <table:table-cell office:value-type="string">
            <text:p>WP</text:p>
          </table:table-cell>
          <table:table-cell office:value-type="float" office:value="5.2889">
            <text:p>5.2889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4C0930</text:p>
          </table:table-cell>
          <table:table-cell office:value-type="string">
            <text:p>WP</text:p>
          </table:table-cell>
          <table:table-cell office:value-type="float" office:value="5.8">
            <text:p>5.8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4C0931</text:p>
          </table:table-cell>
          <table:table-cell office:value-type="string">
            <text:p>WP</text:p>
          </table:table-cell>
          <table:table-cell office:value-type="float" office:value="9.4">
            <text:p>9.4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C093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C0933</text:p>
          </table:table-cell>
          <table:table-cell office:value-type="string">
            <text:p>WP</text:p>
          </table:table-cell>
          <table:table-cell office:value-type="float" office:value="5.1318">
            <text:p>5.131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4C1326</text:p>
          </table:table-cell>
          <table:table-cell office:value-type="string">
            <text:p>WP</text:p>
          </table:table-cell>
          <table:table-cell office:value-type="float" office:value="0.304">
            <text:p>0.304</text:p>
          </table:table-cell>
          <table:table-cell office:value-type="string">
            <text:p>Dysoxylum pettigrewianum</text:p>
          </table:table-cell>
          <table:table-cell table:number-columns-repeated="1020"/>
        </table:table-row>
        <table:table-row table:style-name="ro2">
          <table:table-cell office:value-type="string">
            <text:p>WP4C1327</text:p>
          </table:table-cell>
          <table:table-cell office:value-type="string">
            <text:p>WP</text:p>
          </table:table-cell>
          <table:table-cell office:value-type="float" office:value="6.0503">
            <text:p>6.0503</text:p>
          </table:table-cell>
          <table:table-cell office:value-type="string">
            <text:p>Mallotus oblongifolius</text:p>
          </table:table-cell>
          <table:table-cell table:number-columns-repeated="1020"/>
        </table:table-row>
        <table:table-row table:style-name="ro2">
          <table:table-cell office:value-type="string">
            <text:p>WP4C1329</text:p>
          </table:table-cell>
          <table:table-cell office:value-type="string">
            <text:p>WP</text:p>
          </table:table-cell>
          <table:table-cell office:value-type="float" office:value="0.5283">
            <text:p>0.5283</text:p>
          </table:table-cell>
          <table:table-cell office:value-type="string">
            <text:p>Dysoxylum pettigrewianum</text:p>
          </table:table-cell>
          <table:table-cell table:number-columns-repeated="1020"/>
        </table:table-row>
        <table:table-row table:style-name="ro2">
          <table:table-cell office:value-type="string">
            <text:p>WP4C1330</text:p>
          </table:table-cell>
          <table:table-cell office:value-type="string">
            <text:p>WP</text:p>
          </table:table-cell>
          <table:table-cell office:value-type="float" office:value="3.3904">
            <text:p>3.3904</text:p>
          </table:table-cell>
          <table:table-cell office:value-type="string">
            <text:p>Endospermum labios</text:p>
          </table:table-cell>
          <table:table-cell table:number-columns-repeated="1020"/>
        </table:table-row>
        <table:table-row table:style-name="ro2">
          <table:table-cell office:value-type="string">
            <text:p>WP4D0763</text:p>
          </table:table-cell>
          <table:table-cell office:value-type="string">
            <text:p>WP</text:p>
          </table:table-cell>
          <table:table-cell office:value-type="float" office:value="13">
            <text:p>13</text:p>
          </table:table-cell>
          <table:table-cell office:value-type="string">
            <text:p>Syzygium branderhorstii</text:p>
          </table:table-cell>
          <table:table-cell table:number-columns-repeated="1020"/>
        </table:table-row>
        <table:table-row table:style-name="ro2">
          <table:table-cell office:value-type="string">
            <text:p>WP4D0764</text:p>
          </table:table-cell>
          <table:table-cell office:value-type="string">
            <text:p>WP</text:p>
          </table:table-cell>
          <table:table-cell office:value-type="float" office:value="2.5">
            <text:p>2.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D0765</text:p>
          </table:table-cell>
          <table:table-cell office:value-type="string">
            <text:p>WP</text:p>
          </table:table-cell>
          <table:table-cell office:value-type="float" office:value="26.5">
            <text:p>26.5</text:p>
          </table:table-cell>
          <table:table-cell office:value-type="string">
            <text:p>Pandanus kaernbachii</text:p>
          </table:table-cell>
          <table:table-cell table:number-columns-repeated="1020"/>
        </table:table-row>
        <table:table-row table:style-name="ro2">
          <table:table-cell office:value-type="string">
            <text:p>WP4D0766</text:p>
          </table:table-cell>
          <table:table-cell office:value-type="string">
            <text:p>WP</text:p>
          </table:table-cell>
          <table:table-cell office:value-type="float" office:value="13.0219">
            <text:p>13.0219</text:p>
          </table:table-cell>
          <table:table-cell office:value-type="string">
            <text:p>Syzygium longipes</text:p>
          </table:table-cell>
          <table:table-cell table:number-columns-repeated="1020"/>
        </table:table-row>
        <table:table-row table:style-name="ro2">
          <table:table-cell office:value-type="string">
            <text:p>WP4D0767</text:p>
          </table:table-cell>
          <table:table-cell office:value-type="string">
            <text:p>WP</text:p>
          </table:table-cell>
          <table:table-cell office:value-type="float" office:value="1.5408">
            <text:p>1.5408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D0768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4D0769</text:p>
          </table:table-cell>
          <table:table-cell office:value-type="string">
            <text:p>WP</text:p>
          </table:table-cell>
          <table:table-cell office:value-type="float" office:value="1.5">
            <text:p>1.5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4D0789</text:p>
          </table:table-cell>
          <table:table-cell office:value-type="string">
            <text:p>WP</text:p>
          </table:table-cell>
          <table:table-cell office:value-type="float" office:value="19">
            <text:p>19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4D0790</text:p>
          </table:table-cell>
          <table:table-cell office:value-type="string">
            <text:p>WP</text:p>
          </table:table-cell>
          <table:table-cell office:value-type="float" office:value="0.3797">
            <text:p>0.3797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4D0791</text:p>
          </table:table-cell>
          <table:table-cell office:value-type="string">
            <text:p>WP</text:p>
          </table:table-cell>
          <table:table-cell office:value-type="float" office:value="2.315">
            <text:p>2.315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D0792</text:p>
          </table:table-cell>
          <table:table-cell office:value-type="string">
            <text:p>WP</text:p>
          </table:table-cell>
          <table:table-cell office:value-type="float" office:value="3.0574">
            <text:p>3.0574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4D0793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Calophyllum soulattri</text:p>
          </table:table-cell>
          <table:table-cell table:number-columns-repeated="1020"/>
        </table:table-row>
        <table:table-row table:style-name="ro2">
          <table:table-cell office:value-type="string">
            <text:p>WP4D0794</text:p>
          </table:table-cell>
          <table:table-cell office:value-type="string">
            <text:p>WP</text:p>
          </table:table-cell>
          <table:table-cell office:value-type="float" office:value="4.9838">
            <text:p>4.983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D0795</text:p>
          </table:table-cell>
          <table:table-cell office:value-type="string">
            <text:p>WP</text:p>
          </table:table-cell>
          <table:table-cell office:value-type="float" office:value="9.0741">
            <text:p>9.0741</text:p>
          </table:table-cell>
          <table:table-cell office:value-type="string">
            <text:p>Uncaria lanosa</text:p>
          </table:table-cell>
          <table:table-cell table:number-columns-repeated="1020"/>
        </table:table-row>
        <table:table-row table:style-name="ro2">
          <table:table-cell office:value-type="string">
            <text:p>WP4D0796</text:p>
          </table:table-cell>
          <table:table-cell office:value-type="string">
            <text:p>WP</text:p>
          </table:table-cell>
          <table:table-cell office:value-type="float" office:value="28.6914">
            <text:p>28.6914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4D0797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Harpullia arborea</text:p>
          </table:table-cell>
          <table:table-cell table:number-columns-repeated="1020"/>
        </table:table-row>
        <table:table-row table:style-name="ro2">
          <table:table-cell office:value-type="string">
            <text:p>WP4D0798</text:p>
          </table:table-cell>
          <table:table-cell office:value-type="string">
            <text:p>WP</text:p>
          </table:table-cell>
          <table:table-cell office:value-type="float" office:value="3.6215">
            <text:p>3.621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D0800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Maniltoa psilogyne</text:p>
          </table:table-cell>
          <table:table-cell table:number-columns-repeated="1020"/>
        </table:table-row>
        <table:table-row table:style-name="ro2">
          <table:table-cell office:value-type="string">
            <text:p>WP4D0850</text:p>
          </table:table-cell>
          <table:table-cell office:value-type="string">
            <text:p>WP</text:p>
          </table:table-cell>
          <table:table-cell office:value-type="float" office:value="63.702">
            <text:p>63.70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4D0876</text:p>
          </table:table-cell>
          <table:table-cell office:value-type="string">
            <text:p>WP</text:p>
          </table:table-cell>
          <table:table-cell office:value-type="float" office:value="0.3284">
            <text:p>0.3284</text:p>
          </table:table-cell>
          <table:table-cell office:value-type="string">
            <text:p>Neuburgia corynocarpa</text:p>
          </table:table-cell>
          <table:table-cell table:number-columns-repeated="1020"/>
        </table:table-row>
        <table:table-row table:style-name="ro2">
          <table:table-cell office:value-type="string">
            <text:p>WP4D0877</text:p>
          </table:table-cell>
          <table:table-cell office:value-type="string">
            <text:p>WP</text:p>
          </table:table-cell>
          <table:table-cell office:value-type="float" office:value="2.6944">
            <text:p>2.6944</text:p>
          </table:table-cell>
          <table:table-cell office:value-type="string">
            <text:p>Macaranga punctata</text:p>
          </table:table-cell>
          <table:table-cell table:number-columns-repeated="1020"/>
        </table:table-row>
        <table:table-row table:style-name="ro2">
          <table:table-cell office:value-type="string">
            <text:p>WP4D0878</text:p>
          </table:table-cell>
          <table:table-cell office:value-type="string">
            <text:p>WP</text:p>
          </table:table-cell>
          <table:table-cell office:value-type="float" office:value="21">
            <text:p>21</text:p>
          </table:table-cell>
          <table:table-cell office:value-type="string">
            <text:p>Caryota rumphiana</text:p>
          </table:table-cell>
          <table:table-cell table:number-columns-repeated="1020"/>
        </table:table-row>
        <table:table-row table:style-name="ro2">
          <table:table-cell office:value-type="string">
            <text:p>WP4D0879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Aphanamixis polystachya</text:p>
          </table:table-cell>
          <table:table-cell table:number-columns-repeated="1020"/>
        </table:table-row>
        <table:table-row table:style-name="ro2">
          <table:table-cell office:value-type="string">
            <text:p>WP4D0880</text:p>
          </table:table-cell>
          <table:table-cell office:value-type="string">
            <text:p>WP</text:p>
          </table:table-cell>
          <table:table-cell office:value-type="float" office:value="48.5">
            <text:p>48.5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4D0881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Ficus wassa</text:p>
          </table:table-cell>
          <table:table-cell table:number-columns-repeated="1020"/>
        </table:table-row>
        <table:table-row table:style-name="ro2">
          <table:table-cell office:value-type="string">
            <text:p>WP4D0882</text:p>
          </table:table-cell>
          <table:table-cell office:value-type="string">
            <text:p>WP</text:p>
          </table:table-cell>
          <table:table-cell office:value-type="float" office:value="2.6373">
            <text:p>2.6373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4D0883</text:p>
          </table:table-cell>
          <table:table-cell office:value-type="string">
            <text:p>WP</text:p>
          </table:table-cell>
          <table:table-cell office:value-type="float" office:value="75">
            <text:p>75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P4D0884</text:p>
          </table:table-cell>
          <table:table-cell office:value-type="string">
            <text:p>WP</text:p>
          </table:table-cell>
          <table:table-cell office:value-type="float" office:value="7.21">
            <text:p>7.21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4D0885</text:p>
          </table:table-cell>
          <table:table-cell office:value-type="string">
            <text:p>WP</text:p>
          </table:table-cell>
          <table:table-cell office:value-type="float" office:value="10">
            <text:p>10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4D0886</text:p>
          </table:table-cell>
          <table:table-cell office:value-type="string">
            <text:p>WP</text:p>
          </table:table-cell>
          <table:table-cell office:value-type="float" office:value="22.5102">
            <text:p>22.510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4D0887</text:p>
          </table:table-cell>
          <table:table-cell office:value-type="string">
            <text:p>WP</text:p>
          </table:table-cell>
          <table:table-cell office:value-type="float" office:value="0.2274">
            <text:p>0.2274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2">
          <table:table-cell office:value-type="string">
            <text:p>WP4D0888</text:p>
          </table:table-cell>
          <table:table-cell office:value-type="string">
            <text:p>WP</text:p>
          </table:table-cell>
          <table:table-cell office:value-type="float" office:value="2.572">
            <text:p>2.57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4D0889</text:p>
          </table:table-cell>
          <table:table-cell office:value-type="string">
            <text:p>WP</text:p>
          </table:table-cell>
          <table:table-cell office:value-type="float" office:value="16">
            <text:p>16</text:p>
          </table:table-cell>
          <table:table-cell office:value-type="string">
            <text:p>Cupaniopsis acuticarpa</text:p>
          </table:table-cell>
          <table:table-cell table:number-columns-repeated="1020"/>
        </table:table-row>
        <table:table-row table:style-name="ro2">
          <table:table-cell office:value-type="string">
            <text:p>WP4D0890</text:p>
          </table:table-cell>
          <table:table-cell office:value-type="string">
            <text:p>WP</text:p>
          </table:table-cell>
          <table:table-cell office:value-type="float" office:value="4.5">
            <text:p>4.5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4D0891</text:p>
          </table:table-cell>
          <table:table-cell office:value-type="string">
            <text:p>WP</text:p>
          </table:table-cell>
          <table:table-cell office:value-type="float" office:value="5.0784">
            <text:p>5.0784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4D0893</text:p>
          </table:table-cell>
          <table:table-cell office:value-type="string">
            <text:p>WP</text:p>
          </table:table-cell>
          <table:table-cell office:value-type="float" office:value="20.2499">
            <text:p>20.2499</text:p>
          </table:table-cell>
          <table:table-cell office:value-type="string">
            <text:p>Macaranga neobritannica</text:p>
          </table:table-cell>
          <table:table-cell table:number-columns-repeated="1020"/>
        </table:table-row>
        <table:table-row table:style-name="ro2">
          <table:table-cell office:value-type="string">
            <text:p>WP4D0895</text:p>
          </table:table-cell>
          <table:table-cell office:value-type="string">
            <text:p>WP</text:p>
          </table:table-cell>
          <table:table-cell office:value-type="float" office:value="7.5">
            <text:p>7.5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D0896</text:p>
          </table:table-cell>
          <table:table-cell office:value-type="string">
            <text:p>WP</text:p>
          </table:table-cell>
          <table:table-cell office:value-type="float" office:value="3.5">
            <text:p>3.5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D0897</text:p>
          </table:table-cell>
          <table:table-cell office:value-type="string">
            <text:p>WP</text:p>
          </table:table-cell>
          <table:table-cell office:value-type="float" office:value="74.8173">
            <text:p>74.8173</text:p>
          </table:table-cell>
          <table:table-cell office:value-type="string">
            <text:p>Dysoxylum richardianum</text:p>
          </table:table-cell>
          <table:table-cell table:number-columns-repeated="1020"/>
        </table:table-row>
        <table:table-row table:style-name="ro2">
          <table:table-cell office:value-type="string">
            <text:p>WP4D0898</text:p>
          </table:table-cell>
          <table:table-cell office:value-type="string">
            <text:p>WP</text:p>
          </table:table-cell>
          <table:table-cell office:value-type="float" office:value="4.5">
            <text:p>4.5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4D0899</text:p>
          </table:table-cell>
          <table:table-cell office:value-type="string">
            <text:p>WP</text:p>
          </table:table-cell>
          <table:table-cell office:value-type="float" office:value="7">
            <text:p>7</text:p>
          </table:table-cell>
          <table:table-cell office:value-type="string">
            <text:p>Microcos argentata</text:p>
          </table:table-cell>
          <table:table-cell table:number-columns-repeated="1020"/>
        </table:table-row>
        <table:table-row table:style-name="ro2">
          <table:table-cell office:value-type="string">
            <text:p>WP4D0900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4D0901</text:p>
          </table:table-cell>
          <table:table-cell office:value-type="string">
            <text:p>WP</text:p>
          </table:table-cell>
          <table:table-cell office:value-type="float" office:value="15.5">
            <text:p>15.5</text:p>
          </table:table-cell>
          <table:table-cell office:value-type="string">
            <text:p>Guioa comesperma</text:p>
          </table:table-cell>
          <table:table-cell table:number-columns-repeated="1020"/>
        </table:table-row>
        <table:table-row table:style-name="ro2">
          <table:table-cell office:value-type="string">
            <text:p>WP4D0902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Ficus hahliana</text:p>
          </table:table-cell>
          <table:table-cell table:number-columns-repeated="1020"/>
        </table:table-row>
        <table:table-row table:style-name="ro2">
          <table:table-cell office:value-type="string">
            <text:p>WP4D0903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4D0904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Maniltoa schefferi</text:p>
          </table:table-cell>
          <table:table-cell table:number-columns-repeated="1020"/>
        </table:table-row>
        <table:table-row table:style-name="ro2">
          <table:table-cell office:value-type="string">
            <text:p>WP4D0905</text:p>
          </table:table-cell>
          <table:table-cell office:value-type="string">
            <text:p>WP</text:p>
          </table:table-cell>
          <table:table-cell office:value-type="float" office:value="7">
            <text:p>7</text:p>
          </table:table-cell>
          <table:table-cell office:value-type="string">
            <text:p>Aphanamixis polystachya</text:p>
          </table:table-cell>
          <table:table-cell table:number-columns-repeated="1020"/>
        </table:table-row>
        <table:table-row table:style-name="ro2">
          <table:table-cell office:value-type="string">
            <text:p>WP4D0906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P4D0907</text:p>
          </table:table-cell>
          <table:table-cell office:value-type="string">
            <text:p>WP</text:p>
          </table:table-cell>
          <table:table-cell office:value-type="float" office:value="5.8945">
            <text:p>5.8945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D0908</text:p>
          </table:table-cell>
          <table:table-cell office:value-type="string">
            <text:p>WP</text:p>
          </table:table-cell>
          <table:table-cell office:value-type="float" office:value="3.5">
            <text:p>3.5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E0812</text:p>
          </table:table-cell>
          <table:table-cell office:value-type="string">
            <text:p>WP</text:p>
          </table:table-cell>
          <table:table-cell office:value-type="float" office:value="13.6482">
            <text:p>13.648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E0813</text:p>
          </table:table-cell>
          <table:table-cell office:value-type="string">
            <text:p>WP</text:p>
          </table:table-cell>
          <table:table-cell office:value-type="float" office:value="1.5109">
            <text:p>1.5109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4E0814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4E0815</text:p>
          </table:table-cell>
          <table:table-cell office:value-type="string">
            <text:p>WP</text:p>
          </table:table-cell>
          <table:table-cell office:value-type="float" office:value="3.5188">
            <text:p>3.518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E0816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P4E0817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E081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Rourea minor</text:p>
          </table:table-cell>
          <table:table-cell table:number-columns-repeated="1020"/>
        </table:table-row>
        <table:table-row table:style-name="ro2">
          <table:table-cell office:value-type="string">
            <text:p>WP4E0819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Ficus hombroniana</text:p>
          </table:table-cell>
          <table:table-cell table:number-columns-repeated="1020"/>
        </table:table-row>
        <table:table-row table:style-name="ro2">
          <table:table-cell office:value-type="string">
            <text:p>WP4E0820</text:p>
          </table:table-cell>
          <table:table-cell office:value-type="string">
            <text:p>WP</text:p>
          </table:table-cell>
          <table:table-cell office:value-type="float" office:value="3.3121">
            <text:p>3.3121</text:p>
          </table:table-cell>
          <table:table-cell office:value-type="string">
            <text:p>Ficus rubrivestimenta</text:p>
          </table:table-cell>
          <table:table-cell table:number-columns-repeated="1020"/>
        </table:table-row>
        <table:table-row table:style-name="ro2">
          <table:table-cell office:value-type="string">
            <text:p>WP4E0821</text:p>
          </table:table-cell>
          <table:table-cell office:value-type="string">
            <text:p>WP</text:p>
          </table:table-cell>
          <table:table-cell office:value-type="float" office:value="1.8234">
            <text:p>1.8234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4E0822</text:p>
          </table:table-cell>
          <table:table-cell office:value-type="string">
            <text:p>WP</text:p>
          </table:table-cell>
          <table:table-cell office:value-type="float" office:value="5.4">
            <text:p>5.4</text:p>
          </table:table-cell>
          <table:table-cell office:value-type="string">
            <text:p>Calophyllum soulattri</text:p>
          </table:table-cell>
          <table:table-cell table:number-columns-repeated="1020"/>
        </table:table-row>
        <table:table-row table:style-name="ro2">
          <table:table-cell office:value-type="string">
            <text:p>WP4E0823</text:p>
          </table:table-cell>
          <table:table-cell office:value-type="string">
            <text:p>WP</text:p>
          </table:table-cell>
          <table:table-cell office:value-type="float" office:value="0.1653">
            <text:p>0.1653</text:p>
          </table:table-cell>
          <table:table-cell office:value-type="string">
            <text:p>Prainea papuana</text:p>
          </table:table-cell>
          <table:table-cell table:number-columns-repeated="1020"/>
        </table:table-row>
        <table:table-row table:style-name="ro2">
          <table:table-cell office:value-type="string">
            <text:p>WP4E0824</text:p>
          </table:table-cell>
          <table:table-cell office:value-type="string">
            <text:p>WP</text:p>
          </table:table-cell>
          <table:table-cell office:value-type="float" office:value="2.0843">
            <text:p>2.0843</text:p>
          </table:table-cell>
          <table:table-cell office:value-type="string">
            <text:p>Guioa comesperma</text:p>
          </table:table-cell>
          <table:table-cell table:number-columns-repeated="1020"/>
        </table:table-row>
        <table:table-row table:style-name="ro2">
          <table:table-cell office:value-type="string">
            <text:p>WP4E0825</text:p>
          </table:table-cell>
          <table:table-cell office:value-type="string">
            <text:p>WP</text:p>
          </table:table-cell>
          <table:table-cell office:value-type="float" office:value="28.0036">
            <text:p>28.0036</text:p>
          </table:table-cell>
          <table:table-cell office:value-type="string">
            <text:p>Prunus costata</text:p>
          </table:table-cell>
          <table:table-cell table:number-columns-repeated="1020"/>
        </table:table-row>
        <table:table-row table:style-name="ro2">
          <table:table-cell office:value-type="string">
            <text:p>WP4E0826</text:p>
          </table:table-cell>
          <table:table-cell office:value-type="string">
            <text:p>WP</text:p>
          </table:table-cell>
          <table:table-cell office:value-type="float" office:value="10.3532">
            <text:p>10.3532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4E0827</text:p>
          </table:table-cell>
          <table:table-cell office:value-type="string">
            <text:p>WP</text:p>
          </table:table-cell>
          <table:table-cell office:value-type="float" office:value="26.4">
            <text:p>26.4</text:p>
          </table:table-cell>
          <table:table-cell office:value-type="string">
            <text:p>Archidendron lucyi</text:p>
          </table:table-cell>
          <table:table-cell table:number-columns-repeated="1020"/>
        </table:table-row>
        <table:table-row table:style-name="ro2">
          <table:table-cell office:value-type="string">
            <text:p>WP4E0828</text:p>
          </table:table-cell>
          <table:table-cell office:value-type="string">
            <text:p>WP</text:p>
          </table:table-cell>
          <table:table-cell office:value-type="float" office:value="13.2">
            <text:p>13.2</text:p>
          </table:table-cell>
          <table:table-cell office:value-type="string">
            <text:p>Austromyrtus floribunda</text:p>
          </table:table-cell>
          <table:table-cell table:number-columns-repeated="1020"/>
        </table:table-row>
        <table:table-row table:style-name="ro2">
          <table:table-cell office:value-type="string">
            <text:p>WP4E0829</text:p>
          </table:table-cell>
          <table:table-cell office:value-type="string">
            <text:p>WP</text:p>
          </table:table-cell>
          <table:table-cell office:value-type="float" office:value="4.3642">
            <text:p>4.3642</text:p>
          </table:table-cell>
          <table:table-cell office:value-type="string">
            <text:p>Ficus pseudojaca</text:p>
          </table:table-cell>
          <table:table-cell table:number-columns-repeated="1020"/>
        </table:table-row>
        <table:table-row table:style-name="ro2">
          <table:table-cell office:value-type="string">
            <text:p>WP4E0830</text:p>
          </table:table-cell>
          <table:table-cell office:value-type="string">
            <text:p>WP</text:p>
          </table:table-cell>
          <table:table-cell office:value-type="float" office:value="1.0488">
            <text:p>1.0488</text:p>
          </table:table-cell>
          <table:table-cell office:value-type="string">
            <text:p>Chisocheton cumingianus</text:p>
          </table:table-cell>
          <table:table-cell table:number-columns-repeated="1020"/>
        </table:table-row>
        <table:table-row table:style-name="ro2">
          <table:table-cell office:value-type="string">
            <text:p>WP4E0831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4E0832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Semecarpus schlechteri</text:p>
          </table:table-cell>
          <table:table-cell table:number-columns-repeated="1020"/>
        </table:table-row>
        <table:table-row table:style-name="ro2">
          <table:table-cell office:value-type="string">
            <text:p>WP4E0833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Syzygium hylophilum</text:p>
          </table:table-cell>
          <table:table-cell table:number-columns-repeated="1020"/>
        </table:table-row>
        <table:table-row table:style-name="ro2">
          <table:table-cell office:value-type="string">
            <text:p>WP4E0834</text:p>
          </table:table-cell>
          <table:table-cell office:value-type="string">
            <text:p>WP</text:p>
          </table:table-cell>
          <table:table-cell office:value-type="float" office:value="21.6826">
            <text:p>21.682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E0835</text:p>
          </table:table-cell>
          <table:table-cell office:value-type="string">
            <text:p>WP</text:p>
          </table:table-cell>
          <table:table-cell office:value-type="float" office:value="72">
            <text:p>72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4E0836</text:p>
          </table:table-cell>
          <table:table-cell office:value-type="string">
            <text:p>WP</text:p>
          </table:table-cell>
          <table:table-cell office:value-type="float" office:value="15.1375">
            <text:p>15.1375</text:p>
          </table:table-cell>
          <table:table-cell office:value-type="string">
            <text:p>Aglaia argentea</text:p>
          </table:table-cell>
          <table:table-cell table:number-columns-repeated="1020"/>
        </table:table-row>
        <table:table-row table:style-name="ro2">
          <table:table-cell office:value-type="string">
            <text:p>WP4E0837</text:p>
          </table:table-cell>
          <table:table-cell office:value-type="string">
            <text:p>WP</text:p>
          </table:table-cell>
          <table:table-cell office:value-type="float" office:value="1.8781">
            <text:p>1.8781</text:p>
          </table:table-cell>
          <table:table-cell office:value-type="string">
            <text:p>Guioa comesperma</text:p>
          </table:table-cell>
          <table:table-cell table:number-columns-repeated="1020"/>
        </table:table-row>
        <table:table-row table:style-name="ro2">
          <table:table-cell office:value-type="string">
            <text:p>WP4E0838</text:p>
          </table:table-cell>
          <table:table-cell office:value-type="string">
            <text:p>WP</text:p>
          </table:table-cell>
          <table:table-cell office:value-type="float" office:value="13.2">
            <text:p>13.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4E0839</text:p>
          </table:table-cell>
          <table:table-cell office:value-type="string">
            <text:p>WP</text:p>
          </table:table-cell>
          <table:table-cell office:value-type="float" office:value="0.2">
            <text:p>0.2</text:p>
          </table:table-cell>
          <table:table-cell office:value-type="string">
            <text:p>Austromyrtus floribunda</text:p>
          </table:table-cell>
          <table:table-cell table:number-columns-repeated="1020"/>
        </table:table-row>
        <table:table-row table:style-name="ro2">
          <table:table-cell office:value-type="string">
            <text:p>WP4E0840</text:p>
          </table:table-cell>
          <table:table-cell office:value-type="string">
            <text:p>WP</text:p>
          </table:table-cell>
          <table:table-cell office:value-type="float" office:value="1.2406">
            <text:p>1.240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E0841</text:p>
          </table:table-cell>
          <table:table-cell office:value-type="string">
            <text:p>WP</text:p>
          </table:table-cell>
          <table:table-cell office:value-type="float" office:value="54.8">
            <text:p>54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4E0842</text:p>
          </table:table-cell>
          <table:table-cell office:value-type="string">
            <text:p>WP</text:p>
          </table:table-cell>
          <table:table-cell office:value-type="float" office:value="36.3413">
            <text:p>36.3413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4E0843</text:p>
          </table:table-cell>
          <table:table-cell office:value-type="string">
            <text:p>WP</text:p>
          </table:table-cell>
          <table:table-cell office:value-type="float" office:value="6.2">
            <text:p>6.2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4E0844</text:p>
          </table:table-cell>
          <table:table-cell office:value-type="string">
            <text:p>WP</text:p>
          </table:table-cell>
          <table:table-cell office:value-type="float" office:value="28.9679">
            <text:p>28.9679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4E0845</text:p>
          </table:table-cell>
          <table:table-cell office:value-type="string">
            <text:p>WP</text:p>
          </table:table-cell>
          <table:table-cell office:value-type="float" office:value="6.0029">
            <text:p>6.0029</text:p>
          </table:table-cell>
          <table:table-cell office:value-type="string">
            <text:p>Cerbera floribunda</text:p>
          </table:table-cell>
          <table:table-cell table:number-columns-repeated="1020"/>
        </table:table-row>
        <table:table-row table:style-name="ro2">
          <table:table-cell office:value-type="string">
            <text:p>WP4E0847</text:p>
          </table:table-cell>
          <table:table-cell office:value-type="string">
            <text:p>WP</text:p>
          </table:table-cell>
          <table:table-cell office:value-type="float" office:value="0.668">
            <text:p>0.668</text:p>
          </table:table-cell>
          <table:table-cell office:value-type="string">
            <text:p>Pterocymbium beccarii</text:p>
          </table:table-cell>
          <table:table-cell table:number-columns-repeated="1020"/>
        </table:table-row>
        <table:table-row table:style-name="ro2">
          <table:table-cell office:value-type="string">
            <text:p>WP4E0848</text:p>
          </table:table-cell>
          <table:table-cell office:value-type="string">
            <text:p>WP</text:p>
          </table:table-cell>
          <table:table-cell office:value-type="float" office:value="5.2">
            <text:p>5.2</text:p>
          </table:table-cell>
          <table:table-cell office:value-type="string">
            <text:p>Pouteria obovata</text:p>
          </table:table-cell>
          <table:table-cell table:number-columns-repeated="1020"/>
        </table:table-row>
        <table:table-row table:style-name="ro2">
          <table:table-cell office:value-type="string">
            <text:p>WP4E0849</text:p>
          </table:table-cell>
          <table:table-cell office:value-type="string">
            <text:p>WP</text:p>
          </table:table-cell>
          <table:table-cell office:value-type="float" office:value="10.4016">
            <text:p>10.4016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4E1319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E1320</text:p>
          </table:table-cell>
          <table:table-cell office:value-type="string">
            <text:p>WP</text:p>
          </table:table-cell>
          <table:table-cell office:value-type="float" office:value="1.2996">
            <text:p>1.2996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4E1321</text:p>
          </table:table-cell>
          <table:table-cell office:value-type="string">
            <text:p>WP</text:p>
          </table:table-cell>
          <table:table-cell office:value-type="float" office:value="2.0739">
            <text:p>2.073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4E1322</text:p>
          </table:table-cell>
          <table:table-cell office:value-type="string">
            <text:p>WP</text:p>
          </table:table-cell>
          <table:table-cell office:value-type="float" office:value="0.298">
            <text:p>0.298</text:p>
          </table:table-cell>
          <table:table-cell office:value-type="string">
            <text:p>Chionanthus brassii</text:p>
          </table:table-cell>
          <table:table-cell table:number-columns-repeated="1020"/>
        </table:table-row>
        <table:table-row table:style-name="ro2">
          <table:table-cell office:value-type="string">
            <text:p>WP4E1323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5A0997</text:p>
          </table:table-cell>
          <table:table-cell office:value-type="string">
            <text:p>WP</text:p>
          </table:table-cell>
          <table:table-cell office:value-type="float" office:value="9">
            <text:p>9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5A0998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5A0999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5A1000</text:p>
          </table:table-cell>
          <table:table-cell office:value-type="string">
            <text:p>WP</text:p>
          </table:table-cell>
          <table:table-cell office:value-type="float" office:value="0.333">
            <text:p>0.333</text:p>
          </table:table-cell>
          <table:table-cell office:value-type="string">
            <text:p>Sterculia schumanniana</text:p>
          </table:table-cell>
          <table:table-cell table:number-columns-repeated="1020"/>
        </table:table-row>
        <table:table-row table:style-name="ro2">
          <table:table-cell office:value-type="string">
            <text:p>WP5A1049</text:p>
          </table:table-cell>
          <table:table-cell office:value-type="string">
            <text:p>WP</text:p>
          </table:table-cell>
          <table:table-cell office:value-type="float" office:value="0.6746">
            <text:p>0.6746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5A1050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Aglaia lepiorrhachis</text:p>
          </table:table-cell>
          <table:table-cell table:number-columns-repeated="1020"/>
        </table:table-row>
        <table:table-row table:style-name="ro2">
          <table:table-cell office:value-type="string">
            <text:p>WP5A1051</text:p>
          </table:table-cell>
          <table:table-cell office:value-type="string">
            <text:p>WP</text:p>
          </table:table-cell>
          <table:table-cell office:value-type="float" office:value="52.2">
            <text:p>52.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A1052</text:p>
          </table:table-cell>
          <table:table-cell office:value-type="string">
            <text:p>WP</text:p>
          </table:table-cell>
          <table:table-cell office:value-type="float" office:value="72.6">
            <text:p>72.6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5A1053</text:p>
          </table:table-cell>
          <table:table-cell office:value-type="string">
            <text:p>WP</text:p>
          </table:table-cell>
          <table:table-cell office:value-type="float" office:value="2.9511">
            <text:p>2.951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A1054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A1055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A1056</text:p>
          </table:table-cell>
          <table:table-cell office:value-type="string">
            <text:p>WP</text:p>
          </table:table-cell>
          <table:table-cell office:value-type="float" office:value="10.8">
            <text:p>10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A1057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5A1058</text:p>
          </table:table-cell>
          <table:table-cell office:value-type="string">
            <text:p>WP</text:p>
          </table:table-cell>
          <table:table-cell office:value-type="float" office:value="2.6">
            <text:p>2.6</text:p>
          </table:table-cell>
          <table:table-cell office:value-type="string">
            <text:p>Pterocymbium beccarii</text:p>
          </table:table-cell>
          <table:table-cell table:number-columns-repeated="1020"/>
        </table:table-row>
        <table:table-row table:style-name="ro2">
          <table:table-cell office:value-type="string">
            <text:p>WP5A1059</text:p>
          </table:table-cell>
          <table:table-cell office:value-type="string">
            <text:p>WP</text:p>
          </table:table-cell>
          <table:table-cell office:value-type="float" office:value="84.1">
            <text:p>84.1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5A1060</text:p>
          </table:table-cell>
          <table:table-cell office:value-type="string">
            <text:p>WP</text:p>
          </table:table-cell>
          <table:table-cell office:value-type="float" office:value="7.8">
            <text:p>7.8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5A1061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A1062</text:p>
          </table:table-cell>
          <table:table-cell office:value-type="string">
            <text:p>WP</text:p>
          </table:table-cell>
          <table:table-cell office:value-type="float" office:value="10.2">
            <text:p>10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A1063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5A1064</text:p>
          </table:table-cell>
          <table:table-cell office:value-type="string">
            <text:p>WP</text:p>
          </table:table-cell>
          <table:table-cell office:value-type="float" office:value="2.8">
            <text:p>2.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A1065</text:p>
          </table:table-cell>
          <table:table-cell office:value-type="string">
            <text:p>WP</text:p>
          </table:table-cell>
          <table:table-cell office:value-type="float" office:value="23.393">
            <text:p>23.393</text:p>
          </table:table-cell>
          <table:table-cell office:value-type="string">
            <text:p>Drypetes lasiogynoides</text:p>
          </table:table-cell>
          <table:table-cell table:number-columns-repeated="1020"/>
        </table:table-row>
        <table:table-row table:style-name="ro2">
          <table:table-cell office:value-type="string">
            <text:p>WP5A1066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A1067</text:p>
          </table:table-cell>
          <table:table-cell office:value-type="string">
            <text:p>WP</text:p>
          </table:table-cell>
          <table:table-cell office:value-type="float" office:value="6">
            <text:p>6</text:p>
          </table:table-cell>
          <table:table-cell office:value-type="string">
            <text:p>Drypetes lasiogynoides</text:p>
          </table:table-cell>
          <table:table-cell table:number-columns-repeated="1020"/>
        </table:table-row>
        <table:table-row table:style-name="ro2">
          <table:table-cell office:value-type="string">
            <text:p>WP5A1068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A1069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Ficus rubrivestimenta</text:p>
          </table:table-cell>
          <table:table-cell table:number-columns-repeated="1020"/>
        </table:table-row>
        <table:table-row table:style-name="ro2">
          <table:table-cell office:value-type="string">
            <text:p>WP5A1070</text:p>
          </table:table-cell>
          <table:table-cell office:value-type="string">
            <text:p>WP</text:p>
          </table:table-cell>
          <table:table-cell office:value-type="float" office:value="4.4">
            <text:p>4.4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A1071</text:p>
          </table:table-cell>
          <table:table-cell office:value-type="string">
            <text:p>WP</text:p>
          </table:table-cell>
          <table:table-cell office:value-type="float" office:value="80.6">
            <text:p>80.6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5A1072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etraeovitex multiflora</text:p>
          </table:table-cell>
          <table:table-cell table:number-columns-repeated="1020"/>
        </table:table-row>
        <table:table-row table:style-name="ro2">
          <table:table-cell office:value-type="string">
            <text:p>WP5A1073</text:p>
          </table:table-cell>
          <table:table-cell office:value-type="string">
            <text:p>WP</text:p>
          </table:table-cell>
          <table:table-cell office:value-type="float" office:value="7.0541">
            <text:p>7.0541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5A1074</text:p>
          </table:table-cell>
          <table:table-cell office:value-type="string">
            <text:p>WP</text:p>
          </table:table-cell>
          <table:table-cell office:value-type="float" office:value="10.438">
            <text:p>10.43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A1075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Artocarpus sepicanus</text:p>
          </table:table-cell>
          <table:table-cell table:number-columns-repeated="1020"/>
        </table:table-row>
        <table:table-row table:style-name="ro2">
          <table:table-cell office:value-type="string">
            <text:p>WP5A1076</text:p>
          </table:table-cell>
          <table:table-cell office:value-type="string">
            <text:p>WP</text:p>
          </table:table-cell>
          <table:table-cell office:value-type="float" office:value="18.3067">
            <text:p>18.3067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A1077</text:p>
          </table:table-cell>
          <table:table-cell office:value-type="string">
            <text:p>WP</text:p>
          </table:table-cell>
          <table:table-cell office:value-type="float" office:value="0.4">
            <text:p>0.4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5A1078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A1101</text:p>
          </table:table-cell>
          <table:table-cell office:value-type="string">
            <text:p>WP</text:p>
          </table:table-cell>
          <table:table-cell office:value-type="float" office:value="3.8">
            <text:p>3.8</text:p>
          </table:table-cell>
          <table:table-cell office:value-type="string">
            <text:p>Syzygium malaccense</text:p>
          </table:table-cell>
          <table:table-cell table:number-columns-repeated="1020"/>
        </table:table-row>
        <table:table-row table:style-name="ro2">
          <table:table-cell office:value-type="string">
            <text:p>WP5A1102</text:p>
          </table:table-cell>
          <table:table-cell office:value-type="string">
            <text:p>WP</text:p>
          </table:table-cell>
          <table:table-cell office:value-type="float" office:value="3.1671">
            <text:p>3.1671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A1103</text:p>
          </table:table-cell>
          <table:table-cell office:value-type="string">
            <text:p>WP</text:p>
          </table:table-cell>
          <table:table-cell office:value-type="float" office:value="3.2249">
            <text:p>3.224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A1104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P5A1105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A1106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A1107</text:p>
          </table:table-cell>
          <table:table-cell office:value-type="string">
            <text:p>WP</text:p>
          </table:table-cell>
          <table:table-cell office:value-type="float" office:value="48.2">
            <text:p>48.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5A1108</text:p>
          </table:table-cell>
          <table:table-cell office:value-type="string">
            <text:p>WP</text:p>
          </table:table-cell>
          <table:table-cell office:value-type="float" office:value="5.6261">
            <text:p>5.6261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A1109</text:p>
          </table:table-cell>
          <table:table-cell office:value-type="string">
            <text:p>WP</text:p>
          </table:table-cell>
          <table:table-cell office:value-type="float" office:value="11">
            <text:p>11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5A1110</text:p>
          </table:table-cell>
          <table:table-cell office:value-type="string">
            <text:p>WP</text:p>
          </table:table-cell>
          <table:table-cell office:value-type="float" office:value="0.6">
            <text:p>0.6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5A1346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Prainea papuana</text:p>
          </table:table-cell>
          <table:table-cell table:number-columns-repeated="1020"/>
        </table:table-row>
        <table:table-row table:style-name="ro2">
          <table:table-cell office:value-type="string">
            <text:p>WP5A1347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5B1079</text:p>
          </table:table-cell>
          <table:table-cell office:value-type="string">
            <text:p>WP</text:p>
          </table:table-cell>
          <table:table-cell office:value-type="float" office:value="3.8">
            <text:p>3.8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5B1080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1">
          <table:table-cell office:value-type="string">
            <text:p>WP5B1081</text:p>
          </table:table-cell>
          <table:table-cell office:value-type="string">
            <text:p>WP</text:p>
          </table:table-cell>
          <table:table-cell office:value-type="float" office:value="0.3522">
            <text:p>0.3522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P5B1082</text:p>
          </table:table-cell>
          <table:table-cell office:value-type="string">
            <text:p>WP</text:p>
          </table:table-cell>
          <table:table-cell office:value-type="float" office:value="2.8613">
            <text:p>2.8613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B1083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Licuala beccariana</text:p>
          </table:table-cell>
          <table:table-cell table:number-columns-repeated="1020"/>
        </table:table-row>
        <table:table-row table:style-name="ro2">
          <table:table-cell office:value-type="string">
            <text:p>WP5B1084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Cissus repens</text:p>
          </table:table-cell>
          <table:table-cell table:number-columns-repeated="1020"/>
        </table:table-row>
        <table:table-row table:style-name="ro2">
          <table:table-cell office:value-type="string">
            <text:p>WP5B1085</text:p>
          </table:table-cell>
          <table:table-cell office:value-type="string">
            <text:p>WP</text:p>
          </table:table-cell>
          <table:table-cell office:value-type="float" office:value="3.8">
            <text:p>3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B1086</text:p>
          </table:table-cell>
          <table:table-cell office:value-type="string">
            <text:p>WP</text:p>
          </table:table-cell>
          <table:table-cell office:value-type="float" office:value="100.3">
            <text:p>100.3</text:p>
          </table:table-cell>
          <table:table-cell office:value-type="string">
            <text:p>Ficus virens</text:p>
          </table:table-cell>
          <table:table-cell table:number-columns-repeated="1020"/>
        </table:table-row>
        <table:table-row table:style-name="ro2">
          <table:table-cell office:value-type="string">
            <text:p>WP5B1087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Chionanthus brassii</text:p>
          </table:table-cell>
          <table:table-cell table:number-columns-repeated="1020"/>
        </table:table-row>
        <table:table-row table:style-name="ro2">
          <table:table-cell office:value-type="string">
            <text:p>WP5B1088</text:p>
          </table:table-cell>
          <table:table-cell office:value-type="string">
            <text:p>WP</text:p>
          </table:table-cell>
          <table:table-cell office:value-type="float" office:value="3.7222">
            <text:p>3.722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B1089</text:p>
          </table:table-cell>
          <table:table-cell office:value-type="string">
            <text:p>WP</text:p>
          </table:table-cell>
          <table:table-cell office:value-type="float" office:value="6.8">
            <text:p>6.8</text:p>
          </table:table-cell>
          <table:table-cell office:value-type="string">
            <text:p>Strychnos minor</text:p>
          </table:table-cell>
          <table:table-cell table:number-columns-repeated="1020"/>
        </table:table-row>
        <table:table-row table:style-name="ro2">
          <table:table-cell office:value-type="string">
            <text:p>WP5B1090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B1091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Merremia peltata</text:p>
          </table:table-cell>
          <table:table-cell table:number-columns-repeated="1020"/>
        </table:table-row>
        <table:table-row table:style-name="ro2">
          <table:table-cell office:value-type="string">
            <text:p>WP5B1092</text:p>
          </table:table-cell>
          <table:table-cell office:value-type="string">
            <text:p>WP</text:p>
          </table:table-cell>
          <table:table-cell office:value-type="float" office:value="28.2">
            <text:p>28.2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5B1093</text:p>
          </table:table-cell>
          <table:table-cell office:value-type="string">
            <text:p>WP</text:p>
          </table:table-cell>
          <table:table-cell office:value-type="float" office:value="2.2328">
            <text:p>2.2328</text:p>
          </table:table-cell>
          <table:table-cell office:value-type="string">
            <text:p>Polyalthia glauca</text:p>
          </table:table-cell>
          <table:table-cell table:number-columns-repeated="1020"/>
        </table:table-row>
        <table:table-row table:style-name="ro2">
          <table:table-cell office:value-type="string">
            <text:p>WP5B1094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Mallotus oblongifolius</text:p>
          </table:table-cell>
          <table:table-cell table:number-columns-repeated="1020"/>
        </table:table-row>
        <table:table-row table:style-name="ro2">
          <table:table-cell office:value-type="string">
            <text:p>WP5B1095</text:p>
          </table:table-cell>
          <table:table-cell office:value-type="string">
            <text:p>WP</text:p>
          </table:table-cell>
          <table:table-cell office:value-type="float" office:value="1.6431">
            <text:p>1.643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B1096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B1097</text:p>
          </table:table-cell>
          <table:table-cell office:value-type="string">
            <text:p>WP</text:p>
          </table:table-cell>
          <table:table-cell office:value-type="float" office:value="0.6928">
            <text:p>0.6928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5B1111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B1112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5B1113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Chionanthus brassii</text:p>
          </table:table-cell>
          <table:table-cell table:number-columns-repeated="1020"/>
        </table:table-row>
        <table:table-row table:style-name="ro2">
          <table:table-cell office:value-type="string">
            <text:p>WP5B1114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P5B1115</text:p>
          </table:table-cell>
          <table:table-cell office:value-type="string">
            <text:p>WP</text:p>
          </table:table-cell>
          <table:table-cell office:value-type="float" office:value="8.8">
            <text:p>8.8</text:p>
          </table:table-cell>
          <table:table-cell office:value-type="string">
            <text:p>Lophopetalum torricellense</text:p>
          </table:table-cell>
          <table:table-cell table:number-columns-repeated="1020"/>
        </table:table-row>
        <table:table-row table:style-name="ro2">
          <table:table-cell office:value-type="string">
            <text:p>WP5B1116</text:p>
          </table:table-cell>
          <table:table-cell office:value-type="string">
            <text:p>WP</text:p>
          </table:table-cell>
          <table:table-cell office:value-type="float" office:value="0.8">
            <text:p>0.8</text:p>
          </table:table-cell>
          <table:table-cell office:value-type="string">
            <text:p>Mallotus peltatus</text:p>
          </table:table-cell>
          <table:table-cell table:number-columns-repeated="1020"/>
        </table:table-row>
        <table:table-row table:style-name="ro2">
          <table:table-cell office:value-type="string">
            <text:p>WP5B1117</text:p>
          </table:table-cell>
          <table:table-cell office:value-type="string">
            <text:p>WP</text:p>
          </table:table-cell>
          <table:table-cell office:value-type="float" office:value="2.4">
            <text:p>2.4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5B1118</text:p>
          </table:table-cell>
          <table:table-cell office:value-type="string">
            <text:p>WP</text:p>
          </table:table-cell>
          <table:table-cell office:value-type="float" office:value="12.4">
            <text:p>12.4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P5B1119</text:p>
          </table:table-cell>
          <table:table-cell office:value-type="string">
            <text:p>WP</text:p>
          </table:table-cell>
          <table:table-cell office:value-type="float" office:value="1.6">
            <text:p>1.6</text:p>
          </table:table-cell>
          <table:table-cell office:value-type="string">
            <text:p>Syzygium furfuraceum</text:p>
          </table:table-cell>
          <table:table-cell table:number-columns-repeated="1020"/>
        </table:table-row>
        <table:table-row table:style-name="ro2">
          <table:table-cell office:value-type="string">
            <text:p>WP5B1120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5B1121</text:p>
          </table:table-cell>
          <table:table-cell office:value-type="string">
            <text:p>WP</text:p>
          </table:table-cell>
          <table:table-cell office:value-type="float" office:value="27.5784">
            <text:p>27.5784</text:p>
          </table:table-cell>
          <table:table-cell office:value-type="string">
            <text:p>Polyalthia glauca</text:p>
          </table:table-cell>
          <table:table-cell table:number-columns-repeated="1020"/>
        </table:table-row>
        <table:table-row table:style-name="ro2">
          <table:table-cell office:value-type="string">
            <text:p>WP5B1122</text:p>
          </table:table-cell>
          <table:table-cell office:value-type="string">
            <text:p>WP</text:p>
          </table:table-cell>
          <table:table-cell office:value-type="float" office:value="18.2">
            <text:p>18.2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5B1123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5B1124</text:p>
          </table:table-cell>
          <table:table-cell office:value-type="string">
            <text:p>WP</text:p>
          </table:table-cell>
          <table:table-cell office:value-type="float" office:value="1.4506">
            <text:p>1.4506</text:p>
          </table:table-cell>
          <table:table-cell office:value-type="string">
            <text:p>Dysoxylum alliaceum</text:p>
          </table:table-cell>
          <table:table-cell table:number-columns-repeated="1020"/>
        </table:table-row>
        <table:table-row table:style-name="ro2">
          <table:table-cell office:value-type="string">
            <text:p>WP5B1125</text:p>
          </table:table-cell>
          <table:table-cell office:value-type="string">
            <text:p>WP</text:p>
          </table:table-cell>
          <table:table-cell office:value-type="float" office:value="5.2">
            <text:p>5.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B1126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5B1127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P5B1128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Diospyros ellipticifolia</text:p>
          </table:table-cell>
          <table:table-cell table:number-columns-repeated="1020"/>
        </table:table-row>
        <table:table-row table:style-name="ro2">
          <table:table-cell office:value-type="string">
            <text:p>WP5B1129</text:p>
          </table:table-cell>
          <table:table-cell office:value-type="string">
            <text:p>WP</text:p>
          </table:table-cell>
          <table:table-cell office:value-type="float" office:value="51">
            <text:p>51</text:p>
          </table:table-cell>
          <table:table-cell office:value-type="string">
            <text:p>Galearia celebica</text:p>
          </table:table-cell>
          <table:table-cell table:number-columns-repeated="1020"/>
        </table:table-row>
        <table:table-row table:style-name="ro2">
          <table:table-cell office:value-type="string">
            <text:p>WP5B1130</text:p>
          </table:table-cell>
          <table:table-cell office:value-type="string">
            <text:p>WP</text:p>
          </table:table-cell>
          <table:table-cell office:value-type="float" office:value="13.4827">
            <text:p>13.4827</text:p>
          </table:table-cell>
          <table:table-cell office:value-type="string">
            <text:p>Xanthophyllum papuanum</text:p>
          </table:table-cell>
          <table:table-cell table:number-columns-repeated="1020"/>
        </table:table-row>
        <table:table-row table:style-name="ro2">
          <table:table-cell office:value-type="string">
            <text:p>WP5B1131</text:p>
          </table:table-cell>
          <table:table-cell office:value-type="string">
            <text:p>WP</text:p>
          </table:table-cell>
          <table:table-cell office:value-type="float" office:value="11.4">
            <text:p>11.4</text:p>
          </table:table-cell>
          <table:table-cell office:value-type="string">
            <text:p>Cerbera floribunda</text:p>
          </table:table-cell>
          <table:table-cell table:number-columns-repeated="1020"/>
        </table:table-row>
        <table:table-row table:style-name="ro2">
          <table:table-cell office:value-type="string">
            <text:p>WP5B1132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B1133</text:p>
          </table:table-cell>
          <table:table-cell office:value-type="string">
            <text:p>WP</text:p>
          </table:table-cell>
          <table:table-cell office:value-type="float" office:value="3.6656">
            <text:p>3.665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B1134</text:p>
          </table:table-cell>
          <table:table-cell office:value-type="string">
            <text:p>WP</text:p>
          </table:table-cell>
          <table:table-cell office:value-type="float" office:value="4.6">
            <text:p>4.6</text:p>
          </table:table-cell>
          <table:table-cell office:value-type="string">
            <text:p>Ficus hombroniana</text:p>
          </table:table-cell>
          <table:table-cell table:number-columns-repeated="1020"/>
        </table:table-row>
        <table:table-row table:style-name="ro2">
          <table:table-cell office:value-type="string">
            <text:p>WP5B1349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B1350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Gnetum latifolium</text:p>
          </table:table-cell>
          <table:table-cell table:number-columns-repeated="1020"/>
        </table:table-row>
        <table:table-row table:style-name="ro2">
          <table:table-cell office:value-type="string">
            <text:p>WP5B1351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Merrilliodendron megacarpum</text:p>
          </table:table-cell>
          <table:table-cell table:number-columns-repeated="1020"/>
        </table:table-row>
        <table:table-row table:style-name="ro2">
          <table:table-cell office:value-type="string">
            <text:p>WP5B1352</text:p>
          </table:table-cell>
          <table:table-cell office:value-type="string">
            <text:p>WP</text:p>
          </table:table-cell>
          <table:table-cell office:value-type="float" office:value="0.0643">
            <text:p>0.0643</text:p>
          </table:table-cell>
          <table:table-cell office:value-type="string">
            <text:p>Sterculia schumanniana</text:p>
          </table:table-cell>
          <table:table-cell table:number-columns-repeated="1020"/>
        </table:table-row>
        <table:table-row table:style-name="ro2">
          <table:table-cell office:value-type="string">
            <text:p>WP5B1353</text:p>
          </table:table-cell>
          <table:table-cell office:value-type="string">
            <text:p>WP</text:p>
          </table:table-cell>
          <table:table-cell office:value-type="float" office:value="0.2592">
            <text:p>0.259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P5C1098</text:p>
          </table:table-cell>
          <table:table-cell office:value-type="string">
            <text:p>WP</text:p>
          </table:table-cell>
          <table:table-cell office:value-type="float" office:value="105.5316">
            <text:p>105.5316</text:p>
          </table:table-cell>
          <table:table-cell office:value-type="string">
            <text:p>Neonauclea obversifolia</text:p>
          </table:table-cell>
          <table:table-cell table:number-columns-repeated="1020"/>
        </table:table-row>
        <table:table-row table:style-name="ro2">
          <table:table-cell office:value-type="string">
            <text:p>WP5C1099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Sterculia schumanniana</text:p>
          </table:table-cell>
          <table:table-cell table:number-columns-repeated="1020"/>
        </table:table-row>
        <table:table-row table:style-name="ro2">
          <table:table-cell office:value-type="string">
            <text:p>WP5C1100</text:p>
          </table:table-cell>
          <table:table-cell office:value-type="string">
            <text:p>WP</text:p>
          </table:table-cell>
          <table:table-cell office:value-type="float" office:value="4.2404">
            <text:p>4.2404</text:p>
          </table:table-cell>
          <table:table-cell office:value-type="string">
            <text:p>Ficus hombroniana</text:p>
          </table:table-cell>
          <table:table-cell table:number-columns-repeated="1020"/>
        </table:table-row>
        <table:table-row table:style-name="ro2">
          <table:table-cell office:value-type="string">
            <text:p>WP5C1135</text:p>
          </table:table-cell>
          <table:table-cell office:value-type="string">
            <text:p>WP</text:p>
          </table:table-cell>
          <table:table-cell office:value-type="float" office:value="2.3">
            <text:p>2.3</text:p>
          </table:table-cell>
          <table:table-cell office:value-type="string">
            <text:p>Dysoxylum richardianum</text:p>
          </table:table-cell>
          <table:table-cell table:number-columns-repeated="1020"/>
        </table:table-row>
        <table:table-row table:style-name="ro2">
          <table:table-cell office:value-type="string">
            <text:p>WP5C1136</text:p>
          </table:table-cell>
          <table:table-cell office:value-type="string">
            <text:p>WP</text:p>
          </table:table-cell>
          <table:table-cell office:value-type="float" office:value="3.6721">
            <text:p>3.6721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5C1137</text:p>
          </table:table-cell>
          <table:table-cell office:value-type="string">
            <text:p>WP</text:p>
          </table:table-cell>
          <table:table-cell office:value-type="float" office:value="2.6611">
            <text:p>2.6611</text:p>
          </table:table-cell>
          <table:table-cell office:value-type="string">
            <text:p>Syzygium gonatanthum</text:p>
          </table:table-cell>
          <table:table-cell table:number-columns-repeated="1020"/>
        </table:table-row>
        <table:table-row table:style-name="ro2">
          <table:table-cell office:value-type="string">
            <text:p>WP5C1138</text:p>
          </table:table-cell>
          <table:table-cell office:value-type="string">
            <text:p>WP</text:p>
          </table:table-cell>
          <table:table-cell office:value-type="float" office:value="2.1236">
            <text:p>2.1236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C1139</text:p>
          </table:table-cell>
          <table:table-cell office:value-type="string">
            <text:p>WP</text:p>
          </table:table-cell>
          <table:table-cell office:value-type="float" office:value="6.5027">
            <text:p>6.5027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C1140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C1141</text:p>
          </table:table-cell>
          <table:table-cell office:value-type="string">
            <text:p>WP</text:p>
          </table:table-cell>
          <table:table-cell office:value-type="float" office:value="3.5699">
            <text:p>3.569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C1142</text:p>
          </table:table-cell>
          <table:table-cell office:value-type="string">
            <text:p>WP</text:p>
          </table:table-cell>
          <table:table-cell office:value-type="float" office:value="0.3267">
            <text:p>0.3267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C1143</text:p>
          </table:table-cell>
          <table:table-cell office:value-type="string">
            <text:p>WP</text:p>
          </table:table-cell>
          <table:table-cell office:value-type="float" office:value="2.4381">
            <text:p>2.438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C1144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P5C1145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Endocomia macrocoma</text:p>
          </table:table-cell>
          <table:table-cell table:number-columns-repeated="1020"/>
        </table:table-row>
        <table:table-row table:style-name="ro2">
          <table:table-cell office:value-type="string">
            <text:p>WP5C1146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Dracaena angustifolia</text:p>
          </table:table-cell>
          <table:table-cell table:number-columns-repeated="1020"/>
        </table:table-row>
        <table:table-row table:style-name="ro2">
          <table:table-cell office:value-type="string">
            <text:p>WP5C1147</text:p>
          </table:table-cell>
          <table:table-cell office:value-type="string">
            <text:p>WP</text:p>
          </table:table-cell>
          <table:table-cell office:value-type="float" office:value="49.2">
            <text:p>49.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C114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Myristica globosa</text:p>
          </table:table-cell>
          <table:table-cell table:number-columns-repeated="1020"/>
        </table:table-row>
        <table:table-row table:style-name="ro2">
          <table:table-cell office:value-type="string">
            <text:p>WP5C1149</text:p>
          </table:table-cell>
          <table:table-cell office:value-type="string">
            <text:p>WP</text:p>
          </table:table-cell>
          <table:table-cell office:value-type="float" office:value="16.6">
            <text:p>16.6</text:p>
          </table:table-cell>
          <table:table-cell office:value-type="string">
            <text:p>Palaquium morobense</text:p>
          </table:table-cell>
          <table:table-cell table:number-columns-repeated="1020"/>
        </table:table-row>
        <table:table-row table:style-name="ro2">
          <table:table-cell office:value-type="string">
            <text:p>WP5C1150</text:p>
          </table:table-cell>
          <table:table-cell office:value-type="string">
            <text:p>WP</text:p>
          </table:table-cell>
          <table:table-cell office:value-type="float" office:value="1.6152">
            <text:p>1.6152</text:p>
          </table:table-cell>
          <table:table-cell office:value-type="string">
            <text:p>Entada phaseoloides</text:p>
          </table:table-cell>
          <table:table-cell table:number-columns-repeated="1020"/>
        </table:table-row>
        <table:table-row table:style-name="ro2">
          <table:table-cell office:value-type="string">
            <text:p>WP5C1151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5C1152</text:p>
          </table:table-cell>
          <table:table-cell office:value-type="string">
            <text:p>WP</text:p>
          </table:table-cell>
          <table:table-cell office:value-type="float" office:value="2.152">
            <text:p>2.152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5C1153</text:p>
          </table:table-cell>
          <table:table-cell office:value-type="string">
            <text:p>WP</text:p>
          </table:table-cell>
          <table:table-cell office:value-type="float" office:value="2.1478">
            <text:p>2.1478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C1155</text:p>
          </table:table-cell>
          <table:table-cell office:value-type="string">
            <text:p>WP</text:p>
          </table:table-cell>
          <table:table-cell office:value-type="float" office:value="7.7933">
            <text:p>7.793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C1156</text:p>
          </table:table-cell>
          <table:table-cell office:value-type="string">
            <text:p>WP</text:p>
          </table:table-cell>
          <table:table-cell office:value-type="float" office:value="1.7474">
            <text:p>1.747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C1157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C1158</text:p>
          </table:table-cell>
          <table:table-cell office:value-type="string">
            <text:p>WP</text:p>
          </table:table-cell>
          <table:table-cell office:value-type="float" office:value="2.8169">
            <text:p>2.8169</text:p>
          </table:table-cell>
          <table:table-cell office:value-type="string">
            <text:p>Prainea papuana</text:p>
          </table:table-cell>
          <table:table-cell table:number-columns-repeated="1020"/>
        </table:table-row>
        <table:table-row table:style-name="ro2">
          <table:table-cell office:value-type="string">
            <text:p>WP5C1159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Merrilliodendron megacarpum</text:p>
          </table:table-cell>
          <table:table-cell table:number-columns-repeated="1020"/>
        </table:table-row>
        <table:table-row table:style-name="ro2">
          <table:table-cell office:value-type="string">
            <text:p>WP5C1160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C1161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5C1162</text:p>
          </table:table-cell>
          <table:table-cell office:value-type="string">
            <text:p>WP</text:p>
          </table:table-cell>
          <table:table-cell office:value-type="float" office:value="12.4947">
            <text:p>12.4947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C1163</text:p>
          </table:table-cell>
          <table:table-cell office:value-type="string">
            <text:p>WP</text:p>
          </table:table-cell>
          <table:table-cell office:value-type="float" office:value="0.3146">
            <text:p>0.3146</text:p>
          </table:table-cell>
          <table:table-cell office:value-type="string">
            <text:p>Litsea collina</text:p>
          </table:table-cell>
          <table:table-cell table:number-columns-repeated="1020"/>
        </table:table-row>
        <table:table-row table:style-name="ro2">
          <table:table-cell office:value-type="string">
            <text:p>WP5C1164</text:p>
          </table:table-cell>
          <table:table-cell office:value-type="string">
            <text:p>WP</text:p>
          </table:table-cell>
          <table:table-cell office:value-type="float" office:value="17.6715">
            <text:p>17.6715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5C1165</text:p>
          </table:table-cell>
          <table:table-cell office:value-type="string">
            <text:p>WP</text:p>
          </table:table-cell>
          <table:table-cell office:value-type="float" office:value="4.0449">
            <text:p>4.0449</text:p>
          </table:table-cell>
          <table:table-cell office:value-type="string">
            <text:p>Aglaia caroli</text:p>
          </table:table-cell>
          <table:table-cell table:number-columns-repeated="1020"/>
        </table:table-row>
        <table:table-row table:style-name="ro2">
          <table:table-cell office:value-type="string">
            <text:p>WP5C1245</text:p>
          </table:table-cell>
          <table:table-cell office:value-type="string">
            <text:p>WP</text:p>
          </table:table-cell>
          <table:table-cell office:value-type="float" office:value="20.6">
            <text:p>20.6</text:p>
          </table:table-cell>
          <table:table-cell office:value-type="string">
            <text:p>Microcos grandiflora</text:p>
          </table:table-cell>
          <table:table-cell table:number-columns-repeated="1020"/>
        </table:table-row>
        <table:table-row table:style-name="ro2">
          <table:table-cell office:value-type="string">
            <text:p>WP5C1246</text:p>
          </table:table-cell>
          <table:table-cell office:value-type="string">
            <text:p>WP</text:p>
          </table:table-cell>
          <table:table-cell office:value-type="float" office:value="18.1187">
            <text:p>18.1187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5C1247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5C1248</text:p>
          </table:table-cell>
          <table:table-cell office:value-type="string">
            <text:p>WP</text:p>
          </table:table-cell>
          <table:table-cell office:value-type="float" office:value="7.1824">
            <text:p>7.1824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C1249</text:p>
          </table:table-cell>
          <table:table-cell office:value-type="string">
            <text:p>WP</text:p>
          </table:table-cell>
          <table:table-cell office:value-type="float" office:value="9.8623">
            <text:p>9.862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C1250</text:p>
          </table:table-cell>
          <table:table-cell office:value-type="string">
            <text:p>WP</text:p>
          </table:table-cell>
          <table:table-cell office:value-type="float" office:value="46.8">
            <text:p>46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C1354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Maniltoa psilogyne</text:p>
          </table:table-cell>
          <table:table-cell table:number-columns-repeated="1020"/>
        </table:table-row>
        <table:table-row table:style-name="ro2">
          <table:table-cell office:value-type="string">
            <text:p>WP5C1355</text:p>
          </table:table-cell>
          <table:table-cell office:value-type="string">
            <text:p>WP</text:p>
          </table:table-cell>
          <table:table-cell office:value-type="float" office:value="1.3406">
            <text:p>1.3406</text:p>
          </table:table-cell>
          <table:table-cell office:value-type="string">
            <text:p>Tabernaemontana orientalis</text:p>
          </table:table-cell>
          <table:table-cell table:number-columns-repeated="1020"/>
        </table:table-row>
        <table:table-row table:style-name="ro2">
          <table:table-cell office:value-type="string">
            <text:p>WP5C1356</text:p>
          </table:table-cell>
          <table:table-cell office:value-type="string">
            <text:p>WP</text:p>
          </table:table-cell>
          <table:table-cell office:value-type="float" office:value="0.2247">
            <text:p>0.2247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C1357</text:p>
          </table:table-cell>
          <table:table-cell office:value-type="string">
            <text:p>WP</text:p>
          </table:table-cell>
          <table:table-cell office:value-type="float" office:value="1.4">
            <text:p>1.4</text:p>
          </table:table-cell>
          <table:table-cell office:value-type="string">
            <text:p>Ficus gul</text:p>
          </table:table-cell>
          <table:table-cell table:number-columns-repeated="1020"/>
        </table:table-row>
        <table:table-row table:style-name="ro2">
          <table:table-cell office:value-type="string">
            <text:p>WP5C1358</text:p>
          </table:table-cell>
          <table:table-cell office:value-type="string">
            <text:p>WP</text:p>
          </table:table-cell>
          <table:table-cell office:value-type="float" office:value="0.5845">
            <text:p>0.5845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5C1359</text:p>
          </table:table-cell>
          <table:table-cell office:value-type="string">
            <text:p>WP</text:p>
          </table:table-cell>
          <table:table-cell office:value-type="float" office:value="2.2803">
            <text:p>2.2803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D1166</text:p>
          </table:table-cell>
          <table:table-cell office:value-type="string">
            <text:p>WP</text:p>
          </table:table-cell>
          <table:table-cell office:value-type="float" office:value="5.8">
            <text:p>5.8</text:p>
          </table:table-cell>
          <table:table-cell office:value-type="string">
            <text:p>Eriachne squarrosa</text:p>
          </table:table-cell>
          <table:table-cell table:number-columns-repeated="1020"/>
        </table:table-row>
        <table:table-row table:style-name="ro2">
          <table:table-cell office:value-type="string">
            <text:p>WP5D1167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D1168</text:p>
          </table:table-cell>
          <table:table-cell office:value-type="string">
            <text:p>WP</text:p>
          </table:table-cell>
          <table:table-cell office:value-type="float" office:value="9">
            <text:p>9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D1169</text:p>
          </table:table-cell>
          <table:table-cell office:value-type="string">
            <text:p>WP</text:p>
          </table:table-cell>
          <table:table-cell office:value-type="float" office:value="3.2122">
            <text:p>3.212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D1170</text:p>
          </table:table-cell>
          <table:table-cell office:value-type="string">
            <text:p>WP</text:p>
          </table:table-cell>
          <table:table-cell office:value-type="float" office:value="1.1">
            <text:p>1.1</text:p>
          </table:table-cell>
          <table:table-cell office:value-type="string">
            <text:p>Erythrospermum candidum</text:p>
          </table:table-cell>
          <table:table-cell table:number-columns-repeated="1020"/>
        </table:table-row>
        <table:table-row table:style-name="ro2">
          <table:table-cell office:value-type="string">
            <text:p>WP5D1171</text:p>
          </table:table-cell>
          <table:table-cell office:value-type="string">
            <text:p>WP</text:p>
          </table:table-cell>
          <table:table-cell office:value-type="float" office:value="2">
            <text:p>2</text:p>
          </table:table-cell>
          <table:table-cell office:value-type="string">
            <text:p>Osmoxylon novo-guineense</text:p>
          </table:table-cell>
          <table:table-cell table:number-columns-repeated="1020"/>
        </table:table-row>
        <table:table-row table:style-name="ro2">
          <table:table-cell office:value-type="string">
            <text:p>WP5D1172</text:p>
          </table:table-cell>
          <table:table-cell office:value-type="string">
            <text:p>WP</text:p>
          </table:table-cell>
          <table:table-cell office:value-type="float" office:value="3.0406">
            <text:p>3.0406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D1173</text:p>
          </table:table-cell>
          <table:table-cell office:value-type="string">
            <text:p>WP</text:p>
          </table:table-cell>
          <table:table-cell office:value-type="float" office:value="6.1605">
            <text:p>6.1605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5D1174</text:p>
          </table:table-cell>
          <table:table-cell office:value-type="string">
            <text:p>WP</text:p>
          </table:table-cell>
          <table:table-cell office:value-type="float" office:value="5.4265">
            <text:p>5.4265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D1175</text:p>
          </table:table-cell>
          <table:table-cell office:value-type="string">
            <text:p>WP</text:p>
          </table:table-cell>
          <table:table-cell office:value-type="float" office:value="6.4">
            <text:p>6.4</text:p>
          </table:table-cell>
          <table:table-cell office:value-type="string">
            <text:p>Terminalia kaernbachii</text:p>
          </table:table-cell>
          <table:table-cell table:number-columns-repeated="1020"/>
        </table:table-row>
        <table:table-row table:style-name="ro2">
          <table:table-cell office:value-type="string">
            <text:p>WP5D1176</text:p>
          </table:table-cell>
          <table:table-cell office:value-type="string">
            <text:p>WP</text:p>
          </table:table-cell>
          <table:table-cell office:value-type="float" office:value="2.9599">
            <text:p>2.9599</text:p>
          </table:table-cell>
          <table:table-cell office:value-type="string">
            <text:p>Chisocheton trichocladus</text:p>
          </table:table-cell>
          <table:table-cell table:number-columns-repeated="1020"/>
        </table:table-row>
        <table:table-row table:style-name="ro2">
          <table:table-cell office:value-type="string">
            <text:p>WP5D1177</text:p>
          </table:table-cell>
          <table:table-cell office:value-type="string">
            <text:p>WP</text:p>
          </table:table-cell>
          <table:table-cell office:value-type="float" office:value="0.2225">
            <text:p>0.2225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D1178</text:p>
          </table:table-cell>
          <table:table-cell office:value-type="string">
            <text:p>WP</text:p>
          </table:table-cell>
          <table:table-cell office:value-type="float" office:value="2.4412">
            <text:p>2.441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D1179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D1180</text:p>
          </table:table-cell>
          <table:table-cell office:value-type="string">
            <text:p>WP</text:p>
          </table:table-cell>
          <table:table-cell office:value-type="float" office:value="2.2441">
            <text:p>2.2441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D1181</text:p>
          </table:table-cell>
          <table:table-cell office:value-type="string">
            <text:p>WP</text:p>
          </table:table-cell>
          <table:table-cell office:value-type="float" office:value="16.2">
            <text:p>16.2</text:p>
          </table:table-cell>
          <table:table-cell office:value-type="string">
            <text:p>Aglaia lepiorrhachis</text:p>
          </table:table-cell>
          <table:table-cell table:number-columns-repeated="1020"/>
        </table:table-row>
        <table:table-row table:style-name="ro2">
          <table:table-cell office:value-type="string">
            <text:p>WP5D118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Archidendron ptenopum</text:p>
          </table:table-cell>
          <table:table-cell table:number-columns-repeated="1020"/>
        </table:table-row>
        <table:table-row table:style-name="ro2">
          <table:table-cell office:value-type="string">
            <text:p>WP5D1183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5D1184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D1185</text:p>
          </table:table-cell>
          <table:table-cell office:value-type="string">
            <text:p>WP</text:p>
          </table:table-cell>
          <table:table-cell office:value-type="float" office:value="21.0255">
            <text:p>21.0255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D1186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Maclura amboinensis</text:p>
          </table:table-cell>
          <table:table-cell table:number-columns-repeated="1020"/>
        </table:table-row>
        <table:table-row table:style-name="ro2">
          <table:table-cell office:value-type="string">
            <text:p>WP5D1187</text:p>
          </table:table-cell>
          <table:table-cell office:value-type="string">
            <text:p>WP</text:p>
          </table:table-cell>
          <table:table-cell office:value-type="float" office:value="3.0459">
            <text:p>3.0459</text:p>
          </table:table-cell>
          <table:table-cell office:value-type="string">
            <text:p>Endocomia macrocoma</text:p>
          </table:table-cell>
          <table:table-cell table:number-columns-repeated="1020"/>
        </table:table-row>
        <table:table-row table:style-name="ro2">
          <table:table-cell office:value-type="string">
            <text:p>WP5D1188</text:p>
          </table:table-cell>
          <table:table-cell office:value-type="string">
            <text:p>WP</text:p>
          </table:table-cell>
          <table:table-cell office:value-type="float" office:value="1.8216">
            <text:p>1.821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D1189</text:p>
          </table:table-cell>
          <table:table-cell office:value-type="string">
            <text:p>WP</text:p>
          </table:table-cell>
          <table:table-cell office:value-type="float" office:value="9">
            <text:p>9</text:p>
          </table:table-cell>
          <table:table-cell office:value-type="string">
            <text:p>Guioa comesperma</text:p>
          </table:table-cell>
          <table:table-cell table:number-columns-repeated="1020"/>
        </table:table-row>
        <table:table-row table:style-name="ro2">
          <table:table-cell office:value-type="string">
            <text:p>WP5D1190</text:p>
          </table:table-cell>
          <table:table-cell office:value-type="string">
            <text:p>WP</text:p>
          </table:table-cell>
          <table:table-cell office:value-type="float" office:value="2.2544">
            <text:p>2.2544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D1191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D1215</text:p>
          </table:table-cell>
          <table:table-cell office:value-type="string">
            <text:p>WP</text:p>
          </table:table-cell>
          <table:table-cell office:value-type="float" office:value="3.4">
            <text:p>3.4</text:p>
          </table:table-cell>
          <table:table-cell office:value-type="string">
            <text:p>Guioa comesperma</text:p>
          </table:table-cell>
          <table:table-cell table:number-columns-repeated="1020"/>
        </table:table-row>
        <table:table-row table:style-name="ro2">
          <table:table-cell office:value-type="string">
            <text:p>WP5D1217</text:p>
          </table:table-cell>
          <table:table-cell office:value-type="string">
            <text:p>WP</text:p>
          </table:table-cell>
          <table:table-cell office:value-type="float" office:value="16.7">
            <text:p>16.7</text:p>
          </table:table-cell>
          <table:table-cell office:value-type="string">
            <text:p>Canarium indicum</text:p>
          </table:table-cell>
          <table:table-cell table:number-columns-repeated="1020"/>
        </table:table-row>
        <table:table-row table:style-name="ro2">
          <table:table-cell office:value-type="string">
            <text:p>WP5D121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5D1219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D1220</text:p>
          </table:table-cell>
          <table:table-cell office:value-type="string">
            <text:p>WP</text:p>
          </table:table-cell>
          <table:table-cell office:value-type="float" office:value="5.1567">
            <text:p>5.1567</text:p>
          </table:table-cell>
          <table:table-cell office:value-type="string">
            <text:p>Xanthophyllum papuanum</text:p>
          </table:table-cell>
          <table:table-cell table:number-columns-repeated="1020"/>
        </table:table-row>
        <table:table-row table:style-name="ro2">
          <table:table-cell office:value-type="string">
            <text:p>WP5D1221</text:p>
          </table:table-cell>
          <table:table-cell office:value-type="string">
            <text:p>WP</text:p>
          </table:table-cell>
          <table:table-cell office:value-type="float" office:value="25.1161">
            <text:p>25.1161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5D1222</text:p>
          </table:table-cell>
          <table:table-cell office:value-type="string">
            <text:p>WP</text:p>
          </table:table-cell>
          <table:table-cell office:value-type="float" office:value="40.1692">
            <text:p>40.1692</text:p>
          </table:table-cell>
          <table:table-cell office:value-type="string">
            <text:p>Sterculia schumanniana</text:p>
          </table:table-cell>
          <table:table-cell table:number-columns-repeated="1020"/>
        </table:table-row>
        <table:table-row table:style-name="ro2">
          <table:table-cell office:value-type="string">
            <text:p>WP5D1223</text:p>
          </table:table-cell>
          <table:table-cell office:value-type="string">
            <text:p>WP</text:p>
          </table:table-cell>
          <table:table-cell office:value-type="float" office:value="4.2">
            <text:p>4.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D1224</text:p>
          </table:table-cell>
          <table:table-cell office:value-type="string">
            <text:p>WP</text:p>
          </table:table-cell>
          <table:table-cell office:value-type="float" office:value="3.5012">
            <text:p>3.5012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P5D1226</text:p>
          </table:table-cell>
          <table:table-cell office:value-type="string">
            <text:p>WP</text:p>
          </table:table-cell>
          <table:table-cell office:value-type="float" office:value="4.1683">
            <text:p>4.1683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5D1227</text:p>
          </table:table-cell>
          <table:table-cell office:value-type="string">
            <text:p>WP</text:p>
          </table:table-cell>
          <table:table-cell office:value-type="float" office:value="4.5885">
            <text:p>4.5885</text:p>
          </table:table-cell>
          <table:table-cell office:value-type="string">
            <text:p>Myristica fatua</text:p>
          </table:table-cell>
          <table:table-cell table:number-columns-repeated="1020"/>
        </table:table-row>
        <table:table-row table:style-name="ro2">
          <table:table-cell office:value-type="string">
            <text:p>WP5D122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P5D1229</text:p>
          </table:table-cell>
          <table:table-cell office:value-type="string">
            <text:p>WP</text:p>
          </table:table-cell>
          <table:table-cell office:value-type="float" office:value="2.1028">
            <text:p>2.102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D1230</text:p>
          </table:table-cell>
          <table:table-cell office:value-type="string">
            <text:p>WP</text:p>
          </table:table-cell>
          <table:table-cell office:value-type="float" office:value="4.0936">
            <text:p>4.0936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D1231</text:p>
          </table:table-cell>
          <table:table-cell office:value-type="string">
            <text:p>WP</text:p>
          </table:table-cell>
          <table:table-cell office:value-type="float" office:value="4.2069">
            <text:p>4.2069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5D1232</text:p>
          </table:table-cell>
          <table:table-cell office:value-type="string">
            <text:p>WP</text:p>
          </table:table-cell>
          <table:table-cell office:value-type="float" office:value="85.0712">
            <text:p>85.071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5D123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Lagerstroemia archeriana</text:p>
          </table:table-cell>
          <table:table-cell table:number-columns-repeated="1020"/>
        </table:table-row>
        <table:table-row table:style-name="ro2">
          <table:table-cell office:value-type="string">
            <text:p>WP5D1234</text:p>
          </table:table-cell>
          <table:table-cell office:value-type="string">
            <text:p>WP</text:p>
          </table:table-cell>
          <table:table-cell office:value-type="float" office:value="3.4484">
            <text:p>3.4484</text:p>
          </table:table-cell>
          <table:table-cell office:value-type="string">
            <text:p>Cryptocarya mackinnoniana</text:p>
          </table:table-cell>
          <table:table-cell table:number-columns-repeated="1020"/>
        </table:table-row>
        <table:table-row table:style-name="ro2">
          <table:table-cell office:value-type="string">
            <text:p>WP5D1235</text:p>
          </table:table-cell>
          <table:table-cell office:value-type="string">
            <text:p>WP</text:p>
          </table:table-cell>
          <table:table-cell office:value-type="float" office:value="5.2379">
            <text:p>5.237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D1236</text:p>
          </table:table-cell>
          <table:table-cell office:value-type="string">
            <text:p>WP</text:p>
          </table:table-cell>
          <table:table-cell office:value-type="float" office:value="1.0618">
            <text:p>1.0618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P5D1237</text:p>
          </table:table-cell>
          <table:table-cell office:value-type="string">
            <text:p>WP</text:p>
          </table:table-cell>
          <table:table-cell office:value-type="float" office:value="4.6774">
            <text:p>4.6774</text:p>
          </table:table-cell>
          <table:table-cell office:value-type="string">
            <text:p>Macaranga punctata</text:p>
          </table:table-cell>
          <table:table-cell table:number-columns-repeated="1020"/>
        </table:table-row>
        <table:table-row table:style-name="ro2">
          <table:table-cell office:value-type="string">
            <text:p>WP5D1238</text:p>
          </table:table-cell>
          <table:table-cell office:value-type="string">
            <text:p>WP</text:p>
          </table:table-cell>
          <table:table-cell office:value-type="float" office:value="6.8738">
            <text:p>6.8738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D1239</text:p>
          </table:table-cell>
          <table:table-cell office:value-type="string">
            <text:p>WP</text:p>
          </table:table-cell>
          <table:table-cell office:value-type="float" office:value="29.8359">
            <text:p>29.8359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5D1240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P5D1241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D1242</text:p>
          </table:table-cell>
          <table:table-cell office:value-type="string">
            <text:p>WP</text:p>
          </table:table-cell>
          <table:table-cell office:value-type="float" office:value="29.0522">
            <text:p>29.0522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5D1243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Microcos argentata</text:p>
          </table:table-cell>
          <table:table-cell table:number-columns-repeated="1020"/>
        </table:table-row>
        <table:table-row table:style-name="ro2">
          <table:table-cell office:value-type="string">
            <text:p>WP5D1244</text:p>
          </table:table-cell>
          <table:table-cell office:value-type="string">
            <text:p>WP</text:p>
          </table:table-cell>
          <table:table-cell office:value-type="float" office:value="29.5051">
            <text:p>29.5051</text:p>
          </table:table-cell>
          <table:table-cell office:value-type="string">
            <text:p>Phaeanthus macropodus</text:p>
          </table:table-cell>
          <table:table-cell table:number-columns-repeated="1020"/>
        </table:table-row>
        <table:table-row table:style-name="ro2">
          <table:table-cell office:value-type="string">
            <text:p>WP5D1360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Harpullia arborea</text:p>
          </table:table-cell>
          <table:table-cell table:number-columns-repeated="1020"/>
        </table:table-row>
        <table:table-row table:style-name="ro2">
          <table:table-cell office:value-type="string">
            <text:p>WP5D1361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D1362</text:p>
          </table:table-cell>
          <table:table-cell office:value-type="string">
            <text:p>WP</text:p>
          </table:table-cell>
          <table:table-cell office:value-type="float" office:value="1.0975">
            <text:p>1.0975</text:p>
          </table:table-cell>
          <table:table-cell office:value-type="string">
            <text:p>Medusanthera laxiflora</text:p>
          </table:table-cell>
          <table:table-cell table:number-columns-repeated="1020"/>
        </table:table-row>
        <table:table-row table:style-name="ro2">
          <table:table-cell office:value-type="string">
            <text:p>WP5E1192</text:p>
          </table:table-cell>
          <table:table-cell office:value-type="string">
            <text:p>WP</text:p>
          </table:table-cell>
          <table:table-cell office:value-type="float" office:value="6.6103">
            <text:p>6.610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3">
          <table:table-cell office:value-type="string">
            <text:p>WP5E1193</text:p>
          </table:table-cell>
          <table:table-cell office:value-type="string">
            <text:p>WP</text:p>
          </table:table-cell>
          <table:table-cell office:value-type="float" office:value="5.1279">
            <text:p>5.127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E1194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E1195</text:p>
          </table:table-cell>
          <table:table-cell office:value-type="string">
            <text:p>WP</text:p>
          </table:table-cell>
          <table:table-cell office:value-type="float" office:value="0.1998">
            <text:p>0.1998</text:p>
          </table:table-cell>
          <table:table-cell office:value-type="string">
            <text:p>Ficus wassa</text:p>
          </table:table-cell>
          <table:table-cell table:number-columns-repeated="1020"/>
        </table:table-row>
        <table:table-row table:style-name="ro2">
          <table:table-cell office:value-type="string">
            <text:p>WP5E1196</text:p>
          </table:table-cell>
          <table:table-cell office:value-type="string">
            <text:p>WP</text:p>
          </table:table-cell>
          <table:table-cell office:value-type="float" office:value="48.9">
            <text:p>48.9</text:p>
          </table:table-cell>
          <table:table-cell office:value-type="string">
            <text:p>Terminalia kaernbachii</text:p>
          </table:table-cell>
          <table:table-cell table:number-columns-repeated="1020"/>
        </table:table-row>
        <table:table-row table:style-name="ro2">
          <table:table-cell office:value-type="string">
            <text:p>WP5E1197</text:p>
          </table:table-cell>
          <table:table-cell office:value-type="string">
            <text:p>WP</text:p>
          </table:table-cell>
          <table:table-cell office:value-type="float" office:value="2.8331">
            <text:p>2.8331</text:p>
          </table:table-cell>
          <table:table-cell office:value-type="string">
            <text:p>Aglaia lepiorrhachis</text:p>
          </table:table-cell>
          <table:table-cell table:number-columns-repeated="1020"/>
        </table:table-row>
        <table:table-row table:style-name="ro1">
          <table:table-cell office:value-type="string">
            <text:p>WP5E119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P5E1199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Omphalea papuana</text:p>
          </table:table-cell>
          <table:table-cell table:number-columns-repeated="1020"/>
        </table:table-row>
        <table:table-row table:style-name="ro2">
          <table:table-cell office:value-type="string">
            <text:p>WP5E1201</text:p>
          </table:table-cell>
          <table:table-cell office:value-type="string">
            <text:p>WP</text:p>
          </table:table-cell>
          <table:table-cell office:value-type="float" office:value="8.2">
            <text:p>8.2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P5E1202</text:p>
          </table:table-cell>
          <table:table-cell office:value-type="string">
            <text:p>WP</text:p>
          </table:table-cell>
          <table:table-cell office:value-type="float" office:value="1">
            <text:p>1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5E1203</text:p>
          </table:table-cell>
          <table:table-cell office:value-type="string">
            <text:p>WP</text:p>
          </table:table-cell>
          <table:table-cell office:value-type="float" office:value="11.2">
            <text:p>11.2</text:p>
          </table:table-cell>
          <table:table-cell office:value-type="string">
            <text:p>Freycinetia kanehirae</text:p>
          </table:table-cell>
          <table:table-cell table:number-columns-repeated="1020"/>
        </table:table-row>
        <table:table-row table:style-name="ro2">
          <table:table-cell office:value-type="string">
            <text:p>WP5E1204</text:p>
          </table:table-cell>
          <table:table-cell office:value-type="string">
            <text:p>WP</text:p>
          </table:table-cell>
          <table:table-cell office:value-type="float" office:value="3.3">
            <text:p>3.3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P5E1205</text:p>
          </table:table-cell>
          <table:table-cell office:value-type="string">
            <text:p>WP</text:p>
          </table:table-cell>
          <table:table-cell office:value-type="float" office:value="5">
            <text:p>5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E1206</text:p>
          </table:table-cell>
          <table:table-cell office:value-type="string">
            <text:p>WP</text:p>
          </table:table-cell>
          <table:table-cell office:value-type="float" office:value="17.2">
            <text:p>17.2</text:p>
          </table:table-cell>
          <table:table-cell office:value-type="string">
            <text:p>Pimelodendron amboinicum</text:p>
          </table:table-cell>
          <table:table-cell table:number-columns-repeated="1020"/>
        </table:table-row>
        <table:table-row table:style-name="ro2">
          <table:table-cell office:value-type="string">
            <text:p>WP5E1207</text:p>
          </table:table-cell>
          <table:table-cell office:value-type="string">
            <text:p>WP</text:p>
          </table:table-cell>
          <table:table-cell office:value-type="float" office:value="14.3338">
            <text:p>14.3338</text:p>
          </table:table-cell>
          <table:table-cell office:value-type="string">
            <text:p>Uncaria appendiculata</text:p>
          </table:table-cell>
          <table:table-cell table:number-columns-repeated="1020"/>
        </table:table-row>
        <table:table-row table:style-name="ro2">
          <table:table-cell office:value-type="string">
            <text:p>WP5E1208</text:p>
          </table:table-cell>
          <table:table-cell office:value-type="string">
            <text:p>WP</text:p>
          </table:table-cell>
          <table:table-cell office:value-type="float" office:value="25.1443">
            <text:p>25.1443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E1209</text:p>
          </table:table-cell>
          <table:table-cell office:value-type="string">
            <text:p>WP</text:p>
          </table:table-cell>
          <table:table-cell office:value-type="float" office:value="9.9223">
            <text:p>9.922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E1210</text:p>
          </table:table-cell>
          <table:table-cell office:value-type="string">
            <text:p>WP</text:p>
          </table:table-cell>
          <table:table-cell office:value-type="float" office:value="16.8">
            <text:p>16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E1211</text:p>
          </table:table-cell>
          <table:table-cell office:value-type="string">
            <text:p>WP</text:p>
          </table:table-cell>
          <table:table-cell office:value-type="float" office:value="3">
            <text:p>3</text:p>
          </table:table-cell>
          <table:table-cell office:value-type="string">
            <text:p>Myristica globosa</text:p>
          </table:table-cell>
          <table:table-cell table:number-columns-repeated="1020"/>
        </table:table-row>
        <table:table-row table:style-name="ro2">
          <table:table-cell office:value-type="string">
            <text:p>WP5E1212</text:p>
          </table:table-cell>
          <table:table-cell office:value-type="string">
            <text:p>WP</text:p>
          </table:table-cell>
          <table:table-cell office:value-type="float" office:value="3.2">
            <text:p>3.2</text:p>
          </table:table-cell>
          <table:table-cell office:value-type="string">
            <text:p>Abrus precatorius</text:p>
          </table:table-cell>
          <table:table-cell table:number-columns-repeated="1020"/>
        </table:table-row>
        <table:table-row table:style-name="ro2">
          <table:table-cell office:value-type="string">
            <text:p>WP5E1213</text:p>
          </table:table-cell>
          <table:table-cell office:value-type="string">
            <text:p>WP</text:p>
          </table:table-cell>
          <table:table-cell office:value-type="float" office:value="28.6">
            <text:p>28.6</text:p>
          </table:table-cell>
          <table:table-cell office:value-type="string">
            <text:p>Ficus hombroniana</text:p>
          </table:table-cell>
          <table:table-cell table:number-columns-repeated="1020"/>
        </table:table-row>
        <table:table-row table:style-name="ro2">
          <table:table-cell office:value-type="string">
            <text:p>WP5E1214</text:p>
          </table:table-cell>
          <table:table-cell office:value-type="string">
            <text:p>WP</text:p>
          </table:table-cell>
          <table:table-cell office:value-type="float" office:value="2.3733">
            <text:p>2.373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E1251</text:p>
          </table:table-cell>
          <table:table-cell office:value-type="string">
            <text:p>WP</text:p>
          </table:table-cell>
          <table:table-cell office:value-type="float" office:value="2.3">
            <text:p>2.3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E1253</text:p>
          </table:table-cell>
          <table:table-cell office:value-type="string">
            <text:p>WP</text:p>
          </table:table-cell>
          <table:table-cell office:value-type="float" office:value="4.1982">
            <text:p>4.198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E1254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Pterocymbium beccarii</text:p>
          </table:table-cell>
          <table:table-cell table:number-columns-repeated="1020"/>
        </table:table-row>
        <table:table-row table:style-name="ro2">
          <table:table-cell office:value-type="string">
            <text:p>WP5E1255</text:p>
          </table:table-cell>
          <table:table-cell office:value-type="string">
            <text:p>WP</text:p>
          </table:table-cell>
          <table:table-cell office:value-type="float" office:value="5.9136">
            <text:p>5.913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E1256</text:p>
          </table:table-cell>
          <table:table-cell office:value-type="string">
            <text:p>WP</text:p>
          </table:table-cell>
          <table:table-cell office:value-type="float" office:value="5.0177">
            <text:p>5.0177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E1257</text:p>
          </table:table-cell>
          <table:table-cell office:value-type="string">
            <text:p>WP</text:p>
          </table:table-cell>
          <table:table-cell office:value-type="float" office:value="3.4706">
            <text:p>3.470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E1258</text:p>
          </table:table-cell>
          <table:table-cell office:value-type="string">
            <text:p>WP</text:p>
          </table:table-cell>
          <table:table-cell office:value-type="float" office:value="3.3">
            <text:p>3.3</text:p>
          </table:table-cell>
          <table:table-cell office:value-type="string">
            <text:p>Mischocarpus largifolius</text:p>
          </table:table-cell>
          <table:table-cell table:number-columns-repeated="1020"/>
        </table:table-row>
        <table:table-row table:style-name="ro2">
          <table:table-cell office:value-type="string">
            <text:p>WP5E1259</text:p>
          </table:table-cell>
          <table:table-cell office:value-type="string">
            <text:p>WP</text:p>
          </table:table-cell>
          <table:table-cell office:value-type="float" office:value="9.2">
            <text:p>9.2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E1260</text:p>
          </table:table-cell>
          <table:table-cell office:value-type="string">
            <text:p>WP</text:p>
          </table:table-cell>
          <table:table-cell office:value-type="float" office:value="21.8812">
            <text:p>21.881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E1261</text:p>
          </table:table-cell>
          <table:table-cell office:value-type="string">
            <text:p>WP</text:p>
          </table:table-cell>
          <table:table-cell office:value-type="float" office:value="1.2">
            <text:p>1.2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P5E1262</text:p>
          </table:table-cell>
          <table:table-cell office:value-type="string">
            <text:p>WP</text:p>
          </table:table-cell>
          <table:table-cell office:value-type="float" office:value="28">
            <text:p>28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5E1263</text:p>
          </table:table-cell>
          <table:table-cell office:value-type="string">
            <text:p>WP</text:p>
          </table:table-cell>
          <table:table-cell office:value-type="float" office:value="50.3329">
            <text:p>50.3329</text:p>
          </table:table-cell>
          <table:table-cell office:value-type="string">
            <text:p>Gnetum gnemonoides</text:p>
          </table:table-cell>
          <table:table-cell table:number-columns-repeated="1020"/>
        </table:table-row>
        <table:table-row table:style-name="ro2">
          <table:table-cell office:value-type="string">
            <text:p>WP5E1264</text:p>
          </table:table-cell>
          <table:table-cell office:value-type="string">
            <text:p>WP</text:p>
          </table:table-cell>
          <table:table-cell office:value-type="float" office:value="13.2">
            <text:p>13.2</text:p>
          </table:table-cell>
          <table:table-cell office:value-type="string">
            <text:p>Dictyoneura obtusa</text:p>
          </table:table-cell>
          <table:table-cell table:number-columns-repeated="1020"/>
        </table:table-row>
        <table:table-row table:style-name="ro2">
          <table:table-cell office:value-type="string">
            <text:p>WP5E1265</text:p>
          </table:table-cell>
          <table:table-cell office:value-type="string">
            <text:p>WP</text:p>
          </table:table-cell>
          <table:table-cell office:value-type="float" office:value="9.2">
            <text:p>9.2</text:p>
          </table:table-cell>
          <table:table-cell office:value-type="string">
            <text:p>Pangium edule</text:p>
          </table:table-cell>
          <table:table-cell table:number-columns-repeated="1020"/>
        </table:table-row>
        <table:table-row table:style-name="ro2">
          <table:table-cell office:value-type="string">
            <text:p>WP5E1266</text:p>
          </table:table-cell>
          <table:table-cell office:value-type="string">
            <text:p>WP</text:p>
          </table:table-cell>
          <table:table-cell office:value-type="float" office:value="3.8">
            <text:p>3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E1267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E1268</text:p>
          </table:table-cell>
          <table:table-cell office:value-type="string">
            <text:p>WP</text:p>
          </table:table-cell>
          <table:table-cell office:value-type="float" office:value="3.8">
            <text:p>3.8</text:p>
          </table:table-cell>
          <table:table-cell office:value-type="string">
            <text:p>Aporosa papuana</text:p>
          </table:table-cell>
          <table:table-cell table:number-columns-repeated="1020"/>
        </table:table-row>
        <table:table-row table:style-name="ro2">
          <table:table-cell office:value-type="string">
            <text:p>WP5E1269</text:p>
          </table:table-cell>
          <table:table-cell office:value-type="string">
            <text:p>WP</text:p>
          </table:table-cell>
          <table:table-cell office:value-type="float" office:value="5.6565">
            <text:p>5.6565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E1270</text:p>
          </table:table-cell>
          <table:table-cell office:value-type="string">
            <text:p>WP</text:p>
          </table:table-cell>
          <table:table-cell office:value-type="float" office:value="0.7">
            <text:p>0.7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5E1271</text:p>
          </table:table-cell>
          <table:table-cell office:value-type="string">
            <text:p>WP</text:p>
          </table:table-cell>
          <table:table-cell office:value-type="float" office:value="83.5">
            <text:p>83.5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5E1272</text:p>
          </table:table-cell>
          <table:table-cell office:value-type="string">
            <text:p>WP</text:p>
          </table:table-cell>
          <table:table-cell office:value-type="float" office:value="1.272">
            <text:p>1.27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P5E1273</text:p>
          </table:table-cell>
          <table:table-cell office:value-type="string">
            <text:p>WP</text:p>
          </table:table-cell>
          <table:table-cell office:value-type="float" office:value="19.6">
            <text:p>19.6</text:p>
          </table:table-cell>
          <table:table-cell office:value-type="string">
            <text:p>Cinnamomum grandiflorum</text:p>
          </table:table-cell>
          <table:table-cell table:number-columns-repeated="1020"/>
        </table:table-row>
        <table:table-row table:style-name="ro2">
          <table:table-cell office:value-type="string">
            <text:p>WP5E1274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P5E1275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E1276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Litsea timoriana</text:p>
          </table:table-cell>
          <table:table-cell table:number-columns-repeated="1020"/>
        </table:table-row>
        <table:table-row table:style-name="ro2">
          <table:table-cell office:value-type="string">
            <text:p>WP5E1277</text:p>
          </table:table-cell>
          <table:table-cell office:value-type="string">
            <text:p>WP</text:p>
          </table:table-cell>
          <table:table-cell office:value-type="float" office:value="6.4">
            <text:p>6.4</text:p>
          </table:table-cell>
          <table:table-cell office:value-type="string">
            <text:p>Ziziphus angustifolia</text:p>
          </table:table-cell>
          <table:table-cell table:number-columns-repeated="1020"/>
        </table:table-row>
        <table:table-row table:style-name="ro2">
          <table:table-cell office:value-type="string">
            <text:p>WP5E1278</text:p>
          </table:table-cell>
          <table:table-cell office:value-type="string">
            <text:p>WP</text:p>
          </table:table-cell>
          <table:table-cell office:value-type="float" office:value="4.8">
            <text:p>4.8</text:p>
          </table:table-cell>
          <table:table-cell office:value-type="string">
            <text:p>Teijsmanniodendron bogoriense</text:p>
          </table:table-cell>
          <table:table-cell table:number-columns-repeated="1020"/>
        </table:table-row>
        <table:table-row table:style-name="ro2">
          <table:table-cell office:value-type="string">
            <text:p>WP5E1279</text:p>
          </table:table-cell>
          <table:table-cell office:value-type="string">
            <text:p>WP</text:p>
          </table:table-cell>
          <table:table-cell office:value-type="float" office:value="4">
            <text:p>4</text:p>
          </table:table-cell>
          <table:table-cell office:value-type="string">
            <text:p>Mallotus chromocarpus</text:p>
          </table:table-cell>
          <table:table-cell table:number-columns-repeated="1020"/>
        </table:table-row>
        <table:table-row table:style-name="ro2">
          <table:table-cell office:value-type="string">
            <text:p>WP5E1363</text:p>
          </table:table-cell>
          <table:table-cell office:value-type="string">
            <text:p>WP</text:p>
          </table:table-cell>
          <table:table-cell office:value-type="float" office:value="3.6">
            <text:p>3.6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P5E1364</text:p>
          </table:table-cell>
          <table:table-cell office:value-type="string">
            <text:p>WP</text:p>
          </table:table-cell>
          <table:table-cell office:value-type="float" office:value="2.2">
            <text:p>2.2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5E1365</text:p>
          </table:table-cell>
          <table:table-cell office:value-type="string">
            <text:p>WP</text:p>
          </table:table-cell>
          <table:table-cell office:value-type="float" office:value="3.6038">
            <text:p>3.6038</text:p>
          </table:table-cell>
          <table:table-cell office:value-type="string">
            <text:p>Dysoxylum richardianum</text:p>
          </table:table-cell>
          <table:table-cell table:number-columns-repeated="1020"/>
        </table:table-row>
        <table:table-row table:style-name="ro2">
          <table:table-cell office:value-type="string">
            <text:p>WP5E1366</text:p>
          </table:table-cell>
          <table:table-cell office:value-type="string">
            <text:p>WP</text:p>
          </table:table-cell>
          <table:table-cell office:value-type="float" office:value="1.6391">
            <text:p>1.6391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P5E1367</text:p>
          </table:table-cell>
          <table:table-cell office:value-type="string">
            <text:p>WP</text:p>
          </table:table-cell>
          <table:table-cell office:value-type="float" office:value="0.1401">
            <text:p>0.1401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P5E1368</text:p>
          </table:table-cell>
          <table:table-cell office:value-type="string">
            <text:p>WP</text:p>
          </table:table-cell>
          <table:table-cell office:value-type="float" office:value="0">
            <text:p>0</text:p>
          </table:table-cell>
          <table:table-cell office:value-type="string">
            <text:p>Rourea minor</text:p>
          </table:table-cell>
          <table:table-cell table:number-columns-repeated="1020"/>
        </table:table-row>
        <table:table-row table:style-name="ro2">
          <table:table-cell office:value-type="string">
            <text:p>WP5E1369</text:p>
          </table:table-cell>
          <table:table-cell office:value-type="string">
            <text:p>WP</text:p>
          </table:table-cell>
          <table:table-cell office:value-type="float" office:value="1.8">
            <text:p>1.8</text:p>
          </table:table-cell>
          <table:table-cell office:value-type="string">
            <text:p>Tetrastigma lauterbachianum</text:p>
          </table:table-cell>
          <table:table-cell table:number-columns-repeated="1020"/>
        </table:table-row>
        <table:table-row table:style-name="ro2">
          <table:table-cell office:value-type="string">
            <text:p>WS1A0001</text:p>
          </table:table-cell>
          <table:table-cell office:value-type="string">
            <text:p>WS</text:p>
          </table:table-cell>
          <table:table-cell office:value-type="float" office:value="14.6111">
            <text:p>14.6111</text:p>
          </table:table-cell>
          <table:table-cell office:value-type="string">
            <text:p>Barringtonia apiculata</text:p>
          </table:table-cell>
          <table:table-cell table:number-columns-repeated="1020"/>
        </table:table-row>
        <table:table-row table:style-name="ro2">
          <table:table-cell office:value-type="string">
            <text:p>WS1A0002</text:p>
          </table:table-cell>
          <table:table-cell office:value-type="string">
            <text:p>WS</text:p>
          </table:table-cell>
          <table:table-cell office:value-type="float" office:value="0.9697">
            <text:p>0.9697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1A0003</text:p>
          </table:table-cell>
          <table:table-cell office:value-type="string">
            <text:p>WS</text:p>
          </table:table-cell>
          <table:table-cell office:value-type="float" office:value="5.4385">
            <text:p>5.438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04</text:p>
          </table:table-cell>
          <table:table-cell office:value-type="string">
            <text:p>WS</text:p>
          </table:table-cell>
          <table:table-cell office:value-type="float" office:value="0.4217">
            <text:p>0.421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05</text:p>
          </table:table-cell>
          <table:table-cell office:value-type="string">
            <text:p>WS</text:p>
          </table:table-cell>
          <table:table-cell office:value-type="float" office:value="3.0627">
            <text:p>3.062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06</text:p>
          </table:table-cell>
          <table:table-cell office:value-type="string">
            <text:p>WS</text:p>
          </table:table-cell>
          <table:table-cell office:value-type="float" office:value="1.5314">
            <text:p>1.531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07</text:p>
          </table:table-cell>
          <table:table-cell office:value-type="string">
            <text:p>WS</text:p>
          </table:table-cell>
          <table:table-cell office:value-type="float" office:value="1.5275">
            <text:p>1.527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08</text:p>
          </table:table-cell>
          <table:table-cell office:value-type="string">
            <text:p>WS</text:p>
          </table:table-cell>
          <table:table-cell office:value-type="float" office:value="1.0929">
            <text:p>1.092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09</text:p>
          </table:table-cell>
          <table:table-cell office:value-type="string">
            <text:p>WS</text:p>
          </table:table-cell>
          <table:table-cell office:value-type="float" office:value="1.8571">
            <text:p>1.857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10</text:p>
          </table:table-cell>
          <table:table-cell office:value-type="string">
            <text:p>WS</text:p>
          </table:table-cell>
          <table:table-cell office:value-type="float" office:value="1.8502">
            <text:p>1.850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11</text:p>
          </table:table-cell>
          <table:table-cell office:value-type="string">
            <text:p>WS</text:p>
          </table:table-cell>
          <table:table-cell office:value-type="float" office:value="15.8807">
            <text:p>15.880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12</text:p>
          </table:table-cell>
          <table:table-cell office:value-type="string">
            <text:p>WS</text:p>
          </table:table-cell>
          <table:table-cell office:value-type="float" office:value="9.7544">
            <text:p>9.7544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1A0013</text:p>
          </table:table-cell>
          <table:table-cell office:value-type="string">
            <text:p>WS</text:p>
          </table:table-cell>
          <table:table-cell office:value-type="float" office:value="1.2611">
            <text:p>1.261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14</text:p>
          </table:table-cell>
          <table:table-cell office:value-type="string">
            <text:p>WS</text:p>
          </table:table-cell>
          <table:table-cell office:value-type="float" office:value="2.9388">
            <text:p>2.938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15</text:p>
          </table:table-cell>
          <table:table-cell office:value-type="string">
            <text:p>WS</text:p>
          </table:table-cell>
          <table:table-cell office:value-type="float" office:value="0.4">
            <text:p>0.4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1A0016</text:p>
          </table:table-cell>
          <table:table-cell office:value-type="string">
            <text:p>WS</text:p>
          </table:table-cell>
          <table:table-cell office:value-type="float" office:value="1.1">
            <text:p>1.1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1A0017</text:p>
          </table:table-cell>
          <table:table-cell office:value-type="string">
            <text:p>WS</text:p>
          </table:table-cell>
          <table:table-cell office:value-type="float" office:value="1.2592">
            <text:p>1.259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A0018</text:p>
          </table:table-cell>
          <table:table-cell office:value-type="string">
            <text:p>WS</text:p>
          </table:table-cell>
          <table:table-cell office:value-type="float" office:value="1.1084">
            <text:p>1.108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A0019</text:p>
          </table:table-cell>
          <table:table-cell office:value-type="string">
            <text:p>WS</text:p>
          </table:table-cell>
          <table:table-cell office:value-type="float" office:value="0.6381">
            <text:p>0.6381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1A0020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A002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2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1A0023</text:p>
          </table:table-cell>
          <table:table-cell office:value-type="string">
            <text:p>WS</text:p>
          </table:table-cell>
          <table:table-cell office:value-type="float" office:value="6.8188">
            <text:p>6.818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24</text:p>
          </table:table-cell>
          <table:table-cell office:value-type="string">
            <text:p>WS</text:p>
          </table:table-cell>
          <table:table-cell office:value-type="float" office:value="1.4216">
            <text:p>1.421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A0025</text:p>
          </table:table-cell>
          <table:table-cell office:value-type="string">
            <text:p>WS</text:p>
          </table:table-cell>
          <table:table-cell office:value-type="float" office:value="2.4">
            <text:p>2.4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1A0026</text:p>
          </table:table-cell>
          <table:table-cell office:value-type="string">
            <text:p>WS</text:p>
          </table:table-cell>
          <table:table-cell office:value-type="float" office:value="15.743">
            <text:p>15.743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1A0027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A0028</text:p>
          </table:table-cell>
          <table:table-cell office:value-type="string">
            <text:p>WS</text:p>
          </table:table-cell>
          <table:table-cell office:value-type="float" office:value="14.6349">
            <text:p>14.6349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1A0029</text:p>
          </table:table-cell>
          <table:table-cell office:value-type="string">
            <text:p>WS</text:p>
          </table:table-cell>
          <table:table-cell office:value-type="float" office:value="0.9">
            <text:p>0.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A0030</text:p>
          </table:table-cell>
          <table:table-cell office:value-type="string">
            <text:p>WS</text:p>
          </table:table-cell>
          <table:table-cell office:value-type="float" office:value="0.2895">
            <text:p>0.289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31</text:p>
          </table:table-cell>
          <table:table-cell office:value-type="string">
            <text:p>WS</text:p>
          </table:table-cell>
          <table:table-cell office:value-type="float" office:value="4.444">
            <text:p>4.44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A0032</text:p>
          </table:table-cell>
          <table:table-cell office:value-type="string">
            <text:p>WS</text:p>
          </table:table-cell>
          <table:table-cell office:value-type="float" office:value="2.0909">
            <text:p>2.090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33</text:p>
          </table:table-cell>
          <table:table-cell office:value-type="string">
            <text:p>WS</text:p>
          </table:table-cell>
          <table:table-cell office:value-type="float" office:value="0.3524">
            <text:p>0.352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34</text:p>
          </table:table-cell>
          <table:table-cell office:value-type="string">
            <text:p>WS</text:p>
          </table:table-cell>
          <table:table-cell office:value-type="float" office:value="0.9581">
            <text:p>0.9581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A0035</text:p>
          </table:table-cell>
          <table:table-cell office:value-type="string">
            <text:p>WS</text:p>
          </table:table-cell>
          <table:table-cell office:value-type="float" office:value="0.9723">
            <text:p>0.972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36</text:p>
          </table:table-cell>
          <table:table-cell office:value-type="string">
            <text:p>WS</text:p>
          </table:table-cell>
          <table:table-cell office:value-type="float" office:value="9.6125">
            <text:p>9.612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37</text:p>
          </table:table-cell>
          <table:table-cell office:value-type="string">
            <text:p>WS</text:p>
          </table:table-cell>
          <table:table-cell office:value-type="float" office:value="1.3841">
            <text:p>1.384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38</text:p>
          </table:table-cell>
          <table:table-cell office:value-type="string">
            <text:p>WS</text:p>
          </table:table-cell>
          <table:table-cell office:value-type="float" office:value="3.1">
            <text:p>3.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39</text:p>
          </table:table-cell>
          <table:table-cell office:value-type="string">
            <text:p>WS</text:p>
          </table:table-cell>
          <table:table-cell office:value-type="float" office:value="1.8268">
            <text:p>1.826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A0040</text:p>
          </table:table-cell>
          <table:table-cell office:value-type="string">
            <text:p>WS</text:p>
          </table:table-cell>
          <table:table-cell office:value-type="float" office:value="1.3139">
            <text:p>1.313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4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42</text:p>
          </table:table-cell>
          <table:table-cell office:value-type="string">
            <text:p>WS</text:p>
          </table:table-cell>
          <table:table-cell office:value-type="float" office:value="0.6896">
            <text:p>0.689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43</text:p>
          </table:table-cell>
          <table:table-cell office:value-type="string">
            <text:p>WS</text:p>
          </table:table-cell>
          <table:table-cell office:value-type="float" office:value="9.5522">
            <text:p>9.552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44</text:p>
          </table:table-cell>
          <table:table-cell office:value-type="string">
            <text:p>WS</text:p>
          </table:table-cell>
          <table:table-cell office:value-type="float" office:value="1.3">
            <text:p>1.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45</text:p>
          </table:table-cell>
          <table:table-cell office:value-type="string">
            <text:p>WS</text:p>
          </table:table-cell>
          <table:table-cell office:value-type="float" office:value="2.4346">
            <text:p>2.434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4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47</text:p>
          </table:table-cell>
          <table:table-cell office:value-type="string">
            <text:p>WS</text:p>
          </table:table-cell>
          <table:table-cell office:value-type="float" office:value="1.4062">
            <text:p>1.406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48</text:p>
          </table:table-cell>
          <table:table-cell office:value-type="string">
            <text:p>WS</text:p>
          </table:table-cell>
          <table:table-cell office:value-type="float" office:value="5.4469">
            <text:p>5.446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49</text:p>
          </table:table-cell>
          <table:table-cell office:value-type="string">
            <text:p>WS</text:p>
          </table:table-cell>
          <table:table-cell office:value-type="float" office:value="7.4549">
            <text:p>7.454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50</text:p>
          </table:table-cell>
          <table:table-cell office:value-type="string">
            <text:p>WS</text:p>
          </table:table-cell>
          <table:table-cell office:value-type="float" office:value="2.0497">
            <text:p>2.0497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A0051</text:p>
          </table:table-cell>
          <table:table-cell office:value-type="string">
            <text:p>WS</text:p>
          </table:table-cell>
          <table:table-cell office:value-type="float" office:value="8.2706">
            <text:p>8.2706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1A0052</text:p>
          </table:table-cell>
          <table:table-cell office:value-type="string">
            <text:p>WS</text:p>
          </table:table-cell>
          <table:table-cell office:value-type="float" office:value="2.9006">
            <text:p>2.900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53</text:p>
          </table:table-cell>
          <table:table-cell office:value-type="string">
            <text:p>WS</text:p>
          </table:table-cell>
          <table:table-cell office:value-type="float" office:value="0.9">
            <text:p>0.9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1A005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1A0055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A0056</text:p>
          </table:table-cell>
          <table:table-cell office:value-type="string">
            <text:p>WS</text:p>
          </table:table-cell>
          <table:table-cell office:value-type="float" office:value="1.8718">
            <text:p>1.8718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1A0057</text:p>
          </table:table-cell>
          <table:table-cell office:value-type="string">
            <text:p>WS</text:p>
          </table:table-cell>
          <table:table-cell office:value-type="float" office:value="3.4313">
            <text:p>3.431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58</text:p>
          </table:table-cell>
          <table:table-cell office:value-type="string">
            <text:p>WS</text:p>
          </table:table-cell>
          <table:table-cell office:value-type="float" office:value="14.3236">
            <text:p>14.3236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1A0059</text:p>
          </table:table-cell>
          <table:table-cell office:value-type="string">
            <text:p>WS</text:p>
          </table:table-cell>
          <table:table-cell office:value-type="float" office:value="5.6928">
            <text:p>5.6928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1A0060</text:p>
          </table:table-cell>
          <table:table-cell office:value-type="string">
            <text:p>WS</text:p>
          </table:table-cell>
          <table:table-cell office:value-type="float" office:value="1.4366">
            <text:p>1.436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A0061</text:p>
          </table:table-cell>
          <table:table-cell office:value-type="string">
            <text:p>WS</text:p>
          </table:table-cell>
          <table:table-cell office:value-type="float" office:value="12.9961">
            <text:p>12.996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A0062</text:p>
          </table:table-cell>
          <table:table-cell office:value-type="string">
            <text:p>WS</text:p>
          </table:table-cell>
          <table:table-cell office:value-type="float" office:value="12.8971">
            <text:p>12.8971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1B0562</text:p>
          </table:table-cell>
          <table:table-cell office:value-type="string">
            <text:p>WS</text:p>
          </table:table-cell>
          <table:table-cell office:value-type="float" office:value="0.0553">
            <text:p>0.0553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1B0563</text:p>
          </table:table-cell>
          <table:table-cell office:value-type="string">
            <text:p>WS</text:p>
          </table:table-cell>
          <table:table-cell office:value-type="float" office:value="5.9694">
            <text:p>5.969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B0564</text:p>
          </table:table-cell>
          <table:table-cell office:value-type="string">
            <text:p>WS</text:p>
          </table:table-cell>
          <table:table-cell office:value-type="float" office:value="3.379">
            <text:p>3.37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65</text:p>
          </table:table-cell>
          <table:table-cell office:value-type="string">
            <text:p>WS</text:p>
          </table:table-cell>
          <table:table-cell office:value-type="float" office:value="1.9654">
            <text:p>1.9654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1B0566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B0567</text:p>
          </table:table-cell>
          <table:table-cell office:value-type="string">
            <text:p>WS</text:p>
          </table:table-cell>
          <table:table-cell office:value-type="float" office:value="0.588">
            <text:p>0.58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68</text:p>
          </table:table-cell>
          <table:table-cell office:value-type="string">
            <text:p>WS</text:p>
          </table:table-cell>
          <table:table-cell office:value-type="float" office:value="4.067">
            <text:p>4.06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69</text:p>
          </table:table-cell>
          <table:table-cell office:value-type="string">
            <text:p>WS</text:p>
          </table:table-cell>
          <table:table-cell office:value-type="float" office:value="4.3141">
            <text:p>4.314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70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B0571</text:p>
          </table:table-cell>
          <table:table-cell office:value-type="string">
            <text:p>WS</text:p>
          </table:table-cell>
          <table:table-cell office:value-type="float" office:value="2.6535">
            <text:p>2.653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B0572</text:p>
          </table:table-cell>
          <table:table-cell office:value-type="string">
            <text:p>WS</text:p>
          </table:table-cell>
          <table:table-cell office:value-type="float" office:value="2.6407">
            <text:p>2.640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73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74</text:p>
          </table:table-cell>
          <table:table-cell office:value-type="string">
            <text:p>WS</text:p>
          </table:table-cell>
          <table:table-cell office:value-type="float" office:value="22.9784">
            <text:p>22.978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B0575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1B0577</text:p>
          </table:table-cell>
          <table:table-cell office:value-type="string">
            <text:p>WS</text:p>
          </table:table-cell>
          <table:table-cell office:value-type="float" office:value="1.6779">
            <text:p>1.6779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1B0578</text:p>
          </table:table-cell>
          <table:table-cell office:value-type="string">
            <text:p>WS</text:p>
          </table:table-cell>
          <table:table-cell office:value-type="float" office:value="1.8879">
            <text:p>1.8879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B0579</text:p>
          </table:table-cell>
          <table:table-cell office:value-type="string">
            <text:p>WS</text:p>
          </table:table-cell>
          <table:table-cell office:value-type="float" office:value="0.81">
            <text:p>0.81</text:p>
          </table:table-cell>
          <table:table-cell office:value-type="string">
            <text:p>Ficus melinocarpa</text:p>
          </table:table-cell>
          <table:table-cell table:number-columns-repeated="1020"/>
        </table:table-row>
        <table:table-row table:style-name="ro2">
          <table:table-cell office:value-type="string">
            <text:p>WS1B0580</text:p>
          </table:table-cell>
          <table:table-cell office:value-type="string">
            <text:p>WS</text:p>
          </table:table-cell>
          <table:table-cell office:value-type="float" office:value="4.4403">
            <text:p>4.440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B0581</text:p>
          </table:table-cell>
          <table:table-cell office:value-type="string">
            <text:p>WS</text:p>
          </table:table-cell>
          <table:table-cell office:value-type="float" office:value="0.104">
            <text:p>0.10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82</text:p>
          </table:table-cell>
          <table:table-cell office:value-type="string">
            <text:p>WS</text:p>
          </table:table-cell>
          <table:table-cell office:value-type="float" office:value="2.0437">
            <text:p>2.043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B0583</text:p>
          </table:table-cell>
          <table:table-cell office:value-type="string">
            <text:p>WS</text:p>
          </table:table-cell>
          <table:table-cell office:value-type="float" office:value="0.4564">
            <text:p>0.456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84</text:p>
          </table:table-cell>
          <table:table-cell office:value-type="string">
            <text:p>WS</text:p>
          </table:table-cell>
          <table:table-cell office:value-type="float" office:value="0.6116">
            <text:p>0.611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85</text:p>
          </table:table-cell>
          <table:table-cell office:value-type="string">
            <text:p>WS</text:p>
          </table:table-cell>
          <table:table-cell office:value-type="float" office:value="3.9602">
            <text:p>3.960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86</text:p>
          </table:table-cell>
          <table:table-cell office:value-type="string">
            <text:p>WS</text:p>
          </table:table-cell>
          <table:table-cell office:value-type="float" office:value="0.478">
            <text:p>0.47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87</text:p>
          </table:table-cell>
          <table:table-cell office:value-type="string">
            <text:p>WS</text:p>
          </table:table-cell>
          <table:table-cell office:value-type="float" office:value="1.6962">
            <text:p>1.6962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1B0588</text:p>
          </table:table-cell>
          <table:table-cell office:value-type="string">
            <text:p>WS</text:p>
          </table:table-cell>
          <table:table-cell office:value-type="float" office:value="1.7364">
            <text:p>1.736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89</text:p>
          </table:table-cell>
          <table:table-cell office:value-type="string">
            <text:p>WS</text:p>
          </table:table-cell>
          <table:table-cell office:value-type="float" office:value="0.2532">
            <text:p>0.253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90</text:p>
          </table:table-cell>
          <table:table-cell office:value-type="string">
            <text:p>WS</text:p>
          </table:table-cell>
          <table:table-cell office:value-type="float" office:value="0.6436">
            <text:p>0.643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91</text:p>
          </table:table-cell>
          <table:table-cell office:value-type="string">
            <text:p>WS</text:p>
          </table:table-cell>
          <table:table-cell office:value-type="float" office:value="6.9891">
            <text:p>6.9891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1B0592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1B0594</text:p>
          </table:table-cell>
          <table:table-cell office:value-type="string">
            <text:p>WS</text:p>
          </table:table-cell>
          <table:table-cell office:value-type="float" office:value="3.0739">
            <text:p>3.073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95</text:p>
          </table:table-cell>
          <table:table-cell office:value-type="string">
            <text:p>WS</text:p>
          </table:table-cell>
          <table:table-cell office:value-type="float" office:value="6.5123">
            <text:p>6.512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96</text:p>
          </table:table-cell>
          <table:table-cell office:value-type="string">
            <text:p>WS</text:p>
          </table:table-cell>
          <table:table-cell office:value-type="float" office:value="1.2908">
            <text:p>1.290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97</text:p>
          </table:table-cell>
          <table:table-cell office:value-type="string">
            <text:p>WS</text:p>
          </table:table-cell>
          <table:table-cell office:value-type="float" office:value="9.7578">
            <text:p>9.757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598</text:p>
          </table:table-cell>
          <table:table-cell office:value-type="string">
            <text:p>WS</text:p>
          </table:table-cell>
          <table:table-cell office:value-type="float" office:value="1.0486">
            <text:p>1.048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B0599</text:p>
          </table:table-cell>
          <table:table-cell office:value-type="string">
            <text:p>WS</text:p>
          </table:table-cell>
          <table:table-cell office:value-type="float" office:value="4.1022">
            <text:p>4.102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01</text:p>
          </table:table-cell>
          <table:table-cell office:value-type="string">
            <text:p>WS</text:p>
          </table:table-cell>
          <table:table-cell office:value-type="float" office:value="1.7517">
            <text:p>1.751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02</text:p>
          </table:table-cell>
          <table:table-cell office:value-type="string">
            <text:p>WS</text:p>
          </table:table-cell>
          <table:table-cell office:value-type="float" office:value="2.5242">
            <text:p>2.524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B0603</text:p>
          </table:table-cell>
          <table:table-cell office:value-type="string">
            <text:p>WS</text:p>
          </table:table-cell>
          <table:table-cell office:value-type="float" office:value="4.081">
            <text:p>4.08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0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B0605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1B0606</text:p>
          </table:table-cell>
          <table:table-cell office:value-type="string">
            <text:p>WS</text:p>
          </table:table-cell>
          <table:table-cell office:value-type="float" office:value="2.8315">
            <text:p>2.831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07</text:p>
          </table:table-cell>
          <table:table-cell office:value-type="string">
            <text:p>WS</text:p>
          </table:table-cell>
          <table:table-cell office:value-type="float" office:value="1.5226">
            <text:p>1.522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B0608</text:p>
          </table:table-cell>
          <table:table-cell office:value-type="string">
            <text:p>WS</text:p>
          </table:table-cell>
          <table:table-cell office:value-type="float" office:value="2.9085">
            <text:p>2.908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B0609</text:p>
          </table:table-cell>
          <table:table-cell office:value-type="string">
            <text:p>WS</text:p>
          </table:table-cell>
          <table:table-cell office:value-type="float" office:value="8.2244">
            <text:p>8.2244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1B0610</text:p>
          </table:table-cell>
          <table:table-cell office:value-type="string">
            <text:p>WS</text:p>
          </table:table-cell>
          <table:table-cell office:value-type="float" office:value="1.9831">
            <text:p>1.9831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1B061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12</text:p>
          </table:table-cell>
          <table:table-cell office:value-type="string">
            <text:p>WS</text:p>
          </table:table-cell>
          <table:table-cell office:value-type="float" office:value="3.5675">
            <text:p>3.567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13</text:p>
          </table:table-cell>
          <table:table-cell office:value-type="string">
            <text:p>WS</text:p>
          </table:table-cell>
          <table:table-cell office:value-type="float" office:value="2.8">
            <text:p>2.8</text:p>
          </table:table-cell>
          <table:table-cell office:value-type="string">
            <text:p>Dennstaedtia moluccana</text:p>
          </table:table-cell>
          <table:table-cell table:number-columns-repeated="1020"/>
        </table:table-row>
        <table:table-row table:style-name="ro2">
          <table:table-cell office:value-type="string">
            <text:p>WS1B0614</text:p>
          </table:table-cell>
          <table:table-cell office:value-type="string">
            <text:p>WS</text:p>
          </table:table-cell>
          <table:table-cell office:value-type="float" office:value="1.5611">
            <text:p>1.561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15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1B0616</text:p>
          </table:table-cell>
          <table:table-cell office:value-type="string">
            <text:p>WS</text:p>
          </table:table-cell>
          <table:table-cell office:value-type="float" office:value="6.9195">
            <text:p>6.919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17</text:p>
          </table:table-cell>
          <table:table-cell office:value-type="string">
            <text:p>WS</text:p>
          </table:table-cell>
          <table:table-cell office:value-type="float" office:value="1.6725">
            <text:p>1.672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18</text:p>
          </table:table-cell>
          <table:table-cell office:value-type="string">
            <text:p>WS</text:p>
          </table:table-cell>
          <table:table-cell office:value-type="float" office:value="13.709">
            <text:p>13.70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B0619</text:p>
          </table:table-cell>
          <table:table-cell office:value-type="string">
            <text:p>WS</text:p>
          </table:table-cell>
          <table:table-cell office:value-type="float" office:value="5.732">
            <text:p>5.73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C0620</text:p>
          </table:table-cell>
          <table:table-cell office:value-type="string">
            <text:p>WS</text:p>
          </table:table-cell>
          <table:table-cell office:value-type="float" office:value="30.5">
            <text:p>30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C0621</text:p>
          </table:table-cell>
          <table:table-cell office:value-type="string">
            <text:p>WS</text:p>
          </table:table-cell>
          <table:table-cell office:value-type="float" office:value="3.7525">
            <text:p>3.7525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1C0622</text:p>
          </table:table-cell>
          <table:table-cell office:value-type="string">
            <text:p>WS</text:p>
          </table:table-cell>
          <table:table-cell office:value-type="float" office:value="6.967">
            <text:p>6.967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1D0943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D0944</text:p>
          </table:table-cell>
          <table:table-cell office:value-type="string">
            <text:p>WS</text:p>
          </table:table-cell>
          <table:table-cell office:value-type="float" office:value="4.6">
            <text:p>4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D0945</text:p>
          </table:table-cell>
          <table:table-cell office:value-type="string">
            <text:p>WS</text:p>
          </table:table-cell>
          <table:table-cell office:value-type="float" office:value="5.1392">
            <text:p>5.1392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1D0946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D0947</text:p>
          </table:table-cell>
          <table:table-cell office:value-type="string">
            <text:p>WS</text:p>
          </table:table-cell>
          <table:table-cell office:value-type="float" office:value="3.8">
            <text:p>3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D0948</text:p>
          </table:table-cell>
          <table:table-cell office:value-type="string">
            <text:p>WS</text:p>
          </table:table-cell>
          <table:table-cell office:value-type="float" office:value="6">
            <text:p>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D0949</text:p>
          </table:table-cell>
          <table:table-cell office:value-type="string">
            <text:p>WS</text:p>
          </table:table-cell>
          <table:table-cell office:value-type="float" office:value="26.6008">
            <text:p>26.6008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1D0950</text:p>
          </table:table-cell>
          <table:table-cell office:value-type="string">
            <text:p>WS</text:p>
          </table:table-cell>
          <table:table-cell office:value-type="float" office:value="37.4">
            <text:p>37.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D0951</text:p>
          </table:table-cell>
          <table:table-cell office:value-type="string">
            <text:p>WS</text:p>
          </table:table-cell>
          <table:table-cell office:value-type="float" office:value="30.8">
            <text:p>30.8</text:p>
          </table:table-cell>
          <table:table-cell office:value-type="string">
            <text:p>Ficus melinocarpa</text:p>
          </table:table-cell>
          <table:table-cell table:number-columns-repeated="1020"/>
        </table:table-row>
        <table:table-row table:style-name="ro2">
          <table:table-cell office:value-type="string">
            <text:p>WS1D0952</text:p>
          </table:table-cell>
          <table:table-cell office:value-type="string">
            <text:p>WS</text:p>
          </table:table-cell>
          <table:table-cell office:value-type="float" office:value="15">
            <text:p>1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D0953</text:p>
          </table:table-cell>
          <table:table-cell office:value-type="string">
            <text:p>WS</text:p>
          </table:table-cell>
          <table:table-cell office:value-type="float" office:value="1.4593">
            <text:p>1.4593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1D0954</text:p>
          </table:table-cell>
          <table:table-cell office:value-type="string">
            <text:p>WS</text:p>
          </table:table-cell>
          <table:table-cell office:value-type="float" office:value="11.4852">
            <text:p>11.4852</text:p>
          </table:table-cell>
          <table:table-cell office:value-type="string">
            <text:p>Ficus melinocarpa</text:p>
          </table:table-cell>
          <table:table-cell table:number-columns-repeated="1020"/>
        </table:table-row>
        <table:table-row table:style-name="ro2">
          <table:table-cell office:value-type="string">
            <text:p>WS1D0955</text:p>
          </table:table-cell>
          <table:table-cell office:value-type="string">
            <text:p>WS</text:p>
          </table:table-cell>
          <table:table-cell office:value-type="float" office:value="50.1558">
            <text:p>50.1558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1E0956</text:p>
          </table:table-cell>
          <table:table-cell office:value-type="string">
            <text:p>WS</text:p>
          </table:table-cell>
          <table:table-cell office:value-type="float" office:value="4.75">
            <text:p>4.75</text:p>
          </table:table-cell>
          <table:table-cell office:value-type="string">
            <text:p>Bridelia macrocarpa</text:p>
          </table:table-cell>
          <table:table-cell table:number-columns-repeated="1020"/>
        </table:table-row>
        <table:table-row table:style-name="ro2">
          <table:table-cell office:value-type="string">
            <text:p>WS1E0957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1E0958</text:p>
          </table:table-cell>
          <table:table-cell office:value-type="string">
            <text:p>WS</text:p>
          </table:table-cell>
          <table:table-cell office:value-type="float" office:value="4.4">
            <text:p>4.4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1E0959</text:p>
          </table:table-cell>
          <table:table-cell office:value-type="string">
            <text:p>WS</text:p>
          </table:table-cell>
          <table:table-cell office:value-type="float" office:value="68.3873">
            <text:p>68.387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E0960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1E0961</text:p>
          </table:table-cell>
          <table:table-cell office:value-type="string">
            <text:p>WS</text:p>
          </table:table-cell>
          <table:table-cell office:value-type="float" office:value="23.0587">
            <text:p>23.0587</text:p>
          </table:table-cell>
          <table:table-cell office:value-type="string">
            <text:p>Leucosyke capitellata</text:p>
          </table:table-cell>
          <table:table-cell table:number-columns-repeated="1020"/>
        </table:table-row>
        <table:table-row table:style-name="ro2">
          <table:table-cell office:value-type="string">
            <text:p>WS1E0962</text:p>
          </table:table-cell>
          <table:table-cell office:value-type="string">
            <text:p>WS</text:p>
          </table:table-cell>
          <table:table-cell office:value-type="float" office:value="10.3272">
            <text:p>10.327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E0963</text:p>
          </table:table-cell>
          <table:table-cell office:value-type="string">
            <text:p>WS</text:p>
          </table:table-cell>
          <table:table-cell office:value-type="float" office:value="3.8864">
            <text:p>3.8864</text:p>
          </table:table-cell>
          <table:table-cell office:value-type="string">
            <text:p>Breynia cernua</text:p>
          </table:table-cell>
          <table:table-cell table:number-columns-repeated="1020"/>
        </table:table-row>
        <table:table-row table:style-name="ro2">
          <table:table-cell office:value-type="string">
            <text:p>WS1E0964</text:p>
          </table:table-cell>
          <table:table-cell office:value-type="string">
            <text:p>WS</text:p>
          </table:table-cell>
          <table:table-cell office:value-type="float" office:value="2.9335">
            <text:p>2.933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E0965</text:p>
          </table:table-cell>
          <table:table-cell office:value-type="string">
            <text:p>WS</text:p>
          </table:table-cell>
          <table:table-cell office:value-type="float" office:value="8.5178">
            <text:p>8.517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E0966</text:p>
          </table:table-cell>
          <table:table-cell office:value-type="string">
            <text:p>WS</text:p>
          </table:table-cell>
          <table:table-cell office:value-type="float" office:value="1.3673">
            <text:p>1.367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E0967</text:p>
          </table:table-cell>
          <table:table-cell office:value-type="string">
            <text:p>WS</text:p>
          </table:table-cell>
          <table:table-cell office:value-type="float" office:value="10.355">
            <text:p>10.355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1E0968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Spondias dulcis</text:p>
          </table:table-cell>
          <table:table-cell table:number-columns-repeated="1020"/>
        </table:table-row>
        <table:table-row table:style-name="ro2">
          <table:table-cell office:value-type="string">
            <text:p>WS1E0969</text:p>
          </table:table-cell>
          <table:table-cell office:value-type="string">
            <text:p>WS</text:p>
          </table:table-cell>
          <table:table-cell office:value-type="float" office:value="4.1043">
            <text:p>4.1043</text:p>
          </table:table-cell>
          <table:table-cell office:value-type="string">
            <text:p>Ficus wassa</text:p>
          </table:table-cell>
          <table:table-cell table:number-columns-repeated="1020"/>
        </table:table-row>
        <table:table-row table:style-name="ro2">
          <table:table-cell office:value-type="string">
            <text:p>WS1E0970</text:p>
          </table:table-cell>
          <table:table-cell office:value-type="string">
            <text:p>WS</text:p>
          </table:table-cell>
          <table:table-cell office:value-type="float" office:value="41.5043">
            <text:p>41.5043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1E0971</text:p>
          </table:table-cell>
          <table:table-cell office:value-type="string">
            <text:p>WS</text:p>
          </table:table-cell>
          <table:table-cell office:value-type="float" office:value="5">
            <text:p>5</text:p>
          </table:table-cell>
          <table:table-cell office:value-type="string">
            <text:p>Premna obtusifolia</text:p>
          </table:table-cell>
          <table:table-cell table:number-columns-repeated="1020"/>
        </table:table-row>
        <table:table-row table:style-name="ro2">
          <table:table-cell office:value-type="string">
            <text:p>WS1E0972</text:p>
          </table:table-cell>
          <table:table-cell office:value-type="string">
            <text:p>WS</text:p>
          </table:table-cell>
          <table:table-cell office:value-type="float" office:value="36.8769">
            <text:p>36.8769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1E0973</text:p>
          </table:table-cell>
          <table:table-cell office:value-type="string">
            <text:p>WS</text:p>
          </table:table-cell>
          <table:table-cell office:value-type="float" office:value="4.5683">
            <text:p>4.568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E0974</text:p>
          </table:table-cell>
          <table:table-cell office:value-type="string">
            <text:p>WS</text:p>
          </table:table-cell>
          <table:table-cell office:value-type="float" office:value="5.3468">
            <text:p>5.346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E0975</text:p>
          </table:table-cell>
          <table:table-cell office:value-type="string">
            <text:p>WS</text:p>
          </table:table-cell>
          <table:table-cell office:value-type="float" office:value="11.6658">
            <text:p>11.665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E0976</text:p>
          </table:table-cell>
          <table:table-cell office:value-type="string">
            <text:p>WS</text:p>
          </table:table-cell>
          <table:table-cell office:value-type="float" office:value="9">
            <text:p>9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1E0977</text:p>
          </table:table-cell>
          <table:table-cell office:value-type="string">
            <text:p>WS</text:p>
          </table:table-cell>
          <table:table-cell office:value-type="float" office:value="16.9756">
            <text:p>16.975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E0978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1E0979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Artocarpus lacucha</text:p>
          </table:table-cell>
          <table:table-cell table:number-columns-repeated="1020"/>
        </table:table-row>
        <table:table-row table:style-name="ro2">
          <table:table-cell office:value-type="string">
            <text:p>WS1E0980</text:p>
          </table:table-cell>
          <table:table-cell office:value-type="string">
            <text:p>WS</text:p>
          </table:table-cell>
          <table:table-cell office:value-type="float" office:value="1.8744">
            <text:p>1.8744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1E0981</text:p>
          </table:table-cell>
          <table:table-cell office:value-type="string">
            <text:p>WS</text:p>
          </table:table-cell>
          <table:table-cell office:value-type="float" office:value="8.3466">
            <text:p>8.3466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1Z3226</text:p>
          </table:table-cell>
          <table:table-cell office:value-type="string">
            <text:p>WS</text:p>
          </table:table-cell>
          <table:table-cell office:value-type="float" office:value="2.239">
            <text:p>2.23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27</text:p>
          </table:table-cell>
          <table:table-cell office:value-type="string">
            <text:p>WS</text:p>
          </table:table-cell>
          <table:table-cell office:value-type="float" office:value="7.7675">
            <text:p>7.7675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1Z3228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29</text:p>
          </table:table-cell>
          <table:table-cell office:value-type="string">
            <text:p>WS</text:p>
          </table:table-cell>
          <table:table-cell office:value-type="float" office:value="2.0497">
            <text:p>2.0497</text:p>
          </table:table-cell>
          <table:table-cell office:value-type="string">
            <text:p>Leucosyke australis</text:p>
          </table:table-cell>
          <table:table-cell table:number-columns-repeated="1020"/>
        </table:table-row>
        <table:table-row table:style-name="ro2">
          <table:table-cell office:value-type="string">
            <text:p>WS1Z3230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31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1Z3232</text:p>
          </table:table-cell>
          <table:table-cell office:value-type="string">
            <text:p>WS</text:p>
          </table:table-cell>
          <table:table-cell office:value-type="float" office:value="12.2039">
            <text:p>12.2039</text:p>
          </table:table-cell>
          <table:table-cell office:value-type="string">
            <text:p>Artocarpus camansi</text:p>
          </table:table-cell>
          <table:table-cell table:number-columns-repeated="1020"/>
        </table:table-row>
        <table:table-row table:style-name="ro2">
          <table:table-cell office:value-type="string">
            <text:p>WS1Z3233</text:p>
          </table:table-cell>
          <table:table-cell office:value-type="string">
            <text:p>WS</text:p>
          </table:table-cell>
          <table:table-cell office:value-type="float" office:value="1.0828">
            <text:p>1.0828</text:p>
          </table:table-cell>
          <table:table-cell office:value-type="string">
            <text:p>Leucosyke australis</text:p>
          </table:table-cell>
          <table:table-cell table:number-columns-repeated="1020"/>
        </table:table-row>
        <table:table-row table:style-name="ro2">
          <table:table-cell office:value-type="string">
            <text:p>WS1Z3234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35</text:p>
          </table:table-cell>
          <table:table-cell office:value-type="string">
            <text:p>WS</text:p>
          </table:table-cell>
          <table:table-cell office:value-type="float" office:value="13.445">
            <text:p>13.445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1Z3236</text:p>
          </table:table-cell>
          <table:table-cell office:value-type="string">
            <text:p>WS</text:p>
          </table:table-cell>
          <table:table-cell office:value-type="float" office:value="4.2458">
            <text:p>4.245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37</text:p>
          </table:table-cell>
          <table:table-cell office:value-type="string">
            <text:p>WS</text:p>
          </table:table-cell>
          <table:table-cell office:value-type="float" office:value="3.0794">
            <text:p>3.0794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1Z3238</text:p>
          </table:table-cell>
          <table:table-cell office:value-type="string">
            <text:p>WS</text:p>
          </table:table-cell>
          <table:table-cell office:value-type="float" office:value="2.084">
            <text:p>2.084</text:p>
          </table:table-cell>
          <table:table-cell office:value-type="string">
            <text:p>Leucosyke australis</text:p>
          </table:table-cell>
          <table:table-cell table:number-columns-repeated="1020"/>
        </table:table-row>
        <table:table-row table:style-name="ro2">
          <table:table-cell office:value-type="string">
            <text:p>WS1Z3239</text:p>
          </table:table-cell>
          <table:table-cell office:value-type="string">
            <text:p>WS</text:p>
          </table:table-cell>
          <table:table-cell office:value-type="float" office:value="0.5">
            <text:p>0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40</text:p>
          </table:table-cell>
          <table:table-cell office:value-type="string">
            <text:p>WS</text:p>
          </table:table-cell>
          <table:table-cell office:value-type="float" office:value="2.2356">
            <text:p>2.235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41</text:p>
          </table:table-cell>
          <table:table-cell office:value-type="string">
            <text:p>WS</text:p>
          </table:table-cell>
          <table:table-cell office:value-type="float" office:value="3.199">
            <text:p>3.19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42</text:p>
          </table:table-cell>
          <table:table-cell office:value-type="string">
            <text:p>WS</text:p>
          </table:table-cell>
          <table:table-cell office:value-type="float" office:value="4.2985">
            <text:p>4.298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43</text:p>
          </table:table-cell>
          <table:table-cell office:value-type="string">
            <text:p>WS</text:p>
          </table:table-cell>
          <table:table-cell office:value-type="float" office:value="1.1086">
            <text:p>1.1086</text:p>
          </table:table-cell>
          <table:table-cell office:value-type="string">
            <text:p>Ficus hispidioides</text:p>
          </table:table-cell>
          <table:table-cell table:number-columns-repeated="1020"/>
        </table:table-row>
        <table:table-row table:style-name="ro2">
          <table:table-cell office:value-type="string">
            <text:p>WS1Z3244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Semecarpus schlechteri</text:p>
          </table:table-cell>
          <table:table-cell table:number-columns-repeated="1020"/>
        </table:table-row>
        <table:table-row table:style-name="ro2">
          <table:table-cell office:value-type="string">
            <text:p>WS1Z3245</text:p>
          </table:table-cell>
          <table:table-cell office:value-type="string">
            <text:p>WS</text:p>
          </table:table-cell>
          <table:table-cell office:value-type="float" office:value="0.4">
            <text:p>0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46</text:p>
          </table:table-cell>
          <table:table-cell office:value-type="string">
            <text:p>WS</text:p>
          </table:table-cell>
          <table:table-cell office:value-type="float" office:value="3.3237">
            <text:p>3.323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47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1Z3248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49</text:p>
          </table:table-cell>
          <table:table-cell office:value-type="string">
            <text:p>WS</text:p>
          </table:table-cell>
          <table:table-cell office:value-type="float" office:value="1.0814">
            <text:p>1.0814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1Z3250</text:p>
          </table:table-cell>
          <table:table-cell office:value-type="string">
            <text:p>WS</text:p>
          </table:table-cell>
          <table:table-cell office:value-type="float" office:value="15.3665">
            <text:p>15.366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Z3251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52</text:p>
          </table:table-cell>
          <table:table-cell office:value-type="string">
            <text:p>WS</text:p>
          </table:table-cell>
          <table:table-cell office:value-type="float" office:value="3.1335">
            <text:p>3.1335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1Z3253</text:p>
          </table:table-cell>
          <table:table-cell office:value-type="string">
            <text:p>WS</text:p>
          </table:table-cell>
          <table:table-cell office:value-type="float" office:value="2.1906">
            <text:p>2.190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54</text:p>
          </table:table-cell>
          <table:table-cell office:value-type="string">
            <text:p>WS</text:p>
          </table:table-cell>
          <table:table-cell office:value-type="float" office:value="3.1079">
            <text:p>3.107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55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Guioa comesperma</text:p>
          </table:table-cell>
          <table:table-cell table:number-columns-repeated="1020"/>
        </table:table-row>
        <table:table-row table:style-name="ro2">
          <table:table-cell office:value-type="string">
            <text:p>WS1Z325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melinocarpa</text:p>
          </table:table-cell>
          <table:table-cell table:number-columns-repeated="1020"/>
        </table:table-row>
        <table:table-row table:style-name="ro2">
          <table:table-cell office:value-type="string">
            <text:p>WS1Z3257</text:p>
          </table:table-cell>
          <table:table-cell office:value-type="string">
            <text:p>WS</text:p>
          </table:table-cell>
          <table:table-cell office:value-type="float" office:value="4.1021">
            <text:p>4.1021</text:p>
          </table:table-cell>
          <table:table-cell office:value-type="string">
            <text:p>Callicarpa pentandra</text:p>
          </table:table-cell>
          <table:table-cell table:number-columns-repeated="1020"/>
        </table:table-row>
        <table:table-row table:style-name="ro2">
          <table:table-cell office:value-type="string">
            <text:p>WS1Z3258</text:p>
          </table:table-cell>
          <table:table-cell office:value-type="string">
            <text:p>WS</text:p>
          </table:table-cell>
          <table:table-cell office:value-type="float" office:value="2.6633">
            <text:p>2.663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59</text:p>
          </table:table-cell>
          <table:table-cell office:value-type="string">
            <text:p>WS</text:p>
          </table:table-cell>
          <table:table-cell office:value-type="float" office:value="3.1311">
            <text:p>3.131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60</text:p>
          </table:table-cell>
          <table:table-cell office:value-type="string">
            <text:p>WS</text:p>
          </table:table-cell>
          <table:table-cell office:value-type="float" office:value="11.0991">
            <text:p>11.0991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1Z3261</text:p>
          </table:table-cell>
          <table:table-cell office:value-type="string">
            <text:p>WS</text:p>
          </table:table-cell>
          <table:table-cell office:value-type="float" office:value="1.0818">
            <text:p>1.0818</text:p>
          </table:table-cell>
          <table:table-cell office:value-type="string">
            <text:p>Tetrameles nudiflora</text:p>
          </table:table-cell>
          <table:table-cell table:number-columns-repeated="1020"/>
        </table:table-row>
        <table:table-row table:style-name="ro2">
          <table:table-cell office:value-type="string">
            <text:p>WS1Z3262</text:p>
          </table:table-cell>
          <table:table-cell office:value-type="string">
            <text:p>WS</text:p>
          </table:table-cell>
          <table:table-cell office:value-type="float" office:value="4.0802">
            <text:p>4.080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Z3263</text:p>
          </table:table-cell>
          <table:table-cell office:value-type="string">
            <text:p>WS</text:p>
          </table:table-cell>
          <table:table-cell office:value-type="float" office:value="6.2445">
            <text:p>6.2445</text:p>
          </table:table-cell>
          <table:table-cell office:value-type="string">
            <text:p>Premna obtusifolia</text:p>
          </table:table-cell>
          <table:table-cell table:number-columns-repeated="1020"/>
        </table:table-row>
        <table:table-row table:style-name="ro2">
          <table:table-cell office:value-type="string">
            <text:p>WS1Z3264</text:p>
          </table:table-cell>
          <table:table-cell office:value-type="string">
            <text:p>WS</text:p>
          </table:table-cell>
          <table:table-cell office:value-type="float" office:value="5.7783">
            <text:p>5.7783</text:p>
          </table:table-cell>
          <table:table-cell office:value-type="string">
            <text:p>Tetrameles nudiflora</text:p>
          </table:table-cell>
          <table:table-cell table:number-columns-repeated="1020"/>
        </table:table-row>
        <table:table-row table:style-name="ro2">
          <table:table-cell office:value-type="string">
            <text:p>WS1Z3265</text:p>
          </table:table-cell>
          <table:table-cell office:value-type="string">
            <text:p>WS</text:p>
          </table:table-cell>
          <table:table-cell office:value-type="float" office:value="3.0649">
            <text:p>3.064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66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1Z3267</text:p>
          </table:table-cell>
          <table:table-cell office:value-type="string">
            <text:p>WS</text:p>
          </table:table-cell>
          <table:table-cell office:value-type="float" office:value="3.0706">
            <text:p>3.0706</text:p>
          </table:table-cell>
          <table:table-cell office:value-type="string">
            <text:p>Callicarpa pentandra</text:p>
          </table:table-cell>
          <table:table-cell table:number-columns-repeated="1020"/>
        </table:table-row>
        <table:table-row table:style-name="ro2">
          <table:table-cell office:value-type="string">
            <text:p>WS1Z3268</text:p>
          </table:table-cell>
          <table:table-cell office:value-type="string">
            <text:p>WS</text:p>
          </table:table-cell>
          <table:table-cell office:value-type="float" office:value="12.9366">
            <text:p>12.9366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1Z3269</text:p>
          </table:table-cell>
          <table:table-cell office:value-type="string">
            <text:p>WS</text:p>
          </table:table-cell>
          <table:table-cell office:value-type="float" office:value="7.8504">
            <text:p>7.850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Z3270</text:p>
          </table:table-cell>
          <table:table-cell office:value-type="string">
            <text:p>WS</text:p>
          </table:table-cell>
          <table:table-cell office:value-type="float" office:value="2.0565">
            <text:p>2.0565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1Z3271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1Z3272</text:p>
          </table:table-cell>
          <table:table-cell office:value-type="string">
            <text:p>WS</text:p>
          </table:table-cell>
          <table:table-cell office:value-type="float" office:value="2.4718">
            <text:p>2.4718</text:p>
          </table:table-cell>
          <table:table-cell office:value-type="string">
            <text:p>Callicarpa pentandra</text:p>
          </table:table-cell>
          <table:table-cell table:number-columns-repeated="1020"/>
        </table:table-row>
        <table:table-row table:style-name="ro2">
          <table:table-cell office:value-type="string">
            <text:p>WS1Z3273</text:p>
          </table:table-cell>
          <table:table-cell office:value-type="string">
            <text:p>WS</text:p>
          </table:table-cell>
          <table:table-cell office:value-type="float" office:value="3.6608">
            <text:p>3.6608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1Z3274</text:p>
          </table:table-cell>
          <table:table-cell office:value-type="string">
            <text:p>WS</text:p>
          </table:table-cell>
          <table:table-cell office:value-type="float" office:value="4.5">
            <text:p>4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75</text:p>
          </table:table-cell>
          <table:table-cell office:value-type="string">
            <text:p>WS</text:p>
          </table:table-cell>
          <table:table-cell office:value-type="float" office:value="1.6312">
            <text:p>1.6312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1Z3276</text:p>
          </table:table-cell>
          <table:table-cell office:value-type="string">
            <text:p>WS</text:p>
          </table:table-cell>
          <table:table-cell office:value-type="float" office:value="6.0903">
            <text:p>6.0903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1Z3277</text:p>
          </table:table-cell>
          <table:table-cell office:value-type="string">
            <text:p>WS</text:p>
          </table:table-cell>
          <table:table-cell office:value-type="float" office:value="3.7182">
            <text:p>3.7182</text:p>
          </table:table-cell>
          <table:table-cell office:value-type="string">
            <text:p>Rhus taitensis</text:p>
          </table:table-cell>
          <table:table-cell table:number-columns-repeated="1020"/>
        </table:table-row>
        <table:table-row table:style-name="ro2">
          <table:table-cell office:value-type="string">
            <text:p>WS1Z3278</text:p>
          </table:table-cell>
          <table:table-cell office:value-type="string">
            <text:p>WS</text:p>
          </table:table-cell>
          <table:table-cell office:value-type="float" office:value="2.2154">
            <text:p>2.2154</text:p>
          </table:table-cell>
          <table:table-cell office:value-type="string">
            <text:p>Rhus taitensis</text:p>
          </table:table-cell>
          <table:table-cell table:number-columns-repeated="1020"/>
        </table:table-row>
        <table:table-row table:style-name="ro2">
          <table:table-cell office:value-type="string">
            <text:p>WS1Z3279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80</text:p>
          </table:table-cell>
          <table:table-cell office:value-type="string">
            <text:p>WS</text:p>
          </table:table-cell>
          <table:table-cell office:value-type="float" office:value="0.263">
            <text:p>0.26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81</text:p>
          </table:table-cell>
          <table:table-cell office:value-type="string">
            <text:p>WS</text:p>
          </table:table-cell>
          <table:table-cell office:value-type="float" office:value="0.5688">
            <text:p>0.568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82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Callicarpa pentandra</text:p>
          </table:table-cell>
          <table:table-cell table:number-columns-repeated="1020"/>
        </table:table-row>
        <table:table-row table:style-name="ro2">
          <table:table-cell office:value-type="string">
            <text:p>WS1Z3283</text:p>
          </table:table-cell>
          <table:table-cell office:value-type="string">
            <text:p>WS</text:p>
          </table:table-cell>
          <table:table-cell office:value-type="float" office:value="2.3523">
            <text:p>2.3523</text:p>
          </table:table-cell>
          <table:table-cell office:value-type="string">
            <text:p>Diospyros lolin</text:p>
          </table:table-cell>
          <table:table-cell table:number-columns-repeated="1020"/>
        </table:table-row>
        <table:table-row table:style-name="ro2">
          <table:table-cell office:value-type="string">
            <text:p>WS1Z3284</text:p>
          </table:table-cell>
          <table:table-cell office:value-type="string">
            <text:p>WS</text:p>
          </table:table-cell>
          <table:table-cell office:value-type="float" office:value="2.0671">
            <text:p>2.0671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1Z3285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1Z3286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87</text:p>
          </table:table-cell>
          <table:table-cell office:value-type="string">
            <text:p>WS</text:p>
          </table:table-cell>
          <table:table-cell office:value-type="float" office:value="1.1049">
            <text:p>1.104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88</text:p>
          </table:table-cell>
          <table:table-cell office:value-type="string">
            <text:p>WS</text:p>
          </table:table-cell>
          <table:table-cell office:value-type="float" office:value="1.1377">
            <text:p>1.137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89</text:p>
          </table:table-cell>
          <table:table-cell office:value-type="string">
            <text:p>WS</text:p>
          </table:table-cell>
          <table:table-cell office:value-type="float" office:value="0.5">
            <text:p>0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90</text:p>
          </table:table-cell>
          <table:table-cell office:value-type="string">
            <text:p>WS</text:p>
          </table:table-cell>
          <table:table-cell office:value-type="float" office:value="8.2861">
            <text:p>8.286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91</text:p>
          </table:table-cell>
          <table:table-cell office:value-type="string">
            <text:p>WS</text:p>
          </table:table-cell>
          <table:table-cell office:value-type="float" office:value="3.0773">
            <text:p>3.077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92</text:p>
          </table:table-cell>
          <table:table-cell office:value-type="string">
            <text:p>WS</text:p>
          </table:table-cell>
          <table:table-cell office:value-type="float" office:value="5.4198">
            <text:p>5.419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Z3293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1Z3294</text:p>
          </table:table-cell>
          <table:table-cell office:value-type="string">
            <text:p>WS</text:p>
          </table:table-cell>
          <table:table-cell office:value-type="float" office:value="6.7428">
            <text:p>6.742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95</text:p>
          </table:table-cell>
          <table:table-cell office:value-type="string">
            <text:p>WS</text:p>
          </table:table-cell>
          <table:table-cell office:value-type="float" office:value="1.1318">
            <text:p>1.131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96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97</text:p>
          </table:table-cell>
          <table:table-cell office:value-type="string">
            <text:p>WS</text:p>
          </table:table-cell>
          <table:table-cell office:value-type="float" office:value="1.6522">
            <text:p>1.652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298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299</text:p>
          </table:table-cell>
          <table:table-cell office:value-type="string">
            <text:p>WS</text:p>
          </table:table-cell>
          <table:table-cell office:value-type="float" office:value="3.2113">
            <text:p>3.2113</text:p>
          </table:table-cell>
          <table:table-cell office:value-type="string">
            <text:p>Macaranga fallacina</text:p>
          </table:table-cell>
          <table:table-cell table:number-columns-repeated="1020"/>
        </table:table-row>
        <table:table-row table:style-name="ro2">
          <table:table-cell office:value-type="string">
            <text:p>WS1Z3300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01</text:p>
          </table:table-cell>
          <table:table-cell office:value-type="string">
            <text:p>WS</text:p>
          </table:table-cell>
          <table:table-cell office:value-type="float" office:value="4.1956">
            <text:p>4.1956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1Z3302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03</text:p>
          </table:table-cell>
          <table:table-cell office:value-type="string">
            <text:p>WS</text:p>
          </table:table-cell>
          <table:table-cell office:value-type="float" office:value="10.1973">
            <text:p>10.1973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1Z3304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05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06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Premna obtusifolia</text:p>
          </table:table-cell>
          <table:table-cell table:number-columns-repeated="1020"/>
        </table:table-row>
        <table:table-row table:style-name="ro2">
          <table:table-cell office:value-type="string">
            <text:p>WS1Z3307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Protium macgregorii</text:p>
          </table:table-cell>
          <table:table-cell table:number-columns-repeated="1020"/>
        </table:table-row>
        <table:table-row table:style-name="ro2">
          <table:table-cell office:value-type="string">
            <text:p>WS1Z3308</text:p>
          </table:table-cell>
          <table:table-cell office:value-type="string">
            <text:p>WS</text:p>
          </table:table-cell>
          <table:table-cell office:value-type="float" office:value="3.1162">
            <text:p>3.1162</text:p>
          </table:table-cell>
          <table:table-cell office:value-type="string">
            <text:p>Albizia procera</text:p>
          </table:table-cell>
          <table:table-cell table:number-columns-repeated="1020"/>
        </table:table-row>
        <table:table-row table:style-name="ro2">
          <table:table-cell office:value-type="string">
            <text:p>WS1Z3309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10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11</text:p>
          </table:table-cell>
          <table:table-cell office:value-type="string">
            <text:p>WS</text:p>
          </table:table-cell>
          <table:table-cell office:value-type="float" office:value="7.5">
            <text:p>7.5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1Z3312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13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14</text:p>
          </table:table-cell>
          <table:table-cell office:value-type="string">
            <text:p>WS</text:p>
          </table:table-cell>
          <table:table-cell office:value-type="float" office:value="2.5976">
            <text:p>2.597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315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NA</text:p>
          </table:table-cell>
          <table:table-cell table:number-columns-repeated="1020"/>
        </table:table-row>
        <table:table-row table:style-name="ro2">
          <table:table-cell office:value-type="string">
            <text:p>WS1Z3316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1Z3317</text:p>
          </table:table-cell>
          <table:table-cell office:value-type="string">
            <text:p>WS</text:p>
          </table:table-cell>
          <table:table-cell office:value-type="float" office:value="0.274">
            <text:p>0.27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318</text:p>
          </table:table-cell>
          <table:table-cell office:value-type="string">
            <text:p>WS</text:p>
          </table:table-cell>
          <table:table-cell office:value-type="float" office:value="3.3957">
            <text:p>3.3957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1Z3319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20</text:p>
          </table:table-cell>
          <table:table-cell office:value-type="string">
            <text:p>WS</text:p>
          </table:table-cell>
          <table:table-cell office:value-type="float" office:value="11">
            <text:p>1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21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22</text:p>
          </table:table-cell>
          <table:table-cell office:value-type="string">
            <text:p>WS</text:p>
          </table:table-cell>
          <table:table-cell office:value-type="float" office:value="4.2696">
            <text:p>4.2696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1Z3323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24</text:p>
          </table:table-cell>
          <table:table-cell office:value-type="string">
            <text:p>WS</text:p>
          </table:table-cell>
          <table:table-cell office:value-type="float" office:value="6.5">
            <text:p>6.5</text:p>
          </table:table-cell>
          <table:table-cell office:value-type="string">
            <text:p>Ficus semivestita</text:p>
          </table:table-cell>
          <table:table-cell table:number-columns-repeated="1020"/>
        </table:table-row>
        <table:table-row table:style-name="ro2">
          <table:table-cell office:value-type="string">
            <text:p>WS1Z3325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26</text:p>
          </table:table-cell>
          <table:table-cell office:value-type="string">
            <text:p>WS</text:p>
          </table:table-cell>
          <table:table-cell office:value-type="float" office:value="5.5608">
            <text:p>5.560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Z3327</text:p>
          </table:table-cell>
          <table:table-cell office:value-type="string">
            <text:p>WS</text:p>
          </table:table-cell>
          <table:table-cell office:value-type="float" office:value="2.0349">
            <text:p>2.0349</text:p>
          </table:table-cell>
          <table:table-cell office:value-type="string">
            <text:p>Callicarpa pentandra</text:p>
          </table:table-cell>
          <table:table-cell table:number-columns-repeated="1020"/>
        </table:table-row>
        <table:table-row table:style-name="ro2">
          <table:table-cell office:value-type="string">
            <text:p>WS1Z3328</text:p>
          </table:table-cell>
          <table:table-cell office:value-type="string">
            <text:p>WS</text:p>
          </table:table-cell>
          <table:table-cell office:value-type="float" office:value="10.6171">
            <text:p>10.617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Z3329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30</text:p>
          </table:table-cell>
          <table:table-cell office:value-type="string">
            <text:p>WS</text:p>
          </table:table-cell>
          <table:table-cell office:value-type="float" office:value="4.5">
            <text:p>4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32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33</text:p>
          </table:table-cell>
          <table:table-cell office:value-type="string">
            <text:p>WS</text:p>
          </table:table-cell>
          <table:table-cell office:value-type="float" office:value="6">
            <text:p>6</text:p>
          </table:table-cell>
          <table:table-cell office:value-type="string">
            <text:p>Premna obtusifolia</text:p>
          </table:table-cell>
          <table:table-cell table:number-columns-repeated="1020"/>
        </table:table-row>
        <table:table-row table:style-name="ro2">
          <table:table-cell office:value-type="string">
            <text:p>WS1Z3334</text:p>
          </table:table-cell>
          <table:table-cell office:value-type="string">
            <text:p>WS</text:p>
          </table:table-cell>
          <table:table-cell office:value-type="float" office:value="23.3134">
            <text:p>23.3134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1Z3335</text:p>
          </table:table-cell>
          <table:table-cell office:value-type="string">
            <text:p>WS</text:p>
          </table:table-cell>
          <table:table-cell office:value-type="float" office:value="0.5932">
            <text:p>0.593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336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Callicarpa pentandra</text:p>
          </table:table-cell>
          <table:table-cell table:number-columns-repeated="1020"/>
        </table:table-row>
        <table:table-row table:style-name="ro2">
          <table:table-cell office:value-type="string">
            <text:p>WS1Z3337</text:p>
          </table:table-cell>
          <table:table-cell office:value-type="string">
            <text:p>WS</text:p>
          </table:table-cell>
          <table:table-cell office:value-type="float" office:value="6.1136">
            <text:p>6.1136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1Z3338</text:p>
          </table:table-cell>
          <table:table-cell office:value-type="string">
            <text:p>WS</text:p>
          </table:table-cell>
          <table:table-cell office:value-type="float" office:value="6.1586">
            <text:p>6.1586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1Z3339</text:p>
          </table:table-cell>
          <table:table-cell office:value-type="string">
            <text:p>WS</text:p>
          </table:table-cell>
          <table:table-cell office:value-type="float" office:value="10">
            <text:p>1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40</text:p>
          </table:table-cell>
          <table:table-cell office:value-type="string">
            <text:p>WS</text:p>
          </table:table-cell>
          <table:table-cell office:value-type="float" office:value="12.8536">
            <text:p>12.853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1Z3341</text:p>
          </table:table-cell>
          <table:table-cell office:value-type="string">
            <text:p>WS</text:p>
          </table:table-cell>
          <table:table-cell office:value-type="float" office:value="2.3">
            <text:p>2.3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S1Z3342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Premna obtusifolia</text:p>
          </table:table-cell>
          <table:table-cell table:number-columns-repeated="1020"/>
        </table:table-row>
        <table:table-row table:style-name="ro2">
          <table:table-cell office:value-type="string">
            <text:p>WS1Z3343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44</text:p>
          </table:table-cell>
          <table:table-cell office:value-type="string">
            <text:p>WS</text:p>
          </table:table-cell>
          <table:table-cell office:value-type="float" office:value="3.3354">
            <text:p>3.335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1Z3345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Callicarpa pentandra</text:p>
          </table:table-cell>
          <table:table-cell table:number-columns-repeated="1020"/>
        </table:table-row>
        <table:table-row table:style-name="ro2">
          <table:table-cell office:value-type="string">
            <text:p>WS1Z3346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1Z3347</text:p>
          </table:table-cell>
          <table:table-cell office:value-type="string">
            <text:p>WS</text:p>
          </table:table-cell>
          <table:table-cell office:value-type="float" office:value="6">
            <text:p>6</text:p>
          </table:table-cell>
          <table:table-cell office:value-type="string">
            <text:p>Callicarpa pentandra</text:p>
          </table:table-cell>
          <table:table-cell table:number-columns-repeated="1020"/>
        </table:table-row>
        <table:table-row table:style-name="ro2">
          <table:table-cell office:value-type="string">
            <text:p>WS1Z3348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2A0063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06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2A0065</text:p>
          </table:table-cell>
          <table:table-cell office:value-type="string">
            <text:p>WS</text:p>
          </table:table-cell>
          <table:table-cell office:value-type="float" office:value="2.902">
            <text:p>2.902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2A0066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2A0067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068</text:p>
          </table:table-cell>
          <table:table-cell office:value-type="string">
            <text:p>WS</text:p>
          </table:table-cell>
          <table:table-cell office:value-type="float" office:value="3.9558">
            <text:p>3.955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69</text:p>
          </table:table-cell>
          <table:table-cell office:value-type="string">
            <text:p>WS</text:p>
          </table:table-cell>
          <table:table-cell office:value-type="float" office:value="2.8771">
            <text:p>2.877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70</text:p>
          </table:table-cell>
          <table:table-cell office:value-type="string">
            <text:p>WS</text:p>
          </table:table-cell>
          <table:table-cell office:value-type="float" office:value="2.2162">
            <text:p>2.216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A0071</text:p>
          </table:table-cell>
          <table:table-cell office:value-type="string">
            <text:p>WS</text:p>
          </table:table-cell>
          <table:table-cell office:value-type="float" office:value="3.9371">
            <text:p>3.937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A0072</text:p>
          </table:table-cell>
          <table:table-cell office:value-type="string">
            <text:p>WS</text:p>
          </table:table-cell>
          <table:table-cell office:value-type="float" office:value="0.345">
            <text:p>0.345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2A0073</text:p>
          </table:table-cell>
          <table:table-cell office:value-type="string">
            <text:p>WS</text:p>
          </table:table-cell>
          <table:table-cell office:value-type="float" office:value="4.8973">
            <text:p>4.8973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2A0074</text:p>
          </table:table-cell>
          <table:table-cell office:value-type="string">
            <text:p>WS</text:p>
          </table:table-cell>
          <table:table-cell office:value-type="float" office:value="1.3692">
            <text:p>1.3692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2A0075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76</text:p>
          </table:table-cell>
          <table:table-cell office:value-type="string">
            <text:p>WS</text:p>
          </table:table-cell>
          <table:table-cell office:value-type="float" office:value="3.0776">
            <text:p>3.077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2A0077</text:p>
          </table:table-cell>
          <table:table-cell office:value-type="string">
            <text:p>WS</text:p>
          </table:table-cell>
          <table:table-cell office:value-type="float" office:value="1.2552">
            <text:p>1.2552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2A0078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079</text:p>
          </table:table-cell>
          <table:table-cell office:value-type="string">
            <text:p>WS</text:p>
          </table:table-cell>
          <table:table-cell office:value-type="float" office:value="3.9589">
            <text:p>3.958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80</text:p>
          </table:table-cell>
          <table:table-cell office:value-type="string">
            <text:p>WS</text:p>
          </table:table-cell>
          <table:table-cell office:value-type="float" office:value="2.3186">
            <text:p>2.3186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2A0081</text:p>
          </table:table-cell>
          <table:table-cell office:value-type="string">
            <text:p>WS</text:p>
          </table:table-cell>
          <table:table-cell office:value-type="float" office:value="3.2034">
            <text:p>3.203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2A0082</text:p>
          </table:table-cell>
          <table:table-cell office:value-type="string">
            <text:p>WS</text:p>
          </table:table-cell>
          <table:table-cell office:value-type="float" office:value="0.65">
            <text:p>0.6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083</text:p>
          </table:table-cell>
          <table:table-cell office:value-type="string">
            <text:p>WS</text:p>
          </table:table-cell>
          <table:table-cell office:value-type="float" office:value="1.0276">
            <text:p>1.027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084</text:p>
          </table:table-cell>
          <table:table-cell office:value-type="string">
            <text:p>WS</text:p>
          </table:table-cell>
          <table:table-cell office:value-type="float" office:value="1.5211">
            <text:p>1.521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85</text:p>
          </table:table-cell>
          <table:table-cell office:value-type="string">
            <text:p>WS</text:p>
          </table:table-cell>
          <table:table-cell office:value-type="float" office:value="0.721">
            <text:p>0.721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2A0086</text:p>
          </table:table-cell>
          <table:table-cell office:value-type="string">
            <text:p>WS</text:p>
          </table:table-cell>
          <table:table-cell office:value-type="float" office:value="3.1232">
            <text:p>3.123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A0087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2A0088</text:p>
          </table:table-cell>
          <table:table-cell office:value-type="string">
            <text:p>WS</text:p>
          </table:table-cell>
          <table:table-cell office:value-type="float" office:value="6.24">
            <text:p>6.2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089</text:p>
          </table:table-cell>
          <table:table-cell office:value-type="string">
            <text:p>WS</text:p>
          </table:table-cell>
          <table:table-cell office:value-type="float" office:value="8.2328">
            <text:p>8.232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90</text:p>
          </table:table-cell>
          <table:table-cell office:value-type="string">
            <text:p>WS</text:p>
          </table:table-cell>
          <table:table-cell office:value-type="float" office:value="2.0067">
            <text:p>2.006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91</text:p>
          </table:table-cell>
          <table:table-cell office:value-type="string">
            <text:p>WS</text:p>
          </table:table-cell>
          <table:table-cell office:value-type="float" office:value="3.5258">
            <text:p>3.5258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2A0092</text:p>
          </table:table-cell>
          <table:table-cell office:value-type="string">
            <text:p>WS</text:p>
          </table:table-cell>
          <table:table-cell office:value-type="float" office:value="5.2663">
            <text:p>5.266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93</text:p>
          </table:table-cell>
          <table:table-cell office:value-type="string">
            <text:p>WS</text:p>
          </table:table-cell>
          <table:table-cell office:value-type="float" office:value="4.9676">
            <text:p>4.967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94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095</text:p>
          </table:table-cell>
          <table:table-cell office:value-type="string">
            <text:p>WS</text:p>
          </table:table-cell>
          <table:table-cell office:value-type="float" office:value="2.1355">
            <text:p>2.1355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2A0096</text:p>
          </table:table-cell>
          <table:table-cell office:value-type="string">
            <text:p>WS</text:p>
          </table:table-cell>
          <table:table-cell office:value-type="float" office:value="6.2779">
            <text:p>6.277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A0097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098</text:p>
          </table:table-cell>
          <table:table-cell office:value-type="string">
            <text:p>WS</text:p>
          </table:table-cell>
          <table:table-cell office:value-type="float" office:value="14.4">
            <text:p>14.4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2A0099</text:p>
          </table:table-cell>
          <table:table-cell office:value-type="string">
            <text:p>WS</text:p>
          </table:table-cell>
          <table:table-cell office:value-type="float" office:value="0.9">
            <text:p>0.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100</text:p>
          </table:table-cell>
          <table:table-cell office:value-type="string">
            <text:p>WS</text:p>
          </table:table-cell>
          <table:table-cell office:value-type="float" office:value="1.161">
            <text:p>1.16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01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02</text:p>
          </table:table-cell>
          <table:table-cell office:value-type="string">
            <text:p>WS</text:p>
          </table:table-cell>
          <table:table-cell office:value-type="float" office:value="8.0766">
            <text:p>8.076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2A0103</text:p>
          </table:table-cell>
          <table:table-cell office:value-type="string">
            <text:p>WS</text:p>
          </table:table-cell>
          <table:table-cell office:value-type="float" office:value="2.3093">
            <text:p>2.309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04</text:p>
          </table:table-cell>
          <table:table-cell office:value-type="string">
            <text:p>WS</text:p>
          </table:table-cell>
          <table:table-cell office:value-type="float" office:value="1.1">
            <text:p>1.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06</text:p>
          </table:table-cell>
          <table:table-cell office:value-type="string">
            <text:p>WS</text:p>
          </table:table-cell>
          <table:table-cell office:value-type="float" office:value="3.3679">
            <text:p>3.367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07</text:p>
          </table:table-cell>
          <table:table-cell office:value-type="string">
            <text:p>WS</text:p>
          </table:table-cell>
          <table:table-cell office:value-type="float" office:value="3.2">
            <text:p>3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108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109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110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111</text:p>
          </table:table-cell>
          <table:table-cell office:value-type="string">
            <text:p>WS</text:p>
          </table:table-cell>
          <table:table-cell office:value-type="float" office:value="8.8675">
            <text:p>8.8675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2A0112</text:p>
          </table:table-cell>
          <table:table-cell office:value-type="string">
            <text:p>WS</text:p>
          </table:table-cell>
          <table:table-cell office:value-type="float" office:value="0.2974">
            <text:p>0.297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13</text:p>
          </table:table-cell>
          <table:table-cell office:value-type="string">
            <text:p>WS</text:p>
          </table:table-cell>
          <table:table-cell office:value-type="float" office:value="3.6">
            <text:p>3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114</text:p>
          </table:table-cell>
          <table:table-cell office:value-type="string">
            <text:p>WS</text:p>
          </table:table-cell>
          <table:table-cell office:value-type="float" office:value="3.2387">
            <text:p>3.2387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2A0115</text:p>
          </table:table-cell>
          <table:table-cell office:value-type="string">
            <text:p>WS</text:p>
          </table:table-cell>
          <table:table-cell office:value-type="float" office:value="0.2784">
            <text:p>0.278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16</text:p>
          </table:table-cell>
          <table:table-cell office:value-type="string">
            <text:p>WS</text:p>
          </table:table-cell>
          <table:table-cell office:value-type="float" office:value="5.2147">
            <text:p>5.214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17</text:p>
          </table:table-cell>
          <table:table-cell office:value-type="string">
            <text:p>WS</text:p>
          </table:table-cell>
          <table:table-cell office:value-type="float" office:value="1.8768">
            <text:p>1.876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18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119</text:p>
          </table:table-cell>
          <table:table-cell office:value-type="string">
            <text:p>WS</text:p>
          </table:table-cell>
          <table:table-cell office:value-type="float" office:value="1.6357">
            <text:p>1.635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20</text:p>
          </table:table-cell>
          <table:table-cell office:value-type="string">
            <text:p>WS</text:p>
          </table:table-cell>
          <table:table-cell office:value-type="float" office:value="1.981">
            <text:p>1.98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2A0122</text:p>
          </table:table-cell>
          <table:table-cell office:value-type="string">
            <text:p>WS</text:p>
          </table:table-cell>
          <table:table-cell office:value-type="float" office:value="3.6021">
            <text:p>3.602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2A0123</text:p>
          </table:table-cell>
          <table:table-cell office:value-type="string">
            <text:p>WS</text:p>
          </table:table-cell>
          <table:table-cell office:value-type="float" office:value="36.825">
            <text:p>36.825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2A0124</text:p>
          </table:table-cell>
          <table:table-cell office:value-type="string">
            <text:p>WS</text:p>
          </table:table-cell>
          <table:table-cell office:value-type="float" office:value="3.0978">
            <text:p>3.0978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2A0125</text:p>
          </table:table-cell>
          <table:table-cell office:value-type="string">
            <text:p>WS</text:p>
          </table:table-cell>
          <table:table-cell office:value-type="float" office:value="3.4448">
            <text:p>3.444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27</text:p>
          </table:table-cell>
          <table:table-cell office:value-type="string">
            <text:p>WS</text:p>
          </table:table-cell>
          <table:table-cell office:value-type="float" office:value="6.7252">
            <text:p>6.725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A0128</text:p>
          </table:table-cell>
          <table:table-cell office:value-type="string">
            <text:p>WS</text:p>
          </table:table-cell>
          <table:table-cell office:value-type="float" office:value="6.2928">
            <text:p>6.2928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2A0129</text:p>
          </table:table-cell>
          <table:table-cell office:value-type="string">
            <text:p>WS</text:p>
          </table:table-cell>
          <table:table-cell office:value-type="float" office:value="3.641">
            <text:p>3.64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2A0130</text:p>
          </table:table-cell>
          <table:table-cell office:value-type="string">
            <text:p>WS</text:p>
          </table:table-cell>
          <table:table-cell office:value-type="float" office:value="2.1">
            <text:p>2.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A0131</text:p>
          </table:table-cell>
          <table:table-cell office:value-type="string">
            <text:p>WS</text:p>
          </table:table-cell>
          <table:table-cell office:value-type="float" office:value="7.6301">
            <text:p>7.630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2A013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B0513</text:p>
          </table:table-cell>
          <table:table-cell office:value-type="string">
            <text:p>WS</text:p>
          </table:table-cell>
          <table:table-cell office:value-type="float" office:value="2.8">
            <text:p>2.8</text:p>
          </table:table-cell>
          <table:table-cell office:value-type="string">
            <text:p>Breynia cernua</text:p>
          </table:table-cell>
          <table:table-cell table:number-columns-repeated="1020"/>
        </table:table-row>
        <table:table-row table:style-name="ro2">
          <table:table-cell office:value-type="string">
            <text:p>WS2B0514</text:p>
          </table:table-cell>
          <table:table-cell office:value-type="string">
            <text:p>WS</text:p>
          </table:table-cell>
          <table:table-cell office:value-type="float" office:value="4.4">
            <text:p>4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15</text:p>
          </table:table-cell>
          <table:table-cell office:value-type="string">
            <text:p>WS</text:p>
          </table:table-cell>
          <table:table-cell office:value-type="float" office:value="14.513">
            <text:p>14.513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2B0516</text:p>
          </table:table-cell>
          <table:table-cell office:value-type="string">
            <text:p>WS</text:p>
          </table:table-cell>
          <table:table-cell office:value-type="float" office:value="1.291">
            <text:p>1.291</text:p>
          </table:table-cell>
          <table:table-cell office:value-type="string">
            <text:p>Callicarpa longifolia</text:p>
          </table:table-cell>
          <table:table-cell table:number-columns-repeated="1020"/>
        </table:table-row>
        <table:table-row table:style-name="ro2">
          <table:table-cell office:value-type="string">
            <text:p>WS2B0517</text:p>
          </table:table-cell>
          <table:table-cell office:value-type="string">
            <text:p>WS</text:p>
          </table:table-cell>
          <table:table-cell office:value-type="float" office:value="23.0381">
            <text:p>23.0381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2B0518</text:p>
          </table:table-cell>
          <table:table-cell office:value-type="string">
            <text:p>WS</text:p>
          </table:table-cell>
          <table:table-cell office:value-type="float" office:value="0.3346">
            <text:p>0.3346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S2B0520</text:p>
          </table:table-cell>
          <table:table-cell office:value-type="string">
            <text:p>WS</text:p>
          </table:table-cell>
          <table:table-cell office:value-type="float" office:value="29.335">
            <text:p>29.335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2B0521</text:p>
          </table:table-cell>
          <table:table-cell office:value-type="string">
            <text:p>WS</text:p>
          </table:table-cell>
          <table:table-cell office:value-type="float" office:value="8.2">
            <text:p>8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22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2B0523</text:p>
          </table:table-cell>
          <table:table-cell office:value-type="string">
            <text:p>WS</text:p>
          </table:table-cell>
          <table:table-cell office:value-type="float" office:value="12.8794">
            <text:p>12.879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B0524</text:p>
          </table:table-cell>
          <table:table-cell office:value-type="string">
            <text:p>WS</text:p>
          </table:table-cell>
          <table:table-cell office:value-type="float" office:value="0.3416">
            <text:p>0.341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B0525</text:p>
          </table:table-cell>
          <table:table-cell office:value-type="string">
            <text:p>WS</text:p>
          </table:table-cell>
          <table:table-cell office:value-type="float" office:value="12.8601">
            <text:p>12.8601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2B0526</text:p>
          </table:table-cell>
          <table:table-cell office:value-type="string">
            <text:p>WS</text:p>
          </table:table-cell>
          <table:table-cell office:value-type="float" office:value="3.5088">
            <text:p>3.508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B0527</text:p>
          </table:table-cell>
          <table:table-cell office:value-type="string">
            <text:p>WS</text:p>
          </table:table-cell>
          <table:table-cell office:value-type="float" office:value="3.6921">
            <text:p>3.6921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2B0528</text:p>
          </table:table-cell>
          <table:table-cell office:value-type="string">
            <text:p>WS</text:p>
          </table:table-cell>
          <table:table-cell office:value-type="float" office:value="3.4">
            <text:p>3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29</text:p>
          </table:table-cell>
          <table:table-cell office:value-type="string">
            <text:p>WS</text:p>
          </table:table-cell>
          <table:table-cell office:value-type="float" office:value="1.6558">
            <text:p>1.655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B0530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B0531</text:p>
          </table:table-cell>
          <table:table-cell office:value-type="string">
            <text:p>WS</text:p>
          </table:table-cell>
          <table:table-cell office:value-type="float" office:value="2.9964">
            <text:p>2.9964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2B0532</text:p>
          </table:table-cell>
          <table:table-cell office:value-type="string">
            <text:p>WS</text:p>
          </table:table-cell>
          <table:table-cell office:value-type="float" office:value="7.3">
            <text:p>7.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33</text:p>
          </table:table-cell>
          <table:table-cell office:value-type="string">
            <text:p>WS</text:p>
          </table:table-cell>
          <table:table-cell office:value-type="float" office:value="28.0821">
            <text:p>28.082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B0534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35</text:p>
          </table:table-cell>
          <table:table-cell office:value-type="string">
            <text:p>WS</text:p>
          </table:table-cell>
          <table:table-cell office:value-type="float" office:value="5.3047">
            <text:p>5.3047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2B0536</text:p>
          </table:table-cell>
          <table:table-cell office:value-type="string">
            <text:p>WS</text:p>
          </table:table-cell>
          <table:table-cell office:value-type="float" office:value="3.626">
            <text:p>3.62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B0537</text:p>
          </table:table-cell>
          <table:table-cell office:value-type="string">
            <text:p>WS</text:p>
          </table:table-cell>
          <table:table-cell office:value-type="float" office:value="1.5339">
            <text:p>1.533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B0538</text:p>
          </table:table-cell>
          <table:table-cell office:value-type="string">
            <text:p>WS</text:p>
          </table:table-cell>
          <table:table-cell office:value-type="float" office:value="4.5246">
            <text:p>4.524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B0539</text:p>
          </table:table-cell>
          <table:table-cell office:value-type="string">
            <text:p>WS</text:p>
          </table:table-cell>
          <table:table-cell office:value-type="float" office:value="20.6">
            <text:p>2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40</text:p>
          </table:table-cell>
          <table:table-cell office:value-type="string">
            <text:p>WS</text:p>
          </table:table-cell>
          <table:table-cell office:value-type="float" office:value="4.1974">
            <text:p>4.197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B0541</text:p>
          </table:table-cell>
          <table:table-cell office:value-type="string">
            <text:p>WS</text:p>
          </table:table-cell>
          <table:table-cell office:value-type="float" office:value="2.8854">
            <text:p>2.8854</text:p>
          </table:table-cell>
          <table:table-cell office:value-type="string">
            <text:p>Timonius timon</text:p>
          </table:table-cell>
          <table:table-cell table:number-columns-repeated="1020"/>
        </table:table-row>
        <table:table-row table:style-name="ro2">
          <table:table-cell office:value-type="string">
            <text:p>WS2B0542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B0543</text:p>
          </table:table-cell>
          <table:table-cell office:value-type="string">
            <text:p>WS</text:p>
          </table:table-cell>
          <table:table-cell office:value-type="float" office:value="1.8749">
            <text:p>1.874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44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gul</text:p>
          </table:table-cell>
          <table:table-cell table:number-columns-repeated="1020"/>
        </table:table-row>
        <table:table-row table:style-name="ro2">
          <table:table-cell office:value-type="string">
            <text:p>WS2B0545</text:p>
          </table:table-cell>
          <table:table-cell office:value-type="string">
            <text:p>WS</text:p>
          </table:table-cell>
          <table:table-cell office:value-type="float" office:value="3.6">
            <text:p>3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46</text:p>
          </table:table-cell>
          <table:table-cell office:value-type="string">
            <text:p>WS</text:p>
          </table:table-cell>
          <table:table-cell office:value-type="float" office:value="3.2">
            <text:p>3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47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48</text:p>
          </table:table-cell>
          <table:table-cell office:value-type="string">
            <text:p>WS</text:p>
          </table:table-cell>
          <table:table-cell office:value-type="float" office:value="0.8">
            <text:p>0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49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50</text:p>
          </table:table-cell>
          <table:table-cell office:value-type="string">
            <text:p>WS</text:p>
          </table:table-cell>
          <table:table-cell office:value-type="float" office:value="2.9902">
            <text:p>2.990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51</text:p>
          </table:table-cell>
          <table:table-cell office:value-type="string">
            <text:p>WS</text:p>
          </table:table-cell>
          <table:table-cell office:value-type="float" office:value="28">
            <text:p>2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52</text:p>
          </table:table-cell>
          <table:table-cell office:value-type="string">
            <text:p>WS</text:p>
          </table:table-cell>
          <table:table-cell office:value-type="float" office:value="4.2295">
            <text:p>4.229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B0553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B0554</text:p>
          </table:table-cell>
          <table:table-cell office:value-type="string">
            <text:p>WS</text:p>
          </table:table-cell>
          <table:table-cell office:value-type="float" office:value="2.1594">
            <text:p>2.1594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2B0555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2B0557</text:p>
          </table:table-cell>
          <table:table-cell office:value-type="string">
            <text:p>WS</text:p>
          </table:table-cell>
          <table:table-cell office:value-type="float" office:value="1.9001">
            <text:p>1.9001</text:p>
          </table:table-cell>
          <table:table-cell office:value-type="string">
            <text:p>Callicarpa longifolia</text:p>
          </table:table-cell>
          <table:table-cell table:number-columns-repeated="1020"/>
        </table:table-row>
        <table:table-row table:style-name="ro2">
          <table:table-cell office:value-type="string">
            <text:p>WS2B0558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B0559</text:p>
          </table:table-cell>
          <table:table-cell office:value-type="string">
            <text:p>WS</text:p>
          </table:table-cell>
          <table:table-cell office:value-type="float" office:value="1.7027">
            <text:p>1.702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B0560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C0623</text:p>
          </table:table-cell>
          <table:table-cell office:value-type="string">
            <text:p>WS</text:p>
          </table:table-cell>
          <table:table-cell office:value-type="float" office:value="16.4831">
            <text:p>16.483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C0624</text:p>
          </table:table-cell>
          <table:table-cell office:value-type="string">
            <text:p>WS</text:p>
          </table:table-cell>
          <table:table-cell office:value-type="float" office:value="17.4984">
            <text:p>17.4984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2C0625</text:p>
          </table:table-cell>
          <table:table-cell office:value-type="string">
            <text:p>WS</text:p>
          </table:table-cell>
          <table:table-cell office:value-type="float" office:value="12.6946">
            <text:p>12.694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C0626</text:p>
          </table:table-cell>
          <table:table-cell office:value-type="string">
            <text:p>WS</text:p>
          </table:table-cell>
          <table:table-cell office:value-type="float" office:value="4.3234">
            <text:p>4.323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C0627</text:p>
          </table:table-cell>
          <table:table-cell office:value-type="string">
            <text:p>WS</text:p>
          </table:table-cell>
          <table:table-cell office:value-type="float" office:value="5.5">
            <text:p>5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C0628</text:p>
          </table:table-cell>
          <table:table-cell office:value-type="string">
            <text:p>WS</text:p>
          </table:table-cell>
          <table:table-cell office:value-type="float" office:value="15.6159">
            <text:p>15.6159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2C0629</text:p>
          </table:table-cell>
          <table:table-cell office:value-type="string">
            <text:p>WS</text:p>
          </table:table-cell>
          <table:table-cell office:value-type="float" office:value="60.6637">
            <text:p>60.6637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2C0630</text:p>
          </table:table-cell>
          <table:table-cell office:value-type="string">
            <text:p>WS</text:p>
          </table:table-cell>
          <table:table-cell office:value-type="float" office:value="5.8608">
            <text:p>5.860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C0631</text:p>
          </table:table-cell>
          <table:table-cell office:value-type="string">
            <text:p>WS</text:p>
          </table:table-cell>
          <table:table-cell office:value-type="float" office:value="8.6482">
            <text:p>8.648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C063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2C0633</text:p>
          </table:table-cell>
          <table:table-cell office:value-type="string">
            <text:p>WS</text:p>
          </table:table-cell>
          <table:table-cell office:value-type="float" office:value="7.5462">
            <text:p>7.546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C0634</text:p>
          </table:table-cell>
          <table:table-cell office:value-type="string">
            <text:p>WS</text:p>
          </table:table-cell>
          <table:table-cell office:value-type="float" office:value="3.5">
            <text:p>3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C0635</text:p>
          </table:table-cell>
          <table:table-cell office:value-type="string">
            <text:p>WS</text:p>
          </table:table-cell>
          <table:table-cell office:value-type="float" office:value="8.0969">
            <text:p>8.0969</text:p>
          </table:table-cell>
          <table:table-cell office:value-type="string">
            <text:p>Ficus gul</text:p>
          </table:table-cell>
          <table:table-cell table:number-columns-repeated="1020"/>
        </table:table-row>
        <table:table-row table:style-name="ro2">
          <table:table-cell office:value-type="string">
            <text:p>WS2C0636</text:p>
          </table:table-cell>
          <table:table-cell office:value-type="string">
            <text:p>WS</text:p>
          </table:table-cell>
          <table:table-cell office:value-type="float" office:value="12.1323">
            <text:p>12.132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C0637</text:p>
          </table:table-cell>
          <table:table-cell office:value-type="string">
            <text:p>WS</text:p>
          </table:table-cell>
          <table:table-cell office:value-type="float" office:value="12.5">
            <text:p>12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C0638</text:p>
          </table:table-cell>
          <table:table-cell office:value-type="string">
            <text:p>WS</text:p>
          </table:table-cell>
          <table:table-cell office:value-type="float" office:value="3.5">
            <text:p>3.5</text:p>
          </table:table-cell>
          <table:table-cell office:value-type="string">
            <text:p>Ficus trachypison</text:p>
          </table:table-cell>
          <table:table-cell table:number-columns-repeated="1020"/>
        </table:table-row>
        <table:table-row table:style-name="ro2">
          <table:table-cell office:value-type="string">
            <text:p>WS2C0639</text:p>
          </table:table-cell>
          <table:table-cell office:value-type="string">
            <text:p>WS</text:p>
          </table:table-cell>
          <table:table-cell office:value-type="float" office:value="4.077">
            <text:p>4.077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C0640</text:p>
          </table:table-cell>
          <table:table-cell office:value-type="string">
            <text:p>WS</text:p>
          </table:table-cell>
          <table:table-cell office:value-type="float" office:value="1.1245">
            <text:p>1.124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C0641</text:p>
          </table:table-cell>
          <table:table-cell office:value-type="string">
            <text:p>WS</text:p>
          </table:table-cell>
          <table:table-cell office:value-type="float" office:value="5">
            <text:p>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C0642</text:p>
          </table:table-cell>
          <table:table-cell office:value-type="string">
            <text:p>WS</text:p>
          </table:table-cell>
          <table:table-cell office:value-type="float" office:value="25.2826">
            <text:p>25.282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2C0643</text:p>
          </table:table-cell>
          <table:table-cell office:value-type="string">
            <text:p>WS</text:p>
          </table:table-cell>
          <table:table-cell office:value-type="float" office:value="5.7398">
            <text:p>5.739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C0644</text:p>
          </table:table-cell>
          <table:table-cell office:value-type="string">
            <text:p>WS</text:p>
          </table:table-cell>
          <table:table-cell office:value-type="float" office:value="8.2323">
            <text:p>8.2323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2C0645</text:p>
          </table:table-cell>
          <table:table-cell office:value-type="string">
            <text:p>WS</text:p>
          </table:table-cell>
          <table:table-cell office:value-type="float" office:value="4.118">
            <text:p>4.11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D0925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D092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D0927</text:p>
          </table:table-cell>
          <table:table-cell office:value-type="string">
            <text:p>WS</text:p>
          </table:table-cell>
          <table:table-cell office:value-type="float" office:value="6.4">
            <text:p>6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D0928</text:p>
          </table:table-cell>
          <table:table-cell office:value-type="string">
            <text:p>WS</text:p>
          </table:table-cell>
          <table:table-cell office:value-type="float" office:value="58.4814">
            <text:p>58.4814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2D0929</text:p>
          </table:table-cell>
          <table:table-cell office:value-type="string">
            <text:p>WS</text:p>
          </table:table-cell>
          <table:table-cell office:value-type="float" office:value="2.379">
            <text:p>2.379</text:p>
          </table:table-cell>
          <table:table-cell office:value-type="string">
            <text:p>Premna obtusifolia</text:p>
          </table:table-cell>
          <table:table-cell table:number-columns-repeated="1020"/>
        </table:table-row>
        <table:table-row table:style-name="ro2">
          <table:table-cell office:value-type="string">
            <text:p>WS2D0930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wassa</text:p>
          </table:table-cell>
          <table:table-cell table:number-columns-repeated="1020"/>
        </table:table-row>
        <table:table-row table:style-name="ro2">
          <table:table-cell office:value-type="string">
            <text:p>WS2D0931</text:p>
          </table:table-cell>
          <table:table-cell office:value-type="string">
            <text:p>WS</text:p>
          </table:table-cell>
          <table:table-cell office:value-type="float" office:value="9">
            <text:p>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D0932</text:p>
          </table:table-cell>
          <table:table-cell office:value-type="string">
            <text:p>WS</text:p>
          </table:table-cell>
          <table:table-cell office:value-type="float" office:value="16.8">
            <text:p>16.8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2D0933</text:p>
          </table:table-cell>
          <table:table-cell office:value-type="string">
            <text:p>WS</text:p>
          </table:table-cell>
          <table:table-cell office:value-type="float" office:value="4.0916">
            <text:p>4.0916</text:p>
          </table:table-cell>
          <table:table-cell office:value-type="string">
            <text:p>Premna obtusifolia</text:p>
          </table:table-cell>
          <table:table-cell table:number-columns-repeated="1020"/>
        </table:table-row>
        <table:table-row table:style-name="ro2">
          <table:table-cell office:value-type="string">
            <text:p>WS2D0934</text:p>
          </table:table-cell>
          <table:table-cell office:value-type="string">
            <text:p>WS</text:p>
          </table:table-cell>
          <table:table-cell office:value-type="float" office:value="4.2383">
            <text:p>4.238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D0935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Pipturus argenteus</text:p>
          </table:table-cell>
          <table:table-cell table:number-columns-repeated="1020"/>
        </table:table-row>
        <table:table-row table:style-name="ro2">
          <table:table-cell office:value-type="string">
            <text:p>WS2D0936</text:p>
          </table:table-cell>
          <table:table-cell office:value-type="string">
            <text:p>WS</text:p>
          </table:table-cell>
          <table:table-cell office:value-type="float" office:value="14.8477">
            <text:p>14.8477</text:p>
          </table:table-cell>
          <table:table-cell office:value-type="string">
            <text:p>Artocarpus camansi</text:p>
          </table:table-cell>
          <table:table-cell table:number-columns-repeated="1020"/>
        </table:table-row>
        <table:table-row table:style-name="ro2">
          <table:table-cell office:value-type="string">
            <text:p>WS2D0937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D0938</text:p>
          </table:table-cell>
          <table:table-cell office:value-type="string">
            <text:p>WS</text:p>
          </table:table-cell>
          <table:table-cell office:value-type="float" office:value="1.2379">
            <text:p>1.237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D0939</text:p>
          </table:table-cell>
          <table:table-cell office:value-type="string">
            <text:p>WS</text:p>
          </table:table-cell>
          <table:table-cell office:value-type="float" office:value="1.2846">
            <text:p>1.284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D0940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D0941</text:p>
          </table:table-cell>
          <table:table-cell office:value-type="string">
            <text:p>WS</text:p>
          </table:table-cell>
          <table:table-cell office:value-type="float" office:value="0.23">
            <text:p>0.23</text:p>
          </table:table-cell>
          <table:table-cell office:value-type="string">
            <text:p>Wrightia laevis</text:p>
          </table:table-cell>
          <table:table-cell table:number-columns-repeated="1020"/>
        </table:table-row>
        <table:table-row table:style-name="ro2">
          <table:table-cell office:value-type="string">
            <text:p>WS2D0942</text:p>
          </table:table-cell>
          <table:table-cell office:value-type="string">
            <text:p>WS</text:p>
          </table:table-cell>
          <table:table-cell office:value-type="float" office:value="6.6069">
            <text:p>6.6069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2E098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2E0983</text:p>
          </table:table-cell>
          <table:table-cell office:value-type="string">
            <text:p>WS</text:p>
          </table:table-cell>
          <table:table-cell office:value-type="float" office:value="0.1">
            <text:p>0.1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2E0984</text:p>
          </table:table-cell>
          <table:table-cell office:value-type="string">
            <text:p>WS</text:p>
          </table:table-cell>
          <table:table-cell office:value-type="float" office:value="19.4068">
            <text:p>19.4068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2E0985</text:p>
          </table:table-cell>
          <table:table-cell office:value-type="string">
            <text:p>WS</text:p>
          </table:table-cell>
          <table:table-cell office:value-type="float" office:value="4.2966">
            <text:p>4.296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E0986</text:p>
          </table:table-cell>
          <table:table-cell office:value-type="string">
            <text:p>WS</text:p>
          </table:table-cell>
          <table:table-cell office:value-type="float" office:value="3.2411">
            <text:p>3.2411</text:p>
          </table:table-cell>
          <table:table-cell office:value-type="string">
            <text:p>Ficus arfakensis</text:p>
          </table:table-cell>
          <table:table-cell table:number-columns-repeated="1020"/>
        </table:table-row>
        <table:table-row table:style-name="ro2">
          <table:table-cell office:value-type="string">
            <text:p>WS2E0987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2E0988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2E0989</text:p>
          </table:table-cell>
          <table:table-cell office:value-type="string">
            <text:p>WS</text:p>
          </table:table-cell>
          <table:table-cell office:value-type="float" office:value="2.7216">
            <text:p>2.721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0990</text:p>
          </table:table-cell>
          <table:table-cell office:value-type="string">
            <text:p>WS</text:p>
          </table:table-cell>
          <table:table-cell office:value-type="float" office:value="4.6">
            <text:p>4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0991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S2E0992</text:p>
          </table:table-cell>
          <table:table-cell office:value-type="string">
            <text:p>WS</text:p>
          </table:table-cell>
          <table:table-cell office:value-type="float" office:value="8.4">
            <text:p>8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0993</text:p>
          </table:table-cell>
          <table:table-cell office:value-type="string">
            <text:p>WS</text:p>
          </table:table-cell>
          <table:table-cell office:value-type="float" office:value="7.8">
            <text:p>7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0994</text:p>
          </table:table-cell>
          <table:table-cell office:value-type="string">
            <text:p>WS</text:p>
          </table:table-cell>
          <table:table-cell office:value-type="float" office:value="1.1042">
            <text:p>1.1042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2E0995</text:p>
          </table:table-cell>
          <table:table-cell office:value-type="string">
            <text:p>WS</text:p>
          </table:table-cell>
          <table:table-cell office:value-type="float" office:value="1.5048">
            <text:p>1.504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0996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0997</text:p>
          </table:table-cell>
          <table:table-cell office:value-type="string">
            <text:p>WS</text:p>
          </table:table-cell>
          <table:table-cell office:value-type="float" office:value="3.3334">
            <text:p>3.333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0998</text:p>
          </table:table-cell>
          <table:table-cell office:value-type="string">
            <text:p>WS</text:p>
          </table:table-cell>
          <table:table-cell office:value-type="float" office:value="1.0851">
            <text:p>1.085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E0999</text:p>
          </table:table-cell>
          <table:table-cell office:value-type="string">
            <text:p>WS</text:p>
          </table:table-cell>
          <table:table-cell office:value-type="float" office:value="2.8">
            <text:p>2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1000</text:p>
          </table:table-cell>
          <table:table-cell office:value-type="string">
            <text:p>WS</text:p>
          </table:table-cell>
          <table:table-cell office:value-type="float" office:value="0.1474">
            <text:p>0.1474</text:p>
          </table:table-cell>
          <table:table-cell office:value-type="string">
            <text:p>Ficus trachypison</text:p>
          </table:table-cell>
          <table:table-cell table:number-columns-repeated="1020"/>
        </table:table-row>
        <table:table-row table:style-name="ro2">
          <table:table-cell office:value-type="string">
            <text:p>WS2E1001</text:p>
          </table:table-cell>
          <table:table-cell office:value-type="string">
            <text:p>WS</text:p>
          </table:table-cell>
          <table:table-cell office:value-type="float" office:value="0.5601">
            <text:p>0.5601</text:p>
          </table:table-cell>
          <table:table-cell office:value-type="string">
            <text:p>Tetrameles nudiflora</text:p>
          </table:table-cell>
          <table:table-cell table:number-columns-repeated="1020"/>
        </table:table-row>
        <table:table-row table:style-name="ro2">
          <table:table-cell office:value-type="string">
            <text:p>WS2E1002</text:p>
          </table:table-cell>
          <table:table-cell office:value-type="string">
            <text:p>WS</text:p>
          </table:table-cell>
          <table:table-cell office:value-type="float" office:value="9.2">
            <text:p>9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1003</text:p>
          </table:table-cell>
          <table:table-cell office:value-type="string">
            <text:p>WS</text:p>
          </table:table-cell>
          <table:table-cell office:value-type="float" office:value="6.2575">
            <text:p>6.257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E100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2E1005</text:p>
          </table:table-cell>
          <table:table-cell office:value-type="string">
            <text:p>WS</text:p>
          </table:table-cell>
          <table:table-cell office:value-type="float" office:value="7.3618">
            <text:p>7.361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2E1006</text:p>
          </table:table-cell>
          <table:table-cell office:value-type="string">
            <text:p>WS</text:p>
          </table:table-cell>
          <table:table-cell office:value-type="float" office:value="3.3142">
            <text:p>3.3142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2E1007</text:p>
          </table:table-cell>
          <table:table-cell office:value-type="string">
            <text:p>WS</text:p>
          </table:table-cell>
          <table:table-cell office:value-type="float" office:value="34.454">
            <text:p>34.454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2E1008</text:p>
          </table:table-cell>
          <table:table-cell office:value-type="string">
            <text:p>WS</text:p>
          </table:table-cell>
          <table:table-cell office:value-type="float" office:value="50.8">
            <text:p>50.8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2E1009</text:p>
          </table:table-cell>
          <table:table-cell office:value-type="string">
            <text:p>WS</text:p>
          </table:table-cell>
          <table:table-cell office:value-type="float" office:value="1.3284">
            <text:p>1.328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1010</text:p>
          </table:table-cell>
          <table:table-cell office:value-type="string">
            <text:p>WS</text:p>
          </table:table-cell>
          <table:table-cell office:value-type="float" office:value="3.2366">
            <text:p>3.236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1011</text:p>
          </table:table-cell>
          <table:table-cell office:value-type="string">
            <text:p>WS</text:p>
          </table:table-cell>
          <table:table-cell office:value-type="float" office:value="1.3419">
            <text:p>1.3419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2E101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2E1013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1014</text:p>
          </table:table-cell>
          <table:table-cell office:value-type="string">
            <text:p>WS</text:p>
          </table:table-cell>
          <table:table-cell office:value-type="float" office:value="1.89">
            <text:p>1.8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2E1015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1016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1017</text:p>
          </table:table-cell>
          <table:table-cell office:value-type="string">
            <text:p>WS</text:p>
          </table:table-cell>
          <table:table-cell office:value-type="float" office:value="11.619">
            <text:p>11.619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2E1018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2E1019</text:p>
          </table:table-cell>
          <table:table-cell office:value-type="string">
            <text:p>WS</text:p>
          </table:table-cell>
          <table:table-cell office:value-type="float" office:value="0.3">
            <text:p>0.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33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34</text:p>
          </table:table-cell>
          <table:table-cell office:value-type="string">
            <text:p>WS</text:p>
          </table:table-cell>
          <table:table-cell office:value-type="float" office:value="8">
            <text:p>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35</text:p>
          </table:table-cell>
          <table:table-cell office:value-type="string">
            <text:p>WS</text:p>
          </table:table-cell>
          <table:table-cell office:value-type="float" office:value="6.3">
            <text:p>6.3</text:p>
          </table:table-cell>
          <table:table-cell office:value-type="string">
            <text:p>Ficus hispidioides</text:p>
          </table:table-cell>
          <table:table-cell table:number-columns-repeated="1020"/>
        </table:table-row>
        <table:table-row table:style-name="ro2">
          <table:table-cell office:value-type="string">
            <text:p>WS3A0136</text:p>
          </table:table-cell>
          <table:table-cell office:value-type="string">
            <text:p>WS</text:p>
          </table:table-cell>
          <table:table-cell office:value-type="float" office:value="14.5285">
            <text:p>14.5285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3A0137</text:p>
          </table:table-cell>
          <table:table-cell office:value-type="string">
            <text:p>WS</text:p>
          </table:table-cell>
          <table:table-cell office:value-type="float" office:value="3.4">
            <text:p>3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38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39</text:p>
          </table:table-cell>
          <table:table-cell office:value-type="string">
            <text:p>WS</text:p>
          </table:table-cell>
          <table:table-cell office:value-type="float" office:value="9.8057">
            <text:p>9.8057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A0140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41</text:p>
          </table:table-cell>
          <table:table-cell office:value-type="string">
            <text:p>WS</text:p>
          </table:table-cell>
          <table:table-cell office:value-type="float" office:value="0.0478">
            <text:p>0.047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42</text:p>
          </table:table-cell>
          <table:table-cell office:value-type="string">
            <text:p>WS</text:p>
          </table:table-cell>
          <table:table-cell office:value-type="float" office:value="3.5007">
            <text:p>3.5007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A0143</text:p>
          </table:table-cell>
          <table:table-cell office:value-type="string">
            <text:p>WS</text:p>
          </table:table-cell>
          <table:table-cell office:value-type="float" office:value="7.8747">
            <text:p>7.8747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3A0144</text:p>
          </table:table-cell>
          <table:table-cell office:value-type="string">
            <text:p>WS</text:p>
          </table:table-cell>
          <table:table-cell office:value-type="float" office:value="13.4816">
            <text:p>13.4816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A0145</text:p>
          </table:table-cell>
          <table:table-cell office:value-type="string">
            <text:p>WS</text:p>
          </table:table-cell>
          <table:table-cell office:value-type="float" office:value="0.25">
            <text:p>0.2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46</text:p>
          </table:table-cell>
          <table:table-cell office:value-type="string">
            <text:p>WS</text:p>
          </table:table-cell>
          <table:table-cell office:value-type="float" office:value="4.334">
            <text:p>4.334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A0147</text:p>
          </table:table-cell>
          <table:table-cell office:value-type="string">
            <text:p>WS</text:p>
          </table:table-cell>
          <table:table-cell office:value-type="float" office:value="3.4519">
            <text:p>3.4519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A0148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3A0149</text:p>
          </table:table-cell>
          <table:table-cell office:value-type="string">
            <text:p>WS</text:p>
          </table:table-cell>
          <table:table-cell office:value-type="float" office:value="24.5012">
            <text:p>24.501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A0150</text:p>
          </table:table-cell>
          <table:table-cell office:value-type="string">
            <text:p>WS</text:p>
          </table:table-cell>
          <table:table-cell office:value-type="float" office:value="8.1331">
            <text:p>8.133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A0151</text:p>
          </table:table-cell>
          <table:table-cell office:value-type="string">
            <text:p>WS</text:p>
          </table:table-cell>
          <table:table-cell office:value-type="float" office:value="7.0656">
            <text:p>7.0656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A0152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53</text:p>
          </table:table-cell>
          <table:table-cell office:value-type="string">
            <text:p>WS</text:p>
          </table:table-cell>
          <table:table-cell office:value-type="float" office:value="3.6">
            <text:p>3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54</text:p>
          </table:table-cell>
          <table:table-cell office:value-type="string">
            <text:p>WS</text:p>
          </table:table-cell>
          <table:table-cell office:value-type="float" office:value="1.6152">
            <text:p>1.6152</text:p>
          </table:table-cell>
          <table:table-cell office:value-type="string">
            <text:p>Rhus taitensis</text:p>
          </table:table-cell>
          <table:table-cell table:number-columns-repeated="1020"/>
        </table:table-row>
        <table:table-row table:style-name="ro2">
          <table:table-cell office:value-type="string">
            <text:p>WS3A0155</text:p>
          </table:table-cell>
          <table:table-cell office:value-type="string">
            <text:p>WS</text:p>
          </table:table-cell>
          <table:table-cell office:value-type="float" office:value="2.8">
            <text:p>2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56</text:p>
          </table:table-cell>
          <table:table-cell office:value-type="string">
            <text:p>WS</text:p>
          </table:table-cell>
          <table:table-cell office:value-type="float" office:value="3.5">
            <text:p>3.5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A0157</text:p>
          </table:table-cell>
          <table:table-cell office:value-type="string">
            <text:p>WS</text:p>
          </table:table-cell>
          <table:table-cell office:value-type="float" office:value="0.8">
            <text:p>0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58</text:p>
          </table:table-cell>
          <table:table-cell office:value-type="string">
            <text:p>WS</text:p>
          </table:table-cell>
          <table:table-cell office:value-type="float" office:value="7.6">
            <text:p>7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59</text:p>
          </table:table-cell>
          <table:table-cell office:value-type="string">
            <text:p>WS</text:p>
          </table:table-cell>
          <table:table-cell office:value-type="float" office:value="0.0441">
            <text:p>0.0441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3A0160</text:p>
          </table:table-cell>
          <table:table-cell office:value-type="string">
            <text:p>WS</text:p>
          </table:table-cell>
          <table:table-cell office:value-type="float" office:value="11.3562">
            <text:p>11.356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A0161</text:p>
          </table:table-cell>
          <table:table-cell office:value-type="string">
            <text:p>WS</text:p>
          </table:table-cell>
          <table:table-cell office:value-type="float" office:value="4.8908">
            <text:p>4.8908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3A0162</text:p>
          </table:table-cell>
          <table:table-cell office:value-type="string">
            <text:p>WS</text:p>
          </table:table-cell>
          <table:table-cell office:value-type="float" office:value="5.7018">
            <text:p>5.7018</text:p>
          </table:table-cell>
          <table:table-cell office:value-type="string">
            <text:p>Artocarpus sepicanus</text:p>
          </table:table-cell>
          <table:table-cell table:number-columns-repeated="1020"/>
        </table:table-row>
        <table:table-row table:style-name="ro2">
          <table:table-cell office:value-type="string">
            <text:p>WS3A0163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64</text:p>
          </table:table-cell>
          <table:table-cell office:value-type="string">
            <text:p>WS</text:p>
          </table:table-cell>
          <table:table-cell office:value-type="float" office:value="3.2">
            <text:p>3.2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3A0165</text:p>
          </table:table-cell>
          <table:table-cell office:value-type="string">
            <text:p>WS</text:p>
          </table:table-cell>
          <table:table-cell office:value-type="float" office:value="1.0689">
            <text:p>1.068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A0166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67</text:p>
          </table:table-cell>
          <table:table-cell office:value-type="string">
            <text:p>WS</text:p>
          </table:table-cell>
          <table:table-cell office:value-type="float" office:value="7.3177">
            <text:p>7.317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A0168</text:p>
          </table:table-cell>
          <table:table-cell office:value-type="string">
            <text:p>WS</text:p>
          </table:table-cell>
          <table:table-cell office:value-type="float" office:value="5.2503">
            <text:p>5.250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A0169</text:p>
          </table:table-cell>
          <table:table-cell office:value-type="string">
            <text:p>WS</text:p>
          </table:table-cell>
          <table:table-cell office:value-type="float" office:value="1.4941">
            <text:p>1.494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A0170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71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Ficus semivestita</text:p>
          </table:table-cell>
          <table:table-cell table:number-columns-repeated="1020"/>
        </table:table-row>
        <table:table-row table:style-name="ro2">
          <table:table-cell office:value-type="string">
            <text:p>WS3A0172</text:p>
          </table:table-cell>
          <table:table-cell office:value-type="string">
            <text:p>WS</text:p>
          </table:table-cell>
          <table:table-cell office:value-type="float" office:value="0.3936">
            <text:p>0.393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73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74</text:p>
          </table:table-cell>
          <table:table-cell office:value-type="string">
            <text:p>WS</text:p>
          </table:table-cell>
          <table:table-cell office:value-type="float" office:value="0.498">
            <text:p>0.49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75</text:p>
          </table:table-cell>
          <table:table-cell office:value-type="string">
            <text:p>WS</text:p>
          </table:table-cell>
          <table:table-cell office:value-type="float" office:value="1.1">
            <text:p>1.1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A0176</text:p>
          </table:table-cell>
          <table:table-cell office:value-type="string">
            <text:p>WS</text:p>
          </table:table-cell>
          <table:table-cell office:value-type="float" office:value="6.6685">
            <text:p>6.6685</text:p>
          </table:table-cell>
          <table:table-cell office:value-type="string">
            <text:p>Timonius timon</text:p>
          </table:table-cell>
          <table:table-cell table:number-columns-repeated="1020"/>
        </table:table-row>
        <table:table-row table:style-name="ro2">
          <table:table-cell office:value-type="string">
            <text:p>WS3A0177</text:p>
          </table:table-cell>
          <table:table-cell office:value-type="string">
            <text:p>WS</text:p>
          </table:table-cell>
          <table:table-cell office:value-type="float" office:value="29.4">
            <text:p>29.4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3A0178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79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A0180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A0181</text:p>
          </table:table-cell>
          <table:table-cell office:value-type="string">
            <text:p>WS</text:p>
          </table:table-cell>
          <table:table-cell office:value-type="float" office:value="0.1269">
            <text:p>0.126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82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3A0183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8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85</text:p>
          </table:table-cell>
          <table:table-cell office:value-type="string">
            <text:p>WS</text:p>
          </table:table-cell>
          <table:table-cell office:value-type="float" office:value="1.3">
            <text:p>1.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86</text:p>
          </table:table-cell>
          <table:table-cell office:value-type="string">
            <text:p>WS</text:p>
          </table:table-cell>
          <table:table-cell office:value-type="float" office:value="0.325">
            <text:p>0.325</text:p>
          </table:table-cell>
          <table:table-cell office:value-type="string">
            <text:p>Ficus semivestita</text:p>
          </table:table-cell>
          <table:table-cell table:number-columns-repeated="1020"/>
        </table:table-row>
        <table:table-row table:style-name="ro2">
          <table:table-cell office:value-type="string">
            <text:p>WS3A0187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A0188</text:p>
          </table:table-cell>
          <table:table-cell office:value-type="string">
            <text:p>WS</text:p>
          </table:table-cell>
          <table:table-cell office:value-type="float" office:value="0.345">
            <text:p>0.345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3A0189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A0190</text:p>
          </table:table-cell>
          <table:table-cell office:value-type="string">
            <text:p>WS</text:p>
          </table:table-cell>
          <table:table-cell office:value-type="float" office:value="0.597">
            <text:p>0.597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3B0472</text:p>
          </table:table-cell>
          <table:table-cell office:value-type="string">
            <text:p>WS</text:p>
          </table:table-cell>
          <table:table-cell office:value-type="float" office:value="16.6">
            <text:p>16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473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474</text:p>
          </table:table-cell>
          <table:table-cell office:value-type="string">
            <text:p>WS</text:p>
          </table:table-cell>
          <table:table-cell office:value-type="float" office:value="6.6764">
            <text:p>6.6764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B0475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3B047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Pipturus argenteus</text:p>
          </table:table-cell>
          <table:table-cell table:number-columns-repeated="1020"/>
        </table:table-row>
        <table:table-row table:style-name="ro2">
          <table:table-cell office:value-type="string">
            <text:p>WS3B0477</text:p>
          </table:table-cell>
          <table:table-cell office:value-type="string">
            <text:p>WS</text:p>
          </table:table-cell>
          <table:table-cell office:value-type="float" office:value="27.1197">
            <text:p>27.1197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3B0478</text:p>
          </table:table-cell>
          <table:table-cell office:value-type="string">
            <text:p>WS</text:p>
          </table:table-cell>
          <table:table-cell office:value-type="float" office:value="15.6803">
            <text:p>15.6803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B0479</text:p>
          </table:table-cell>
          <table:table-cell office:value-type="string">
            <text:p>WS</text:p>
          </table:table-cell>
          <table:table-cell office:value-type="float" office:value="1.1042">
            <text:p>1.104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B0480</text:p>
          </table:table-cell>
          <table:table-cell office:value-type="string">
            <text:p>WS</text:p>
          </table:table-cell>
          <table:table-cell office:value-type="float" office:value="3.6">
            <text:p>3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481</text:p>
          </table:table-cell>
          <table:table-cell office:value-type="string">
            <text:p>WS</text:p>
          </table:table-cell>
          <table:table-cell office:value-type="float" office:value="8.0451">
            <text:p>8.0451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B0482</text:p>
          </table:table-cell>
          <table:table-cell office:value-type="string">
            <text:p>WS</text:p>
          </table:table-cell>
          <table:table-cell office:value-type="float" office:value="6.2196">
            <text:p>6.219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B0483</text:p>
          </table:table-cell>
          <table:table-cell office:value-type="string">
            <text:p>WS</text:p>
          </table:table-cell>
          <table:table-cell office:value-type="float" office:value="29.218">
            <text:p>29.218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3B0484</text:p>
          </table:table-cell>
          <table:table-cell office:value-type="string">
            <text:p>WS</text:p>
          </table:table-cell>
          <table:table-cell office:value-type="float" office:value="0.8">
            <text:p>0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485</text:p>
          </table:table-cell>
          <table:table-cell office:value-type="string">
            <text:p>WS</text:p>
          </table:table-cell>
          <table:table-cell office:value-type="float" office:value="11.7035">
            <text:p>11.703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B0486</text:p>
          </table:table-cell>
          <table:table-cell office:value-type="string">
            <text:p>WS</text:p>
          </table:table-cell>
          <table:table-cell office:value-type="float" office:value="1.1814">
            <text:p>1.1814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3B0487</text:p>
          </table:table-cell>
          <table:table-cell office:value-type="string">
            <text:p>WS</text:p>
          </table:table-cell>
          <table:table-cell office:value-type="float" office:value="2.4">
            <text:p>2.4</text:p>
          </table:table-cell>
          <table:table-cell office:value-type="string">
            <text:p>Cordyline terminalis</text:p>
          </table:table-cell>
          <table:table-cell table:number-columns-repeated="1020"/>
        </table:table-row>
        <table:table-row table:style-name="ro2">
          <table:table-cell office:value-type="string">
            <text:p>WS3B0488</text:p>
          </table:table-cell>
          <table:table-cell office:value-type="string">
            <text:p>WS</text:p>
          </table:table-cell>
          <table:table-cell office:value-type="float" office:value="7.6">
            <text:p>7.6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B0489</text:p>
          </table:table-cell>
          <table:table-cell office:value-type="string">
            <text:p>WS</text:p>
          </table:table-cell>
          <table:table-cell office:value-type="float" office:value="1.9149">
            <text:p>1.9149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B0490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B0491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492</text:p>
          </table:table-cell>
          <table:table-cell office:value-type="string">
            <text:p>WS</text:p>
          </table:table-cell>
          <table:table-cell office:value-type="float" office:value="7.2">
            <text:p>7.2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3B0493</text:p>
          </table:table-cell>
          <table:table-cell office:value-type="string">
            <text:p>WS</text:p>
          </table:table-cell>
          <table:table-cell office:value-type="float" office:value="3.948">
            <text:p>3.948</text:p>
          </table:table-cell>
          <table:table-cell office:value-type="string">
            <text:p>Callicarpa longifolia</text:p>
          </table:table-cell>
          <table:table-cell table:number-columns-repeated="1020"/>
        </table:table-row>
        <table:table-row table:style-name="ro2">
          <table:table-cell office:value-type="string">
            <text:p>WS3B0494</text:p>
          </table:table-cell>
          <table:table-cell office:value-type="string">
            <text:p>WS</text:p>
          </table:table-cell>
          <table:table-cell office:value-type="float" office:value="0.101">
            <text:p>0.10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495</text:p>
          </table:table-cell>
          <table:table-cell office:value-type="string">
            <text:p>WS</text:p>
          </table:table-cell>
          <table:table-cell office:value-type="float" office:value="11.8">
            <text:p>11.8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3B0496</text:p>
          </table:table-cell>
          <table:table-cell office:value-type="string">
            <text:p>WS</text:p>
          </table:table-cell>
          <table:table-cell office:value-type="float" office:value="9.4959">
            <text:p>9.495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B0497</text:p>
          </table:table-cell>
          <table:table-cell office:value-type="string">
            <text:p>WS</text:p>
          </table:table-cell>
          <table:table-cell office:value-type="float" office:value="2.4">
            <text:p>2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498</text:p>
          </table:table-cell>
          <table:table-cell office:value-type="string">
            <text:p>WS</text:p>
          </table:table-cell>
          <table:table-cell office:value-type="float" office:value="3.1468">
            <text:p>3.1468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3B0499</text:p>
          </table:table-cell>
          <table:table-cell office:value-type="string">
            <text:p>WS</text:p>
          </table:table-cell>
          <table:table-cell office:value-type="float" office:value="27.7257">
            <text:p>27.725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B0500</text:p>
          </table:table-cell>
          <table:table-cell office:value-type="string">
            <text:p>WS</text:p>
          </table:table-cell>
          <table:table-cell office:value-type="float" office:value="2.4922">
            <text:p>2.4922</text:p>
          </table:table-cell>
          <table:table-cell office:value-type="string">
            <text:p>Octomeles sumatrana</text:p>
          </table:table-cell>
          <table:table-cell table:number-columns-repeated="1020"/>
        </table:table-row>
        <table:table-row table:style-name="ro2">
          <table:table-cell office:value-type="string">
            <text:p>WS3B0501</text:p>
          </table:table-cell>
          <table:table-cell office:value-type="string">
            <text:p>WS</text:p>
          </table:table-cell>
          <table:table-cell office:value-type="float" office:value="9.075">
            <text:p>9.075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3B0502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503</text:p>
          </table:table-cell>
          <table:table-cell office:value-type="string">
            <text:p>WS</text:p>
          </table:table-cell>
          <table:table-cell office:value-type="float" office:value="0.5401">
            <text:p>0.540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504</text:p>
          </table:table-cell>
          <table:table-cell office:value-type="string">
            <text:p>WS</text:p>
          </table:table-cell>
          <table:table-cell office:value-type="float" office:value="17.5391">
            <text:p>17.539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B0505</text:p>
          </table:table-cell>
          <table:table-cell office:value-type="string">
            <text:p>WS</text:p>
          </table:table-cell>
          <table:table-cell office:value-type="float" office:value="9.6">
            <text:p>9.6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3B0506</text:p>
          </table:table-cell>
          <table:table-cell office:value-type="string">
            <text:p>WS</text:p>
          </table:table-cell>
          <table:table-cell office:value-type="float" office:value="6.7761">
            <text:p>6.7761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3B0507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508</text:p>
          </table:table-cell>
          <table:table-cell office:value-type="string">
            <text:p>WS</text:p>
          </table:table-cell>
          <table:table-cell office:value-type="float" office:value="3.5">
            <text:p>3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509</text:p>
          </table:table-cell>
          <table:table-cell office:value-type="string">
            <text:p>WS</text:p>
          </table:table-cell>
          <table:table-cell office:value-type="float" office:value="6.038">
            <text:p>6.038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B0510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B051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B0512</text:p>
          </table:table-cell>
          <table:table-cell office:value-type="string">
            <text:p>WS</text:p>
          </table:table-cell>
          <table:table-cell office:value-type="float" office:value="5.5745">
            <text:p>5.5745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B1213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Areca catechu</text:p>
          </table:table-cell>
          <table:table-cell table:number-columns-repeated="1020"/>
        </table:table-row>
        <table:table-row table:style-name="ro2">
          <table:table-cell office:value-type="string">
            <text:p>WS3B1214</text:p>
          </table:table-cell>
          <table:table-cell office:value-type="string">
            <text:p>WS</text:p>
          </table:table-cell>
          <table:table-cell office:value-type="float" office:value="0.75">
            <text:p>0.75</text:p>
          </table:table-cell>
          <table:table-cell office:value-type="string">
            <text:p>Areca catechu</text:p>
          </table:table-cell>
          <table:table-cell table:number-columns-repeated="1020"/>
        </table:table-row>
        <table:table-row table:style-name="ro2">
          <table:table-cell office:value-type="string">
            <text:p>WS3B1215</text:p>
          </table:table-cell>
          <table:table-cell office:value-type="string">
            <text:p>WS</text:p>
          </table:table-cell>
          <table:table-cell office:value-type="float" office:value="0.8">
            <text:p>0.8</text:p>
          </table:table-cell>
          <table:table-cell office:value-type="string">
            <text:p>Areca catechu</text:p>
          </table:table-cell>
          <table:table-cell table:number-columns-repeated="1020"/>
        </table:table-row>
        <table:table-row table:style-name="ro2">
          <table:table-cell office:value-type="string">
            <text:p>WS3B1216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Areca catechu</text:p>
          </table:table-cell>
          <table:table-cell table:number-columns-repeated="1020"/>
        </table:table-row>
        <table:table-row table:style-name="ro2">
          <table:table-cell office:value-type="string">
            <text:p>WS3B1217</text:p>
          </table:table-cell>
          <table:table-cell office:value-type="string">
            <text:p>WS</text:p>
          </table:table-cell>
          <table:table-cell office:value-type="float" office:value="1.2628">
            <text:p>1.2628</text:p>
          </table:table-cell>
          <table:table-cell office:value-type="string">
            <text:p>Mangifera indica</text:p>
          </table:table-cell>
          <table:table-cell table:number-columns-repeated="1020"/>
        </table:table-row>
        <table:table-row table:style-name="ro2">
          <table:table-cell office:value-type="string">
            <text:p>WS3B1218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Areca catechu</text:p>
          </table:table-cell>
          <table:table-cell table:number-columns-repeated="1020"/>
        </table:table-row>
        <table:table-row table:style-name="ro2">
          <table:table-cell office:value-type="string">
            <text:p>WS3B1219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Areca catechu</text:p>
          </table:table-cell>
          <table:table-cell table:number-columns-repeated="1020"/>
        </table:table-row>
        <table:table-row table:style-name="ro2">
          <table:table-cell office:value-type="string">
            <text:p>WS3C0646</text:p>
          </table:table-cell>
          <table:table-cell office:value-type="string">
            <text:p>WS</text:p>
          </table:table-cell>
          <table:table-cell office:value-type="float" office:value="20.3659">
            <text:p>20.3659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C0647</text:p>
          </table:table-cell>
          <table:table-cell office:value-type="string">
            <text:p>WS</text:p>
          </table:table-cell>
          <table:table-cell office:value-type="float" office:value="3.7">
            <text:p>3.7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48</text:p>
          </table:table-cell>
          <table:table-cell office:value-type="string">
            <text:p>WS</text:p>
          </table:table-cell>
          <table:table-cell office:value-type="float" office:value="8.2259">
            <text:p>8.2259</text:p>
          </table:table-cell>
          <table:table-cell office:value-type="string">
            <text:p>Cerbera floribunda</text:p>
          </table:table-cell>
          <table:table-cell table:number-columns-repeated="1020"/>
        </table:table-row>
        <table:table-row table:style-name="ro2">
          <table:table-cell office:value-type="string">
            <text:p>WS3C0649</text:p>
          </table:table-cell>
          <table:table-cell office:value-type="string">
            <text:p>WS</text:p>
          </table:table-cell>
          <table:table-cell office:value-type="float" office:value="10.1466">
            <text:p>10.146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C0650</text:p>
          </table:table-cell>
          <table:table-cell office:value-type="string">
            <text:p>WS</text:p>
          </table:table-cell>
          <table:table-cell office:value-type="float" office:value="4.8">
            <text:p>4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51</text:p>
          </table:table-cell>
          <table:table-cell office:value-type="string">
            <text:p>WS</text:p>
          </table:table-cell>
          <table:table-cell office:value-type="float" office:value="3.5">
            <text:p>3.5</text:p>
          </table:table-cell>
          <table:table-cell office:value-type="string">
            <text:p>Dysoxylum arborescens</text:p>
          </table:table-cell>
          <table:table-cell table:number-columns-repeated="1020"/>
        </table:table-row>
        <table:table-row table:style-name="ro2">
          <table:table-cell office:value-type="string">
            <text:p>WS3C0652</text:p>
          </table:table-cell>
          <table:table-cell office:value-type="string">
            <text:p>WS</text:p>
          </table:table-cell>
          <table:table-cell office:value-type="float" office:value="4.6371">
            <text:p>4.6371</text:p>
          </table:table-cell>
          <table:table-cell office:value-type="string">
            <text:p>Callicarpa longifolia</text:p>
          </table:table-cell>
          <table:table-cell table:number-columns-repeated="1020"/>
        </table:table-row>
        <table:table-row table:style-name="ro2">
          <table:table-cell office:value-type="string">
            <text:p>WS3C0654</text:p>
          </table:table-cell>
          <table:table-cell office:value-type="string">
            <text:p>WS</text:p>
          </table:table-cell>
          <table:table-cell office:value-type="float" office:value="4.5">
            <text:p>4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55</text:p>
          </table:table-cell>
          <table:table-cell office:value-type="string">
            <text:p>WS</text:p>
          </table:table-cell>
          <table:table-cell office:value-type="float" office:value="3.9955">
            <text:p>3.995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56</text:p>
          </table:table-cell>
          <table:table-cell office:value-type="string">
            <text:p>WS</text:p>
          </table:table-cell>
          <table:table-cell office:value-type="float" office:value="7.1834">
            <text:p>7.183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C0657</text:p>
          </table:table-cell>
          <table:table-cell office:value-type="string">
            <text:p>WS</text:p>
          </table:table-cell>
          <table:table-cell office:value-type="float" office:value="9">
            <text:p>9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3C0658</text:p>
          </table:table-cell>
          <table:table-cell office:value-type="string">
            <text:p>WS</text:p>
          </table:table-cell>
          <table:table-cell office:value-type="float" office:value="37.9235">
            <text:p>37.9235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C0659</text:p>
          </table:table-cell>
          <table:table-cell office:value-type="string">
            <text:p>WS</text:p>
          </table:table-cell>
          <table:table-cell office:value-type="float" office:value="1.6134">
            <text:p>1.6134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3C0660</text:p>
          </table:table-cell>
          <table:table-cell office:value-type="string">
            <text:p>WS</text:p>
          </table:table-cell>
          <table:table-cell office:value-type="float" office:value="2.4">
            <text:p>2.4</text:p>
          </table:table-cell>
          <table:table-cell office:value-type="string">
            <text:p>Ficus ampelas</text:p>
          </table:table-cell>
          <table:table-cell table:number-columns-repeated="1020"/>
        </table:table-row>
        <table:table-row table:style-name="ro2">
          <table:table-cell office:value-type="string">
            <text:p>WS3C0661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62</text:p>
          </table:table-cell>
          <table:table-cell office:value-type="string">
            <text:p>WS</text:p>
          </table:table-cell>
          <table:table-cell office:value-type="float" office:value="0.3472">
            <text:p>0.347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C0663</text:p>
          </table:table-cell>
          <table:table-cell office:value-type="string">
            <text:p>WS</text:p>
          </table:table-cell>
          <table:table-cell office:value-type="float" office:value="9">
            <text:p>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64</text:p>
          </table:table-cell>
          <table:table-cell office:value-type="string">
            <text:p>WS</text:p>
          </table:table-cell>
          <table:table-cell office:value-type="float" office:value="9">
            <text:p>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65</text:p>
          </table:table-cell>
          <table:table-cell office:value-type="string">
            <text:p>WS</text:p>
          </table:table-cell>
          <table:table-cell office:value-type="float" office:value="13.8263">
            <text:p>13.826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C0666</text:p>
          </table:table-cell>
          <table:table-cell office:value-type="string">
            <text:p>WS</text:p>
          </table:table-cell>
          <table:table-cell office:value-type="float" office:value="8.6531">
            <text:p>8.6531</text:p>
          </table:table-cell>
          <table:table-cell office:value-type="string">
            <text:p>Leucosyke australis</text:p>
          </table:table-cell>
          <table:table-cell table:number-columns-repeated="1020"/>
        </table:table-row>
        <table:table-row table:style-name="ro2">
          <table:table-cell office:value-type="string">
            <text:p>WS3C0667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68</text:p>
          </table:table-cell>
          <table:table-cell office:value-type="string">
            <text:p>WS</text:p>
          </table:table-cell>
          <table:table-cell office:value-type="float" office:value="18.2">
            <text:p>18.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C0669</text:p>
          </table:table-cell>
          <table:table-cell office:value-type="string">
            <text:p>WS</text:p>
          </table:table-cell>
          <table:table-cell office:value-type="float" office:value="6.9375">
            <text:p>6.9375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C0670</text:p>
          </table:table-cell>
          <table:table-cell office:value-type="string">
            <text:p>WS</text:p>
          </table:table-cell>
          <table:table-cell office:value-type="float" office:value="11.0063">
            <text:p>11.0063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3C0671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72</text:p>
          </table:table-cell>
          <table:table-cell office:value-type="string">
            <text:p>WS</text:p>
          </table:table-cell>
          <table:table-cell office:value-type="float" office:value="3.1316">
            <text:p>3.131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73</text:p>
          </table:table-cell>
          <table:table-cell office:value-type="string">
            <text:p>WS</text:p>
          </table:table-cell>
          <table:table-cell office:value-type="float" office:value="9">
            <text:p>9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3C0674</text:p>
          </table:table-cell>
          <table:table-cell office:value-type="string">
            <text:p>WS</text:p>
          </table:table-cell>
          <table:table-cell office:value-type="float" office:value="5">
            <text:p>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75</text:p>
          </table:table-cell>
          <table:table-cell office:value-type="string">
            <text:p>WS</text:p>
          </table:table-cell>
          <table:table-cell office:value-type="float" office:value="6.9">
            <text:p>6.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76</text:p>
          </table:table-cell>
          <table:table-cell office:value-type="string">
            <text:p>WS</text:p>
          </table:table-cell>
          <table:table-cell office:value-type="float" office:value="2.2542">
            <text:p>2.2542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3C0677</text:p>
          </table:table-cell>
          <table:table-cell office:value-type="string">
            <text:p>WS</text:p>
          </table:table-cell>
          <table:table-cell office:value-type="float" office:value="4.6">
            <text:p>4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78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79</text:p>
          </table:table-cell>
          <table:table-cell office:value-type="string">
            <text:p>WS</text:p>
          </table:table-cell>
          <table:table-cell office:value-type="float" office:value="5.5">
            <text:p>5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0680</text:p>
          </table:table-cell>
          <table:table-cell office:value-type="string">
            <text:p>WS</text:p>
          </table:table-cell>
          <table:table-cell office:value-type="float" office:value="0.3456">
            <text:p>0.3456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3C0681</text:p>
          </table:table-cell>
          <table:table-cell office:value-type="string">
            <text:p>WS</text:p>
          </table:table-cell>
          <table:table-cell office:value-type="float" office:value="2.6264">
            <text:p>2.6264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3C0682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C1220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Areca catechu</text:p>
          </table:table-cell>
          <table:table-cell table:number-columns-repeated="1020"/>
        </table:table-row>
        <table:table-row table:style-name="ro2">
          <table:table-cell office:value-type="string">
            <text:p>WS3C1221</text:p>
          </table:table-cell>
          <table:table-cell office:value-type="string">
            <text:p>WS</text:p>
          </table:table-cell>
          <table:table-cell office:value-type="float" office:value="3.0783">
            <text:p>3.0783</text:p>
          </table:table-cell>
          <table:table-cell office:value-type="string">
            <text:p>Mangifera indica</text:p>
          </table:table-cell>
          <table:table-cell table:number-columns-repeated="1020"/>
        </table:table-row>
        <table:table-row table:style-name="ro2">
          <table:table-cell office:value-type="string">
            <text:p>WS3C1222</text:p>
          </table:table-cell>
          <table:table-cell office:value-type="string">
            <text:p>WS</text:p>
          </table:table-cell>
          <table:table-cell office:value-type="float" office:value="4.6878">
            <text:p>4.6878</text:p>
          </table:table-cell>
          <table:table-cell office:value-type="string">
            <text:p>Mangifera indica</text:p>
          </table:table-cell>
          <table:table-cell table:number-columns-repeated="1020"/>
        </table:table-row>
        <table:table-row table:style-name="ro2">
          <table:table-cell office:value-type="string">
            <text:p>WS3C1223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Areca catechu</text:p>
          </table:table-cell>
          <table:table-cell table:number-columns-repeated="1020"/>
        </table:table-row>
        <table:table-row table:style-name="ro2">
          <table:table-cell office:value-type="string">
            <text:p>WS3D0894</text:p>
          </table:table-cell>
          <table:table-cell office:value-type="string">
            <text:p>WS</text:p>
          </table:table-cell>
          <table:table-cell office:value-type="float" office:value="13">
            <text:p>13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3D0895</text:p>
          </table:table-cell>
          <table:table-cell office:value-type="string">
            <text:p>WS</text:p>
          </table:table-cell>
          <table:table-cell office:value-type="float" office:value="6">
            <text:p>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896</text:p>
          </table:table-cell>
          <table:table-cell office:value-type="string">
            <text:p>WS</text:p>
          </table:table-cell>
          <table:table-cell office:value-type="float" office:value="28.1">
            <text:p>28.1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3D0897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898</text:p>
          </table:table-cell>
          <table:table-cell office:value-type="string">
            <text:p>WS</text:p>
          </table:table-cell>
          <table:table-cell office:value-type="float" office:value="19.2794">
            <text:p>19.2794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D0899</text:p>
          </table:table-cell>
          <table:table-cell office:value-type="string">
            <text:p>WS</text:p>
          </table:table-cell>
          <table:table-cell office:value-type="float" office:value="3.7518">
            <text:p>3.7518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D0900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901</text:p>
          </table:table-cell>
          <table:table-cell office:value-type="string">
            <text:p>WS</text:p>
          </table:table-cell>
          <table:table-cell office:value-type="float" office:value="4.47">
            <text:p>4.47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902</text:p>
          </table:table-cell>
          <table:table-cell office:value-type="string">
            <text:p>WS</text:p>
          </table:table-cell>
          <table:table-cell office:value-type="float" office:value="4.1159">
            <text:p>4.1159</text:p>
          </table:table-cell>
          <table:table-cell office:value-type="string">
            <text:p>Leucosyke australis</text:p>
          </table:table-cell>
          <table:table-cell table:number-columns-repeated="1020"/>
        </table:table-row>
        <table:table-row table:style-name="ro2">
          <table:table-cell office:value-type="string">
            <text:p>WS3D0903</text:p>
          </table:table-cell>
          <table:table-cell office:value-type="string">
            <text:p>WS</text:p>
          </table:table-cell>
          <table:table-cell office:value-type="float" office:value="6.722">
            <text:p>6.722</text:p>
          </table:table-cell>
          <table:table-cell office:value-type="string">
            <text:p>Claoxylon polot</text:p>
          </table:table-cell>
          <table:table-cell table:number-columns-repeated="1020"/>
        </table:table-row>
        <table:table-row table:style-name="ro2">
          <table:table-cell office:value-type="string">
            <text:p>WS3D0904</text:p>
          </table:table-cell>
          <table:table-cell office:value-type="string">
            <text:p>WS</text:p>
          </table:table-cell>
          <table:table-cell office:value-type="float" office:value="9.38">
            <text:p>9.3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905</text:p>
          </table:table-cell>
          <table:table-cell office:value-type="string">
            <text:p>WS</text:p>
          </table:table-cell>
          <table:table-cell office:value-type="float" office:value="1.836">
            <text:p>1.836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S3D0906</text:p>
          </table:table-cell>
          <table:table-cell office:value-type="string">
            <text:p>WS</text:p>
          </table:table-cell>
          <table:table-cell office:value-type="float" office:value="2.0544">
            <text:p>2.0544</text:p>
          </table:table-cell>
          <table:table-cell office:value-type="string">
            <text:p>Ficus gul</text:p>
          </table:table-cell>
          <table:table-cell table:number-columns-repeated="1020"/>
        </table:table-row>
        <table:table-row table:style-name="ro2">
          <table:table-cell office:value-type="string">
            <text:p>WS3D0907</text:p>
          </table:table-cell>
          <table:table-cell office:value-type="string">
            <text:p>WS</text:p>
          </table:table-cell>
          <table:table-cell office:value-type="float" office:value="16">
            <text:p>1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908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3D0909</text:p>
          </table:table-cell>
          <table:table-cell office:value-type="string">
            <text:p>WS</text:p>
          </table:table-cell>
          <table:table-cell office:value-type="float" office:value="5">
            <text:p>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910</text:p>
          </table:table-cell>
          <table:table-cell office:value-type="string">
            <text:p>WS</text:p>
          </table:table-cell>
          <table:table-cell office:value-type="float" office:value="7.6">
            <text:p>7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911</text:p>
          </table:table-cell>
          <table:table-cell office:value-type="string">
            <text:p>WS</text:p>
          </table:table-cell>
          <table:table-cell office:value-type="float" office:value="6.6991">
            <text:p>6.699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D0912</text:p>
          </table:table-cell>
          <table:table-cell office:value-type="string">
            <text:p>WS</text:p>
          </table:table-cell>
          <table:table-cell office:value-type="float" office:value="10.3712">
            <text:p>10.3712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3D0913</text:p>
          </table:table-cell>
          <table:table-cell office:value-type="string">
            <text:p>WS</text:p>
          </table:table-cell>
          <table:table-cell office:value-type="float" office:value="21.3">
            <text:p>21.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914</text:p>
          </table:table-cell>
          <table:table-cell office:value-type="string">
            <text:p>WS</text:p>
          </table:table-cell>
          <table:table-cell office:value-type="float" office:value="5.8348">
            <text:p>5.834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D0915</text:p>
          </table:table-cell>
          <table:table-cell office:value-type="string">
            <text:p>WS</text:p>
          </table:table-cell>
          <table:table-cell office:value-type="float" office:value="8.7951">
            <text:p>8.7951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3D0916</text:p>
          </table:table-cell>
          <table:table-cell office:value-type="string">
            <text:p>WS</text:p>
          </table:table-cell>
          <table:table-cell office:value-type="float" office:value="0.8589">
            <text:p>0.858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D0917</text:p>
          </table:table-cell>
          <table:table-cell office:value-type="string">
            <text:p>WS</text:p>
          </table:table-cell>
          <table:table-cell office:value-type="float" office:value="2.8409">
            <text:p>2.840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D0918</text:p>
          </table:table-cell>
          <table:table-cell office:value-type="string">
            <text:p>WS</text:p>
          </table:table-cell>
          <table:table-cell office:value-type="float" office:value="0.872">
            <text:p>0.87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D0919</text:p>
          </table:table-cell>
          <table:table-cell office:value-type="string">
            <text:p>WS</text:p>
          </table:table-cell>
          <table:table-cell office:value-type="float" office:value="8.5211">
            <text:p>8.5211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D0920</text:p>
          </table:table-cell>
          <table:table-cell office:value-type="string">
            <text:p>WS</text:p>
          </table:table-cell>
          <table:table-cell office:value-type="float" office:value="0.898">
            <text:p>0.89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D0921</text:p>
          </table:table-cell>
          <table:table-cell office:value-type="string">
            <text:p>WS</text:p>
          </table:table-cell>
          <table:table-cell office:value-type="float" office:value="4.6764">
            <text:p>4.676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D092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3D0923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3D0924</text:p>
          </table:table-cell>
          <table:table-cell office:value-type="string">
            <text:p>WS</text:p>
          </table:table-cell>
          <table:table-cell office:value-type="float" office:value="6.6706">
            <text:p>6.670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20</text:p>
          </table:table-cell>
          <table:table-cell office:value-type="string">
            <text:p>WS</text:p>
          </table:table-cell>
          <table:table-cell office:value-type="float" office:value="5.8">
            <text:p>5.8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E1021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E102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Homalanthus novoguineensis</text:p>
          </table:table-cell>
          <table:table-cell table:number-columns-repeated="1020"/>
        </table:table-row>
        <table:table-row table:style-name="ro2">
          <table:table-cell office:value-type="string">
            <text:p>WS3E1023</text:p>
          </table:table-cell>
          <table:table-cell office:value-type="string">
            <text:p>WS</text:p>
          </table:table-cell>
          <table:table-cell office:value-type="float" office:value="0.4344">
            <text:p>0.4344</text:p>
          </table:table-cell>
          <table:table-cell office:value-type="string">
            <text:p>Tetrameles nudiflora</text:p>
          </table:table-cell>
          <table:table-cell table:number-columns-repeated="1020"/>
        </table:table-row>
        <table:table-row table:style-name="ro2">
          <table:table-cell office:value-type="string">
            <text:p>WS3E1024</text:p>
          </table:table-cell>
          <table:table-cell office:value-type="string">
            <text:p>WS</text:p>
          </table:table-cell>
          <table:table-cell office:value-type="float" office:value="7.4906">
            <text:p>7.4906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3E1025</text:p>
          </table:table-cell>
          <table:table-cell office:value-type="string">
            <text:p>WS</text:p>
          </table:table-cell>
          <table:table-cell office:value-type="float" office:value="1.0417">
            <text:p>1.041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26</text:p>
          </table:table-cell>
          <table:table-cell office:value-type="string">
            <text:p>WS</text:p>
          </table:table-cell>
          <table:table-cell office:value-type="float" office:value="5.7406">
            <text:p>5.740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27</text:p>
          </table:table-cell>
          <table:table-cell office:value-type="string">
            <text:p>WS</text:p>
          </table:table-cell>
          <table:table-cell office:value-type="float" office:value="2.8">
            <text:p>2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28</text:p>
          </table:table-cell>
          <table:table-cell office:value-type="string">
            <text:p>WS</text:p>
          </table:table-cell>
          <table:table-cell office:value-type="float" office:value="5.6104">
            <text:p>5.6104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3E1029</text:p>
          </table:table-cell>
          <table:table-cell office:value-type="string">
            <text:p>WS</text:p>
          </table:table-cell>
          <table:table-cell office:value-type="float" office:value="9.0684">
            <text:p>9.068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30</text:p>
          </table:table-cell>
          <table:table-cell office:value-type="string">
            <text:p>WS</text:p>
          </table:table-cell>
          <table:table-cell office:value-type="float" office:value="3.2694">
            <text:p>3.269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31</text:p>
          </table:table-cell>
          <table:table-cell office:value-type="string">
            <text:p>WS</text:p>
          </table:table-cell>
          <table:table-cell office:value-type="float" office:value="3.6">
            <text:p>3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32</text:p>
          </table:table-cell>
          <table:table-cell office:value-type="string">
            <text:p>WS</text:p>
          </table:table-cell>
          <table:table-cell office:value-type="float" office:value="24.5002">
            <text:p>24.500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33</text:p>
          </table:table-cell>
          <table:table-cell office:value-type="string">
            <text:p>WS</text:p>
          </table:table-cell>
          <table:table-cell office:value-type="float" office:value="2.8828">
            <text:p>2.882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34</text:p>
          </table:table-cell>
          <table:table-cell office:value-type="string">
            <text:p>WS</text:p>
          </table:table-cell>
          <table:table-cell office:value-type="float" office:value="2.8">
            <text:p>2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35</text:p>
          </table:table-cell>
          <table:table-cell office:value-type="string">
            <text:p>WS</text:p>
          </table:table-cell>
          <table:table-cell office:value-type="float" office:value="3.6">
            <text:p>3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36</text:p>
          </table:table-cell>
          <table:table-cell office:value-type="string">
            <text:p>WS</text:p>
          </table:table-cell>
          <table:table-cell office:value-type="float" office:value="0.524">
            <text:p>0.52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37</text:p>
          </table:table-cell>
          <table:table-cell office:value-type="string">
            <text:p>WS</text:p>
          </table:table-cell>
          <table:table-cell office:value-type="float" office:value="0.552">
            <text:p>0.55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38</text:p>
          </table:table-cell>
          <table:table-cell office:value-type="string">
            <text:p>WS</text:p>
          </table:table-cell>
          <table:table-cell office:value-type="float" office:value="2.4">
            <text:p>2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39</text:p>
          </table:table-cell>
          <table:table-cell office:value-type="string">
            <text:p>WS</text:p>
          </table:table-cell>
          <table:table-cell office:value-type="float" office:value="7.1">
            <text:p>7.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40</text:p>
          </table:table-cell>
          <table:table-cell office:value-type="string">
            <text:p>WS</text:p>
          </table:table-cell>
          <table:table-cell office:value-type="float" office:value="3.8">
            <text:p>3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42</text:p>
          </table:table-cell>
          <table:table-cell office:value-type="string">
            <text:p>WS</text:p>
          </table:table-cell>
          <table:table-cell office:value-type="float" office:value="5.6">
            <text:p>5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43</text:p>
          </table:table-cell>
          <table:table-cell office:value-type="string">
            <text:p>WS</text:p>
          </table:table-cell>
          <table:table-cell office:value-type="float" office:value="12.1183">
            <text:p>12.118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44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S3E1045</text:p>
          </table:table-cell>
          <table:table-cell office:value-type="string">
            <text:p>WS</text:p>
          </table:table-cell>
          <table:table-cell office:value-type="float" office:value="2.5549">
            <text:p>2.554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46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3E1047</text:p>
          </table:table-cell>
          <table:table-cell office:value-type="string">
            <text:p>WS</text:p>
          </table:table-cell>
          <table:table-cell office:value-type="float" office:value="5.0866">
            <text:p>5.086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48</text:p>
          </table:table-cell>
          <table:table-cell office:value-type="string">
            <text:p>WS</text:p>
          </table:table-cell>
          <table:table-cell office:value-type="float" office:value="8.2945">
            <text:p>8.294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49</text:p>
          </table:table-cell>
          <table:table-cell office:value-type="string">
            <text:p>WS</text:p>
          </table:table-cell>
          <table:table-cell office:value-type="float" office:value="6">
            <text:p>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50</text:p>
          </table:table-cell>
          <table:table-cell office:value-type="string">
            <text:p>WS</text:p>
          </table:table-cell>
          <table:table-cell office:value-type="float" office:value="4.8">
            <text:p>4.8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E1051</text:p>
          </table:table-cell>
          <table:table-cell office:value-type="string">
            <text:p>WS</text:p>
          </table:table-cell>
          <table:table-cell office:value-type="float" office:value="4.7619">
            <text:p>4.761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52</text:p>
          </table:table-cell>
          <table:table-cell office:value-type="string">
            <text:p>WS</text:p>
          </table:table-cell>
          <table:table-cell office:value-type="float" office:value="9.7329">
            <text:p>9.732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53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5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55</text:p>
          </table:table-cell>
          <table:table-cell office:value-type="string">
            <text:p>WS</text:p>
          </table:table-cell>
          <table:table-cell office:value-type="float" office:value="3.6">
            <text:p>3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56</text:p>
          </table:table-cell>
          <table:table-cell office:value-type="string">
            <text:p>WS</text:p>
          </table:table-cell>
          <table:table-cell office:value-type="float" office:value="2.6386">
            <text:p>2.638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57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3E1058</text:p>
          </table:table-cell>
          <table:table-cell office:value-type="string">
            <text:p>WS</text:p>
          </table:table-cell>
          <table:table-cell office:value-type="float" office:value="4.9665">
            <text:p>4.966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59</text:p>
          </table:table-cell>
          <table:table-cell office:value-type="string">
            <text:p>WS</text:p>
          </table:table-cell>
          <table:table-cell office:value-type="float" office:value="6.5674">
            <text:p>6.567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60</text:p>
          </table:table-cell>
          <table:table-cell office:value-type="string">
            <text:p>WS</text:p>
          </table:table-cell>
          <table:table-cell office:value-type="float" office:value="3.4786">
            <text:p>3.478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61</text:p>
          </table:table-cell>
          <table:table-cell office:value-type="string">
            <text:p>WS</text:p>
          </table:table-cell>
          <table:table-cell office:value-type="float" office:value="2.7003">
            <text:p>2.7003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3E106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63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64</text:p>
          </table:table-cell>
          <table:table-cell office:value-type="string">
            <text:p>WS</text:p>
          </table:table-cell>
          <table:table-cell office:value-type="float" office:value="6.3519">
            <text:p>6.351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65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3E1066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67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68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69</text:p>
          </table:table-cell>
          <table:table-cell office:value-type="string">
            <text:p>WS</text:p>
          </table:table-cell>
          <table:table-cell office:value-type="float" office:value="4.4019">
            <text:p>4.401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70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adenosperma</text:p>
          </table:table-cell>
          <table:table-cell table:number-columns-repeated="1020"/>
        </table:table-row>
        <table:table-row table:style-name="ro2">
          <table:table-cell office:value-type="string">
            <text:p>WS3E1071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72</text:p>
          </table:table-cell>
          <table:table-cell office:value-type="string">
            <text:p>WS</text:p>
          </table:table-cell>
          <table:table-cell office:value-type="float" office:value="4.3498">
            <text:p>4.349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73</text:p>
          </table:table-cell>
          <table:table-cell office:value-type="string">
            <text:p>WS</text:p>
          </table:table-cell>
          <table:table-cell office:value-type="float" office:value="16.3422">
            <text:p>16.342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74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75</text:p>
          </table:table-cell>
          <table:table-cell office:value-type="string">
            <text:p>WS</text:p>
          </table:table-cell>
          <table:table-cell office:value-type="float" office:value="1.6372">
            <text:p>1.637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76</text:p>
          </table:table-cell>
          <table:table-cell office:value-type="string">
            <text:p>WS</text:p>
          </table:table-cell>
          <table:table-cell office:value-type="float" office:value="0.49">
            <text:p>0.4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77</text:p>
          </table:table-cell>
          <table:table-cell office:value-type="string">
            <text:p>WS</text:p>
          </table:table-cell>
          <table:table-cell office:value-type="float" office:value="2.0753">
            <text:p>2.075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78</text:p>
          </table:table-cell>
          <table:table-cell office:value-type="string">
            <text:p>WS</text:p>
          </table:table-cell>
          <table:table-cell office:value-type="float" office:value="1.4743">
            <text:p>1.474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79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3E1080</text:p>
          </table:table-cell>
          <table:table-cell office:value-type="string">
            <text:p>WS</text:p>
          </table:table-cell>
          <table:table-cell office:value-type="float" office:value="2.0676">
            <text:p>2.067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81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8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83</text:p>
          </table:table-cell>
          <table:table-cell office:value-type="string">
            <text:p>WS</text:p>
          </table:table-cell>
          <table:table-cell office:value-type="float" office:value="3.8">
            <text:p>3.8</text:p>
          </table:table-cell>
          <table:table-cell office:value-type="string">
            <text:p>Dennstaedtia moluccana</text:p>
          </table:table-cell>
          <table:table-cell table:number-columns-repeated="1020"/>
        </table:table-row>
        <table:table-row table:style-name="ro2">
          <table:table-cell office:value-type="string">
            <text:p>WS3E1084</text:p>
          </table:table-cell>
          <table:table-cell office:value-type="string">
            <text:p>WS</text:p>
          </table:table-cell>
          <table:table-cell office:value-type="float" office:value="5.4432">
            <text:p>5.443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85</text:p>
          </table:table-cell>
          <table:table-cell office:value-type="string">
            <text:p>WS</text:p>
          </table:table-cell>
          <table:table-cell office:value-type="float" office:value="1.534">
            <text:p>1.53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86</text:p>
          </table:table-cell>
          <table:table-cell office:value-type="string">
            <text:p>WS</text:p>
          </table:table-cell>
          <table:table-cell office:value-type="float" office:value="10.1007">
            <text:p>10.100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87</text:p>
          </table:table-cell>
          <table:table-cell office:value-type="string">
            <text:p>WS</text:p>
          </table:table-cell>
          <table:table-cell office:value-type="float" office:value="0.205">
            <text:p>0.20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E1088</text:p>
          </table:table-cell>
          <table:table-cell office:value-type="string">
            <text:p>WS</text:p>
          </table:table-cell>
          <table:table-cell office:value-type="float" office:value="1.6586">
            <text:p>1.658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89</text:p>
          </table:table-cell>
          <table:table-cell office:value-type="string">
            <text:p>WS</text:p>
          </table:table-cell>
          <table:table-cell office:value-type="float" office:value="0.6823">
            <text:p>0.6823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3E1090</text:p>
          </table:table-cell>
          <table:table-cell office:value-type="string">
            <text:p>WS</text:p>
          </table:table-cell>
          <table:table-cell office:value-type="float" office:value="3.6">
            <text:p>3.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3E1091</text:p>
          </table:table-cell>
          <table:table-cell office:value-type="string">
            <text:p>WS</text:p>
          </table:table-cell>
          <table:table-cell office:value-type="float" office:value="0.837">
            <text:p>0.837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3E1092</text:p>
          </table:table-cell>
          <table:table-cell office:value-type="string">
            <text:p>WS</text:p>
          </table:table-cell>
          <table:table-cell office:value-type="float" office:value="10.923">
            <text:p>10.92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93</text:p>
          </table:table-cell>
          <table:table-cell office:value-type="string">
            <text:p>WS</text:p>
          </table:table-cell>
          <table:table-cell office:value-type="float" office:value="2.1872">
            <text:p>2.187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94</text:p>
          </table:table-cell>
          <table:table-cell office:value-type="string">
            <text:p>WS</text:p>
          </table:table-cell>
          <table:table-cell office:value-type="float" office:value="4.2353">
            <text:p>4.235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95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96</text:p>
          </table:table-cell>
          <table:table-cell office:value-type="string">
            <text:p>WS</text:p>
          </table:table-cell>
          <table:table-cell office:value-type="float" office:value="2.0382">
            <text:p>2.038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97</text:p>
          </table:table-cell>
          <table:table-cell office:value-type="string">
            <text:p>WS</text:p>
          </table:table-cell>
          <table:table-cell office:value-type="float" office:value="2.0266">
            <text:p>2.026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3E1098</text:p>
          </table:table-cell>
          <table:table-cell office:value-type="string">
            <text:p>WS</text:p>
          </table:table-cell>
          <table:table-cell office:value-type="float" office:value="3.1769">
            <text:p>3.176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099</text:p>
          </table:table-cell>
          <table:table-cell office:value-type="string">
            <text:p>WS</text:p>
          </table:table-cell>
          <table:table-cell office:value-type="float" office:value="4.4667">
            <text:p>4.466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3E1100</text:p>
          </table:table-cell>
          <table:table-cell office:value-type="string">
            <text:p>WS</text:p>
          </table:table-cell>
          <table:table-cell office:value-type="float" office:value="0.124">
            <text:p>0.124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3E1101</text:p>
          </table:table-cell>
          <table:table-cell office:value-type="string">
            <text:p>WS</text:p>
          </table:table-cell>
          <table:table-cell office:value-type="float" office:value="2.8412">
            <text:p>2.841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191</text:p>
          </table:table-cell>
          <table:table-cell office:value-type="string">
            <text:p>WS</text:p>
          </table:table-cell>
          <table:table-cell office:value-type="float" office:value="0.1">
            <text:p>0.1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4A0192</text:p>
          </table:table-cell>
          <table:table-cell office:value-type="string">
            <text:p>WS</text:p>
          </table:table-cell>
          <table:table-cell office:value-type="float" office:value="3.0932">
            <text:p>3.093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193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4A0194</text:p>
          </table:table-cell>
          <table:table-cell office:value-type="string">
            <text:p>WS</text:p>
          </table:table-cell>
          <table:table-cell office:value-type="float" office:value="19">
            <text:p>19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4A0195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196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197</text:p>
          </table:table-cell>
          <table:table-cell office:value-type="string">
            <text:p>WS</text:p>
          </table:table-cell>
          <table:table-cell office:value-type="float" office:value="1.05">
            <text:p>1.05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198</text:p>
          </table:table-cell>
          <table:table-cell office:value-type="string">
            <text:p>WS</text:p>
          </table:table-cell>
          <table:table-cell office:value-type="float" office:value="0.21">
            <text:p>0.21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4A0199</text:p>
          </table:table-cell>
          <table:table-cell office:value-type="string">
            <text:p>WS</text:p>
          </table:table-cell>
          <table:table-cell office:value-type="float" office:value="3.3406">
            <text:p>3.3406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200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01</text:p>
          </table:table-cell>
          <table:table-cell office:value-type="string">
            <text:p>WS</text:p>
          </table:table-cell>
          <table:table-cell office:value-type="float" office:value="0.7">
            <text:p>0.7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02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03</text:p>
          </table:table-cell>
          <table:table-cell office:value-type="string">
            <text:p>WS</text:p>
          </table:table-cell>
          <table:table-cell office:value-type="float" office:value="0.13">
            <text:p>0.1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0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05</text:p>
          </table:table-cell>
          <table:table-cell office:value-type="string">
            <text:p>WS</text:p>
          </table:table-cell>
          <table:table-cell office:value-type="float" office:value="4.5905">
            <text:p>4.590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06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07</text:p>
          </table:table-cell>
          <table:table-cell office:value-type="string">
            <text:p>WS</text:p>
          </table:table-cell>
          <table:table-cell office:value-type="float" office:value="0.8">
            <text:p>0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08</text:p>
          </table:table-cell>
          <table:table-cell office:value-type="string">
            <text:p>WS</text:p>
          </table:table-cell>
          <table:table-cell office:value-type="float" office:value="0.8">
            <text:p>0.8</text:p>
          </table:table-cell>
          <table:table-cell office:value-type="string">
            <text:p>Ficus melinocarpa</text:p>
          </table:table-cell>
          <table:table-cell table:number-columns-repeated="1020"/>
        </table:table-row>
        <table:table-row table:style-name="ro2">
          <table:table-cell office:value-type="string">
            <text:p>WS4A0209</text:p>
          </table:table-cell>
          <table:table-cell office:value-type="string">
            <text:p>WS</text:p>
          </table:table-cell>
          <table:table-cell office:value-type="float" office:value="0.3533">
            <text:p>0.353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10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11</text:p>
          </table:table-cell>
          <table:table-cell office:value-type="string">
            <text:p>WS</text:p>
          </table:table-cell>
          <table:table-cell office:value-type="float" office:value="1.8703">
            <text:p>1.870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12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A0213</text:p>
          </table:table-cell>
          <table:table-cell office:value-type="string">
            <text:p>WS</text:p>
          </table:table-cell>
          <table:table-cell office:value-type="float" office:value="7.7958">
            <text:p>7.795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14</text:p>
          </table:table-cell>
          <table:table-cell office:value-type="string">
            <text:p>WS</text:p>
          </table:table-cell>
          <table:table-cell office:value-type="float" office:value="0.4">
            <text:p>0.4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4A0215</text:p>
          </table:table-cell>
          <table:table-cell office:value-type="string">
            <text:p>WS</text:p>
          </table:table-cell>
          <table:table-cell office:value-type="float" office:value="4.4114">
            <text:p>4.411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16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17</text:p>
          </table:table-cell>
          <table:table-cell office:value-type="string">
            <text:p>WS</text:p>
          </table:table-cell>
          <table:table-cell office:value-type="float" office:value="8.2">
            <text:p>8.2</text:p>
          </table:table-cell>
          <table:table-cell office:value-type="string">
            <text:p>Tetrameles nudiflora</text:p>
          </table:table-cell>
          <table:table-cell table:number-columns-repeated="1020"/>
        </table:table-row>
        <table:table-row table:style-name="ro2">
          <table:table-cell office:value-type="string">
            <text:p>WS4A0218</text:p>
          </table:table-cell>
          <table:table-cell office:value-type="string">
            <text:p>WS</text:p>
          </table:table-cell>
          <table:table-cell office:value-type="float" office:value="0.3">
            <text:p>0.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19</text:p>
          </table:table-cell>
          <table:table-cell office:value-type="string">
            <text:p>WS</text:p>
          </table:table-cell>
          <table:table-cell office:value-type="float" office:value="1.1">
            <text:p>1.1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4A0220</text:p>
          </table:table-cell>
          <table:table-cell office:value-type="string">
            <text:p>WS</text:p>
          </table:table-cell>
          <table:table-cell office:value-type="float" office:value="3.2942">
            <text:p>3.2942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4A0221</text:p>
          </table:table-cell>
          <table:table-cell office:value-type="string">
            <text:p>WS</text:p>
          </table:table-cell>
          <table:table-cell office:value-type="float" office:value="1.0872">
            <text:p>1.0872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222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23</text:p>
          </table:table-cell>
          <table:table-cell office:value-type="string">
            <text:p>WS</text:p>
          </table:table-cell>
          <table:table-cell office:value-type="float" office:value="8.2306">
            <text:p>8.230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A0224</text:p>
          </table:table-cell>
          <table:table-cell office:value-type="string">
            <text:p>WS</text:p>
          </table:table-cell>
          <table:table-cell office:value-type="float" office:value="4.6">
            <text:p>4.6</text:p>
          </table:table-cell>
          <table:table-cell office:value-type="string">
            <text:p>Ficus trachypison</text:p>
          </table:table-cell>
          <table:table-cell table:number-columns-repeated="1020"/>
        </table:table-row>
        <table:table-row table:style-name="ro2">
          <table:table-cell office:value-type="string">
            <text:p>WS4A0225</text:p>
          </table:table-cell>
          <table:table-cell office:value-type="string">
            <text:p>WS</text:p>
          </table:table-cell>
          <table:table-cell office:value-type="float" office:value="6.3562">
            <text:p>6.356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26</text:p>
          </table:table-cell>
          <table:table-cell office:value-type="string">
            <text:p>WS</text:p>
          </table:table-cell>
          <table:table-cell office:value-type="float" office:value="1.1023">
            <text:p>1.1023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227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Spondias dulcis</text:p>
          </table:table-cell>
          <table:table-cell table:number-columns-repeated="1020"/>
        </table:table-row>
        <table:table-row table:style-name="ro2">
          <table:table-cell office:value-type="string">
            <text:p>WS4A0228</text:p>
          </table:table-cell>
          <table:table-cell office:value-type="string">
            <text:p>WS</text:p>
          </table:table-cell>
          <table:table-cell office:value-type="float" office:value="1.9861">
            <text:p>1.986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229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30</text:p>
          </table:table-cell>
          <table:table-cell office:value-type="string">
            <text:p>WS</text:p>
          </table:table-cell>
          <table:table-cell office:value-type="float" office:value="0.145">
            <text:p>0.145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231</text:p>
          </table:table-cell>
          <table:table-cell office:value-type="string">
            <text:p>WS</text:p>
          </table:table-cell>
          <table:table-cell office:value-type="float" office:value="3.5987">
            <text:p>3.598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32</text:p>
          </table:table-cell>
          <table:table-cell office:value-type="string">
            <text:p>WS</text:p>
          </table:table-cell>
          <table:table-cell office:value-type="float" office:value="1.1">
            <text:p>1.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33</text:p>
          </table:table-cell>
          <table:table-cell office:value-type="string">
            <text:p>WS</text:p>
          </table:table-cell>
          <table:table-cell office:value-type="float" office:value="4.6537">
            <text:p>4.653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34</text:p>
          </table:table-cell>
          <table:table-cell office:value-type="string">
            <text:p>WS</text:p>
          </table:table-cell>
          <table:table-cell office:value-type="float" office:value="0.15">
            <text:p>0.1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35</text:p>
          </table:table-cell>
          <table:table-cell office:value-type="string">
            <text:p>WS</text:p>
          </table:table-cell>
          <table:table-cell office:value-type="float" office:value="0.4746">
            <text:p>0.4746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4A0236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37</text:p>
          </table:table-cell>
          <table:table-cell office:value-type="string">
            <text:p>WS</text:p>
          </table:table-cell>
          <table:table-cell office:value-type="float" office:value="0.1">
            <text:p>0.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38</text:p>
          </table:table-cell>
          <table:table-cell office:value-type="string">
            <text:p>WS</text:p>
          </table:table-cell>
          <table:table-cell office:value-type="float" office:value="0.4">
            <text:p>0.4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4A0239</text:p>
          </table:table-cell>
          <table:table-cell office:value-type="string">
            <text:p>WS</text:p>
          </table:table-cell>
          <table:table-cell office:value-type="float" office:value="19.7953">
            <text:p>19.795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40</text:p>
          </table:table-cell>
          <table:table-cell office:value-type="string">
            <text:p>WS</text:p>
          </table:table-cell>
          <table:table-cell office:value-type="float" office:value="1.0761">
            <text:p>1.076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241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42</text:p>
          </table:table-cell>
          <table:table-cell office:value-type="string">
            <text:p>WS</text:p>
          </table:table-cell>
          <table:table-cell office:value-type="float" office:value="0.2456">
            <text:p>0.2456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243</text:p>
          </table:table-cell>
          <table:table-cell office:value-type="string">
            <text:p>WS</text:p>
          </table:table-cell>
          <table:table-cell office:value-type="float" office:value="4.7209">
            <text:p>4.720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44</text:p>
          </table:table-cell>
          <table:table-cell office:value-type="string">
            <text:p>WS</text:p>
          </table:table-cell>
          <table:table-cell office:value-type="float" office:value="6.2543">
            <text:p>6.254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45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Homalanthus novoguineensis</text:p>
          </table:table-cell>
          <table:table-cell table:number-columns-repeated="1020"/>
        </table:table-row>
        <table:table-row table:style-name="ro2">
          <table:table-cell office:value-type="string">
            <text:p>WS4A024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47</text:p>
          </table:table-cell>
          <table:table-cell office:value-type="string">
            <text:p>WS</text:p>
          </table:table-cell>
          <table:table-cell office:value-type="float" office:value="1.0268">
            <text:p>1.0268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248</text:p>
          </table:table-cell>
          <table:table-cell office:value-type="string">
            <text:p>WS</text:p>
          </table:table-cell>
          <table:table-cell office:value-type="float" office:value="3.2113">
            <text:p>3.211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49</text:p>
          </table:table-cell>
          <table:table-cell office:value-type="string">
            <text:p>WS</text:p>
          </table:table-cell>
          <table:table-cell office:value-type="float" office:value="0.9">
            <text:p>0.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50</text:p>
          </table:table-cell>
          <table:table-cell office:value-type="string">
            <text:p>WS</text:p>
          </table:table-cell>
          <table:table-cell office:value-type="float" office:value="11.09">
            <text:p>11.09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4A0251</text:p>
          </table:table-cell>
          <table:table-cell office:value-type="string">
            <text:p>WS</text:p>
          </table:table-cell>
          <table:table-cell office:value-type="float" office:value="1.9">
            <text:p>1.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52</text:p>
          </table:table-cell>
          <table:table-cell office:value-type="string">
            <text:p>WS</text:p>
          </table:table-cell>
          <table:table-cell office:value-type="float" office:value="0.482">
            <text:p>0.482</text:p>
          </table:table-cell>
          <table:table-cell office:value-type="string">
            <text:p>Ficus semivestita</text:p>
          </table:table-cell>
          <table:table-cell table:number-columns-repeated="1020"/>
        </table:table-row>
        <table:table-row table:style-name="ro2">
          <table:table-cell office:value-type="string">
            <text:p>WS4A0253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Spondias dulcis</text:p>
          </table:table-cell>
          <table:table-cell table:number-columns-repeated="1020"/>
        </table:table-row>
        <table:table-row table:style-name="ro2">
          <table:table-cell office:value-type="string">
            <text:p>WS4A0254</text:p>
          </table:table-cell>
          <table:table-cell office:value-type="string">
            <text:p>WS</text:p>
          </table:table-cell>
          <table:table-cell office:value-type="float" office:value="0.9">
            <text:p>0.9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4A0255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56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57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258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59</text:p>
          </table:table-cell>
          <table:table-cell office:value-type="string">
            <text:p>WS</text:p>
          </table:table-cell>
          <table:table-cell office:value-type="float" office:value="1.4467">
            <text:p>1.446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60</text:p>
          </table:table-cell>
          <table:table-cell office:value-type="string">
            <text:p>WS</text:p>
          </table:table-cell>
          <table:table-cell office:value-type="float" office:value="0.9">
            <text:p>0.9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4A0261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62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63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64</text:p>
          </table:table-cell>
          <table:table-cell office:value-type="string">
            <text:p>WS</text:p>
          </table:table-cell>
          <table:table-cell office:value-type="float" office:value="2.4">
            <text:p>2.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65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A0266</text:p>
          </table:table-cell>
          <table:table-cell office:value-type="string">
            <text:p>WS</text:p>
          </table:table-cell>
          <table:table-cell office:value-type="float" office:value="0.7">
            <text:p>0.7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4A0267</text:p>
          </table:table-cell>
          <table:table-cell office:value-type="string">
            <text:p>WS</text:p>
          </table:table-cell>
          <table:table-cell office:value-type="float" office:value="1.7">
            <text:p>1.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68</text:p>
          </table:table-cell>
          <table:table-cell office:value-type="string">
            <text:p>WS</text:p>
          </table:table-cell>
          <table:table-cell office:value-type="float" office:value="14.8">
            <text:p>14.8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4A0269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70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Cananga odorata</text:p>
          </table:table-cell>
          <table:table-cell table:number-columns-repeated="1020"/>
        </table:table-row>
        <table:table-row table:style-name="ro2">
          <table:table-cell office:value-type="string">
            <text:p>WS4A0271</text:p>
          </table:table-cell>
          <table:table-cell office:value-type="string">
            <text:p>WS</text:p>
          </table:table-cell>
          <table:table-cell office:value-type="float" office:value="2.6">
            <text:p>2.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72</text:p>
          </table:table-cell>
          <table:table-cell office:value-type="string">
            <text:p>WS</text:p>
          </table:table-cell>
          <table:table-cell office:value-type="float" office:value="3.2">
            <text:p>3.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73</text:p>
          </table:table-cell>
          <table:table-cell office:value-type="string">
            <text:p>WS</text:p>
          </table:table-cell>
          <table:table-cell office:value-type="float" office:value="11.4">
            <text:p>11.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A027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275</text:p>
          </table:table-cell>
          <table:table-cell office:value-type="string">
            <text:p>WS</text:p>
          </table:table-cell>
          <table:table-cell office:value-type="float" office:value="1.4808">
            <text:p>1.480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A0301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A0312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B0406</text:p>
          </table:table-cell>
          <table:table-cell office:value-type="string">
            <text:p>WS</text:p>
          </table:table-cell>
          <table:table-cell office:value-type="float" office:value="5.2871">
            <text:p>5.2871</text:p>
          </table:table-cell>
          <table:table-cell office:value-type="string">
            <text:p>Callicarpa longifolia</text:p>
          </table:table-cell>
          <table:table-cell table:number-columns-repeated="1020"/>
        </table:table-row>
        <table:table-row table:style-name="ro2">
          <table:table-cell office:value-type="string">
            <text:p>WS4B0407</text:p>
          </table:table-cell>
          <table:table-cell office:value-type="string">
            <text:p>WS</text:p>
          </table:table-cell>
          <table:table-cell office:value-type="float" office:value="3.1069">
            <text:p>3.106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B0408</text:p>
          </table:table-cell>
          <table:table-cell office:value-type="string">
            <text:p>WS</text:p>
          </table:table-cell>
          <table:table-cell office:value-type="float" office:value="1.7236">
            <text:p>1.723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B0409</text:p>
          </table:table-cell>
          <table:table-cell office:value-type="string">
            <text:p>WS</text:p>
          </table:table-cell>
          <table:table-cell office:value-type="float" office:value="32.4439">
            <text:p>32.443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B0410</text:p>
          </table:table-cell>
          <table:table-cell office:value-type="string">
            <text:p>WS</text:p>
          </table:table-cell>
          <table:table-cell office:value-type="float" office:value="9.2985">
            <text:p>9.298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B0411</text:p>
          </table:table-cell>
          <table:table-cell office:value-type="string">
            <text:p>WS</text:p>
          </table:table-cell>
          <table:table-cell office:value-type="float" office:value="0.3151">
            <text:p>0.3151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4B0412</text:p>
          </table:table-cell>
          <table:table-cell office:value-type="string">
            <text:p>WS</text:p>
          </table:table-cell>
          <table:table-cell office:value-type="float" office:value="10.839">
            <text:p>10.83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B0413</text:p>
          </table:table-cell>
          <table:table-cell office:value-type="string">
            <text:p>WS</text:p>
          </table:table-cell>
          <table:table-cell office:value-type="float" office:value="8.1622">
            <text:p>8.1622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14</text:p>
          </table:table-cell>
          <table:table-cell office:value-type="string">
            <text:p>WS</text:p>
          </table:table-cell>
          <table:table-cell office:value-type="float" office:value="8.0556">
            <text:p>8.0556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4B0415</text:p>
          </table:table-cell>
          <table:table-cell office:value-type="string">
            <text:p>WS</text:p>
          </table:table-cell>
          <table:table-cell office:value-type="float" office:value="4.1667">
            <text:p>4.1667</text:p>
          </table:table-cell>
          <table:table-cell office:value-type="string">
            <text:p>Callicarpa longifolia</text:p>
          </table:table-cell>
          <table:table-cell table:number-columns-repeated="1020"/>
        </table:table-row>
        <table:table-row table:style-name="ro2">
          <table:table-cell office:value-type="string">
            <text:p>WS4B0416</text:p>
          </table:table-cell>
          <table:table-cell office:value-type="string">
            <text:p>WS</text:p>
          </table:table-cell>
          <table:table-cell office:value-type="float" office:value="5.0991">
            <text:p>5.0991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4B0417</text:p>
          </table:table-cell>
          <table:table-cell office:value-type="string">
            <text:p>WS</text:p>
          </table:table-cell>
          <table:table-cell office:value-type="float" office:value="3.8528">
            <text:p>3.8528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B0418</text:p>
          </table:table-cell>
          <table:table-cell office:value-type="string">
            <text:p>WS</text:p>
          </table:table-cell>
          <table:table-cell office:value-type="float" office:value="3.276">
            <text:p>3.27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B0419</text:p>
          </table:table-cell>
          <table:table-cell office:value-type="string">
            <text:p>WS</text:p>
          </table:table-cell>
          <table:table-cell office:value-type="float" office:value="7.0075">
            <text:p>7.007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B0420</text:p>
          </table:table-cell>
          <table:table-cell office:value-type="string">
            <text:p>WS</text:p>
          </table:table-cell>
          <table:table-cell office:value-type="float" office:value="5.6">
            <text:p>5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21</text:p>
          </table:table-cell>
          <table:table-cell office:value-type="string">
            <text:p>WS</text:p>
          </table:table-cell>
          <table:table-cell office:value-type="float" office:value="2.6003">
            <text:p>2.6003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4B0422</text:p>
          </table:table-cell>
          <table:table-cell office:value-type="string">
            <text:p>WS</text:p>
          </table:table-cell>
          <table:table-cell office:value-type="float" office:value="8.7381">
            <text:p>8.7381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4B0423</text:p>
          </table:table-cell>
          <table:table-cell office:value-type="string">
            <text:p>WS</text:p>
          </table:table-cell>
          <table:table-cell office:value-type="float" office:value="2.8962">
            <text:p>2.8962</text:p>
          </table:table-cell>
          <table:table-cell office:value-type="string">
            <text:p>Artocarpus lacucha</text:p>
          </table:table-cell>
          <table:table-cell table:number-columns-repeated="1020"/>
        </table:table-row>
        <table:table-row table:style-name="ro2">
          <table:table-cell office:value-type="string">
            <text:p>WS4B0424</text:p>
          </table:table-cell>
          <table:table-cell office:value-type="string">
            <text:p>WS</text:p>
          </table:table-cell>
          <table:table-cell office:value-type="float" office:value="4.6">
            <text:p>4.6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4B0425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26</text:p>
          </table:table-cell>
          <table:table-cell office:value-type="string">
            <text:p>WS</text:p>
          </table:table-cell>
          <table:table-cell office:value-type="float" office:value="12.3471">
            <text:p>12.347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B0427</text:p>
          </table:table-cell>
          <table:table-cell office:value-type="string">
            <text:p>WS</text:p>
          </table:table-cell>
          <table:table-cell office:value-type="float" office:value="2.3507">
            <text:p>2.3507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28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Leucosyke australis</text:p>
          </table:table-cell>
          <table:table-cell table:number-columns-repeated="1020"/>
        </table:table-row>
        <table:table-row table:style-name="ro2">
          <table:table-cell office:value-type="string">
            <text:p>WS4B0429</text:p>
          </table:table-cell>
          <table:table-cell office:value-type="string">
            <text:p>WS</text:p>
          </table:table-cell>
          <table:table-cell office:value-type="float" office:value="1.1985">
            <text:p>1.1985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4B0430</text:p>
          </table:table-cell>
          <table:table-cell office:value-type="string">
            <text:p>WS</text:p>
          </table:table-cell>
          <table:table-cell office:value-type="float" office:value="1.5878">
            <text:p>1.5878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4B0431</text:p>
          </table:table-cell>
          <table:table-cell office:value-type="string">
            <text:p>WS</text:p>
          </table:table-cell>
          <table:table-cell office:value-type="float" office:value="3.6">
            <text:p>3.6</text:p>
          </table:table-cell>
          <table:table-cell office:value-type="string">
            <text:p>Dennstaedtia moluccana</text:p>
          </table:table-cell>
          <table:table-cell table:number-columns-repeated="1020"/>
        </table:table-row>
        <table:table-row table:style-name="ro2">
          <table:table-cell office:value-type="string">
            <text:p>WS4B0432</text:p>
          </table:table-cell>
          <table:table-cell office:value-type="string">
            <text:p>WS</text:p>
          </table:table-cell>
          <table:table-cell office:value-type="float" office:value="5.0036">
            <text:p>5.0036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4B0433</text:p>
          </table:table-cell>
          <table:table-cell office:value-type="string">
            <text:p>WS</text:p>
          </table:table-cell>
          <table:table-cell office:value-type="float" office:value="3.4265">
            <text:p>3.426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34</text:p>
          </table:table-cell>
          <table:table-cell office:value-type="string">
            <text:p>WS</text:p>
          </table:table-cell>
          <table:table-cell office:value-type="float" office:value="8.4177">
            <text:p>8.417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B0435</text:p>
          </table:table-cell>
          <table:table-cell office:value-type="string">
            <text:p>WS</text:p>
          </table:table-cell>
          <table:table-cell office:value-type="float" office:value="4.4634">
            <text:p>4.463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36</text:p>
          </table:table-cell>
          <table:table-cell office:value-type="string">
            <text:p>WS</text:p>
          </table:table-cell>
          <table:table-cell office:value-type="float" office:value="1.8933">
            <text:p>1.8933</text:p>
          </table:table-cell>
          <table:table-cell office:value-type="string">
            <text:p>Callicarpa farinosa</text:p>
          </table:table-cell>
          <table:table-cell table:number-columns-repeated="1020"/>
        </table:table-row>
        <table:table-row table:style-name="ro2">
          <table:table-cell office:value-type="string">
            <text:p>WS4B0437</text:p>
          </table:table-cell>
          <table:table-cell office:value-type="string">
            <text:p>WS</text:p>
          </table:table-cell>
          <table:table-cell office:value-type="float" office:value="5.4762">
            <text:p>5.476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B0438</text:p>
          </table:table-cell>
          <table:table-cell office:value-type="string">
            <text:p>WS</text:p>
          </table:table-cell>
          <table:table-cell office:value-type="float" office:value="3.5498">
            <text:p>3.5498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4B0439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Homalanthus novoguineensis</text:p>
          </table:table-cell>
          <table:table-cell table:number-columns-repeated="1020"/>
        </table:table-row>
        <table:table-row table:style-name="ro2">
          <table:table-cell office:value-type="string">
            <text:p>WS4B0440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41</text:p>
          </table:table-cell>
          <table:table-cell office:value-type="string">
            <text:p>WS</text:p>
          </table:table-cell>
          <table:table-cell office:value-type="float" office:value="0.6">
            <text:p>0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42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43</text:p>
          </table:table-cell>
          <table:table-cell office:value-type="string">
            <text:p>WS</text:p>
          </table:table-cell>
          <table:table-cell office:value-type="float" office:value="2.958">
            <text:p>2.958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B0444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45</text:p>
          </table:table-cell>
          <table:table-cell office:value-type="string">
            <text:p>WS</text:p>
          </table:table-cell>
          <table:table-cell office:value-type="float" office:value="0.8">
            <text:p>0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46</text:p>
          </table:table-cell>
          <table:table-cell office:value-type="string">
            <text:p>WS</text:p>
          </table:table-cell>
          <table:table-cell office:value-type="float" office:value="14.0314">
            <text:p>14.0314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4B0447</text:p>
          </table:table-cell>
          <table:table-cell office:value-type="string">
            <text:p>WS</text:p>
          </table:table-cell>
          <table:table-cell office:value-type="float" office:value="3.9595">
            <text:p>3.9595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48</text:p>
          </table:table-cell>
          <table:table-cell office:value-type="string">
            <text:p>WS</text:p>
          </table:table-cell>
          <table:table-cell office:value-type="float" office:value="3.2">
            <text:p>3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49</text:p>
          </table:table-cell>
          <table:table-cell office:value-type="string">
            <text:p>WS</text:p>
          </table:table-cell>
          <table:table-cell office:value-type="float" office:value="8.8458">
            <text:p>8.8458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50</text:p>
          </table:table-cell>
          <table:table-cell office:value-type="string">
            <text:p>WS</text:p>
          </table:table-cell>
          <table:table-cell office:value-type="float" office:value="3.4347">
            <text:p>3.4347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51</text:p>
          </table:table-cell>
          <table:table-cell office:value-type="string">
            <text:p>WS</text:p>
          </table:table-cell>
          <table:table-cell office:value-type="float" office:value="7.0779">
            <text:p>7.0779</text:p>
          </table:table-cell>
          <table:table-cell office:value-type="string">
            <text:p>Gastonia spectabilis</text:p>
          </table:table-cell>
          <table:table-cell table:number-columns-repeated="1020"/>
        </table:table-row>
        <table:table-row table:style-name="ro2">
          <table:table-cell office:value-type="string">
            <text:p>WS4B0452</text:p>
          </table:table-cell>
          <table:table-cell office:value-type="string">
            <text:p>WS</text:p>
          </table:table-cell>
          <table:table-cell office:value-type="float" office:value="1.7395">
            <text:p>1.739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B0453</text:p>
          </table:table-cell>
          <table:table-cell office:value-type="string">
            <text:p>WS</text:p>
          </table:table-cell>
          <table:table-cell office:value-type="float" office:value="3.3986">
            <text:p>3.3986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54</text:p>
          </table:table-cell>
          <table:table-cell office:value-type="string">
            <text:p>WS</text:p>
          </table:table-cell>
          <table:table-cell office:value-type="float" office:value="4.4">
            <text:p>4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55</text:p>
          </table:table-cell>
          <table:table-cell office:value-type="string">
            <text:p>WS</text:p>
          </table:table-cell>
          <table:table-cell office:value-type="float" office:value="10.4">
            <text:p>10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56</text:p>
          </table:table-cell>
          <table:table-cell office:value-type="string">
            <text:p>WS</text:p>
          </table:table-cell>
          <table:table-cell office:value-type="float" office:value="4.2">
            <text:p>4.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57</text:p>
          </table:table-cell>
          <table:table-cell office:value-type="string">
            <text:p>WS</text:p>
          </table:table-cell>
          <table:table-cell office:value-type="float" office:value="13.3672">
            <text:p>13.3672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4B0458</text:p>
          </table:table-cell>
          <table:table-cell office:value-type="string">
            <text:p>WS</text:p>
          </table:table-cell>
          <table:table-cell office:value-type="float" office:value="10.6603">
            <text:p>10.660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59</text:p>
          </table:table-cell>
          <table:table-cell office:value-type="string">
            <text:p>WS</text:p>
          </table:table-cell>
          <table:table-cell office:value-type="float" office:value="14.9835">
            <text:p>14.983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B0460</text:p>
          </table:table-cell>
          <table:table-cell office:value-type="string">
            <text:p>WS</text:p>
          </table:table-cell>
          <table:table-cell office:value-type="float" office:value="5.4">
            <text:p>5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61</text:p>
          </table:table-cell>
          <table:table-cell office:value-type="string">
            <text:p>WS</text:p>
          </table:table-cell>
          <table:table-cell office:value-type="float" office:value="10.0382">
            <text:p>10.038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B0462</text:p>
          </table:table-cell>
          <table:table-cell office:value-type="string">
            <text:p>WS</text:p>
          </table:table-cell>
          <table:table-cell office:value-type="float" office:value="2.0561">
            <text:p>2.0561</text:p>
          </table:table-cell>
          <table:table-cell office:value-type="string">
            <text:p>Callicarpa longifolia</text:p>
          </table:table-cell>
          <table:table-cell table:number-columns-repeated="1020"/>
        </table:table-row>
        <table:table-row table:style-name="ro2">
          <table:table-cell office:value-type="string">
            <text:p>WS4B0463</text:p>
          </table:table-cell>
          <table:table-cell office:value-type="string">
            <text:p>WS</text:p>
          </table:table-cell>
          <table:table-cell office:value-type="float" office:value="5.5497">
            <text:p>5.5497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4B0464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65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66</text:p>
          </table:table-cell>
          <table:table-cell office:value-type="string">
            <text:p>WS</text:p>
          </table:table-cell>
          <table:table-cell office:value-type="float" office:value="3.2605">
            <text:p>3.2605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67</text:p>
          </table:table-cell>
          <table:table-cell office:value-type="string">
            <text:p>WS</text:p>
          </table:table-cell>
          <table:table-cell office:value-type="float" office:value="49.032">
            <text:p>49.032</text:p>
          </table:table-cell>
          <table:table-cell office:value-type="string">
            <text:p>Artocarpus camansi</text:p>
          </table:table-cell>
          <table:table-cell table:number-columns-repeated="1020"/>
        </table:table-row>
        <table:table-row table:style-name="ro2">
          <table:table-cell office:value-type="string">
            <text:p>WS4B0468</text:p>
          </table:table-cell>
          <table:table-cell office:value-type="string">
            <text:p>WS</text:p>
          </table:table-cell>
          <table:table-cell office:value-type="float" office:value="1.9293">
            <text:p>1.9293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B0469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B0470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Artocarpus camansi</text:p>
          </table:table-cell>
          <table:table-cell table:number-columns-repeated="1020"/>
        </table:table-row>
        <table:table-row table:style-name="ro2">
          <table:table-cell office:value-type="string">
            <text:p>WS4B047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Pipturus argenteus</text:p>
          </table:table-cell>
          <table:table-cell table:number-columns-repeated="1020"/>
        </table:table-row>
        <table:table-row table:style-name="ro2">
          <table:table-cell office:value-type="string">
            <text:p>WS4B1224</text:p>
          </table:table-cell>
          <table:table-cell office:value-type="string">
            <text:p>WS</text:p>
          </table:table-cell>
          <table:table-cell office:value-type="float" office:value="1.1038">
            <text:p>1.1038</text:p>
          </table:table-cell>
          <table:table-cell office:value-type="string">
            <text:p>Areca catechu</text:p>
          </table:table-cell>
          <table:table-cell table:number-columns-repeated="1020"/>
        </table:table-row>
        <table:table-row table:style-name="ro2">
          <table:table-cell office:value-type="string">
            <text:p>WS4C0683</text:p>
          </table:table-cell>
          <table:table-cell office:value-type="string">
            <text:p>WS</text:p>
          </table:table-cell>
          <table:table-cell office:value-type="float" office:value="3.5">
            <text:p>3.5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4C0684</text:p>
          </table:table-cell>
          <table:table-cell office:value-type="string">
            <text:p>WS</text:p>
          </table:table-cell>
          <table:table-cell office:value-type="float" office:value="0.2266">
            <text:p>0.2266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4C0685</text:p>
          </table:table-cell>
          <table:table-cell office:value-type="string">
            <text:p>WS</text:p>
          </table:table-cell>
          <table:table-cell office:value-type="float" office:value="5.6">
            <text:p>5.6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4C0686</text:p>
          </table:table-cell>
          <table:table-cell office:value-type="string">
            <text:p>WS</text:p>
          </table:table-cell>
          <table:table-cell office:value-type="float" office:value="8.7139">
            <text:p>8.7139</text:p>
          </table:table-cell>
          <table:table-cell office:value-type="string">
            <text:p>Macaranga neobritannica</text:p>
          </table:table-cell>
          <table:table-cell table:number-columns-repeated="1020"/>
        </table:table-row>
        <table:table-row table:style-name="ro2">
          <table:table-cell office:value-type="string">
            <text:p>WS4C0687</text:p>
          </table:table-cell>
          <table:table-cell office:value-type="string">
            <text:p>WS</text:p>
          </table:table-cell>
          <table:table-cell office:value-type="float" office:value="0.296">
            <text:p>0.296</text:p>
          </table:table-cell>
          <table:table-cell office:value-type="string">
            <text:p>Dysoxylum gaudichaudianum</text:p>
          </table:table-cell>
          <table:table-cell table:number-columns-repeated="1020"/>
        </table:table-row>
        <table:table-row table:style-name="ro2">
          <table:table-cell office:value-type="string">
            <text:p>WS4C0688</text:p>
          </table:table-cell>
          <table:table-cell office:value-type="string">
            <text:p>WS</text:p>
          </table:table-cell>
          <table:table-cell office:value-type="float" office:value="2.2168">
            <text:p>2.2168</text:p>
          </table:table-cell>
          <table:table-cell office:value-type="string">
            <text:p>Endospermum labios</text:p>
          </table:table-cell>
          <table:table-cell table:number-columns-repeated="1020"/>
        </table:table-row>
        <table:table-row table:style-name="ro2">
          <table:table-cell office:value-type="string">
            <text:p>WS4C0689</text:p>
          </table:table-cell>
          <table:table-cell office:value-type="string">
            <text:p>WS</text:p>
          </table:table-cell>
          <table:table-cell office:value-type="float" office:value="5.1462">
            <text:p>5.146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690</text:p>
          </table:table-cell>
          <table:table-cell office:value-type="string">
            <text:p>WS</text:p>
          </table:table-cell>
          <table:table-cell office:value-type="float" office:value="0.5467">
            <text:p>0.5467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4C0691</text:p>
          </table:table-cell>
          <table:table-cell office:value-type="string">
            <text:p>WS</text:p>
          </table:table-cell>
          <table:table-cell office:value-type="float" office:value="7.3995">
            <text:p>7.3995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4C0692</text:p>
          </table:table-cell>
          <table:table-cell office:value-type="string">
            <text:p>WS</text:p>
          </table:table-cell>
          <table:table-cell office:value-type="float" office:value="5.6993">
            <text:p>5.6993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4C0693</text:p>
          </table:table-cell>
          <table:table-cell office:value-type="string">
            <text:p>WS</text:p>
          </table:table-cell>
          <table:table-cell office:value-type="float" office:value="5.106">
            <text:p>5.106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694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S4C0695</text:p>
          </table:table-cell>
          <table:table-cell office:value-type="string">
            <text:p>WS</text:p>
          </table:table-cell>
          <table:table-cell office:value-type="float" office:value="6.7159">
            <text:p>6.7159</text:p>
          </table:table-cell>
          <table:table-cell office:value-type="string">
            <text:p>Clerodendrum inerme</text:p>
          </table:table-cell>
          <table:table-cell table:number-columns-repeated="1020"/>
        </table:table-row>
        <table:table-row table:style-name="ro2">
          <table:table-cell office:value-type="string">
            <text:p>WS4C0696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4C0697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698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699</text:p>
          </table:table-cell>
          <table:table-cell office:value-type="string">
            <text:p>WS</text:p>
          </table:table-cell>
          <table:table-cell office:value-type="float" office:value="15.4465">
            <text:p>15.4465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4C0700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70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C0702</text:p>
          </table:table-cell>
          <table:table-cell office:value-type="string">
            <text:p>WS</text:p>
          </table:table-cell>
          <table:table-cell office:value-type="float" office:value="32.311">
            <text:p>32.311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4C0703</text:p>
          </table:table-cell>
          <table:table-cell office:value-type="string">
            <text:p>WS</text:p>
          </table:table-cell>
          <table:table-cell office:value-type="float" office:value="6.55">
            <text:p>6.5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704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705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Ficus wassa</text:p>
          </table:table-cell>
          <table:table-cell table:number-columns-repeated="1020"/>
        </table:table-row>
        <table:table-row table:style-name="ro2">
          <table:table-cell office:value-type="string">
            <text:p>WS4C070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C0707</text:p>
          </table:table-cell>
          <table:table-cell office:value-type="string">
            <text:p>WS</text:p>
          </table:table-cell>
          <table:table-cell office:value-type="float" office:value="4.7663">
            <text:p>4.766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C0708</text:p>
          </table:table-cell>
          <table:table-cell office:value-type="string">
            <text:p>WS</text:p>
          </table:table-cell>
          <table:table-cell office:value-type="float" office:value="7.9775">
            <text:p>7.977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C0709</text:p>
          </table:table-cell>
          <table:table-cell office:value-type="string">
            <text:p>WS</text:p>
          </table:table-cell>
          <table:table-cell office:value-type="float" office:value="0.4283">
            <text:p>0.4283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4C0710</text:p>
          </table:table-cell>
          <table:table-cell office:value-type="string">
            <text:p>WS</text:p>
          </table:table-cell>
          <table:table-cell office:value-type="float" office:value="2.079">
            <text:p>2.07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C0711</text:p>
          </table:table-cell>
          <table:table-cell office:value-type="string">
            <text:p>WS</text:p>
          </table:table-cell>
          <table:table-cell office:value-type="float" office:value="5.5">
            <text:p>5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712</text:p>
          </table:table-cell>
          <table:table-cell office:value-type="string">
            <text:p>WS</text:p>
          </table:table-cell>
          <table:table-cell office:value-type="float" office:value="12">
            <text:p>1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713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714</text:p>
          </table:table-cell>
          <table:table-cell office:value-type="string">
            <text:p>WS</text:p>
          </table:table-cell>
          <table:table-cell office:value-type="float" office:value="4.5924">
            <text:p>4.592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715</text:p>
          </table:table-cell>
          <table:table-cell office:value-type="string">
            <text:p>WS</text:p>
          </table:table-cell>
          <table:table-cell office:value-type="float" office:value="0.2902">
            <text:p>0.290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C0716</text:p>
          </table:table-cell>
          <table:table-cell office:value-type="string">
            <text:p>WS</text:p>
          </table:table-cell>
          <table:table-cell office:value-type="float" office:value="2.6988">
            <text:p>2.698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C0717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C0718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S4D0838</text:p>
          </table:table-cell>
          <table:table-cell office:value-type="string">
            <text:p>WS</text:p>
          </table:table-cell>
          <table:table-cell office:value-type="float" office:value="18.99411">
            <text:p>18.99411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4D0839</text:p>
          </table:table-cell>
          <table:table-cell office:value-type="string">
            <text:p>WS</text:p>
          </table:table-cell>
          <table:table-cell office:value-type="float" office:value="10.8572">
            <text:p>10.857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D0840</text:p>
          </table:table-cell>
          <table:table-cell office:value-type="string">
            <text:p>WS</text:p>
          </table:table-cell>
          <table:table-cell office:value-type="float" office:value="67.817">
            <text:p>67.817</text:p>
          </table:table-cell>
          <table:table-cell office:value-type="string">
            <text:p>Intsia bijuga</text:p>
          </table:table-cell>
          <table:table-cell table:number-columns-repeated="1020"/>
        </table:table-row>
        <table:table-row table:style-name="ro2">
          <table:table-cell office:value-type="string">
            <text:p>WS4D0841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D084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D0843</text:p>
          </table:table-cell>
          <table:table-cell office:value-type="string">
            <text:p>WS</text:p>
          </table:table-cell>
          <table:table-cell office:value-type="float" office:value="6.1218">
            <text:p>6.1218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D0844</text:p>
          </table:table-cell>
          <table:table-cell office:value-type="string">
            <text:p>WS</text:p>
          </table:table-cell>
          <table:table-cell office:value-type="float" office:value="47.1128">
            <text:p>47.1128</text:p>
          </table:table-cell>
          <table:table-cell office:value-type="string">
            <text:p>Artocarpus camansi</text:p>
          </table:table-cell>
          <table:table-cell table:number-columns-repeated="1020"/>
        </table:table-row>
        <table:table-row table:style-name="ro2">
          <table:table-cell office:value-type="string">
            <text:p>WS4D0845</text:p>
          </table:table-cell>
          <table:table-cell office:value-type="string">
            <text:p>WS</text:p>
          </table:table-cell>
          <table:table-cell office:value-type="float" office:value="9">
            <text:p>9</text:p>
          </table:table-cell>
          <table:table-cell office:value-type="string">
            <text:p>Cupaniopsis acuticarpa</text:p>
          </table:table-cell>
          <table:table-cell table:number-columns-repeated="1020"/>
        </table:table-row>
        <table:table-row table:style-name="ro2">
          <table:table-cell office:value-type="string">
            <text:p>WS4D0846</text:p>
          </table:table-cell>
          <table:table-cell office:value-type="string">
            <text:p>WS</text:p>
          </table:table-cell>
          <table:table-cell office:value-type="float" office:value="0.12">
            <text:p>0.12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4D0847</text:p>
          </table:table-cell>
          <table:table-cell office:value-type="string">
            <text:p>WS</text:p>
          </table:table-cell>
          <table:table-cell office:value-type="float" office:value="7.6488">
            <text:p>7.6488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4D0848</text:p>
          </table:table-cell>
          <table:table-cell office:value-type="string">
            <text:p>WS</text:p>
          </table:table-cell>
          <table:table-cell office:value-type="float" office:value="3.0582">
            <text:p>3.058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D0849</text:p>
          </table:table-cell>
          <table:table-cell office:value-type="string">
            <text:p>WS</text:p>
          </table:table-cell>
          <table:table-cell office:value-type="float" office:value="0.4">
            <text:p>0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50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51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D0852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53</text:p>
          </table:table-cell>
          <table:table-cell office:value-type="string">
            <text:p>WS</text:p>
          </table:table-cell>
          <table:table-cell office:value-type="float" office:value="0.8">
            <text:p>0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54</text:p>
          </table:table-cell>
          <table:table-cell office:value-type="string">
            <text:p>WS</text:p>
          </table:table-cell>
          <table:table-cell office:value-type="float" office:value="3.1155">
            <text:p>3.1155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4D0855</text:p>
          </table:table-cell>
          <table:table-cell office:value-type="string">
            <text:p>WS</text:p>
          </table:table-cell>
          <table:table-cell office:value-type="float" office:value="5">
            <text:p>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56</text:p>
          </table:table-cell>
          <table:table-cell office:value-type="string">
            <text:p>WS</text:p>
          </table:table-cell>
          <table:table-cell office:value-type="float" office:value="17.4207">
            <text:p>17.420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D0857</text:p>
          </table:table-cell>
          <table:table-cell office:value-type="string">
            <text:p>WS</text:p>
          </table:table-cell>
          <table:table-cell office:value-type="float" office:value="8.5955">
            <text:p>8.595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D0858</text:p>
          </table:table-cell>
          <table:table-cell office:value-type="string">
            <text:p>WS</text:p>
          </table:table-cell>
          <table:table-cell office:value-type="float" office:value="1.5367">
            <text:p>1.5367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59</text:p>
          </table:table-cell>
          <table:table-cell office:value-type="string">
            <text:p>WS</text:p>
          </table:table-cell>
          <table:table-cell office:value-type="float" office:value="2.1607">
            <text:p>2.160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60</text:p>
          </table:table-cell>
          <table:table-cell office:value-type="string">
            <text:p>WS</text:p>
          </table:table-cell>
          <table:table-cell office:value-type="float" office:value="52.87906">
            <text:p>52.8790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61</text:p>
          </table:table-cell>
          <table:table-cell office:value-type="string">
            <text:p>WS</text:p>
          </table:table-cell>
          <table:table-cell office:value-type="float" office:value="0.29">
            <text:p>0.2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62</text:p>
          </table:table-cell>
          <table:table-cell office:value-type="string">
            <text:p>WS</text:p>
          </table:table-cell>
          <table:table-cell office:value-type="float" office:value="11.3517">
            <text:p>11.3517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D0863</text:p>
          </table:table-cell>
          <table:table-cell office:value-type="string">
            <text:p>WS</text:p>
          </table:table-cell>
          <table:table-cell office:value-type="float" office:value="9.1262">
            <text:p>9.1262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4D0864</text:p>
          </table:table-cell>
          <table:table-cell office:value-type="string">
            <text:p>WS</text:p>
          </table:table-cell>
          <table:table-cell office:value-type="float" office:value="3.5">
            <text:p>3.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65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66</text:p>
          </table:table-cell>
          <table:table-cell office:value-type="string">
            <text:p>WS</text:p>
          </table:table-cell>
          <table:table-cell office:value-type="float" office:value="1.1409">
            <text:p>1.140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67</text:p>
          </table:table-cell>
          <table:table-cell office:value-type="string">
            <text:p>WS</text:p>
          </table:table-cell>
          <table:table-cell office:value-type="float" office:value="7.4267">
            <text:p>7.426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68</text:p>
          </table:table-cell>
          <table:table-cell office:value-type="string">
            <text:p>WS</text:p>
          </table:table-cell>
          <table:table-cell office:value-type="float" office:value="6.2723">
            <text:p>6.272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69</text:p>
          </table:table-cell>
          <table:table-cell office:value-type="string">
            <text:p>WS</text:p>
          </table:table-cell>
          <table:table-cell office:value-type="float" office:value="5.0613">
            <text:p>5.0613</text:p>
          </table:table-cell>
          <table:table-cell office:value-type="string">
            <text:p>Leucosyke australis</text:p>
          </table:table-cell>
          <table:table-cell table:number-columns-repeated="1020"/>
        </table:table-row>
        <table:table-row table:style-name="ro2">
          <table:table-cell office:value-type="string">
            <text:p>WS4D0870</text:p>
          </table:table-cell>
          <table:table-cell office:value-type="string">
            <text:p>WS</text:p>
          </table:table-cell>
          <table:table-cell office:value-type="float" office:value="2.1653">
            <text:p>2.165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71</text:p>
          </table:table-cell>
          <table:table-cell office:value-type="string">
            <text:p>WS</text:p>
          </table:table-cell>
          <table:table-cell office:value-type="float" office:value="13.1352">
            <text:p>13.1352</text:p>
          </table:table-cell>
          <table:table-cell office:value-type="string">
            <text:p>Tetrameles nudiflora</text:p>
          </table:table-cell>
          <table:table-cell table:number-columns-repeated="1020"/>
        </table:table-row>
        <table:table-row table:style-name="ro2">
          <table:table-cell office:value-type="string">
            <text:p>WS4D0872</text:p>
          </table:table-cell>
          <table:table-cell office:value-type="string">
            <text:p>WS</text:p>
          </table:table-cell>
          <table:table-cell office:value-type="float" office:value="15.2">
            <text:p>15.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73</text:p>
          </table:table-cell>
          <table:table-cell office:value-type="string">
            <text:p>WS</text:p>
          </table:table-cell>
          <table:table-cell office:value-type="float" office:value="0.47">
            <text:p>0.47</text:p>
          </table:table-cell>
          <table:table-cell office:value-type="string">
            <text:p>Alstonia scholaris</text:p>
          </table:table-cell>
          <table:table-cell table:number-columns-repeated="1020"/>
        </table:table-row>
        <table:table-row table:style-name="ro2">
          <table:table-cell office:value-type="string">
            <text:p>WS4D087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75</text:p>
          </table:table-cell>
          <table:table-cell office:value-type="string">
            <text:p>WS</text:p>
          </table:table-cell>
          <table:table-cell office:value-type="float" office:value="6.3128">
            <text:p>6.312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D087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77</text:p>
          </table:table-cell>
          <table:table-cell office:value-type="string">
            <text:p>WS</text:p>
          </table:table-cell>
          <table:table-cell office:value-type="float" office:value="9.052">
            <text:p>9.05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D0878</text:p>
          </table:table-cell>
          <table:table-cell office:value-type="string">
            <text:p>WS</text:p>
          </table:table-cell>
          <table:table-cell office:value-type="float" office:value="1.0522">
            <text:p>1.052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79</text:p>
          </table:table-cell>
          <table:table-cell office:value-type="string">
            <text:p>WS</text:p>
          </table:table-cell>
          <table:table-cell office:value-type="float" office:value="1.051">
            <text:p>1.05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80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4D0881</text:p>
          </table:table-cell>
          <table:table-cell office:value-type="string">
            <text:p>WS</text:p>
          </table:table-cell>
          <table:table-cell office:value-type="float" office:value="2.0959">
            <text:p>2.095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8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D0883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D0884</text:p>
          </table:table-cell>
          <table:table-cell office:value-type="string">
            <text:p>WS</text:p>
          </table:table-cell>
          <table:table-cell office:value-type="float" office:value="2.6243">
            <text:p>2.624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D0885</text:p>
          </table:table-cell>
          <table:table-cell office:value-type="string">
            <text:p>WS</text:p>
          </table:table-cell>
          <table:table-cell office:value-type="float" office:value="4.8038">
            <text:p>4.803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86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D0887</text:p>
          </table:table-cell>
          <table:table-cell office:value-type="string">
            <text:p>WS</text:p>
          </table:table-cell>
          <table:table-cell office:value-type="float" office:value="3.0667">
            <text:p>3.0667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4D0888</text:p>
          </table:table-cell>
          <table:table-cell office:value-type="string">
            <text:p>WS</text:p>
          </table:table-cell>
          <table:table-cell office:value-type="float" office:value="5.198">
            <text:p>5.19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89</text:p>
          </table:table-cell>
          <table:table-cell office:value-type="string">
            <text:p>WS</text:p>
          </table:table-cell>
          <table:table-cell office:value-type="float" office:value="5.1565">
            <text:p>5.156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90</text:p>
          </table:table-cell>
          <table:table-cell office:value-type="string">
            <text:p>WS</text:p>
          </table:table-cell>
          <table:table-cell office:value-type="float" office:value="5.1706">
            <text:p>5.170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9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D0892</text:p>
          </table:table-cell>
          <table:table-cell office:value-type="string">
            <text:p>WS</text:p>
          </table:table-cell>
          <table:table-cell office:value-type="float" office:value="4.7682">
            <text:p>4.7682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4D0893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02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S4E1103</text:p>
          </table:table-cell>
          <table:table-cell office:value-type="string">
            <text:p>WS</text:p>
          </table:table-cell>
          <table:table-cell office:value-type="float" office:value="0.473">
            <text:p>0.473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04</text:p>
          </table:table-cell>
          <table:table-cell office:value-type="string">
            <text:p>WS</text:p>
          </table:table-cell>
          <table:table-cell office:value-type="float" office:value="3.4">
            <text:p>3.4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E1105</text:p>
          </table:table-cell>
          <table:table-cell office:value-type="string">
            <text:p>WS</text:p>
          </table:table-cell>
          <table:table-cell office:value-type="float" office:value="0.4295">
            <text:p>0.429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0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07</text:p>
          </table:table-cell>
          <table:table-cell office:value-type="string">
            <text:p>WS</text:p>
          </table:table-cell>
          <table:table-cell office:value-type="float" office:value="5.5148">
            <text:p>5.514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08</text:p>
          </table:table-cell>
          <table:table-cell office:value-type="string">
            <text:p>WS</text:p>
          </table:table-cell>
          <table:table-cell office:value-type="float" office:value="0.2519">
            <text:p>0.2519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4E1109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10</text:p>
          </table:table-cell>
          <table:table-cell office:value-type="string">
            <text:p>WS</text:p>
          </table:table-cell>
          <table:table-cell office:value-type="float" office:value="2.4">
            <text:p>2.4</text:p>
          </table:table-cell>
          <table:table-cell office:value-type="string">
            <text:p>Dennstaedtia moluccana</text:p>
          </table:table-cell>
          <table:table-cell table:number-columns-repeated="1020"/>
        </table:table-row>
        <table:table-row table:style-name="ro2">
          <table:table-cell office:value-type="string">
            <text:p>WS4E1111</text:p>
          </table:table-cell>
          <table:table-cell office:value-type="string">
            <text:p>WS</text:p>
          </table:table-cell>
          <table:table-cell office:value-type="float" office:value="1.1">
            <text:p>1.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12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13</text:p>
          </table:table-cell>
          <table:table-cell office:value-type="string">
            <text:p>WS</text:p>
          </table:table-cell>
          <table:table-cell office:value-type="float" office:value="0.5714">
            <text:p>0.571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14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E1115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1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17</text:p>
          </table:table-cell>
          <table:table-cell office:value-type="string">
            <text:p>WS</text:p>
          </table:table-cell>
          <table:table-cell office:value-type="float" office:value="5.433">
            <text:p>5.43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18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19</text:p>
          </table:table-cell>
          <table:table-cell office:value-type="string">
            <text:p>WS</text:p>
          </table:table-cell>
          <table:table-cell office:value-type="float" office:value="16.1496">
            <text:p>16.1496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4E1120</text:p>
          </table:table-cell>
          <table:table-cell office:value-type="string">
            <text:p>WS</text:p>
          </table:table-cell>
          <table:table-cell office:value-type="float" office:value="0.8">
            <text:p>0.8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21</text:p>
          </table:table-cell>
          <table:table-cell office:value-type="string">
            <text:p>WS</text:p>
          </table:table-cell>
          <table:table-cell office:value-type="float" office:value="0.5674">
            <text:p>0.567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22</text:p>
          </table:table-cell>
          <table:table-cell office:value-type="string">
            <text:p>WS</text:p>
          </table:table-cell>
          <table:table-cell office:value-type="float" office:value="0.3378">
            <text:p>0.337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E1123</text:p>
          </table:table-cell>
          <table:table-cell office:value-type="string">
            <text:p>WS</text:p>
          </table:table-cell>
          <table:table-cell office:value-type="float" office:value="4.8">
            <text:p>4.8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S4E1124</text:p>
          </table:table-cell>
          <table:table-cell office:value-type="string">
            <text:p>WS</text:p>
          </table:table-cell>
          <table:table-cell office:value-type="float" office:value="5.8115">
            <text:p>5.811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E1125</text:p>
          </table:table-cell>
          <table:table-cell office:value-type="string">
            <text:p>WS</text:p>
          </table:table-cell>
          <table:table-cell office:value-type="float" office:value="1.4584">
            <text:p>1.458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E1126</text:p>
          </table:table-cell>
          <table:table-cell office:value-type="string">
            <text:p>WS</text:p>
          </table:table-cell>
          <table:table-cell office:value-type="float" office:value="3.3092">
            <text:p>3.309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E1127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E1128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29</text:p>
          </table:table-cell>
          <table:table-cell office:value-type="string">
            <text:p>WS</text:p>
          </table:table-cell>
          <table:table-cell office:value-type="float" office:value="1.1094">
            <text:p>1.109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E1130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4E113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E1132</text:p>
          </table:table-cell>
          <table:table-cell office:value-type="string">
            <text:p>WS</text:p>
          </table:table-cell>
          <table:table-cell office:value-type="float" office:value="0.3505">
            <text:p>0.3505</text:p>
          </table:table-cell>
          <table:table-cell office:value-type="string">
            <text:p>Ficus nodosa</text:p>
          </table:table-cell>
          <table:table-cell table:number-columns-repeated="1020"/>
        </table:table-row>
        <table:table-row table:style-name="ro2">
          <table:table-cell office:value-type="string">
            <text:p>WS4E1133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4E1134</text:p>
          </table:table-cell>
          <table:table-cell office:value-type="string">
            <text:p>WS</text:p>
          </table:table-cell>
          <table:table-cell office:value-type="float" office:value="0.1403">
            <text:p>0.1403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4E1135</text:p>
          </table:table-cell>
          <table:table-cell office:value-type="string">
            <text:p>WS</text:p>
          </table:table-cell>
          <table:table-cell office:value-type="float" office:value="7.7892">
            <text:p>7.789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36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Cerbera floribunda</text:p>
          </table:table-cell>
          <table:table-cell table:number-columns-repeated="1020"/>
        </table:table-row>
        <table:table-row table:style-name="ro2">
          <table:table-cell office:value-type="string">
            <text:p>WS4E1137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Kingiodendron novoguineense</text:p>
          </table:table-cell>
          <table:table-cell table:number-columns-repeated="1020"/>
        </table:table-row>
        <table:table-row table:style-name="ro2">
          <table:table-cell office:value-type="string">
            <text:p>WS4E1138</text:p>
          </table:table-cell>
          <table:table-cell office:value-type="string">
            <text:p>WS</text:p>
          </table:table-cell>
          <table:table-cell office:value-type="float" office:value="4.2733">
            <text:p>4.273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39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E1140</text:p>
          </table:table-cell>
          <table:table-cell office:value-type="string">
            <text:p>WS</text:p>
          </table:table-cell>
          <table:table-cell office:value-type="float" office:value="2.1356">
            <text:p>2.135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4E1141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S4E1142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S4E1143</text:p>
          </table:table-cell>
          <table:table-cell office:value-type="string">
            <text:p>WS</text:p>
          </table:table-cell>
          <table:table-cell office:value-type="float" office:value="8.4">
            <text:p>8.4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4E1144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45</text:p>
          </table:table-cell>
          <table:table-cell office:value-type="string">
            <text:p>WS</text:p>
          </table:table-cell>
          <table:table-cell office:value-type="float" office:value="5.022">
            <text:p>5.022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4E1146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4E1147</text:p>
          </table:table-cell>
          <table:table-cell office:value-type="string">
            <text:p>WS</text:p>
          </table:table-cell>
          <table:table-cell office:value-type="float" office:value="2.6372">
            <text:p>2.6372</text:p>
          </table:table-cell>
          <table:table-cell office:value-type="string">
            <text:p>Endospermum labios</text:p>
          </table:table-cell>
          <table:table-cell table:number-columns-repeated="1020"/>
        </table:table-row>
        <table:table-row table:style-name="ro2">
          <table:table-cell office:value-type="string">
            <text:p>WS4E1148</text:p>
          </table:table-cell>
          <table:table-cell office:value-type="string">
            <text:p>WS</text:p>
          </table:table-cell>
          <table:table-cell office:value-type="float" office:value="2.8">
            <text:p>2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4E1149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50</text:p>
          </table:table-cell>
          <table:table-cell office:value-type="string">
            <text:p>WS</text:p>
          </table:table-cell>
          <table:table-cell office:value-type="float" office:value="4.084">
            <text:p>4.084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4E1151</text:p>
          </table:table-cell>
          <table:table-cell office:value-type="string">
            <text:p>WS</text:p>
          </table:table-cell>
          <table:table-cell office:value-type="float" office:value="9.9557">
            <text:p>9.9557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4E1152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4E1153</text:p>
          </table:table-cell>
          <table:table-cell office:value-type="string">
            <text:p>WS</text:p>
          </table:table-cell>
          <table:table-cell office:value-type="float" office:value="4.6">
            <text:p>4.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54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4E1155</text:p>
          </table:table-cell>
          <table:table-cell office:value-type="string">
            <text:p>WS</text:p>
          </table:table-cell>
          <table:table-cell office:value-type="float" office:value="6.4">
            <text:p>6.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4E115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4E1157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4E1158</text:p>
          </table:table-cell>
          <table:table-cell office:value-type="string">
            <text:p>WS</text:p>
          </table:table-cell>
          <table:table-cell office:value-type="float" office:value="4.2">
            <text:p>4.2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4E1159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4E1160</text:p>
          </table:table-cell>
          <table:table-cell office:value-type="string">
            <text:p>WS</text:p>
          </table:table-cell>
          <table:table-cell office:value-type="float" office:value="0.518">
            <text:p>0.518</text:p>
          </table:table-cell>
          <table:table-cell office:value-type="string">
            <text:p>Gnetum gnemon</text:p>
          </table:table-cell>
          <table:table-cell table:number-columns-repeated="1020"/>
        </table:table-row>
        <table:table-row table:style-name="ro2">
          <table:table-cell office:value-type="string">
            <text:p>WS4E1161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Endospermum labios</text:p>
          </table:table-cell>
          <table:table-cell table:number-columns-repeated="1020"/>
        </table:table-row>
        <table:table-row table:style-name="ro2">
          <table:table-cell office:value-type="string">
            <text:p>WS4E1162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5A0276</text:p>
          </table:table-cell>
          <table:table-cell office:value-type="string">
            <text:p>WS</text:p>
          </table:table-cell>
          <table:table-cell office:value-type="float" office:value="0.3176">
            <text:p>0.3176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5A0277</text:p>
          </table:table-cell>
          <table:table-cell office:value-type="string">
            <text:p>WS</text:p>
          </table:table-cell>
          <table:table-cell office:value-type="float" office:value="2.416">
            <text:p>2.416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5A0278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79</text:p>
          </table:table-cell>
          <table:table-cell office:value-type="string">
            <text:p>WS</text:p>
          </table:table-cell>
          <table:table-cell office:value-type="float" office:value="5.5314">
            <text:p>5.531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80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A0281</text:p>
          </table:table-cell>
          <table:table-cell office:value-type="string">
            <text:p>WS</text:p>
          </table:table-cell>
          <table:table-cell office:value-type="float" office:value="4.9462">
            <text:p>4.946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A0282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83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84</text:p>
          </table:table-cell>
          <table:table-cell office:value-type="string">
            <text:p>WS</text:p>
          </table:table-cell>
          <table:table-cell office:value-type="float" office:value="0.263">
            <text:p>0.26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85</text:p>
          </table:table-cell>
          <table:table-cell office:value-type="string">
            <text:p>WS</text:p>
          </table:table-cell>
          <table:table-cell office:value-type="float" office:value="2.0771">
            <text:p>2.0771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5A0286</text:p>
          </table:table-cell>
          <table:table-cell office:value-type="string">
            <text:p>WS</text:p>
          </table:table-cell>
          <table:table-cell office:value-type="float" office:value="13.1549">
            <text:p>13.154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A0288</text:p>
          </table:table-cell>
          <table:table-cell office:value-type="string">
            <text:p>WS</text:p>
          </table:table-cell>
          <table:table-cell office:value-type="float" office:value="0.4178">
            <text:p>0.417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89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90</text:p>
          </table:table-cell>
          <table:table-cell office:value-type="string">
            <text:p>WS</text:p>
          </table:table-cell>
          <table:table-cell office:value-type="float" office:value="0.5172">
            <text:p>0.5172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5A029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92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5A0293</text:p>
          </table:table-cell>
          <table:table-cell office:value-type="string">
            <text:p>WS</text:p>
          </table:table-cell>
          <table:table-cell office:value-type="float" office:value="0.6792">
            <text:p>0.679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A0294</text:p>
          </table:table-cell>
          <table:table-cell office:value-type="string">
            <text:p>WS</text:p>
          </table:table-cell>
          <table:table-cell office:value-type="float" office:value="0.29">
            <text:p>0.2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95</text:p>
          </table:table-cell>
          <table:table-cell office:value-type="string">
            <text:p>WS</text:p>
          </table:table-cell>
          <table:table-cell office:value-type="float" office:value="0.78">
            <text:p>0.7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96</text:p>
          </table:table-cell>
          <table:table-cell office:value-type="string">
            <text:p>WS</text:p>
          </table:table-cell>
          <table:table-cell office:value-type="float" office:value="0.242">
            <text:p>0.24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97</text:p>
          </table:table-cell>
          <table:table-cell office:value-type="string">
            <text:p>WS</text:p>
          </table:table-cell>
          <table:table-cell office:value-type="float" office:value="3.2">
            <text:p>3.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98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299</text:p>
          </table:table-cell>
          <table:table-cell office:value-type="string">
            <text:p>WS</text:p>
          </table:table-cell>
          <table:table-cell office:value-type="float" office:value="2.2">
            <text:p>2.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00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A0302</text:p>
          </table:table-cell>
          <table:table-cell office:value-type="string">
            <text:p>WS</text:p>
          </table:table-cell>
          <table:table-cell office:value-type="float" office:value="0.2842">
            <text:p>0.284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03</text:p>
          </table:table-cell>
          <table:table-cell office:value-type="string">
            <text:p>WS</text:p>
          </table:table-cell>
          <table:table-cell office:value-type="float" office:value="3.3628">
            <text:p>3.3628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A0304</text:p>
          </table:table-cell>
          <table:table-cell office:value-type="string">
            <text:p>WS</text:p>
          </table:table-cell>
          <table:table-cell office:value-type="float" office:value="7.5087">
            <text:p>7.508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A0305</text:p>
          </table:table-cell>
          <table:table-cell office:value-type="string">
            <text:p>WS</text:p>
          </table:table-cell>
          <table:table-cell office:value-type="float" office:value="4.7216">
            <text:p>4.721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06</text:p>
          </table:table-cell>
          <table:table-cell office:value-type="string">
            <text:p>WS</text:p>
          </table:table-cell>
          <table:table-cell office:value-type="float" office:value="2.2516">
            <text:p>2.251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07</text:p>
          </table:table-cell>
          <table:table-cell office:value-type="string">
            <text:p>WS</text:p>
          </table:table-cell>
          <table:table-cell office:value-type="float" office:value="0.6735">
            <text:p>0.673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A0308</text:p>
          </table:table-cell>
          <table:table-cell office:value-type="string">
            <text:p>WS</text:p>
          </table:table-cell>
          <table:table-cell office:value-type="float" office:value="0.348">
            <text:p>0.34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09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5A0310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A0311</text:p>
          </table:table-cell>
          <table:table-cell office:value-type="string">
            <text:p>WS</text:p>
          </table:table-cell>
          <table:table-cell office:value-type="float" office:value="8.1814">
            <text:p>8.1814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A0313</text:p>
          </table:table-cell>
          <table:table-cell office:value-type="string">
            <text:p>WS</text:p>
          </table:table-cell>
          <table:table-cell office:value-type="float" office:value="25.9626">
            <text:p>25.9626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A0314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5A0317</text:p>
          </table:table-cell>
          <table:table-cell office:value-type="string">
            <text:p>WS</text:p>
          </table:table-cell>
          <table:table-cell office:value-type="float" office:value="6.0219">
            <text:p>6.0219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A0318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19</text:p>
          </table:table-cell>
          <table:table-cell office:value-type="string">
            <text:p>WS</text:p>
          </table:table-cell>
          <table:table-cell office:value-type="float" office:value="5.8772">
            <text:p>5.877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A0320</text:p>
          </table:table-cell>
          <table:table-cell office:value-type="string">
            <text:p>WS</text:p>
          </table:table-cell>
          <table:table-cell office:value-type="float" office:value="2.1076">
            <text:p>2.107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21</text:p>
          </table:table-cell>
          <table:table-cell office:value-type="string">
            <text:p>WS</text:p>
          </table:table-cell>
          <table:table-cell office:value-type="float" office:value="6.8207">
            <text:p>6.820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22</text:p>
          </table:table-cell>
          <table:table-cell office:value-type="string">
            <text:p>WS</text:p>
          </table:table-cell>
          <table:table-cell office:value-type="float" office:value="0.507">
            <text:p>0.507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5A0323</text:p>
          </table:table-cell>
          <table:table-cell office:value-type="string">
            <text:p>WS</text:p>
          </table:table-cell>
          <table:table-cell office:value-type="float" office:value="2.3653">
            <text:p>2.365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24</text:p>
          </table:table-cell>
          <table:table-cell office:value-type="string">
            <text:p>WS</text:p>
          </table:table-cell>
          <table:table-cell office:value-type="float" office:value="8.52">
            <text:p>8.5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25</text:p>
          </table:table-cell>
          <table:table-cell office:value-type="string">
            <text:p>WS</text:p>
          </table:table-cell>
          <table:table-cell office:value-type="float" office:value="0.1428">
            <text:p>0.142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26</text:p>
          </table:table-cell>
          <table:table-cell office:value-type="string">
            <text:p>WS</text:p>
          </table:table-cell>
          <table:table-cell office:value-type="float" office:value="4.1599">
            <text:p>4.159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27</text:p>
          </table:table-cell>
          <table:table-cell office:value-type="string">
            <text:p>WS</text:p>
          </table:table-cell>
          <table:table-cell office:value-type="float" office:value="4.15">
            <text:p>4.1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28</text:p>
          </table:table-cell>
          <table:table-cell office:value-type="string">
            <text:p>WS</text:p>
          </table:table-cell>
          <table:table-cell office:value-type="float" office:value="4.4">
            <text:p>4.4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5A0329</text:p>
          </table:table-cell>
          <table:table-cell office:value-type="string">
            <text:p>WS</text:p>
          </table:table-cell>
          <table:table-cell office:value-type="float" office:value="5.4">
            <text:p>5.4</text:p>
          </table:table-cell>
          <table:table-cell office:value-type="string">
            <text:p>Dennstaedtia moluccana</text:p>
          </table:table-cell>
          <table:table-cell table:number-columns-repeated="1020"/>
        </table:table-row>
        <table:table-row table:style-name="ro2">
          <table:table-cell office:value-type="string">
            <text:p>WS5A0331</text:p>
          </table:table-cell>
          <table:table-cell office:value-type="string">
            <text:p>WS</text:p>
          </table:table-cell>
          <table:table-cell office:value-type="float" office:value="3.4746">
            <text:p>3.4746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5A0332</text:p>
          </table:table-cell>
          <table:table-cell office:value-type="string">
            <text:p>WS</text:p>
          </table:table-cell>
          <table:table-cell office:value-type="float" office:value="2.3641">
            <text:p>2.3641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A0333</text:p>
          </table:table-cell>
          <table:table-cell office:value-type="string">
            <text:p>WS</text:p>
          </table:table-cell>
          <table:table-cell office:value-type="float" office:value="5.7312">
            <text:p>5.731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34</text:p>
          </table:table-cell>
          <table:table-cell office:value-type="string">
            <text:p>WS</text:p>
          </table:table-cell>
          <table:table-cell office:value-type="float" office:value="0.1481">
            <text:p>0.148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35</text:p>
          </table:table-cell>
          <table:table-cell office:value-type="string">
            <text:p>WS</text:p>
          </table:table-cell>
          <table:table-cell office:value-type="float" office:value="2.2716">
            <text:p>2.2716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5A033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5A0337</text:p>
          </table:table-cell>
          <table:table-cell office:value-type="string">
            <text:p>WS</text:p>
          </table:table-cell>
          <table:table-cell office:value-type="float" office:value="4.84">
            <text:p>4.8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38</text:p>
          </table:table-cell>
          <table:table-cell office:value-type="string">
            <text:p>WS</text:p>
          </table:table-cell>
          <table:table-cell office:value-type="float" office:value="0.4167">
            <text:p>0.416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39</text:p>
          </table:table-cell>
          <table:table-cell office:value-type="string">
            <text:p>WS</text:p>
          </table:table-cell>
          <table:table-cell office:value-type="float" office:value="2.4874">
            <text:p>2.487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40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41</text:p>
          </table:table-cell>
          <table:table-cell office:value-type="string">
            <text:p>WS</text:p>
          </table:table-cell>
          <table:table-cell office:value-type="float" office:value="8">
            <text:p>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42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5A0343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44</text:p>
          </table:table-cell>
          <table:table-cell office:value-type="string">
            <text:p>WS</text:p>
          </table:table-cell>
          <table:table-cell office:value-type="float" office:value="4.5868">
            <text:p>4.586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45</text:p>
          </table:table-cell>
          <table:table-cell office:value-type="string">
            <text:p>WS</text:p>
          </table:table-cell>
          <table:table-cell office:value-type="float" office:value="4.9279">
            <text:p>4.927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46</text:p>
          </table:table-cell>
          <table:table-cell office:value-type="string">
            <text:p>WS</text:p>
          </table:table-cell>
          <table:table-cell office:value-type="float" office:value="4.229">
            <text:p>4.22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47</text:p>
          </table:table-cell>
          <table:table-cell office:value-type="string">
            <text:p>WS</text:p>
          </table:table-cell>
          <table:table-cell office:value-type="float" office:value="6.8995">
            <text:p>6.899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48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49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50</text:p>
          </table:table-cell>
          <table:table-cell office:value-type="string">
            <text:p>WS</text:p>
          </table:table-cell>
          <table:table-cell office:value-type="float" office:value="5.4327">
            <text:p>5.4327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A0351</text:p>
          </table:table-cell>
          <table:table-cell office:value-type="string">
            <text:p>WS</text:p>
          </table:table-cell>
          <table:table-cell office:value-type="float" office:value="0.2897">
            <text:p>0.289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58</text:p>
          </table:table-cell>
          <table:table-cell office:value-type="string">
            <text:p>WS</text:p>
          </table:table-cell>
          <table:table-cell office:value-type="float" office:value="0.2126">
            <text:p>0.212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A0360</text:p>
          </table:table-cell>
          <table:table-cell office:value-type="string">
            <text:p>WS</text:p>
          </table:table-cell>
          <table:table-cell office:value-type="float" office:value="4.7574">
            <text:p>4.757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30</text:p>
          </table:table-cell>
          <table:table-cell office:value-type="string">
            <text:p>WS</text:p>
          </table:table-cell>
          <table:table-cell office:value-type="float" office:value="3.1928">
            <text:p>3.192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52</text:p>
          </table:table-cell>
          <table:table-cell office:value-type="string">
            <text:p>WS</text:p>
          </table:table-cell>
          <table:table-cell office:value-type="float" office:value="1.2534">
            <text:p>1.253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53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B0354</text:p>
          </table:table-cell>
          <table:table-cell office:value-type="string">
            <text:p>WS</text:p>
          </table:table-cell>
          <table:table-cell office:value-type="float" office:value="1.5466">
            <text:p>1.546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55</text:p>
          </table:table-cell>
          <table:table-cell office:value-type="string">
            <text:p>WS</text:p>
          </table:table-cell>
          <table:table-cell office:value-type="float" office:value="26.2618">
            <text:p>26.261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56</text:p>
          </table:table-cell>
          <table:table-cell office:value-type="string">
            <text:p>WS</text:p>
          </table:table-cell>
          <table:table-cell office:value-type="float" office:value="4.425">
            <text:p>4.42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57</text:p>
          </table:table-cell>
          <table:table-cell office:value-type="string">
            <text:p>WS</text:p>
          </table:table-cell>
          <table:table-cell office:value-type="float" office:value="1.8271">
            <text:p>1.8271</text:p>
          </table:table-cell>
          <table:table-cell office:value-type="string">
            <text:p>Macaranga neobritannica</text:p>
          </table:table-cell>
          <table:table-cell table:number-columns-repeated="1020"/>
        </table:table-row>
        <table:table-row table:style-name="ro2">
          <table:table-cell office:value-type="string">
            <text:p>WS5B0359</text:p>
          </table:table-cell>
          <table:table-cell office:value-type="string">
            <text:p>WS</text:p>
          </table:table-cell>
          <table:table-cell office:value-type="float" office:value="0.4">
            <text:p>0.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61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S5B0362</text:p>
          </table:table-cell>
          <table:table-cell office:value-type="string">
            <text:p>WS</text:p>
          </table:table-cell>
          <table:table-cell office:value-type="float" office:value="1.5372">
            <text:p>1.5372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5B0363</text:p>
          </table:table-cell>
          <table:table-cell office:value-type="string">
            <text:p>WS</text:p>
          </table:table-cell>
          <table:table-cell office:value-type="float" office:value="4.1952">
            <text:p>4.1952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S5B0364</text:p>
          </table:table-cell>
          <table:table-cell office:value-type="string">
            <text:p>WS</text:p>
          </table:table-cell>
          <table:table-cell office:value-type="float" office:value="2.8">
            <text:p>2.8</text:p>
          </table:table-cell>
          <table:table-cell office:value-type="string">
            <text:p>Sterculia ampla</text:p>
          </table:table-cell>
          <table:table-cell table:number-columns-repeated="1020"/>
        </table:table-row>
        <table:table-row table:style-name="ro2">
          <table:table-cell office:value-type="string">
            <text:p>WS5B0365</text:p>
          </table:table-cell>
          <table:table-cell office:value-type="string">
            <text:p>WS</text:p>
          </table:table-cell>
          <table:table-cell office:value-type="float" office:value="0.725">
            <text:p>0.725</text:p>
          </table:table-cell>
          <table:table-cell office:value-type="string">
            <text:p>Macaranga neobritannica</text:p>
          </table:table-cell>
          <table:table-cell table:number-columns-repeated="1020"/>
        </table:table-row>
        <table:table-row table:style-name="ro2">
          <table:table-cell office:value-type="string">
            <text:p>WS5B0366</text:p>
          </table:table-cell>
          <table:table-cell office:value-type="string">
            <text:p>WS</text:p>
          </table:table-cell>
          <table:table-cell office:value-type="float" office:value="6.5605">
            <text:p>6.5605</text:p>
          </table:table-cell>
          <table:table-cell office:value-type="string">
            <text:p>Dendrocnide cordata</text:p>
          </table:table-cell>
          <table:table-cell table:number-columns-repeated="1020"/>
        </table:table-row>
        <table:table-row table:style-name="ro2">
          <table:table-cell office:value-type="string">
            <text:p>WS5B0367</text:p>
          </table:table-cell>
          <table:table-cell office:value-type="string">
            <text:p>WS</text:p>
          </table:table-cell>
          <table:table-cell office:value-type="float" office:value="2.6799">
            <text:p>2.6799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B0368</text:p>
          </table:table-cell>
          <table:table-cell office:value-type="string">
            <text:p>WS</text:p>
          </table:table-cell>
          <table:table-cell office:value-type="float" office:value="2.8058">
            <text:p>2.805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69</text:p>
          </table:table-cell>
          <table:table-cell office:value-type="string">
            <text:p>WS</text:p>
          </table:table-cell>
          <table:table-cell office:value-type="float" office:value="8.6657">
            <text:p>8.6657</text:p>
          </table:table-cell>
          <table:table-cell office:value-type="string">
            <text:p>Sterculia conwentzii</text:p>
          </table:table-cell>
          <table:table-cell table:number-columns-repeated="1020"/>
        </table:table-row>
        <table:table-row table:style-name="ro2">
          <table:table-cell office:value-type="string">
            <text:p>WS5B0370</text:p>
          </table:table-cell>
          <table:table-cell office:value-type="string">
            <text:p>WS</text:p>
          </table:table-cell>
          <table:table-cell office:value-type="float" office:value="17.7639">
            <text:p>17.763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71</text:p>
          </table:table-cell>
          <table:table-cell office:value-type="string">
            <text:p>WS</text:p>
          </table:table-cell>
          <table:table-cell office:value-type="float" office:value="25.9729">
            <text:p>25.972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72</text:p>
          </table:table-cell>
          <table:table-cell office:value-type="string">
            <text:p>WS</text:p>
          </table:table-cell>
          <table:table-cell office:value-type="float" office:value="8.1188">
            <text:p>8.118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73</text:p>
          </table:table-cell>
          <table:table-cell office:value-type="string">
            <text:p>WS</text:p>
          </table:table-cell>
          <table:table-cell office:value-type="float" office:value="5.8629">
            <text:p>5.8629</text:p>
          </table:table-cell>
          <table:table-cell office:value-type="string">
            <text:p>Horsfieldia basifissa</text:p>
          </table:table-cell>
          <table:table-cell table:number-columns-repeated="1020"/>
        </table:table-row>
        <table:table-row table:style-name="ro2">
          <table:table-cell office:value-type="string">
            <text:p>WS5B0374</text:p>
          </table:table-cell>
          <table:table-cell office:value-type="string">
            <text:p>WS</text:p>
          </table:table-cell>
          <table:table-cell office:value-type="float" office:value="16.2474">
            <text:p>16.247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B0375</text:p>
          </table:table-cell>
          <table:table-cell office:value-type="string">
            <text:p>WS</text:p>
          </table:table-cell>
          <table:table-cell office:value-type="float" office:value="4.7494">
            <text:p>4.7494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5B0376</text:p>
          </table:table-cell>
          <table:table-cell office:value-type="string">
            <text:p>WS</text:p>
          </table:table-cell>
          <table:table-cell office:value-type="float" office:value="10.1812">
            <text:p>10.181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78</text:p>
          </table:table-cell>
          <table:table-cell office:value-type="string">
            <text:p>WS</text:p>
          </table:table-cell>
          <table:table-cell office:value-type="float" office:value="7.071">
            <text:p>7.071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S5B0379</text:p>
          </table:table-cell>
          <table:table-cell office:value-type="string">
            <text:p>WS</text:p>
          </table:table-cell>
          <table:table-cell office:value-type="float" office:value="3.7107">
            <text:p>3.7107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B0380</text:p>
          </table:table-cell>
          <table:table-cell office:value-type="string">
            <text:p>WS</text:p>
          </table:table-cell>
          <table:table-cell office:value-type="float" office:value="9.4729">
            <text:p>9.4729</text:p>
          </table:table-cell>
          <table:table-cell office:value-type="string">
            <text:p>Spondias dulcis</text:p>
          </table:table-cell>
          <table:table-cell table:number-columns-repeated="1020"/>
        </table:table-row>
        <table:table-row table:style-name="ro2">
          <table:table-cell office:value-type="string">
            <text:p>WS5B0381</text:p>
          </table:table-cell>
          <table:table-cell office:value-type="string">
            <text:p>WS</text:p>
          </table:table-cell>
          <table:table-cell office:value-type="float" office:value="9.9865">
            <text:p>9.986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82</text:p>
          </table:table-cell>
          <table:table-cell office:value-type="string">
            <text:p>WS</text:p>
          </table:table-cell>
          <table:table-cell office:value-type="float" office:value="2.0862">
            <text:p>2.0862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S5B0383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Homalanthus novoguineensis</text:p>
          </table:table-cell>
          <table:table-cell table:number-columns-repeated="1020"/>
        </table:table-row>
        <table:table-row table:style-name="ro2">
          <table:table-cell office:value-type="string">
            <text:p>WS5B0384</text:p>
          </table:table-cell>
          <table:table-cell office:value-type="string">
            <text:p>WS</text:p>
          </table:table-cell>
          <table:table-cell office:value-type="float" office:value="16.4263">
            <text:p>16.426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85</text:p>
          </table:table-cell>
          <table:table-cell office:value-type="string">
            <text:p>WS</text:p>
          </table:table-cell>
          <table:table-cell office:value-type="float" office:value="1.6505">
            <text:p>1.6505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5B0386</text:p>
          </table:table-cell>
          <table:table-cell office:value-type="string">
            <text:p>WS</text:p>
          </table:table-cell>
          <table:table-cell office:value-type="float" office:value="0.978">
            <text:p>0.97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87</text:p>
          </table:table-cell>
          <table:table-cell office:value-type="string">
            <text:p>WS</text:p>
          </table:table-cell>
          <table:table-cell office:value-type="float" office:value="5.3436">
            <text:p>5.343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B0388</text:p>
          </table:table-cell>
          <table:table-cell office:value-type="string">
            <text:p>WS</text:p>
          </table:table-cell>
          <table:table-cell office:value-type="float" office:value="6.086">
            <text:p>6.08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89</text:p>
          </table:table-cell>
          <table:table-cell office:value-type="string">
            <text:p>WS</text:p>
          </table:table-cell>
          <table:table-cell office:value-type="float" office:value="5.8416">
            <text:p>5.841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90</text:p>
          </table:table-cell>
          <table:table-cell office:value-type="string">
            <text:p>WS</text:p>
          </table:table-cell>
          <table:table-cell office:value-type="float" office:value="1.3568">
            <text:p>1.3568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B0391</text:p>
          </table:table-cell>
          <table:table-cell office:value-type="string">
            <text:p>WS</text:p>
          </table:table-cell>
          <table:table-cell office:value-type="float" office:value="10.1693">
            <text:p>10.169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92</text:p>
          </table:table-cell>
          <table:table-cell office:value-type="string">
            <text:p>WS</text:p>
          </table:table-cell>
          <table:table-cell office:value-type="float" office:value="6.4346">
            <text:p>6.4346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5B0393</text:p>
          </table:table-cell>
          <table:table-cell office:value-type="string">
            <text:p>WS</text:p>
          </table:table-cell>
          <table:table-cell office:value-type="float" office:value="2.311">
            <text:p>2.31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94</text:p>
          </table:table-cell>
          <table:table-cell office:value-type="string">
            <text:p>WS</text:p>
          </table:table-cell>
          <table:table-cell office:value-type="float" office:value="8.4069">
            <text:p>8.406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395</text:p>
          </table:table-cell>
          <table:table-cell office:value-type="string">
            <text:p>WS</text:p>
          </table:table-cell>
          <table:table-cell office:value-type="float" office:value="6.4936">
            <text:p>6.4936</text:p>
          </table:table-cell>
          <table:table-cell office:value-type="string">
            <text:p>Macaranga fallacina</text:p>
          </table:table-cell>
          <table:table-cell table:number-columns-repeated="1020"/>
        </table:table-row>
        <table:table-row table:style-name="ro2">
          <table:table-cell office:value-type="string">
            <text:p>WS5B0396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Canarium acutifolium</text:p>
          </table:table-cell>
          <table:table-cell table:number-columns-repeated="1020"/>
        </table:table-row>
        <table:table-row table:style-name="ro2">
          <table:table-cell office:value-type="string">
            <text:p>WS5B0397</text:p>
          </table:table-cell>
          <table:table-cell office:value-type="string">
            <text:p>WS</text:p>
          </table:table-cell>
          <table:table-cell office:value-type="float" office:value="13.4208">
            <text:p>13.420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B0399</text:p>
          </table:table-cell>
          <table:table-cell office:value-type="string">
            <text:p>WS</text:p>
          </table:table-cell>
          <table:table-cell office:value-type="float" office:value="13.4302">
            <text:p>13.430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400</text:p>
          </table:table-cell>
          <table:table-cell office:value-type="string">
            <text:p>WS</text:p>
          </table:table-cell>
          <table:table-cell office:value-type="float" office:value="2.3736">
            <text:p>2.373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B0402</text:p>
          </table:table-cell>
          <table:table-cell office:value-type="string">
            <text:p>WS</text:p>
          </table:table-cell>
          <table:table-cell office:value-type="float" office:value="3.8">
            <text:p>3.8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S5B0403</text:p>
          </table:table-cell>
          <table:table-cell office:value-type="string">
            <text:p>WS</text:p>
          </table:table-cell>
          <table:table-cell office:value-type="float" office:value="0.0767">
            <text:p>0.0767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S5B0404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stixiodendron pachyclados</text:p>
          </table:table-cell>
          <table:table-cell table:number-columns-repeated="1020"/>
        </table:table-row>
        <table:table-row table:style-name="ro2">
          <table:table-cell office:value-type="string">
            <text:p>WS5B0405</text:p>
          </table:table-cell>
          <table:table-cell office:value-type="string">
            <text:p>WS</text:p>
          </table:table-cell>
          <table:table-cell office:value-type="float" office:value="1.7019">
            <text:p>1.701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19</text:p>
          </table:table-cell>
          <table:table-cell office:value-type="string">
            <text:p>WS</text:p>
          </table:table-cell>
          <table:table-cell office:value-type="float" office:value="1.4989">
            <text:p>1.498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20</text:p>
          </table:table-cell>
          <table:table-cell office:value-type="string">
            <text:p>WS</text:p>
          </table:table-cell>
          <table:table-cell office:value-type="float" office:value="1.0688">
            <text:p>1.068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21</text:p>
          </table:table-cell>
          <table:table-cell office:value-type="string">
            <text:p>WS</text:p>
          </table:table-cell>
          <table:table-cell office:value-type="float" office:value="3.6238">
            <text:p>3.623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22</text:p>
          </table:table-cell>
          <table:table-cell office:value-type="string">
            <text:p>WS</text:p>
          </table:table-cell>
          <table:table-cell office:value-type="float" office:value="1.464">
            <text:p>1.464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5C0723</text:p>
          </table:table-cell>
          <table:table-cell office:value-type="string">
            <text:p>WS</text:p>
          </table:table-cell>
          <table:table-cell office:value-type="float" office:value="1.2782">
            <text:p>1.278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24</text:p>
          </table:table-cell>
          <table:table-cell office:value-type="string">
            <text:p>WS</text:p>
          </table:table-cell>
          <table:table-cell office:value-type="float" office:value="1.6808">
            <text:p>1.680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25</text:p>
          </table:table-cell>
          <table:table-cell office:value-type="string">
            <text:p>WS</text:p>
          </table:table-cell>
          <table:table-cell office:value-type="float" office:value="1.6">
            <text:p>1.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2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27</text:p>
          </table:table-cell>
          <table:table-cell office:value-type="string">
            <text:p>WS</text:p>
          </table:table-cell>
          <table:table-cell office:value-type="float" office:value="0.8401">
            <text:p>0.840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28</text:p>
          </table:table-cell>
          <table:table-cell office:value-type="string">
            <text:p>WS</text:p>
          </table:table-cell>
          <table:table-cell office:value-type="float" office:value="14.9106">
            <text:p>14.9106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C0729</text:p>
          </table:table-cell>
          <table:table-cell office:value-type="string">
            <text:p>WS</text:p>
          </table:table-cell>
          <table:table-cell office:value-type="float" office:value="1.3001">
            <text:p>1.3001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C0730</text:p>
          </table:table-cell>
          <table:table-cell office:value-type="string">
            <text:p>WS</text:p>
          </table:table-cell>
          <table:table-cell office:value-type="float" office:value="2.5915">
            <text:p>2.591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C0731</text:p>
          </table:table-cell>
          <table:table-cell office:value-type="string">
            <text:p>WS</text:p>
          </table:table-cell>
          <table:table-cell office:value-type="float" office:value="1.2765">
            <text:p>1.276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32</text:p>
          </table:table-cell>
          <table:table-cell office:value-type="string">
            <text:p>WS</text:p>
          </table:table-cell>
          <table:table-cell office:value-type="float" office:value="30.9832">
            <text:p>30.9832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C0733</text:p>
          </table:table-cell>
          <table:table-cell office:value-type="string">
            <text:p>WS</text:p>
          </table:table-cell>
          <table:table-cell office:value-type="float" office:value="4.5541">
            <text:p>4.5541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C0734</text:p>
          </table:table-cell>
          <table:table-cell office:value-type="string">
            <text:p>WS</text:p>
          </table:table-cell>
          <table:table-cell office:value-type="float" office:value="1.0886">
            <text:p>1.088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C0735</text:p>
          </table:table-cell>
          <table:table-cell office:value-type="string">
            <text:p>WS</text:p>
          </table:table-cell>
          <table:table-cell office:value-type="float" office:value="0.29">
            <text:p>0.29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5C0736</text:p>
          </table:table-cell>
          <table:table-cell office:value-type="string">
            <text:p>WS</text:p>
          </table:table-cell>
          <table:table-cell office:value-type="float" office:value="2.7133">
            <text:p>2.713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37</text:p>
          </table:table-cell>
          <table:table-cell office:value-type="string">
            <text:p>WS</text:p>
          </table:table-cell>
          <table:table-cell office:value-type="float" office:value="2.0692">
            <text:p>2.069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38</text:p>
          </table:table-cell>
          <table:table-cell office:value-type="string">
            <text:p>WS</text:p>
          </table:table-cell>
          <table:table-cell office:value-type="float" office:value="7.3745">
            <text:p>7.3745</text:p>
          </table:table-cell>
          <table:table-cell office:value-type="string">
            <text:p>Commersonia bartramia</text:p>
          </table:table-cell>
          <table:table-cell table:number-columns-repeated="1020"/>
        </table:table-row>
        <table:table-row table:style-name="ro2">
          <table:table-cell office:value-type="string">
            <text:p>WS5C0739</text:p>
          </table:table-cell>
          <table:table-cell office:value-type="string">
            <text:p>WS</text:p>
          </table:table-cell>
          <table:table-cell office:value-type="float" office:value="0.12">
            <text:p>0.1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40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41</text:p>
          </table:table-cell>
          <table:table-cell office:value-type="string">
            <text:p>WS</text:p>
          </table:table-cell>
          <table:table-cell office:value-type="float" office:value="0.5">
            <text:p>0.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42</text:p>
          </table:table-cell>
          <table:table-cell office:value-type="string">
            <text:p>WS</text:p>
          </table:table-cell>
          <table:table-cell office:value-type="float" office:value="7.7191">
            <text:p>7.7191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C0743</text:p>
          </table:table-cell>
          <table:table-cell office:value-type="string">
            <text:p>WS</text:p>
          </table:table-cell>
          <table:table-cell office:value-type="float" office:value="2.0893">
            <text:p>2.0893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5C0744</text:p>
          </table:table-cell>
          <table:table-cell office:value-type="string">
            <text:p>WS</text:p>
          </table:table-cell>
          <table:table-cell office:value-type="float" office:value="3.3682">
            <text:p>3.368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45</text:p>
          </table:table-cell>
          <table:table-cell office:value-type="string">
            <text:p>WS</text:p>
          </table:table-cell>
          <table:table-cell office:value-type="float" office:value="1.0501">
            <text:p>1.050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46</text:p>
          </table:table-cell>
          <table:table-cell office:value-type="string">
            <text:p>WS</text:p>
          </table:table-cell>
          <table:table-cell office:value-type="float" office:value="2.7015">
            <text:p>2.701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C0747</text:p>
          </table:table-cell>
          <table:table-cell office:value-type="string">
            <text:p>WS</text:p>
          </table:table-cell>
          <table:table-cell office:value-type="float" office:value="2.4637">
            <text:p>2.463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48</text:p>
          </table:table-cell>
          <table:table-cell office:value-type="string">
            <text:p>WS</text:p>
          </table:table-cell>
          <table:table-cell office:value-type="float" office:value="2.072">
            <text:p>2.07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C0749</text:p>
          </table:table-cell>
          <table:table-cell office:value-type="string">
            <text:p>WS</text:p>
          </table:table-cell>
          <table:table-cell office:value-type="float" office:value="5.6222">
            <text:p>5.622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50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5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52</text:p>
          </table:table-cell>
          <table:table-cell office:value-type="string">
            <text:p>WS</text:p>
          </table:table-cell>
          <table:table-cell office:value-type="float" office:value="1.832">
            <text:p>1.832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5C0753</text:p>
          </table:table-cell>
          <table:table-cell office:value-type="string">
            <text:p>WS</text:p>
          </table:table-cell>
          <table:table-cell office:value-type="float" office:value="2.56">
            <text:p>2.56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5C0755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Callicarpa longifolia</text:p>
          </table:table-cell>
          <table:table-cell table:number-columns-repeated="1020"/>
        </table:table-row>
        <table:table-row table:style-name="ro2">
          <table:table-cell office:value-type="string">
            <text:p>WS5C075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5C0757</text:p>
          </table:table-cell>
          <table:table-cell office:value-type="string">
            <text:p>WS</text:p>
          </table:table-cell>
          <table:table-cell office:value-type="float" office:value="1.09">
            <text:p>1.0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58</text:p>
          </table:table-cell>
          <table:table-cell office:value-type="string">
            <text:p>WS</text:p>
          </table:table-cell>
          <table:table-cell office:value-type="float" office:value="0.7403">
            <text:p>0.740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59</text:p>
          </table:table-cell>
          <table:table-cell office:value-type="string">
            <text:p>WS</text:p>
          </table:table-cell>
          <table:table-cell office:value-type="float" office:value="9.425">
            <text:p>9.425</text:p>
          </table:table-cell>
          <table:table-cell office:value-type="string">
            <text:p>Aglaia denticulata</text:p>
          </table:table-cell>
          <table:table-cell table:number-columns-repeated="1020"/>
        </table:table-row>
        <table:table-row table:style-name="ro2">
          <table:table-cell office:value-type="string">
            <text:p>WS5C0760</text:p>
          </table:table-cell>
          <table:table-cell office:value-type="string">
            <text:p>WS</text:p>
          </table:table-cell>
          <table:table-cell office:value-type="float" office:value="0.14">
            <text:p>0.14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5C0761</text:p>
          </table:table-cell>
          <table:table-cell office:value-type="string">
            <text:p>WS</text:p>
          </table:table-cell>
          <table:table-cell office:value-type="float" office:value="1.732">
            <text:p>1.73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62</text:p>
          </table:table-cell>
          <table:table-cell office:value-type="string">
            <text:p>WS</text:p>
          </table:table-cell>
          <table:table-cell office:value-type="float" office:value="2.3374">
            <text:p>2.337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63</text:p>
          </table:table-cell>
          <table:table-cell office:value-type="string">
            <text:p>WS</text:p>
          </table:table-cell>
          <table:table-cell office:value-type="float" office:value="4.2419">
            <text:p>4.241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64</text:p>
          </table:table-cell>
          <table:table-cell office:value-type="string">
            <text:p>WS</text:p>
          </table:table-cell>
          <table:table-cell office:value-type="float" office:value="5.275">
            <text:p>5.27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65</text:p>
          </table:table-cell>
          <table:table-cell office:value-type="string">
            <text:p>WS</text:p>
          </table:table-cell>
          <table:table-cell office:value-type="float" office:value="0.8568">
            <text:p>0.8568</text:p>
          </table:table-cell>
          <table:table-cell office:value-type="string">
            <text:p>Sarcocephalus coadunatus</text:p>
          </table:table-cell>
          <table:table-cell table:number-columns-repeated="1020"/>
        </table:table-row>
        <table:table-row table:style-name="ro2">
          <table:table-cell office:value-type="string">
            <text:p>WS5C0766</text:p>
          </table:table-cell>
          <table:table-cell office:value-type="string">
            <text:p>WS</text:p>
          </table:table-cell>
          <table:table-cell office:value-type="float" office:value="12.3345">
            <text:p>12.334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C0767</text:p>
          </table:table-cell>
          <table:table-cell office:value-type="string">
            <text:p>WS</text:p>
          </table:table-cell>
          <table:table-cell office:value-type="float" office:value="20.1077">
            <text:p>20.1077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C0768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C0769</text:p>
          </table:table-cell>
          <table:table-cell office:value-type="string">
            <text:p>WS</text:p>
          </table:table-cell>
          <table:table-cell office:value-type="float" office:value="4.933">
            <text:p>4.93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C0770</text:p>
          </table:table-cell>
          <table:table-cell office:value-type="string">
            <text:p>WS</text:p>
          </table:table-cell>
          <table:table-cell office:value-type="float" office:value="3.6694">
            <text:p>3.6694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71</text:p>
          </table:table-cell>
          <table:table-cell office:value-type="string">
            <text:p>WS</text:p>
          </table:table-cell>
          <table:table-cell office:value-type="float" office:value="12.6871">
            <text:p>12.687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72</text:p>
          </table:table-cell>
          <table:table-cell office:value-type="string">
            <text:p>WS</text:p>
          </table:table-cell>
          <table:table-cell office:value-type="float" office:value="1.5123">
            <text:p>1.512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C0773</text:p>
          </table:table-cell>
          <table:table-cell office:value-type="string">
            <text:p>WS</text:p>
          </table:table-cell>
          <table:table-cell office:value-type="float" office:value="10.9268">
            <text:p>10.926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C0774</text:p>
          </table:table-cell>
          <table:table-cell office:value-type="string">
            <text:p>WS</text:p>
          </table:table-cell>
          <table:table-cell office:value-type="float" office:value="4.0058">
            <text:p>4.0058</text:p>
          </table:table-cell>
          <table:table-cell office:value-type="string">
            <text:p>Melicope elleryana</text:p>
          </table:table-cell>
          <table:table-cell table:number-columns-repeated="1020"/>
        </table:table-row>
        <table:table-row table:style-name="ro2">
          <table:table-cell office:value-type="string">
            <text:p>WS5C0775</text:p>
          </table:table-cell>
          <table:table-cell office:value-type="string">
            <text:p>WS</text:p>
          </table:table-cell>
          <table:table-cell office:value-type="float" office:value="2.539">
            <text:p>2.539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2">
          <table:table-cell office:value-type="string">
            <text:p>WS5C0776</text:p>
          </table:table-cell>
          <table:table-cell office:value-type="string">
            <text:p>WS</text:p>
          </table:table-cell>
          <table:table-cell office:value-type="float" office:value="3.8">
            <text:p>3.8</text:p>
          </table:table-cell>
          <table:table-cell office:value-type="string">
            <text:p>Ficus trachypison</text:p>
          </table:table-cell>
          <table:table-cell table:number-columns-repeated="1020"/>
        </table:table-row>
        <table:table-row table:style-name="ro2">
          <table:table-cell office:value-type="string">
            <text:p>WS5C0777</text:p>
          </table:table-cell>
          <table:table-cell office:value-type="string">
            <text:p>WS</text:p>
          </table:table-cell>
          <table:table-cell office:value-type="float" office:value="2.3055">
            <text:p>2.305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78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C0779</text:p>
          </table:table-cell>
          <table:table-cell office:value-type="string">
            <text:p>WS</text:p>
          </table:table-cell>
          <table:table-cell office:value-type="float" office:value="2.928">
            <text:p>2.928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80</text:p>
          </table:table-cell>
          <table:table-cell office:value-type="string">
            <text:p>WS</text:p>
          </table:table-cell>
          <table:table-cell office:value-type="float" office:value="4.3386">
            <text:p>4.338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8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5C0782</text:p>
          </table:table-cell>
          <table:table-cell office:value-type="string">
            <text:p>WS</text:p>
          </table:table-cell>
          <table:table-cell office:value-type="float" office:value="1.8">
            <text:p>1.8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5C0783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S5C0784</text:p>
          </table:table-cell>
          <table:table-cell office:value-type="string">
            <text:p>WS</text:p>
          </table:table-cell>
          <table:table-cell office:value-type="float" office:value="3.9091">
            <text:p>3.9091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85</text:p>
          </table:table-cell>
          <table:table-cell office:value-type="string">
            <text:p>WS</text:p>
          </table:table-cell>
          <table:table-cell office:value-type="float" office:value="1.9629">
            <text:p>1.962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86</text:p>
          </table:table-cell>
          <table:table-cell office:value-type="string">
            <text:p>WS</text:p>
          </table:table-cell>
          <table:table-cell office:value-type="float" office:value="1.2">
            <text:p>1.2</text:p>
          </table:table-cell>
          <table:table-cell office:value-type="string">
            <text:p>Ardisia lanceolata</text:p>
          </table:table-cell>
          <table:table-cell table:number-columns-repeated="1020"/>
        </table:table-row>
        <table:table-row table:style-name="ro2">
          <table:table-cell office:value-type="string">
            <text:p>WS5C0787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Tabernaemontana orientalis</text:p>
          </table:table-cell>
          <table:table-cell table:number-columns-repeated="1020"/>
        </table:table-row>
        <table:table-row table:style-name="ro2">
          <table:table-cell office:value-type="string">
            <text:p>WS5C0788</text:p>
          </table:table-cell>
          <table:table-cell office:value-type="string">
            <text:p>WS</text:p>
          </table:table-cell>
          <table:table-cell office:value-type="float" office:value="8.4332">
            <text:p>8.433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C0789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C0790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D0791</text:p>
          </table:table-cell>
          <table:table-cell office:value-type="string">
            <text:p>WS</text:p>
          </table:table-cell>
          <table:table-cell office:value-type="float" office:value="10.0722">
            <text:p>10.0722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5D0792</text:p>
          </table:table-cell>
          <table:table-cell office:value-type="string">
            <text:p>WS</text:p>
          </table:table-cell>
          <table:table-cell office:value-type="float" office:value="138.0889">
            <text:p>138.0889</text:p>
          </table:table-cell>
          <table:table-cell office:value-type="string">
            <text:p>Intsia bijuga</text:p>
          </table:table-cell>
          <table:table-cell table:number-columns-repeated="1020"/>
        </table:table-row>
        <table:table-row table:style-name="ro2">
          <table:table-cell office:value-type="string">
            <text:p>WS5D0793</text:p>
          </table:table-cell>
          <table:table-cell office:value-type="string">
            <text:p>WS</text:p>
          </table:table-cell>
          <table:table-cell office:value-type="float" office:value="1.5455">
            <text:p>1.5455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5D0794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Litsea guppyi</text:p>
          </table:table-cell>
          <table:table-cell table:number-columns-repeated="1020"/>
        </table:table-row>
        <table:table-row table:style-name="ro2">
          <table:table-cell office:value-type="string">
            <text:p>WS5D0795</text:p>
          </table:table-cell>
          <table:table-cell office:value-type="string">
            <text:p>WS</text:p>
          </table:table-cell>
          <table:table-cell office:value-type="float" office:value="13">
            <text:p>13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5D0796</text:p>
          </table:table-cell>
          <table:table-cell office:value-type="string">
            <text:p>WS</text:p>
          </table:table-cell>
          <table:table-cell office:value-type="float" office:value="20.056">
            <text:p>20.056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5D0797</text:p>
          </table:table-cell>
          <table:table-cell office:value-type="string">
            <text:p>WS</text:p>
          </table:table-cell>
          <table:table-cell office:value-type="float" office:value="0.2022">
            <text:p>0.2022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5D0798</text:p>
          </table:table-cell>
          <table:table-cell office:value-type="string">
            <text:p>WS</text:p>
          </table:table-cell>
          <table:table-cell office:value-type="float" office:value="6.0519">
            <text:p>6.0519</text:p>
          </table:table-cell>
          <table:table-cell office:value-type="string">
            <text:p>Myristica globosa</text:p>
          </table:table-cell>
          <table:table-cell table:number-columns-repeated="1020"/>
        </table:table-row>
        <table:table-row table:style-name="ro2">
          <table:table-cell office:value-type="string">
            <text:p>WS5D0799</text:p>
          </table:table-cell>
          <table:table-cell office:value-type="string">
            <text:p>WS</text:p>
          </table:table-cell>
          <table:table-cell office:value-type="float" office:value="2.6056">
            <text:p>2.6056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D0800</text:p>
          </table:table-cell>
          <table:table-cell office:value-type="string">
            <text:p>WS</text:p>
          </table:table-cell>
          <table:table-cell office:value-type="float" office:value="5.2224">
            <text:p>5.2224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5D0801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quadriglandulosa</text:p>
          </table:table-cell>
          <table:table-cell table:number-columns-repeated="1020"/>
        </table:table-row>
        <table:table-row table:style-name="ro2">
          <table:table-cell office:value-type="string">
            <text:p>WS5D0802</text:p>
          </table:table-cell>
          <table:table-cell office:value-type="string">
            <text:p>WS</text:p>
          </table:table-cell>
          <table:table-cell office:value-type="float" office:value="2.5876">
            <text:p>2.587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03</text:p>
          </table:table-cell>
          <table:table-cell office:value-type="string">
            <text:p>WS</text:p>
          </table:table-cell>
          <table:table-cell office:value-type="float" office:value="6.3712">
            <text:p>6.371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D0804</text:p>
          </table:table-cell>
          <table:table-cell office:value-type="string">
            <text:p>WS</text:p>
          </table:table-cell>
          <table:table-cell office:value-type="float" office:value="23.3398">
            <text:p>23.339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D0805</text:p>
          </table:table-cell>
          <table:table-cell office:value-type="string">
            <text:p>WS</text:p>
          </table:table-cell>
          <table:table-cell office:value-type="float" office:value="18.1012">
            <text:p>18.1012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D080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D0807</text:p>
          </table:table-cell>
          <table:table-cell office:value-type="string">
            <text:p>WS</text:p>
          </table:table-cell>
          <table:table-cell office:value-type="float" office:value="5.5955">
            <text:p>5.595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D0808</text:p>
          </table:table-cell>
          <table:table-cell office:value-type="string">
            <text:p>WS</text:p>
          </table:table-cell>
          <table:table-cell office:value-type="float" office:value="3.5">
            <text:p>3.5</text:p>
          </table:table-cell>
          <table:table-cell office:value-type="string">
            <text:p>Ficus wassa</text:p>
          </table:table-cell>
          <table:table-cell table:number-columns-repeated="1020"/>
        </table:table-row>
        <table:table-row table:style-name="ro2">
          <table:table-cell office:value-type="string">
            <text:p>WS5D0810</text:p>
          </table:table-cell>
          <table:table-cell office:value-type="string">
            <text:p>WS</text:p>
          </table:table-cell>
          <table:table-cell office:value-type="float" office:value="10.9749">
            <text:p>10.974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11</text:p>
          </table:table-cell>
          <table:table-cell office:value-type="string">
            <text:p>WS</text:p>
          </table:table-cell>
          <table:table-cell office:value-type="float" office:value="3.6942">
            <text:p>3.694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12</text:p>
          </table:table-cell>
          <table:table-cell office:value-type="string">
            <text:p>WS</text:p>
          </table:table-cell>
          <table:table-cell office:value-type="float" office:value="2">
            <text:p>2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5D0813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14</text:p>
          </table:table-cell>
          <table:table-cell office:value-type="string">
            <text:p>WS</text:p>
          </table:table-cell>
          <table:table-cell office:value-type="float" office:value="21.0266">
            <text:p>21.026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D0815</text:p>
          </table:table-cell>
          <table:table-cell office:value-type="string">
            <text:p>WS</text:p>
          </table:table-cell>
          <table:table-cell office:value-type="float" office:value="22.1263">
            <text:p>22.1263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5D0816</text:p>
          </table:table-cell>
          <table:table-cell office:value-type="string">
            <text:p>WS</text:p>
          </table:table-cell>
          <table:table-cell office:value-type="float" office:value="20.4758">
            <text:p>20.4758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D0817</text:p>
          </table:table-cell>
          <table:table-cell office:value-type="string">
            <text:p>WS</text:p>
          </table:table-cell>
          <table:table-cell office:value-type="float" office:value="21.8558">
            <text:p>21.8558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D0818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D0819</text:p>
          </table:table-cell>
          <table:table-cell office:value-type="string">
            <text:p>WS</text:p>
          </table:table-cell>
          <table:table-cell office:value-type="float" office:value="6.653">
            <text:p>6.653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D0820</text:p>
          </table:table-cell>
          <table:table-cell office:value-type="string">
            <text:p>WS</text:p>
          </table:table-cell>
          <table:table-cell office:value-type="float" office:value="5">
            <text:p>5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5D0821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S5D0822</text:p>
          </table:table-cell>
          <table:table-cell office:value-type="string">
            <text:p>WS</text:p>
          </table:table-cell>
          <table:table-cell office:value-type="float" office:value="2.5">
            <text:p>2.5</text:p>
          </table:table-cell>
          <table:table-cell office:value-type="string">
            <text:p>Chisocheton ceramicus</text:p>
          </table:table-cell>
          <table:table-cell table:number-columns-repeated="1020"/>
        </table:table-row>
        <table:table-row table:style-name="ro2">
          <table:table-cell office:value-type="string">
            <text:p>WS5D0823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D0824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5D0825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S5D0826</text:p>
          </table:table-cell>
          <table:table-cell office:value-type="string">
            <text:p>WS</text:p>
          </table:table-cell>
          <table:table-cell office:value-type="float" office:value="6.5597">
            <text:p>6.5597</text:p>
          </table:table-cell>
          <table:table-cell office:value-type="string">
            <text:p>Canarium indicum</text:p>
          </table:table-cell>
          <table:table-cell table:number-columns-repeated="1020"/>
        </table:table-row>
        <table:table-row table:style-name="ro2">
          <table:table-cell office:value-type="string">
            <text:p>WS5D0827</text:p>
          </table:table-cell>
          <table:table-cell office:value-type="string">
            <text:p>WS</text:p>
          </table:table-cell>
          <table:table-cell office:value-type="float" office:value="1.5">
            <text:p>1.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28</text:p>
          </table:table-cell>
          <table:table-cell office:value-type="string">
            <text:p>WS</text:p>
          </table:table-cell>
          <table:table-cell office:value-type="float" office:value="5.7133">
            <text:p>5.7133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D0829</text:p>
          </table:table-cell>
          <table:table-cell office:value-type="string">
            <text:p>WS</text:p>
          </table:table-cell>
          <table:table-cell office:value-type="float" office:value="3.6352">
            <text:p>3.635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30</text:p>
          </table:table-cell>
          <table:table-cell office:value-type="string">
            <text:p>WS</text:p>
          </table:table-cell>
          <table:table-cell office:value-type="float" office:value="4">
            <text:p>4</text:p>
          </table:table-cell>
          <table:table-cell office:value-type="string">
            <text:p>Dracontomelon dao</text:p>
          </table:table-cell>
          <table:table-cell table:number-columns-repeated="1020"/>
        </table:table-row>
        <table:table-row table:style-name="ro2">
          <table:table-cell office:value-type="string">
            <text:p>WS5D0831</text:p>
          </table:table-cell>
          <table:table-cell office:value-type="string">
            <text:p>WS</text:p>
          </table:table-cell>
          <table:table-cell office:value-type="float" office:value="1.0433">
            <text:p>1.0433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33</text:p>
          </table:table-cell>
          <table:table-cell office:value-type="string">
            <text:p>WS</text:p>
          </table:table-cell>
          <table:table-cell office:value-type="float" office:value="2.7106">
            <text:p>2.7106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34</text:p>
          </table:table-cell>
          <table:table-cell office:value-type="string">
            <text:p>WS</text:p>
          </table:table-cell>
          <table:table-cell office:value-type="float" office:value="5.1252">
            <text:p>5.125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35</text:p>
          </table:table-cell>
          <table:table-cell office:value-type="string">
            <text:p>WS</text:p>
          </table:table-cell>
          <table:table-cell office:value-type="float" office:value="5.7212">
            <text:p>5.7212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D0836</text:p>
          </table:table-cell>
          <table:table-cell office:value-type="string">
            <text:p>WS</text:p>
          </table:table-cell>
          <table:table-cell office:value-type="float" office:value="1.0566">
            <text:p>1.0566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D0837</text:p>
          </table:table-cell>
          <table:table-cell office:value-type="string">
            <text:p>WS</text:p>
          </table:table-cell>
          <table:table-cell office:value-type="float" office:value="4.6369">
            <text:p>4.6369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E1163</text:p>
          </table:table-cell>
          <table:table-cell office:value-type="string">
            <text:p>WS</text:p>
          </table:table-cell>
          <table:table-cell office:value-type="float" office:value="0.0399">
            <text:p>0.0399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5E1164</text:p>
          </table:table-cell>
          <table:table-cell office:value-type="string">
            <text:p>WS</text:p>
          </table:table-cell>
          <table:table-cell office:value-type="float" office:value="1.9562">
            <text:p>1.9562</text:p>
          </table:table-cell>
          <table:table-cell office:value-type="string">
            <text:p>Clerodendrum tracyanum</text:p>
          </table:table-cell>
          <table:table-cell table:number-columns-repeated="1020"/>
        </table:table-row>
        <table:table-row table:style-name="ro2">
          <table:table-cell office:value-type="string">
            <text:p>WS5E1165</text:p>
          </table:table-cell>
          <table:table-cell office:value-type="string">
            <text:p>WS</text:p>
          </table:table-cell>
          <table:table-cell office:value-type="float" office:value="2.1177">
            <text:p>2.1177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66</text:p>
          </table:table-cell>
          <table:table-cell office:value-type="string">
            <text:p>WS</text:p>
          </table:table-cell>
          <table:table-cell office:value-type="float" office:value="2.8">
            <text:p>2.8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5E1167</text:p>
          </table:table-cell>
          <table:table-cell office:value-type="string">
            <text:p>WS</text:p>
          </table:table-cell>
          <table:table-cell office:value-type="float" office:value="0.2">
            <text:p>0.2</text:p>
          </table:table-cell>
          <table:table-cell office:value-type="string">
            <text:p>Gymnacranthera paniculata</text:p>
          </table:table-cell>
          <table:table-cell table:number-columns-repeated="1020"/>
        </table:table-row>
        <table:table-row table:style-name="ro2">
          <table:table-cell office:value-type="string">
            <text:p>WS5E1168</text:p>
          </table:table-cell>
          <table:table-cell office:value-type="string">
            <text:p>WS</text:p>
          </table:table-cell>
          <table:table-cell office:value-type="float" office:value="2.0306">
            <text:p>2.0306</text:p>
          </table:table-cell>
          <table:table-cell office:value-type="string">
            <text:p>Celtis latifolia</text:p>
          </table:table-cell>
          <table:table-cell table:number-columns-repeated="1020"/>
        </table:table-row>
        <table:table-row table:style-name="ro2">
          <table:table-cell office:value-type="string">
            <text:p>WS5E1169</text:p>
          </table:table-cell>
          <table:table-cell office:value-type="string">
            <text:p>WS</text:p>
          </table:table-cell>
          <table:table-cell office:value-type="float" office:value="10.5618">
            <text:p>10.5618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5E1170</text:p>
          </table:table-cell>
          <table:table-cell office:value-type="string">
            <text:p>WS</text:p>
          </table:table-cell>
          <table:table-cell office:value-type="float" office:value="3.5234">
            <text:p>3.523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71</text:p>
          </table:table-cell>
          <table:table-cell office:value-type="string">
            <text:p>WS</text:p>
          </table:table-cell>
          <table:table-cell office:value-type="float" office:value="0.472">
            <text:p>0.472</text:p>
          </table:table-cell>
          <table:table-cell office:value-type="string">
            <text:p>Vitex cofassus</text:p>
          </table:table-cell>
          <table:table-cell table:number-columns-repeated="1020"/>
        </table:table-row>
        <table:table-row table:style-name="ro2">
          <table:table-cell office:value-type="string">
            <text:p>WS5E1173</text:p>
          </table:table-cell>
          <table:table-cell office:value-type="string">
            <text:p>WS</text:p>
          </table:table-cell>
          <table:table-cell office:value-type="float" office:value="1.1129">
            <text:p>1.1129</text:p>
          </table:table-cell>
          <table:table-cell office:value-type="string">
            <text:p>Garuga floribunda</text:p>
          </table:table-cell>
          <table:table-cell table:number-columns-repeated="1020"/>
        </table:table-row>
        <table:table-row table:style-name="ro2">
          <table:table-cell office:value-type="string">
            <text:p>WS5E1174</text:p>
          </table:table-cell>
          <table:table-cell office:value-type="string">
            <text:p>WS</text:p>
          </table:table-cell>
          <table:table-cell office:value-type="float" office:value="1.0349">
            <text:p>1.0349</text:p>
          </table:table-cell>
          <table:table-cell office:value-type="string">
            <text:p>Ficus variegata</text:p>
          </table:table-cell>
          <table:table-cell table:number-columns-repeated="1020"/>
        </table:table-row>
        <table:table-row table:style-name="ro2">
          <table:table-cell office:value-type="string">
            <text:p>WS5E1175</text:p>
          </table:table-cell>
          <table:table-cell office:value-type="string">
            <text:p>WS</text:p>
          </table:table-cell>
          <table:table-cell office:value-type="float" office:value="24.0361">
            <text:p>24.0361</text:p>
          </table:table-cell>
          <table:table-cell office:value-type="string">
            <text:p>Pometia pinnata</text:p>
          </table:table-cell>
          <table:table-cell table:number-columns-repeated="1020"/>
        </table:table-row>
        <table:table-row table:style-name="ro2">
          <table:table-cell office:value-type="string">
            <text:p>WS5E1177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E1178</text:p>
          </table:table-cell>
          <table:table-cell office:value-type="string">
            <text:p>WS</text:p>
          </table:table-cell>
          <table:table-cell office:value-type="float" office:value="1.333">
            <text:p>1.333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79</text:p>
          </table:table-cell>
          <table:table-cell office:value-type="string">
            <text:p>WS</text:p>
          </table:table-cell>
          <table:table-cell office:value-type="float" office:value="0.266">
            <text:p>0.266</text:p>
          </table:table-cell>
          <table:table-cell office:value-type="string">
            <text:p>Pterocarpus indicus</text:p>
          </table:table-cell>
          <table:table-cell table:number-columns-repeated="1020"/>
        </table:table-row>
        <table:table-row table:style-name="ro2">
          <table:table-cell office:value-type="string">
            <text:p>WS5E1180</text:p>
          </table:table-cell>
          <table:table-cell office:value-type="string">
            <text:p>WS</text:p>
          </table:table-cell>
          <table:table-cell office:value-type="float" office:value="9.6113">
            <text:p>9.6113</text:p>
          </table:table-cell>
          <table:table-cell office:value-type="string">
            <text:p>Trema orientalis</text:p>
          </table:table-cell>
          <table:table-cell table:number-columns-repeated="1020"/>
        </table:table-row>
        <table:table-row table:style-name="ro2">
          <table:table-cell office:value-type="string">
            <text:p>WS5E1181</text:p>
          </table:table-cell>
          <table:table-cell office:value-type="string">
            <text:p>WS</text:p>
          </table:table-cell>
          <table:table-cell office:value-type="float" office:value="4.1069">
            <text:p>4.1069</text:p>
          </table:table-cell>
          <table:table-cell office:value-type="string">
            <text:p>Terminalia complanata</text:p>
          </table:table-cell>
          <table:table-cell table:number-columns-repeated="1020"/>
        </table:table-row>
        <table:table-row table:style-name="ro2">
          <table:table-cell office:value-type="string">
            <text:p>WS5E1182</text:p>
          </table:table-cell>
          <table:table-cell office:value-type="string">
            <text:p>WS</text:p>
          </table:table-cell>
          <table:table-cell office:value-type="float" office:value="6.3607">
            <text:p>6.3607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83</text:p>
          </table:table-cell>
          <table:table-cell office:value-type="string">
            <text:p>WS</text:p>
          </table:table-cell>
          <table:table-cell office:value-type="float" office:value="1.45">
            <text:p>1.45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84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Licuala beccariana</text:p>
          </table:table-cell>
          <table:table-cell table:number-columns-repeated="1020"/>
        </table:table-row>
        <table:table-row table:style-name="ro2">
          <table:table-cell office:value-type="string">
            <text:p>WS5E1185</text:p>
          </table:table-cell>
          <table:table-cell office:value-type="string">
            <text:p>WS</text:p>
          </table:table-cell>
          <table:table-cell office:value-type="float" office:value="5.3254">
            <text:p>5.3254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86</text:p>
          </table:table-cell>
          <table:table-cell office:value-type="string">
            <text:p>WS</text:p>
          </table:table-cell>
          <table:table-cell office:value-type="float" office:value="2.0635">
            <text:p>2.0635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5E1187</text:p>
          </table:table-cell>
          <table:table-cell office:value-type="string">
            <text:p>WS</text:p>
          </table:table-cell>
          <table:table-cell office:value-type="float" office:value="0.7437">
            <text:p>0.7437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88</text:p>
          </table:table-cell>
          <table:table-cell office:value-type="string">
            <text:p>WS</text:p>
          </table:table-cell>
          <table:table-cell office:value-type="float" office:value="3.1251">
            <text:p>3.1251</text:p>
          </table:table-cell>
          <table:table-cell office:value-type="string">
            <text:p>Breynia cernua</text:p>
          </table:table-cell>
          <table:table-cell table:number-columns-repeated="1020"/>
        </table:table-row>
        <table:table-row table:style-name="ro2">
          <table:table-cell office:value-type="string">
            <text:p>WS5E1189</text:p>
          </table:table-cell>
          <table:table-cell office:value-type="string">
            <text:p>WS</text:p>
          </table:table-cell>
          <table:table-cell office:value-type="float" office:value="0.426">
            <text:p>0.426</text:p>
          </table:table-cell>
          <table:table-cell office:value-type="string">
            <text:p>Celtis philippensis</text:p>
          </table:table-cell>
          <table:table-cell table:number-columns-repeated="1020"/>
        </table:table-row>
        <table:table-row table:style-name="ro2">
          <table:table-cell office:value-type="string">
            <text:p>WS5E1190</text:p>
          </table:table-cell>
          <table:table-cell office:value-type="string">
            <text:p>WS</text:p>
          </table:table-cell>
          <table:table-cell office:value-type="float" office:value="2.6441">
            <text:p>2.6441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91</text:p>
          </table:table-cell>
          <table:table-cell office:value-type="string">
            <text:p>WS</text:p>
          </table:table-cell>
          <table:table-cell office:value-type="float" office:value="8.6985">
            <text:p>8.6985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E1192</text:p>
          </table:table-cell>
          <table:table-cell office:value-type="string">
            <text:p>WS</text:p>
          </table:table-cell>
          <table:table-cell office:value-type="float" office:value="3.8876">
            <text:p>3.8876</text:p>
          </table:table-cell>
          <table:table-cell office:value-type="string">
            <text:p>Ficus congesta</text:p>
          </table:table-cell>
          <table:table-cell table:number-columns-repeated="1020"/>
        </table:table-row>
        <table:table-row table:style-name="ro2">
          <table:table-cell office:value-type="string">
            <text:p>WS5E1193</text:p>
          </table:table-cell>
          <table:table-cell office:value-type="string">
            <text:p>WS</text:p>
          </table:table-cell>
          <table:table-cell office:value-type="float" office:value="4.8987">
            <text:p>4.8987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94</text:p>
          </table:table-cell>
          <table:table-cell office:value-type="string">
            <text:p>WS</text:p>
          </table:table-cell>
          <table:table-cell office:value-type="float" office:value="7.2193">
            <text:p>7.2193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195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E1196</text:p>
          </table:table-cell>
          <table:table-cell office:value-type="string">
            <text:p>WS</text:p>
          </table:table-cell>
          <table:table-cell office:value-type="float" office:value="0">
            <text:p>0</text:p>
          </table:table-cell>
          <table:table-cell office:value-type="string">
            <text:p>Spondias dulcis</text:p>
          </table:table-cell>
          <table:table-cell table:number-columns-repeated="1020"/>
        </table:table-row>
        <table:table-row table:style-name="ro2">
          <table:table-cell office:value-type="string">
            <text:p>WS5E1197</text:p>
          </table:table-cell>
          <table:table-cell office:value-type="string">
            <text:p>WS</text:p>
          </table:table-cell>
          <table:table-cell office:value-type="float" office:value="0.193">
            <text:p>0.193</text:p>
          </table:table-cell>
          <table:table-cell office:value-type="string">
            <text:p>Homalanthus novoguineensis</text:p>
          </table:table-cell>
          <table:table-cell table:number-columns-repeated="1020"/>
        </table:table-row>
        <table:table-row table:style-name="ro2">
          <table:table-cell office:value-type="string">
            <text:p>WS5E1198</text:p>
          </table:table-cell>
          <table:table-cell office:value-type="string">
            <text:p>WS</text:p>
          </table:table-cell>
          <table:table-cell office:value-type="float" office:value="1.273">
            <text:p>1.273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5E1199</text:p>
          </table:table-cell>
          <table:table-cell office:value-type="string">
            <text:p>WS</text:p>
          </table:table-cell>
          <table:table-cell office:value-type="float" office:value="17.6661">
            <text:p>17.6661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200</text:p>
          </table:table-cell>
          <table:table-cell office:value-type="string">
            <text:p>WS</text:p>
          </table:table-cell>
          <table:table-cell office:value-type="float" office:value="1.8392">
            <text:p>1.8392</text:p>
          </table:table-cell>
          <table:table-cell office:value-type="string">
            <text:p>Macaranga aleuritoides</text:p>
          </table:table-cell>
          <table:table-cell table:number-columns-repeated="1020"/>
        </table:table-row>
        <table:table-row table:style-name="ro2">
          <table:table-cell office:value-type="string">
            <text:p>WS5E1201</text:p>
          </table:table-cell>
          <table:table-cell office:value-type="string">
            <text:p>WS</text:p>
          </table:table-cell>
          <table:table-cell office:value-type="float" office:value="1.4">
            <text:p>1.4</text:p>
          </table:table-cell>
          <table:table-cell office:value-type="string">
            <text:p>Canarium acutifolium</text:p>
          </table:table-cell>
          <table:table-cell table:number-columns-repeated="1020"/>
        </table:table-row>
        <table:table-row table:style-name="ro2">
          <table:table-cell office:value-type="string">
            <text:p>WS5E1202</text:p>
          </table:table-cell>
          <table:table-cell office:value-type="string">
            <text:p>WS</text:p>
          </table:table-cell>
          <table:table-cell office:value-type="float" office:value="18.5987">
            <text:p>18.5987</text:p>
          </table:table-cell>
          <table:table-cell office:value-type="string">
            <text:p>Macaranga tanarius</text:p>
          </table:table-cell>
          <table:table-cell table:number-columns-repeated="1020"/>
        </table:table-row>
        <table:table-row table:style-name="ro2">
          <table:table-cell office:value-type="string">
            <text:p>WS5E1203</text:p>
          </table:table-cell>
          <table:table-cell office:value-type="string">
            <text:p>WS</text:p>
          </table:table-cell>
          <table:table-cell office:value-type="float" office:value="9.3739">
            <text:p>9.3739</text:p>
          </table:table-cell>
          <table:table-cell office:value-type="string">
            <text:p>Melanolepis multiglandulosa</text:p>
          </table:table-cell>
          <table:table-cell table:number-columns-repeated="1020"/>
        </table:table-row>
        <table:table-row table:style-name="ro2">
          <table:table-cell office:value-type="string">
            <text:p>WS5E1204</text:p>
          </table:table-cell>
          <table:table-cell office:value-type="string">
            <text:p>WS</text:p>
          </table:table-cell>
          <table:table-cell office:value-type="float" office:value="3">
            <text:p>3</text:p>
          </table:table-cell>
          <table:table-cell office:value-type="string">
            <text:p>Pisonia longirostris</text:p>
          </table:table-cell>
          <table:table-cell table:number-columns-repeated="1020"/>
        </table:table-row>
        <table:table-row table:style-name="ro2">
          <table:table-cell office:value-type="string">
            <text:p>WS5E1205</text:p>
          </table:table-cell>
          <table:table-cell office:value-type="string">
            <text:p>WS</text:p>
          </table:table-cell>
          <table:table-cell office:value-type="float" office:value="1.6845">
            <text:p>1.6845</text:p>
          </table:table-cell>
          <table:table-cell office:value-type="string">
            <text:p>Trichospermum pleiostigma</text:p>
          </table:table-cell>
          <table:table-cell table:number-columns-repeated="1020"/>
        </table:table-row>
        <table:table-row table:style-name="ro2">
          <table:table-cell office:value-type="string">
            <text:p>WS5E1206</text:p>
          </table:table-cell>
          <table:table-cell office:value-type="string">
            <text:p>WS</text:p>
          </table:table-cell>
          <table:table-cell office:value-type="float" office:value="2.041">
            <text:p>2.041</text:p>
          </table:table-cell>
          <table:table-cell office:value-type="string">
            <text:p>Sterculia ampla</text:p>
          </table:table-cell>
          <table:table-cell table:number-columns-repeated="1020"/>
        </table:table-row>
        <table:table-row table:style-name="ro2">
          <table:table-cell office:value-type="string">
            <text:p>WS5E1207</text:p>
          </table:table-cell>
          <table:table-cell office:value-type="string">
            <text:p>WS</text:p>
          </table:table-cell>
          <table:table-cell office:value-type="float" office:value="1.8795">
            <text:p>1.8795</text:p>
          </table:table-cell>
          <table:table-cell office:value-type="string">
            <text:p>Ficus pungens</text:p>
          </table:table-cell>
          <table:table-cell table:number-columns-repeated="1020"/>
        </table:table-row>
        <table:table-row table:style-name="ro2">
          <table:table-cell office:value-type="string">
            <text:p>WS5E1208</text:p>
          </table:table-cell>
          <table:table-cell office:value-type="string">
            <text:p>WS</text:p>
          </table:table-cell>
          <table:table-cell office:value-type="float" office:value="6.5284">
            <text:p>6.5284</text:p>
          </table:table-cell>
          <table:table-cell office:value-type="string">
            <text:p>Dendrocnide longifolia</text:p>
          </table:table-cell>
          <table:table-cell table:number-columns-repeated="1020"/>
        </table:table-row>
        <table:table-row table:style-name="ro2">
          <table:table-cell office:value-type="string">
            <text:p>WS5E1209</text:p>
          </table:table-cell>
          <table:table-cell office:value-type="string">
            <text:p>WS</text:p>
          </table:table-cell>
          <table:table-cell office:value-type="float" office:value="0.351">
            <text:p>0.351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S5E1210</text:p>
          </table:table-cell>
          <table:table-cell office:value-type="string">
            <text:p>WS</text:p>
          </table:table-cell>
          <table:table-cell office:value-type="float" office:value="1.0324">
            <text:p>1.0324</text:p>
          </table:table-cell>
          <table:table-cell office:value-type="string">
            <text:p>Phyllanthus clamboides</text:p>
          </table:table-cell>
          <table:table-cell table:number-columns-repeated="1020"/>
        </table:table-row>
        <table:table-row table:style-name="ro2">
          <table:table-cell office:value-type="string">
            <text:p>WS5E1211</text:p>
          </table:table-cell>
          <table:table-cell office:value-type="string">
            <text:p>WS</text:p>
          </table:table-cell>
          <table:table-cell office:value-type="float" office:value="0.8222">
            <text:p>0.8222</text:p>
          </table:table-cell>
          <table:table-cell office:value-type="string">
            <text:p>Macaranga ducis</text:p>
          </table:table-cell>
          <table:table-cell table:number-columns-repeated="1020"/>
        </table:table-row>
        <table:table-row table:style-name="ro1" table:number-rows-repeated="10458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PivotTable1" table:application-data="" table:target-range-address="pivot.A3:pivot.E267" table:buttons="pivot.A4 pivot.B3" table:show-filter-button="false">
          <table:source-cell-range table:cell-range-address="data.A1:data.D1048576"/>
          <table:data-pilot-field table:source-field-name="CollectionNumber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peciesNEW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brus precatorius" table:display="true" table:show-details="true"/>
                <table:data-pilot-member table:name="Aceratium oppositifolium" table:display="true" table:show-details="true"/>
                <table:data-pilot-member table:name="Aglaia argentea" table:display="true" table:show-details="true"/>
                <table:data-pilot-member table:name="Aglaia brassii" table:display="true" table:show-details="true"/>
                <table:data-pilot-member table:name="Aglaia caroli" table:display="true" table:show-details="true"/>
                <table:data-pilot-member table:name="Aglaia cucullata" table:display="true" table:show-details="true"/>
                <table:data-pilot-member table:name="Aglaia denticulata" table:display="true" table:show-details="true"/>
                <table:data-pilot-member table:name="Aglaia lepiorrhachis" table:display="true" table:show-details="true"/>
                <table:data-pilot-member table:name="Aglaia rimosa" table:display="true" table:show-details="true"/>
                <table:data-pilot-member table:name="Ailanthus integrifolia" table:display="true" table:show-details="true"/>
                <table:data-pilot-member table:name="Albizia procera" table:display="true" table:show-details="true"/>
                <table:data-pilot-member table:name="Allophylus cobbe" table:display="true" table:show-details="true"/>
                <table:data-pilot-member table:name="Alstonia scholaris" table:display="true" table:show-details="true"/>
                <table:data-pilot-member table:name="Antidesma excavatum" table:display="true" table:show-details="true"/>
                <table:data-pilot-member table:name="Aphanamixis polystachya" table:display="true" table:show-details="true"/>
                <table:data-pilot-member table:name="Aporosa papuana" table:display="true" table:show-details="true"/>
                <table:data-pilot-member table:name="Archidendron lucyi" table:display="true" table:show-details="true"/>
                <table:data-pilot-member table:name="Archidendron ptenopum" table:display="true" table:show-details="true"/>
                <table:data-pilot-member table:name="Ardisia lanceolata" table:display="true" table:show-details="true"/>
                <table:data-pilot-member table:name="Areca catechu" table:display="true" table:show-details="true"/>
                <table:data-pilot-member table:name="Artocarpus camansi" table:display="true" table:show-details="true"/>
                <table:data-pilot-member table:name="Artocarpus lacucha" table:display="true" table:show-details="true"/>
                <table:data-pilot-member table:name="Artocarpus sepicanus" table:display="true" table:show-details="true"/>
                <table:data-pilot-member table:name="Austromyrtus floribunda" table:display="true" table:show-details="true"/>
                <table:data-pilot-member table:name="Barringtonia apiculata" table:display="true" table:show-details="true"/>
                <table:data-pilot-member table:name="Barringtonia calyptrocalyx" table:display="true" table:show-details="true"/>
                <table:data-pilot-member table:name="Breynia cernua" table:display="true" table:show-details="true"/>
                <table:data-pilot-member table:name="Bridelia macrocarpa" table:display="true" table:show-details="true"/>
                <table:data-pilot-member table:name="Buchanania arborescens" table:display="true" table:show-details="true"/>
                <table:data-pilot-member table:name="Callicarpa farinosa" table:display="true" table:show-details="true"/>
                <table:data-pilot-member table:name="Callicarpa longifolia" table:display="true" table:show-details="true"/>
                <table:data-pilot-member table:name="Callicarpa pentandra" table:display="true" table:show-details="true"/>
                <table:data-pilot-member table:name="Calophyllum soulattri" table:display="true" table:show-details="true"/>
                <table:data-pilot-member table:name="Cananga odorata" table:display="true" table:show-details="true"/>
                <table:data-pilot-member table:name="Canarium acutifolium" table:display="true" table:show-details="true"/>
                <table:data-pilot-member table:name="Canarium indicum" table:display="true" table:show-details="true"/>
                <table:data-pilot-member table:name="Canarium oleosum" table:display="true" table:show-details="true"/>
                <table:data-pilot-member table:name="Canarium vitiense" table:display="true" table:show-details="true"/>
                <table:data-pilot-member table:name="Carica papaya" table:display="true" table:show-details="true"/>
                <table:data-pilot-member table:name="Caryota rumphiana" table:display="true" table:show-details="true"/>
                <table:data-pilot-member table:name="Cayratia schumanniana" table:display="true" table:show-details="true"/>
                <table:data-pilot-member table:name="Celtis latifolia" table:display="true" table:show-details="true"/>
                <table:data-pilot-member table:name="Celtis philippensis" table:display="true" table:show-details="true"/>
                <table:data-pilot-member table:name="Cerbera floribunda" table:display="true" table:show-details="true"/>
                <table:data-pilot-member table:name="Chionanthus brassii" table:display="true" table:show-details="true"/>
                <table:data-pilot-member table:name="Chionanthus sessiliflorus" table:display="true" table:show-details="true"/>
                <table:data-pilot-member table:name="Chisocheton ceramicus" table:display="true" table:show-details="true"/>
                <table:data-pilot-member table:name="Chisocheton cumingianus" table:display="true" table:show-details="true"/>
                <table:data-pilot-member table:name="Chisocheton formicarum" table:display="true" table:show-details="true"/>
                <table:data-pilot-member table:name="Chisocheton lasiocarpus" table:display="true" table:show-details="true"/>
                <table:data-pilot-member table:name="Chisocheton trichocladus" table:display="true" table:show-details="true"/>
                <table:data-pilot-member table:name="Cinnamomum grandiflorum" table:display="true" table:show-details="true"/>
                <table:data-pilot-member table:name="Cissus repens" table:display="true" table:show-details="true"/>
                <table:data-pilot-member table:name="Claoxylon polot" table:display="true" table:show-details="true"/>
                <table:data-pilot-member table:name="Clerodendrum inerme" table:display="true" table:show-details="true"/>
                <table:data-pilot-member table:name="Clerodendrum tracyanum" table:display="true" table:show-details="true"/>
                <table:data-pilot-member table:name="Clymenia polyandra" table:display="true" table:show-details="true"/>
                <table:data-pilot-member table:name="Coelospermum salomoniense" table:display="true" table:show-details="true"/>
                <table:data-pilot-member table:name="Commersonia bartramia" table:display="true" table:show-details="true"/>
                <table:data-pilot-member table:name="Cordyline terminalis" table:display="true" table:show-details="true"/>
                <table:data-pilot-member table:name="Croton womersleyi" table:display="true" table:show-details="true"/>
                <table:data-pilot-member table:name="Cryptocarya caloneura" table:display="true" table:show-details="true"/>
                <table:data-pilot-member table:name="Cryptocarya depressa" table:display="true" table:show-details="true"/>
                <table:data-pilot-member table:name="Cryptocarya idenburgensis" table:display="true" table:show-details="true"/>
                <table:data-pilot-member table:name="Cryptocarya mackinnoniana" table:display="true" table:show-details="true"/>
                <table:data-pilot-member table:name="Cryptocarya massoy" table:display="true" table:show-details="true"/>
                <table:data-pilot-member table:name="Cryptocarya medicinalis" table:display="true" table:show-details="true"/>
                <table:data-pilot-member table:name="Cryptocarya multipaniculata" table:display="true" table:show-details="true"/>
                <table:data-pilot-member table:name="Cryptocarya novo-guineensis" table:display="true" table:show-details="true"/>
                <table:data-pilot-member table:name="Cupaniopsis acuticarpa" table:display="true" table:show-details="true"/>
                <table:data-pilot-member table:name="Cupaniopsis macropetala" table:display="true" table:show-details="true"/>
                <table:data-pilot-member table:name="Decaspermum rhodoleucum" table:display="true" table:show-details="true"/>
                <table:data-pilot-member table:name="Dendrocnide cordata" table:display="true" table:show-details="true"/>
                <table:data-pilot-member table:name="Dendrocnide longifolia" table:display="true" table:show-details="true"/>
                <table:data-pilot-member table:name="Dennstaedtia moluccana" table:display="true" table:show-details="true"/>
                <table:data-pilot-member table:name="Dichapetalum papuanum" table:display="true" table:show-details="true"/>
                <table:data-pilot-member table:name="Dictyoneura obtusa" table:display="true" table:show-details="true"/>
                <table:data-pilot-member table:name="Diospyros ellipticifolia" table:display="true" table:show-details="true"/>
                <table:data-pilot-member table:name="Diospyros lolin" table:display="true" table:show-details="true"/>
                <table:data-pilot-member table:name="Dracaena angustifolia" table:display="true" table:show-details="true"/>
                <table:data-pilot-member table:name="Dracontomelon dao" table:display="true" table:show-details="true"/>
                <table:data-pilot-member table:name="Drypetes lasiogynoides" table:display="true" table:show-details="true"/>
                <table:data-pilot-member table:name="Dysoxylum alliaceum" table:display="true" table:show-details="true"/>
                <table:data-pilot-member table:name="Dysoxylum arborescens" table:display="true" table:show-details="true"/>
                <table:data-pilot-member table:name="Dysoxylum brassii" table:display="true" table:show-details="true"/>
                <table:data-pilot-member table:name="Dysoxylum gaudichaudianum" table:display="true" table:show-details="true"/>
                <table:data-pilot-member table:name="Dysoxylum macrostachyum" table:display="true" table:show-details="true"/>
                <table:data-pilot-member table:name="Dysoxylum molle" table:display="true" table:show-details="true"/>
                <table:data-pilot-member table:name="Dysoxylum pettigrewianum" table:display="true" table:show-details="true"/>
                <table:data-pilot-member table:name="Dysoxylum richardianum" table:display="true" table:show-details="true"/>
                <table:data-pilot-member table:name="Elaeocarpus amplifolius" table:display="true" table:show-details="true"/>
                <table:data-pilot-member table:name="Elaeocarpus miegei" table:display="true" table:show-details="true"/>
                <table:data-pilot-member table:name="Embelia cotinoides" table:display="true" table:show-details="true"/>
                <table:data-pilot-member table:name="Endocomia macrocoma" table:display="true" table:show-details="true"/>
                <table:data-pilot-member table:name="Endospermum labios" table:display="true" table:show-details="true"/>
                <table:data-pilot-member table:name="Endospermum medullosum" table:display="true" table:show-details="true"/>
                <table:data-pilot-member table:name="Entada phaseoloides" table:display="true" table:show-details="true"/>
                <table:data-pilot-member table:name="Eriachne squarrosa" table:display="true" table:show-details="true"/>
                <table:data-pilot-member table:name="Erythrospermum candidum" table:display="true" table:show-details="true"/>
                <table:data-pilot-member table:name="Euroschinus papuanus" table:display="true" table:show-details="true"/>
                <table:data-pilot-member table:name="Faradaya splendida" table:display="true" table:show-details="true"/>
                <table:data-pilot-member table:name="Ficus adenosperma" table:display="true" table:show-details="true"/>
                <table:data-pilot-member table:name="Ficus ampelas" table:display="true" table:show-details="true"/>
                <table:data-pilot-member table:name="Ficus arfakensis" table:display="true" table:show-details="true"/>
                <table:data-pilot-member table:name="Ficus congesta" table:display="true" table:show-details="true"/>
                <table:data-pilot-member table:name="Ficus gul" table:display="true" table:show-details="true"/>
                <table:data-pilot-member table:name="Ficus hahliana" table:display="true" table:show-details="true"/>
                <table:data-pilot-member table:name="Ficus hispidioides" table:display="true" table:show-details="true"/>
                <table:data-pilot-member table:name="Ficus hombroniana" table:display="true" table:show-details="true"/>
                <table:data-pilot-member table:name="Ficus melinocarpa" table:display="true" table:show-details="true"/>
                <table:data-pilot-member table:name="Ficus nodosa" table:display="true" table:show-details="true"/>
                <table:data-pilot-member table:name="Ficus pseudojaca" table:display="true" table:show-details="true"/>
                <table:data-pilot-member table:name="Ficus pungens" table:display="true" table:show-details="true"/>
                <table:data-pilot-member table:name="Ficus rubrivestimenta" table:display="true" table:show-details="true"/>
                <table:data-pilot-member table:name="Ficus semivestita" table:display="true" table:show-details="true"/>
                <table:data-pilot-member table:name="Ficus trachypison" table:display="true" table:show-details="true"/>
                <table:data-pilot-member table:name="Ficus variegata" table:display="true" table:show-details="true"/>
                <table:data-pilot-member table:name="Ficus virens" table:display="true" table:show-details="true"/>
                <table:data-pilot-member table:name="Ficus wassa" table:display="true" table:show-details="true"/>
                <table:data-pilot-member table:name="Freycinetia kanehirae" table:display="true" table:show-details="true"/>
                <table:data-pilot-member table:name="Galearia celebica" table:display="true" table:show-details="true"/>
                <table:data-pilot-member table:name="Ganophyllum falcatum" table:display="true" table:show-details="true"/>
                <table:data-pilot-member table:name="Garcinia assugu" table:display="true" table:show-details="true"/>
                <table:data-pilot-member table:name="Garcinia latissima" table:display="true" table:show-details="true"/>
                <table:data-pilot-member table:name="Garcinia maluensis" table:display="true" table:show-details="true"/>
                <table:data-pilot-member table:name="Garuga floribunda" table:display="true" table:show-details="true"/>
                <table:data-pilot-member table:name="Gastonia spectabilis" table:display="true" table:show-details="true"/>
                <table:data-pilot-member table:name="Gigasiphon schlechteri" table:display="true" table:show-details="true"/>
                <table:data-pilot-member table:name="Gmelina palawensis" table:display="true" table:show-details="true"/>
                <table:data-pilot-member table:name="Gnetum gnemon" table:display="true" table:show-details="true"/>
                <table:data-pilot-member table:name="Gnetum gnemonoides" table:display="true" table:show-details="true"/>
                <table:data-pilot-member table:name="Gnetum latifolium" table:display="true" table:show-details="true"/>
                <table:data-pilot-member table:name="Goniothalamus aruensis" table:display="true" table:show-details="true"/>
                <table:data-pilot-member table:name="Guioa comesperma" table:display="true" table:show-details="true"/>
                <table:data-pilot-member table:name="Gulubia costata" table:display="true" table:show-details="true"/>
                <table:data-pilot-member table:name="Gymnacranthera paniculata" table:display="true" table:show-details="true"/>
                <table:data-pilot-member table:name="Harpullia arborea" table:display="true" table:show-details="true"/>
                <table:data-pilot-member table:name="Harpullia longipetala" table:display="true" table:show-details="true"/>
                <table:data-pilot-member table:name="Heritiera littoralis" table:display="true" table:show-details="true"/>
                <table:data-pilot-member table:name="Hibiscus papuodendron" table:display="true" table:show-details="true"/>
                <table:data-pilot-member table:name="Homalanthus novoguineensis" table:display="true" table:show-details="true"/>
                <table:data-pilot-member table:name="Horsfieldia basifissa" table:display="true" table:show-details="true"/>
                <table:data-pilot-member table:name="Horsfieldia hellwigii" table:display="true" table:show-details="true"/>
                <table:data-pilot-member table:name="Horsfieldia irya" table:display="true" table:show-details="true"/>
                <table:data-pilot-member table:name="Horsfieldia sylvestris" table:display="true" table:show-details="true"/>
                <table:data-pilot-member table:name="Intsia bijuga" table:display="true" table:show-details="true"/>
                <table:data-pilot-member table:name="Kingiodendron novoguineense" table:display="true" table:show-details="true"/>
                <table:data-pilot-member table:name="Lagerstroemia archeriana" table:display="true" table:show-details="true"/>
                <table:data-pilot-member table:name="Leucosyke australis" table:display="true" table:show-details="true"/>
                <table:data-pilot-member table:name="Leucosyke capitellata" table:display="true" table:show-details="true"/>
                <table:data-pilot-member table:name="Licuala beccariana" table:display="true" table:show-details="true"/>
                <table:data-pilot-member table:name="Litsea collina" table:display="true" table:show-details="true"/>
                <table:data-pilot-member table:name="Litsea guppyi" table:display="true" table:show-details="true"/>
                <table:data-pilot-member table:name="Litsea timoriana" table:display="true" table:show-details="true"/>
                <table:data-pilot-member table:name="Lophopetalum torricellense" table:display="true" table:show-details="true"/>
                <table:data-pilot-member table:name="Macaranga aleuritoides" table:display="true" table:show-details="true"/>
                <table:data-pilot-member table:name="Macaranga ducis" table:display="true" table:show-details="true"/>
                <table:data-pilot-member table:name="Macaranga fallacina" table:display="true" table:show-details="true"/>
                <table:data-pilot-member table:name="Macaranga neobritannica" table:display="true" table:show-details="true"/>
                <table:data-pilot-member table:name="Macaranga novoguineensis" table:display="true" table:show-details="true"/>
                <table:data-pilot-member table:name="Macaranga punctata" table:display="true" table:show-details="true"/>
                <table:data-pilot-member table:name="Macaranga quadriglandulosa" table:display="true" table:show-details="true"/>
                <table:data-pilot-member table:name="Macaranga tanarius" table:display="true" table:show-details="true"/>
                <table:data-pilot-member table:name="Maclura amboinensis" table:display="true" table:show-details="true"/>
                <table:data-pilot-member table:name="Mallotus chromocarpus" table:display="true" table:show-details="true"/>
                <table:data-pilot-member table:name="Mallotus oblongifolius" table:display="true" table:show-details="true"/>
                <table:data-pilot-member table:name="Mallotus peltatus" table:display="true" table:show-details="true"/>
                <table:data-pilot-member table:name="Mangifera indica" table:display="true" table:show-details="true"/>
                <table:data-pilot-member table:name="Maniltoa psilogyne" table:display="true" table:show-details="true"/>
                <table:data-pilot-member table:name="Maniltoa schefferi" table:display="true" table:show-details="true"/>
                <table:data-pilot-member table:name="Mastixiodendron pachyclados" table:display="true" table:show-details="true"/>
                <table:data-pilot-member table:name="Medusanthera laxiflora" table:display="true" table:show-details="true"/>
                <table:data-pilot-member table:name="Melanolepis multiglandulosa" table:display="true" table:show-details="true"/>
                <table:data-pilot-member table:name="Melicope elleryana" table:display="true" table:show-details="true"/>
                <table:data-pilot-member table:name="Merremia peltata" table:display="true" table:show-details="true"/>
                <table:data-pilot-member table:name="Merrilliodendron megacarpum" table:display="true" table:show-details="true"/>
                <table:data-pilot-member table:name="Microcos argentata" table:display="true" table:show-details="true"/>
                <table:data-pilot-member table:name="Microcos grandiflora" table:display="true" table:show-details="true"/>
                <table:data-pilot-member table:name="Micromelum minutum" table:display="true" table:show-details="true"/>
                <table:data-pilot-member table:name="Millettia pinnata" table:display="true" table:show-details="true"/>
                <table:data-pilot-member table:name="Mischocarpus largifolius" table:display="true" table:show-details="true"/>
                <table:data-pilot-member table:name="Musa peekelii" table:display="true" table:show-details="true"/>
                <table:data-pilot-member table:name="Myristica crassipes" table:display="true" table:show-details="true"/>
                <table:data-pilot-member table:name="Myristica fatua" table:display="true" table:show-details="true"/>
                <table:data-pilot-member table:name="Myristica globosa" table:display="true" table:show-details="true"/>
                <table:data-pilot-member table:name="Myristica hollrungii" table:display="true" table:show-details="true"/>
                <table:data-pilot-member table:name="NA" table:display="true" table:show-details="true"/>
                <table:data-pilot-member table:name="Neisosperma citrodora" table:display="true" table:show-details="true"/>
                <table:data-pilot-member table:name="Neonauclea obversifolia" table:display="true" table:show-details="true"/>
                <table:data-pilot-member table:name="Neoscortechinia forbesii" table:display="true" table:show-details="true"/>
                <table:data-pilot-member table:name="Neosepicaea viticoides" table:display="true" table:show-details="true"/>
                <table:data-pilot-member table:name="Neuburgia corynocarpa" table:display="true" table:show-details="true"/>
                <table:data-pilot-member table:name="Octomeles sumatrana" table:display="true" table:show-details="true"/>
                <table:data-pilot-member table:name="Omphalea papuana" table:display="true" table:show-details="true"/>
                <table:data-pilot-member table:name="Osmoxylon novo-guineense" table:display="true" table:show-details="true"/>
                <table:data-pilot-member table:name="Palaquium morobense" table:display="true" table:show-details="true"/>
                <table:data-pilot-member table:name="Palaquium warburgianum" table:display="true" table:show-details="true"/>
                <table:data-pilot-member table:name="Pandanus kaernbachii" table:display="true" table:show-details="true"/>
                <table:data-pilot-member table:name="Pangium edule" table:display="true" table:show-details="true"/>
                <table:data-pilot-member table:name="Papuechites aambe" table:display="true" table:show-details="true"/>
                <table:data-pilot-member table:name="Parkia versteeghii" table:display="true" table:show-details="true"/>
                <table:data-pilot-member table:name="Petraeovitex multiflora" table:display="true" table:show-details="true"/>
                <table:data-pilot-member table:name="Phaeanthus ebracteolatus" table:display="true" table:show-details="true"/>
                <table:data-pilot-member table:name="Phaeanthus macropodus" table:display="true" table:show-details="true"/>
                <table:data-pilot-member table:name="Phyllanthus clamboides" table:display="true" table:show-details="true"/>
                <table:data-pilot-member table:name="Pimelodendron amboinicum" table:display="true" table:show-details="true"/>
                <table:data-pilot-member table:name="Pipturus argenteus" table:display="true" table:show-details="true"/>
                <table:data-pilot-member table:name="Pisonia longirostris" table:display="true" table:show-details="true"/>
                <table:data-pilot-member table:name="Planchonella myrsinodendron" table:display="true" table:show-details="true"/>
                <table:data-pilot-member table:name="Planchonella xylocarpa" table:display="true" table:show-details="true"/>
                <table:data-pilot-member table:name="Polyalthia glauca" table:display="true" table:show-details="true"/>
                <table:data-pilot-member table:name="Pometia pinnata" table:display="true" table:show-details="true"/>
                <table:data-pilot-member table:name="Pouteria obovata" table:display="true" table:show-details="true"/>
                <table:data-pilot-member table:name="Prainea papuana" table:display="true" table:show-details="true"/>
                <table:data-pilot-member table:name="Premna obtusifolia" table:display="true" table:show-details="true"/>
                <table:data-pilot-member table:name="Protium macgregorii" table:display="true" table:show-details="true"/>
                <table:data-pilot-member table:name="Prunus costata" table:display="true" table:show-details="true"/>
                <table:data-pilot-member table:name="Prunus schlechteri" table:display="true" table:show-details="true"/>
                <table:data-pilot-member table:name="Psydrax cymigera" table:display="true" table:show-details="true"/>
                <table:data-pilot-member table:name="Pterocarpus indicus" table:display="true" table:show-details="true"/>
                <table:data-pilot-member table:name="Pterocymbium beccarii" table:display="true" table:show-details="true"/>
                <table:data-pilot-member table:name="Rhus taitensis" table:display="true" table:show-details="true"/>
                <table:data-pilot-member table:name="Rourea minor" table:display="true" table:show-details="true"/>
                <table:data-pilot-member table:name="Sarcocephalus coadunatus" table:display="true" table:show-details="true"/>
                <table:data-pilot-member table:name="Semecarpus schlechteri" table:display="true" table:show-details="true"/>
                <table:data-pilot-member table:name="Sloanea sogerensis" table:display="true" table:show-details="true"/>
                <table:data-pilot-member table:name="Spondias dulcis" table:display="true" table:show-details="true"/>
                <table:data-pilot-member table:name="Sterculia ampla" table:display="true" table:show-details="true"/>
                <table:data-pilot-member table:name="Sterculia conwentzii" table:display="true" table:show-details="true"/>
                <table:data-pilot-member table:name="Sterculia schumanniana" table:display="true" table:show-details="true"/>
                <table:data-pilot-member table:name="Strychnos minor" table:display="true" table:show-details="true"/>
                <table:data-pilot-member table:name="Syzygium branderhorstii" table:display="true" table:show-details="true"/>
                <table:data-pilot-member table:name="Syzygium fastigatum" table:display="true" table:show-details="true"/>
                <table:data-pilot-member table:name="Syzygium furfuraceum" table:display="true" table:show-details="true"/>
                <table:data-pilot-member table:name="Syzygium gonatanthum" table:display="true" table:show-details="true"/>
                <table:data-pilot-member table:name="Syzygium hylophilum" table:display="true" table:show-details="true"/>
                <table:data-pilot-member table:name="Syzygium longipes" table:display="true" table:show-details="true"/>
                <table:data-pilot-member table:name="Syzygium malaccense" table:display="true" table:show-details="true"/>
                <table:data-pilot-member table:name="Tabernaemontana orientalis" table:display="true" table:show-details="true"/>
                <table:data-pilot-member table:name="Tecomanthe dendrophila" table:display="true" table:show-details="true"/>
                <table:data-pilot-member table:name="Teijsmanniodendron bogoriense" table:display="true" table:show-details="true"/>
                <table:data-pilot-member table:name="Terminalia archipelagi" table:display="true" table:show-details="true"/>
                <table:data-pilot-member table:name="Terminalia complanata" table:display="true" table:show-details="true"/>
                <table:data-pilot-member table:name="Terminalia kaernbachii" table:display="true" table:show-details="true"/>
                <table:data-pilot-member table:name="Ternstroemia cherryi" table:display="true" table:show-details="true"/>
                <table:data-pilot-member table:name="Tetrameles nudiflora" table:display="true" table:show-details="true"/>
                <table:data-pilot-member table:name="Tetrastigma lauterbachianum" table:display="true" table:show-details="true"/>
                <table:data-pilot-member table:name="Timonius kaniensis" table:display="true" table:show-details="true"/>
                <table:data-pilot-member table:name="Timonius timon" table:display="true" table:show-details="true"/>
                <table:data-pilot-member table:name="Trema orientalis" table:display="true" table:show-details="true"/>
                <table:data-pilot-member table:name="Trichospermum pleiostigma" table:display="true" table:show-details="true"/>
                <table:data-pilot-member table:name="Tristiropsis acutangula" table:display="true" table:show-details="true"/>
                <table:data-pilot-member table:name="Uncaria appendiculata" table:display="true" table:show-details="true"/>
                <table:data-pilot-member table:name="Uncaria lanosa" table:display="true" table:show-details="true"/>
                <table:data-pilot-member table:name="Uvaria rosenbergiana" table:display="true" table:show-details="true"/>
                <table:data-pilot-member table:name="Vatica papuana" table:display="true" table:show-details="true"/>
                <table:data-pilot-member table:name="Versteegia cauliflora" table:display="true" table:show-details="true"/>
                <table:data-pilot-member table:name="Vitex cofassus" table:display="true" table:show-details="true"/>
                <table:data-pilot-member table:name="Wrightia laevis" table:display="true" table:show-details="true"/>
                <table:data-pilot-member table:name="Xanthophyllum papuanum" table:display="true" table:show-details="true"/>
                <table:data-pilot-member table:name="Ziziphus angustifoli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ocality_Code" table:orientation="colum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WP" table:display="true" table:show-details="true"/>
                <table:data-pilot-member table:name="W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otalLeafWeight" table:orientation="data" table:used-hierarchy="-1" table:function="sum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0.034" table:display="true" table:show-details="true"/>
                <table:data-pilot-member table:name="0.0351" table:display="true" table:show-details="true"/>
                <table:data-pilot-member table:name="0.0399" table:display="true" table:show-details="true"/>
                <table:data-pilot-member table:name="0.0441" table:display="true" table:show-details="true"/>
                <table:data-pilot-member table:name="0.0478" table:display="true" table:show-details="true"/>
                <table:data-pilot-member table:name="0.054" table:display="true" table:show-details="true"/>
                <table:data-pilot-member table:name="0.0553" table:display="true" table:show-details="true"/>
                <table:data-pilot-member table:name="0.0643" table:display="true" table:show-details="true"/>
                <table:data-pilot-member table:name="0.0767" table:display="true" table:show-details="true"/>
                <table:data-pilot-member table:name="0.1" table:display="true" table:show-details="true"/>
                <table:data-pilot-member table:name="0.101" table:display="true" table:show-details="true"/>
                <table:data-pilot-member table:name="0.104" table:display="true" table:show-details="true"/>
                <table:data-pilot-member table:name="0.12" table:display="true" table:show-details="true"/>
                <table:data-pilot-member table:name="0.124" table:display="true" table:show-details="true"/>
                <table:data-pilot-member table:name="0.1254" table:display="true" table:show-details="true"/>
                <table:data-pilot-member table:name="0.1269" table:display="true" table:show-details="true"/>
                <table:data-pilot-member table:name="0.13" table:display="true" table:show-details="true"/>
                <table:data-pilot-member table:name="0.1311" table:display="true" table:show-details="true"/>
                <table:data-pilot-member table:name="0.14" table:display="true" table:show-details="true"/>
                <table:data-pilot-member table:name="0.1401" table:display="true" table:show-details="true"/>
                <table:data-pilot-member table:name="0.1403" table:display="true" table:show-details="true"/>
                <table:data-pilot-member table:name="0.1428" table:display="true" table:show-details="true"/>
                <table:data-pilot-member table:name="0.145" table:display="true" table:show-details="true"/>
                <table:data-pilot-member table:name="0.1474" table:display="true" table:show-details="true"/>
                <table:data-pilot-member table:name="0.1481" table:display="true" table:show-details="true"/>
                <table:data-pilot-member table:name="0.15" table:display="true" table:show-details="true"/>
                <table:data-pilot-member table:name="0.1536" table:display="true" table:show-details="true"/>
                <table:data-pilot-member table:name="0.1554" table:display="true" table:show-details="true"/>
                <table:data-pilot-member table:name="0.1607" table:display="true" table:show-details="true"/>
                <table:data-pilot-member table:name="0.1653" table:display="true" table:show-details="true"/>
                <table:data-pilot-member table:name="0.1675" table:display="true" table:show-details="true"/>
                <table:data-pilot-member table:name="0.1679" table:display="true" table:show-details="true"/>
                <table:data-pilot-member table:name="0.1777" table:display="true" table:show-details="true"/>
                <table:data-pilot-member table:name="0.18" table:display="true" table:show-details="true"/>
                <table:data-pilot-member table:name="0.1852" table:display="true" table:show-details="true"/>
                <table:data-pilot-member table:name="0.1858" table:display="true" table:show-details="true"/>
                <table:data-pilot-member table:name="0.1875" table:display="true" table:show-details="true"/>
                <table:data-pilot-member table:name="0.193" table:display="true" table:show-details="true"/>
                <table:data-pilot-member table:name="0.1998" table:display="true" table:show-details="true"/>
                <table:data-pilot-member table:name="0.2" table:display="true" table:show-details="true"/>
                <table:data-pilot-member table:name="0.2022" table:display="true" table:show-details="true"/>
                <table:data-pilot-member table:name="0.205" table:display="true" table:show-details="true"/>
                <table:data-pilot-member table:name="0.21" table:display="true" table:show-details="true"/>
                <table:data-pilot-member table:name="0.2126" table:display="true" table:show-details="true"/>
                <table:data-pilot-member table:name="0.2146" table:display="true" table:show-details="true"/>
                <table:data-pilot-member table:name="0.2149" table:display="true" table:show-details="true"/>
                <table:data-pilot-member table:name="0.2225" table:display="true" table:show-details="true"/>
                <table:data-pilot-member table:name="0.2247" table:display="true" table:show-details="true"/>
                <table:data-pilot-member table:name="0.2266" table:display="true" table:show-details="true"/>
                <table:data-pilot-member table:name="0.2274" table:display="true" table:show-details="true"/>
                <table:data-pilot-member table:name="0.23" table:display="true" table:show-details="true"/>
                <table:data-pilot-member table:name="0.236" table:display="true" table:show-details="true"/>
                <table:data-pilot-member table:name="0.2374" table:display="true" table:show-details="true"/>
                <table:data-pilot-member table:name="0.242" table:display="true" table:show-details="true"/>
                <table:data-pilot-member table:name="0.2431" table:display="true" table:show-details="true"/>
                <table:data-pilot-member table:name="0.245" table:display="true" table:show-details="true"/>
                <table:data-pilot-member table:name="0.2456" table:display="true" table:show-details="true"/>
                <table:data-pilot-member table:name="0.25" table:display="true" table:show-details="true"/>
                <table:data-pilot-member table:name="0.2519" table:display="true" table:show-details="true"/>
                <table:data-pilot-member table:name="0.2532" table:display="true" table:show-details="true"/>
                <table:data-pilot-member table:name="0.2533" table:display="true" table:show-details="true"/>
                <table:data-pilot-member table:name="0.2576" table:display="true" table:show-details="true"/>
                <table:data-pilot-member table:name="0.2592" table:display="true" table:show-details="true"/>
                <table:data-pilot-member table:name="0.2602" table:display="true" table:show-details="true"/>
                <table:data-pilot-member table:name="0.263" table:display="true" table:show-details="true"/>
                <table:data-pilot-member table:name="0.266" table:display="true" table:show-details="true"/>
                <table:data-pilot-member table:name="0.2737" table:display="true" table:show-details="true"/>
                <table:data-pilot-member table:name="0.274" table:display="true" table:show-details="true"/>
                <table:data-pilot-member table:name="0.2784" table:display="true" table:show-details="true"/>
                <table:data-pilot-member table:name="0.2834" table:display="true" table:show-details="true"/>
                <table:data-pilot-member table:name="0.2842" table:display="true" table:show-details="true"/>
                <table:data-pilot-member table:name="0.2895" table:display="true" table:show-details="true"/>
                <table:data-pilot-member table:name="0.2897" table:display="true" table:show-details="true"/>
                <table:data-pilot-member table:name="0.29" table:display="true" table:show-details="true"/>
                <table:data-pilot-member table:name="0.2902" table:display="true" table:show-details="true"/>
                <table:data-pilot-member table:name="0.2956" table:display="true" table:show-details="true"/>
                <table:data-pilot-member table:name="0.296" table:display="true" table:show-details="true"/>
                <table:data-pilot-member table:name="0.297" table:display="true" table:show-details="true"/>
                <table:data-pilot-member table:name="0.2974" table:display="true" table:show-details="true"/>
                <table:data-pilot-member table:name="0.2978" table:display="true" table:show-details="true"/>
                <table:data-pilot-member table:name="0.298" table:display="true" table:show-details="true"/>
                <table:data-pilot-member table:name="0.2982" table:display="true" table:show-details="true"/>
                <table:data-pilot-member table:name="0.3" table:display="true" table:show-details="true"/>
                <table:data-pilot-member table:name="0.3001" table:display="true" table:show-details="true"/>
                <table:data-pilot-member table:name="0.302" table:display="true" table:show-details="true"/>
                <table:data-pilot-member table:name="0.304" table:display="true" table:show-details="true"/>
                <table:data-pilot-member table:name="0.3146" table:display="true" table:show-details="true"/>
                <table:data-pilot-member table:name="0.3151" table:display="true" table:show-details="true"/>
                <table:data-pilot-member table:name="0.3176" table:display="true" table:show-details="true"/>
                <table:data-pilot-member table:name="0.325" table:display="true" table:show-details="true"/>
                <table:data-pilot-member table:name="0.3267" table:display="true" table:show-details="true"/>
                <table:data-pilot-member table:name="0.3284" table:display="true" table:show-details="true"/>
                <table:data-pilot-member table:name="0.3289" table:display="true" table:show-details="true"/>
                <table:data-pilot-member table:name="0.333" table:display="true" table:show-details="true"/>
                <table:data-pilot-member table:name="0.3346" table:display="true" table:show-details="true"/>
                <table:data-pilot-member table:name="0.336" table:display="true" table:show-details="true"/>
                <table:data-pilot-member table:name="0.3374" table:display="true" table:show-details="true"/>
                <table:data-pilot-member table:name="0.3378" table:display="true" table:show-details="true"/>
                <table:data-pilot-member table:name="0.3416" table:display="true" table:show-details="true"/>
                <table:data-pilot-member table:name="0.345" table:display="true" table:show-details="true"/>
                <table:data-pilot-member table:name="0.3456" table:display="true" table:show-details="true"/>
                <table:data-pilot-member table:name="0.3472" table:display="true" table:show-details="true"/>
                <table:data-pilot-member table:name="0.348" table:display="true" table:show-details="true"/>
                <table:data-pilot-member table:name="0.3505" table:display="true" table:show-details="true"/>
                <table:data-pilot-member table:name="0.351" table:display="true" table:show-details="true"/>
                <table:data-pilot-member table:name="0.352" table:display="true" table:show-details="true"/>
                <table:data-pilot-member table:name="0.3522" table:display="true" table:show-details="true"/>
                <table:data-pilot-member table:name="0.3524" table:display="true" table:show-details="true"/>
                <table:data-pilot-member table:name="0.353" table:display="true" table:show-details="true"/>
                <table:data-pilot-member table:name="0.3533" table:display="true" table:show-details="true"/>
                <table:data-pilot-member table:name="0.3595" table:display="true" table:show-details="true"/>
                <table:data-pilot-member table:name="0.3616" table:display="true" table:show-details="true"/>
                <table:data-pilot-member table:name="0.3645" table:display="true" table:show-details="true"/>
                <table:data-pilot-member table:name="0.3688" table:display="true" table:show-details="true"/>
                <table:data-pilot-member table:name="0.3797" table:display="true" table:show-details="true"/>
                <table:data-pilot-member table:name="0.3888" table:display="true" table:show-details="true"/>
                <table:data-pilot-member table:name="0.389" table:display="true" table:show-details="true"/>
                <table:data-pilot-member table:name="0.3936" table:display="true" table:show-details="true"/>
                <table:data-pilot-member table:name="0.396" table:display="true" table:show-details="true"/>
                <table:data-pilot-member table:name="0.3981" table:display="true" table:show-details="true"/>
                <table:data-pilot-member table:name="0.4" table:display="true" table:show-details="true"/>
                <table:data-pilot-member table:name="0.4098" table:display="true" table:show-details="true"/>
                <table:data-pilot-member table:name="0.4167" table:display="true" table:show-details="true"/>
                <table:data-pilot-member table:name="0.4178" table:display="true" table:show-details="true"/>
                <table:data-pilot-member table:name="0.4217" table:display="true" table:show-details="true"/>
                <table:data-pilot-member table:name="0.426" table:display="true" table:show-details="true"/>
                <table:data-pilot-member table:name="0.4283" table:display="true" table:show-details="true"/>
                <table:data-pilot-member table:name="0.4295" table:display="true" table:show-details="true"/>
                <table:data-pilot-member table:name="0.4344" table:display="true" table:show-details="true"/>
                <table:data-pilot-member table:name="0.444" table:display="true" table:show-details="true"/>
                <table:data-pilot-member table:name="0.4471" table:display="true" table:show-details="true"/>
                <table:data-pilot-member table:name="0.4499" table:display="true" table:show-details="true"/>
                <table:data-pilot-member table:name="0.4564" table:display="true" table:show-details="true"/>
                <table:data-pilot-member table:name="0.4673" table:display="true" table:show-details="true"/>
                <table:data-pilot-member table:name="0.47" table:display="true" table:show-details="true"/>
                <table:data-pilot-member table:name="0.472" table:display="true" table:show-details="true"/>
                <table:data-pilot-member table:name="0.473" table:display="true" table:show-details="true"/>
                <table:data-pilot-member table:name="0.4744" table:display="true" table:show-details="true"/>
                <table:data-pilot-member table:name="0.4746" table:display="true" table:show-details="true"/>
                <table:data-pilot-member table:name="0.478" table:display="true" table:show-details="true"/>
                <table:data-pilot-member table:name="0.482" table:display="true" table:show-details="true"/>
                <table:data-pilot-member table:name="0.4858" table:display="true" table:show-details="true"/>
                <table:data-pilot-member table:name="0.49" table:display="true" table:show-details="true"/>
                <table:data-pilot-member table:name="0.4979" table:display="true" table:show-details="true"/>
                <table:data-pilot-member table:name="0.498" table:display="true" table:show-details="true"/>
                <table:data-pilot-member table:name="0.5" table:display="true" table:show-details="true"/>
                <table:data-pilot-member table:name="0.507" table:display="true" table:show-details="true"/>
                <table:data-pilot-member table:name="0.5172" table:display="true" table:show-details="true"/>
                <table:data-pilot-member table:name="0.518" table:display="true" table:show-details="true"/>
                <table:data-pilot-member table:name="0.5211" table:display="true" table:show-details="true"/>
                <table:data-pilot-member table:name="0.524" table:display="true" table:show-details="true"/>
                <table:data-pilot-member table:name="0.5283" table:display="true" table:show-details="true"/>
                <table:data-pilot-member table:name="0.5377" table:display="true" table:show-details="true"/>
                <table:data-pilot-member table:name="0.5401" table:display="true" table:show-details="true"/>
                <table:data-pilot-member table:name="0.5434" table:display="true" table:show-details="true"/>
                <table:data-pilot-member table:name="0.5467" table:display="true" table:show-details="true"/>
                <table:data-pilot-member table:name="0.552" table:display="true" table:show-details="true"/>
                <table:data-pilot-member table:name="0.5601" table:display="true" table:show-details="true"/>
                <table:data-pilot-member table:name="0.5674" table:display="true" table:show-details="true"/>
                <table:data-pilot-member table:name="0.5688" table:display="true" table:show-details="true"/>
                <table:data-pilot-member table:name="0.5714" table:display="true" table:show-details="true"/>
                <table:data-pilot-member table:name="0.572" table:display="true" table:show-details="true"/>
                <table:data-pilot-member table:name="0.575" table:display="true" table:show-details="true"/>
                <table:data-pilot-member table:name="0.5791" table:display="true" table:show-details="true"/>
                <table:data-pilot-member table:name="0.5845" table:display="true" table:show-details="true"/>
                <table:data-pilot-member table:name="0.5867" table:display="true" table:show-details="true"/>
                <table:data-pilot-member table:name="0.588" table:display="true" table:show-details="true"/>
                <table:data-pilot-member table:name="0.5932" table:display="true" table:show-details="true"/>
                <table:data-pilot-member table:name="0.597" table:display="true" table:show-details="true"/>
                <table:data-pilot-member table:name="0.5986" table:display="true" table:show-details="true"/>
                <table:data-pilot-member table:name="0.6" table:display="true" table:show-details="true"/>
                <table:data-pilot-member table:name="0.6116" table:display="true" table:show-details="true"/>
                <table:data-pilot-member table:name="0.624" table:display="true" table:show-details="true"/>
                <table:data-pilot-member table:name="0.6381" table:display="true" table:show-details="true"/>
                <table:data-pilot-member table:name="0.6436" table:display="true" table:show-details="true"/>
                <table:data-pilot-member table:name="0.6469" table:display="true" table:show-details="true"/>
                <table:data-pilot-member table:name="0.65" table:display="true" table:show-details="true"/>
                <table:data-pilot-member table:name="0.6677" table:display="true" table:show-details="true"/>
                <table:data-pilot-member table:name="0.668" table:display="true" table:show-details="true"/>
                <table:data-pilot-member table:name="0.6735" table:display="true" table:show-details="true"/>
                <table:data-pilot-member table:name="0.6746" table:display="true" table:show-details="true"/>
                <table:data-pilot-member table:name="0.6792" table:display="true" table:show-details="true"/>
                <table:data-pilot-member table:name="0.6823" table:display="true" table:show-details="true"/>
                <table:data-pilot-member table:name="0.6896" table:display="true" table:show-details="true"/>
                <table:data-pilot-member table:name="0.6928" table:display="true" table:show-details="true"/>
                <table:data-pilot-member table:name="0.7" table:display="true" table:show-details="true"/>
                <table:data-pilot-member table:name="0.7076" table:display="true" table:show-details="true"/>
                <table:data-pilot-member table:name="0.721" table:display="true" table:show-details="true"/>
                <table:data-pilot-member table:name="0.725" table:display="true" table:show-details="true"/>
                <table:data-pilot-member table:name="0.7403" table:display="true" table:show-details="true"/>
                <table:data-pilot-member table:name="0.7437" table:display="true" table:show-details="true"/>
                <table:data-pilot-member table:name="0.75" table:display="true" table:show-details="true"/>
                <table:data-pilot-member table:name="0.7572" table:display="true" table:show-details="true"/>
                <table:data-pilot-member table:name="0.78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1" table:display="true" table:show-details="true"/>
                <table:data-pilot-member table:name="0.8222" table:display="true" table:show-details="true"/>
                <table:data-pilot-member table:name="0.83" table:display="true" table:show-details="true"/>
                <table:data-pilot-member table:name="0.837" table:display="true" table:show-details="true"/>
                <table:data-pilot-member table:name="0.8401" table:display="true" table:show-details="true"/>
                <table:data-pilot-member table:name="0.8555" table:display="true" table:show-details="true"/>
                <table:data-pilot-member table:name="0.8568" table:display="true" table:show-details="true"/>
                <table:data-pilot-member table:name="0.8589" table:display="true" table:show-details="true"/>
                <table:data-pilot-member table:name="0.872" table:display="true" table:show-details="true"/>
                <table:data-pilot-member table:name="0.898" table:display="true" table:show-details="true"/>
                <table:data-pilot-member table:name="0.9" table:display="true" table:show-details="true"/>
                <table:data-pilot-member table:name="0.9557" table:display="true" table:show-details="true"/>
                <table:data-pilot-member table:name="0.9581" table:display="true" table:show-details="true"/>
                <table:data-pilot-member table:name="0.9697" table:display="true" table:show-details="true"/>
                <table:data-pilot-member table:name="0.9723" table:display="true" table:show-details="true"/>
                <table:data-pilot-member table:name="0.9753" table:display="true" table:show-details="true"/>
                <table:data-pilot-member table:name="0.978" table:display="true" table:show-details="true"/>
                <table:data-pilot-member table:name="0.9883" table:display="true" table:show-details="true"/>
                <table:data-pilot-member table:name="0.9886" table:display="true" table:show-details="true"/>
                <table:data-pilot-member table:name="1" table:display="true" table:show-details="true"/>
                <table:data-pilot-member table:name="1.0243" table:display="true" table:show-details="true"/>
                <table:data-pilot-member table:name="1.0268" table:display="true" table:show-details="true"/>
                <table:data-pilot-member table:name="1.0276" table:display="true" table:show-details="true"/>
                <table:data-pilot-member table:name="1.0324" table:display="true" table:show-details="true"/>
                <table:data-pilot-member table:name="1.0349" table:display="true" table:show-details="true"/>
                <table:data-pilot-member table:name="1.036" table:display="true" table:show-details="true"/>
                <table:data-pilot-member table:name="1.0401" table:display="true" table:show-details="true"/>
                <table:data-pilot-member table:name="1.0417" table:display="true" table:show-details="true"/>
                <table:data-pilot-member table:name="1.0433" table:display="true" table:show-details="true"/>
                <table:data-pilot-member table:name="1.045" table:display="true" table:show-details="true"/>
                <table:data-pilot-member table:name="1.0486" table:display="true" table:show-details="true"/>
                <table:data-pilot-member table:name="1.0488" table:display="true" table:show-details="true"/>
                <table:data-pilot-member table:name="1.05" table:display="true" table:show-details="true"/>
                <table:data-pilot-member table:name="1.0501" table:display="true" table:show-details="true"/>
                <table:data-pilot-member table:name="1.051" table:display="true" table:show-details="true"/>
                <table:data-pilot-member table:name="1.0522" table:display="true" table:show-details="true"/>
                <table:data-pilot-member table:name="1.0566" table:display="true" table:show-details="true"/>
                <table:data-pilot-member table:name="1.0618" table:display="true" table:show-details="true"/>
                <table:data-pilot-member table:name="1.0623" table:display="true" table:show-details="true"/>
                <table:data-pilot-member table:name="1.0645" table:display="true" table:show-details="true"/>
                <table:data-pilot-member table:name="1.0674" table:display="true" table:show-details="true"/>
                <table:data-pilot-member table:name="1.0688" table:display="true" table:show-details="true"/>
                <table:data-pilot-member table:name="1.0689" table:display="true" table:show-details="true"/>
                <table:data-pilot-member table:name="1.0747" table:display="true" table:show-details="true"/>
                <table:data-pilot-member table:name="1.0761" table:display="true" table:show-details="true"/>
                <table:data-pilot-member table:name="1.0814" table:display="true" table:show-details="true"/>
                <table:data-pilot-member table:name="1.0818" table:display="true" table:show-details="true"/>
                <table:data-pilot-member table:name="1.0828" table:display="true" table:show-details="true"/>
                <table:data-pilot-member table:name="1.0847" table:display="true" table:show-details="true"/>
                <table:data-pilot-member table:name="1.0851" table:display="true" table:show-details="true"/>
                <table:data-pilot-member table:name="1.0872" table:display="true" table:show-details="true"/>
                <table:data-pilot-member table:name="1.0886" table:display="true" table:show-details="true"/>
                <table:data-pilot-member table:name="1.09" table:display="true" table:show-details="true"/>
                <table:data-pilot-member table:name="1.0929" table:display="true" table:show-details="true"/>
                <table:data-pilot-member table:name="1.0952" table:display="true" table:show-details="true"/>
                <table:data-pilot-member table:name="1.0975" table:display="true" table:show-details="true"/>
                <table:data-pilot-member table:name="1.1" table:display="true" table:show-details="true"/>
                <table:data-pilot-member table:name="1.1023" table:display="true" table:show-details="true"/>
                <table:data-pilot-member table:name="1.1038" table:display="true" table:show-details="true"/>
                <table:data-pilot-member table:name="1.1041" table:display="true" table:show-details="true"/>
                <table:data-pilot-member table:name="1.1042" table:display="true" table:show-details="true"/>
                <table:data-pilot-member table:name="1.1049" table:display="true" table:show-details="true"/>
                <table:data-pilot-member table:name="1.1065" table:display="true" table:show-details="true"/>
                <table:data-pilot-member table:name="1.1084" table:display="true" table:show-details="true"/>
                <table:data-pilot-member table:name="1.1086" table:display="true" table:show-details="true"/>
                <table:data-pilot-member table:name="1.1094" table:display="true" table:show-details="true"/>
                <table:data-pilot-member table:name="1.1129" table:display="true" table:show-details="true"/>
                <table:data-pilot-member table:name="1.1245" table:display="true" table:show-details="true"/>
                <table:data-pilot-member table:name="1.1309" table:display="true" table:show-details="true"/>
                <table:data-pilot-member table:name="1.1318" table:display="true" table:show-details="true"/>
                <table:data-pilot-member table:name="1.1377" table:display="true" table:show-details="true"/>
                <table:data-pilot-member table:name="1.1409" table:display="true" table:show-details="true"/>
                <table:data-pilot-member table:name="1.161" table:display="true" table:show-details="true"/>
                <table:data-pilot-member table:name="1.1646" table:display="true" table:show-details="true"/>
                <table:data-pilot-member table:name="1.1732" table:display="true" table:show-details="true"/>
                <table:data-pilot-member table:name="1.1814" table:display="true" table:show-details="true"/>
                <table:data-pilot-member table:name="1.1985" table:display="true" table:show-details="true"/>
                <table:data-pilot-member table:name="1.2" table:display="true" table:show-details="true"/>
                <table:data-pilot-member table:name="1.2379" table:display="true" table:show-details="true"/>
                <table:data-pilot-member table:name="1.2406" table:display="true" table:show-details="true"/>
                <table:data-pilot-member table:name="1.2534" table:display="true" table:show-details="true"/>
                <table:data-pilot-member table:name="1.2552" table:display="true" table:show-details="true"/>
                <table:data-pilot-member table:name="1.2592" table:display="true" table:show-details="true"/>
                <table:data-pilot-member table:name="1.2611" table:display="true" table:show-details="true"/>
                <table:data-pilot-member table:name="1.2628" table:display="true" table:show-details="true"/>
                <table:data-pilot-member table:name="1.2718" table:display="true" table:show-details="true"/>
                <table:data-pilot-member table:name="1.272" table:display="true" table:show-details="true"/>
                <table:data-pilot-member table:name="1.2725" table:display="true" table:show-details="true"/>
                <table:data-pilot-member table:name="1.273" table:display="true" table:show-details="true"/>
                <table:data-pilot-member table:name="1.2765" table:display="true" table:show-details="true"/>
                <table:data-pilot-member table:name="1.2782" table:display="true" table:show-details="true"/>
                <table:data-pilot-member table:name="1.2846" table:display="true" table:show-details="true"/>
                <table:data-pilot-member table:name="1.2908" table:display="true" table:show-details="true"/>
                <table:data-pilot-member table:name="1.291" table:display="true" table:show-details="true"/>
                <table:data-pilot-member table:name="1.2996" table:display="true" table:show-details="true"/>
                <table:data-pilot-member table:name="1.3" table:display="true" table:show-details="true"/>
                <table:data-pilot-member table:name="1.3001" table:display="true" table:show-details="true"/>
                <table:data-pilot-member table:name="1.3139" table:display="true" table:show-details="true"/>
                <table:data-pilot-member table:name="1.3284" table:display="true" table:show-details="true"/>
                <table:data-pilot-member table:name="1.333" table:display="true" table:show-details="true"/>
                <table:data-pilot-member table:name="1.3382" table:display="true" table:show-details="true"/>
                <table:data-pilot-member table:name="1.3393" table:display="true" table:show-details="true"/>
                <table:data-pilot-member table:name="1.3406" table:display="true" table:show-details="true"/>
                <table:data-pilot-member table:name="1.3419" table:display="true" table:show-details="true"/>
                <table:data-pilot-member table:name="1.3568" table:display="true" table:show-details="true"/>
                <table:data-pilot-member table:name="1.3673" table:display="true" table:show-details="true"/>
                <table:data-pilot-member table:name="1.3692" table:display="true" table:show-details="true"/>
                <table:data-pilot-member table:name="1.3841" table:display="true" table:show-details="true"/>
                <table:data-pilot-member table:name="1.3878" table:display="true" table:show-details="true"/>
                <table:data-pilot-member table:name="1.4" table:display="true" table:show-details="true"/>
                <table:data-pilot-member table:name="1.4062" table:display="true" table:show-details="true"/>
                <table:data-pilot-member table:name="1.4216" table:display="true" table:show-details="true"/>
                <table:data-pilot-member table:name="1.4237" table:display="true" table:show-details="true"/>
                <table:data-pilot-member table:name="1.4249" table:display="true" table:show-details="true"/>
                <table:data-pilot-member table:name="1.4308" table:display="true" table:show-details="true"/>
                <table:data-pilot-member table:name="1.4366" table:display="true" table:show-details="true"/>
                <table:data-pilot-member table:name="1.4447" table:display="true" table:show-details="true"/>
                <table:data-pilot-member table:name="1.4467" table:display="true" table:show-details="true"/>
                <table:data-pilot-member table:name="1.45" table:display="true" table:show-details="true"/>
                <table:data-pilot-member table:name="1.4506" table:display="true" table:show-details="true"/>
                <table:data-pilot-member table:name="1.4584" table:display="true" table:show-details="true"/>
                <table:data-pilot-member table:name="1.4593" table:display="true" table:show-details="true"/>
                <table:data-pilot-member table:name="1.464" table:display="true" table:show-details="true"/>
                <table:data-pilot-member table:name="1.4709" table:display="true" table:show-details="true"/>
                <table:data-pilot-member table:name="1.4743" table:display="true" table:show-details="true"/>
                <table:data-pilot-member table:name="1.4808" table:display="true" table:show-details="true"/>
                <table:data-pilot-member table:name="1.4866" table:display="true" table:show-details="true"/>
                <table:data-pilot-member table:name="1.487" table:display="true" table:show-details="true"/>
                <table:data-pilot-member table:name="1.4874" table:display="true" table:show-details="true"/>
                <table:data-pilot-member table:name="1.4875" table:display="true" table:show-details="true"/>
                <table:data-pilot-member table:name="1.4941" table:display="true" table:show-details="true"/>
                <table:data-pilot-member table:name="1.4989" table:display="true" table:show-details="true"/>
                <table:data-pilot-member table:name="1.5" table:display="true" table:show-details="true"/>
                <table:data-pilot-member table:name="1.5048" table:display="true" table:show-details="true"/>
                <table:data-pilot-member table:name="1.5109" table:display="true" table:show-details="true"/>
                <table:data-pilot-member table:name="1.5123" table:display="true" table:show-details="true"/>
                <table:data-pilot-member table:name="1.5211" table:display="true" table:show-details="true"/>
                <table:data-pilot-member table:name="1.5226" table:display="true" table:show-details="true"/>
                <table:data-pilot-member table:name="1.5275" table:display="true" table:show-details="true"/>
                <table:data-pilot-member table:name="1.5314" table:display="true" table:show-details="true"/>
                <table:data-pilot-member table:name="1.5339" table:display="true" table:show-details="true"/>
                <table:data-pilot-member table:name="1.534" table:display="true" table:show-details="true"/>
                <table:data-pilot-member table:name="1.5367" table:display="true" table:show-details="true"/>
                <table:data-pilot-member table:name="1.5372" table:display="true" table:show-details="true"/>
                <table:data-pilot-member table:name="1.5408" table:display="true" table:show-details="true"/>
                <table:data-pilot-member table:name="1.5455" table:display="true" table:show-details="true"/>
                <table:data-pilot-member table:name="1.5466" table:display="true" table:show-details="true"/>
                <table:data-pilot-member table:name="1.5582" table:display="true" table:show-details="true"/>
                <table:data-pilot-member table:name="1.5611" table:display="true" table:show-details="true"/>
                <table:data-pilot-member table:name="1.5878" table:display="true" table:show-details="true"/>
                <table:data-pilot-member table:name="1.6" table:display="true" table:show-details="true"/>
                <table:data-pilot-member table:name="1.6032" table:display="true" table:show-details="true"/>
                <table:data-pilot-member table:name="1.609" table:display="true" table:show-details="true"/>
                <table:data-pilot-member table:name="1.6131" table:display="true" table:show-details="true"/>
                <table:data-pilot-member table:name="1.6134" table:display="true" table:show-details="true"/>
                <table:data-pilot-member table:name="1.6152" table:display="true" table:show-details="true"/>
                <table:data-pilot-member table:name="1.6172" table:display="true" table:show-details="true"/>
                <table:data-pilot-member table:name="1.6201" table:display="true" table:show-details="true"/>
                <table:data-pilot-member table:name="1.6208" table:display="true" table:show-details="true"/>
                <table:data-pilot-member table:name="1.6312" table:display="true" table:show-details="true"/>
                <table:data-pilot-member table:name="1.633" table:display="true" table:show-details="true"/>
                <table:data-pilot-member table:name="1.6357" table:display="true" table:show-details="true"/>
                <table:data-pilot-member table:name="1.6372" table:display="true" table:show-details="true"/>
                <table:data-pilot-member table:name="1.6391" table:display="true" table:show-details="true"/>
                <table:data-pilot-member table:name="1.6431" table:display="true" table:show-details="true"/>
                <table:data-pilot-member table:name="1.6505" table:display="true" table:show-details="true"/>
                <table:data-pilot-member table:name="1.6522" table:display="true" table:show-details="true"/>
                <table:data-pilot-member table:name="1.6545" table:display="true" table:show-details="true"/>
                <table:data-pilot-member table:name="1.6547" table:display="true" table:show-details="true"/>
                <table:data-pilot-member table:name="1.6558" table:display="true" table:show-details="true"/>
                <table:data-pilot-member table:name="1.6586" table:display="true" table:show-details="true"/>
                <table:data-pilot-member table:name="1.6663" table:display="true" table:show-details="true"/>
                <table:data-pilot-member table:name="1.6725" table:display="true" table:show-details="true"/>
                <table:data-pilot-member table:name="1.6779" table:display="true" table:show-details="true"/>
                <table:data-pilot-member table:name="1.6808" table:display="true" table:show-details="true"/>
                <table:data-pilot-member table:name="1.6829" table:display="true" table:show-details="true"/>
                <table:data-pilot-member table:name="1.6845" table:display="true" table:show-details="true"/>
                <table:data-pilot-member table:name="1.6962" table:display="true" table:show-details="true"/>
                <table:data-pilot-member table:name="1.7" table:display="true" table:show-details="true"/>
                <table:data-pilot-member table:name="1.7019" table:display="true" table:show-details="true"/>
                <table:data-pilot-member table:name="1.7027" table:display="true" table:show-details="true"/>
                <table:data-pilot-member table:name="1.7236" table:display="true" table:show-details="true"/>
                <table:data-pilot-member table:name="1.7243" table:display="true" table:show-details="true"/>
                <table:data-pilot-member table:name="1.7244" table:display="true" table:show-details="true"/>
                <table:data-pilot-member table:name="1.732" table:display="true" table:show-details="true"/>
                <table:data-pilot-member table:name="1.7364" table:display="true" table:show-details="true"/>
                <table:data-pilot-member table:name="1.7372" table:display="true" table:show-details="true"/>
                <table:data-pilot-member table:name="1.7395" table:display="true" table:show-details="true"/>
                <table:data-pilot-member table:name="1.7474" table:display="true" table:show-details="true"/>
                <table:data-pilot-member table:name="1.7517" table:display="true" table:show-details="true"/>
                <table:data-pilot-member table:name="1.8" table:display="true" table:show-details="true"/>
                <table:data-pilot-member table:name="1.807" table:display="true" table:show-details="true"/>
                <table:data-pilot-member table:name="1.8141" table:display="true" table:show-details="true"/>
                <table:data-pilot-member table:name="1.815" table:display="true" table:show-details="true"/>
                <table:data-pilot-member table:name="1.8216" table:display="true" table:show-details="true"/>
                <table:data-pilot-member table:name="1.8234" table:display="true" table:show-details="true"/>
                <table:data-pilot-member table:name="1.8268" table:display="true" table:show-details="true"/>
                <table:data-pilot-member table:name="1.8271" table:display="true" table:show-details="true"/>
                <table:data-pilot-member table:name="1.832" table:display="true" table:show-details="true"/>
                <table:data-pilot-member table:name="1.836" table:display="true" table:show-details="true"/>
                <table:data-pilot-member table:name="1.8392" table:display="true" table:show-details="true"/>
                <table:data-pilot-member table:name="1.8502" table:display="true" table:show-details="true"/>
                <table:data-pilot-member table:name="1.8506" table:display="true" table:show-details="true"/>
                <table:data-pilot-member table:name="1.8571" table:display="true" table:show-details="true"/>
                <table:data-pilot-member table:name="1.864" table:display="true" table:show-details="true"/>
                <table:data-pilot-member table:name="1.8703" table:display="true" table:show-details="true"/>
                <table:data-pilot-member table:name="1.8718" table:display="true" table:show-details="true"/>
                <table:data-pilot-member table:name="1.8744" table:display="true" table:show-details="true"/>
                <table:data-pilot-member table:name="1.8749" table:display="true" table:show-details="true"/>
                <table:data-pilot-member table:name="1.8768" table:display="true" table:show-details="true"/>
                <table:data-pilot-member table:name="1.8781" table:display="true" table:show-details="true"/>
                <table:data-pilot-member table:name="1.8795" table:display="true" table:show-details="true"/>
                <table:data-pilot-member table:name="1.8832" table:display="true" table:show-details="true"/>
                <table:data-pilot-member table:name="1.8849" table:display="true" table:show-details="true"/>
                <table:data-pilot-member table:name="1.8879" table:display="true" table:show-details="true"/>
                <table:data-pilot-member table:name="1.89" table:display="true" table:show-details="true"/>
                <table:data-pilot-member table:name="1.8933" table:display="true" table:show-details="true"/>
                <table:data-pilot-member table:name="1.9" table:display="true" table:show-details="true"/>
                <table:data-pilot-member table:name="1.9001" table:display="true" table:show-details="true"/>
                <table:data-pilot-member table:name="1.9034" table:display="true" table:show-details="true"/>
                <table:data-pilot-member table:name="1.9055" table:display="true" table:show-details="true"/>
                <table:data-pilot-member table:name="1.9128" table:display="true" table:show-details="true"/>
                <table:data-pilot-member table:name="1.9149" table:display="true" table:show-details="true"/>
                <table:data-pilot-member table:name="1.9282" table:display="true" table:show-details="true"/>
                <table:data-pilot-member table:name="1.9293" table:display="true" table:show-details="true"/>
                <table:data-pilot-member table:name="1.9562" table:display="true" table:show-details="true"/>
                <table:data-pilot-member table:name="1.9629" table:display="true" table:show-details="true"/>
                <table:data-pilot-member table:name="1.9654" table:display="true" table:show-details="true"/>
                <table:data-pilot-member table:name="1.9751" table:display="true" table:show-details="true"/>
                <table:data-pilot-member table:name="1.981" table:display="true" table:show-details="true"/>
                <table:data-pilot-member table:name="1.9831" table:display="true" table:show-details="true"/>
                <table:data-pilot-member table:name="1.9861" table:display="true" table:show-details="true"/>
                <table:data-pilot-member table:name="1.99" table:display="true" table:show-details="true"/>
                <table:data-pilot-member table:name="1.9939" table:display="true" table:show-details="true"/>
                <table:data-pilot-member table:name="2" table:display="true" table:show-details="true"/>
                <table:data-pilot-member table:name="2.0067" table:display="true" table:show-details="true"/>
                <table:data-pilot-member table:name="2.0183" table:display="true" table:show-details="true"/>
                <table:data-pilot-member table:name="2.0266" table:display="true" table:show-details="true"/>
                <table:data-pilot-member table:name="2.0306" table:display="true" table:show-details="true"/>
                <table:data-pilot-member table:name="2.0349" table:display="true" table:show-details="true"/>
                <table:data-pilot-member table:name="2.0382" table:display="true" table:show-details="true"/>
                <table:data-pilot-member table:name="2.041" table:display="true" table:show-details="true"/>
                <table:data-pilot-member table:name="2.0416" table:display="true" table:show-details="true"/>
                <table:data-pilot-member table:name="2.0437" table:display="true" table:show-details="true"/>
                <table:data-pilot-member table:name="2.0473" table:display="true" table:show-details="true"/>
                <table:data-pilot-member table:name="2.0497" table:display="true" table:show-details="true"/>
                <table:data-pilot-member table:name="2.0544" table:display="true" table:show-details="true"/>
                <table:data-pilot-member table:name="2.0561" table:display="true" table:show-details="true"/>
                <table:data-pilot-member table:name="2.0565" table:display="true" table:show-details="true"/>
                <table:data-pilot-member table:name="2.0631" table:display="true" table:show-details="true"/>
                <table:data-pilot-member table:name="2.0635" table:display="true" table:show-details="true"/>
                <table:data-pilot-member table:name="2.0642" table:display="true" table:show-details="true"/>
                <table:data-pilot-member table:name="2.0646" table:display="true" table:show-details="true"/>
                <table:data-pilot-member table:name="2.0671" table:display="true" table:show-details="true"/>
                <table:data-pilot-member table:name="2.0676" table:display="true" table:show-details="true"/>
                <table:data-pilot-member table:name="2.0692" table:display="true" table:show-details="true"/>
                <table:data-pilot-member table:name="2.072" table:display="true" table:show-details="true"/>
                <table:data-pilot-member table:name="2.0739" table:display="true" table:show-details="true"/>
                <table:data-pilot-member table:name="2.0753" table:display="true" table:show-details="true"/>
                <table:data-pilot-member table:name="2.0771" table:display="true" table:show-details="true"/>
                <table:data-pilot-member table:name="2.079" table:display="true" table:show-details="true"/>
                <table:data-pilot-member table:name="2.084" table:display="true" table:show-details="true"/>
                <table:data-pilot-member table:name="2.0843" table:display="true" table:show-details="true"/>
                <table:data-pilot-member table:name="2.0862" table:display="true" table:show-details="true"/>
                <table:data-pilot-member table:name="2.0871" table:display="true" table:show-details="true"/>
                <table:data-pilot-member table:name="2.0893" table:display="true" table:show-details="true"/>
                <table:data-pilot-member table:name="2.0909" table:display="true" table:show-details="true"/>
                <table:data-pilot-member table:name="2.0952" table:display="true" table:show-details="true"/>
                <table:data-pilot-member table:name="2.0959" table:display="true" table:show-details="true"/>
                <table:data-pilot-member table:name="2.0991" table:display="true" table:show-details="true"/>
                <table:data-pilot-member table:name="2.1" table:display="true" table:show-details="true"/>
                <table:data-pilot-member table:name="2.1028" table:display="true" table:show-details="true"/>
                <table:data-pilot-member table:name="2.1076" table:display="true" table:show-details="true"/>
                <table:data-pilot-member table:name="2.1136" table:display="true" table:show-details="true"/>
                <table:data-pilot-member table:name="2.1177" table:display="true" table:show-details="true"/>
                <table:data-pilot-member table:name="2.1198" table:display="true" table:show-details="true"/>
                <table:data-pilot-member table:name="2.1236" table:display="true" table:show-details="true"/>
                <table:data-pilot-member table:name="2.1355" table:display="true" table:show-details="true"/>
                <table:data-pilot-member table:name="2.1356" table:display="true" table:show-details="true"/>
                <table:data-pilot-member table:name="2.1414" table:display="true" table:show-details="true"/>
                <table:data-pilot-member table:name="2.1478" table:display="true" table:show-details="true"/>
                <table:data-pilot-member table:name="2.152" table:display="true" table:show-details="true"/>
                <table:data-pilot-member table:name="2.1525" table:display="true" table:show-details="true"/>
                <table:data-pilot-member table:name="2.1594" table:display="true" table:show-details="true"/>
                <table:data-pilot-member table:name="2.1607" table:display="true" table:show-details="true"/>
                <table:data-pilot-member table:name="2.1625" table:display="true" table:show-details="true"/>
                <table:data-pilot-member table:name="2.1653" table:display="true" table:show-details="true"/>
                <table:data-pilot-member table:name="2.1715" table:display="true" table:show-details="true"/>
                <table:data-pilot-member table:name="2.1872" table:display="true" table:show-details="true"/>
                <table:data-pilot-member table:name="2.1906" table:display="true" table:show-details="true"/>
                <table:data-pilot-member table:name="2.2" table:display="true" table:show-details="true"/>
                <table:data-pilot-member table:name="2.2006" table:display="true" table:show-details="true"/>
                <table:data-pilot-member table:name="2.2154" table:display="true" table:show-details="true"/>
                <table:data-pilot-member table:name="2.2162" table:display="true" table:show-details="true"/>
                <table:data-pilot-member table:name="2.2168" table:display="true" table:show-details="true"/>
                <table:data-pilot-member table:name="2.2185" table:display="true" table:show-details="true"/>
                <table:data-pilot-member table:name="2.2328" table:display="true" table:show-details="true"/>
                <table:data-pilot-member table:name="2.2356" table:display="true" table:show-details="true"/>
                <table:data-pilot-member table:name="2.239" table:display="true" table:show-details="true"/>
                <table:data-pilot-member table:name="2.2441" table:display="true" table:show-details="true"/>
                <table:data-pilot-member table:name="2.2492" table:display="true" table:show-details="true"/>
                <table:data-pilot-member table:name="2.2516" table:display="true" table:show-details="true"/>
                <table:data-pilot-member table:name="2.2542" table:display="true" table:show-details="true"/>
                <table:data-pilot-member table:name="2.2544" table:display="true" table:show-details="true"/>
                <table:data-pilot-member table:name="2.2657" table:display="true" table:show-details="true"/>
                <table:data-pilot-member table:name="2.2716" table:display="true" table:show-details="true"/>
                <table:data-pilot-member table:name="2.2803" table:display="true" table:show-details="true"/>
                <table:data-pilot-member table:name="2.2866" table:display="true" table:show-details="true"/>
                <table:data-pilot-member table:name="2.3" table:display="true" table:show-details="true"/>
                <table:data-pilot-member table:name="2.3007" table:display="true" table:show-details="true"/>
                <table:data-pilot-member table:name="2.3032" table:display="true" table:show-details="true"/>
                <table:data-pilot-member table:name="2.3055" table:display="true" table:show-details="true"/>
                <table:data-pilot-member table:name="2.3093" table:display="true" table:show-details="true"/>
                <table:data-pilot-member table:name="2.311" table:display="true" table:show-details="true"/>
                <table:data-pilot-member table:name="2.315" table:display="true" table:show-details="true"/>
                <table:data-pilot-member table:name="2.3158" table:display="true" table:show-details="true"/>
                <table:data-pilot-member table:name="2.3186" table:display="true" table:show-details="true"/>
                <table:data-pilot-member table:name="2.3204" table:display="true" table:show-details="true"/>
                <table:data-pilot-member table:name="2.3374" table:display="true" table:show-details="true"/>
                <table:data-pilot-member table:name="2.3428" table:display="true" table:show-details="true"/>
                <table:data-pilot-member table:name="2.3438" table:display="true" table:show-details="true"/>
                <table:data-pilot-member table:name="2.3507" table:display="true" table:show-details="true"/>
                <table:data-pilot-member table:name="2.3523" table:display="true" table:show-details="true"/>
                <table:data-pilot-member table:name="2.3637" table:display="true" table:show-details="true"/>
                <table:data-pilot-member table:name="2.3641" table:display="true" table:show-details="true"/>
                <table:data-pilot-member table:name="2.3653" table:display="true" table:show-details="true"/>
                <table:data-pilot-member table:name="2.3733" table:display="true" table:show-details="true"/>
                <table:data-pilot-member table:name="2.3736" table:display="true" table:show-details="true"/>
                <table:data-pilot-member table:name="2.379" table:display="true" table:show-details="true"/>
                <table:data-pilot-member table:name="2.3883" table:display="true" table:show-details="true"/>
                <table:data-pilot-member table:name="2.4" table:display="true" table:show-details="true"/>
                <table:data-pilot-member table:name="2.416" table:display="true" table:show-details="true"/>
                <table:data-pilot-member table:name="2.4213" table:display="true" table:show-details="true"/>
                <table:data-pilot-member table:name="2.4304" table:display="true" table:show-details="true"/>
                <table:data-pilot-member table:name="2.4346" table:display="true" table:show-details="true"/>
                <table:data-pilot-member table:name="2.4381" table:display="true" table:show-details="true"/>
                <table:data-pilot-member table:name="2.4412" table:display="true" table:show-details="true"/>
                <table:data-pilot-member table:name="2.4637" table:display="true" table:show-details="true"/>
                <table:data-pilot-member table:name="2.468" table:display="true" table:show-details="true"/>
                <table:data-pilot-member table:name="2.4718" table:display="true" table:show-details="true"/>
                <table:data-pilot-member table:name="2.4874" table:display="true" table:show-details="true"/>
                <table:data-pilot-member table:name="2.4922" table:display="true" table:show-details="true"/>
                <table:data-pilot-member table:name="2.5" table:display="true" table:show-details="true"/>
                <table:data-pilot-member table:name="2.5088" table:display="true" table:show-details="true"/>
                <table:data-pilot-member table:name="2.5201" table:display="true" table:show-details="true"/>
                <table:data-pilot-member table:name="2.5242" table:display="true" table:show-details="true"/>
                <table:data-pilot-member table:name="2.5272" table:display="true" table:show-details="true"/>
                <table:data-pilot-member table:name="2.5313" table:display="true" table:show-details="true"/>
                <table:data-pilot-member table:name="2.539" table:display="true" table:show-details="true"/>
                <table:data-pilot-member table:name="2.5442" table:display="true" table:show-details="true"/>
                <table:data-pilot-member table:name="2.5536" table:display="true" table:show-details="true"/>
                <table:data-pilot-member table:name="2.5549" table:display="true" table:show-details="true"/>
                <table:data-pilot-member table:name="2.559" table:display="true" table:show-details="true"/>
                <table:data-pilot-member table:name="2.56" table:display="true" table:show-details="true"/>
                <table:data-pilot-member table:name="2.5601" table:display="true" table:show-details="true"/>
                <table:data-pilot-member table:name="2.5621" table:display="true" table:show-details="true"/>
                <table:data-pilot-member table:name="2.572" table:display="true" table:show-details="true"/>
                <table:data-pilot-member table:name="2.5855" table:display="true" table:show-details="true"/>
                <table:data-pilot-member table:name="2.5876" table:display="true" table:show-details="true"/>
                <table:data-pilot-member table:name="2.5915" table:display="true" table:show-details="true"/>
                <table:data-pilot-member table:name="2.5976" table:display="true" table:show-details="true"/>
                <table:data-pilot-member table:name="2.6" table:display="true" table:show-details="true"/>
                <table:data-pilot-member table:name="2.6003" table:display="true" table:show-details="true"/>
                <table:data-pilot-member table:name="2.6056" table:display="true" table:show-details="true"/>
                <table:data-pilot-member table:name="2.6114" table:display="true" table:show-details="true"/>
                <table:data-pilot-member table:name="2.6243" table:display="true" table:show-details="true"/>
                <table:data-pilot-member table:name="2.6264" table:display="true" table:show-details="true"/>
                <table:data-pilot-member table:name="2.6338" table:display="true" table:show-details="true"/>
                <table:data-pilot-member table:name="2.6372" table:display="true" table:show-details="true"/>
                <table:data-pilot-member table:name="2.6373" table:display="true" table:show-details="true"/>
                <table:data-pilot-member table:name="2.6386" table:display="true" table:show-details="true"/>
                <table:data-pilot-member table:name="2.6391" table:display="true" table:show-details="true"/>
                <table:data-pilot-member table:name="2.6407" table:display="true" table:show-details="true"/>
                <table:data-pilot-member table:name="2.6441" table:display="true" table:show-details="true"/>
                <table:data-pilot-member table:name="2.6535" table:display="true" table:show-details="true"/>
                <table:data-pilot-member table:name="2.6546" table:display="true" table:show-details="true"/>
                <table:data-pilot-member table:name="2.6611" table:display="true" table:show-details="true"/>
                <table:data-pilot-member table:name="2.6633" table:display="true" table:show-details="true"/>
                <table:data-pilot-member table:name="2.6799" table:display="true" table:show-details="true"/>
                <table:data-pilot-member table:name="2.6902" table:display="true" table:show-details="true"/>
                <table:data-pilot-member table:name="2.6944" table:display="true" table:show-details="true"/>
                <table:data-pilot-member table:name="2.6988" table:display="true" table:show-details="true"/>
                <table:data-pilot-member table:name="2.6991" table:display="true" table:show-details="true"/>
                <table:data-pilot-member table:name="2.6998" table:display="true" table:show-details="true"/>
                <table:data-pilot-member table:name="2.7" table:display="true" table:show-details="true"/>
                <table:data-pilot-member table:name="2.7003" table:display="true" table:show-details="true"/>
                <table:data-pilot-member table:name="2.7013" table:display="true" table:show-details="true"/>
                <table:data-pilot-member table:name="2.7015" table:display="true" table:show-details="true"/>
                <table:data-pilot-member table:name="2.7106" table:display="true" table:show-details="true"/>
                <table:data-pilot-member table:name="2.7133" table:display="true" table:show-details="true"/>
                <table:data-pilot-member table:name="2.7216" table:display="true" table:show-details="true"/>
                <table:data-pilot-member table:name="2.7622" table:display="true" table:show-details="true"/>
                <table:data-pilot-member table:name="2.789" table:display="true" table:show-details="true"/>
                <table:data-pilot-member table:name="2.8" table:display="true" table:show-details="true"/>
                <table:data-pilot-member table:name="2.8058" table:display="true" table:show-details="true"/>
                <table:data-pilot-member table:name="2.8169" table:display="true" table:show-details="true"/>
                <table:data-pilot-member table:name="2.8315" table:display="true" table:show-details="true"/>
                <table:data-pilot-member table:name="2.8331" table:display="true" table:show-details="true"/>
                <table:data-pilot-member table:name="2.8409" table:display="true" table:show-details="true"/>
                <table:data-pilot-member table:name="2.8412" table:display="true" table:show-details="true"/>
                <table:data-pilot-member table:name="2.861" table:display="true" table:show-details="true"/>
                <table:data-pilot-member table:name="2.8613" table:display="true" table:show-details="true"/>
                <table:data-pilot-member table:name="2.8728" table:display="true" table:show-details="true"/>
                <table:data-pilot-member table:name="2.8745" table:display="true" table:show-details="true"/>
                <table:data-pilot-member table:name="2.8771" table:display="true" table:show-details="true"/>
                <table:data-pilot-member table:name="2.8828" table:display="true" table:show-details="true"/>
                <table:data-pilot-member table:name="2.8854" table:display="true" table:show-details="true"/>
                <table:data-pilot-member table:name="2.8962" table:display="true" table:show-details="true"/>
                <table:data-pilot-member table:name="2.9006" table:display="true" table:show-details="true"/>
                <table:data-pilot-member table:name="2.902" table:display="true" table:show-details="true"/>
                <table:data-pilot-member table:name="2.9077" table:display="true" table:show-details="true"/>
                <table:data-pilot-member table:name="2.9085" table:display="true" table:show-details="true"/>
                <table:data-pilot-member table:name="2.9236" table:display="true" table:show-details="true"/>
                <table:data-pilot-member table:name="2.925" table:display="true" table:show-details="true"/>
                <table:data-pilot-member table:name="2.928" table:display="true" table:show-details="true"/>
                <table:data-pilot-member table:name="2.9283" table:display="true" table:show-details="true"/>
                <table:data-pilot-member table:name="2.9335" table:display="true" table:show-details="true"/>
                <table:data-pilot-member table:name="2.9388" table:display="true" table:show-details="true"/>
                <table:data-pilot-member table:name="2.9511" table:display="true" table:show-details="true"/>
                <table:data-pilot-member table:name="2.958" table:display="true" table:show-details="true"/>
                <table:data-pilot-member table:name="2.9595" table:display="true" table:show-details="true"/>
                <table:data-pilot-member table:name="2.9599" table:display="true" table:show-details="true"/>
                <table:data-pilot-member table:name="2.9733" table:display="true" table:show-details="true"/>
                <table:data-pilot-member table:name="2.9742" table:display="true" table:show-details="true"/>
                <table:data-pilot-member table:name="2.9902" table:display="true" table:show-details="true"/>
                <table:data-pilot-member table:name="2.9964" table:display="true" table:show-details="true"/>
                <table:data-pilot-member table:name="2.9999" table:display="true" table:show-details="true"/>
                <table:data-pilot-member table:name="3" table:display="true" table:show-details="true"/>
                <table:data-pilot-member table:name="3.0362" table:display="true" table:show-details="true"/>
                <table:data-pilot-member table:name="3.0406" table:display="true" table:show-details="true"/>
                <table:data-pilot-member table:name="3.0459" table:display="true" table:show-details="true"/>
                <table:data-pilot-member table:name="3.0574" table:display="true" table:show-details="true"/>
                <table:data-pilot-member table:name="3.0582" table:display="true" table:show-details="true"/>
                <table:data-pilot-member table:name="3.0627" table:display="true" table:show-details="true"/>
                <table:data-pilot-member table:name="3.0649" table:display="true" table:show-details="true"/>
                <table:data-pilot-member table:name="3.0653" table:display="true" table:show-details="true"/>
                <table:data-pilot-member table:name="3.0667" table:display="true" table:show-details="true"/>
                <table:data-pilot-member table:name="3.0706" table:display="true" table:show-details="true"/>
                <table:data-pilot-member table:name="3.0739" table:display="true" table:show-details="true"/>
                <table:data-pilot-member table:name="3.0773" table:display="true" table:show-details="true"/>
                <table:data-pilot-member table:name="3.0776" table:display="true" table:show-details="true"/>
                <table:data-pilot-member table:name="3.0783" table:display="true" table:show-details="true"/>
                <table:data-pilot-member table:name="3.0794" table:display="true" table:show-details="true"/>
                <table:data-pilot-member table:name="3.0872" table:display="true" table:show-details="true"/>
                <table:data-pilot-member table:name="3.0932" table:display="true" table:show-details="true"/>
                <table:data-pilot-member table:name="3.0978" table:display="true" table:show-details="true"/>
                <table:data-pilot-member table:name="3.1" table:display="true" table:show-details="true"/>
                <table:data-pilot-member table:name="3.1031" table:display="true" table:show-details="true"/>
                <table:data-pilot-member table:name="3.1069" table:display="true" table:show-details="true"/>
                <table:data-pilot-member table:name="3.1079" table:display="true" table:show-details="true"/>
                <table:data-pilot-member table:name="3.114" table:display="true" table:show-details="true"/>
                <table:data-pilot-member table:name="3.1155" table:display="true" table:show-details="true"/>
                <table:data-pilot-member table:name="3.1162" table:display="true" table:show-details="true"/>
                <table:data-pilot-member table:name="3.1232" table:display="true" table:show-details="true"/>
                <table:data-pilot-member table:name="3.1251" table:display="true" table:show-details="true"/>
                <table:data-pilot-member table:name="3.1293" table:display="true" table:show-details="true"/>
                <table:data-pilot-member table:name="3.1311" table:display="true" table:show-details="true"/>
                <table:data-pilot-member table:name="3.1316" table:display="true" table:show-details="true"/>
                <table:data-pilot-member table:name="3.1335" table:display="true" table:show-details="true"/>
                <table:data-pilot-member table:name="3.1468" table:display="true" table:show-details="true"/>
                <table:data-pilot-member table:name="3.1574" table:display="true" table:show-details="true"/>
                <table:data-pilot-member table:name="3.1671" table:display="true" table:show-details="true"/>
                <table:data-pilot-member table:name="3.1769" table:display="true" table:show-details="true"/>
                <table:data-pilot-member table:name="3.1903" table:display="true" table:show-details="true"/>
                <table:data-pilot-member table:name="3.1928" table:display="true" table:show-details="true"/>
                <table:data-pilot-member table:name="3.199" table:display="true" table:show-details="true"/>
                <table:data-pilot-member table:name="3.2" table:display="true" table:show-details="true"/>
                <table:data-pilot-member table:name="3.2034" table:display="true" table:show-details="true"/>
                <table:data-pilot-member table:name="3.2047" table:display="true" table:show-details="true"/>
                <table:data-pilot-member table:name="3.2113" table:display="true" table:show-details="true"/>
                <table:data-pilot-member table:name="3.2122" table:display="true" table:show-details="true"/>
                <table:data-pilot-member table:name="3.2249" table:display="true" table:show-details="true"/>
                <table:data-pilot-member table:name="3.2366" table:display="true" table:show-details="true"/>
                <table:data-pilot-member table:name="3.2387" table:display="true" table:show-details="true"/>
                <table:data-pilot-member table:name="3.2411" table:display="true" table:show-details="true"/>
                <table:data-pilot-member table:name="3.2421" table:display="true" table:show-details="true"/>
                <table:data-pilot-member table:name="3.2605" table:display="true" table:show-details="true"/>
                <table:data-pilot-member table:name="3.2694" table:display="true" table:show-details="true"/>
                <table:data-pilot-member table:name="3.276" table:display="true" table:show-details="true"/>
                <table:data-pilot-member table:name="3.279" table:display="true" table:show-details="true"/>
                <table:data-pilot-member table:name="3.2942" table:display="true" table:show-details="true"/>
                <table:data-pilot-member table:name="3.3" table:display="true" table:show-details="true"/>
                <table:data-pilot-member table:name="3.3092" table:display="true" table:show-details="true"/>
                <table:data-pilot-member table:name="3.3121" table:display="true" table:show-details="true"/>
                <table:data-pilot-member table:name="3.3133" table:display="true" table:show-details="true"/>
                <table:data-pilot-member table:name="3.3142" table:display="true" table:show-details="true"/>
                <table:data-pilot-member table:name="3.3237" table:display="true" table:show-details="true"/>
                <table:data-pilot-member table:name="3.3269" table:display="true" table:show-details="true"/>
                <table:data-pilot-member table:name="3.3334" table:display="true" table:show-details="true"/>
                <table:data-pilot-member table:name="3.3354" table:display="true" table:show-details="true"/>
                <table:data-pilot-member table:name="3.3406" table:display="true" table:show-details="true"/>
                <table:data-pilot-member table:name="3.3422" table:display="true" table:show-details="true"/>
                <table:data-pilot-member table:name="3.3628" table:display="true" table:show-details="true"/>
                <table:data-pilot-member table:name="3.3679" table:display="true" table:show-details="true"/>
                <table:data-pilot-member table:name="3.3682" table:display="true" table:show-details="true"/>
                <table:data-pilot-member table:name="3.379" table:display="true" table:show-details="true"/>
                <table:data-pilot-member table:name="3.3904" table:display="true" table:show-details="true"/>
                <table:data-pilot-member table:name="3.3957" table:display="true" table:show-details="true"/>
                <table:data-pilot-member table:name="3.3986" table:display="true" table:show-details="true"/>
                <table:data-pilot-member table:name="3.4" table:display="true" table:show-details="true"/>
                <table:data-pilot-member table:name="3.4265" table:display="true" table:show-details="true"/>
                <table:data-pilot-member table:name="3.4313" table:display="true" table:show-details="true"/>
                <table:data-pilot-member table:name="3.4347" table:display="true" table:show-details="true"/>
                <table:data-pilot-member table:name="3.4448" table:display="true" table:show-details="true"/>
                <table:data-pilot-member table:name="3.4484" table:display="true" table:show-details="true"/>
                <table:data-pilot-member table:name="3.4494" table:display="true" table:show-details="true"/>
                <table:data-pilot-member table:name="3.4519" table:display="true" table:show-details="true"/>
                <table:data-pilot-member table:name="3.4706" table:display="true" table:show-details="true"/>
                <table:data-pilot-member table:name="3.4746" table:display="true" table:show-details="true"/>
                <table:data-pilot-member table:name="3.4786" table:display="true" table:show-details="true"/>
                <table:data-pilot-member table:name="3.5" table:display="true" table:show-details="true"/>
                <table:data-pilot-member table:name="3.5007" table:display="true" table:show-details="true"/>
                <table:data-pilot-member table:name="3.5012" table:display="true" table:show-details="true"/>
                <table:data-pilot-member table:name="3.5049" table:display="true" table:show-details="true"/>
                <table:data-pilot-member table:name="3.5088" table:display="true" table:show-details="true"/>
                <table:data-pilot-member table:name="3.5188" table:display="true" table:show-details="true"/>
                <table:data-pilot-member table:name="3.5234" table:display="true" table:show-details="true"/>
                <table:data-pilot-member table:name="3.5258" table:display="true" table:show-details="true"/>
                <table:data-pilot-member table:name="3.533" table:display="true" table:show-details="true"/>
                <table:data-pilot-member table:name="3.5411" table:display="true" table:show-details="true"/>
                <table:data-pilot-member table:name="3.5498" table:display="true" table:show-details="true"/>
                <table:data-pilot-member table:name="3.5625" table:display="true" table:show-details="true"/>
                <table:data-pilot-member table:name="3.5675" table:display="true" table:show-details="true"/>
                <table:data-pilot-member table:name="3.5699" table:display="true" table:show-details="true"/>
                <table:data-pilot-member table:name="3.5799" table:display="true" table:show-details="true"/>
                <table:data-pilot-member table:name="3.5926" table:display="true" table:show-details="true"/>
                <table:data-pilot-member table:name="3.5987" table:display="true" table:show-details="true"/>
                <table:data-pilot-member table:name="3.6" table:display="true" table:show-details="true"/>
                <table:data-pilot-member table:name="3.6021" table:display="true" table:show-details="true"/>
                <table:data-pilot-member table:name="3.6038" table:display="true" table:show-details="true"/>
                <table:data-pilot-member table:name="3.6207" table:display="true" table:show-details="true"/>
                <table:data-pilot-member table:name="3.6215" table:display="true" table:show-details="true"/>
                <table:data-pilot-member table:name="3.6238" table:display="true" table:show-details="true"/>
                <table:data-pilot-member table:name="3.626" table:display="true" table:show-details="true"/>
                <table:data-pilot-member table:name="3.6352" table:display="true" table:show-details="true"/>
                <table:data-pilot-member table:name="3.641" table:display="true" table:show-details="true"/>
                <table:data-pilot-member table:name="3.6608" table:display="true" table:show-details="true"/>
                <table:data-pilot-member table:name="3.6635" table:display="true" table:show-details="true"/>
                <table:data-pilot-member table:name="3.6656" table:display="true" table:show-details="true"/>
                <table:data-pilot-member table:name="3.6694" table:display="true" table:show-details="true"/>
                <table:data-pilot-member table:name="3.6721" table:display="true" table:show-details="true"/>
                <table:data-pilot-member table:name="3.6811" table:display="true" table:show-details="true"/>
                <table:data-pilot-member table:name="3.6921" table:display="true" table:show-details="true"/>
                <table:data-pilot-member table:name="3.6942" table:display="true" table:show-details="true"/>
                <table:data-pilot-member table:name="3.7" table:display="true" table:show-details="true"/>
                <table:data-pilot-member table:name="3.7107" table:display="true" table:show-details="true"/>
                <table:data-pilot-member table:name="3.7153" table:display="true" table:show-details="true"/>
                <table:data-pilot-member table:name="3.7182" table:display="true" table:show-details="true"/>
                <table:data-pilot-member table:name="3.7222" table:display="true" table:show-details="true"/>
                <table:data-pilot-member table:name="3.7518" table:display="true" table:show-details="true"/>
                <table:data-pilot-member table:name="3.7525" table:display="true" table:show-details="true"/>
                <table:data-pilot-member table:name="3.7694" table:display="true" table:show-details="true"/>
                <table:data-pilot-member table:name="3.7976" table:display="true" table:show-details="true"/>
                <table:data-pilot-member table:name="3.8" table:display="true" table:show-details="true"/>
                <table:data-pilot-member table:name="3.8528" table:display="true" table:show-details="true"/>
                <table:data-pilot-member table:name="3.8635" table:display="true" table:show-details="true"/>
                <table:data-pilot-member table:name="3.8648" table:display="true" table:show-details="true"/>
                <table:data-pilot-member table:name="3.8649" table:display="true" table:show-details="true"/>
                <table:data-pilot-member table:name="3.8864" table:display="true" table:show-details="true"/>
                <table:data-pilot-member table:name="3.8876" table:display="true" table:show-details="true"/>
                <table:data-pilot-member table:name="3.8893" table:display="true" table:show-details="true"/>
                <table:data-pilot-member table:name="3.9091" table:display="true" table:show-details="true"/>
                <table:data-pilot-member table:name="3.9371" table:display="true" table:show-details="true"/>
                <table:data-pilot-member table:name="3.9416" table:display="true" table:show-details="true"/>
                <table:data-pilot-member table:name="3.948" table:display="true" table:show-details="true"/>
                <table:data-pilot-member table:name="3.9558" table:display="true" table:show-details="true"/>
                <table:data-pilot-member table:name="3.9589" table:display="true" table:show-details="true"/>
                <table:data-pilot-member table:name="3.9595" table:display="true" table:show-details="true"/>
                <table:data-pilot-member table:name="3.9602" table:display="true" table:show-details="true"/>
                <table:data-pilot-member table:name="3.9683" table:display="true" table:show-details="true"/>
                <table:data-pilot-member table:name="3.9955" table:display="true" table:show-details="true"/>
                <table:data-pilot-member table:name="4" table:display="true" table:show-details="true"/>
                <table:data-pilot-member table:name="4.0058" table:display="true" table:show-details="true"/>
                <table:data-pilot-member table:name="4.0332" table:display="true" table:show-details="true"/>
                <table:data-pilot-member table:name="4.036" table:display="true" table:show-details="true"/>
                <table:data-pilot-member table:name="4.0449" table:display="true" table:show-details="true"/>
                <table:data-pilot-member table:name="4.067" table:display="true" table:show-details="true"/>
                <table:data-pilot-member table:name="4.0746" table:display="true" table:show-details="true"/>
                <table:data-pilot-member table:name="4.077" table:display="true" table:show-details="true"/>
                <table:data-pilot-member table:name="4.0802" table:display="true" table:show-details="true"/>
                <table:data-pilot-member table:name="4.081" table:display="true" table:show-details="true"/>
                <table:data-pilot-member table:name="4.082" table:display="true" table:show-details="true"/>
                <table:data-pilot-member table:name="4.084" table:display="true" table:show-details="true"/>
                <table:data-pilot-member table:name="4.0916" table:display="true" table:show-details="true"/>
                <table:data-pilot-member table:name="4.0936" table:display="true" table:show-details="true"/>
                <table:data-pilot-member table:name="4.0982" table:display="true" table:show-details="true"/>
                <table:data-pilot-member table:name="4.1" table:display="true" table:show-details="true"/>
                <table:data-pilot-member table:name="4.1011" table:display="true" table:show-details="true"/>
                <table:data-pilot-member table:name="4.1021" table:display="true" table:show-details="true"/>
                <table:data-pilot-member table:name="4.1022" table:display="true" table:show-details="true"/>
                <table:data-pilot-member table:name="4.1043" table:display="true" table:show-details="true"/>
                <table:data-pilot-member table:name="4.1069" table:display="true" table:show-details="true"/>
                <table:data-pilot-member table:name="4.1159" table:display="true" table:show-details="true"/>
                <table:data-pilot-member table:name="4.118" table:display="true" table:show-details="true"/>
                <table:data-pilot-member table:name="4.119" table:display="true" table:show-details="true"/>
                <table:data-pilot-member table:name="4.1305" table:display="true" table:show-details="true"/>
                <table:data-pilot-member table:name="4.15" table:display="true" table:show-details="true"/>
                <table:data-pilot-member table:name="4.1599" table:display="true" table:show-details="true"/>
                <table:data-pilot-member table:name="4.1667" table:display="true" table:show-details="true"/>
                <table:data-pilot-member table:name="4.1683" table:display="true" table:show-details="true"/>
                <table:data-pilot-member table:name="4.1952" table:display="true" table:show-details="true"/>
                <table:data-pilot-member table:name="4.1956" table:display="true" table:show-details="true"/>
                <table:data-pilot-member table:name="4.1974" table:display="true" table:show-details="true"/>
                <table:data-pilot-member table:name="4.1982" table:display="true" table:show-details="true"/>
                <table:data-pilot-member table:name="4.2" table:display="true" table:show-details="true"/>
                <table:data-pilot-member table:name="4.2035" table:display="true" table:show-details="true"/>
                <table:data-pilot-member table:name="4.205" table:display="true" table:show-details="true"/>
                <table:data-pilot-member table:name="4.2069" table:display="true" table:show-details="true"/>
                <table:data-pilot-member table:name="4.229" table:display="true" table:show-details="true"/>
                <table:data-pilot-member table:name="4.2295" table:display="true" table:show-details="true"/>
                <table:data-pilot-member table:name="4.2353" table:display="true" table:show-details="true"/>
                <table:data-pilot-member table:name="4.2383" table:display="true" table:show-details="true"/>
                <table:data-pilot-member table:name="4.2386" table:display="true" table:show-details="true"/>
                <table:data-pilot-member table:name="4.2404" table:display="true" table:show-details="true"/>
                <table:data-pilot-member table:name="4.2419" table:display="true" table:show-details="true"/>
                <table:data-pilot-member table:name="4.2454" table:display="true" table:show-details="true"/>
                <table:data-pilot-member table:name="4.2458" table:display="true" table:show-details="true"/>
                <table:data-pilot-member table:name="4.2696" table:display="true" table:show-details="true"/>
                <table:data-pilot-member table:name="4.2733" table:display="true" table:show-details="true"/>
                <table:data-pilot-member table:name="4.2966" table:display="true" table:show-details="true"/>
                <table:data-pilot-member table:name="4.2985" table:display="true" table:show-details="true"/>
                <table:data-pilot-member table:name="4.3" table:display="true" table:show-details="true"/>
                <table:data-pilot-member table:name="4.3141" table:display="true" table:show-details="true"/>
                <table:data-pilot-member table:name="4.3234" table:display="true" table:show-details="true"/>
                <table:data-pilot-member table:name="4.334" table:display="true" table:show-details="true"/>
                <table:data-pilot-member table:name="4.3386" table:display="true" table:show-details="true"/>
                <table:data-pilot-member table:name="4.3498" table:display="true" table:show-details="true"/>
                <table:data-pilot-member table:name="4.3642" table:display="true" table:show-details="true"/>
                <table:data-pilot-member table:name="4.3947" table:display="true" table:show-details="true"/>
                <table:data-pilot-member table:name="4.4" table:display="true" table:show-details="true"/>
                <table:data-pilot-member table:name="4.4019" table:display="true" table:show-details="true"/>
                <table:data-pilot-member table:name="4.4048" table:display="true" table:show-details="true"/>
                <table:data-pilot-member table:name="4.4114" table:display="true" table:show-details="true"/>
                <table:data-pilot-member table:name="4.4144" table:display="true" table:show-details="true"/>
                <table:data-pilot-member table:name="4.425" table:display="true" table:show-details="true"/>
                <table:data-pilot-member table:name="4.4403" table:display="true" table:show-details="true"/>
                <table:data-pilot-member table:name="4.444" table:display="true" table:show-details="true"/>
                <table:data-pilot-member table:name="4.4549" table:display="true" table:show-details="true"/>
                <table:data-pilot-member table:name="4.4634" table:display="true" table:show-details="true"/>
                <table:data-pilot-member table:name="4.4667" table:display="true" table:show-details="true"/>
                <table:data-pilot-member table:name="4.47" table:display="true" table:show-details="true"/>
                <table:data-pilot-member table:name="4.4749" table:display="true" table:show-details="true"/>
                <table:data-pilot-member table:name="4.5" table:display="true" table:show-details="true"/>
                <table:data-pilot-member table:name="4.5246" table:display="true" table:show-details="true"/>
                <table:data-pilot-member table:name="4.5541" table:display="true" table:show-details="true"/>
                <table:data-pilot-member table:name="4.5683" table:display="true" table:show-details="true"/>
                <table:data-pilot-member table:name="4.581" table:display="true" table:show-details="true"/>
                <table:data-pilot-member table:name="4.586" table:display="true" table:show-details="true"/>
                <table:data-pilot-member table:name="4.5868" table:display="true" table:show-details="true"/>
                <table:data-pilot-member table:name="4.5885" table:display="true" table:show-details="true"/>
                <table:data-pilot-member table:name="4.5905" table:display="true" table:show-details="true"/>
                <table:data-pilot-member table:name="4.5908" table:display="true" table:show-details="true"/>
                <table:data-pilot-member table:name="4.5924" table:display="true" table:show-details="true"/>
                <table:data-pilot-member table:name="4.6" table:display="true" table:show-details="true"/>
                <table:data-pilot-member table:name="4.6369" table:display="true" table:show-details="true"/>
                <table:data-pilot-member table:name="4.6371" table:display="true" table:show-details="true"/>
                <table:data-pilot-member table:name="4.6537" table:display="true" table:show-details="true"/>
                <table:data-pilot-member table:name="4.6541" table:display="true" table:show-details="true"/>
                <table:data-pilot-member table:name="4.6764" table:display="true" table:show-details="true"/>
                <table:data-pilot-member table:name="4.6774" table:display="true" table:show-details="true"/>
                <table:data-pilot-member table:name="4.6878" table:display="true" table:show-details="true"/>
                <table:data-pilot-member table:name="4.7209" table:display="true" table:show-details="true"/>
                <table:data-pilot-member table:name="4.7216" table:display="true" table:show-details="true"/>
                <table:data-pilot-member table:name="4.7494" table:display="true" table:show-details="true"/>
                <table:data-pilot-member table:name="4.75" table:display="true" table:show-details="true"/>
                <table:data-pilot-member table:name="4.7574" table:display="true" table:show-details="true"/>
                <table:data-pilot-member table:name="4.7607" table:display="true" table:show-details="true"/>
                <table:data-pilot-member table:name="4.7619" table:display="true" table:show-details="true"/>
                <table:data-pilot-member table:name="4.7663" table:display="true" table:show-details="true"/>
                <table:data-pilot-member table:name="4.7682" table:display="true" table:show-details="true"/>
                <table:data-pilot-member table:name="4.8" table:display="true" table:show-details="true"/>
                <table:data-pilot-member table:name="4.8038" table:display="true" table:show-details="true"/>
                <table:data-pilot-member table:name="4.8076" table:display="true" table:show-details="true"/>
                <table:data-pilot-member table:name="4.8363" table:display="true" table:show-details="true"/>
                <table:data-pilot-member table:name="4.84" table:display="true" table:show-details="true"/>
                <table:data-pilot-member table:name="4.86" table:display="true" table:show-details="true"/>
                <table:data-pilot-member table:name="4.8908" table:display="true" table:show-details="true"/>
                <table:data-pilot-member table:name="4.8973" table:display="true" table:show-details="true"/>
                <table:data-pilot-member table:name="4.8987" table:display="true" table:show-details="true"/>
                <table:data-pilot-member table:name="4.9" table:display="true" table:show-details="true"/>
                <table:data-pilot-member table:name="4.9196" table:display="true" table:show-details="true"/>
                <table:data-pilot-member table:name="4.9279" table:display="true" table:show-details="true"/>
                <table:data-pilot-member table:name="4.933" table:display="true" table:show-details="true"/>
                <table:data-pilot-member table:name="4.9462" table:display="true" table:show-details="true"/>
                <table:data-pilot-member table:name="4.9665" table:display="true" table:show-details="true"/>
                <table:data-pilot-member table:name="4.9676" table:display="true" table:show-details="true"/>
                <table:data-pilot-member table:name="4.9799" table:display="true" table:show-details="true"/>
                <table:data-pilot-member table:name="4.9838" table:display="true" table:show-details="true"/>
                <table:data-pilot-member table:name="5" table:display="true" table:show-details="true"/>
                <table:data-pilot-member table:name="5.0036" table:display="true" table:show-details="true"/>
                <table:data-pilot-member table:name="5.0177" table:display="true" table:show-details="true"/>
                <table:data-pilot-member table:name="5.022" table:display="true" table:show-details="true"/>
                <table:data-pilot-member table:name="5.0613" table:display="true" table:show-details="true"/>
                <table:data-pilot-member table:name="5.0636" table:display="true" table:show-details="true"/>
                <table:data-pilot-member table:name="5.0652" table:display="true" table:show-details="true"/>
                <table:data-pilot-member table:name="5.0784" table:display="true" table:show-details="true"/>
                <table:data-pilot-member table:name="5.0866" table:display="true" table:show-details="true"/>
                <table:data-pilot-member table:name="5.0991" table:display="true" table:show-details="true"/>
                <table:data-pilot-member table:name="5.1" table:display="true" table:show-details="true"/>
                <table:data-pilot-member table:name="5.106" table:display="true" table:show-details="true"/>
                <table:data-pilot-member table:name="5.1252" table:display="true" table:show-details="true"/>
                <table:data-pilot-member table:name="5.1279" table:display="true" table:show-details="true"/>
                <table:data-pilot-member table:name="5.1318" table:display="true" table:show-details="true"/>
                <table:data-pilot-member table:name="5.1392" table:display="true" table:show-details="true"/>
                <table:data-pilot-member table:name="5.1462" table:display="true" table:show-details="true"/>
                <table:data-pilot-member table:name="5.1509" table:display="true" table:show-details="true"/>
                <table:data-pilot-member table:name="5.1516" table:display="true" table:show-details="true"/>
                <table:data-pilot-member table:name="5.1565" table:display="true" table:show-details="true"/>
                <table:data-pilot-member table:name="5.1567" table:display="true" table:show-details="true"/>
                <table:data-pilot-member table:name="5.1706" table:display="true" table:show-details="true"/>
                <table:data-pilot-member table:name="5.1755" table:display="true" table:show-details="true"/>
                <table:data-pilot-member table:name="5.1933" table:display="true" table:show-details="true"/>
                <table:data-pilot-member table:name="5.198" table:display="true" table:show-details="true"/>
                <table:data-pilot-member table:name="5.2" table:display="true" table:show-details="true"/>
                <table:data-pilot-member table:name="5.2147" table:display="true" table:show-details="true"/>
                <table:data-pilot-member table:name="5.2224" table:display="true" table:show-details="true"/>
                <table:data-pilot-member table:name="5.2379" table:display="true" table:show-details="true"/>
                <table:data-pilot-member table:name="5.2503" table:display="true" table:show-details="true"/>
                <table:data-pilot-member table:name="5.2663" table:display="true" table:show-details="true"/>
                <table:data-pilot-member table:name="5.275" table:display="true" table:show-details="true"/>
                <table:data-pilot-member table:name="5.2871" table:display="true" table:show-details="true"/>
                <table:data-pilot-member table:name="5.2889" table:display="true" table:show-details="true"/>
                <table:data-pilot-member table:name="5.3" table:display="true" table:show-details="true"/>
                <table:data-pilot-member table:name="5.3047" table:display="true" table:show-details="true"/>
                <table:data-pilot-member table:name="5.3187" table:display="true" table:show-details="true"/>
                <table:data-pilot-member table:name="5.3254" table:display="true" table:show-details="true"/>
                <table:data-pilot-member table:name="5.3333" table:display="true" table:show-details="true"/>
                <table:data-pilot-member table:name="5.3436" table:display="true" table:show-details="true"/>
                <table:data-pilot-member table:name="5.3468" table:display="true" table:show-details="true"/>
                <table:data-pilot-member table:name="5.3869" table:display="true" table:show-details="true"/>
                <table:data-pilot-member table:name="5.3894" table:display="true" table:show-details="true"/>
                <table:data-pilot-member table:name="5.4" table:display="true" table:show-details="true"/>
                <table:data-pilot-member table:name="5.4198" table:display="true" table:show-details="true"/>
                <table:data-pilot-member table:name="5.4265" table:display="true" table:show-details="true"/>
                <table:data-pilot-member table:name="5.4327" table:display="true" table:show-details="true"/>
                <table:data-pilot-member table:name="5.433" table:display="true" table:show-details="true"/>
                <table:data-pilot-member table:name="5.4385" table:display="true" table:show-details="true"/>
                <table:data-pilot-member table:name="5.4432" table:display="true" table:show-details="true"/>
                <table:data-pilot-member table:name="5.4469" table:display="true" table:show-details="true"/>
                <table:data-pilot-member table:name="5.4762" table:display="true" table:show-details="true"/>
                <table:data-pilot-member table:name="5.5" table:display="true" table:show-details="true"/>
                <table:data-pilot-member table:name="5.5073" table:display="true" table:show-details="true"/>
                <table:data-pilot-member table:name="5.5148" table:display="true" table:show-details="true"/>
                <table:data-pilot-member table:name="5.5314" table:display="true" table:show-details="true"/>
                <table:data-pilot-member table:name="5.5497" table:display="true" table:show-details="true"/>
                <table:data-pilot-member table:name="5.5537" table:display="true" table:show-details="true"/>
                <table:data-pilot-member table:name="5.5585" table:display="true" table:show-details="true"/>
                <table:data-pilot-member table:name="5.5608" table:display="true" table:show-details="true"/>
                <table:data-pilot-member table:name="5.5745" table:display="true" table:show-details="true"/>
                <table:data-pilot-member table:name="5.5955" table:display="true" table:show-details="true"/>
                <table:data-pilot-member table:name="5.6" table:display="true" table:show-details="true"/>
                <table:data-pilot-member table:name="5.6104" table:display="true" table:show-details="true"/>
                <table:data-pilot-member table:name="5.6222" table:display="true" table:show-details="true"/>
                <table:data-pilot-member table:name="5.6261" table:display="true" table:show-details="true"/>
                <table:data-pilot-member table:name="5.6395" table:display="true" table:show-details="true"/>
                <table:data-pilot-member table:name="5.6565" table:display="true" table:show-details="true"/>
                <table:data-pilot-member table:name="5.6928" table:display="true" table:show-details="true"/>
                <table:data-pilot-member table:name="5.6993" table:display="true" table:show-details="true"/>
                <table:data-pilot-member table:name="5.7018" table:display="true" table:show-details="true"/>
                <table:data-pilot-member table:name="5.7133" table:display="true" table:show-details="true"/>
                <table:data-pilot-member table:name="5.7212" table:display="true" table:show-details="true"/>
                <table:data-pilot-member table:name="5.7312" table:display="true" table:show-details="true"/>
                <table:data-pilot-member table:name="5.732" table:display="true" table:show-details="true"/>
                <table:data-pilot-member table:name="5.7398" table:display="true" table:show-details="true"/>
                <table:data-pilot-member table:name="5.7406" table:display="true" table:show-details="true"/>
                <table:data-pilot-member table:name="5.7657" table:display="true" table:show-details="true"/>
                <table:data-pilot-member table:name="5.7783" table:display="true" table:show-details="true"/>
                <table:data-pilot-member table:name="5.8" table:display="true" table:show-details="true"/>
                <table:data-pilot-member table:name="5.8115" table:display="true" table:show-details="true"/>
                <table:data-pilot-member table:name="5.8348" table:display="true" table:show-details="true"/>
                <table:data-pilot-member table:name="5.8416" table:display="true" table:show-details="true"/>
                <table:data-pilot-member table:name="5.8431" table:display="true" table:show-details="true"/>
                <table:data-pilot-member table:name="5.8559" table:display="true" table:show-details="true"/>
                <table:data-pilot-member table:name="5.8608" table:display="true" table:show-details="true"/>
                <table:data-pilot-member table:name="5.8629" table:display="true" table:show-details="true"/>
                <table:data-pilot-member table:name="5.8772" table:display="true" table:show-details="true"/>
                <table:data-pilot-member table:name="5.8945" table:display="true" table:show-details="true"/>
                <table:data-pilot-member table:name="5.9" table:display="true" table:show-details="true"/>
                <table:data-pilot-member table:name="5.9136" table:display="true" table:show-details="true"/>
                <table:data-pilot-member table:name="5.9147" table:display="true" table:show-details="true"/>
                <table:data-pilot-member table:name="5.9568" table:display="true" table:show-details="true"/>
                <table:data-pilot-member table:name="5.9694" table:display="true" table:show-details="true"/>
                <table:data-pilot-member table:name="5.9926" table:display="true" table:show-details="true"/>
                <table:data-pilot-member table:name="6" table:display="true" table:show-details="true"/>
                <table:data-pilot-member table:name="6.0029" table:display="true" table:show-details="true"/>
                <table:data-pilot-member table:name="6.0219" table:display="true" table:show-details="true"/>
                <table:data-pilot-member table:name="6.038" table:display="true" table:show-details="true"/>
                <table:data-pilot-member table:name="6.0503" table:display="true" table:show-details="true"/>
                <table:data-pilot-member table:name="6.0519" table:display="true" table:show-details="true"/>
                <table:data-pilot-member table:name="6.086" table:display="true" table:show-details="true"/>
                <table:data-pilot-member table:name="6.0903" table:display="true" table:show-details="true"/>
                <table:data-pilot-member table:name="6.1004" table:display="true" table:show-details="true"/>
                <table:data-pilot-member table:name="6.1136" table:display="true" table:show-details="true"/>
                <table:data-pilot-member table:name="6.1218" table:display="true" table:show-details="true"/>
                <table:data-pilot-member table:name="6.1405" table:display="true" table:show-details="true"/>
                <table:data-pilot-member table:name="6.1533" table:display="true" table:show-details="true"/>
                <table:data-pilot-member table:name="6.1586" table:display="true" table:show-details="true"/>
                <table:data-pilot-member table:name="6.1605" table:display="true" table:show-details="true"/>
                <table:data-pilot-member table:name="6.2" table:display="true" table:show-details="true"/>
                <table:data-pilot-member table:name="6.2196" table:display="true" table:show-details="true"/>
                <table:data-pilot-member table:name="6.24" table:display="true" table:show-details="true"/>
                <table:data-pilot-member table:name="6.2445" table:display="true" table:show-details="true"/>
                <table:data-pilot-member table:name="6.2543" table:display="true" table:show-details="true"/>
                <table:data-pilot-member table:name="6.2575" table:display="true" table:show-details="true"/>
                <table:data-pilot-member table:name="6.2723" table:display="true" table:show-details="true"/>
                <table:data-pilot-member table:name="6.2779" table:display="true" table:show-details="true"/>
                <table:data-pilot-member table:name="6.2902" table:display="true" table:show-details="true"/>
                <table:data-pilot-member table:name="6.2928" table:display="true" table:show-details="true"/>
                <table:data-pilot-member table:name="6.3" table:display="true" table:show-details="true"/>
                <table:data-pilot-member table:name="6.3128" table:display="true" table:show-details="true"/>
                <table:data-pilot-member table:name="6.3519" table:display="true" table:show-details="true"/>
                <table:data-pilot-member table:name="6.3562" table:display="true" table:show-details="true"/>
                <table:data-pilot-member table:name="6.3607" table:display="true" table:show-details="true"/>
                <table:data-pilot-member table:name="6.3712" table:display="true" table:show-details="true"/>
                <table:data-pilot-member table:name="6.4" table:display="true" table:show-details="true"/>
                <table:data-pilot-member table:name="6.4346" table:display="true" table:show-details="true"/>
                <table:data-pilot-member table:name="6.4936" table:display="true" table:show-details="true"/>
                <table:data-pilot-member table:name="6.5" table:display="true" table:show-details="true"/>
                <table:data-pilot-member table:name="6.5027" table:display="true" table:show-details="true"/>
                <table:data-pilot-member table:name="6.5123" table:display="true" table:show-details="true"/>
                <table:data-pilot-member table:name="6.5284" table:display="true" table:show-details="true"/>
                <table:data-pilot-member table:name="6.55" table:display="true" table:show-details="true"/>
                <table:data-pilot-member table:name="6.5597" table:display="true" table:show-details="true"/>
                <table:data-pilot-member table:name="6.5605" table:display="true" table:show-details="true"/>
                <table:data-pilot-member table:name="6.5666" table:display="true" table:show-details="true"/>
                <table:data-pilot-member table:name="6.5674" table:display="true" table:show-details="true"/>
                <table:data-pilot-member table:name="6.6" table:display="true" table:show-details="true"/>
                <table:data-pilot-member table:name="6.6069" table:display="true" table:show-details="true"/>
                <table:data-pilot-member table:name="6.6103" table:display="true" table:show-details="true"/>
                <table:data-pilot-member table:name="6.653" table:display="true" table:show-details="true"/>
                <table:data-pilot-member table:name="6.6685" table:display="true" table:show-details="true"/>
                <table:data-pilot-member table:name="6.6706" table:display="true" table:show-details="true"/>
                <table:data-pilot-member table:name="6.6764" table:display="true" table:show-details="true"/>
                <table:data-pilot-member table:name="6.6991" table:display="true" table:show-details="true"/>
                <table:data-pilot-member table:name="6.7159" table:display="true" table:show-details="true"/>
                <table:data-pilot-member table:name="6.722" table:display="true" table:show-details="true"/>
                <table:data-pilot-member table:name="6.7252" table:display="true" table:show-details="true"/>
                <table:data-pilot-member table:name="6.7409" table:display="true" table:show-details="true"/>
                <table:data-pilot-member table:name="6.7428" table:display="true" table:show-details="true"/>
                <table:data-pilot-member table:name="6.7761" table:display="true" table:show-details="true"/>
                <table:data-pilot-member table:name="6.782" table:display="true" table:show-details="true"/>
                <table:data-pilot-member table:name="6.8" table:display="true" table:show-details="true"/>
                <table:data-pilot-member table:name="6.8188" table:display="true" table:show-details="true"/>
                <table:data-pilot-member table:name="6.8207" table:display="true" table:show-details="true"/>
                <table:data-pilot-member table:name="6.8738" table:display="true" table:show-details="true"/>
                <table:data-pilot-member table:name="6.8995" table:display="true" table:show-details="true"/>
                <table:data-pilot-member table:name="6.9" table:display="true" table:show-details="true"/>
                <table:data-pilot-member table:name="6.9195" table:display="true" table:show-details="true"/>
                <table:data-pilot-member table:name="6.9375" table:display="true" table:show-details="true"/>
                <table:data-pilot-member table:name="6.95" table:display="true" table:show-details="true"/>
                <table:data-pilot-member table:name="6.9572" table:display="true" table:show-details="true"/>
                <table:data-pilot-member table:name="6.967" table:display="true" table:show-details="true"/>
                <table:data-pilot-member table:name="6.9891" table:display="true" table:show-details="true"/>
                <table:data-pilot-member table:name="6.9992" table:display="true" table:show-details="true"/>
                <table:data-pilot-member table:name="7" table:display="true" table:show-details="true"/>
                <table:data-pilot-member table:name="7.0075" table:display="true" table:show-details="true"/>
                <table:data-pilot-member table:name="7.0541" table:display="true" table:show-details="true"/>
                <table:data-pilot-member table:name="7.0656" table:display="true" table:show-details="true"/>
                <table:data-pilot-member table:name="7.071" table:display="true" table:show-details="true"/>
                <table:data-pilot-member table:name="7.0722" table:display="true" table:show-details="true"/>
                <table:data-pilot-member table:name="7.0777" table:display="true" table:show-details="true"/>
                <table:data-pilot-member table:name="7.0779" table:display="true" table:show-details="true"/>
                <table:data-pilot-member table:name="7.1" table:display="true" table:show-details="true"/>
                <table:data-pilot-member table:name="7.1222" table:display="true" table:show-details="true"/>
                <table:data-pilot-member table:name="7.1824" table:display="true" table:show-details="true"/>
                <table:data-pilot-member table:name="7.1834" table:display="true" table:show-details="true"/>
                <table:data-pilot-member table:name="7.2" table:display="true" table:show-details="true"/>
                <table:data-pilot-member table:name="7.21" table:display="true" table:show-details="true"/>
                <table:data-pilot-member table:name="7.2193" table:display="true" table:show-details="true"/>
                <table:data-pilot-member table:name="7.247" table:display="true" table:show-details="true"/>
                <table:data-pilot-member table:name="7.3" table:display="true" table:show-details="true"/>
                <table:data-pilot-member table:name="7.3177" table:display="true" table:show-details="true"/>
                <table:data-pilot-member table:name="7.3618" table:display="true" table:show-details="true"/>
                <table:data-pilot-member table:name="7.3745" table:display="true" table:show-details="true"/>
                <table:data-pilot-member table:name="7.3995" table:display="true" table:show-details="true"/>
                <table:data-pilot-member table:name="7.4" table:display="true" table:show-details="true"/>
                <table:data-pilot-member table:name="7.4267" table:display="true" table:show-details="true"/>
                <table:data-pilot-member table:name="7.4549" table:display="true" table:show-details="true"/>
                <table:data-pilot-member table:name="7.4906" table:display="true" table:show-details="true"/>
                <table:data-pilot-member table:name="7.5" table:display="true" table:show-details="true"/>
                <table:data-pilot-member table:name="7.5087" table:display="true" table:show-details="true"/>
                <table:data-pilot-member table:name="7.5462" table:display="true" table:show-details="true"/>
                <table:data-pilot-member table:name="7.5561" table:display="true" table:show-details="true"/>
                <table:data-pilot-member table:name="7.6" table:display="true" table:show-details="true"/>
                <table:data-pilot-member table:name="7.6301" table:display="true" table:show-details="true"/>
                <table:data-pilot-member table:name="7.6488" table:display="true" table:show-details="true"/>
                <table:data-pilot-member table:name="7.7191" table:display="true" table:show-details="true"/>
                <table:data-pilot-member table:name="7.7675" table:display="true" table:show-details="true"/>
                <table:data-pilot-member table:name="7.7892" table:display="true" table:show-details="true"/>
                <table:data-pilot-member table:name="7.7933" table:display="true" table:show-details="true"/>
                <table:data-pilot-member table:name="7.7958" table:display="true" table:show-details="true"/>
                <table:data-pilot-member table:name="7.8" table:display="true" table:show-details="true"/>
                <table:data-pilot-member table:name="7.8504" table:display="true" table:show-details="true"/>
                <table:data-pilot-member table:name="7.8747" table:display="true" table:show-details="true"/>
                <table:data-pilot-member table:name="7.8891" table:display="true" table:show-details="true"/>
                <table:data-pilot-member table:name="7.9718" table:display="true" table:show-details="true"/>
                <table:data-pilot-member table:name="7.9775" table:display="true" table:show-details="true"/>
                <table:data-pilot-member table:name="8" table:display="true" table:show-details="true"/>
                <table:data-pilot-member table:name="8.0451" table:display="true" table:show-details="true"/>
                <table:data-pilot-member table:name="8.0556" table:display="true" table:show-details="true"/>
                <table:data-pilot-member table:name="8.0766" table:display="true" table:show-details="true"/>
                <table:data-pilot-member table:name="8.0969" table:display="true" table:show-details="true"/>
                <table:data-pilot-member table:name="8.1188" table:display="true" table:show-details="true"/>
                <table:data-pilot-member table:name="8.1331" table:display="true" table:show-details="true"/>
                <table:data-pilot-member table:name="8.1622" table:display="true" table:show-details="true"/>
                <table:data-pilot-member table:name="8.1814" table:display="true" table:show-details="true"/>
                <table:data-pilot-member table:name="8.2" table:display="true" table:show-details="true"/>
                <table:data-pilot-member table:name="8.2244" table:display="true" table:show-details="true"/>
                <table:data-pilot-member table:name="8.2259" table:display="true" table:show-details="true"/>
                <table:data-pilot-member table:name="8.2306" table:display="true" table:show-details="true"/>
                <table:data-pilot-member table:name="8.2323" table:display="true" table:show-details="true"/>
                <table:data-pilot-member table:name="8.2328" table:display="true" table:show-details="true"/>
                <table:data-pilot-member table:name="8.2706" table:display="true" table:show-details="true"/>
                <table:data-pilot-member table:name="8.2861" table:display="true" table:show-details="true"/>
                <table:data-pilot-member table:name="8.2945" table:display="true" table:show-details="true"/>
                <table:data-pilot-member table:name="8.3399" table:display="true" table:show-details="true"/>
                <table:data-pilot-member table:name="8.3466" table:display="true" table:show-details="true"/>
                <table:data-pilot-member table:name="8.3822" table:display="true" table:show-details="true"/>
                <table:data-pilot-member table:name="8.4" table:display="true" table:show-details="true"/>
                <table:data-pilot-member table:name="8.4069" table:display="true" table:show-details="true"/>
                <table:data-pilot-member table:name="8.4177" table:display="true" table:show-details="true"/>
                <table:data-pilot-member table:name="8.4332" table:display="true" table:show-details="true"/>
                <table:data-pilot-member table:name="8.4502" table:display="true" table:show-details="true"/>
                <table:data-pilot-member table:name="8.5" table:display="true" table:show-details="true"/>
                <table:data-pilot-member table:name="8.5178" table:display="true" table:show-details="true"/>
                <table:data-pilot-member table:name="8.52" table:display="true" table:show-details="true"/>
                <table:data-pilot-member table:name="8.521" table:display="true" table:show-details="true"/>
                <table:data-pilot-member table:name="8.5211" table:display="true" table:show-details="true"/>
                <table:data-pilot-member table:name="8.5409" table:display="true" table:show-details="true"/>
                <table:data-pilot-member table:name="8.5955" table:display="true" table:show-details="true"/>
                <table:data-pilot-member table:name="8.6482" table:display="true" table:show-details="true"/>
                <table:data-pilot-member table:name="8.6531" table:display="true" table:show-details="true"/>
                <table:data-pilot-member table:name="8.6657" table:display="true" table:show-details="true"/>
                <table:data-pilot-member table:name="8.6691" table:display="true" table:show-details="true"/>
                <table:data-pilot-member table:name="8.6985" table:display="true" table:show-details="true"/>
                <table:data-pilot-member table:name="8.7139" table:display="true" table:show-details="true"/>
                <table:data-pilot-member table:name="8.7381" table:display="true" table:show-details="true"/>
                <table:data-pilot-member table:name="8.7749" table:display="true" table:show-details="true"/>
                <table:data-pilot-member table:name="8.7951" table:display="true" table:show-details="true"/>
                <table:data-pilot-member table:name="8.8" table:display="true" table:show-details="true"/>
                <table:data-pilot-member table:name="8.8458" table:display="true" table:show-details="true"/>
                <table:data-pilot-member table:name="8.8534" table:display="true" table:show-details="true"/>
                <table:data-pilot-member table:name="8.8675" table:display="true" table:show-details="true"/>
                <table:data-pilot-member table:name="8.9286" table:display="true" table:show-details="true"/>
                <table:data-pilot-member table:name="8.9312" table:display="true" table:show-details="true"/>
                <table:data-pilot-member table:name="8.9454" table:display="true" table:show-details="true"/>
                <table:data-pilot-member table:name="9" table:display="true" table:show-details="true"/>
                <table:data-pilot-member table:name="9.052" table:display="true" table:show-details="true"/>
                <table:data-pilot-member table:name="9.0684" table:display="true" table:show-details="true"/>
                <table:data-pilot-member table:name="9.072" table:display="true" table:show-details="true"/>
                <table:data-pilot-member table:name="9.0741" table:display="true" table:show-details="true"/>
                <table:data-pilot-member table:name="9.075" table:display="true" table:show-details="true"/>
                <table:data-pilot-member table:name="9.1262" table:display="true" table:show-details="true"/>
                <table:data-pilot-member table:name="9.1573" table:display="true" table:show-details="true"/>
                <table:data-pilot-member table:name="9.2" table:display="true" table:show-details="true"/>
                <table:data-pilot-member table:name="9.2407" table:display="true" table:show-details="true"/>
                <table:data-pilot-member table:name="9.2896" table:display="true" table:show-details="true"/>
                <table:data-pilot-member table:name="9.2985" table:display="true" table:show-details="true"/>
                <table:data-pilot-member table:name="9.3739" table:display="true" table:show-details="true"/>
                <table:data-pilot-member table:name="9.38" table:display="true" table:show-details="true"/>
                <table:data-pilot-member table:name="9.4" table:display="true" table:show-details="true"/>
                <table:data-pilot-member table:name="9.425" table:display="true" table:show-details="true"/>
                <table:data-pilot-member table:name="9.4444" table:display="true" table:show-details="true"/>
                <table:data-pilot-member table:name="9.4729" table:display="true" table:show-details="true"/>
                <table:data-pilot-member table:name="9.4959" table:display="true" table:show-details="true"/>
                <table:data-pilot-member table:name="9.5077" table:display="true" table:show-details="true"/>
                <table:data-pilot-member table:name="9.5522" table:display="true" table:show-details="true"/>
                <table:data-pilot-member table:name="9.5946" table:display="true" table:show-details="true"/>
                <table:data-pilot-member table:name="9.6" table:display="true" table:show-details="true"/>
                <table:data-pilot-member table:name="9.6113" table:display="true" table:show-details="true"/>
                <table:data-pilot-member table:name="9.6125" table:display="true" table:show-details="true"/>
                <table:data-pilot-member table:name="9.7329" table:display="true" table:show-details="true"/>
                <table:data-pilot-member table:name="9.7544" table:display="true" table:show-details="true"/>
                <table:data-pilot-member table:name="9.7578" table:display="true" table:show-details="true"/>
                <table:data-pilot-member table:name="9.8057" table:display="true" table:show-details="true"/>
                <table:data-pilot-member table:name="9.8623" table:display="true" table:show-details="true"/>
                <table:data-pilot-member table:name="9.9122" table:display="true" table:show-details="true"/>
                <table:data-pilot-member table:name="9.9223" table:display="true" table:show-details="true"/>
                <table:data-pilot-member table:name="9.9557" table:display="true" table:show-details="true"/>
                <table:data-pilot-member table:name="9.9865" table:display="true" table:show-details="true"/>
                <table:data-pilot-member table:name="10" table:display="true" table:show-details="true"/>
                <table:data-pilot-member table:name="10.0052" table:display="true" table:show-details="true"/>
                <table:data-pilot-member table:name="10.0382" table:display="true" table:show-details="true"/>
                <table:data-pilot-member table:name="10.0429" table:display="true" table:show-details="true"/>
                <table:data-pilot-member table:name="10.0494" table:display="true" table:show-details="true"/>
                <table:data-pilot-member table:name="10.0722" table:display="true" table:show-details="true"/>
                <table:data-pilot-member table:name="10.1007" table:display="true" table:show-details="true"/>
                <table:data-pilot-member table:name="10.1466" table:display="true" table:show-details="true"/>
                <table:data-pilot-member table:name="10.1693" table:display="true" table:show-details="true"/>
                <table:data-pilot-member table:name="10.1812" table:display="true" table:show-details="true"/>
                <table:data-pilot-member table:name="10.1973" table:display="true" table:show-details="true"/>
                <table:data-pilot-member table:name="10.2" table:display="true" table:show-details="true"/>
                <table:data-pilot-member table:name="10.3272" table:display="true" table:show-details="true"/>
                <table:data-pilot-member table:name="10.3532" table:display="true" table:show-details="true"/>
                <table:data-pilot-member table:name="10.355" table:display="true" table:show-details="true"/>
                <table:data-pilot-member table:name="10.3712" table:display="true" table:show-details="true"/>
                <table:data-pilot-member table:name="10.4" table:display="true" table:show-details="true"/>
                <table:data-pilot-member table:name="10.4016" table:display="true" table:show-details="true"/>
                <table:data-pilot-member table:name="10.438" table:display="true" table:show-details="true"/>
                <table:data-pilot-member table:name="10.443" table:display="true" table:show-details="true"/>
                <table:data-pilot-member table:name="10.5" table:display="true" table:show-details="true"/>
                <table:data-pilot-member table:name="10.5604" table:display="true" table:show-details="true"/>
                <table:data-pilot-member table:name="10.5618" table:display="true" table:show-details="true"/>
                <table:data-pilot-member table:name="10.6" table:display="true" table:show-details="true"/>
                <table:data-pilot-member table:name="10.6171" table:display="true" table:show-details="true"/>
                <table:data-pilot-member table:name="10.6517" table:display="true" table:show-details="true"/>
                <table:data-pilot-member table:name="10.6603" table:display="true" table:show-details="true"/>
                <table:data-pilot-member table:name="10.6717" table:display="true" table:show-details="true"/>
                <table:data-pilot-member table:name="10.8" table:display="true" table:show-details="true"/>
                <table:data-pilot-member table:name="10.839" table:display="true" table:show-details="true"/>
                <table:data-pilot-member table:name="10.8483" table:display="true" table:show-details="true"/>
                <table:data-pilot-member table:name="10.8572" table:display="true" table:show-details="true"/>
                <table:data-pilot-member table:name="10.923" table:display="true" table:show-details="true"/>
                <table:data-pilot-member table:name="10.9268" table:display="true" table:show-details="true"/>
                <table:data-pilot-member table:name="10.9749" table:display="true" table:show-details="true"/>
                <table:data-pilot-member table:name="11" table:display="true" table:show-details="true"/>
                <table:data-pilot-member table:name="11.0063" table:display="true" table:show-details="true"/>
                <table:data-pilot-member table:name="11.0358" table:display="true" table:show-details="true"/>
                <table:data-pilot-member table:name="11.05" table:display="true" table:show-details="true"/>
                <table:data-pilot-member table:name="11.0771" table:display="true" table:show-details="true"/>
                <table:data-pilot-member table:name="11.09" table:display="true" table:show-details="true"/>
                <table:data-pilot-member table:name="11.0991" table:display="true" table:show-details="true"/>
                <table:data-pilot-member table:name="11.2" table:display="true" table:show-details="true"/>
                <table:data-pilot-member table:name="11.3" table:display="true" table:show-details="true"/>
                <table:data-pilot-member table:name="11.3317" table:display="true" table:show-details="true"/>
                <table:data-pilot-member table:name="11.3502" table:display="true" table:show-details="true"/>
                <table:data-pilot-member table:name="11.3517" table:display="true" table:show-details="true"/>
                <table:data-pilot-member table:name="11.3562" table:display="true" table:show-details="true"/>
                <table:data-pilot-member table:name="11.4" table:display="true" table:show-details="true"/>
                <table:data-pilot-member table:name="11.40672" table:display="true" table:show-details="true"/>
                <table:data-pilot-member table:name="11.433" table:display="true" table:show-details="true"/>
                <table:data-pilot-member table:name="11.4852" table:display="true" table:show-details="true"/>
                <table:data-pilot-member table:name="11.619" table:display="true" table:show-details="true"/>
                <table:data-pilot-member table:name="11.6658" table:display="true" table:show-details="true"/>
                <table:data-pilot-member table:name="11.7035" table:display="true" table:show-details="true"/>
                <table:data-pilot-member table:name="11.7126" table:display="true" table:show-details="true"/>
                <table:data-pilot-member table:name="11.8" table:display="true" table:show-details="true"/>
                <table:data-pilot-member table:name="11.8795" table:display="true" table:show-details="true"/>
                <table:data-pilot-member table:name="12" table:display="true" table:show-details="true"/>
                <table:data-pilot-member table:name="12.1183" table:display="true" table:show-details="true"/>
                <table:data-pilot-member table:name="12.1323" table:display="true" table:show-details="true"/>
                <table:data-pilot-member table:name="12.145" table:display="true" table:show-details="true"/>
                <table:data-pilot-member table:name="12.2" table:display="true" table:show-details="true"/>
                <table:data-pilot-member table:name="12.2039" table:display="true" table:show-details="true"/>
                <table:data-pilot-member table:name="12.3345" table:display="true" table:show-details="true"/>
                <table:data-pilot-member table:name="12.3471" table:display="true" table:show-details="true"/>
                <table:data-pilot-member table:name="12.4" table:display="true" table:show-details="true"/>
                <table:data-pilot-member table:name="12.4947" table:display="true" table:show-details="true"/>
                <table:data-pilot-member table:name="12.5" table:display="true" table:show-details="true"/>
                <table:data-pilot-member table:name="12.6871" table:display="true" table:show-details="true"/>
                <table:data-pilot-member table:name="12.6946" table:display="true" table:show-details="true"/>
                <table:data-pilot-member table:name="12.8" table:display="true" table:show-details="true"/>
                <table:data-pilot-member table:name="12.8536" table:display="true" table:show-details="true"/>
                <table:data-pilot-member table:name="12.8601" table:display="true" table:show-details="true"/>
                <table:data-pilot-member table:name="12.8794" table:display="true" table:show-details="true"/>
                <table:data-pilot-member table:name="12.8855" table:display="true" table:show-details="true"/>
                <table:data-pilot-member table:name="12.8971" table:display="true" table:show-details="true"/>
                <table:data-pilot-member table:name="12.9366" table:display="true" table:show-details="true"/>
                <table:data-pilot-member table:name="12.9961" table:display="true" table:show-details="true"/>
                <table:data-pilot-member table:name="13" table:display="true" table:show-details="true"/>
                <table:data-pilot-member table:name="13.0219" table:display="true" table:show-details="true"/>
                <table:data-pilot-member table:name="13.1352" table:display="true" table:show-details="true"/>
                <table:data-pilot-member table:name="13.1549" table:display="true" table:show-details="true"/>
                <table:data-pilot-member table:name="13.2" table:display="true" table:show-details="true"/>
                <table:data-pilot-member table:name="13.3056" table:display="true" table:show-details="true"/>
                <table:data-pilot-member table:name="13.3672" table:display="true" table:show-details="true"/>
                <table:data-pilot-member table:name="13.4208" table:display="true" table:show-details="true"/>
                <table:data-pilot-member table:name="13.4302" table:display="true" table:show-details="true"/>
                <table:data-pilot-member table:name="13.445" table:display="true" table:show-details="true"/>
                <table:data-pilot-member table:name="13.4816" table:display="true" table:show-details="true"/>
                <table:data-pilot-member table:name="13.4827" table:display="true" table:show-details="true"/>
                <table:data-pilot-member table:name="13.5472" table:display="true" table:show-details="true"/>
                <table:data-pilot-member table:name="13.6" table:display="true" table:show-details="true"/>
                <table:data-pilot-member table:name="13.6268" table:display="true" table:show-details="true"/>
                <table:data-pilot-member table:name="13.6482" table:display="true" table:show-details="true"/>
                <table:data-pilot-member table:name="13.6925" table:display="true" table:show-details="true"/>
                <table:data-pilot-member table:name="13.709" table:display="true" table:show-details="true"/>
                <table:data-pilot-member table:name="13.8" table:display="true" table:show-details="true"/>
                <table:data-pilot-member table:name="13.8263" table:display="true" table:show-details="true"/>
                <table:data-pilot-member table:name="14" table:display="true" table:show-details="true"/>
                <table:data-pilot-member table:name="14.0314" table:display="true" table:show-details="true"/>
                <table:data-pilot-member table:name="14.1277" table:display="true" table:show-details="true"/>
                <table:data-pilot-member table:name="14.1444" table:display="true" table:show-details="true"/>
                <table:data-pilot-member table:name="14.2" table:display="true" table:show-details="true"/>
                <table:data-pilot-member table:name="14.3146" table:display="true" table:show-details="true"/>
                <table:data-pilot-member table:name="14.3236" table:display="true" table:show-details="true"/>
                <table:data-pilot-member table:name="14.3338" table:display="true" table:show-details="true"/>
                <table:data-pilot-member table:name="14.4" table:display="true" table:show-details="true"/>
                <table:data-pilot-member table:name="14.5064" table:display="true" table:show-details="true"/>
                <table:data-pilot-member table:name="14.5068" table:display="true" table:show-details="true"/>
                <table:data-pilot-member table:name="14.513" table:display="true" table:show-details="true"/>
                <table:data-pilot-member table:name="14.5285" table:display="true" table:show-details="true"/>
                <table:data-pilot-member table:name="14.6" table:display="true" table:show-details="true"/>
                <table:data-pilot-member table:name="14.6111" table:display="true" table:show-details="true"/>
                <table:data-pilot-member table:name="14.6349" table:display="true" table:show-details="true"/>
                <table:data-pilot-member table:name="14.8" table:display="true" table:show-details="true"/>
                <table:data-pilot-member table:name="14.8477" table:display="true" table:show-details="true"/>
                <table:data-pilot-member table:name="14.9106" table:display="true" table:show-details="true"/>
                <table:data-pilot-member table:name="14.9835" table:display="true" table:show-details="true"/>
                <table:data-pilot-member table:name="15" table:display="true" table:show-details="true"/>
                <table:data-pilot-member table:name="15.0494" table:display="true" table:show-details="true"/>
                <table:data-pilot-member table:name="15.0783" table:display="true" table:show-details="true"/>
                <table:data-pilot-member table:name="15.08" table:display="true" table:show-details="true"/>
                <table:data-pilot-member table:name="15.1375" table:display="true" table:show-details="true"/>
                <table:data-pilot-member table:name="15.2" table:display="true" table:show-details="true"/>
                <table:data-pilot-member table:name="15.3296" table:display="true" table:show-details="true"/>
                <table:data-pilot-member table:name="15.3665" table:display="true" table:show-details="true"/>
                <table:data-pilot-member table:name="15.4465" table:display="true" table:show-details="true"/>
                <table:data-pilot-member table:name="15.5" table:display="true" table:show-details="true"/>
                <table:data-pilot-member table:name="15.5963" table:display="true" table:show-details="true"/>
                <table:data-pilot-member table:name="15.6" table:display="true" table:show-details="true"/>
                <table:data-pilot-member table:name="15.6159" table:display="true" table:show-details="true"/>
                <table:data-pilot-member table:name="15.6803" table:display="true" table:show-details="true"/>
                <table:data-pilot-member table:name="15.704" table:display="true" table:show-details="true"/>
                <table:data-pilot-member table:name="15.743" table:display="true" table:show-details="true"/>
                <table:data-pilot-member table:name="15.833" table:display="true" table:show-details="true"/>
                <table:data-pilot-member table:name="15.8807" table:display="true" table:show-details="true"/>
                <table:data-pilot-member table:name="16" table:display="true" table:show-details="true"/>
                <table:data-pilot-member table:name="16.1496" table:display="true" table:show-details="true"/>
                <table:data-pilot-member table:name="16.2" table:display="true" table:show-details="true"/>
                <table:data-pilot-member table:name="16.2026" table:display="true" table:show-details="true"/>
                <table:data-pilot-member table:name="16.2474" table:display="true" table:show-details="true"/>
                <table:data-pilot-member table:name="16.3422" table:display="true" table:show-details="true"/>
                <table:data-pilot-member table:name="16.4095" table:display="true" table:show-details="true"/>
                <table:data-pilot-member table:name="16.4263" table:display="true" table:show-details="true"/>
                <table:data-pilot-member table:name="16.4831" table:display="true" table:show-details="true"/>
                <table:data-pilot-member table:name="16.5099" table:display="true" table:show-details="true"/>
                <table:data-pilot-member table:name="16.6" table:display="true" table:show-details="true"/>
                <table:data-pilot-member table:name="16.7" table:display="true" table:show-details="true"/>
                <table:data-pilot-member table:name="16.8" table:display="true" table:show-details="true"/>
                <table:data-pilot-member table:name="16.8024" table:display="true" table:show-details="true"/>
                <table:data-pilot-member table:name="16.9756" table:display="true" table:show-details="true"/>
                <table:data-pilot-member table:name="16.9993" table:display="true" table:show-details="true"/>
                <table:data-pilot-member table:name="17.2" table:display="true" table:show-details="true"/>
                <table:data-pilot-member table:name="17.4207" table:display="true" table:show-details="true"/>
                <table:data-pilot-member table:name="17.4984" table:display="true" table:show-details="true"/>
                <table:data-pilot-member table:name="17.5" table:display="true" table:show-details="true"/>
                <table:data-pilot-member table:name="17.5391" table:display="true" table:show-details="true"/>
                <table:data-pilot-member table:name="17.5761" table:display="true" table:show-details="true"/>
                <table:data-pilot-member table:name="17.6661" table:display="true" table:show-details="true"/>
                <table:data-pilot-member table:name="17.6715" table:display="true" table:show-details="true"/>
                <table:data-pilot-member table:name="17.7639" table:display="true" table:show-details="true"/>
                <table:data-pilot-member table:name="17.8" table:display="true" table:show-details="true"/>
                <table:data-pilot-member table:name="18.1012" table:display="true" table:show-details="true"/>
                <table:data-pilot-member table:name="18.1051" table:display="true" table:show-details="true"/>
                <table:data-pilot-member table:name="18.1187" table:display="true" table:show-details="true"/>
                <table:data-pilot-member table:name="18.2" table:display="true" table:show-details="true"/>
                <table:data-pilot-member table:name="18.239" table:display="true" table:show-details="true"/>
                <table:data-pilot-member table:name="18.3067" table:display="true" table:show-details="true"/>
                <table:data-pilot-member table:name="18.3236" table:display="true" table:show-details="true"/>
                <table:data-pilot-member table:name="18.3749" table:display="true" table:show-details="true"/>
                <table:data-pilot-member table:name="18.5987" table:display="true" table:show-details="true"/>
                <table:data-pilot-member table:name="18.6" table:display="true" table:show-details="true"/>
                <table:data-pilot-member table:name="18.6144" table:display="true" table:show-details="true"/>
                <table:data-pilot-member table:name="18.99411" table:display="true" table:show-details="true"/>
                <table:data-pilot-member table:name="19" table:display="true" table:show-details="true"/>
                <table:data-pilot-member table:name="19.2" table:display="true" table:show-details="true"/>
                <table:data-pilot-member table:name="19.2711" table:display="true" table:show-details="true"/>
                <table:data-pilot-member table:name="19.2794" table:display="true" table:show-details="true"/>
                <table:data-pilot-member table:name="19.2948" table:display="true" table:show-details="true"/>
                <table:data-pilot-member table:name="19.4" table:display="true" table:show-details="true"/>
                <table:data-pilot-member table:name="19.4068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7953" table:display="true" table:show-details="true"/>
                <table:data-pilot-member table:name="19.9438" table:display="true" table:show-details="true"/>
                <table:data-pilot-member table:name="20" table:display="true" table:show-details="true"/>
                <table:data-pilot-member table:name="20.056" table:display="true" table:show-details="true"/>
                <table:data-pilot-member table:name="20.1077" table:display="true" table:show-details="true"/>
                <table:data-pilot-member table:name="20.186" table:display="true" table:show-details="true"/>
                <table:data-pilot-member table:name="20.2499" table:display="true" table:show-details="true"/>
                <table:data-pilot-member table:name="20.3659" table:display="true" table:show-details="true"/>
                <table:data-pilot-member table:name="20.4758" table:display="true" table:show-details="true"/>
                <table:data-pilot-member table:name="20.6" table:display="true" table:show-details="true"/>
                <table:data-pilot-member table:name="21" table:display="true" table:show-details="true"/>
                <table:data-pilot-member table:name="21.0255" table:display="true" table:show-details="true"/>
                <table:data-pilot-member table:name="21.0266" table:display="true" table:show-details="true"/>
                <table:data-pilot-member table:name="21.1607" table:display="true" table:show-details="true"/>
                <table:data-pilot-member table:name="21.2" table:display="true" table:show-details="true"/>
                <table:data-pilot-member table:name="21.2757" table:display="true" table:show-details="true"/>
                <table:data-pilot-member table:name="21.3" table:display="true" table:show-details="true"/>
                <table:data-pilot-member table:name="21.6038" table:display="true" table:show-details="true"/>
                <table:data-pilot-member table:name="21.6423" table:display="true" table:show-details="true"/>
                <table:data-pilot-member table:name="21.6826" table:display="true" table:show-details="true"/>
                <table:data-pilot-member table:name="21.8" table:display="true" table:show-details="true"/>
                <table:data-pilot-member table:name="21.8373" table:display="true" table:show-details="true"/>
                <table:data-pilot-member table:name="21.8558" table:display="true" table:show-details="true"/>
                <table:data-pilot-member table:name="21.8812" table:display="true" table:show-details="true"/>
                <table:data-pilot-member table:name="22.1263" table:display="true" table:show-details="true"/>
                <table:data-pilot-member table:name="22.2357" table:display="true" table:show-details="true"/>
                <table:data-pilot-member table:name="22.5102" table:display="true" table:show-details="true"/>
                <table:data-pilot-member table:name="22.6738" table:display="true" table:show-details="true"/>
                <table:data-pilot-member table:name="22.8" table:display="true" table:show-details="true"/>
                <table:data-pilot-member table:name="22.9784" table:display="true" table:show-details="true"/>
                <table:data-pilot-member table:name="23.0381" table:display="true" table:show-details="true"/>
                <table:data-pilot-member table:name="23.0587" table:display="true" table:show-details="true"/>
                <table:data-pilot-member table:name="23.0922" table:display="true" table:show-details="true"/>
                <table:data-pilot-member table:name="23.2" table:display="true" table:show-details="true"/>
                <table:data-pilot-member table:name="23.3134" table:display="true" table:show-details="true"/>
                <table:data-pilot-member table:name="23.3398" table:display="true" table:show-details="true"/>
                <table:data-pilot-member table:name="23.393" table:display="true" table:show-details="true"/>
                <table:data-pilot-member table:name="23.4079" table:display="true" table:show-details="true"/>
                <table:data-pilot-member table:name="23.8" table:display="true" table:show-details="true"/>
                <table:data-pilot-member table:name="24.0361" table:display="true" table:show-details="true"/>
                <table:data-pilot-member table:name="24.1" table:display="true" table:show-details="true"/>
                <table:data-pilot-member table:name="24.4577" table:display="true" table:show-details="true"/>
                <table:data-pilot-member table:name="24.5" table:display="true" table:show-details="true"/>
                <table:data-pilot-member table:name="24.5002" table:display="true" table:show-details="true"/>
                <table:data-pilot-member table:name="24.5012" table:display="true" table:show-details="true"/>
                <table:data-pilot-member table:name="24.7388" table:display="true" table:show-details="true"/>
                <table:data-pilot-member table:name="25.1161" table:display="true" table:show-details="true"/>
                <table:data-pilot-member table:name="25.1443" table:display="true" table:show-details="true"/>
                <table:data-pilot-member table:name="25.2" table:display="true" table:show-details="true"/>
                <table:data-pilot-member table:name="25.2693" table:display="true" table:show-details="true"/>
                <table:data-pilot-member table:name="25.2826" table:display="true" table:show-details="true"/>
                <table:data-pilot-member table:name="25.4" table:display="true" table:show-details="true"/>
                <table:data-pilot-member table:name="25.9626" table:display="true" table:show-details="true"/>
                <table:data-pilot-member table:name="25.9729" table:display="true" table:show-details="true"/>
                <table:data-pilot-member table:name="26.1884" table:display="true" table:show-details="true"/>
                <table:data-pilot-member table:name="26.2" table:display="true" table:show-details="true"/>
                <table:data-pilot-member table:name="26.2618" table:display="true" table:show-details="true"/>
                <table:data-pilot-member table:name="26.4" table:display="true" table:show-details="true"/>
                <table:data-pilot-member table:name="26.4792" table:display="true" table:show-details="true"/>
                <table:data-pilot-member table:name="26.5" table:display="true" table:show-details="true"/>
                <table:data-pilot-member table:name="26.6008" table:display="true" table:show-details="true"/>
                <table:data-pilot-member table:name="27.1197" table:display="true" table:show-details="true"/>
                <table:data-pilot-member table:name="27.238" table:display="true" table:show-details="true"/>
                <table:data-pilot-member table:name="27.4" table:display="true" table:show-details="true"/>
                <table:data-pilot-member table:name="27.5784" table:display="true" table:show-details="true"/>
                <table:data-pilot-member table:name="27.7257" table:display="true" table:show-details="true"/>
                <table:data-pilot-member table:name="27.8" table:display="true" table:show-details="true"/>
                <table:data-pilot-member table:name="27.834" table:display="true" table:show-details="true"/>
                <table:data-pilot-member table:name="28" table:display="true" table:show-details="true"/>
                <table:data-pilot-member table:name="28.0036" table:display="true" table:show-details="true"/>
                <table:data-pilot-member table:name="28.0821" table:display="true" table:show-details="true"/>
                <table:data-pilot-member table:name="28.1" table:display="true" table:show-details="true"/>
                <table:data-pilot-member table:name="28.2" table:display="true" table:show-details="true"/>
                <table:data-pilot-member table:name="28.2557" table:display="true" table:show-details="true"/>
                <table:data-pilot-member table:name="28.6" table:display="true" table:show-details="true"/>
                <table:data-pilot-member table:name="28.6914" table:display="true" table:show-details="true"/>
                <table:data-pilot-member table:name="28.9679" table:display="true" table:show-details="true"/>
                <table:data-pilot-member table:name="29" table:display="true" table:show-details="true"/>
                <table:data-pilot-member table:name="29.0522" table:display="true" table:show-details="true"/>
                <table:data-pilot-member table:name="29.2" table:display="true" table:show-details="true"/>
                <table:data-pilot-member table:name="29.218" table:display="true" table:show-details="true"/>
                <table:data-pilot-member table:name="29.335" table:display="true" table:show-details="true"/>
                <table:data-pilot-member table:name="29.4" table:display="true" table:show-details="true"/>
                <table:data-pilot-member table:name="29.5051" table:display="true" table:show-details="true"/>
                <table:data-pilot-member table:name="29.568" table:display="true" table:show-details="true"/>
                <table:data-pilot-member table:name="29.6" table:display="true" table:show-details="true"/>
                <table:data-pilot-member table:name="29.8359" table:display="true" table:show-details="true"/>
                <table:data-pilot-member table:name="30.5" table:display="true" table:show-details="true"/>
                <table:data-pilot-member table:name="30.5066" table:display="true" table:show-details="true"/>
                <table:data-pilot-member table:name="30.8" table:display="true" table:show-details="true"/>
                <table:data-pilot-member table:name="30.9832" table:display="true" table:show-details="true"/>
                <table:data-pilot-member table:name="31.0799" table:display="true" table:show-details="true"/>
                <table:data-pilot-member table:name="31.2" table:display="true" table:show-details="true"/>
                <table:data-pilot-member table:name="32.311" table:display="true" table:show-details="true"/>
                <table:data-pilot-member table:name="32.4" table:display="true" table:show-details="true"/>
                <table:data-pilot-member table:name="32.4439" table:display="true" table:show-details="true"/>
                <table:data-pilot-member table:name="32.5127" table:display="true" table:show-details="true"/>
                <table:data-pilot-member table:name="32.8" table:display="true" table:show-details="true"/>
                <table:data-pilot-member table:name="32.9159" table:display="true" table:show-details="true"/>
                <table:data-pilot-member table:name="33" table:display="true" table:show-details="true"/>
                <table:data-pilot-member table:name="34.454" table:display="true" table:show-details="true"/>
                <table:data-pilot-member table:name="34.4792" table:display="true" table:show-details="true"/>
                <table:data-pilot-member table:name="35" table:display="true" table:show-details="true"/>
                <table:data-pilot-member table:name="36.3413" table:display="true" table:show-details="true"/>
                <table:data-pilot-member table:name="36.4" table:display="true" table:show-details="true"/>
                <table:data-pilot-member table:name="36.825" table:display="true" table:show-details="true"/>
                <table:data-pilot-member table:name="36.8769" table:display="true" table:show-details="true"/>
                <table:data-pilot-member table:name="37.1" table:display="true" table:show-details="true"/>
                <table:data-pilot-member table:name="37.4" table:display="true" table:show-details="true"/>
                <table:data-pilot-member table:name="37.5488" table:display="true" table:show-details="true"/>
                <table:data-pilot-member table:name="37.9235" table:display="true" table:show-details="true"/>
                <table:data-pilot-member table:name="38" table:display="true" table:show-details="true"/>
                <table:data-pilot-member table:name="39.4" table:display="true" table:show-details="true"/>
                <table:data-pilot-member table:name="39.6" table:display="true" table:show-details="true"/>
                <table:data-pilot-member table:name="39.7" table:display="true" table:show-details="true"/>
                <table:data-pilot-member table:name="40.1692" table:display="true" table:show-details="true"/>
                <table:data-pilot-member table:name="41.5043" table:display="true" table:show-details="true"/>
                <table:data-pilot-member table:name="42.16" table:display="true" table:show-details="true"/>
                <table:data-pilot-member table:name="42.6" table:display="true" table:show-details="true"/>
                <table:data-pilot-member table:name="43" table:display="true" table:show-details="true"/>
                <table:data-pilot-member table:name="43.2" table:display="true" table:show-details="true"/>
                <table:data-pilot-member table:name="43.4883" table:display="true" table:show-details="true"/>
                <table:data-pilot-member table:name="44.5" table:display="true" table:show-details="true"/>
                <table:data-pilot-member table:name="44.8" table:display="true" table:show-details="true"/>
                <table:data-pilot-member table:name="45.7" table:display="true" table:show-details="true"/>
                <table:data-pilot-member table:name="46.8" table:display="true" table:show-details="true"/>
                <table:data-pilot-member table:name="46.9351" table:display="true" table:show-details="true"/>
                <table:data-pilot-member table:name="47" table:display="true" table:show-details="true"/>
                <table:data-pilot-member table:name="47.1128" table:display="true" table:show-details="true"/>
                <table:data-pilot-member table:name="47.6" table:display="true" table:show-details="true"/>
                <table:data-pilot-member table:name="47.8" table:display="true" table:show-details="true"/>
                <table:data-pilot-member table:name="47.9299" table:display="true" table:show-details="true"/>
                <table:data-pilot-member table:name="48.2" table:display="true" table:show-details="true"/>
                <table:data-pilot-member table:name="48.4" table:display="true" table:show-details="true"/>
                <table:data-pilot-member table:name="48.5" table:display="true" table:show-details="true"/>
                <table:data-pilot-member table:name="48.9" table:display="true" table:show-details="true"/>
                <table:data-pilot-member table:name="49" table:display="true" table:show-details="true"/>
                <table:data-pilot-member table:name="49.032" table:display="true" table:show-details="true"/>
                <table:data-pilot-member table:name="49.2" table:display="true" table:show-details="true"/>
                <table:data-pilot-member table:name="50" table:display="true" table:show-details="true"/>
                <table:data-pilot-member table:name="50.1558" table:display="true" table:show-details="true"/>
                <table:data-pilot-member table:name="50.2" table:display="true" table:show-details="true"/>
                <table:data-pilot-member table:name="50.3329" table:display="true" table:show-details="true"/>
                <table:data-pilot-member table:name="50.8" table:display="true" table:show-details="true"/>
                <table:data-pilot-member table:name="51" table:display="true" table:show-details="true"/>
                <table:data-pilot-member table:name="51.4" table:display="true" table:show-details="true"/>
                <table:data-pilot-member table:name="51.54644" table:display="true" table:show-details="true"/>
                <table:data-pilot-member table:name="51.8" table:display="true" table:show-details="true"/>
                <table:data-pilot-member table:name="52.1" table:display="true" table:show-details="true"/>
                <table:data-pilot-member table:name="52.2" table:display="true" table:show-details="true"/>
                <table:data-pilot-member table:name="52.87906" table:display="true" table:show-details="true"/>
                <table:data-pilot-member table:name="53.6" table:display="true" table:show-details="true"/>
                <table:data-pilot-member table:name="54.4" table:display="true" table:show-details="true"/>
                <table:data-pilot-member table:name="54.8" table:display="true" table:show-details="true"/>
                <table:data-pilot-member table:name="58.2621" table:display="true" table:show-details="true"/>
                <table:data-pilot-member table:name="58.4814" table:display="true" table:show-details="true"/>
                <table:data-pilot-member table:name="59.5157" table:display="true" table:show-details="true"/>
                <table:data-pilot-member table:name="60.6637" table:display="true" table:show-details="true"/>
                <table:data-pilot-member table:name="62" table:display="true" table:show-details="true"/>
                <table:data-pilot-member table:name="63.702" table:display="true" table:show-details="true"/>
                <table:data-pilot-member table:name="64.2" table:display="true" table:show-details="true"/>
                <table:data-pilot-member table:name="64.6778" table:display="true" table:show-details="true"/>
                <table:data-pilot-member table:name="67.817" table:display="true" table:show-details="true"/>
                <table:data-pilot-member table:name="68.3873" table:display="true" table:show-details="true"/>
                <table:data-pilot-member table:name="72" table:display="true" table:show-details="true"/>
                <table:data-pilot-member table:name="72.4" table:display="true" table:show-details="true"/>
                <table:data-pilot-member table:name="72.6" table:display="true" table:show-details="true"/>
                <table:data-pilot-member table:name="74.8173" table:display="true" table:show-details="true"/>
                <table:data-pilot-member table:name="75" table:display="true" table:show-details="true"/>
                <table:data-pilot-member table:name="78" table:display="true" table:show-details="true"/>
                <table:data-pilot-member table:name="80.043" table:display="true" table:show-details="true"/>
                <table:data-pilot-member table:name="80.1" table:display="true" table:show-details="true"/>
                <table:data-pilot-member table:name="80.6" table:display="true" table:show-details="true"/>
                <table:data-pilot-member table:name="83.5" table:display="true" table:show-details="true"/>
                <table:data-pilot-member table:name="84.1" table:display="true" table:show-details="true"/>
                <table:data-pilot-member table:name="85.0712" table:display="true" table:show-details="true"/>
                <table:data-pilot-member table:name="86.6289" table:display="true" table:show-details="true"/>
                <table:data-pilot-member table:name="92.8" table:display="true" table:show-details="true"/>
                <table:data-pilot-member table:name="93.5656" table:display="true" table:show-details="true"/>
                <table:data-pilot-member table:name="94.6417" table:display="true" table:show-details="true"/>
                <table:data-pilot-member table:name="97.6" table:display="true" table:show-details="true"/>
                <table:data-pilot-member table:name="98.1333" table:display="true" table:show-details="true"/>
                <table:data-pilot-member table:name="100.3" table:display="true" table:show-details="true"/>
                <table:data-pilot-member table:name="105.5316" table:display="true" table:show-details="true"/>
                <table:data-pilot-member table:name="105.7186" table:display="true" table:show-details="true"/>
                <table:data-pilot-member table:name="109.7881" table:display="true" table:show-details="true"/>
                <table:data-pilot-member table:name="110.3373" table:display="true" table:show-details="true"/>
                <table:data-pilot-member table:name="112.4505" table:display="true" table:show-details="true"/>
                <table:data-pilot-member table:name="124.0263" table:display="true" table:show-details="true"/>
                <table:data-pilot-member table:name="124.4273" table:display="true" table:show-details="true"/>
                <table:data-pilot-member table:name="125.7" table:display="true" table:show-details="true"/>
                <table:data-pilot-member table:name="126.8" table:display="true" table:show-details="true"/>
                <table:data-pilot-member table:name="127" table:display="true" table:show-details="true"/>
                <table:data-pilot-member table:name="138.0889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l_20_tabeli_20_przestawnej" style:display-name="Tytul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1/12/2015</text:date>, <text:time>11:43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ivot" style:display-name="PageStyle_piv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1821" meta:object-count="0"/>
    <meta:generator>OpenOffice/4.0.1$Win32 OpenOffice.org_project/401m5$Build-9714</meta:generator>
  </office:meta>
</office:document-meta>
</file>